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fo:color="#00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/>
    </style:style>
    <style:style style:name="ce11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="thin solid #969696" style:vertical-align="middle" style:cell-protect="none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style:cell-protect="hidden-and-protected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style:cell-protect="hidden-and-protected"/>
      <style:text-properties fo:color="#FFFFFF"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transparent" style:cell-protect="protected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cell-protect="protected"/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cell-protect="protected"/>
      <style:text-properties style:font-name="Verdana" style:font-name-asian="Verdana" style:font-name-complex="Verdana" style:font-family-generic="swiss"/>
    </style:style>
    <style:style style:name="ce2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0">
      <style:table-cell-properties fo:border="thin solid #969696" style:vertical-align="middle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>
      <style:table-cell-properties fo:border="thin solid #969696" style:vertical-align="middle" style:cell-protect="protected"/>
      <style:text-properties style:font-name="Verdana" style:font-name-asian="Verdana" style:font-name-complex="Verdana" style:font-family-generic="swiss"/>
    </style:style>
    <style:style style:name="ce25" style:family="table-cell" style:parent-style-name="Default" style:data-style-name="N0">
      <style:table-cell-properties style:vertical-align="middle" style:cell-protect="protected"/>
      <style:text-properties style:font-name="Verdana" style:font-name-asian="Verdana" style:font-name-complex="Verdana" style:font-family-generic="swiss"/>
    </style:style>
    <style:style style:name="ce26" style:family="table-cell" style:parent-style-name="Default" style:data-style-name="N0">
      <style:table-cell-properties style:cell-protect="protected"/>
      <style:text-properties fo:color="#969696" style:font-name="Verdana" style:font-name-asian="Verdana" style:font-name-complex="Verdana" style:font-family-generic="swiss"/>
    </style:style>
    <style:style style:name="ce27" style:family="table-cell" style:parent-style-name="Default" style:data-style-name="N0">
      <style:table-cell-properties fo:border="thin solid #969696" style:vertical-align="middle" style:cell-protect="protected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29" style:family="table-cell" style:parent-style-name="Default" style:data-style-name="N0">
      <style:table-cell-properties style:vertical-align="middle" style:cell-protect="protected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middle" style:cell-protect="protected"/>
      <style:text-properties fo:color="#FFFFFF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middle" style:cell-protect="protected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CCFF" style:cell-protect="protected" style:repeat-content="false"/>
      <style:paragraph-properties fo:text-align="end" fo:margin-right="0cm"/>
      <style:text-properties fo:color="#FFFFFF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transparent" style:cell-protect="protected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38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40" style:family="table-cell" style:parent-style-name="Default" style:data-style-name="N0">
      <style:table-cell-properties style:cell-protect="protected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41" style:family="table-cell" style:parent-style-name="Default" style:data-style-name="N0">
      <style:table-cell-properties fo:background-color="#FFFFFF" style:cell-protect="protected"/>
      <style:text-properties fo:color="#FFFFFF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CCFF" style:cell-protect="protected"/>
      <style:text-properties style:font-name="Verdana" style:font-name-asian="Verdana" style:font-name-complex="Verdana" style:font-family-generic="swiss"/>
    </style:style>
    <style:style style:name="ce4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/>
      <style:text-properties style:font-name="Verdana" style:font-name-asian="Verdana" style:font-name-complex="Verdana" style:font-family-generic="swiss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FF" style:font-name="Verdana" style:font-name-asian="Verdana" style:font-name-complex="Verdana" style:font-family-generic="swiss"/>
    </style:style>
    <style:style style:name="ce4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FF" style:font-name="Verdana" style:font-name-asian="Verdana" style:font-name-complex="Verdana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/>
      <style:text-properties style:font-name="Verdana" style:font-name-asian="Verdana" style:font-name-complex="Verdana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FF" style:font-name="Verdana" style:font-name-asian="Verdana" style:font-name-complex="Verdana" style:font-family-generic="swiss"/>
    </style:style>
    <style:style style:name="ce5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/>
      <style:text-properties style:font-name="Verdana" style:font-name-asian="Verdana" style:font-name-complex="Verdana" style:font-family-generic="swiss"/>
    </style:style>
    <style:style style:name="ce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color="#0000FF" style:font-name="Verdana" style:font-name-asian="Verdana" style:font-name-complex="Verdana" style:font-family-generic="swiss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339966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99CCFF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top" style:rotation-angle="90"/>
    </style:style>
    <style:style style:name="ce72" style:family="table-cell" style:parent-style-name="Default" style:data-style-name="N0">
      <style:table-cell-properties style:vertical-align="top"/>
    </style:style>
    <style:style style:name="ce73" style:family="table-cell" style:parent-style-name="Default" style:data-style-name="N0">
      <style:text-properties fo:color="#FFFFFF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style:font-family-generic="swiss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76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style:font-family-generic="swiss"/>
    </style:style>
    <style:style style:name="ce77" style:family="table-cell" style:parent-style-name="Default" style:data-style-name="N0">
      <style:table-cell-properties fo:border="thin solid #000000" style:vertical-align="top" fo:background-color="#99CCFF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78" style:family="table-cell" style:parent-style-name="Hyperlink" style:data-style-name="N0">
      <style:table-cell-properties style:vertical-align="top" style:rotation-angle="90"/>
      <style:text-properties fo:color="#0000FF" style:text-underline-style="solid" style:text-underline-type="single"/>
    </style:style>
    <style:style style:name="ce79" style:family="table-cell" style:parent-style-name="Hyperlink" style:data-style-name="N0">
      <style:table-cell-properties style:vertical-align="top" style:rotation-angle="90"/>
      <style:text-properties fo:color="#0000FF" style:font-name="Verdana" style:font-name-asian="Verdana" style:font-name-complex="Verdana" style:text-underline-style="solid" style:text-underline-type="single" style:font-family-generic="swiss"/>
    </style:style>
    <style:style style:name="ce80" style:family="table-cell" style:parent-style-name="Default" style:data-style-name="N0">
      <style:table-cell-properties style:cell-protect="protected"/>
      <style:text-properties fo:color="#FF0000" style:font-name="Verdana" style:font-name-asian="Verdana" style:font-name-complex="Verdana" style:font-family-generic="swiss"/>
    </style:style>
    <style:style style:name="ce81" style:family="table-cell" style:parent-style-name="Hyperlink" style:data-style-name="N0">
      <style:table-cell-properties fo:border="thin solid #969696" style:vertical-align="middle" style:cell-protect="none"/>
      <style:text-properties fo:color="#0000FF" style:text-underline-style="solid" style:text-underline-type="single"/>
    </style:style>
    <style:style style:name="ce8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color="#000080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9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0.714375cm"/>
    </style:style>
    <style:style style:name="co14" style:family="table-column">
      <style:table-column-properties fo:break-before="auto" style:column-width="2.0108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4pt" style:use-optimal-row-height="false" fo:break-before="auto"/>
    </style:style>
    <style:style style:name="ro6" style:family="table-row">
      <style:table-row-properties style:row-height="99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42.7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8pt" style:use-optimal-row-height="false" fo:break-before="auto"/>
    </style:style>
    <style:style style:name="ro14" style:family="table-row">
      <style:table-row-properties style:row-height="3pt" style:use-optimal-row-height="false" fo:break-before="auto"/>
    </style:style>
    <style:style style:name="ro15" style:family="table-row">
      <style:table-row-properties style:row-height="5.25pt" style:use-optimal-row-height="false" fo:break-before="auto"/>
    </style:style>
    <style:style style:name="ro16" style:family="table-row">
      <style:table-row-properties style:row-height="0.75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43.5pt" style:use-optimal-row-height="false" fo:break-before="auto"/>
    </style:style>
    <style:style style:name="ro19" style:family="table-row">
      <style:table-row-properties style:row-height="130pt" style:use-optimal-row-height="false" fo:break-before="auto"/>
    </style:style>
    <style:style style:name="ro20" style:family="table-row">
      <style:table-row-properties style:row-height="30.75pt" style:use-optimal-row-height="false" fo:break-before="auto"/>
    </style:style>
    <style:style style:name="ro21" style:family="table-row">
      <style:table-row-properties style:row-height="75pt" style:use-optimal-row-height="false" fo:break-before="auto"/>
    </style:style>
    <style:style style:name="ro22" style:family="table-row">
      <style:table-row-properties style:row-height="18pt" style:use-optimal-row-height="true" fo:break-before="auto"/>
    </style:style>
    <style:style style:name="ro23" style:family="table-row">
      <style:table-row-properties style:row-height="33.75pt" style:use-optimal-row-height="false" fo:break-before="auto"/>
    </style:style>
    <style:style style:name="ro24" style:family="table-row">
      <style:table-row-properties style:row-height="5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1">
      <style:table-properties table:display="false" style:writing-mode="lr-tb"/>
    </style:style>
    <style:style style:name="ta4" style:family="table" style:master-page-name="mp3">
      <style:table-properties table:display="false" style:writing-mode="lr-tb"/>
    </style:style>
    <style:style style:name="ta5" style:family="table" style:master-page-name="mp4">
      <style:table-properties table:display="false" style:writing-mode="lr-tb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/>
    </style:style>
    <style:style style:family="text" style:name="a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/>
    </style:style>
    <style:style style:family="text" style:name="a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">
      <style:graphic-properties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/>
    </style:style>
    <style:style style:family="graphic" style:name="a8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6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">
      <style:graphic-properties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5">
      <style:graphic-properties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">
      <style:graphic-properties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0">
      <style:graphic-properties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graphic" style:name="a18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>
      <style:graphic-properties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">
      <style:graphic-properties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45">
      <style:graphic-properties/>
    </style:style>
    <style:style style:family="text" style:name="a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">
      <style:graphic-properties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no-wrap" fo:padding-top="0.025in" fo:padding-bottom="0in" fo:padding-left="0.03in" fo:padding-right="0.0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0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/>
    </style:style>
    <style:style style:family="text" style:name="a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/>
    </style:style>
    <style:style style:family="text" style:name="a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text-length()&lt;=20">
          <table:help-message table:display="true"/>
          <table:error-message table:title="field settings" table:display="true">
            <text:p>Please ensure your entry is no longer than 25 characters</text:p>
          </table:error-message>
        </table:content-validation>
        <table:content-validation table:name="val2" table:condition="of:cell-content-text-length()&lt;=10">
          <table:help-message table:display="true"/>
          <table:error-message table:title="field settings" table:display="true">
            <text:p>Please ensure your entry is no more than 10 characters</text:p>
          </table:error-message>
        </table:content-validation>
      </table:content-validations>
      <table:table table:name="COMPETENCIES" table:style-name="ta1" table:protected="true">
        <table:table-column table:style-name="co1" table:default-cell-style-name="ce21"/>
        <table:table-column table:style-name="co2" table:default-cell-style-name="ce21"/>
        <table:table-column table:style-name="co1" table:number-columns-repeated="16382" table:default-cell-style-name="ce21"/>
        <table:table-row table:style-name="ro1">
          <table:table-cell office:value-type="string" table:number-columns-spanned="2" table:number-rows-spanned="1" table:style-name="ce88">
            <text:p>COMPETENCIE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89">
            <text:p>Please enter up to 12 competencies in the cells below:</text:p>
          </table:table-cell>
          <table:covered-table-cell/>
          <table:table-cell table:number-columns-repeated="16382"/>
        </table:table-row>
        <table:table-row table:style-name="ro3">
          <table:table-cell office:value-type="float" office:value="1" table:style-name="ce23">
            <text:p>1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2" table:style-name="ce23">
            <text:p>2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3" table:style-name="ce23">
            <text:p>3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4" table:style-name="ce23">
            <text:p>4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5" table:style-name="ce23">
            <text:p>5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6" table:style-name="ce23">
            <text:p>6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7" table:style-name="ce23">
            <text:p>7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8" table:style-name="ce23">
            <text:p>8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9" table:style-name="ce23">
            <text:p>9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10" table:style-name="ce23">
            <text:p>10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11" table:style-name="ce23">
            <text:p>11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3">
          <table:table-cell office:value-type="float" office:value="12" table:style-name="ce23">
            <text:p>12</text:p>
          </table:table-cell>
          <table:table-cell table:content-validation-name="val1" table:style-name="ce12"/>
          <table:table-cell table:number-columns-repeated="16382" table:style-name="ce25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6">
            <text:p>Please note: each entry must be no longer than 20 characters</text:p>
          </table:table-cell>
          <table:table-cell table:number-columns-repeated="16383" table:style-name="ce21"/>
        </table:table-row>
        <table:table-row table:style-name="ro4">
          <table:table-cell table:number-columns-repeated="2" table:style-name="ce80"/>
          <table:table-cell table:number-columns-repeated="16382"/>
        </table:table-row>
        <table:table-row table:style-name="ro4">
          <table:table-cell office:value-type="float" office:value="0" table:formula="of:=COUNTA([.B3:.B14])" table:style-name="ce14">
            <text:p>0</text:p>
          </table:table-cell>
          <table:table-cell office:value-type="string" table:style-name="ce14">
            <text:p>ENTRY COUNT</text:p>
          </table:table-cell>
          <table:table-cell table:number-columns-repeated="16382"/>
        </table:table-row>
        <table:table-row table:style-name="ro4">
          <table:table-cell office:value-type="float" office:value="0" table:formula="of:=VLOOKUP([.A18];[.A20:.B31];2;FALSE)" table:style-name="ce14">
            <text:p>#N/A</text:p>
          </table:table-cell>
          <table:table-cell office:value-type="string" table:style-name="ce14">
            <text:p>COLUMN WIDTH</text:p>
          </table:table-cell>
          <table:table-cell table:number-columns-repeated="16382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float" office:value="129" table:style-name="ce14">
            <text:p>129</text:p>
          </table:table-cell>
          <table:table-cell table:number-columns-repeated="16382"/>
        </table:table-row>
        <table:table-row table:style-name="ro4">
          <table:table-cell office:value-type="float" office:value="2" table:style-name="ce14">
            <text:p>2</text:p>
          </table:table-cell>
          <table:table-cell office:value-type="float" office:value="129" table:style-name="ce14">
            <text:p>129</text:p>
          </table:table-cell>
          <table:table-cell table:number-columns-repeated="16382"/>
        </table:table-row>
        <table:table-row table:style-name="ro4">
          <table:table-cell office:value-type="float" office:value="3" table:style-name="ce14">
            <text:p>3</text:p>
          </table:table-cell>
          <table:table-cell office:value-type="float" office:value="64.2" table:style-name="ce14">
            <text:p>64.2</text:p>
          </table:table-cell>
          <table:table-cell table:number-columns-repeated="16382"/>
        </table:table-row>
        <table:table-row table:style-name="ro4">
          <table:table-cell office:value-type="float" office:value="4" table:style-name="ce14">
            <text:p>4</text:p>
          </table:table-cell>
          <table:table-cell office:value-type="float" office:value="42.5" table:style-name="ce14">
            <text:p>42.5</text:p>
          </table:table-cell>
          <table:table-cell table:number-columns-repeated="16382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float" office:value="31.79" table:style-name="ce14">
            <text:p>31.79</text:p>
          </table:table-cell>
          <table:table-cell table:number-columns-repeated="16382"/>
        </table:table-row>
        <table:table-row table:style-name="ro4">
          <table:table-cell office:value-type="float" office:value="6" table:style-name="ce14">
            <text:p>6</text:p>
          </table:table-cell>
          <table:table-cell office:value-type="float" office:value="25.3" table:style-name="ce14">
            <text:p>25.3</text:p>
          </table:table-cell>
          <table:table-cell table:number-columns-repeated="16382"/>
        </table:table-row>
        <table:table-row table:style-name="ro4">
          <table:table-cell office:value-type="float" office:value="7" table:style-name="ce14">
            <text:p>7</text:p>
          </table:table-cell>
          <table:table-cell office:value-type="float" office:value="20.9" table:style-name="ce14">
            <text:p>20.9</text:p>
          </table:table-cell>
          <table:table-cell table:number-columns-repeated="16382"/>
        </table:table-row>
        <table:table-row table:style-name="ro4">
          <table:table-cell office:value-type="float" office:value="8" table:style-name="ce14">
            <text:p>8</text:p>
          </table:table-cell>
          <table:table-cell office:value-type="float" office:value="17.8" table:style-name="ce14">
            <text:p>17.8</text:p>
          </table:table-cell>
          <table:table-cell table:number-columns-repeated="16382"/>
        </table:table-row>
        <table:table-row table:style-name="ro4">
          <table:table-cell office:value-type="float" office:value="9" table:style-name="ce14">
            <text:p>9</text:p>
          </table:table-cell>
          <table:table-cell office:value-type="float" office:value="15.45" table:style-name="ce14">
            <text:p>15.45</text:p>
          </table:table-cell>
          <table:table-cell table:number-columns-repeated="16382"/>
        </table:table-row>
        <table:table-row table:style-name="ro4">
          <table:table-cell office:value-type="float" office:value="10" table:style-name="ce14">
            <text:p>10</text:p>
          </table:table-cell>
          <table:table-cell office:value-type="float" office:value="13.7" table:style-name="ce14">
            <text:p>13.7</text:p>
          </table:table-cell>
          <table:table-cell table:number-columns-repeated="16382"/>
        </table:table-row>
        <table:table-row table:style-name="ro4">
          <table:table-cell office:value-type="float" office:value="11" table:style-name="ce14">
            <text:p>11</text:p>
          </table:table-cell>
          <table:table-cell office:value-type="float" office:value="12.3" table:style-name="ce14">
            <text:p>12.3</text:p>
          </table:table-cell>
          <table:table-cell table:number-columns-repeated="16382"/>
        </table:table-row>
        <table:table-row table:style-name="ro4">
          <table:table-cell office:value-type="float" office:value="12" table:style-name="ce14">
            <text:p>12</text:p>
          </table:table-cell>
          <table:table-cell office:value-type="float" office:value="11.07" table:style-name="ce14">
            <text:p>11.07</text:p>
          </table:table-cell>
          <table:table-cell table:number-columns-repeated="16382"/>
        </table:table-row>
        <table:table-row table:number-rows-repeated="3" table:style-name="ro4">
          <table:table-cell table:number-columns-repeated="2" table:style-name="ce80"/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PARTICIPANTS" table:style-name="ta1" table:protected="true">
        <table:table-column table:style-name="co1" table:default-cell-style-name="ce21"/>
        <table:table-column table:style-name="co3" table:number-columns-repeated="3" table:default-cell-style-name="ce21"/>
        <table:table-column table:style-name="co1" table:default-cell-style-name="ce13"/>
        <table:table-column table:style-name="co1" table:number-columns-repeated="16379" table:default-cell-style-name="ce21"/>
        <table:table-row table:style-name="ro1">
          <table:table-cell office:value-type="string" table:number-columns-spanned="4" table:number-rows-spanned="1" table:style-name="ce88">
            <text:p>PARTICIPANTS</text:p>
          </table:table-cell>
          <table:covered-table-cell table:number-columns-repeated="3"/>
          <table:table-cell table:style-name="ce13"/>
          <table:table-cell table:number-columns-repeated="16379"/>
        </table:table-row>
        <table:table-row table:style-name="ro2">
          <table:table-cell office:value-type="string" table:number-columns-spanned="4" table:number-rows-spanned="1" table:style-name="ce89">
            <text:p>Please enter the details of up to 20 participants/groups in the cells below:</text:p>
          </table:table-cell>
          <table:covered-table-cell table:number-columns-repeated="3"/>
          <table:table-cell table:style-name="ce13"/>
          <table:table-cell table:number-columns-repeated="16379"/>
        </table:table-row>
        <table:table-row table:style-name="ro5">
          <table:table-cell table:style-name="ce24"/>
          <table:table-cell office:value-type="string" table:style-name="ce27">
            <text:p>Name</text:p>
          </table:table-cell>
          <table:table-cell office:value-type="string" table:style-name="ce27">
            <text:p>Email</text:p>
          </table:table-cell>
          <table:table-cell office:value-type="string" table:style-name="ce27">
            <text:p>Phone</text:p>
          </table:table-cell>
          <table:table-cell table:style-name="ce14"/>
          <table:table-cell table:number-columns-repeated="16379"/>
        </table:table-row>
        <table:table-row table:style-name="ro5">
          <table:table-cell office:value-type="float" office:value="1" table:style-name="ce23">
            <text:p>1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2" table:style-name="ce23">
            <text:p>2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3" table:style-name="ce23">
            <text:p>3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4" table:style-name="ce23">
            <text:p>4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5" table:style-name="ce23">
            <text:p>5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6" table:style-name="ce23">
            <text:p>6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7" table:style-name="ce23">
            <text:p>7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8" table:style-name="ce23">
            <text:p>8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9" table:style-name="ce23">
            <text:p>9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0" table:style-name="ce23">
            <text:p>10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1" table:style-name="ce23">
            <text:p>11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2" table:style-name="ce23">
            <text:p>12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3" table:style-name="ce23">
            <text:p>13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4" table:style-name="ce23">
            <text:p>14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5" table:style-name="ce23">
            <text:p>15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6" table:style-name="ce23">
            <text:p>16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7" table:style-name="ce23">
            <text:p>17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8" table:style-name="ce23">
            <text:p>18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19" table:style-name="ce23">
            <text:p>19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5">
          <table:table-cell office:value-type="float" office:value="20" table:style-name="ce23">
            <text:p>20</text:p>
          </table:table-cell>
          <table:table-cell table:content-validation-name="val2" table:style-name="ce12"/>
          <table:table-cell table:style-name="ce81"/>
          <table:table-cell table:style-name="ce12"/>
          <table:table-cell table:style-name="ce1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6">
            <text:p>Please note: entries in the name field must be no longer than 10 characters</text:p>
          </table:table-cell>
          <table:table-cell table:number-columns-repeated="3" table:style-name="ce21"/>
          <table:table-cell table:style-name="ce13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office:string-value="hide" table:formula="of:=IF(COUNTA([COMPETENCIES.B3:.B14])&gt;0;IF(COUNTA([.B4:.B23])&gt;0;&quot;display&quot;;&quot;hide&quot;);&quot;hide&quot;)" table:style-name="ce14">
            <text:p>hide</text:p>
          </table:table-cell>
          <table:table-cell table:number-columns-repeated="3" table:style-name="ce21"/>
          <table:table-cell table:style-name="ce13"/>
          <table:table-cell table:number-columns-repeated="16379"/>
        </table:table-row>
        <table:table-row table:number-rows-repeated="1048549" table:style-name="ro4">
          <table:table-cell table:number-columns-repeated="16384"/>
        </table:table-row>
      </table:table>
      <table:table table:name="DATA" table:style-name="ta2">
        <table:table-column table:style-name="co4" table:default-cell-style-name="ce21"/>
        <table:table-column table:style-name="co3" table:default-cell-style-name="ce21"/>
        <table:table-column table:style-name="co5" table:number-columns-repeated="40" table:default-cell-style-name="ce21" table:visibility="collapse"/>
        <table:table-column table:style-name="co6" table:default-cell-style-name="ce21"/>
        <table:table-column table:style-name="co7" table:number-columns-repeated="3" table:default-cell-style-name="ce28"/>
        <table:table-column table:style-name="co1" table:number-columns-repeated="16338" table:default-cell-style-name="ce21"/>
        <table:table-row table:style-name="ro6" table:visibility="collapse">
          <table:table-cell office:value-type="string" table:style-name="ce21">
            <text:p>DATA</text:p>
          </table:table-cell>
          <table:table-cell table:number-columns-repeated="42" table:style-name="ce21"/>
          <table:table-cell table:number-columns-repeated="3" table:style-name="ce28"/>
          <table:table-cell table:number-columns-repeated="16338"/>
        </table:table-row>
        <table:table-row table:style-name="ro7">
          <table:table-cell table:style-name="ce29"/>
          <table:table-cell table:style-name="ce30"/>
          <table:table-cell office:value-type="string" table:number-columns-spanned="2" table:number-rows-spanned="1" table:style-name="ce92">
            <text:p>Group 1</text:p>
          </table:table-cell>
          <table:covered-table-cell/>
          <table:table-cell office:value-type="string" table:number-columns-spanned="2" table:number-rows-spanned="1" table:style-name="ce92">
            <text:p>Group 2</text:p>
          </table:table-cell>
          <table:covered-table-cell/>
          <table:table-cell office:value-type="string" table:number-columns-spanned="2" table:number-rows-spanned="1" table:style-name="ce92">
            <text:p>Group 3</text:p>
          </table:table-cell>
          <table:covered-table-cell/>
          <table:table-cell office:value-type="string" table:number-columns-spanned="2" table:number-rows-spanned="1" table:style-name="ce92">
            <text:p>Group 4</text:p>
          </table:table-cell>
          <table:covered-table-cell/>
          <table:table-cell office:value-type="string" table:number-columns-spanned="2" table:number-rows-spanned="1" table:style-name="ce92">
            <text:p>Group 5</text:p>
          </table:table-cell>
          <table:covered-table-cell/>
          <table:table-cell office:value-type="string" table:number-columns-spanned="2" table:number-rows-spanned="1" table:style-name="ce92">
            <text:p>Group 6</text:p>
          </table:table-cell>
          <table:covered-table-cell/>
          <table:table-cell office:value-type="string" table:number-columns-spanned="2" table:number-rows-spanned="1" table:style-name="ce92">
            <text:p>Group 7</text:p>
          </table:table-cell>
          <table:covered-table-cell/>
          <table:table-cell office:value-type="string" table:number-columns-spanned="2" table:number-rows-spanned="1" table:style-name="ce92">
            <text:p>Group 8</text:p>
          </table:table-cell>
          <table:covered-table-cell/>
          <table:table-cell office:value-type="string" table:number-columns-spanned="2" table:number-rows-spanned="1" table:style-name="ce92">
            <text:p>Group 9</text:p>
          </table:table-cell>
          <table:covered-table-cell/>
          <table:table-cell office:value-type="string" table:number-columns-spanned="2" table:number-rows-spanned="1" table:style-name="ce92">
            <text:p>Group 10</text:p>
          </table:table-cell>
          <table:covered-table-cell/>
          <table:table-cell office:value-type="string" table:number-columns-spanned="2" table:number-rows-spanned="1" table:style-name="ce92">
            <text:p>Group 11</text:p>
          </table:table-cell>
          <table:covered-table-cell/>
          <table:table-cell office:value-type="string" table:number-columns-spanned="2" table:number-rows-spanned="1" table:style-name="ce92">
            <text:p>Group 12</text:p>
          </table:table-cell>
          <table:covered-table-cell/>
          <table:table-cell office:value-type="string" table:number-columns-spanned="2" table:number-rows-spanned="1" table:style-name="ce92">
            <text:p>Group 13</text:p>
          </table:table-cell>
          <table:covered-table-cell/>
          <table:table-cell office:value-type="string" table:number-columns-spanned="2" table:number-rows-spanned="1" table:style-name="ce92">
            <text:p>Group 14</text:p>
          </table:table-cell>
          <table:covered-table-cell/>
          <table:table-cell office:value-type="string" table:number-columns-spanned="2" table:number-rows-spanned="1" table:style-name="ce92">
            <text:p>Group 15</text:p>
          </table:table-cell>
          <table:covered-table-cell/>
          <table:table-cell office:value-type="string" table:number-columns-spanned="2" table:number-rows-spanned="1" table:style-name="ce92">
            <text:p>Group 16</text:p>
          </table:table-cell>
          <table:covered-table-cell/>
          <table:table-cell office:value-type="string" table:number-columns-spanned="2" table:number-rows-spanned="1" table:style-name="ce92">
            <text:p>Group 17</text:p>
          </table:table-cell>
          <table:covered-table-cell/>
          <table:table-cell office:value-type="string" table:number-columns-spanned="2" table:number-rows-spanned="1" table:style-name="ce92">
            <text:p>Group 18</text:p>
          </table:table-cell>
          <table:covered-table-cell/>
          <table:table-cell office:value-type="string" table:number-columns-spanned="2" table:number-rows-spanned="1" table:style-name="ce92">
            <text:p>Group 19</text:p>
          </table:table-cell>
          <table:covered-table-cell/>
          <table:table-cell office:value-type="string" table:number-columns-spanned="2" table:number-rows-spanned="1" table:style-name="ce92">
            <text:p>Group 20</text:p>
          </table:table-cell>
          <table:covered-table-cell/>
          <table:table-cell table:number-columns-repeated="4" table:style-name="ce31"/>
          <table:table-cell table:number-columns-repeated="16338" table:style-name="ce29"/>
        </table:table-row>
        <table:table-row table:style-name="ro8">
          <table:table-cell table:style-name="ce32"/>
          <table:table-cell table:style-name="ce33"/>
          <table:table-cell office:value-type="string" office:string-value="UNUSEDP_1" table:formula="of:=IF([PARTICIPANTS.B4]=&quot;&quot;;&quot;UNUSEDP_1&quot;;[PARTICIPANTS.B4])" table:number-columns-spanned="2" table:number-rows-spanned="1" table:style-name="ce91">
            <text:p>UNUSEDP_1</text:p>
          </table:table-cell>
          <table:covered-table-cell/>
          <table:table-cell office:value-type="string" office:string-value="UNUSEDP_2" table:formula="of:=IF([PARTICIPANTS.B5]=&quot;&quot;;&quot;UNUSEDP_2&quot;;[PARTICIPANTS.B5])" table:number-columns-spanned="2" table:number-rows-spanned="1" table:style-name="ce91">
            <text:p>UNUSEDP_2</text:p>
          </table:table-cell>
          <table:covered-table-cell/>
          <table:table-cell office:value-type="string" office:string-value="UNUSEDP_3" table:formula="of:=IF([PARTICIPANTS.B6]=&quot;&quot;;&quot;UNUSEDP_3&quot;;[PARTICIPANTS.B6])" table:number-columns-spanned="2" table:number-rows-spanned="1" table:style-name="ce91">
            <text:p>UNUSEDP_3</text:p>
          </table:table-cell>
          <table:covered-table-cell/>
          <table:table-cell office:value-type="string" office:string-value="UNUSEDP_4" table:formula="of:=IF([PARTICIPANTS.B7]=&quot;&quot;;&quot;UNUSEDP_4&quot;;[PARTICIPANTS.B7])" table:number-columns-spanned="2" table:number-rows-spanned="1" table:style-name="ce91">
            <text:p>UNUSEDP_4</text:p>
          </table:table-cell>
          <table:covered-table-cell/>
          <table:table-cell office:value-type="string" office:string-value="UNUSEDP_5" table:formula="of:=IF([PARTICIPANTS.B8]=&quot;&quot;;&quot;UNUSEDP_5&quot;;[PARTICIPANTS.B8])" table:number-columns-spanned="2" table:number-rows-spanned="1" table:style-name="ce91">
            <text:p>UNUSEDP_5</text:p>
          </table:table-cell>
          <table:covered-table-cell/>
          <table:table-cell office:value-type="string" office:string-value="UNUSEDP_6" table:formula="of:=IF([PARTICIPANTS.B9]=&quot;&quot;;&quot;UNUSEDP_6&quot;;[PARTICIPANTS.B9])" table:number-columns-spanned="2" table:number-rows-spanned="1" table:style-name="ce91">
            <text:p>UNUSEDP_6</text:p>
          </table:table-cell>
          <table:covered-table-cell/>
          <table:table-cell office:value-type="string" office:string-value="UNUSEDP_7" table:formula="of:=IF([PARTICIPANTS.B10]=&quot;&quot;;&quot;UNUSEDP_7&quot;;[PARTICIPANTS.B10])" table:number-columns-spanned="2" table:number-rows-spanned="1" table:style-name="ce91">
            <text:p>UNUSEDP_7</text:p>
          </table:table-cell>
          <table:covered-table-cell/>
          <table:table-cell office:value-type="string" office:string-value="UNUSEDP_8" table:formula="of:=IF([PARTICIPANTS.B11]=&quot;&quot;;&quot;UNUSEDP_8&quot;;[PARTICIPANTS.B11])" table:number-columns-spanned="2" table:number-rows-spanned="1" table:style-name="ce91">
            <text:p>UNUSEDP_8</text:p>
          </table:table-cell>
          <table:covered-table-cell/>
          <table:table-cell office:value-type="string" office:string-value="UNUSEDP_9" table:formula="of:=IF([PARTICIPANTS.B12]=&quot;&quot;;&quot;UNUSEDP_9&quot;;[PARTICIPANTS.B12])" table:number-columns-spanned="2" table:number-rows-spanned="1" table:style-name="ce91">
            <text:p>UNUSEDP_9</text:p>
          </table:table-cell>
          <table:covered-table-cell/>
          <table:table-cell office:value-type="string" office:string-value="UNUSEDP_10" table:formula="of:=IF([PARTICIPANTS.B13]=&quot;&quot;;&quot;UNUSEDP_10&quot;;[PARTICIPANTS.B13])" table:number-columns-spanned="2" table:number-rows-spanned="1" table:style-name="ce91">
            <text:p>UNUSEDP_10</text:p>
          </table:table-cell>
          <table:covered-table-cell/>
          <table:table-cell office:value-type="string" office:string-value="UNUSEDP_11" table:formula="of:=IF([PARTICIPANTS.B14]=&quot;&quot;;&quot;UNUSEDP_11&quot;;[PARTICIPANTS.B14])" table:number-columns-spanned="2" table:number-rows-spanned="1" table:style-name="ce91">
            <text:p>UNUSEDP_11</text:p>
          </table:table-cell>
          <table:covered-table-cell/>
          <table:table-cell office:value-type="string" office:string-value="UNUSEDP_12" table:formula="of:=IF([PARTICIPANTS.B15]=&quot;&quot;;&quot;UNUSEDP_12&quot;;[PARTICIPANTS.B15])" table:number-columns-spanned="2" table:number-rows-spanned="1" table:style-name="ce91">
            <text:p>UNUSEDP_12</text:p>
          </table:table-cell>
          <table:covered-table-cell/>
          <table:table-cell office:value-type="string" office:string-value="UNUSEDP_13" table:formula="of:=IF([PARTICIPANTS.B16]=&quot;&quot;;&quot;UNUSEDP_13&quot;;[PARTICIPANTS.B16])" table:number-columns-spanned="2" table:number-rows-spanned="1" table:style-name="ce91">
            <text:p>UNUSEDP_13</text:p>
          </table:table-cell>
          <table:covered-table-cell/>
          <table:table-cell office:value-type="string" office:string-value="UNUSEDP_14" table:formula="of:=IF([PARTICIPANTS.B17]=&quot;&quot;;&quot;UNUSEDP_14&quot;;[PARTICIPANTS.B17])" table:number-columns-spanned="2" table:number-rows-spanned="1" table:style-name="ce91">
            <text:p>UNUSEDP_14</text:p>
          </table:table-cell>
          <table:covered-table-cell/>
          <table:table-cell office:value-type="string" office:string-value="UNUSEDP_15" table:formula="of:=IF([PARTICIPANTS.B18]=&quot;&quot;;&quot;UNUSEDP_15&quot;;[PARTICIPANTS.B18])" table:number-columns-spanned="2" table:number-rows-spanned="1" table:style-name="ce91">
            <text:p>UNUSEDP_15</text:p>
          </table:table-cell>
          <table:covered-table-cell/>
          <table:table-cell office:value-type="string" office:string-value="UNUSEDP_16" table:formula="of:=IF([PARTICIPANTS.B19]=&quot;&quot;;&quot;UNUSEDP_16&quot;;[PARTICIPANTS.B19])" table:number-columns-spanned="2" table:number-rows-spanned="1" table:style-name="ce91">
            <text:p>UNUSEDP_16</text:p>
          </table:table-cell>
          <table:covered-table-cell/>
          <table:table-cell office:value-type="string" office:string-value="UNUSEDP_17" table:formula="of:=IF([PARTICIPANTS.B20]=&quot;&quot;;&quot;UNUSEDP_17&quot;;[PARTICIPANTS.B20])" table:number-columns-spanned="2" table:number-rows-spanned="1" table:style-name="ce91">
            <text:p>UNUSEDP_17</text:p>
          </table:table-cell>
          <table:covered-table-cell/>
          <table:table-cell office:value-type="string" office:string-value="UNUSEDP_18" table:formula="of:=IF([PARTICIPANTS.B21]=&quot;&quot;;&quot;UNUSEDP_18&quot;;[PARTICIPANTS.B21])" table:number-columns-spanned="2" table:number-rows-spanned="1" table:style-name="ce91">
            <text:p>UNUSEDP_18</text:p>
          </table:table-cell>
          <table:covered-table-cell/>
          <table:table-cell office:value-type="string" office:string-value="UNUSEDP_19" table:formula="of:=IF([PARTICIPANTS.B22]=&quot;&quot;;&quot;UNUSEDP_19&quot;;[PARTICIPANTS.B22])" table:number-columns-spanned="2" table:number-rows-spanned="1" table:style-name="ce91">
            <text:p>UNUSEDP_19</text:p>
          </table:table-cell>
          <table:covered-table-cell/>
          <table:table-cell office:value-type="string" office:string-value="UNUSEDP_20" table:formula="of:=IF([PARTICIPANTS.B23]=&quot;&quot;;&quot;UNUSEDP_20&quot;;[PARTICIPANTS.B23])" table:number-columns-spanned="2" table:number-rows-spanned="1" table:style-name="ce91">
            <text:p>UNUSEDP_20</text:p>
          </table:table-cell>
          <table:covered-table-cell/>
          <table:table-cell table:style-name="ce15"/>
          <table:table-cell office:value-type="string" table:style-name="ce34">
            <text:p>low</text:p>
          </table:table-cell>
          <table:table-cell office:value-type="string" table:style-name="ce34">
            <text:p>high</text:p>
          </table:table-cell>
          <table:table-cell office:value-type="string" table:style-name="ce34">
            <text:p>Gap</text:p>
          </table:table-cell>
          <table:table-cell table:number-columns-repeated="16338" table:style-name="ce32"/>
        </table:table-row>
        <table:table-row table:style-name="ro9">
          <table:table-cell table:style-name="ce35"/>
          <table:table-cell office:value-type="string" table:style-name="ce36">
            <text:p>C=Current, T=Targe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office:value-type="string" table:style-name="ce16">
            <text:p>C</text:p>
          </table:table-cell>
          <table:table-cell office:value-type="string" table:style-name="ce17">
            <text:p>T</text:p>
          </table:table-cell>
          <table:table-cell table:number-columns-repeated="3" table:style-name="ce18"/>
          <table:table-cell table:style-name="ce37"/>
          <table:table-cell table:number-columns-repeated="16338" table:style-name="ce35"/>
        </table:table-row>
        <table:table-row table:style-name="ro2" table:visibility="collapse">
          <table:table-cell table:style-name="ce21"/>
          <table:table-cell office:value-type="float" office:value="0" table:formula="of:=[COMPETENCIES.B3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38"/>
          <table:table-cell office:value-type="float" office:value="0" table:formula="of:=MIN([.C5];[.E5];[.G5];[.I5];[.K5];[.M5];[.O5];[.Q5];[.S5];[.U5];[.W5];[.Y5];[.AA5];[.AC5];[.AE5];[.AG5];[.AI5];[.AK5];[.AM5];[.AO5])" table:style-name="ce39">
            <text:p>0</text:p>
          </table:table-cell>
          <table:table-cell office:value-type="float" office:value="0" table:formula="of:=MAX([.C5];[.E5];[.G5];[.I5];[.K5];[.M5];[.O5];[.Q5];[.S5];[.U5];[.W5];[.Y5];[.AA5];[.AC5];[.AE5];[.AG5];[.AI5];[.AK5];[.AM5];[.AO5])" table:style-name="ce39">
            <text:p>0</text:p>
          </table:table-cell>
          <table:table-cell office:value-type="float" office:value="0" table:formula="of:=[.AS5]-[.AR5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4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38"/>
          <table:table-cell office:value-type="float" office:value="0" table:formula="of:=MIN([.C6];[.E6];[.G6];[.I6];[.K6];[.M6];[.O6];[.Q6];[.S6];[.U6];[.W6];[.Y6];[.AA6];[.AC6];[.AE6];[.AG6];[.AI6];[.AK6];[.AM6];[.AO6])" table:style-name="ce39">
            <text:p>0</text:p>
          </table:table-cell>
          <table:table-cell office:value-type="float" office:value="0" table:formula="of:=MAX([.C6];[.E6];[.G6];[.I6];[.K6];[.M6];[.O6];[.Q6];[.S6];[.U6];[.W6];[.Y6];[.AA6];[.AC6];[.AE6];[.AG6];[.AI6];[.AK6];[.AM6];[.AO6])" table:style-name="ce39">
            <text:p>0</text:p>
          </table:table-cell>
          <table:table-cell office:value-type="float" office:value="0" table:formula="of:=[.AS6]-[.AR6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5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38"/>
          <table:table-cell office:value-type="float" office:value="0" table:formula="of:=MIN([.C7];[.E7];[.G7];[.I7];[.K7];[.M7];[.O7];[.Q7];[.S7];[.U7];[.W7];[.Y7];[.AA7];[.AC7];[.AE7];[.AG7];[.AI7];[.AK7];[.AM7];[.AO7])" table:style-name="ce39">
            <text:p>0</text:p>
          </table:table-cell>
          <table:table-cell office:value-type="float" office:value="0" table:formula="of:=MAX([.C7];[.E7];[.G7];[.I7];[.K7];[.M7];[.O7];[.Q7];[.S7];[.U7];[.W7];[.Y7];[.AA7];[.AC7];[.AE7];[.AG7];[.AI7];[.AK7];[.AM7];[.AO7])" table:style-name="ce39">
            <text:p>0</text:p>
          </table:table-cell>
          <table:table-cell office:value-type="float" office:value="0" table:formula="of:=[.AS7]-[.AR7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6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38"/>
          <table:table-cell office:value-type="float" office:value="0" table:formula="of:=MIN([.C8];[.E8];[.G8];[.I8];[.K8];[.M8];[.O8];[.Q8];[.S8];[.U8];[.W8];[.Y8];[.AA8];[.AC8];[.AE8];[.AG8];[.AI8];[.AK8];[.AM8];[.AO8])" table:style-name="ce39">
            <text:p>0</text:p>
          </table:table-cell>
          <table:table-cell office:value-type="float" office:value="0" table:formula="of:=MAX([.C8];[.E8];[.G8];[.I8];[.K8];[.M8];[.O8];[.Q8];[.S8];[.U8];[.W8];[.Y8];[.AA8];[.AC8];[.AE8];[.AG8];[.AI8];[.AK8];[.AM8];[.AO8])" table:style-name="ce39">
            <text:p>0</text:p>
          </table:table-cell>
          <table:table-cell office:value-type="float" office:value="0" table:formula="of:=[.AS8]-[.AR8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7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58"/>
          <table:table-cell table:style-name="ce57"/>
          <table:table-cell table:style-name="ce38"/>
          <table:table-cell office:value-type="float" office:value="0" table:formula="of:=MIN([.C9];[.E9];[.G9];[.I9];[.K9];[.M9];[.O9];[.Q9];[.S9];[.U9];[.W9];[.Y9];[.AA9];[.AC9];[.AE9];[.AG9];[.AI9];[.AK9];[.AM9];[.AO9])" table:style-name="ce39">
            <text:p>0</text:p>
          </table:table-cell>
          <table:table-cell office:value-type="float" office:value="0" table:formula="of:=MAX([.C9];[.E9];[.G9];[.I9];[.K9];[.M9];[.O9];[.Q9];[.S9];[.U9];[.W9];[.Y9];[.AA9];[.AC9];[.AE9];[.AG9];[.AI9];[.AK9];[.AM9];[.AO9])" table:style-name="ce39">
            <text:p>0</text:p>
          </table:table-cell>
          <table:table-cell office:value-type="float" office:value="0" table:formula="of:=[.AS9]-[.AR9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8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40"/>
          <table:table-cell office:value-type="float" office:value="0" table:formula="of:=MIN([.C10];[.E10];[.G10];[.I10];[.K10];[.M10];[.O10];[.Q10];[.S10];[.U10];[.W10];[.Y10];[.AA10];[.AC10];[.AE10];[.AG10];[.AI10];[.AK10];[.AM10];[.AO10])" table:style-name="ce39">
            <text:p>0</text:p>
          </table:table-cell>
          <table:table-cell office:value-type="float" office:value="0" table:formula="of:=MAX([.C10];[.E10];[.G10];[.I10];[.K10];[.M10];[.O10];[.Q10];[.S10];[.U10];[.W10];[.Y10];[.AA10];[.AC10];[.AE10];[.AG10];[.AI10];[.AK10];[.AM10];[.AO10])" table:style-name="ce39">
            <text:p>0</text:p>
          </table:table-cell>
          <table:table-cell office:value-type="float" office:value="0" table:formula="of:=[.AS10]-[.AR10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9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40"/>
          <table:table-cell office:value-type="float" office:value="0" table:formula="of:=MIN([.C11];[.E11];[.G11];[.I11];[.K11];[.M11];[.O11];[.Q11];[.S11];[.U11];[.W11];[.Y11];[.AA11];[.AC11];[.AE11];[.AG11];[.AI11];[.AK11];[.AM11];[.AO11])" table:style-name="ce39">
            <text:p>0</text:p>
          </table:table-cell>
          <table:table-cell office:value-type="float" office:value="0" table:formula="of:=MAX([.C11];[.E11];[.G11];[.I11];[.K11];[.M11];[.O11];[.Q11];[.S11];[.U11];[.W11];[.Y11];[.AA11];[.AC11];[.AE11];[.AG11];[.AI11];[.AK11];[.AM11];[.AO11])" table:style-name="ce39">
            <text:p>0</text:p>
          </table:table-cell>
          <table:table-cell office:value-type="float" office:value="0" table:formula="of:=[.AS11]-[.AR11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10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40"/>
          <table:table-cell office:value-type="float" office:value="0" table:formula="of:=MIN([.C12];[.E12];[.G12];[.I12];[.K12];[.M12];[.O12];[.Q12];[.S12];[.U12];[.W12];[.Y12];[.AA12];[.AC12];[.AE12];[.AG12];[.AI12];[.AK12];[.AM12];[.AO12])" table:style-name="ce39">
            <text:p>0</text:p>
          </table:table-cell>
          <table:table-cell office:value-type="float" office:value="0" table:formula="of:=MAX([.C12];[.E12];[.G12];[.I12];[.K12];[.M12];[.O12];[.Q12];[.S12];[.U12];[.W12];[.Y12];[.AA12];[.AC12];[.AE12];[.AG12];[.AI12];[.AK12];[.AM12];[.AO12])" table:style-name="ce39">
            <text:p>0</text:p>
          </table:table-cell>
          <table:table-cell office:value-type="float" office:value="0" table:formula="of:=[.AS12]-[.AR12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11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40"/>
          <table:table-cell office:value-type="float" office:value="0" table:formula="of:=MIN([.C13];[.E13];[.G13];[.I13];[.K13];[.M13];[.O13];[.Q13];[.S13];[.U13];[.W13];[.Y13];[.AA13];[.AC13];[.AE13];[.AG13];[.AI13];[.AK13];[.AM13];[.AO13])" table:style-name="ce39">
            <text:p>0</text:p>
          </table:table-cell>
          <table:table-cell office:value-type="float" office:value="0" table:formula="of:=MAX([.C13];[.E13];[.G13];[.I13];[.K13];[.M13];[.O13];[.Q13];[.S13];[.U13];[.W13];[.Y13];[.AA13];[.AC13];[.AE13];[.AG13];[.AI13];[.AK13];[.AM13];[.AO13])" table:style-name="ce39">
            <text:p>0</text:p>
          </table:table-cell>
          <table:table-cell office:value-type="float" office:value="0" table:formula="of:=[.AS13]-[.AR13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12]" table:style-name="ce19">
            <text:p>0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56"/>
          <table:table-cell table:style-name="ce57"/>
          <table:table-cell table:style-name="ce58"/>
          <table:table-cell table:style-name="ce57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40"/>
          <table:table-cell office:value-type="float" office:value="0" table:formula="of:=MIN([.C14];[.E14];[.G14];[.I14];[.K14];[.M14];[.O14];[.Q14];[.S14];[.U14];[.W14];[.Y14];[.AA14];[.AC14];[.AE14];[.AG14];[.AI14];[.AK14];[.AM14];[.AO14])" table:style-name="ce39">
            <text:p>0</text:p>
          </table:table-cell>
          <table:table-cell office:value-type="float" office:value="0" table:formula="of:=MAX([.C14];[.E14];[.G14];[.I14];[.K14];[.M14];[.O14];[.Q14];[.S14];[.U14];[.W14];[.Y14];[.AA14];[.AC14];[.AE14];[.AG14];[.AI14];[.AK14];[.AM14];[.AO14])" table:style-name="ce39">
            <text:p>0</text:p>
          </table:table-cell>
          <table:table-cell office:value-type="float" office:value="0" table:formula="of:=[.AS14]-[.AR14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13]" table:style-name="ce19">
            <text:p>0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61"/>
          <table:table-cell table:style-name="ce60"/>
          <table:table-cell table:style-name="ce59"/>
          <table:table-cell table:style-name="ce60"/>
          <table:table-cell table:style-name="ce61"/>
          <table:table-cell table:style-name="ce60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40"/>
          <table:table-cell office:value-type="float" office:value="0" table:formula="of:=MIN([.C15];[.E15];[.G15];[.I15];[.K15];[.M15];[.O15];[.Q15];[.S15];[.U15];[.W15];[.Y15];[.AA15];[.AC15];[.AE15];[.AG15];[.AI15];[.AK15];[.AM15];[.AO15])" table:style-name="ce39">
            <text:p>0</text:p>
          </table:table-cell>
          <table:table-cell office:value-type="float" office:value="0" table:formula="of:=MAX([.C15];[.E15];[.G15];[.I15];[.K15];[.M15];[.O15];[.Q15];[.S15];[.U15];[.W15];[.Y15];[.AA15];[.AC15];[.AE15];[.AG15];[.AI15];[.AK15];[.AM15];[.AO15])" table:style-name="ce39">
            <text:p>0</text:p>
          </table:table-cell>
          <table:table-cell office:value-type="float" office:value="0" table:formula="of:=[.AS15]-[.AR15]" table:style-name="ce39">
            <text:p>0</text:p>
          </table:table-cell>
          <table:table-cell table:number-columns-repeated="16338"/>
        </table:table-row>
        <table:table-row table:style-name="ro2" table:visibility="collapse">
          <table:table-cell table:style-name="ce21"/>
          <table:table-cell office:value-type="float" office:value="0" table:formula="of:=[COMPETENCIES.B14]" table:style-name="ce20">
            <text:p>0</text:p>
          </table:table-cell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62"/>
          <table:table-cell table:style-name="ce63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40"/>
          <table:table-cell office:value-type="float" office:value="0" table:formula="of:=MIN([.C16];[.E16];[.G16];[.I16];[.K16];[.M16];[.O16];[.Q16];[.S16];[.U16];[.W16];[.Y16];[.AA16];[.AC16];[.AE16];[.AG16];[.AI16];[.AK16];[.AM16];[.AO16])" table:style-name="ce39">
            <text:p>0</text:p>
          </table:table-cell>
          <table:table-cell office:value-type="float" office:value="0" table:formula="of:=MAX([.C16];[.E16];[.G16];[.I16];[.K16];[.M16];[.O16];[.Q16];[.S16];[.U16];[.W16];[.Y16];[.AA16];[.AC16];[.AE16];[.AG16];[.AI16];[.AK16];[.AM16];[.AO16])" table:style-name="ce39">
            <text:p>0</text:p>
          </table:table-cell>
          <table:table-cell office:value-type="float" office:value="0" table:formula="of:=[.AS16]-[.AR16]" table:style-name="ce39">
            <text:p>0</text:p>
          </table:table-cell>
          <table:table-cell table:number-columns-repeated="16338"/>
        </table:table-row>
        <table:table-row table:style-name="ro1">
          <table:table-cell/>
          <table:table-cell office:value-type="string" table:style-name="ce41">
            <text:p>Target Score</text:p>
          </table:table-cell>
          <table:table-cell table:number-columns-repeated="41" table:style-name="ce40"/>
          <table:table-cell table:number-columns-repeated="3" table:style-name="ce28"/>
          <table:table-cell table:number-columns-repeated="16338"/>
        </table:table-row>
        <table:table-row table:style-name="ro10">
          <table:table-cell/>
          <table:table-cell table:style-name="ce41"/>
          <table:table-cell table:number-columns-repeated="41" table:style-name="ce40"/>
          <table:table-cell table:number-columns-repeated="3" table:style-name="ce28"/>
          <table:table-cell table:number-columns-repeated="16338"/>
        </table:table-row>
        <table:table-row table:number-rows-repeated="2" table:style-name="ro1">
          <table:table-cell/>
          <table:table-cell table:style-name="ce41"/>
          <table:table-cell table:number-columns-repeated="41" table:style-name="ce40"/>
          <table:table-cell table:number-columns-repeated="3" table:style-name="ce28"/>
          <table:table-cell table:number-columns-repeated="16338"/>
        </table:table-row>
        <table:table-row table:style-name="ro1">
          <table:table-cell/>
          <table:table-cell office:value-type="string" table:style-name="ce25">
            <text:p>This table calculates the gap</text:p>
          </table:table-cell>
          <table:table-cell table:style-name="ce21"/>
          <table:table-cell table:number-columns-repeated="40" table:style-name="ce40"/>
          <table:table-cell table:number-columns-repeated="3" table:style-name="ce28"/>
          <table:table-cell table:number-columns-repeated="16338"/>
        </table:table-row>
        <table:table-row table:style-name="ro11">
          <table:table-cell table:style-name="ce42"/>
          <table:table-cell table:style-name="ce42"/>
          <table:table-cell office:value-type="string" office:string-value="UNUSEDP_1" table:formula="of:=[.C3]" table:number-columns-spanned="2" table:number-rows-spanned="1" table:style-name="ce90">
            <text:p>UNUSEDP_1</text:p>
          </table:table-cell>
          <table:covered-table-cell/>
          <table:table-cell office:value-type="string" office:string-value="UNUSEDP_2" table:formula="of:=[.E3]" table:number-columns-spanned="2" table:number-rows-spanned="1" table:style-name="ce90">
            <text:p>UNUSEDP_2</text:p>
          </table:table-cell>
          <table:covered-table-cell/>
          <table:table-cell office:value-type="string" office:string-value="UNUSEDP_3" table:formula="of:=[.G3]" table:number-columns-spanned="2" table:number-rows-spanned="1" table:style-name="ce90">
            <text:p>UNUSEDP_3</text:p>
          </table:table-cell>
          <table:covered-table-cell/>
          <table:table-cell office:value-type="string" office:string-value="UNUSEDP_4" table:formula="of:=[.I3]" table:number-columns-spanned="2" table:number-rows-spanned="1" table:style-name="ce90">
            <text:p>UNUSEDP_4</text:p>
          </table:table-cell>
          <table:covered-table-cell/>
          <table:table-cell office:value-type="string" office:string-value="UNUSEDP_5" table:formula="of:=[.K3]" table:number-columns-spanned="2" table:number-rows-spanned="1" table:style-name="ce90">
            <text:p>UNUSEDP_5</text:p>
          </table:table-cell>
          <table:covered-table-cell/>
          <table:table-cell office:value-type="string" office:string-value="UNUSEDP_6" table:formula="of:=[.M3]" table:number-columns-spanned="2" table:number-rows-spanned="1" table:style-name="ce90">
            <text:p>UNUSEDP_6</text:p>
          </table:table-cell>
          <table:covered-table-cell/>
          <table:table-cell office:value-type="string" office:string-value="UNUSEDP_7" table:formula="of:=[.O3]" table:number-columns-spanned="2" table:number-rows-spanned="1" table:style-name="ce90">
            <text:p>UNUSEDP_7</text:p>
          </table:table-cell>
          <table:covered-table-cell/>
          <table:table-cell office:value-type="string" office:string-value="UNUSEDP_8" table:formula="of:=[.Q3]" table:number-columns-spanned="2" table:number-rows-spanned="1" table:style-name="ce90">
            <text:p>UNUSEDP_8</text:p>
          </table:table-cell>
          <table:covered-table-cell/>
          <table:table-cell office:value-type="string" office:string-value="UNUSEDP_9" table:formula="of:=[.S3]" table:number-columns-spanned="2" table:number-rows-spanned="1" table:style-name="ce90">
            <text:p>UNUSEDP_9</text:p>
          </table:table-cell>
          <table:covered-table-cell/>
          <table:table-cell office:value-type="string" office:string-value="UNUSEDP_10" table:formula="of:=[.U3]" table:number-columns-spanned="2" table:number-rows-spanned="1" table:style-name="ce90">
            <text:p>UNUSEDP_10</text:p>
          </table:table-cell>
          <table:covered-table-cell/>
          <table:table-cell office:value-type="string" office:string-value="UNUSEDP_11" table:formula="of:=[.W3]" table:number-columns-spanned="2" table:number-rows-spanned="1" table:style-name="ce90">
            <text:p>UNUSEDP_11</text:p>
          </table:table-cell>
          <table:covered-table-cell/>
          <table:table-cell office:value-type="string" office:string-value="UNUSEDP_12" table:formula="of:=[.Y3]" table:number-columns-spanned="2" table:number-rows-spanned="1" table:style-name="ce90">
            <text:p>UNUSEDP_12</text:p>
          </table:table-cell>
          <table:covered-table-cell/>
          <table:table-cell office:value-type="string" office:string-value="UNUSEDP_13" table:formula="of:=[.AA3]" table:number-columns-spanned="2" table:number-rows-spanned="1" table:style-name="ce90">
            <text:p>UNUSEDP_13</text:p>
          </table:table-cell>
          <table:covered-table-cell/>
          <table:table-cell office:value-type="string" office:string-value="UNUSEDP_14" table:formula="of:=[.AC3]" table:number-columns-spanned="2" table:number-rows-spanned="1" table:style-name="ce90">
            <text:p>UNUSEDP_14</text:p>
          </table:table-cell>
          <table:covered-table-cell/>
          <table:table-cell office:value-type="string" office:string-value="UNUSEDP_15" table:formula="of:=[.AE3]" table:number-columns-spanned="2" table:number-rows-spanned="1" table:style-name="ce90">
            <text:p>UNUSEDP_15</text:p>
          </table:table-cell>
          <table:covered-table-cell/>
          <table:table-cell office:value-type="string" office:string-value="UNUSEDP_16" table:formula="of:=[.AG3]" table:number-columns-spanned="2" table:number-rows-spanned="1" table:style-name="ce90">
            <text:p>UNUSEDP_16</text:p>
          </table:table-cell>
          <table:covered-table-cell/>
          <table:table-cell office:value-type="string" office:string-value="UNUSEDP_17" table:formula="of:=[.AI3]" table:number-columns-spanned="2" table:number-rows-spanned="1" table:style-name="ce90">
            <text:p>UNUSEDP_17</text:p>
          </table:table-cell>
          <table:covered-table-cell/>
          <table:table-cell office:value-type="string" office:string-value="UNUSEDP_18" table:formula="of:=[.AK3]" table:number-columns-spanned="2" table:number-rows-spanned="1" table:style-name="ce90">
            <text:p>UNUSEDP_18</text:p>
          </table:table-cell>
          <table:covered-table-cell/>
          <table:table-cell office:value-type="string" office:string-value="UNUSEDP_19" table:formula="of:=[.AM3]" table:number-columns-spanned="2" table:number-rows-spanned="1" table:style-name="ce90">
            <text:p>UNUSEDP_19</text:p>
          </table:table-cell>
          <table:covered-table-cell/>
          <table:table-cell office:value-type="string" office:string-value="UNUSEDP_20" table:formula="of:=[.AO3]" table:number-columns-spanned="2" table:number-rows-spanned="1" table:style-name="ce90">
            <text:p>UNUSEDP_20</text:p>
          </table:table-cell>
          <table:covered-table-cell/>
          <table:table-cell table:style-name="ce43"/>
          <table:table-cell table:number-columns-repeated="3" table:style-name="ce34"/>
          <table:table-cell table:number-columns-repeated="16338" table:style-name="ce42"/>
        </table:table-row>
        <table:table-row table:style-name="ro11">
          <table:table-cell table:style-name="ce25"/>
          <table:table-cell table:style-name="ce44"/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office:value-type="string" table:style-name="ce45">
            <text:p>Level</text:p>
          </table:table-cell>
          <table:table-cell office:value-type="string" table:style-name="ce45">
            <text:p>Gap</text:p>
          </table:table-cell>
          <table:table-cell table:style-name="ce4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5]" table:style-name="ce46">
            <text:p>0</text:p>
          </table:table-cell>
          <table:table-cell office:value-type="float" office:value="0" table:formula="of:=[.C5]" table:style-name="ce47">
            <text:p>0</text:p>
          </table:table-cell>
          <table:table-cell office:value-type="float" office:value="0" table:formula="of:=[.D5]-[.C5]" table:style-name="ce48">
            <text:p>0</text:p>
          </table:table-cell>
          <table:table-cell office:value-type="float" office:value="0" table:formula="of:=[.E5]" table:style-name="ce47">
            <text:p>0</text:p>
          </table:table-cell>
          <table:table-cell office:value-type="float" office:value="0" table:formula="of:=[.F5]-[.E5]" table:style-name="ce48">
            <text:p>0</text:p>
          </table:table-cell>
          <table:table-cell office:value-type="float" office:value="0" table:formula="of:=[.G5]" table:style-name="ce47">
            <text:p>0</text:p>
          </table:table-cell>
          <table:table-cell office:value-type="float" office:value="0" table:formula="of:=[.H5]-[.G5]" table:style-name="ce48">
            <text:p>0</text:p>
          </table:table-cell>
          <table:table-cell office:value-type="float" office:value="0" table:formula="of:=[.I5]" table:style-name="ce47">
            <text:p>0</text:p>
          </table:table-cell>
          <table:table-cell office:value-type="float" office:value="0" table:formula="of:=[.J5]-[.I5]" table:style-name="ce48">
            <text:p>0</text:p>
          </table:table-cell>
          <table:table-cell office:value-type="float" office:value="0" table:formula="of:=[.K5]" table:style-name="ce47">
            <text:p>0</text:p>
          </table:table-cell>
          <table:table-cell office:value-type="float" office:value="0" table:formula="of:=[.L5]-[.K5]" table:style-name="ce48">
            <text:p>0</text:p>
          </table:table-cell>
          <table:table-cell office:value-type="float" office:value="0" table:formula="of:=[.M5]" table:style-name="ce47">
            <text:p>0</text:p>
          </table:table-cell>
          <table:table-cell office:value-type="float" office:value="0" table:formula="of:=[.N5]-[.M5]" table:style-name="ce48">
            <text:p>0</text:p>
          </table:table-cell>
          <table:table-cell office:value-type="float" office:value="0" table:formula="of:=[.O5]" table:style-name="ce47">
            <text:p>0</text:p>
          </table:table-cell>
          <table:table-cell office:value-type="float" office:value="0" table:formula="of:=[.P5]-[.O5]" table:style-name="ce48">
            <text:p>0</text:p>
          </table:table-cell>
          <table:table-cell office:value-type="float" office:value="0" table:formula="of:=[.Q5]" table:style-name="ce47">
            <text:p>0</text:p>
          </table:table-cell>
          <table:table-cell office:value-type="float" office:value="0" table:formula="of:=[.R5]-[.Q5]" table:style-name="ce48">
            <text:p>0</text:p>
          </table:table-cell>
          <table:table-cell office:value-type="float" office:value="0" table:formula="of:=[.S5]" table:style-name="ce47">
            <text:p>0</text:p>
          </table:table-cell>
          <table:table-cell office:value-type="float" office:value="0" table:formula="of:=[.T5]-[.S5]" table:style-name="ce48">
            <text:p>0</text:p>
          </table:table-cell>
          <table:table-cell office:value-type="float" office:value="0" table:formula="of:=[.U5]" table:style-name="ce47">
            <text:p>0</text:p>
          </table:table-cell>
          <table:table-cell office:value-type="float" office:value="0" table:formula="of:=[.V5]-[.U5]" table:style-name="ce48">
            <text:p>0</text:p>
          </table:table-cell>
          <table:table-cell office:value-type="float" office:value="0" table:formula="of:=[.W5]" table:style-name="ce47">
            <text:p>0</text:p>
          </table:table-cell>
          <table:table-cell office:value-type="float" office:value="0" table:formula="of:=[.X5]-[.W5]" table:style-name="ce48">
            <text:p>0</text:p>
          </table:table-cell>
          <table:table-cell office:value-type="float" office:value="0" table:formula="of:=[.Y5]" table:style-name="ce47">
            <text:p>0</text:p>
          </table:table-cell>
          <table:table-cell office:value-type="float" office:value="0" table:formula="of:=[.Z5]-[.Y5]" table:style-name="ce48">
            <text:p>0</text:p>
          </table:table-cell>
          <table:table-cell office:value-type="float" office:value="0" table:formula="of:=[.AA5]" table:style-name="ce47">
            <text:p>0</text:p>
          </table:table-cell>
          <table:table-cell office:value-type="float" office:value="0" table:formula="of:=[.AB5]-[.AA5]" table:style-name="ce48">
            <text:p>0</text:p>
          </table:table-cell>
          <table:table-cell office:value-type="float" office:value="0" table:formula="of:=[.AC5]" table:style-name="ce47">
            <text:p>0</text:p>
          </table:table-cell>
          <table:table-cell office:value-type="float" office:value="0" table:formula="of:=[.AD5]-[.AC5]" table:style-name="ce48">
            <text:p>0</text:p>
          </table:table-cell>
          <table:table-cell office:value-type="float" office:value="0" table:formula="of:=[.AE5]" table:style-name="ce47">
            <text:p>0</text:p>
          </table:table-cell>
          <table:table-cell office:value-type="float" office:value="0" table:formula="of:=[.AF5]-[.AE5]" table:style-name="ce48">
            <text:p>0</text:p>
          </table:table-cell>
          <table:table-cell office:value-type="float" office:value="0" table:formula="of:=[.AG5]" table:style-name="ce47">
            <text:p>0</text:p>
          </table:table-cell>
          <table:table-cell office:value-type="float" office:value="0" table:formula="of:=[.AH5]-[.AG5]" table:style-name="ce48">
            <text:p>0</text:p>
          </table:table-cell>
          <table:table-cell office:value-type="float" office:value="0" table:formula="of:=[.AI5]" table:style-name="ce47">
            <text:p>0</text:p>
          </table:table-cell>
          <table:table-cell office:value-type="float" office:value="0" table:formula="of:=[.AJ5]-[.AI5]" table:style-name="ce48">
            <text:p>0</text:p>
          </table:table-cell>
          <table:table-cell office:value-type="float" office:value="0" table:formula="of:=[.AK5]" table:style-name="ce47">
            <text:p>0</text:p>
          </table:table-cell>
          <table:table-cell office:value-type="float" office:value="0" table:formula="of:=[.AL5]-[.AK5]" table:style-name="ce48">
            <text:p>0</text:p>
          </table:table-cell>
          <table:table-cell office:value-type="float" office:value="0" table:formula="of:=[.AM5]" table:style-name="ce47">
            <text:p>0</text:p>
          </table:table-cell>
          <table:table-cell office:value-type="float" office:value="0" table:formula="of:=[.AN5]-[.AM5]" table:style-name="ce48">
            <text:p>0</text:p>
          </table:table-cell>
          <table:table-cell office:value-type="float" office:value="0" table:formula="of:=[.AO5]" table:style-name="ce47">
            <text:p>0</text:p>
          </table:table-cell>
          <table:table-cell office:value-type="float" office:value="0" table:formula="of:=[.AP5]-[.AO5]" table:style-name="ce48">
            <text:p>0</text:p>
          </table:table-cell>
          <table:table-cell table:style-name="ce49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6]" table:style-name="ce50">
            <text:p>0</text:p>
          </table:table-cell>
          <table:table-cell office:value-type="float" office:value="0" table:formula="of:=[.C6]" table:style-name="ce51">
            <text:p>0</text:p>
          </table:table-cell>
          <table:table-cell office:value-type="float" office:value="0" table:formula="of:=[.D6]-[.C6]" table:style-name="ce52">
            <text:p>0</text:p>
          </table:table-cell>
          <table:table-cell office:value-type="float" office:value="0" table:formula="of:=[.E6]" table:style-name="ce51">
            <text:p>0</text:p>
          </table:table-cell>
          <table:table-cell office:value-type="float" office:value="0" table:formula="of:=[.F6]-[.E6]" table:style-name="ce52">
            <text:p>0</text:p>
          </table:table-cell>
          <table:table-cell office:value-type="float" office:value="0" table:formula="of:=[.G6]" table:style-name="ce51">
            <text:p>0</text:p>
          </table:table-cell>
          <table:table-cell office:value-type="float" office:value="0" table:formula="of:=[.H6]-[.G6]" table:style-name="ce52">
            <text:p>0</text:p>
          </table:table-cell>
          <table:table-cell office:value-type="float" office:value="0" table:formula="of:=[.I6]" table:style-name="ce51">
            <text:p>0</text:p>
          </table:table-cell>
          <table:table-cell office:value-type="float" office:value="0" table:formula="of:=[.J6]-[.I6]" table:style-name="ce52">
            <text:p>0</text:p>
          </table:table-cell>
          <table:table-cell office:value-type="float" office:value="0" table:formula="of:=[.K6]" table:style-name="ce51">
            <text:p>0</text:p>
          </table:table-cell>
          <table:table-cell office:value-type="float" office:value="0" table:formula="of:=[.L6]-[.K6]" table:style-name="ce52">
            <text:p>0</text:p>
          </table:table-cell>
          <table:table-cell office:value-type="float" office:value="0" table:formula="of:=[.M6]" table:style-name="ce51">
            <text:p>0</text:p>
          </table:table-cell>
          <table:table-cell office:value-type="float" office:value="0" table:formula="of:=[.N6]-[.M6]" table:style-name="ce52">
            <text:p>0</text:p>
          </table:table-cell>
          <table:table-cell office:value-type="float" office:value="0" table:formula="of:=[.O6]" table:style-name="ce51">
            <text:p>0</text:p>
          </table:table-cell>
          <table:table-cell office:value-type="float" office:value="0" table:formula="of:=[.P6]-[.O6]" table:style-name="ce52">
            <text:p>0</text:p>
          </table:table-cell>
          <table:table-cell office:value-type="float" office:value="0" table:formula="of:=[.Q6]" table:style-name="ce51">
            <text:p>0</text:p>
          </table:table-cell>
          <table:table-cell office:value-type="float" office:value="0" table:formula="of:=[.R6]-[.Q6]" table:style-name="ce52">
            <text:p>0</text:p>
          </table:table-cell>
          <table:table-cell office:value-type="float" office:value="0" table:formula="of:=[.S6]" table:style-name="ce51">
            <text:p>0</text:p>
          </table:table-cell>
          <table:table-cell office:value-type="float" office:value="0" table:formula="of:=[.T6]-[.S6]" table:style-name="ce52">
            <text:p>0</text:p>
          </table:table-cell>
          <table:table-cell office:value-type="float" office:value="0" table:formula="of:=[.U6]" table:style-name="ce51">
            <text:p>0</text:p>
          </table:table-cell>
          <table:table-cell office:value-type="float" office:value="0" table:formula="of:=[.V6]-[.U6]" table:style-name="ce52">
            <text:p>0</text:p>
          </table:table-cell>
          <table:table-cell office:value-type="float" office:value="0" table:formula="of:=[.W6]" table:style-name="ce51">
            <text:p>0</text:p>
          </table:table-cell>
          <table:table-cell office:value-type="float" office:value="0" table:formula="of:=[.X6]-[.W6]" table:style-name="ce52">
            <text:p>0</text:p>
          </table:table-cell>
          <table:table-cell office:value-type="float" office:value="0" table:formula="of:=[.Y6]" table:style-name="ce51">
            <text:p>0</text:p>
          </table:table-cell>
          <table:table-cell office:value-type="float" office:value="0" table:formula="of:=[.Z6]-[.Y6]" table:style-name="ce52">
            <text:p>0</text:p>
          </table:table-cell>
          <table:table-cell office:value-type="float" office:value="0" table:formula="of:=[.AA6]" table:style-name="ce51">
            <text:p>0</text:p>
          </table:table-cell>
          <table:table-cell office:value-type="float" office:value="0" table:formula="of:=[.AB6]-[.AA6]" table:style-name="ce52">
            <text:p>0</text:p>
          </table:table-cell>
          <table:table-cell office:value-type="float" office:value="0" table:formula="of:=[.AC6]" table:style-name="ce51">
            <text:p>0</text:p>
          </table:table-cell>
          <table:table-cell office:value-type="float" office:value="0" table:formula="of:=[.AD6]-[.AC6]" table:style-name="ce52">
            <text:p>0</text:p>
          </table:table-cell>
          <table:table-cell office:value-type="float" office:value="0" table:formula="of:=[.AE6]" table:style-name="ce51">
            <text:p>0</text:p>
          </table:table-cell>
          <table:table-cell office:value-type="float" office:value="0" table:formula="of:=[.AF6]-[.AE6]" table:style-name="ce52">
            <text:p>0</text:p>
          </table:table-cell>
          <table:table-cell office:value-type="float" office:value="0" table:formula="of:=[.AG6]" table:style-name="ce51">
            <text:p>0</text:p>
          </table:table-cell>
          <table:table-cell office:value-type="float" office:value="0" table:formula="of:=[.AH6]-[.AG6]" table:style-name="ce52">
            <text:p>0</text:p>
          </table:table-cell>
          <table:table-cell office:value-type="float" office:value="0" table:formula="of:=[.AI6]" table:style-name="ce51">
            <text:p>0</text:p>
          </table:table-cell>
          <table:table-cell office:value-type="float" office:value="0" table:formula="of:=[.AJ6]-[.AI6]" table:style-name="ce52">
            <text:p>0</text:p>
          </table:table-cell>
          <table:table-cell office:value-type="float" office:value="0" table:formula="of:=[.AK6]" table:style-name="ce51">
            <text:p>0</text:p>
          </table:table-cell>
          <table:table-cell office:value-type="float" office:value="0" table:formula="of:=[.AL6]-[.AK6]" table:style-name="ce52">
            <text:p>0</text:p>
          </table:table-cell>
          <table:table-cell office:value-type="float" office:value="0" table:formula="of:=[.AM6]" table:style-name="ce51">
            <text:p>0</text:p>
          </table:table-cell>
          <table:table-cell office:value-type="float" office:value="0" table:formula="of:=[.AN6]-[.AM6]" table:style-name="ce52">
            <text:p>0</text:p>
          </table:table-cell>
          <table:table-cell office:value-type="float" office:value="0" table:formula="of:=[.AO6]" table:style-name="ce51">
            <text:p>0</text:p>
          </table:table-cell>
          <table:table-cell office:value-type="float" office:value="0" table:formula="of:=[.AP6]-[.AO6]" table:style-name="ce52">
            <text:p>0</text:p>
          </table:table-cell>
          <table:table-cell table:style-name="ce49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7]" table:style-name="ce50">
            <text:p>0</text:p>
          </table:table-cell>
          <table:table-cell office:value-type="float" office:value="0" table:formula="of:=[.C7]" table:style-name="ce51">
            <text:p>0</text:p>
          </table:table-cell>
          <table:table-cell office:value-type="float" office:value="0" table:formula="of:=[.D7]-[.C7]" table:style-name="ce52">
            <text:p>0</text:p>
          </table:table-cell>
          <table:table-cell office:value-type="float" office:value="0" table:formula="of:=[.E7]" table:style-name="ce51">
            <text:p>0</text:p>
          </table:table-cell>
          <table:table-cell office:value-type="float" office:value="0" table:formula="of:=[.F7]-[.E7]" table:style-name="ce52">
            <text:p>0</text:p>
          </table:table-cell>
          <table:table-cell office:value-type="float" office:value="0" table:formula="of:=[.G7]" table:style-name="ce51">
            <text:p>0</text:p>
          </table:table-cell>
          <table:table-cell office:value-type="float" office:value="0" table:formula="of:=[.H7]-[.G7]" table:style-name="ce52">
            <text:p>0</text:p>
          </table:table-cell>
          <table:table-cell office:value-type="float" office:value="0" table:formula="of:=[.I7]" table:style-name="ce51">
            <text:p>0</text:p>
          </table:table-cell>
          <table:table-cell office:value-type="float" office:value="0" table:formula="of:=[.J7]-[.I7]" table:style-name="ce52">
            <text:p>0</text:p>
          </table:table-cell>
          <table:table-cell office:value-type="float" office:value="0" table:formula="of:=[.K7]" table:style-name="ce51">
            <text:p>0</text:p>
          </table:table-cell>
          <table:table-cell office:value-type="float" office:value="0" table:formula="of:=[.L7]-[.K7]" table:style-name="ce52">
            <text:p>0</text:p>
          </table:table-cell>
          <table:table-cell office:value-type="float" office:value="0" table:formula="of:=[.M7]" table:style-name="ce51">
            <text:p>0</text:p>
          </table:table-cell>
          <table:table-cell office:value-type="float" office:value="0" table:formula="of:=[.N7]-[.M7]" table:style-name="ce52">
            <text:p>0</text:p>
          </table:table-cell>
          <table:table-cell office:value-type="float" office:value="0" table:formula="of:=[.O7]" table:style-name="ce51">
            <text:p>0</text:p>
          </table:table-cell>
          <table:table-cell office:value-type="float" office:value="0" table:formula="of:=[.P7]-[.O7]" table:style-name="ce52">
            <text:p>0</text:p>
          </table:table-cell>
          <table:table-cell office:value-type="float" office:value="0" table:formula="of:=[.Q7]" table:style-name="ce51">
            <text:p>0</text:p>
          </table:table-cell>
          <table:table-cell office:value-type="float" office:value="0" table:formula="of:=[.R7]-[.Q7]" table:style-name="ce52">
            <text:p>0</text:p>
          </table:table-cell>
          <table:table-cell office:value-type="float" office:value="0" table:formula="of:=[.S7]" table:style-name="ce51">
            <text:p>0</text:p>
          </table:table-cell>
          <table:table-cell office:value-type="float" office:value="0" table:formula="of:=[.T7]-[.S7]" table:style-name="ce52">
            <text:p>0</text:p>
          </table:table-cell>
          <table:table-cell office:value-type="float" office:value="0" table:formula="of:=[.U7]" table:style-name="ce51">
            <text:p>0</text:p>
          </table:table-cell>
          <table:table-cell office:value-type="float" office:value="0" table:formula="of:=[.V7]-[.U7]" table:style-name="ce52">
            <text:p>0</text:p>
          </table:table-cell>
          <table:table-cell office:value-type="float" office:value="0" table:formula="of:=[.W7]" table:style-name="ce51">
            <text:p>0</text:p>
          </table:table-cell>
          <table:table-cell office:value-type="float" office:value="0" table:formula="of:=[.X7]-[.W7]" table:style-name="ce52">
            <text:p>0</text:p>
          </table:table-cell>
          <table:table-cell office:value-type="float" office:value="0" table:formula="of:=[.Y7]" table:style-name="ce51">
            <text:p>0</text:p>
          </table:table-cell>
          <table:table-cell office:value-type="float" office:value="0" table:formula="of:=[.Z7]-[.Y7]" table:style-name="ce52">
            <text:p>0</text:p>
          </table:table-cell>
          <table:table-cell office:value-type="float" office:value="0" table:formula="of:=[.AA7]" table:style-name="ce51">
            <text:p>0</text:p>
          </table:table-cell>
          <table:table-cell office:value-type="float" office:value="0" table:formula="of:=[.AB7]-[.AA7]" table:style-name="ce52">
            <text:p>0</text:p>
          </table:table-cell>
          <table:table-cell office:value-type="float" office:value="0" table:formula="of:=[.AC7]" table:style-name="ce51">
            <text:p>0</text:p>
          </table:table-cell>
          <table:table-cell office:value-type="float" office:value="0" table:formula="of:=[.AD7]-[.AC7]" table:style-name="ce52">
            <text:p>0</text:p>
          </table:table-cell>
          <table:table-cell office:value-type="float" office:value="0" table:formula="of:=[.AE7]" table:style-name="ce51">
            <text:p>0</text:p>
          </table:table-cell>
          <table:table-cell office:value-type="float" office:value="0" table:formula="of:=[.AF7]-[.AE7]" table:style-name="ce52">
            <text:p>0</text:p>
          </table:table-cell>
          <table:table-cell office:value-type="float" office:value="0" table:formula="of:=[.AG7]" table:style-name="ce51">
            <text:p>0</text:p>
          </table:table-cell>
          <table:table-cell office:value-type="float" office:value="0" table:formula="of:=[.AH7]-[.AG7]" table:style-name="ce52">
            <text:p>0</text:p>
          </table:table-cell>
          <table:table-cell office:value-type="float" office:value="0" table:formula="of:=[.AI7]" table:style-name="ce51">
            <text:p>0</text:p>
          </table:table-cell>
          <table:table-cell office:value-type="float" office:value="0" table:formula="of:=[.AJ7]-[.AI7]" table:style-name="ce52">
            <text:p>0</text:p>
          </table:table-cell>
          <table:table-cell office:value-type="float" office:value="0" table:formula="of:=[.AK7]" table:style-name="ce51">
            <text:p>0</text:p>
          </table:table-cell>
          <table:table-cell office:value-type="float" office:value="0" table:formula="of:=[.AL7]-[.AK7]" table:style-name="ce52">
            <text:p>0</text:p>
          </table:table-cell>
          <table:table-cell office:value-type="float" office:value="0" table:formula="of:=[.AM7]" table:style-name="ce51">
            <text:p>0</text:p>
          </table:table-cell>
          <table:table-cell office:value-type="float" office:value="0" table:formula="of:=[.AN7]-[.AM7]" table:style-name="ce52">
            <text:p>0</text:p>
          </table:table-cell>
          <table:table-cell office:value-type="float" office:value="0" table:formula="of:=[.AO7]" table:style-name="ce51">
            <text:p>0</text:p>
          </table:table-cell>
          <table:table-cell office:value-type="float" office:value="0" table:formula="of:=[.AP7]-[.AO7]" table:style-name="ce52">
            <text:p>0</text:p>
          </table:table-cell>
          <table:table-cell table:style-name="ce49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8]" table:style-name="ce50">
            <text:p>0</text:p>
          </table:table-cell>
          <table:table-cell office:value-type="float" office:value="0" table:formula="of:=[.C8]" table:style-name="ce51">
            <text:p>0</text:p>
          </table:table-cell>
          <table:table-cell office:value-type="float" office:value="0" table:formula="of:=[.D8]-[.C8]" table:style-name="ce52">
            <text:p>0</text:p>
          </table:table-cell>
          <table:table-cell office:value-type="float" office:value="0" table:formula="of:=[.E8]" table:style-name="ce51">
            <text:p>0</text:p>
          </table:table-cell>
          <table:table-cell office:value-type="float" office:value="0" table:formula="of:=[.F8]-[.E8]" table:style-name="ce52">
            <text:p>0</text:p>
          </table:table-cell>
          <table:table-cell office:value-type="float" office:value="0" table:formula="of:=[.G8]" table:style-name="ce51">
            <text:p>0</text:p>
          </table:table-cell>
          <table:table-cell office:value-type="float" office:value="0" table:formula="of:=[.H8]-[.G8]" table:style-name="ce52">
            <text:p>0</text:p>
          </table:table-cell>
          <table:table-cell office:value-type="float" office:value="0" table:formula="of:=[.I8]" table:style-name="ce51">
            <text:p>0</text:p>
          </table:table-cell>
          <table:table-cell office:value-type="float" office:value="0" table:formula="of:=[.J8]-[.I8]" table:style-name="ce52">
            <text:p>0</text:p>
          </table:table-cell>
          <table:table-cell office:value-type="float" office:value="0" table:formula="of:=[.K8]" table:style-name="ce51">
            <text:p>0</text:p>
          </table:table-cell>
          <table:table-cell office:value-type="float" office:value="0" table:formula="of:=[.L8]-[.K8]" table:style-name="ce52">
            <text:p>0</text:p>
          </table:table-cell>
          <table:table-cell office:value-type="float" office:value="0" table:formula="of:=[.M8]" table:style-name="ce51">
            <text:p>0</text:p>
          </table:table-cell>
          <table:table-cell office:value-type="float" office:value="0" table:formula="of:=[.N8]-[.M8]" table:style-name="ce52">
            <text:p>0</text:p>
          </table:table-cell>
          <table:table-cell office:value-type="float" office:value="0" table:formula="of:=[.O8]" table:style-name="ce51">
            <text:p>0</text:p>
          </table:table-cell>
          <table:table-cell office:value-type="float" office:value="0" table:formula="of:=[.P8]-[.O8]" table:style-name="ce52">
            <text:p>0</text:p>
          </table:table-cell>
          <table:table-cell office:value-type="float" office:value="0" table:formula="of:=[.Q8]" table:style-name="ce51">
            <text:p>0</text:p>
          </table:table-cell>
          <table:table-cell office:value-type="float" office:value="0" table:formula="of:=[.R8]-[.Q8]" table:style-name="ce52">
            <text:p>0</text:p>
          </table:table-cell>
          <table:table-cell office:value-type="float" office:value="0" table:formula="of:=[.S8]" table:style-name="ce51">
            <text:p>0</text:p>
          </table:table-cell>
          <table:table-cell office:value-type="float" office:value="0" table:formula="of:=[.T8]-[.S8]" table:style-name="ce52">
            <text:p>0</text:p>
          </table:table-cell>
          <table:table-cell office:value-type="float" office:value="0" table:formula="of:=[.U8]" table:style-name="ce51">
            <text:p>0</text:p>
          </table:table-cell>
          <table:table-cell office:value-type="float" office:value="0" table:formula="of:=[.V8]-[.U8]" table:style-name="ce52">
            <text:p>0</text:p>
          </table:table-cell>
          <table:table-cell office:value-type="float" office:value="0" table:formula="of:=[.W8]" table:style-name="ce51">
            <text:p>0</text:p>
          </table:table-cell>
          <table:table-cell office:value-type="float" office:value="0" table:formula="of:=[.X8]-[.W8]" table:style-name="ce52">
            <text:p>0</text:p>
          </table:table-cell>
          <table:table-cell office:value-type="float" office:value="0" table:formula="of:=[.Y8]" table:style-name="ce51">
            <text:p>0</text:p>
          </table:table-cell>
          <table:table-cell office:value-type="float" office:value="0" table:formula="of:=[.Z8]-[.Y8]" table:style-name="ce52">
            <text:p>0</text:p>
          </table:table-cell>
          <table:table-cell office:value-type="float" office:value="0" table:formula="of:=[.AA8]" table:style-name="ce51">
            <text:p>0</text:p>
          </table:table-cell>
          <table:table-cell office:value-type="float" office:value="0" table:formula="of:=[.AB8]-[.AA8]" table:style-name="ce52">
            <text:p>0</text:p>
          </table:table-cell>
          <table:table-cell office:value-type="float" office:value="0" table:formula="of:=[.AC8]" table:style-name="ce51">
            <text:p>0</text:p>
          </table:table-cell>
          <table:table-cell office:value-type="float" office:value="0" table:formula="of:=[.AD8]-[.AC8]" table:style-name="ce52">
            <text:p>0</text:p>
          </table:table-cell>
          <table:table-cell office:value-type="float" office:value="0" table:formula="of:=[.AE8]" table:style-name="ce51">
            <text:p>0</text:p>
          </table:table-cell>
          <table:table-cell office:value-type="float" office:value="0" table:formula="of:=[.AF8]-[.AE8]" table:style-name="ce52">
            <text:p>0</text:p>
          </table:table-cell>
          <table:table-cell office:value-type="float" office:value="0" table:formula="of:=[.AG8]" table:style-name="ce51">
            <text:p>0</text:p>
          </table:table-cell>
          <table:table-cell office:value-type="float" office:value="0" table:formula="of:=[.AH8]-[.AG8]" table:style-name="ce52">
            <text:p>0</text:p>
          </table:table-cell>
          <table:table-cell office:value-type="float" office:value="0" table:formula="of:=[.AI8]" table:style-name="ce51">
            <text:p>0</text:p>
          </table:table-cell>
          <table:table-cell office:value-type="float" office:value="0" table:formula="of:=[.AJ8]-[.AI8]" table:style-name="ce52">
            <text:p>0</text:p>
          </table:table-cell>
          <table:table-cell office:value-type="float" office:value="0" table:formula="of:=[.AK8]" table:style-name="ce51">
            <text:p>0</text:p>
          </table:table-cell>
          <table:table-cell office:value-type="float" office:value="0" table:formula="of:=[.AL8]-[.AK8]" table:style-name="ce52">
            <text:p>0</text:p>
          </table:table-cell>
          <table:table-cell office:value-type="float" office:value="0" table:formula="of:=[.AM8]" table:style-name="ce51">
            <text:p>0</text:p>
          </table:table-cell>
          <table:table-cell office:value-type="float" office:value="0" table:formula="of:=[.AN8]-[.AM8]" table:style-name="ce52">
            <text:p>0</text:p>
          </table:table-cell>
          <table:table-cell office:value-type="float" office:value="0" table:formula="of:=[.AO8]" table:style-name="ce51">
            <text:p>0</text:p>
          </table:table-cell>
          <table:table-cell office:value-type="float" office:value="0" table:formula="of:=[.AP8]-[.AO8]" table:style-name="ce52">
            <text:p>0</text:p>
          </table:table-cell>
          <table:table-cell table:style-name="ce49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9]" table:style-name="ce50">
            <text:p>0</text:p>
          </table:table-cell>
          <table:table-cell office:value-type="float" office:value="0" table:formula="of:=[.C9]" table:style-name="ce51">
            <text:p>0</text:p>
          </table:table-cell>
          <table:table-cell office:value-type="float" office:value="0" table:formula="of:=[.D9]-[.C9]" table:style-name="ce52">
            <text:p>0</text:p>
          </table:table-cell>
          <table:table-cell office:value-type="float" office:value="0" table:formula="of:=[.E9]" table:style-name="ce51">
            <text:p>0</text:p>
          </table:table-cell>
          <table:table-cell office:value-type="float" office:value="0" table:formula="of:=[.F9]-[.E9]" table:style-name="ce52">
            <text:p>0</text:p>
          </table:table-cell>
          <table:table-cell office:value-type="float" office:value="0" table:formula="of:=[.G9]" table:style-name="ce51">
            <text:p>0</text:p>
          </table:table-cell>
          <table:table-cell office:value-type="float" office:value="0" table:formula="of:=[.H9]-[.G9]" table:style-name="ce52">
            <text:p>0</text:p>
          </table:table-cell>
          <table:table-cell office:value-type="float" office:value="0" table:formula="of:=[.I9]" table:style-name="ce51">
            <text:p>0</text:p>
          </table:table-cell>
          <table:table-cell office:value-type="float" office:value="0" table:formula="of:=[.J9]-[.I9]" table:style-name="ce52">
            <text:p>0</text:p>
          </table:table-cell>
          <table:table-cell office:value-type="float" office:value="0" table:formula="of:=[.K9]" table:style-name="ce51">
            <text:p>0</text:p>
          </table:table-cell>
          <table:table-cell office:value-type="float" office:value="0" table:formula="of:=[.L9]-[.K9]" table:style-name="ce52">
            <text:p>0</text:p>
          </table:table-cell>
          <table:table-cell office:value-type="float" office:value="0" table:formula="of:=[.M9]" table:style-name="ce51">
            <text:p>0</text:p>
          </table:table-cell>
          <table:table-cell office:value-type="float" office:value="0" table:formula="of:=[.N9]-[.M9]" table:style-name="ce52">
            <text:p>0</text:p>
          </table:table-cell>
          <table:table-cell office:value-type="float" office:value="0" table:formula="of:=[.O9]" table:style-name="ce51">
            <text:p>0</text:p>
          </table:table-cell>
          <table:table-cell office:value-type="float" office:value="0" table:formula="of:=[.P9]-[.O9]" table:style-name="ce52">
            <text:p>0</text:p>
          </table:table-cell>
          <table:table-cell office:value-type="float" office:value="0" table:formula="of:=[.Q9]" table:style-name="ce51">
            <text:p>0</text:p>
          </table:table-cell>
          <table:table-cell office:value-type="float" office:value="0" table:formula="of:=[.R9]-[.Q9]" table:style-name="ce52">
            <text:p>0</text:p>
          </table:table-cell>
          <table:table-cell office:value-type="float" office:value="0" table:formula="of:=[.S9]" table:style-name="ce51">
            <text:p>0</text:p>
          </table:table-cell>
          <table:table-cell office:value-type="float" office:value="0" table:formula="of:=[.T9]-[.S9]" table:style-name="ce52">
            <text:p>0</text:p>
          </table:table-cell>
          <table:table-cell office:value-type="float" office:value="0" table:formula="of:=[.U9]" table:style-name="ce51">
            <text:p>0</text:p>
          </table:table-cell>
          <table:table-cell office:value-type="float" office:value="0" table:formula="of:=[.V9]-[.U9]" table:style-name="ce52">
            <text:p>0</text:p>
          </table:table-cell>
          <table:table-cell office:value-type="float" office:value="0" table:formula="of:=[.W9]" table:style-name="ce51">
            <text:p>0</text:p>
          </table:table-cell>
          <table:table-cell office:value-type="float" office:value="0" table:formula="of:=[.X9]-[.W9]" table:style-name="ce52">
            <text:p>0</text:p>
          </table:table-cell>
          <table:table-cell office:value-type="float" office:value="0" table:formula="of:=[.Y9]" table:style-name="ce51">
            <text:p>0</text:p>
          </table:table-cell>
          <table:table-cell office:value-type="float" office:value="0" table:formula="of:=[.Z9]-[.Y9]" table:style-name="ce52">
            <text:p>0</text:p>
          </table:table-cell>
          <table:table-cell office:value-type="float" office:value="0" table:formula="of:=[.AA9]" table:style-name="ce51">
            <text:p>0</text:p>
          </table:table-cell>
          <table:table-cell office:value-type="float" office:value="0" table:formula="of:=[.AB9]-[.AA9]" table:style-name="ce52">
            <text:p>0</text:p>
          </table:table-cell>
          <table:table-cell office:value-type="float" office:value="0" table:formula="of:=[.AC9]" table:style-name="ce51">
            <text:p>0</text:p>
          </table:table-cell>
          <table:table-cell office:value-type="float" office:value="0" table:formula="of:=[.AD9]-[.AC9]" table:style-name="ce52">
            <text:p>0</text:p>
          </table:table-cell>
          <table:table-cell office:value-type="float" office:value="0" table:formula="of:=[.AE9]" table:style-name="ce51">
            <text:p>0</text:p>
          </table:table-cell>
          <table:table-cell office:value-type="float" office:value="0" table:formula="of:=[.AF9]-[.AE9]" table:style-name="ce52">
            <text:p>0</text:p>
          </table:table-cell>
          <table:table-cell office:value-type="float" office:value="0" table:formula="of:=[.AG9]" table:style-name="ce51">
            <text:p>0</text:p>
          </table:table-cell>
          <table:table-cell office:value-type="float" office:value="0" table:formula="of:=[.AH9]-[.AG9]" table:style-name="ce52">
            <text:p>0</text:p>
          </table:table-cell>
          <table:table-cell office:value-type="float" office:value="0" table:formula="of:=[.AI9]" table:style-name="ce51">
            <text:p>0</text:p>
          </table:table-cell>
          <table:table-cell office:value-type="float" office:value="0" table:formula="of:=[.AJ9]-[.AI9]" table:style-name="ce52">
            <text:p>0</text:p>
          </table:table-cell>
          <table:table-cell office:value-type="float" office:value="0" table:formula="of:=[.AK9]" table:style-name="ce51">
            <text:p>0</text:p>
          </table:table-cell>
          <table:table-cell office:value-type="float" office:value="0" table:formula="of:=[.AL9]-[.AK9]" table:style-name="ce52">
            <text:p>0</text:p>
          </table:table-cell>
          <table:table-cell office:value-type="float" office:value="0" table:formula="of:=[.AM9]" table:style-name="ce51">
            <text:p>0</text:p>
          </table:table-cell>
          <table:table-cell office:value-type="float" office:value="0" table:formula="of:=[.AN9]-[.AM9]" table:style-name="ce52">
            <text:p>0</text:p>
          </table:table-cell>
          <table:table-cell office:value-type="float" office:value="0" table:formula="of:=[.AO9]" table:style-name="ce51">
            <text:p>0</text:p>
          </table:table-cell>
          <table:table-cell office:value-type="float" office:value="0" table:formula="of:=[.AP9]-[.AO9]" table:style-name="ce52">
            <text:p>0</text:p>
          </table:table-cell>
          <table:table-cell table:style-name="ce49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0]" table:style-name="ce50">
            <text:p>0</text:p>
          </table:table-cell>
          <table:table-cell office:value-type="float" office:value="0" table:formula="of:=[.C10]" table:style-name="ce51">
            <text:p>0</text:p>
          </table:table-cell>
          <table:table-cell office:value-type="float" office:value="0" table:formula="of:=[.D10]-[.C10]" table:style-name="ce52">
            <text:p>0</text:p>
          </table:table-cell>
          <table:table-cell office:value-type="float" office:value="0" table:formula="of:=[.E10]" table:style-name="ce51">
            <text:p>0</text:p>
          </table:table-cell>
          <table:table-cell office:value-type="float" office:value="0" table:formula="of:=[.F10]-[.E10]" table:style-name="ce52">
            <text:p>0</text:p>
          </table:table-cell>
          <table:table-cell office:value-type="float" office:value="0" table:formula="of:=[.G10]" table:style-name="ce51">
            <text:p>0</text:p>
          </table:table-cell>
          <table:table-cell office:value-type="float" office:value="0" table:formula="of:=[.H10]-[.G10]" table:style-name="ce52">
            <text:p>0</text:p>
          </table:table-cell>
          <table:table-cell office:value-type="float" office:value="0" table:formula="of:=[.I10]" table:style-name="ce51">
            <text:p>0</text:p>
          </table:table-cell>
          <table:table-cell office:value-type="float" office:value="0" table:formula="of:=[.J10]-[.I10]" table:style-name="ce52">
            <text:p>0</text:p>
          </table:table-cell>
          <table:table-cell office:value-type="float" office:value="0" table:formula="of:=[.K10]" table:style-name="ce51">
            <text:p>0</text:p>
          </table:table-cell>
          <table:table-cell office:value-type="float" office:value="0" table:formula="of:=[.L10]-[.K10]" table:style-name="ce52">
            <text:p>0</text:p>
          </table:table-cell>
          <table:table-cell office:value-type="float" office:value="0" table:formula="of:=[.M10]" table:style-name="ce51">
            <text:p>0</text:p>
          </table:table-cell>
          <table:table-cell office:value-type="float" office:value="0" table:formula="of:=[.N10]-[.M10]" table:style-name="ce52">
            <text:p>0</text:p>
          </table:table-cell>
          <table:table-cell office:value-type="float" office:value="0" table:formula="of:=[.O10]" table:style-name="ce51">
            <text:p>0</text:p>
          </table:table-cell>
          <table:table-cell office:value-type="float" office:value="0" table:formula="of:=[.P10]-[.O10]" table:style-name="ce52">
            <text:p>0</text:p>
          </table:table-cell>
          <table:table-cell office:value-type="float" office:value="0" table:formula="of:=[.Q10]" table:style-name="ce51">
            <text:p>0</text:p>
          </table:table-cell>
          <table:table-cell office:value-type="float" office:value="0" table:formula="of:=[.R10]-[.Q10]" table:style-name="ce52">
            <text:p>0</text:p>
          </table:table-cell>
          <table:table-cell office:value-type="float" office:value="0" table:formula="of:=[.S10]" table:style-name="ce51">
            <text:p>0</text:p>
          </table:table-cell>
          <table:table-cell office:value-type="float" office:value="0" table:formula="of:=[.T10]-[.S10]" table:style-name="ce52">
            <text:p>0</text:p>
          </table:table-cell>
          <table:table-cell office:value-type="float" office:value="0" table:formula="of:=[.U10]" table:style-name="ce51">
            <text:p>0</text:p>
          </table:table-cell>
          <table:table-cell office:value-type="float" office:value="0" table:formula="of:=[.V10]-[.U10]" table:style-name="ce52">
            <text:p>0</text:p>
          </table:table-cell>
          <table:table-cell office:value-type="float" office:value="0" table:formula="of:=[.W10]" table:style-name="ce51">
            <text:p>0</text:p>
          </table:table-cell>
          <table:table-cell office:value-type="float" office:value="0" table:formula="of:=[.X10]-[.W10]" table:style-name="ce52">
            <text:p>0</text:p>
          </table:table-cell>
          <table:table-cell office:value-type="float" office:value="0" table:formula="of:=[.Y10]" table:style-name="ce51">
            <text:p>0</text:p>
          </table:table-cell>
          <table:table-cell office:value-type="float" office:value="0" table:formula="of:=[.Z10]-[.Y10]" table:style-name="ce52">
            <text:p>0</text:p>
          </table:table-cell>
          <table:table-cell office:value-type="float" office:value="0" table:formula="of:=[.AA10]" table:style-name="ce51">
            <text:p>0</text:p>
          </table:table-cell>
          <table:table-cell office:value-type="float" office:value="0" table:formula="of:=[.AB10]-[.AA10]" table:style-name="ce52">
            <text:p>0</text:p>
          </table:table-cell>
          <table:table-cell office:value-type="float" office:value="0" table:formula="of:=[.AC10]" table:style-name="ce51">
            <text:p>0</text:p>
          </table:table-cell>
          <table:table-cell office:value-type="float" office:value="0" table:formula="of:=[.AD10]-[.AC10]" table:style-name="ce52">
            <text:p>0</text:p>
          </table:table-cell>
          <table:table-cell office:value-type="float" office:value="0" table:formula="of:=[.AE10]" table:style-name="ce51">
            <text:p>0</text:p>
          </table:table-cell>
          <table:table-cell office:value-type="float" office:value="0" table:formula="of:=[.AF10]-[.AE10]" table:style-name="ce52">
            <text:p>0</text:p>
          </table:table-cell>
          <table:table-cell office:value-type="float" office:value="0" table:formula="of:=[.AG10]" table:style-name="ce51">
            <text:p>0</text:p>
          </table:table-cell>
          <table:table-cell office:value-type="float" office:value="0" table:formula="of:=[.AH10]-[.AG10]" table:style-name="ce52">
            <text:p>0</text:p>
          </table:table-cell>
          <table:table-cell office:value-type="float" office:value="0" table:formula="of:=[.AI10]" table:style-name="ce51">
            <text:p>0</text:p>
          </table:table-cell>
          <table:table-cell office:value-type="float" office:value="0" table:formula="of:=[.AJ10]-[.AI10]" table:style-name="ce52">
            <text:p>0</text:p>
          </table:table-cell>
          <table:table-cell office:value-type="float" office:value="0" table:formula="of:=[.AK10]" table:style-name="ce51">
            <text:p>0</text:p>
          </table:table-cell>
          <table:table-cell office:value-type="float" office:value="0" table:formula="of:=[.AL10]-[.AK10]" table:style-name="ce52">
            <text:p>0</text:p>
          </table:table-cell>
          <table:table-cell office:value-type="float" office:value="0" table:formula="of:=[.AM10]" table:style-name="ce51">
            <text:p>0</text:p>
          </table:table-cell>
          <table:table-cell office:value-type="float" office:value="0" table:formula="of:=[.AN10]-[.AM10]" table:style-name="ce52">
            <text:p>0</text:p>
          </table:table-cell>
          <table:table-cell office:value-type="float" office:value="0" table:formula="of:=[.AO10]" table:style-name="ce51">
            <text:p>0</text:p>
          </table:table-cell>
          <table:table-cell office:value-type="float" office:value="0" table:formula="of:=[.AP10]-[.AO10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1]" table:style-name="ce50">
            <text:p>0</text:p>
          </table:table-cell>
          <table:table-cell office:value-type="float" office:value="0" table:formula="of:=[.C11]" table:style-name="ce51">
            <text:p>0</text:p>
          </table:table-cell>
          <table:table-cell office:value-type="float" office:value="0" table:formula="of:=[.D11]-[.C11]" table:style-name="ce52">
            <text:p>0</text:p>
          </table:table-cell>
          <table:table-cell office:value-type="float" office:value="0" table:formula="of:=[.E11]" table:style-name="ce51">
            <text:p>0</text:p>
          </table:table-cell>
          <table:table-cell office:value-type="float" office:value="0" table:formula="of:=[.F11]-[.E11]" table:style-name="ce52">
            <text:p>0</text:p>
          </table:table-cell>
          <table:table-cell office:value-type="float" office:value="0" table:formula="of:=[.G11]" table:style-name="ce51">
            <text:p>0</text:p>
          </table:table-cell>
          <table:table-cell office:value-type="float" office:value="0" table:formula="of:=[.H11]-[.G11]" table:style-name="ce52">
            <text:p>0</text:p>
          </table:table-cell>
          <table:table-cell office:value-type="float" office:value="0" table:formula="of:=[.I11]" table:style-name="ce51">
            <text:p>0</text:p>
          </table:table-cell>
          <table:table-cell office:value-type="float" office:value="0" table:formula="of:=[.J11]-[.I11]" table:style-name="ce52">
            <text:p>0</text:p>
          </table:table-cell>
          <table:table-cell office:value-type="float" office:value="0" table:formula="of:=[.K11]" table:style-name="ce51">
            <text:p>0</text:p>
          </table:table-cell>
          <table:table-cell office:value-type="float" office:value="0" table:formula="of:=[.L11]-[.K11]" table:style-name="ce52">
            <text:p>0</text:p>
          </table:table-cell>
          <table:table-cell office:value-type="float" office:value="0" table:formula="of:=[.M11]" table:style-name="ce51">
            <text:p>0</text:p>
          </table:table-cell>
          <table:table-cell office:value-type="float" office:value="0" table:formula="of:=[.N11]-[.M11]" table:style-name="ce52">
            <text:p>0</text:p>
          </table:table-cell>
          <table:table-cell office:value-type="float" office:value="0" table:formula="of:=[.O11]" table:style-name="ce51">
            <text:p>0</text:p>
          </table:table-cell>
          <table:table-cell office:value-type="float" office:value="0" table:formula="of:=[.P11]-[.O11]" table:style-name="ce52">
            <text:p>0</text:p>
          </table:table-cell>
          <table:table-cell office:value-type="float" office:value="0" table:formula="of:=[.Q11]" table:style-name="ce51">
            <text:p>0</text:p>
          </table:table-cell>
          <table:table-cell office:value-type="float" office:value="0" table:formula="of:=[.R11]-[.Q11]" table:style-name="ce52">
            <text:p>0</text:p>
          </table:table-cell>
          <table:table-cell office:value-type="float" office:value="0" table:formula="of:=[.S11]" table:style-name="ce51">
            <text:p>0</text:p>
          </table:table-cell>
          <table:table-cell office:value-type="float" office:value="0" table:formula="of:=[.T11]-[.S11]" table:style-name="ce52">
            <text:p>0</text:p>
          </table:table-cell>
          <table:table-cell office:value-type="float" office:value="0" table:formula="of:=[.U11]" table:style-name="ce51">
            <text:p>0</text:p>
          </table:table-cell>
          <table:table-cell office:value-type="float" office:value="0" table:formula="of:=[.V11]-[.U11]" table:style-name="ce52">
            <text:p>0</text:p>
          </table:table-cell>
          <table:table-cell office:value-type="float" office:value="0" table:formula="of:=[.W11]" table:style-name="ce51">
            <text:p>0</text:p>
          </table:table-cell>
          <table:table-cell office:value-type="float" office:value="0" table:formula="of:=[.X11]-[.W11]" table:style-name="ce52">
            <text:p>0</text:p>
          </table:table-cell>
          <table:table-cell office:value-type="float" office:value="0" table:formula="of:=[.Y11]" table:style-name="ce51">
            <text:p>0</text:p>
          </table:table-cell>
          <table:table-cell office:value-type="float" office:value="0" table:formula="of:=[.Z11]-[.Y11]" table:style-name="ce52">
            <text:p>0</text:p>
          </table:table-cell>
          <table:table-cell office:value-type="float" office:value="0" table:formula="of:=[.AA11]" table:style-name="ce51">
            <text:p>0</text:p>
          </table:table-cell>
          <table:table-cell office:value-type="float" office:value="0" table:formula="of:=[.AB11]-[.AA11]" table:style-name="ce52">
            <text:p>0</text:p>
          </table:table-cell>
          <table:table-cell office:value-type="float" office:value="0" table:formula="of:=[.AC11]" table:style-name="ce51">
            <text:p>0</text:p>
          </table:table-cell>
          <table:table-cell office:value-type="float" office:value="0" table:formula="of:=[.AD11]-[.AC11]" table:style-name="ce52">
            <text:p>0</text:p>
          </table:table-cell>
          <table:table-cell office:value-type="float" office:value="0" table:formula="of:=[.AE11]" table:style-name="ce51">
            <text:p>0</text:p>
          </table:table-cell>
          <table:table-cell office:value-type="float" office:value="0" table:formula="of:=[.AF11]-[.AE11]" table:style-name="ce52">
            <text:p>0</text:p>
          </table:table-cell>
          <table:table-cell office:value-type="float" office:value="0" table:formula="of:=[.AG11]" table:style-name="ce51">
            <text:p>0</text:p>
          </table:table-cell>
          <table:table-cell office:value-type="float" office:value="0" table:formula="of:=[.AH11]-[.AG11]" table:style-name="ce52">
            <text:p>0</text:p>
          </table:table-cell>
          <table:table-cell office:value-type="float" office:value="0" table:formula="of:=[.AI11]" table:style-name="ce51">
            <text:p>0</text:p>
          </table:table-cell>
          <table:table-cell office:value-type="float" office:value="0" table:formula="of:=[.AJ11]-[.AI11]" table:style-name="ce52">
            <text:p>0</text:p>
          </table:table-cell>
          <table:table-cell office:value-type="float" office:value="0" table:formula="of:=[.AK11]" table:style-name="ce51">
            <text:p>0</text:p>
          </table:table-cell>
          <table:table-cell office:value-type="float" office:value="0" table:formula="of:=[.AL11]-[.AK11]" table:style-name="ce52">
            <text:p>0</text:p>
          </table:table-cell>
          <table:table-cell office:value-type="float" office:value="0" table:formula="of:=[.AM11]" table:style-name="ce51">
            <text:p>0</text:p>
          </table:table-cell>
          <table:table-cell office:value-type="float" office:value="0" table:formula="of:=[.AN11]-[.AM11]" table:style-name="ce52">
            <text:p>0</text:p>
          </table:table-cell>
          <table:table-cell office:value-type="float" office:value="0" table:formula="of:=[.AO11]" table:style-name="ce51">
            <text:p>0</text:p>
          </table:table-cell>
          <table:table-cell office:value-type="float" office:value="0" table:formula="of:=[.AP11]-[.AO11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2]" table:style-name="ce50">
            <text:p>0</text:p>
          </table:table-cell>
          <table:table-cell office:value-type="float" office:value="0" table:formula="of:=[.C12]" table:style-name="ce51">
            <text:p>0</text:p>
          </table:table-cell>
          <table:table-cell office:value-type="float" office:value="0" table:formula="of:=[.D12]-[.C12]" table:style-name="ce52">
            <text:p>0</text:p>
          </table:table-cell>
          <table:table-cell office:value-type="float" office:value="0" table:formula="of:=[.E12]" table:style-name="ce51">
            <text:p>0</text:p>
          </table:table-cell>
          <table:table-cell office:value-type="float" office:value="0" table:formula="of:=[.F12]-[.E12]" table:style-name="ce52">
            <text:p>0</text:p>
          </table:table-cell>
          <table:table-cell office:value-type="float" office:value="0" table:formula="of:=[.G12]" table:style-name="ce51">
            <text:p>0</text:p>
          </table:table-cell>
          <table:table-cell office:value-type="float" office:value="0" table:formula="of:=[.H12]-[.G12]" table:style-name="ce52">
            <text:p>0</text:p>
          </table:table-cell>
          <table:table-cell office:value-type="float" office:value="0" table:formula="of:=[.I12]" table:style-name="ce51">
            <text:p>0</text:p>
          </table:table-cell>
          <table:table-cell office:value-type="float" office:value="0" table:formula="of:=[.J12]-[.I12]" table:style-name="ce52">
            <text:p>0</text:p>
          </table:table-cell>
          <table:table-cell office:value-type="float" office:value="0" table:formula="of:=[.K12]" table:style-name="ce51">
            <text:p>0</text:p>
          </table:table-cell>
          <table:table-cell office:value-type="float" office:value="0" table:formula="of:=[.L12]-[.K12]" table:style-name="ce52">
            <text:p>0</text:p>
          </table:table-cell>
          <table:table-cell office:value-type="float" office:value="0" table:formula="of:=[.M12]" table:style-name="ce51">
            <text:p>0</text:p>
          </table:table-cell>
          <table:table-cell office:value-type="float" office:value="0" table:formula="of:=[.N12]-[.M12]" table:style-name="ce52">
            <text:p>0</text:p>
          </table:table-cell>
          <table:table-cell office:value-type="float" office:value="0" table:formula="of:=[.O12]" table:style-name="ce51">
            <text:p>0</text:p>
          </table:table-cell>
          <table:table-cell office:value-type="float" office:value="0" table:formula="of:=[.P12]-[.O12]" table:style-name="ce52">
            <text:p>0</text:p>
          </table:table-cell>
          <table:table-cell office:value-type="float" office:value="0" table:formula="of:=[.Q12]" table:style-name="ce51">
            <text:p>0</text:p>
          </table:table-cell>
          <table:table-cell office:value-type="float" office:value="0" table:formula="of:=[.R12]-[.Q12]" table:style-name="ce52">
            <text:p>0</text:p>
          </table:table-cell>
          <table:table-cell office:value-type="float" office:value="0" table:formula="of:=[.S12]" table:style-name="ce51">
            <text:p>0</text:p>
          </table:table-cell>
          <table:table-cell office:value-type="float" office:value="0" table:formula="of:=[.T12]-[.S12]" table:style-name="ce52">
            <text:p>0</text:p>
          </table:table-cell>
          <table:table-cell office:value-type="float" office:value="0" table:formula="of:=[.U12]" table:style-name="ce51">
            <text:p>0</text:p>
          </table:table-cell>
          <table:table-cell office:value-type="float" office:value="0" table:formula="of:=[.V12]-[.U12]" table:style-name="ce52">
            <text:p>0</text:p>
          </table:table-cell>
          <table:table-cell office:value-type="float" office:value="0" table:formula="of:=[.W12]" table:style-name="ce51">
            <text:p>0</text:p>
          </table:table-cell>
          <table:table-cell office:value-type="float" office:value="0" table:formula="of:=[.X12]-[.W12]" table:style-name="ce52">
            <text:p>0</text:p>
          </table:table-cell>
          <table:table-cell office:value-type="float" office:value="0" table:formula="of:=[.Y12]" table:style-name="ce51">
            <text:p>0</text:p>
          </table:table-cell>
          <table:table-cell office:value-type="float" office:value="0" table:formula="of:=[.Z12]-[.Y12]" table:style-name="ce52">
            <text:p>0</text:p>
          </table:table-cell>
          <table:table-cell office:value-type="float" office:value="0" table:formula="of:=[.AA12]" table:style-name="ce51">
            <text:p>0</text:p>
          </table:table-cell>
          <table:table-cell office:value-type="float" office:value="0" table:formula="of:=[.AB12]-[.AA12]" table:style-name="ce52">
            <text:p>0</text:p>
          </table:table-cell>
          <table:table-cell office:value-type="float" office:value="0" table:formula="of:=[.AC12]" table:style-name="ce51">
            <text:p>0</text:p>
          </table:table-cell>
          <table:table-cell office:value-type="float" office:value="0" table:formula="of:=[.AD12]-[.AC12]" table:style-name="ce52">
            <text:p>0</text:p>
          </table:table-cell>
          <table:table-cell office:value-type="float" office:value="0" table:formula="of:=[.AE12]" table:style-name="ce51">
            <text:p>0</text:p>
          </table:table-cell>
          <table:table-cell office:value-type="float" office:value="0" table:formula="of:=[.AF12]-[.AE12]" table:style-name="ce52">
            <text:p>0</text:p>
          </table:table-cell>
          <table:table-cell office:value-type="float" office:value="0" table:formula="of:=[.AG12]" table:style-name="ce51">
            <text:p>0</text:p>
          </table:table-cell>
          <table:table-cell office:value-type="float" office:value="0" table:formula="of:=[.AH12]-[.AG12]" table:style-name="ce52">
            <text:p>0</text:p>
          </table:table-cell>
          <table:table-cell office:value-type="float" office:value="0" table:formula="of:=[.AI12]" table:style-name="ce51">
            <text:p>0</text:p>
          </table:table-cell>
          <table:table-cell office:value-type="float" office:value="0" table:formula="of:=[.AJ12]-[.AI12]" table:style-name="ce52">
            <text:p>0</text:p>
          </table:table-cell>
          <table:table-cell office:value-type="float" office:value="0" table:formula="of:=[.AK12]" table:style-name="ce51">
            <text:p>0</text:p>
          </table:table-cell>
          <table:table-cell office:value-type="float" office:value="0" table:formula="of:=[.AL12]-[.AK12]" table:style-name="ce52">
            <text:p>0</text:p>
          </table:table-cell>
          <table:table-cell office:value-type="float" office:value="0" table:formula="of:=[.AM12]" table:style-name="ce51">
            <text:p>0</text:p>
          </table:table-cell>
          <table:table-cell office:value-type="float" office:value="0" table:formula="of:=[.AN12]-[.AM12]" table:style-name="ce52">
            <text:p>0</text:p>
          </table:table-cell>
          <table:table-cell office:value-type="float" office:value="0" table:formula="of:=[.AO12]" table:style-name="ce51">
            <text:p>0</text:p>
          </table:table-cell>
          <table:table-cell office:value-type="float" office:value="0" table:formula="of:=[.AP12]-[.AO12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3]" table:style-name="ce50">
            <text:p>0</text:p>
          </table:table-cell>
          <table:table-cell office:value-type="float" office:value="0" table:formula="of:=[.C13]" table:style-name="ce51">
            <text:p>0</text:p>
          </table:table-cell>
          <table:table-cell office:value-type="float" office:value="0" table:formula="of:=[.D13]-[.C13]" table:style-name="ce52">
            <text:p>0</text:p>
          </table:table-cell>
          <table:table-cell office:value-type="float" office:value="0" table:formula="of:=[.E13]" table:style-name="ce51">
            <text:p>0</text:p>
          </table:table-cell>
          <table:table-cell office:value-type="float" office:value="0" table:formula="of:=[.F13]-[.E13]" table:style-name="ce52">
            <text:p>0</text:p>
          </table:table-cell>
          <table:table-cell office:value-type="float" office:value="0" table:formula="of:=[.G13]" table:style-name="ce51">
            <text:p>0</text:p>
          </table:table-cell>
          <table:table-cell office:value-type="float" office:value="0" table:formula="of:=[.H13]-[.G13]" table:style-name="ce52">
            <text:p>0</text:p>
          </table:table-cell>
          <table:table-cell office:value-type="float" office:value="0" table:formula="of:=[.I13]" table:style-name="ce51">
            <text:p>0</text:p>
          </table:table-cell>
          <table:table-cell office:value-type="float" office:value="0" table:formula="of:=[.J13]-[.I13]" table:style-name="ce52">
            <text:p>0</text:p>
          </table:table-cell>
          <table:table-cell office:value-type="float" office:value="0" table:formula="of:=[.K13]" table:style-name="ce51">
            <text:p>0</text:p>
          </table:table-cell>
          <table:table-cell office:value-type="float" office:value="0" table:formula="of:=[.L13]-[.K13]" table:style-name="ce52">
            <text:p>0</text:p>
          </table:table-cell>
          <table:table-cell office:value-type="float" office:value="0" table:formula="of:=[.M13]" table:style-name="ce51">
            <text:p>0</text:p>
          </table:table-cell>
          <table:table-cell office:value-type="float" office:value="0" table:formula="of:=[.N13]-[.M13]" table:style-name="ce52">
            <text:p>0</text:p>
          </table:table-cell>
          <table:table-cell office:value-type="float" office:value="0" table:formula="of:=[.O13]" table:style-name="ce51">
            <text:p>0</text:p>
          </table:table-cell>
          <table:table-cell office:value-type="float" office:value="0" table:formula="of:=[.P13]-[.O13]" table:style-name="ce52">
            <text:p>0</text:p>
          </table:table-cell>
          <table:table-cell office:value-type="float" office:value="0" table:formula="of:=[.Q13]" table:style-name="ce51">
            <text:p>0</text:p>
          </table:table-cell>
          <table:table-cell office:value-type="float" office:value="0" table:formula="of:=[.R13]-[.Q13]" table:style-name="ce52">
            <text:p>0</text:p>
          </table:table-cell>
          <table:table-cell office:value-type="float" office:value="0" table:formula="of:=[.S13]" table:style-name="ce51">
            <text:p>0</text:p>
          </table:table-cell>
          <table:table-cell office:value-type="float" office:value="0" table:formula="of:=[.T13]-[.S13]" table:style-name="ce52">
            <text:p>0</text:p>
          </table:table-cell>
          <table:table-cell office:value-type="float" office:value="0" table:formula="of:=[.U13]" table:style-name="ce51">
            <text:p>0</text:p>
          </table:table-cell>
          <table:table-cell office:value-type="float" office:value="0" table:formula="of:=[.V13]-[.U13]" table:style-name="ce52">
            <text:p>0</text:p>
          </table:table-cell>
          <table:table-cell office:value-type="float" office:value="0" table:formula="of:=[.W13]" table:style-name="ce51">
            <text:p>0</text:p>
          </table:table-cell>
          <table:table-cell office:value-type="float" office:value="0" table:formula="of:=[.X13]-[.W13]" table:style-name="ce52">
            <text:p>0</text:p>
          </table:table-cell>
          <table:table-cell office:value-type="float" office:value="0" table:formula="of:=[.Y13]" table:style-name="ce51">
            <text:p>0</text:p>
          </table:table-cell>
          <table:table-cell office:value-type="float" office:value="0" table:formula="of:=[.Z13]-[.Y13]" table:style-name="ce52">
            <text:p>0</text:p>
          </table:table-cell>
          <table:table-cell office:value-type="float" office:value="0" table:formula="of:=[.AA13]" table:style-name="ce51">
            <text:p>0</text:p>
          </table:table-cell>
          <table:table-cell office:value-type="float" office:value="0" table:formula="of:=[.AB13]-[.AA13]" table:style-name="ce52">
            <text:p>0</text:p>
          </table:table-cell>
          <table:table-cell office:value-type="float" office:value="0" table:formula="of:=[.AC13]" table:style-name="ce51">
            <text:p>0</text:p>
          </table:table-cell>
          <table:table-cell office:value-type="float" office:value="0" table:formula="of:=[.AD13]-[.AC13]" table:style-name="ce52">
            <text:p>0</text:p>
          </table:table-cell>
          <table:table-cell office:value-type="float" office:value="0" table:formula="of:=[.AE13]" table:style-name="ce51">
            <text:p>0</text:p>
          </table:table-cell>
          <table:table-cell office:value-type="float" office:value="0" table:formula="of:=[.AF13]-[.AE13]" table:style-name="ce52">
            <text:p>0</text:p>
          </table:table-cell>
          <table:table-cell office:value-type="float" office:value="0" table:formula="of:=[.AG13]" table:style-name="ce51">
            <text:p>0</text:p>
          </table:table-cell>
          <table:table-cell office:value-type="float" office:value="0" table:formula="of:=[.AH13]-[.AG13]" table:style-name="ce52">
            <text:p>0</text:p>
          </table:table-cell>
          <table:table-cell office:value-type="float" office:value="0" table:formula="of:=[.AI13]" table:style-name="ce51">
            <text:p>0</text:p>
          </table:table-cell>
          <table:table-cell office:value-type="float" office:value="0" table:formula="of:=[.AJ13]-[.AI13]" table:style-name="ce52">
            <text:p>0</text:p>
          </table:table-cell>
          <table:table-cell office:value-type="float" office:value="0" table:formula="of:=[.AK13]" table:style-name="ce51">
            <text:p>0</text:p>
          </table:table-cell>
          <table:table-cell office:value-type="float" office:value="0" table:formula="of:=[.AL13]-[.AK13]" table:style-name="ce52">
            <text:p>0</text:p>
          </table:table-cell>
          <table:table-cell office:value-type="float" office:value="0" table:formula="of:=[.AM13]" table:style-name="ce51">
            <text:p>0</text:p>
          </table:table-cell>
          <table:table-cell office:value-type="float" office:value="0" table:formula="of:=[.AN13]-[.AM13]" table:style-name="ce52">
            <text:p>0</text:p>
          </table:table-cell>
          <table:table-cell office:value-type="float" office:value="0" table:formula="of:=[.AO13]" table:style-name="ce51">
            <text:p>0</text:p>
          </table:table-cell>
          <table:table-cell office:value-type="float" office:value="0" table:formula="of:=[.AP13]-[.AO13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4]" table:style-name="ce50">
            <text:p>0</text:p>
          </table:table-cell>
          <table:table-cell office:value-type="float" office:value="0" table:formula="of:=[.C14]" table:style-name="ce51">
            <text:p>0</text:p>
          </table:table-cell>
          <table:table-cell office:value-type="float" office:value="0" table:formula="of:=[.D14]-[.C14]" table:style-name="ce52">
            <text:p>0</text:p>
          </table:table-cell>
          <table:table-cell office:value-type="float" office:value="0" table:formula="of:=[.E14]" table:style-name="ce51">
            <text:p>0</text:p>
          </table:table-cell>
          <table:table-cell office:value-type="float" office:value="0" table:formula="of:=[.F14]-[.E14]" table:style-name="ce52">
            <text:p>0</text:p>
          </table:table-cell>
          <table:table-cell office:value-type="float" office:value="0" table:formula="of:=[.G14]" table:style-name="ce51">
            <text:p>0</text:p>
          </table:table-cell>
          <table:table-cell office:value-type="float" office:value="0" table:formula="of:=[.H14]-[.G14]" table:style-name="ce52">
            <text:p>0</text:p>
          </table:table-cell>
          <table:table-cell office:value-type="float" office:value="0" table:formula="of:=[.I14]" table:style-name="ce51">
            <text:p>0</text:p>
          </table:table-cell>
          <table:table-cell office:value-type="float" office:value="0" table:formula="of:=[.J14]-[.I14]" table:style-name="ce52">
            <text:p>0</text:p>
          </table:table-cell>
          <table:table-cell office:value-type="float" office:value="0" table:formula="of:=[.K14]" table:style-name="ce51">
            <text:p>0</text:p>
          </table:table-cell>
          <table:table-cell office:value-type="float" office:value="0" table:formula="of:=[.L14]-[.K14]" table:style-name="ce52">
            <text:p>0</text:p>
          </table:table-cell>
          <table:table-cell office:value-type="float" office:value="0" table:formula="of:=[.M14]" table:style-name="ce51">
            <text:p>0</text:p>
          </table:table-cell>
          <table:table-cell office:value-type="float" office:value="0" table:formula="of:=[.N14]-[.M14]" table:style-name="ce52">
            <text:p>0</text:p>
          </table:table-cell>
          <table:table-cell office:value-type="float" office:value="0" table:formula="of:=[.O14]" table:style-name="ce51">
            <text:p>0</text:p>
          </table:table-cell>
          <table:table-cell office:value-type="float" office:value="0" table:formula="of:=[.P14]-[.O14]" table:style-name="ce52">
            <text:p>0</text:p>
          </table:table-cell>
          <table:table-cell office:value-type="float" office:value="0" table:formula="of:=[.Q14]" table:style-name="ce51">
            <text:p>0</text:p>
          </table:table-cell>
          <table:table-cell office:value-type="float" office:value="0" table:formula="of:=[.R14]-[.Q14]" table:style-name="ce52">
            <text:p>0</text:p>
          </table:table-cell>
          <table:table-cell office:value-type="float" office:value="0" table:formula="of:=[.S14]" table:style-name="ce51">
            <text:p>0</text:p>
          </table:table-cell>
          <table:table-cell office:value-type="float" office:value="0" table:formula="of:=[.T14]-[.S14]" table:style-name="ce52">
            <text:p>0</text:p>
          </table:table-cell>
          <table:table-cell office:value-type="float" office:value="0" table:formula="of:=[.U14]" table:style-name="ce51">
            <text:p>0</text:p>
          </table:table-cell>
          <table:table-cell office:value-type="float" office:value="0" table:formula="of:=[.V14]-[.U14]" table:style-name="ce52">
            <text:p>0</text:p>
          </table:table-cell>
          <table:table-cell office:value-type="float" office:value="0" table:formula="of:=[.W14]" table:style-name="ce51">
            <text:p>0</text:p>
          </table:table-cell>
          <table:table-cell office:value-type="float" office:value="0" table:formula="of:=[.X14]-[.W14]" table:style-name="ce52">
            <text:p>0</text:p>
          </table:table-cell>
          <table:table-cell office:value-type="float" office:value="0" table:formula="of:=[.Y14]" table:style-name="ce51">
            <text:p>0</text:p>
          </table:table-cell>
          <table:table-cell office:value-type="float" office:value="0" table:formula="of:=[.Z14]-[.Y14]" table:style-name="ce52">
            <text:p>0</text:p>
          </table:table-cell>
          <table:table-cell office:value-type="float" office:value="0" table:formula="of:=[.AA14]" table:style-name="ce51">
            <text:p>0</text:p>
          </table:table-cell>
          <table:table-cell office:value-type="float" office:value="0" table:formula="of:=[.AB14]-[.AA14]" table:style-name="ce52">
            <text:p>0</text:p>
          </table:table-cell>
          <table:table-cell office:value-type="float" office:value="0" table:formula="of:=[.AC14]" table:style-name="ce51">
            <text:p>0</text:p>
          </table:table-cell>
          <table:table-cell office:value-type="float" office:value="0" table:formula="of:=[.AD14]-[.AC14]" table:style-name="ce52">
            <text:p>0</text:p>
          </table:table-cell>
          <table:table-cell office:value-type="float" office:value="0" table:formula="of:=[.AE14]" table:style-name="ce51">
            <text:p>0</text:p>
          </table:table-cell>
          <table:table-cell office:value-type="float" office:value="0" table:formula="of:=[.AF14]-[.AE14]" table:style-name="ce52">
            <text:p>0</text:p>
          </table:table-cell>
          <table:table-cell office:value-type="float" office:value="0" table:formula="of:=[.AG14]" table:style-name="ce51">
            <text:p>0</text:p>
          </table:table-cell>
          <table:table-cell office:value-type="float" office:value="0" table:formula="of:=[.AH14]-[.AG14]" table:style-name="ce52">
            <text:p>0</text:p>
          </table:table-cell>
          <table:table-cell office:value-type="float" office:value="0" table:formula="of:=[.AI14]" table:style-name="ce51">
            <text:p>0</text:p>
          </table:table-cell>
          <table:table-cell office:value-type="float" office:value="0" table:formula="of:=[.AJ14]-[.AI14]" table:style-name="ce52">
            <text:p>0</text:p>
          </table:table-cell>
          <table:table-cell office:value-type="float" office:value="0" table:formula="of:=[.AK14]" table:style-name="ce51">
            <text:p>0</text:p>
          </table:table-cell>
          <table:table-cell office:value-type="float" office:value="0" table:formula="of:=[.AL14]-[.AK14]" table:style-name="ce52">
            <text:p>0</text:p>
          </table:table-cell>
          <table:table-cell office:value-type="float" office:value="0" table:formula="of:=[.AM14]" table:style-name="ce51">
            <text:p>0</text:p>
          </table:table-cell>
          <table:table-cell office:value-type="float" office:value="0" table:formula="of:=[.AN14]-[.AM14]" table:style-name="ce52">
            <text:p>0</text:p>
          </table:table-cell>
          <table:table-cell office:value-type="float" office:value="0" table:formula="of:=[.AO14]" table:style-name="ce51">
            <text:p>0</text:p>
          </table:table-cell>
          <table:table-cell office:value-type="float" office:value="0" table:formula="of:=[.AP14]-[.AO14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5]" table:style-name="ce50">
            <text:p>0</text:p>
          </table:table-cell>
          <table:table-cell office:value-type="float" office:value="0" table:formula="of:=[.C15]" table:style-name="ce51">
            <text:p>0</text:p>
          </table:table-cell>
          <table:table-cell office:value-type="float" office:value="0" table:formula="of:=[.D15]-[.C15]" table:style-name="ce52">
            <text:p>0</text:p>
          </table:table-cell>
          <table:table-cell office:value-type="float" office:value="0" table:formula="of:=[.E15]" table:style-name="ce51">
            <text:p>0</text:p>
          </table:table-cell>
          <table:table-cell office:value-type="float" office:value="0" table:formula="of:=[.F15]-[.E15]" table:style-name="ce52">
            <text:p>0</text:p>
          </table:table-cell>
          <table:table-cell office:value-type="float" office:value="0" table:formula="of:=[.G15]" table:style-name="ce51">
            <text:p>0</text:p>
          </table:table-cell>
          <table:table-cell office:value-type="float" office:value="0" table:formula="of:=[.H15]-[.G15]" table:style-name="ce52">
            <text:p>0</text:p>
          </table:table-cell>
          <table:table-cell office:value-type="float" office:value="0" table:formula="of:=[.I15]" table:style-name="ce51">
            <text:p>0</text:p>
          </table:table-cell>
          <table:table-cell office:value-type="float" office:value="0" table:formula="of:=[.J15]-[.I15]" table:style-name="ce52">
            <text:p>0</text:p>
          </table:table-cell>
          <table:table-cell office:value-type="float" office:value="0" table:formula="of:=[.K15]" table:style-name="ce51">
            <text:p>0</text:p>
          </table:table-cell>
          <table:table-cell office:value-type="float" office:value="0" table:formula="of:=[.L15]-[.K15]" table:style-name="ce52">
            <text:p>0</text:p>
          </table:table-cell>
          <table:table-cell office:value-type="float" office:value="0" table:formula="of:=[.M15]" table:style-name="ce51">
            <text:p>0</text:p>
          </table:table-cell>
          <table:table-cell office:value-type="float" office:value="0" table:formula="of:=[.N15]-[.M15]" table:style-name="ce52">
            <text:p>0</text:p>
          </table:table-cell>
          <table:table-cell office:value-type="float" office:value="0" table:formula="of:=[.O15]" table:style-name="ce51">
            <text:p>0</text:p>
          </table:table-cell>
          <table:table-cell office:value-type="float" office:value="0" table:formula="of:=[.P15]-[.O15]" table:style-name="ce52">
            <text:p>0</text:p>
          </table:table-cell>
          <table:table-cell office:value-type="float" office:value="0" table:formula="of:=[.Q15]" table:style-name="ce51">
            <text:p>0</text:p>
          </table:table-cell>
          <table:table-cell office:value-type="float" office:value="0" table:formula="of:=[.R15]-[.Q15]" table:style-name="ce52">
            <text:p>0</text:p>
          </table:table-cell>
          <table:table-cell office:value-type="float" office:value="0" table:formula="of:=[.S15]" table:style-name="ce51">
            <text:p>0</text:p>
          </table:table-cell>
          <table:table-cell office:value-type="float" office:value="0" table:formula="of:=[.T15]-[.S15]" table:style-name="ce52">
            <text:p>0</text:p>
          </table:table-cell>
          <table:table-cell office:value-type="float" office:value="0" table:formula="of:=[.U15]" table:style-name="ce51">
            <text:p>0</text:p>
          </table:table-cell>
          <table:table-cell office:value-type="float" office:value="0" table:formula="of:=[.V15]-[.U15]" table:style-name="ce52">
            <text:p>0</text:p>
          </table:table-cell>
          <table:table-cell office:value-type="float" office:value="0" table:formula="of:=[.W15]" table:style-name="ce51">
            <text:p>0</text:p>
          </table:table-cell>
          <table:table-cell office:value-type="float" office:value="0" table:formula="of:=[.X15]-[.W15]" table:style-name="ce52">
            <text:p>0</text:p>
          </table:table-cell>
          <table:table-cell office:value-type="float" office:value="0" table:formula="of:=[.Y15]" table:style-name="ce51">
            <text:p>0</text:p>
          </table:table-cell>
          <table:table-cell office:value-type="float" office:value="0" table:formula="of:=[.Z15]-[.Y15]" table:style-name="ce52">
            <text:p>0</text:p>
          </table:table-cell>
          <table:table-cell office:value-type="float" office:value="0" table:formula="of:=[.AA15]" table:style-name="ce51">
            <text:p>0</text:p>
          </table:table-cell>
          <table:table-cell office:value-type="float" office:value="0" table:formula="of:=[.AB15]-[.AA15]" table:style-name="ce52">
            <text:p>0</text:p>
          </table:table-cell>
          <table:table-cell office:value-type="float" office:value="0" table:formula="of:=[.AC15]" table:style-name="ce51">
            <text:p>0</text:p>
          </table:table-cell>
          <table:table-cell office:value-type="float" office:value="0" table:formula="of:=[.AD15]-[.AC15]" table:style-name="ce52">
            <text:p>0</text:p>
          </table:table-cell>
          <table:table-cell office:value-type="float" office:value="0" table:formula="of:=[.AE15]" table:style-name="ce51">
            <text:p>0</text:p>
          </table:table-cell>
          <table:table-cell office:value-type="float" office:value="0" table:formula="of:=[.AF15]-[.AE15]" table:style-name="ce52">
            <text:p>0</text:p>
          </table:table-cell>
          <table:table-cell office:value-type="float" office:value="0" table:formula="of:=[.AG15]" table:style-name="ce51">
            <text:p>0</text:p>
          </table:table-cell>
          <table:table-cell office:value-type="float" office:value="0" table:formula="of:=[.AH15]-[.AG15]" table:style-name="ce52">
            <text:p>0</text:p>
          </table:table-cell>
          <table:table-cell office:value-type="float" office:value="0" table:formula="of:=[.AI15]" table:style-name="ce51">
            <text:p>0</text:p>
          </table:table-cell>
          <table:table-cell office:value-type="float" office:value="0" table:formula="of:=[.AJ15]-[.AI15]" table:style-name="ce52">
            <text:p>0</text:p>
          </table:table-cell>
          <table:table-cell office:value-type="float" office:value="0" table:formula="of:=[.AK15]" table:style-name="ce51">
            <text:p>0</text:p>
          </table:table-cell>
          <table:table-cell office:value-type="float" office:value="0" table:formula="of:=[.AL15]-[.AK15]" table:style-name="ce52">
            <text:p>0</text:p>
          </table:table-cell>
          <table:table-cell office:value-type="float" office:value="0" table:formula="of:=[.AM15]" table:style-name="ce51">
            <text:p>0</text:p>
          </table:table-cell>
          <table:table-cell office:value-type="float" office:value="0" table:formula="of:=[.AN15]-[.AM15]" table:style-name="ce52">
            <text:p>0</text:p>
          </table:table-cell>
          <table:table-cell office:value-type="float" office:value="0" table:formula="of:=[.AO15]" table:style-name="ce51">
            <text:p>0</text:p>
          </table:table-cell>
          <table:table-cell office:value-type="float" office:value="0" table:formula="of:=[.AP15]-[.AO15]" table:style-name="ce52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style-name="ro11" table:visibility="collapse">
          <table:table-cell table:style-name="ce25"/>
          <table:table-cell office:value-type="float" office:value="0" table:formula="of:=[.B16]" table:style-name="ce53">
            <text:p>0</text:p>
          </table:table-cell>
          <table:table-cell office:value-type="float" office:value="0" table:formula="of:=[.C16]" table:style-name="ce54">
            <text:p>0</text:p>
          </table:table-cell>
          <table:table-cell office:value-type="float" office:value="0" table:formula="of:=[.D16]-[.C16]" table:style-name="ce55">
            <text:p>0</text:p>
          </table:table-cell>
          <table:table-cell office:value-type="float" office:value="0" table:formula="of:=[.E16]" table:style-name="ce54">
            <text:p>0</text:p>
          </table:table-cell>
          <table:table-cell office:value-type="float" office:value="0" table:formula="of:=[.F16]-[.E16]" table:style-name="ce55">
            <text:p>0</text:p>
          </table:table-cell>
          <table:table-cell office:value-type="float" office:value="0" table:formula="of:=[.G16]" table:style-name="ce54">
            <text:p>0</text:p>
          </table:table-cell>
          <table:table-cell office:value-type="float" office:value="0" table:formula="of:=[.H16]-[.G16]" table:style-name="ce55">
            <text:p>0</text:p>
          </table:table-cell>
          <table:table-cell office:value-type="float" office:value="0" table:formula="of:=[.I16]" table:style-name="ce54">
            <text:p>0</text:p>
          </table:table-cell>
          <table:table-cell office:value-type="float" office:value="0" table:formula="of:=[.J16]-[.I16]" table:style-name="ce55">
            <text:p>0</text:p>
          </table:table-cell>
          <table:table-cell office:value-type="float" office:value="0" table:formula="of:=[.K16]" table:style-name="ce54">
            <text:p>0</text:p>
          </table:table-cell>
          <table:table-cell office:value-type="float" office:value="0" table:formula="of:=[.L16]-[.K16]" table:style-name="ce55">
            <text:p>0</text:p>
          </table:table-cell>
          <table:table-cell office:value-type="float" office:value="0" table:formula="of:=[.M16]" table:style-name="ce54">
            <text:p>0</text:p>
          </table:table-cell>
          <table:table-cell office:value-type="float" office:value="0" table:formula="of:=[.N16]-[.M16]" table:style-name="ce55">
            <text:p>0</text:p>
          </table:table-cell>
          <table:table-cell office:value-type="float" office:value="0" table:formula="of:=[.O16]" table:style-name="ce54">
            <text:p>0</text:p>
          </table:table-cell>
          <table:table-cell office:value-type="float" office:value="0" table:formula="of:=[.P16]-[.O16]" table:style-name="ce55">
            <text:p>0</text:p>
          </table:table-cell>
          <table:table-cell office:value-type="float" office:value="0" table:formula="of:=[.Q16]" table:style-name="ce54">
            <text:p>0</text:p>
          </table:table-cell>
          <table:table-cell office:value-type="float" office:value="0" table:formula="of:=[.R16]-[.Q16]" table:style-name="ce55">
            <text:p>0</text:p>
          </table:table-cell>
          <table:table-cell office:value-type="float" office:value="0" table:formula="of:=[.S16]" table:style-name="ce54">
            <text:p>0</text:p>
          </table:table-cell>
          <table:table-cell office:value-type="float" office:value="0" table:formula="of:=[.T16]-[.S16]" table:style-name="ce55">
            <text:p>0</text:p>
          </table:table-cell>
          <table:table-cell office:value-type="float" office:value="0" table:formula="of:=[.U16]" table:style-name="ce54">
            <text:p>0</text:p>
          </table:table-cell>
          <table:table-cell office:value-type="float" office:value="0" table:formula="of:=[.V16]-[.U16]" table:style-name="ce55">
            <text:p>0</text:p>
          </table:table-cell>
          <table:table-cell office:value-type="float" office:value="0" table:formula="of:=[.W16]" table:style-name="ce54">
            <text:p>0</text:p>
          </table:table-cell>
          <table:table-cell office:value-type="float" office:value="0" table:formula="of:=[.X16]-[.W16]" table:style-name="ce55">
            <text:p>0</text:p>
          </table:table-cell>
          <table:table-cell office:value-type="float" office:value="0" table:formula="of:=[.Y16]" table:style-name="ce54">
            <text:p>0</text:p>
          </table:table-cell>
          <table:table-cell office:value-type="float" office:value="0" table:formula="of:=[.Z16]-[.Y16]" table:style-name="ce55">
            <text:p>0</text:p>
          </table:table-cell>
          <table:table-cell office:value-type="float" office:value="0" table:formula="of:=[.AA16]" table:style-name="ce54">
            <text:p>0</text:p>
          </table:table-cell>
          <table:table-cell office:value-type="float" office:value="0" table:formula="of:=[.AB16]-[.AA16]" table:style-name="ce55">
            <text:p>0</text:p>
          </table:table-cell>
          <table:table-cell office:value-type="float" office:value="0" table:formula="of:=[.AC16]" table:style-name="ce54">
            <text:p>0</text:p>
          </table:table-cell>
          <table:table-cell office:value-type="float" office:value="0" table:formula="of:=[.AD16]-[.AC16]" table:style-name="ce55">
            <text:p>0</text:p>
          </table:table-cell>
          <table:table-cell office:value-type="float" office:value="0" table:formula="of:=[.AE16]" table:style-name="ce54">
            <text:p>0</text:p>
          </table:table-cell>
          <table:table-cell office:value-type="float" office:value="0" table:formula="of:=[.AF16]-[.AE16]" table:style-name="ce55">
            <text:p>0</text:p>
          </table:table-cell>
          <table:table-cell office:value-type="float" office:value="0" table:formula="of:=[.AG16]" table:style-name="ce54">
            <text:p>0</text:p>
          </table:table-cell>
          <table:table-cell office:value-type="float" office:value="0" table:formula="of:=[.AH16]-[.AG16]" table:style-name="ce55">
            <text:p>0</text:p>
          </table:table-cell>
          <table:table-cell office:value-type="float" office:value="0" table:formula="of:=[.AI16]" table:style-name="ce54">
            <text:p>0</text:p>
          </table:table-cell>
          <table:table-cell office:value-type="float" office:value="0" table:formula="of:=[.AJ16]-[.AI16]" table:style-name="ce55">
            <text:p>0</text:p>
          </table:table-cell>
          <table:table-cell office:value-type="float" office:value="0" table:formula="of:=[.AK16]" table:style-name="ce54">
            <text:p>0</text:p>
          </table:table-cell>
          <table:table-cell office:value-type="float" office:value="0" table:formula="of:=[.AL16]-[.AK16]" table:style-name="ce55">
            <text:p>0</text:p>
          </table:table-cell>
          <table:table-cell office:value-type="float" office:value="0" table:formula="of:=[.AM16]" table:style-name="ce54">
            <text:p>0</text:p>
          </table:table-cell>
          <table:table-cell office:value-type="float" office:value="0" table:formula="of:=[.AN16]-[.AM16]" table:style-name="ce55">
            <text:p>0</text:p>
          </table:table-cell>
          <table:table-cell office:value-type="float" office:value="0" table:formula="of:=[.AO16]" table:style-name="ce54">
            <text:p>0</text:p>
          </table:table-cell>
          <table:table-cell office:value-type="float" office:value="0" table:formula="of:=[.AP16]-[.AO16]" table:style-name="ce55">
            <text:p>0</text:p>
          </table:table-cell>
          <table:table-cell table:style-name="ce25"/>
          <table:table-cell table:number-columns-repeated="3" table:style-name="ce22"/>
          <table:table-cell table:number-columns-repeated="16338" table:style-name="ce25"/>
        </table:table-row>
        <table:table-row table:number-rows-repeated="1048541" table:style-name="ro4">
          <table:table-cell table:number-columns-repeated="16384"/>
        </table:table-row>
      </table:table>
      <table:table table:name="Line" table:style-name="ta3">
        <table:table-column table:style-name="co8" table:number-columns-repeated="256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table:style-name="ce1">
            <text:p>Line</text:p>
            <draw:frame draw:z-index="1" draw:id="id0" draw:style-name="a0" draw:name="Chart 1" svg:x="0in" svg:y="0in" svg:width="12.95833in" svg:height="6.29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4">
          <table:table-cell table:number-columns-repeated="16384"/>
        </table:table-row>
      </table:table>
      <table:table table:name="River" table:style-name="ta4">
        <table:shapes>
          <draw:frame draw:z-index="1" draw:id="id1" draw:style-name="a1" draw:name="Chart 1" svg:x="0in" svg:y="0in" svg:width="12.08333in" svg:height="5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4" draw:name="Text Box 2" svg:x="4in" svg:y="5.58333in" svg:width="3.90278in" svg:height="0.25in">
            <draw:text-box>
              <text:p text:style-name="a3" text:class-names="" text:cond-style-name=""><text:span text:style-name="a2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table:style-name="ce73">
            <text:p>River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" table:style-name="ta4">
        <table:shapes>
          <draw:frame draw:z-index="1" draw:id="id3" draw:style-name="a5" draw:name="Chart 1" svg:x="0in" svg:y="0in" svg:width="12.08333in" svg:height="5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4" draw:style-name="a8" draw:name="Text Box 2" svg:x="4in" svg:y="5.58333in" svg:width="3.90278in" svg:height="0.25in">
            <draw:text-box>
              <text:p text:style-name="a7" text:class-names="" text:cond-style-name=""><text:span text:style-name="a6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" table:formula="of:=IF([PARTICIPANTS.B4]=&quot;&quot;;&quot;UNUSEDP_1&quot;;[PARTICIPANTS.B4])" table:style-name="ce73">
            <text:p>UNUSEDP_1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2" table:style-name="ta4">
        <table:shapes>
          <draw:frame draw:z-index="1" draw:id="id5" draw:style-name="a9" draw:name="Chart 1" svg:x="0in" svg:y="0in" svg:width="12.08333in" svg:height="5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6" draw:style-name="a12" draw:name="Text Box 2" svg:x="4in" svg:y="5.58333in" svg:width="3.90278in" svg:height="0.25in">
            <draw:text-box>
              <text:p text:style-name="a11" text:class-names="" text:cond-style-name=""><text:span text:style-name="a10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2" table:formula="of:=IF([PARTICIPANTS.B5]=&quot;&quot;;&quot;UNUSEDP_2&quot;;[PARTICIPANTS.B5])" table:style-name="ce73">
            <text:p>UNUSEDP_2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3" table:style-name="ta4">
        <table:shapes>
          <draw:frame draw:z-index="1" draw:id="id7" draw:style-name="a13" draw:name="Chart 1" svg:x="0in" svg:y="0in" svg:width="12.08333in" svg:height="5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8" draw:style-name="a16" draw:name="Text Box 2" svg:x="4in" svg:y="5.58333in" svg:width="3.90278in" svg:height="0.25in">
            <draw:text-box>
              <text:p text:style-name="a15" text:class-names="" text:cond-style-name=""><text:span text:style-name="a14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3" table:formula="of:=IF([PARTICIPANTS.B6]=&quot;&quot;;&quot;UNUSEDP_3&quot;;[PARTICIPANTS.B6])" table:style-name="ce73">
            <text:p>UNUSEDP_3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4" table:style-name="ta4">
        <table:shapes>
          <draw:frame draw:z-index="1" draw:id="id9" draw:style-name="a17" draw:name="Chart 1" svg:x="0in" svg:y="0in" svg:width="12.08333in" svg:height="5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10" draw:style-name="a20" draw:name="Text Box 2" svg:x="4in" svg:y="5.58333in" svg:width="3.90278in" svg:height="0.25in">
            <draw:text-box>
              <text:p text:style-name="a19" text:class-names="" text:cond-style-name=""><text:span text:style-name="a18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4" table:formula="of:=IF([PARTICIPANTS.B7]=&quot;&quot;;&quot;UNUSEDP_4&quot;;[PARTICIPANTS.B7])" table:style-name="ce73">
            <text:p>UNUSEDP_4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5" table:style-name="ta4">
        <table:shapes>
          <draw:frame draw:z-index="1" draw:id="id11" draw:style-name="a21" draw:name="Chart 1" svg:x="0in" svg:y="0in" svg:width="12.08333in" svg:height="5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12" draw:style-name="a24" draw:name="Text Box 2" svg:x="4in" svg:y="5.58333in" svg:width="3.90278in" svg:height="0.25in">
            <draw:text-box>
              <text:p text:style-name="a23" text:class-names="" text:cond-style-name=""><text:span text:style-name="a22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5" table:formula="of:=IF([PARTICIPANTS.B8]=&quot;&quot;;&quot;UNUSEDP_5&quot;;[PARTICIPANTS.B8])" table:style-name="ce73">
            <text:p>UNUSEDP_5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6" table:style-name="ta4">
        <table:shapes>
          <draw:frame draw:z-index="1" draw:id="id13" draw:style-name="a25" draw:name="Chart 1" svg:x="0in" svg:y="0in" svg:width="12.08333in" svg:height="5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14" draw:style-name="a28" draw:name="Text Box 2" svg:x="4in" svg:y="5.58333in" svg:width="3.90278in" svg:height="0.25in">
            <draw:text-box>
              <text:p text:style-name="a27" text:class-names="" text:cond-style-name=""><text:span text:style-name="a26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6" table:formula="of:=IF([PARTICIPANTS.B9]=&quot;&quot;;&quot;UNUSEDP_6&quot;;[PARTICIPANTS.B9])" table:style-name="ce73">
            <text:p>UNUSEDP_6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7" table:style-name="ta4">
        <table:shapes>
          <draw:frame draw:z-index="1" draw:id="id15" draw:style-name="a29" draw:name="Chart 1" svg:x="0in" svg:y="0in" svg:width="12.08333in" svg:height="5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16" draw:style-name="a32" draw:name="Text Box 2" svg:x="4in" svg:y="5.58333in" svg:width="3.90278in" svg:height="0.25in">
            <draw:text-box>
              <text:p text:style-name="a31" text:class-names="" text:cond-style-name=""><text:span text:style-name="a30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7" table:formula="of:=IF([PARTICIPANTS.B10]=&quot;&quot;;&quot;UNUSEDP_7&quot;;[PARTICIPANTS.B10])" table:style-name="ce73">
            <text:p>UNUSEDP_7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8" table:style-name="ta4">
        <table:shapes>
          <draw:frame draw:z-index="1" draw:id="id17" draw:style-name="a33" draw:name="Chart 1" svg:x="0in" svg:y="0in" svg:width="12.08333in" svg:height="5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8" draw:style-name="a36" draw:name="Text Box 2" svg:x="4in" svg:y="5.58333in" svg:width="3.90278in" svg:height="0.25in">
            <draw:text-box>
              <text:p text:style-name="a35" text:class-names="" text:cond-style-name=""><text:span text:style-name="a34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8" table:formula="of:=IF([PARTICIPANTS.B11]=&quot;&quot;;&quot;UNUSEDP_8&quot;;[PARTICIPANTS.B11])" table:style-name="ce73">
            <text:p>UNUSEDP_8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9" table:style-name="ta4">
        <table:shapes>
          <draw:frame draw:z-index="1" draw:id="id19" draw:style-name="a37" draw:name="Chart 1" svg:x="0in" svg:y="0in" svg:width="12.08333in" svg:height="5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20" draw:style-name="a40" draw:name="Text Box 2" svg:x="4in" svg:y="5.58333in" svg:width="3.90278in" svg:height="0.25in">
            <draw:text-box>
              <text:p text:style-name="a39" text:class-names="" text:cond-style-name=""><text:span text:style-name="a38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9" table:formula="of:=IF([PARTICIPANTS.B12]=&quot;&quot;;&quot;UNUSEDP_9&quot;;[PARTICIPANTS.B12])" table:style-name="ce73">
            <text:p>UNUSEDP_9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0" table:style-name="ta4">
        <table:shapes>
          <draw:frame draw:z-index="1" draw:id="id21" draw:style-name="a41" draw:name="Chart 1" svg:x="0in" svg:y="0in" svg:width="12.08333in" svg:height="5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22" draw:style-name="a44" draw:name="Text Box 2" svg:x="4in" svg:y="5.58333in" svg:width="3.90278in" svg:height="0.25in">
            <draw:text-box>
              <text:p text:style-name="a43" text:class-names="" text:cond-style-name=""><text:span text:style-name="a42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0" table:formula="of:=IF([PARTICIPANTS.B13]=&quot;&quot;;&quot;UNUSEDP_10&quot;;[PARTICIPANTS.B13])" table:style-name="ce73">
            <text:p>UNUSEDP_10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1" table:style-name="ta4">
        <table:shapes>
          <draw:frame draw:z-index="1" draw:id="id23" draw:style-name="a45" draw:name="Chart 1" svg:x="0in" svg:y="0in" svg:width="12.08333in" svg:height="5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24" draw:style-name="a48" draw:name="Text Box 2" svg:x="4in" svg:y="5.58333in" svg:width="3.90278in" svg:height="0.25in">
            <draw:text-box>
              <text:p text:style-name="a47" text:class-names="" text:cond-style-name=""><text:span text:style-name="a46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1" table:formula="of:=IF([PARTICIPANTS.B14]=&quot;&quot;;&quot;UNUSEDP_11&quot;;[PARTICIPANTS.B14])" table:style-name="ce73">
            <text:p>UNUSEDP_11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2" table:style-name="ta4">
        <table:shapes>
          <draw:frame draw:z-index="1" draw:id="id25" draw:style-name="a49" draw:name="Chart 1" svg:x="0in" svg:y="0in" svg:width="12.08333in" svg:height="5in" style:rel-width="scale" style:rel-height="scale">
            <draw:object xlink:href="Object 14/" xlink:type="simple" xlink:show="embed" xlink:actuate="onLoad"/>
            <svg:title/>
            <svg:desc/>
          </draw:frame>
          <draw:frame draw:z-index="2" draw:id="id26" draw:style-name="a52" draw:name="Text Box 2" svg:x="4in" svg:y="5.58333in" svg:width="3.90278in" svg:height="0.25in">
            <draw:text-box>
              <text:p text:style-name="a51" text:class-names="" text:cond-style-name=""><text:span text:style-name="a50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2" table:formula="of:=IF([PARTICIPANTS.B15]=&quot;&quot;;&quot;UNUSEDP_12&quot;;[PARTICIPANTS.B15])" table:style-name="ce73">
            <text:p>UNUSEDP_12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3" table:style-name="ta4">
        <table:shapes>
          <draw:frame draw:z-index="1" draw:id="id27" draw:style-name="a53" draw:name="Chart 1" svg:x="0in" svg:y="0in" svg:width="12.08333in" svg:height="5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28" draw:style-name="a56" draw:name="Text Box 2" svg:x="4in" svg:y="5.58333in" svg:width="3.90278in" svg:height="0.25in">
            <draw:text-box>
              <text:p text:style-name="a55" text:class-names="" text:cond-style-name=""><text:span text:style-name="a54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3" table:formula="of:=IF([PARTICIPANTS.B16]=&quot;&quot;;&quot;UNUSEDP_13&quot;;[PARTICIPANTS.B16])" table:style-name="ce73">
            <text:p>UNUSEDP_13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4" table:style-name="ta4">
        <table:shapes>
          <draw:frame draw:z-index="1" draw:id="id29" draw:style-name="a57" draw:name="Chart 1" svg:x="0in" svg:y="0in" svg:width="12.08333in" svg:height="5in" style:rel-width="scale" style:rel-height="scale">
            <draw:object xlink:href="Object 16/" xlink:type="simple" xlink:show="embed" xlink:actuate="onLoad"/>
            <svg:title/>
            <svg:desc/>
          </draw:frame>
          <draw:frame draw:z-index="2" draw:id="id30" draw:style-name="a60" draw:name="Text Box 2" svg:x="4in" svg:y="5.58333in" svg:width="3.90278in" svg:height="0.25in">
            <draw:text-box>
              <text:p text:style-name="a59" text:class-names="" text:cond-style-name=""><text:span text:style-name="a58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4" table:formula="of:=IF([PARTICIPANTS.B17]=&quot;&quot;;&quot;UNUSEDP_14&quot;;[PARTICIPANTS.B17])" table:style-name="ce73">
            <text:p>UNUSEDP_14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5" table:style-name="ta4">
        <table:shapes>
          <draw:frame draw:z-index="1" draw:id="id31" draw:style-name="a61" draw:name="Chart 1" svg:x="0in" svg:y="0in" svg:width="12.08333in" svg:height="5in" style:rel-width="scale" style:rel-height="scale">
            <draw:object xlink:href="Object 17/" xlink:type="simple" xlink:show="embed" xlink:actuate="onLoad"/>
            <svg:title/>
            <svg:desc/>
          </draw:frame>
          <draw:frame draw:z-index="2" draw:id="id32" draw:style-name="a64" draw:name="Text Box 2" svg:x="4in" svg:y="5.58333in" svg:width="3.90278in" svg:height="0.25in">
            <draw:text-box>
              <text:p text:style-name="a63" text:class-names="" text:cond-style-name=""><text:span text:style-name="a62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5" table:formula="of:=IF([PARTICIPANTS.B18]=&quot;&quot;;&quot;UNUSEDP_15&quot;;[PARTICIPANTS.B18])" table:style-name="ce73">
            <text:p>UNUSEDP_15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6" table:style-name="ta4">
        <table:shapes>
          <draw:frame draw:z-index="1" draw:id="id33" draw:style-name="a65" draw:name="Chart 1" svg:x="0in" svg:y="0in" svg:width="12.08333in" svg:height="5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34" draw:style-name="a68" draw:name="Text Box 2" svg:x="4in" svg:y="5.58333in" svg:width="3.90278in" svg:height="0.25in">
            <draw:text-box>
              <text:p text:style-name="a67" text:class-names="" text:cond-style-name=""><text:span text:style-name="a66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6" table:formula="of:=IF([PARTICIPANTS.B19]=&quot;&quot;;&quot;UNUSEDP_16&quot;;[PARTICIPANTS.B19])" table:style-name="ce73">
            <text:p>UNUSEDP_16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7" table:style-name="ta4">
        <table:shapes>
          <draw:frame draw:z-index="1" draw:id="id35" draw:style-name="a69" draw:name="Chart 1" svg:x="0in" svg:y="0in" svg:width="12.08333in" svg:height="5in" style:rel-width="scale" style:rel-height="scale">
            <draw:object xlink:href="Object 19/" xlink:type="simple" xlink:show="embed" xlink:actuate="onLoad"/>
            <svg:title/>
            <svg:desc/>
          </draw:frame>
          <draw:frame draw:z-index="2" draw:id="id36" draw:style-name="a72" draw:name="Text Box 2" svg:x="4in" svg:y="5.58333in" svg:width="3.90278in" svg:height="0.25in">
            <draw:text-box>
              <text:p text:style-name="a71" text:class-names="" text:cond-style-name=""><text:span text:style-name="a70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7" table:formula="of:=IF([PARTICIPANTS.B20]=&quot;&quot;;&quot;UNUSEDP_17&quot;;[PARTICIPANTS.B20])" table:style-name="ce73">
            <text:p>UNUSEDP_17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8" table:style-name="ta4">
        <table:shapes>
          <draw:frame draw:z-index="1" draw:id="id37" draw:style-name="a73" draw:name="Chart 1" svg:x="0in" svg:y="0in" svg:width="12.08333in" svg:height="5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38" draw:style-name="a76" draw:name="Text Box 2" svg:x="4in" svg:y="5.58333in" svg:width="3.90278in" svg:height="0.25in">
            <draw:text-box>
              <text:p text:style-name="a75" text:class-names="" text:cond-style-name=""><text:span text:style-name="a74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8" table:formula="of:=IF([PARTICIPANTS.B21]=&quot;&quot;;&quot;UNUSEDP_18&quot;;[PARTICIPANTS.B21])" table:style-name="ce73">
            <text:p>UNUSEDP_18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19" table:style-name="ta4">
        <table:shapes>
          <draw:frame draw:z-index="1" draw:id="id39" draw:style-name="a77" draw:name="Chart 1" svg:x="0in" svg:y="0in" svg:width="12.08333in" svg:height="5in" style:rel-width="scale" style:rel-height="scale">
            <draw:object xlink:href="Object 21/" xlink:type="simple" xlink:show="embed" xlink:actuate="onLoad"/>
            <svg:title/>
            <svg:desc/>
          </draw:frame>
          <draw:frame draw:z-index="2" draw:id="id40" draw:style-name="a80" draw:name="Text Box 2" svg:x="4in" svg:y="5.58333in" svg:width="3.90278in" svg:height="0.25in">
            <draw:text-box>
              <text:p text:style-name="a79" text:class-names="" text:cond-style-name=""><text:span text:style-name="a78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19" table:formula="of:=IF([PARTICIPANTS.B22]=&quot;&quot;;&quot;UNUSEDP_19&quot;;[PARTICIPANTS.B22])" table:style-name="ce73">
            <text:p>UNUSEDP_19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P_20" table:style-name="ta4">
        <table:shapes>
          <draw:frame draw:z-index="1" draw:id="id41" draw:style-name="a81" draw:name="Chart 1" svg:x="0in" svg:y="0in" svg:width="12.08333in" svg:height="5in" style:rel-width="scale" style:rel-height="scale">
            <draw:object xlink:href="Object 22/" xlink:type="simple" xlink:show="embed" xlink:actuate="onLoad"/>
            <svg:title/>
            <svg:desc/>
          </draw:frame>
          <draw:frame draw:z-index="2" draw:id="id42" draw:style-name="a84" draw:name="Text Box 2" svg:x="4in" svg:y="5.58333in" svg:width="3.90278in" svg:height="0.25in">
            <draw:text-box>
              <text:p text:style-name="a83" text:class-names="" text:cond-style-name=""><text:span text:style-name="a82" text:class-names="">Click on the practice text to see who you can share with</text:span></text:p>
            </draw:text-box>
            <svg:title/>
            <svg:desc/>
          </draw:frame>
        </table:shapes>
        <table:table-column table:style-name="co10" table:default-cell-style-name="ce1"/>
        <table:table-column table:style-name="co11" table:number-columns-repeated="11" table:default-cell-style-name="ce1"/>
        <table:table-column table:style-name="co8" table:number-columns-repeated="244" table:default-cell-style-name="ce1"/>
        <table:table-column table:style-name="co9" table:number-columns-repeated="16128" table:default-cell-style-name="ce1"/>
        <table:table-row table:style-name="ro4" table:visibility="collapse">
          <table:table-cell office:value-type="string" office:string-value="UNUSEDP_20" table:formula="of:=IF([PARTICIPANTS.B23]=&quot;&quot;;&quot;UNUSEDP_20&quot;;[PARTICIPANTS.B23])" table:style-name="ce73">
            <text:p>UNUSEDP_20</text:p>
          </table:table-cell>
          <table:table-cell office:value-type="float" office:value="0" table:formula="of:=[COMPETENCIES.A19]" table:style-name="ce73">
            <text:p>#N/A</text:p>
          </table:table-cell>
          <table:table-cell table:number-columns-repeated="16382" table:style-name="ce73"/>
        </table:table-row>
        <table:table-row table:style-name="ro12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7" table:style-name="ro13">
          <table:table-cell table:number-columns-repeated="16384" table:style-name="ce1"/>
        </table:table-row>
        <table:table-row table:number-rows-repeated="5" table:style-name="ro1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3" table:style-name="ro15">
          <table:table-cell table:number-columns-repeated="16384"/>
        </table:table-row>
        <table:table-row table:number-rows-repeated="3" table:style-name="ro4">
          <table:table-cell table:number-columns-repeated="16384"/>
        </table:table-row>
        <table:table-row table:number-rows-repeated="3" table:style-name="ro16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float" office:value="0" table:formula="of:=[COMPETENCIES.B3]" table:style-name="ce78">
            <text:p>0</text:p>
          </table:table-cell>
          <table:table-cell office:value-type="float" office:value="0" table:formula="of:=[COMPETENCIES.B4]" table:style-name="ce79">
            <text:p>0</text:p>
          </table:table-cell>
          <table:table-cell office:value-type="float" office:value="0" table:formula="of:=[COMPETENCIES.B5]" table:style-name="ce79">
            <text:p>0</text:p>
          </table:table-cell>
          <table:table-cell office:value-type="float" office:value="0" table:formula="of:=[COMPETENCIES.B6]" table:style-name="ce79">
            <text:p>0</text:p>
          </table:table-cell>
          <table:table-cell office:value-type="float" office:value="0" table:formula="of:=[COMPETENCIES.B7]" table:style-name="ce79">
            <text:p>0</text:p>
          </table:table-cell>
          <table:table-cell office:value-type="float" office:value="0" table:formula="of:=[COMPETENCIES.B8]" table:style-name="ce79">
            <text:p>0</text:p>
          </table:table-cell>
          <table:table-cell office:value-type="float" office:value="0" table:formula="of:=[COMPETENCIES.B9]" table:style-name="ce79">
            <text:p>0</text:p>
          </table:table-cell>
          <table:table-cell office:value-type="float" office:value="0" table:formula="of:=[COMPETENCIES.B10]" table:style-name="ce79">
            <text:p>0</text:p>
          </table:table-cell>
          <table:table-cell office:value-type="float" office:value="0" table:formula="of:=[COMPETENCIES.B11]" table:style-name="ce79">
            <text:p>0</text:p>
          </table:table-cell>
          <table:table-cell office:value-type="float" office:value="0" table:formula="of:=[COMPETENCIES.B12]" table:style-name="ce79">
            <text:p>0</text:p>
          </table:table-cell>
          <table:table-cell office:value-type="float" office:value="0" table:formula="of:=[COMPETENCIES.B13]" table:style-name="ce79">
            <text:p>0</text:p>
          </table:table-cell>
          <table:table-cell office:value-type="float" office:value="0" table:formula="of:=[COMPETENCIES.B14]" table:style-name="ce79">
            <text:p>0</text:p>
          </table:table-cell>
          <table:table-cell table:style-name="ce71"/>
          <table:table-cell table:number-columns-repeated="16371" table:style-name="ce72"/>
        </table:table-row>
        <table:table-row table:number-rows-repeated="1048541" table:style-name="ro4">
          <table:table-cell table:number-columns-repeated="16384"/>
        </table:table-row>
      </table:table>
      <table:table table:name="UNUSED_1" table:style-name="ta5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1" table:formula="of:=IF([COMPETENCIES.B3]=&quot;&quot;;&quot;UNUSED_1&quot;;[COMPETENCIES.B3])" table:style-name="ce3">
            <text:p>UNUSED_1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43" draw:style-name="a89" draw:name="Text Box 2" svg:x="0.33333in" svg:y="0.25in" svg:width="1.58333in" svg:height="0.54167in">
              <draw:text-box>
                <text:p text:style-name="a86" text:class-names="" text:cond-style-name=""><text:span text:style-name="a85" text:class-names="">Something<text:s text:c="1"/></text:span></text:p>
                <text:p text:style-name="a88" text:class-names="" text:cond-style-name=""><text:span text:style-name="a8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1" table:formula="of:=[.A1]" table:style-name="ce74">
            <text:p>UNUSED_1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44" draw:style-name="a94" draw:name="Text Box 3" svg:x="0.23611in" svg:y="0.41667in" svg:width="1.58333in" svg:height="0.54167in">
              <draw:text-box>
                <text:p text:style-name="a91" text:class-names="" text:cond-style-name=""><text:span text:style-name="a90" text:class-names="">Something<text:s text:c="1"/></text:span></text:p>
                <text:p text:style-name="a93" text:class-names="" text:cond-style-name=""><text:span text:style-name="a9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4]=[.$I13];[DATA.D$24]=[.$J13]);[DATA.C$3];&quot;&quot;)" table:style-name="ce77"/>
          <table:table-cell office:value-type="string" office:string-value="" table:formula="of:=IF(AND([DATA.E$24]=[.$I13];[DATA.F$24]=[.$J13]);[DATA.E$3];&quot;&quot;)" table:style-name="ce77"/>
          <table:table-cell office:value-type="string" office:string-value="" table:formula="of:=IF(AND([DATA.G$24]=[.$I13];[DATA.H$24]=[.$J13]);[DATA.G$3];&quot;&quot;)" table:style-name="ce77"/>
          <table:table-cell office:value-type="string" office:string-value="" table:formula="of:=IF(AND([DATA.I$24]=[.$I13];[DATA.J$24]=[.$J13]);[DATA.I$3];&quot;&quot;)" table:style-name="ce77"/>
          <table:table-cell office:value-type="string" office:string-value="" table:formula="of:=IF(AND([DATA.K$24]=[.$I13];[DATA.L$24]=[.$J13]);[DATA.K$3];&quot;&quot;)" table:style-name="ce77"/>
          <table:table-cell office:value-type="string" office:string-value="" table:formula="of:=IF(AND([DATA.M$24]=[.$I13];[DATA.N$24]=[.$J13]);[DATA.M$3];&quot;&quot;)" table:style-name="ce77"/>
          <table:table-cell office:value-type="string" office:string-value="" table:formula="of:=IF(AND([DATA.O$24]=[.$I13];[DATA.P$24]=[.$J13]);[DATA.O$3];&quot;&quot;)" table:style-name="ce77"/>
          <table:table-cell office:value-type="string" office:string-value="" table:formula="of:=IF(AND([DATA.Q$24]=[.$I13];[DATA.R$24]=[.$J13]);[DATA.Q$3];&quot;&quot;)" table:style-name="ce77"/>
          <table:table-cell office:value-type="string" office:string-value="" table:formula="of:=IF(AND([DATA.S$24]=[.$I13];[DATA.T$24]=[.$J13]);[DATA.S$3];&quot;&quot;)" table:style-name="ce77"/>
          <table:table-cell office:value-type="string" office:string-value="" table:formula="of:=IF(AND([DATA.U$24]=[.$I13];[DATA.V$24]=[.$J13]);[DATA.U$3];&quot;&quot;)" table:style-name="ce77"/>
          <table:table-cell office:value-type="string" office:string-value="" table:formula="of:=IF(AND([DATA.W$24]=[.$I13];[DATA.X$24]=[.$J13]);[DATA.W$3];&quot;&quot;)" table:style-name="ce77"/>
          <table:table-cell office:value-type="string" office:string-value="" table:formula="of:=IF(AND([DATA.Y$24]=[.$I13];[DATA.Z$24]=[.$J13]);[DATA.Y$3];&quot;&quot;)" table:style-name="ce77"/>
          <table:table-cell office:value-type="string" office:string-value="" table:formula="of:=IF(AND([DATA.AA$24]=[.$I13];[DATA.AB$24]=[.$J13]);[DATA.AA$3];&quot;&quot;)" table:style-name="ce77"/>
          <table:table-cell office:value-type="string" office:string-value="" table:formula="of:=IF(AND([DATA.AC$24]=[.$I13];[DATA.AD$24]=[.$J13]);[DATA.AC$3];&quot;&quot;)" table:style-name="ce77"/>
          <table:table-cell office:value-type="string" office:string-value="" table:formula="of:=IF(AND([DATA.AE$24]=[.$I13];[DATA.AF$24]=[.$J13]);[DATA.AE$3];&quot;&quot;)" table:style-name="ce77"/>
          <table:table-cell office:value-type="string" office:string-value="" table:formula="of:=IF(AND([DATA.AG$24]=[.$I13];[DATA.AH$24]=[.$J13]);[DATA.AG$3];&quot;&quot;)" table:style-name="ce77"/>
          <table:table-cell office:value-type="string" office:string-value="" table:formula="of:=IF(AND([DATA.AI$24]=[.$I13];[DATA.AJ$24]=[.$J13]);[DATA.AI$3];&quot;&quot;)" table:style-name="ce77"/>
          <table:table-cell office:value-type="string" office:string-value="" table:formula="of:=IF(AND([DATA.AK$24]=[.$I13];[DATA.AL$24]=[.$J13]);[DATA.AK$3];&quot;&quot;)" table:style-name="ce77"/>
          <table:table-cell office:value-type="string" office:string-value="" table:formula="of:=IF(AND([DATA.AM$24]=[.$I13];[DATA.AN$24]=[.$J13]);[DATA.AM$3];&quot;&quot;)" table:style-name="ce77"/>
          <table:table-cell office:value-type="string" office:string-value="" table:formula="of:=IF(AND([DATA.AO$24]=[.$I13];[DATA.AP$24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4]=[.$I14];[DATA.D$24]=[.$J14]);[DATA.C$3];&quot;&quot;)" table:style-name="ce77"/>
          <table:table-cell office:value-type="string" office:string-value="" table:formula="of:=IF(AND([DATA.E$24]=[.$I14];[DATA.F$24]=[.$J14]);[DATA.E$3];&quot;&quot;)" table:style-name="ce77"/>
          <table:table-cell office:value-type="string" office:string-value="" table:formula="of:=IF(AND([DATA.G$24]=[.$I14];[DATA.H$24]=[.$J14]);[DATA.G$3];&quot;&quot;)" table:style-name="ce77"/>
          <table:table-cell office:value-type="string" office:string-value="" table:formula="of:=IF(AND([DATA.I$24]=[.$I14];[DATA.J$24]=[.$J14]);[DATA.I$3];&quot;&quot;)" table:style-name="ce77"/>
          <table:table-cell office:value-type="string" office:string-value="" table:formula="of:=IF(AND([DATA.K$24]=[.$I14];[DATA.L$24]=[.$J14]);[DATA.K$3];&quot;&quot;)" table:style-name="ce77"/>
          <table:table-cell office:value-type="string" office:string-value="" table:formula="of:=IF(AND([DATA.M$24]=[.$I14];[DATA.N$24]=[.$J14]);[DATA.M$3];&quot;&quot;)" table:style-name="ce77"/>
          <table:table-cell office:value-type="string" office:string-value="" table:formula="of:=IF(AND([DATA.O$24]=[.$I14];[DATA.P$24]=[.$J14]);[DATA.O$3];&quot;&quot;)" table:style-name="ce77"/>
          <table:table-cell office:value-type="string" office:string-value="" table:formula="of:=IF(AND([DATA.Q$24]=[.$I14];[DATA.R$24]=[.$J14]);[DATA.Q$3];&quot;&quot;)" table:style-name="ce77"/>
          <table:table-cell office:value-type="string" office:string-value="" table:formula="of:=IF(AND([DATA.S$24]=[.$I14];[DATA.T$24]=[.$J14]);[DATA.S$3];&quot;&quot;)" table:style-name="ce77"/>
          <table:table-cell office:value-type="string" office:string-value="" table:formula="of:=IF(AND([DATA.U$24]=[.$I14];[DATA.V$24]=[.$J14]);[DATA.U$3];&quot;&quot;)" table:style-name="ce77"/>
          <table:table-cell office:value-type="string" office:string-value="" table:formula="of:=IF(AND([DATA.W$24]=[.$I14];[DATA.X$24]=[.$J14]);[DATA.W$3];&quot;&quot;)" table:style-name="ce77"/>
          <table:table-cell office:value-type="string" office:string-value="" table:formula="of:=IF(AND([DATA.Y$24]=[.$I14];[DATA.Z$24]=[.$J14]);[DATA.Y$3];&quot;&quot;)" table:style-name="ce77"/>
          <table:table-cell office:value-type="string" office:string-value="" table:formula="of:=IF(AND([DATA.AA$24]=[.$I14];[DATA.AB$24]=[.$J14]);[DATA.AA$3];&quot;&quot;)" table:style-name="ce77"/>
          <table:table-cell office:value-type="string" office:string-value="" table:formula="of:=IF(AND([DATA.AC$24]=[.$I14];[DATA.AD$24]=[.$J14]);[DATA.AC$3];&quot;&quot;)" table:style-name="ce77"/>
          <table:table-cell office:value-type="string" office:string-value="" table:formula="of:=IF(AND([DATA.AE$24]=[.$I14];[DATA.AF$24]=[.$J14]);[DATA.AE$3];&quot;&quot;)" table:style-name="ce77"/>
          <table:table-cell office:value-type="string" office:string-value="" table:formula="of:=IF(AND([DATA.AG$24]=[.$I14];[DATA.AH$24]=[.$J14]);[DATA.AG$3];&quot;&quot;)" table:style-name="ce77"/>
          <table:table-cell office:value-type="string" office:string-value="" table:formula="of:=IF(AND([DATA.AI$24]=[.$I14];[DATA.AJ$24]=[.$J14]);[DATA.AI$3];&quot;&quot;)" table:style-name="ce77"/>
          <table:table-cell office:value-type="string" office:string-value="" table:formula="of:=IF(AND([DATA.AK$24]=[.$I14];[DATA.AL$24]=[.$J14]);[DATA.AK$3];&quot;&quot;)" table:style-name="ce77"/>
          <table:table-cell office:value-type="string" office:string-value="" table:formula="of:=IF(AND([DATA.AM$24]=[.$I14];[DATA.AN$24]=[.$J14]);[DATA.AM$3];&quot;&quot;)" table:style-name="ce77"/>
          <table:table-cell office:value-type="string" office:string-value="" table:formula="of:=IF(AND([DATA.AO$24]=[.$I14];[DATA.AP$24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4]=[.$I15];[DATA.D$24]=[.$J15]);[DATA.C$3];&quot;&quot;)" table:style-name="ce77"/>
          <table:table-cell office:value-type="string" office:string-value="" table:formula="of:=IF(AND([DATA.E$24]=[.$I15];[DATA.F$24]=[.$J15]);[DATA.E$3];&quot;&quot;)" table:style-name="ce77"/>
          <table:table-cell office:value-type="string" office:string-value="" table:formula="of:=IF(AND([DATA.G$24]=[.$I15];[DATA.H$24]=[.$J15]);[DATA.G$3];&quot;&quot;)" table:style-name="ce77"/>
          <table:table-cell office:value-type="string" office:string-value="" table:formula="of:=IF(AND([DATA.I$24]=[.$I15];[DATA.J$24]=[.$J15]);[DATA.I$3];&quot;&quot;)" table:style-name="ce77"/>
          <table:table-cell office:value-type="string" office:string-value="" table:formula="of:=IF(AND([DATA.K$24]=[.$I15];[DATA.L$24]=[.$J15]);[DATA.K$3];&quot;&quot;)" table:style-name="ce77"/>
          <table:table-cell office:value-type="string" office:string-value="" table:formula="of:=IF(AND([DATA.M$24]=[.$I15];[DATA.N$24]=[.$J15]);[DATA.M$3];&quot;&quot;)" table:style-name="ce77"/>
          <table:table-cell office:value-type="string" office:string-value="" table:formula="of:=IF(AND([DATA.O$24]=[.$I15];[DATA.P$24]=[.$J15]);[DATA.O$3];&quot;&quot;)" table:style-name="ce77"/>
          <table:table-cell office:value-type="string" office:string-value="" table:formula="of:=IF(AND([DATA.Q$24]=[.$I15];[DATA.R$24]=[.$J15]);[DATA.Q$3];&quot;&quot;)" table:style-name="ce77"/>
          <table:table-cell office:value-type="string" office:string-value="" table:formula="of:=IF(AND([DATA.S$24]=[.$I15];[DATA.T$24]=[.$J15]);[DATA.S$3];&quot;&quot;)" table:style-name="ce77"/>
          <table:table-cell office:value-type="string" office:string-value="" table:formula="of:=IF(AND([DATA.U$24]=[.$I15];[DATA.V$24]=[.$J15]);[DATA.U$3];&quot;&quot;)" table:style-name="ce77"/>
          <table:table-cell office:value-type="string" office:string-value="" table:formula="of:=IF(AND([DATA.W$24]=[.$I15];[DATA.X$24]=[.$J15]);[DATA.W$3];&quot;&quot;)" table:style-name="ce77"/>
          <table:table-cell office:value-type="string" office:string-value="" table:formula="of:=IF(AND([DATA.Y$24]=[.$I15];[DATA.Z$24]=[.$J15]);[DATA.Y$3];&quot;&quot;)" table:style-name="ce77"/>
          <table:table-cell office:value-type="string" office:string-value="" table:formula="of:=IF(AND([DATA.AA$24]=[.$I15];[DATA.AB$24]=[.$J15]);[DATA.AA$3];&quot;&quot;)" table:style-name="ce77"/>
          <table:table-cell office:value-type="string" office:string-value="" table:formula="of:=IF(AND([DATA.AC$24]=[.$I15];[DATA.AD$24]=[.$J15]);[DATA.AC$3];&quot;&quot;)" table:style-name="ce77"/>
          <table:table-cell office:value-type="string" office:string-value="" table:formula="of:=IF(AND([DATA.AE$24]=[.$I15];[DATA.AF$24]=[.$J15]);[DATA.AE$3];&quot;&quot;)" table:style-name="ce77"/>
          <table:table-cell office:value-type="string" office:string-value="" table:formula="of:=IF(AND([DATA.AG$24]=[.$I15];[DATA.AH$24]=[.$J15]);[DATA.AG$3];&quot;&quot;)" table:style-name="ce77"/>
          <table:table-cell office:value-type="string" office:string-value="" table:formula="of:=IF(AND([DATA.AI$24]=[.$I15];[DATA.AJ$24]=[.$J15]);[DATA.AI$3];&quot;&quot;)" table:style-name="ce77"/>
          <table:table-cell office:value-type="string" office:string-value="" table:formula="of:=IF(AND([DATA.AK$24]=[.$I15];[DATA.AL$24]=[.$J15]);[DATA.AK$3];&quot;&quot;)" table:style-name="ce77"/>
          <table:table-cell office:value-type="string" office:string-value="" table:formula="of:=IF(AND([DATA.AM$24]=[.$I15];[DATA.AN$24]=[.$J15]);[DATA.AM$3];&quot;&quot;)" table:style-name="ce77"/>
          <table:table-cell office:value-type="string" office:string-value="" table:formula="of:=IF(AND([DATA.AO$24]=[.$I15];[DATA.AP$24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4]=[.$I16];[DATA.D$24]=[.$J16]);[DATA.C$3];&quot;&quot;)" table:style-name="ce77"/>
          <table:table-cell office:value-type="string" office:string-value="" table:formula="of:=IF(AND([DATA.E$24]=[.$I16];[DATA.F$24]=[.$J16]);[DATA.E$3];&quot;&quot;)" table:style-name="ce77"/>
          <table:table-cell office:value-type="string" office:string-value="" table:formula="of:=IF(AND([DATA.G$24]=[.$I16];[DATA.H$24]=[.$J16]);[DATA.G$3];&quot;&quot;)" table:style-name="ce77"/>
          <table:table-cell office:value-type="string" office:string-value="" table:formula="of:=IF(AND([DATA.I$24]=[.$I16];[DATA.J$24]=[.$J16]);[DATA.I$3];&quot;&quot;)" table:style-name="ce77"/>
          <table:table-cell office:value-type="string" office:string-value="" table:formula="of:=IF(AND([DATA.K$24]=[.$I16];[DATA.L$24]=[.$J16]);[DATA.K$3];&quot;&quot;)" table:style-name="ce77"/>
          <table:table-cell office:value-type="string" office:string-value="" table:formula="of:=IF(AND([DATA.M$24]=[.$I16];[DATA.N$24]=[.$J16]);[DATA.M$3];&quot;&quot;)" table:style-name="ce77"/>
          <table:table-cell office:value-type="string" office:string-value="" table:formula="of:=IF(AND([DATA.O$24]=[.$I16];[DATA.P$24]=[.$J16]);[DATA.O$3];&quot;&quot;)" table:style-name="ce77"/>
          <table:table-cell office:value-type="string" office:string-value="" table:formula="of:=IF(AND([DATA.Q$24]=[.$I16];[DATA.R$24]=[.$J16]);[DATA.Q$3];&quot;&quot;)" table:style-name="ce77"/>
          <table:table-cell office:value-type="string" office:string-value="" table:formula="of:=IF(AND([DATA.S$24]=[.$I16];[DATA.T$24]=[.$J16]);[DATA.S$3];&quot;&quot;)" table:style-name="ce77"/>
          <table:table-cell office:value-type="string" office:string-value="" table:formula="of:=IF(AND([DATA.U$24]=[.$I16];[DATA.V$24]=[.$J16]);[DATA.U$3];&quot;&quot;)" table:style-name="ce77"/>
          <table:table-cell office:value-type="string" office:string-value="" table:formula="of:=IF(AND([DATA.W$24]=[.$I16];[DATA.X$24]=[.$J16]);[DATA.W$3];&quot;&quot;)" table:style-name="ce77"/>
          <table:table-cell office:value-type="string" office:string-value="" table:formula="of:=IF(AND([DATA.Y$24]=[.$I16];[DATA.Z$24]=[.$J16]);[DATA.Y$3];&quot;&quot;)" table:style-name="ce77"/>
          <table:table-cell office:value-type="string" office:string-value="" table:formula="of:=IF(AND([DATA.AA$24]=[.$I16];[DATA.AB$24]=[.$J16]);[DATA.AA$3];&quot;&quot;)" table:style-name="ce77"/>
          <table:table-cell office:value-type="string" office:string-value="" table:formula="of:=IF(AND([DATA.AC$24]=[.$I16];[DATA.AD$24]=[.$J16]);[DATA.AC$3];&quot;&quot;)" table:style-name="ce77"/>
          <table:table-cell office:value-type="string" office:string-value="" table:formula="of:=IF(AND([DATA.AE$24]=[.$I16];[DATA.AF$24]=[.$J16]);[DATA.AE$3];&quot;&quot;)" table:style-name="ce77"/>
          <table:table-cell office:value-type="string" office:string-value="" table:formula="of:=IF(AND([DATA.AG$24]=[.$I16];[DATA.AH$24]=[.$J16]);[DATA.AG$3];&quot;&quot;)" table:style-name="ce77"/>
          <table:table-cell office:value-type="string" office:string-value="" table:formula="of:=IF(AND([DATA.AI$24]=[.$I16];[DATA.AJ$24]=[.$J16]);[DATA.AI$3];&quot;&quot;)" table:style-name="ce77"/>
          <table:table-cell office:value-type="string" office:string-value="" table:formula="of:=IF(AND([DATA.AK$24]=[.$I16];[DATA.AL$24]=[.$J16]);[DATA.AK$3];&quot;&quot;)" table:style-name="ce77"/>
          <table:table-cell office:value-type="string" office:string-value="" table:formula="of:=IF(AND([DATA.AM$24]=[.$I16];[DATA.AN$24]=[.$J16]);[DATA.AM$3];&quot;&quot;)" table:style-name="ce77"/>
          <table:table-cell office:value-type="string" office:string-value="" table:formula="of:=IF(AND([DATA.AO$24]=[.$I16];[DATA.AP$24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4]=[.$I17];[DATA.D$24]=[.$J17]);[DATA.C$3];&quot;&quot;)" table:style-name="ce77"/>
          <table:table-cell office:value-type="string" office:string-value="" table:formula="of:=IF(AND([DATA.E$24]=[.$I17];[DATA.F$24]=[.$J17]);[DATA.E$3];&quot;&quot;)" table:style-name="ce77"/>
          <table:table-cell office:value-type="string" office:string-value="" table:formula="of:=IF(AND([DATA.G$24]=[.$I17];[DATA.H$24]=[.$J17]);[DATA.G$3];&quot;&quot;)" table:style-name="ce77"/>
          <table:table-cell office:value-type="string" office:string-value="" table:formula="of:=IF(AND([DATA.I$24]=[.$I17];[DATA.J$24]=[.$J17]);[DATA.I$3];&quot;&quot;)" table:style-name="ce77"/>
          <table:table-cell office:value-type="string" office:string-value="" table:formula="of:=IF(AND([DATA.K$24]=[.$I17];[DATA.L$24]=[.$J17]);[DATA.K$3];&quot;&quot;)" table:style-name="ce77"/>
          <table:table-cell office:value-type="string" office:string-value="" table:formula="of:=IF(AND([DATA.M$24]=[.$I17];[DATA.N$24]=[.$J17]);[DATA.M$3];&quot;&quot;)" table:style-name="ce77"/>
          <table:table-cell office:value-type="string" office:string-value="" table:formula="of:=IF(AND([DATA.O$24]=[.$I17];[DATA.P$24]=[.$J17]);[DATA.O$3];&quot;&quot;)" table:style-name="ce77"/>
          <table:table-cell office:value-type="string" office:string-value="" table:formula="of:=IF(AND([DATA.Q$24]=[.$I17];[DATA.R$24]=[.$J17]);[DATA.Q$3];&quot;&quot;)" table:style-name="ce77"/>
          <table:table-cell office:value-type="string" office:string-value="" table:formula="of:=IF(AND([DATA.S$24]=[.$I17];[DATA.T$24]=[.$J17]);[DATA.S$3];&quot;&quot;)" table:style-name="ce77"/>
          <table:table-cell office:value-type="string" office:string-value="" table:formula="of:=IF(AND([DATA.U$24]=[.$I17];[DATA.V$24]=[.$J17]);[DATA.U$3];&quot;&quot;)" table:style-name="ce77"/>
          <table:table-cell office:value-type="string" office:string-value="" table:formula="of:=IF(AND([DATA.W$24]=[.$I17];[DATA.X$24]=[.$J17]);[DATA.W$3];&quot;&quot;)" table:style-name="ce77"/>
          <table:table-cell office:value-type="string" office:string-value="" table:formula="of:=IF(AND([DATA.Y$24]=[.$I17];[DATA.Z$24]=[.$J17]);[DATA.Y$3];&quot;&quot;)" table:style-name="ce77"/>
          <table:table-cell office:value-type="string" office:string-value="" table:formula="of:=IF(AND([DATA.AA$24]=[.$I17];[DATA.AB$24]=[.$J17]);[DATA.AA$3];&quot;&quot;)" table:style-name="ce77"/>
          <table:table-cell office:value-type="string" office:string-value="" table:formula="of:=IF(AND([DATA.AC$24]=[.$I17];[DATA.AD$24]=[.$J17]);[DATA.AC$3];&quot;&quot;)" table:style-name="ce77"/>
          <table:table-cell office:value-type="string" office:string-value="" table:formula="of:=IF(AND([DATA.AE$24]=[.$I17];[DATA.AF$24]=[.$J17]);[DATA.AE$3];&quot;&quot;)" table:style-name="ce77"/>
          <table:table-cell office:value-type="string" office:string-value="" table:formula="of:=IF(AND([DATA.AG$24]=[.$I17];[DATA.AH$24]=[.$J17]);[DATA.AG$3];&quot;&quot;)" table:style-name="ce77"/>
          <table:table-cell office:value-type="string" office:string-value="" table:formula="of:=IF(AND([DATA.AI$24]=[.$I17];[DATA.AJ$24]=[.$J17]);[DATA.AI$3];&quot;&quot;)" table:style-name="ce77"/>
          <table:table-cell office:value-type="string" office:string-value="" table:formula="of:=IF(AND([DATA.AK$24]=[.$I17];[DATA.AL$24]=[.$J17]);[DATA.AK$3];&quot;&quot;)" table:style-name="ce77"/>
          <table:table-cell office:value-type="string" office:string-value="" table:formula="of:=IF(AND([DATA.AM$24]=[.$I17];[DATA.AN$24]=[.$J17]);[DATA.AM$3];&quot;&quot;)" table:style-name="ce77"/>
          <table:table-cell office:value-type="string" office:string-value="" table:formula="of:=IF(AND([DATA.AO$24]=[.$I17];[DATA.AP$24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4]=[.$I18];[DATA.D$24]=[.$J18]);[DATA.C$3];&quot;&quot;)" table:style-name="ce77"/>
          <table:table-cell office:value-type="string" office:string-value="" table:formula="of:=IF(AND([DATA.E$24]=[.$I18];[DATA.F$24]=[.$J18]);[DATA.E$3];&quot;&quot;)" table:style-name="ce77"/>
          <table:table-cell office:value-type="string" office:string-value="" table:formula="of:=IF(AND([DATA.G$24]=[.$I18];[DATA.H$24]=[.$J18]);[DATA.G$3];&quot;&quot;)" table:style-name="ce77"/>
          <table:table-cell office:value-type="string" office:string-value="" table:formula="of:=IF(AND([DATA.I$24]=[.$I18];[DATA.J$24]=[.$J18]);[DATA.I$3];&quot;&quot;)" table:style-name="ce77"/>
          <table:table-cell office:value-type="string" office:string-value="" table:formula="of:=IF(AND([DATA.K$24]=[.$I18];[DATA.L$24]=[.$J18]);[DATA.K$3];&quot;&quot;)" table:style-name="ce77"/>
          <table:table-cell office:value-type="string" office:string-value="" table:formula="of:=IF(AND([DATA.M$24]=[.$I18];[DATA.N$24]=[.$J18]);[DATA.M$3];&quot;&quot;)" table:style-name="ce77"/>
          <table:table-cell office:value-type="string" office:string-value="" table:formula="of:=IF(AND([DATA.O$24]=[.$I18];[DATA.P$24]=[.$J18]);[DATA.O$3];&quot;&quot;)" table:style-name="ce77"/>
          <table:table-cell office:value-type="string" office:string-value="" table:formula="of:=IF(AND([DATA.Q$24]=[.$I18];[DATA.R$24]=[.$J18]);[DATA.Q$3];&quot;&quot;)" table:style-name="ce77"/>
          <table:table-cell office:value-type="string" office:string-value="" table:formula="of:=IF(AND([DATA.S$24]=[.$I18];[DATA.T$24]=[.$J18]);[DATA.S$3];&quot;&quot;)" table:style-name="ce77"/>
          <table:table-cell office:value-type="string" office:string-value="" table:formula="of:=IF(AND([DATA.U$24]=[.$I18];[DATA.V$24]=[.$J18]);[DATA.U$3];&quot;&quot;)" table:style-name="ce77"/>
          <table:table-cell office:value-type="string" office:string-value="" table:formula="of:=IF(AND([DATA.W$24]=[.$I18];[DATA.X$24]=[.$J18]);[DATA.W$3];&quot;&quot;)" table:style-name="ce77"/>
          <table:table-cell office:value-type="string" office:string-value="" table:formula="of:=IF(AND([DATA.Y$24]=[.$I18];[DATA.Z$24]=[.$J18]);[DATA.Y$3];&quot;&quot;)" table:style-name="ce77"/>
          <table:table-cell office:value-type="string" office:string-value="" table:formula="of:=IF(AND([DATA.AA$24]=[.$I18];[DATA.AB$24]=[.$J18]);[DATA.AA$3];&quot;&quot;)" table:style-name="ce77"/>
          <table:table-cell office:value-type="string" office:string-value="" table:formula="of:=IF(AND([DATA.AC$24]=[.$I18];[DATA.AD$24]=[.$J18]);[DATA.AC$3];&quot;&quot;)" table:style-name="ce77"/>
          <table:table-cell office:value-type="string" office:string-value="" table:formula="of:=IF(AND([DATA.AE$24]=[.$I18];[DATA.AF$24]=[.$J18]);[DATA.AE$3];&quot;&quot;)" table:style-name="ce77"/>
          <table:table-cell office:value-type="string" office:string-value="" table:formula="of:=IF(AND([DATA.AG$24]=[.$I18];[DATA.AH$24]=[.$J18]);[DATA.AG$3];&quot;&quot;)" table:style-name="ce77"/>
          <table:table-cell office:value-type="string" office:string-value="" table:formula="of:=IF(AND([DATA.AI$24]=[.$I18];[DATA.AJ$24]=[.$J18]);[DATA.AI$3];&quot;&quot;)" table:style-name="ce77"/>
          <table:table-cell office:value-type="string" office:string-value="" table:formula="of:=IF(AND([DATA.AK$24]=[.$I18];[DATA.AL$24]=[.$J18]);[DATA.AK$3];&quot;&quot;)" table:style-name="ce77"/>
          <table:table-cell office:value-type="string" office:string-value="" table:formula="of:=IF(AND([DATA.AM$24]=[.$I18];[DATA.AN$24]=[.$J18]);[DATA.AM$3];&quot;&quot;)" table:style-name="ce77"/>
          <table:table-cell office:value-type="string" office:string-value="" table:formula="of:=IF(AND([DATA.AO$24]=[.$I18];[DATA.AP$24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4]=[.$I19];[DATA.D$24]=[.$J19]);[DATA.C$3];&quot;&quot;)" table:style-name="ce77"/>
          <table:table-cell office:value-type="string" office:string-value="" table:formula="of:=IF(AND([DATA.E$24]=[.$I19];[DATA.F$24]=[.$J19]);[DATA.E$3];&quot;&quot;)" table:style-name="ce77"/>
          <table:table-cell office:value-type="string" office:string-value="" table:formula="of:=IF(AND([DATA.G$24]=[.$I19];[DATA.H$24]=[.$J19]);[DATA.G$3];&quot;&quot;)" table:style-name="ce77"/>
          <table:table-cell office:value-type="string" office:string-value="" table:formula="of:=IF(AND([DATA.I$24]=[.$I19];[DATA.J$24]=[.$J19]);[DATA.I$3];&quot;&quot;)" table:style-name="ce77"/>
          <table:table-cell office:value-type="string" office:string-value="" table:formula="of:=IF(AND([DATA.K$24]=[.$I19];[DATA.L$24]=[.$J19]);[DATA.K$3];&quot;&quot;)" table:style-name="ce77"/>
          <table:table-cell office:value-type="string" office:string-value="" table:formula="of:=IF(AND([DATA.M$24]=[.$I19];[DATA.N$24]=[.$J19]);[DATA.M$3];&quot;&quot;)" table:style-name="ce77"/>
          <table:table-cell office:value-type="string" office:string-value="" table:formula="of:=IF(AND([DATA.O$24]=[.$I19];[DATA.P$24]=[.$J19]);[DATA.O$3];&quot;&quot;)" table:style-name="ce77"/>
          <table:table-cell office:value-type="string" office:string-value="" table:formula="of:=IF(AND([DATA.Q$24]=[.$I19];[DATA.R$24]=[.$J19]);[DATA.Q$3];&quot;&quot;)" table:style-name="ce77"/>
          <table:table-cell office:value-type="string" office:string-value="" table:formula="of:=IF(AND([DATA.S$24]=[.$I19];[DATA.T$24]=[.$J19]);[DATA.S$3];&quot;&quot;)" table:style-name="ce77"/>
          <table:table-cell office:value-type="string" office:string-value="" table:formula="of:=IF(AND([DATA.U$24]=[.$I19];[DATA.V$24]=[.$J19]);[DATA.U$3];&quot;&quot;)" table:style-name="ce77"/>
          <table:table-cell office:value-type="string" office:string-value="" table:formula="of:=IF(AND([DATA.W$24]=[.$I19];[DATA.X$24]=[.$J19]);[DATA.W$3];&quot;&quot;)" table:style-name="ce77"/>
          <table:table-cell office:value-type="string" office:string-value="" table:formula="of:=IF(AND([DATA.Y$24]=[.$I19];[DATA.Z$24]=[.$J19]);[DATA.Y$3];&quot;&quot;)" table:style-name="ce77"/>
          <table:table-cell office:value-type="string" office:string-value="" table:formula="of:=IF(AND([DATA.AA$24]=[.$I19];[DATA.AB$24]=[.$J19]);[DATA.AA$3];&quot;&quot;)" table:style-name="ce77"/>
          <table:table-cell office:value-type="string" office:string-value="" table:formula="of:=IF(AND([DATA.AC$24]=[.$I19];[DATA.AD$24]=[.$J19]);[DATA.AC$3];&quot;&quot;)" table:style-name="ce77"/>
          <table:table-cell office:value-type="string" office:string-value="" table:formula="of:=IF(AND([DATA.AE$24]=[.$I19];[DATA.AF$24]=[.$J19]);[DATA.AE$3];&quot;&quot;)" table:style-name="ce77"/>
          <table:table-cell office:value-type="string" office:string-value="" table:formula="of:=IF(AND([DATA.AG$24]=[.$I19];[DATA.AH$24]=[.$J19]);[DATA.AG$3];&quot;&quot;)" table:style-name="ce77"/>
          <table:table-cell office:value-type="string" office:string-value="" table:formula="of:=IF(AND([DATA.AI$24]=[.$I19];[DATA.AJ$24]=[.$J19]);[DATA.AI$3];&quot;&quot;)" table:style-name="ce77"/>
          <table:table-cell office:value-type="string" office:string-value="" table:formula="of:=IF(AND([DATA.AK$24]=[.$I19];[DATA.AL$24]=[.$J19]);[DATA.AK$3];&quot;&quot;)" table:style-name="ce77"/>
          <table:table-cell office:value-type="string" office:string-value="" table:formula="of:=IF(AND([DATA.AM$24]=[.$I19];[DATA.AN$24]=[.$J19]);[DATA.AM$3];&quot;&quot;)" table:style-name="ce77"/>
          <table:table-cell office:value-type="string" office:string-value="" table:formula="of:=IF(AND([DATA.AO$24]=[.$I19];[DATA.AP$24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4]=[.$I20];[DATA.D$24]=[.$J20]);[DATA.C$3];&quot;&quot;)" table:style-name="ce77"/>
          <table:table-cell office:value-type="string" office:string-value="" table:formula="of:=IF(AND([DATA.E$24]=[.$I20];[DATA.F$24]=[.$J20]);[DATA.E$3];&quot;&quot;)" table:style-name="ce77"/>
          <table:table-cell office:value-type="string" office:string-value="" table:formula="of:=IF(AND([DATA.G$24]=[.$I20];[DATA.H$24]=[.$J20]);[DATA.G$3];&quot;&quot;)" table:style-name="ce77"/>
          <table:table-cell office:value-type="string" office:string-value="" table:formula="of:=IF(AND([DATA.I$24]=[.$I20];[DATA.J$24]=[.$J20]);[DATA.I$3];&quot;&quot;)" table:style-name="ce77"/>
          <table:table-cell office:value-type="string" office:string-value="" table:formula="of:=IF(AND([DATA.K$24]=[.$I20];[DATA.L$24]=[.$J20]);[DATA.K$3];&quot;&quot;)" table:style-name="ce77"/>
          <table:table-cell office:value-type="string" office:string-value="" table:formula="of:=IF(AND([DATA.M$24]=[.$I20];[DATA.N$24]=[.$J20]);[DATA.M$3];&quot;&quot;)" table:style-name="ce77"/>
          <table:table-cell office:value-type="string" office:string-value="" table:formula="of:=IF(AND([DATA.O$24]=[.$I20];[DATA.P$24]=[.$J20]);[DATA.O$3];&quot;&quot;)" table:style-name="ce77"/>
          <table:table-cell office:value-type="string" office:string-value="" table:formula="of:=IF(AND([DATA.Q$24]=[.$I20];[DATA.R$24]=[.$J20]);[DATA.Q$3];&quot;&quot;)" table:style-name="ce77"/>
          <table:table-cell office:value-type="string" office:string-value="" table:formula="of:=IF(AND([DATA.S$24]=[.$I20];[DATA.T$24]=[.$J20]);[DATA.S$3];&quot;&quot;)" table:style-name="ce77"/>
          <table:table-cell office:value-type="string" office:string-value="" table:formula="of:=IF(AND([DATA.U$24]=[.$I20];[DATA.V$24]=[.$J20]);[DATA.U$3];&quot;&quot;)" table:style-name="ce77"/>
          <table:table-cell office:value-type="string" office:string-value="" table:formula="of:=IF(AND([DATA.W$24]=[.$I20];[DATA.X$24]=[.$J20]);[DATA.W$3];&quot;&quot;)" table:style-name="ce77"/>
          <table:table-cell office:value-type="string" office:string-value="" table:formula="of:=IF(AND([DATA.Y$24]=[.$I20];[DATA.Z$24]=[.$J20]);[DATA.Y$3];&quot;&quot;)" table:style-name="ce77"/>
          <table:table-cell office:value-type="string" office:string-value="" table:formula="of:=IF(AND([DATA.AA$24]=[.$I20];[DATA.AB$24]=[.$J20]);[DATA.AA$3];&quot;&quot;)" table:style-name="ce77"/>
          <table:table-cell office:value-type="string" office:string-value="" table:formula="of:=IF(AND([DATA.AC$24]=[.$I20];[DATA.AD$24]=[.$J20]);[DATA.AC$3];&quot;&quot;)" table:style-name="ce77"/>
          <table:table-cell office:value-type="string" office:string-value="" table:formula="of:=IF(AND([DATA.AE$24]=[.$I20];[DATA.AF$24]=[.$J20]);[DATA.AE$3];&quot;&quot;)" table:style-name="ce77"/>
          <table:table-cell office:value-type="string" office:string-value="" table:formula="of:=IF(AND([DATA.AG$24]=[.$I20];[DATA.AH$24]=[.$J20]);[DATA.AG$3];&quot;&quot;)" table:style-name="ce77"/>
          <table:table-cell office:value-type="string" office:string-value="" table:formula="of:=IF(AND([DATA.AI$24]=[.$I20];[DATA.AJ$24]=[.$J20]);[DATA.AI$3];&quot;&quot;)" table:style-name="ce77"/>
          <table:table-cell office:value-type="string" office:string-value="" table:formula="of:=IF(AND([DATA.AK$24]=[.$I20];[DATA.AL$24]=[.$J20]);[DATA.AK$3];&quot;&quot;)" table:style-name="ce77"/>
          <table:table-cell office:value-type="string" office:string-value="" table:formula="of:=IF(AND([DATA.AM$24]=[.$I20];[DATA.AN$24]=[.$J20]);[DATA.AM$3];&quot;&quot;)" table:style-name="ce77"/>
          <table:table-cell office:value-type="string" office:string-value="" table:formula="of:=IF(AND([DATA.AO$24]=[.$I20];[DATA.AP$24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4]=[.$I21];[DATA.D$24]=[.$J21]);[DATA.C$3];&quot;&quot;)" table:style-name="ce77"/>
          <table:table-cell office:value-type="string" office:string-value="" table:formula="of:=IF(AND([DATA.E$24]=[.$I21];[DATA.F$24]=[.$J21]);[DATA.E$3];&quot;&quot;)" table:style-name="ce77"/>
          <table:table-cell office:value-type="string" office:string-value="" table:formula="of:=IF(AND([DATA.G$24]=[.$I21];[DATA.H$24]=[.$J21]);[DATA.G$3];&quot;&quot;)" table:style-name="ce77"/>
          <table:table-cell office:value-type="string" office:string-value="" table:formula="of:=IF(AND([DATA.I$24]=[.$I21];[DATA.J$24]=[.$J21]);[DATA.I$3];&quot;&quot;)" table:style-name="ce77"/>
          <table:table-cell office:value-type="string" office:string-value="" table:formula="of:=IF(AND([DATA.K$24]=[.$I21];[DATA.L$24]=[.$J21]);[DATA.K$3];&quot;&quot;)" table:style-name="ce77"/>
          <table:table-cell office:value-type="string" office:string-value="" table:formula="of:=IF(AND([DATA.M$24]=[.$I21];[DATA.N$24]=[.$J21]);[DATA.M$3];&quot;&quot;)" table:style-name="ce77"/>
          <table:table-cell office:value-type="string" office:string-value="" table:formula="of:=IF(AND([DATA.O$24]=[.$I21];[DATA.P$24]=[.$J21]);[DATA.O$3];&quot;&quot;)" table:style-name="ce77"/>
          <table:table-cell office:value-type="string" office:string-value="" table:formula="of:=IF(AND([DATA.Q$24]=[.$I21];[DATA.R$24]=[.$J21]);[DATA.Q$3];&quot;&quot;)" table:style-name="ce77"/>
          <table:table-cell office:value-type="string" office:string-value="" table:formula="of:=IF(AND([DATA.S$24]=[.$I21];[DATA.T$24]=[.$J21]);[DATA.S$3];&quot;&quot;)" table:style-name="ce77"/>
          <table:table-cell office:value-type="string" office:string-value="" table:formula="of:=IF(AND([DATA.U$24]=[.$I21];[DATA.V$24]=[.$J21]);[DATA.U$3];&quot;&quot;)" table:style-name="ce77"/>
          <table:table-cell office:value-type="string" office:string-value="" table:formula="of:=IF(AND([DATA.W$24]=[.$I21];[DATA.X$24]=[.$J21]);[DATA.W$3];&quot;&quot;)" table:style-name="ce77"/>
          <table:table-cell office:value-type="string" office:string-value="" table:formula="of:=IF(AND([DATA.Y$24]=[.$I21];[DATA.Z$24]=[.$J21]);[DATA.Y$3];&quot;&quot;)" table:style-name="ce77"/>
          <table:table-cell office:value-type="string" office:string-value="" table:formula="of:=IF(AND([DATA.AA$24]=[.$I21];[DATA.AB$24]=[.$J21]);[DATA.AA$3];&quot;&quot;)" table:style-name="ce77"/>
          <table:table-cell office:value-type="string" office:string-value="" table:formula="of:=IF(AND([DATA.AC$24]=[.$I21];[DATA.AD$24]=[.$J21]);[DATA.AC$3];&quot;&quot;)" table:style-name="ce77"/>
          <table:table-cell office:value-type="string" office:string-value="" table:formula="of:=IF(AND([DATA.AE$24]=[.$I21];[DATA.AF$24]=[.$J21]);[DATA.AE$3];&quot;&quot;)" table:style-name="ce77"/>
          <table:table-cell office:value-type="string" office:string-value="" table:formula="of:=IF(AND([DATA.AG$24]=[.$I21];[DATA.AH$24]=[.$J21]);[DATA.AG$3];&quot;&quot;)" table:style-name="ce77"/>
          <table:table-cell office:value-type="string" office:string-value="" table:formula="of:=IF(AND([DATA.AI$24]=[.$I21];[DATA.AJ$24]=[.$J21]);[DATA.AI$3];&quot;&quot;)" table:style-name="ce77"/>
          <table:table-cell office:value-type="string" office:string-value="" table:formula="of:=IF(AND([DATA.AK$24]=[.$I21];[DATA.AL$24]=[.$J21]);[DATA.AK$3];&quot;&quot;)" table:style-name="ce77"/>
          <table:table-cell office:value-type="string" office:string-value="" table:formula="of:=IF(AND([DATA.AM$24]=[.$I21];[DATA.AN$24]=[.$J21]);[DATA.AM$3];&quot;&quot;)" table:style-name="ce77"/>
          <table:table-cell office:value-type="string" office:string-value="" table:formula="of:=IF(AND([DATA.AO$24]=[.$I21];[DATA.AP$24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4]=[.$I22];[DATA.D$24]=[.$J22]);[DATA.C$3];&quot;&quot;)" table:style-name="ce77"/>
          <table:table-cell office:value-type="string" office:string-value="" table:formula="of:=IF(AND([DATA.E$24]=[.$I22];[DATA.F$24]=[.$J22]);[DATA.E$3];&quot;&quot;)" table:style-name="ce77"/>
          <table:table-cell office:value-type="string" office:string-value="" table:formula="of:=IF(AND([DATA.G$24]=[.$I22];[DATA.H$24]=[.$J22]);[DATA.G$3];&quot;&quot;)" table:style-name="ce77"/>
          <table:table-cell office:value-type="string" office:string-value="" table:formula="of:=IF(AND([DATA.I$24]=[.$I22];[DATA.J$24]=[.$J22]);[DATA.I$3];&quot;&quot;)" table:style-name="ce77"/>
          <table:table-cell office:value-type="string" office:string-value="" table:formula="of:=IF(AND([DATA.K$24]=[.$I22];[DATA.L$24]=[.$J22]);[DATA.K$3];&quot;&quot;)" table:style-name="ce77"/>
          <table:table-cell office:value-type="string" office:string-value="" table:formula="of:=IF(AND([DATA.M$24]=[.$I22];[DATA.N$24]=[.$J22]);[DATA.M$3];&quot;&quot;)" table:style-name="ce77"/>
          <table:table-cell office:value-type="string" office:string-value="" table:formula="of:=IF(AND([DATA.O$24]=[.$I22];[DATA.P$24]=[.$J22]);[DATA.O$3];&quot;&quot;)" table:style-name="ce77"/>
          <table:table-cell office:value-type="string" office:string-value="" table:formula="of:=IF(AND([DATA.Q$24]=[.$I22];[DATA.R$24]=[.$J22]);[DATA.Q$3];&quot;&quot;)" table:style-name="ce77"/>
          <table:table-cell office:value-type="string" office:string-value="" table:formula="of:=IF(AND([DATA.S$24]=[.$I22];[DATA.T$24]=[.$J22]);[DATA.S$3];&quot;&quot;)" table:style-name="ce77"/>
          <table:table-cell office:value-type="string" office:string-value="" table:formula="of:=IF(AND([DATA.U$24]=[.$I22];[DATA.V$24]=[.$J22]);[DATA.U$3];&quot;&quot;)" table:style-name="ce77"/>
          <table:table-cell office:value-type="string" office:string-value="" table:formula="of:=IF(AND([DATA.W$24]=[.$I22];[DATA.X$24]=[.$J22]);[DATA.W$3];&quot;&quot;)" table:style-name="ce77"/>
          <table:table-cell office:value-type="string" office:string-value="" table:formula="of:=IF(AND([DATA.Y$24]=[.$I22];[DATA.Z$24]=[.$J22]);[DATA.Y$3];&quot;&quot;)" table:style-name="ce77"/>
          <table:table-cell office:value-type="string" office:string-value="" table:formula="of:=IF(AND([DATA.AA$24]=[.$I22];[DATA.AB$24]=[.$J22]);[DATA.AA$3];&quot;&quot;)" table:style-name="ce77"/>
          <table:table-cell office:value-type="string" office:string-value="" table:formula="of:=IF(AND([DATA.AC$24]=[.$I22];[DATA.AD$24]=[.$J22]);[DATA.AC$3];&quot;&quot;)" table:style-name="ce77"/>
          <table:table-cell office:value-type="string" office:string-value="" table:formula="of:=IF(AND([DATA.AE$24]=[.$I22];[DATA.AF$24]=[.$J22]);[DATA.AE$3];&quot;&quot;)" table:style-name="ce77"/>
          <table:table-cell office:value-type="string" office:string-value="" table:formula="of:=IF(AND([DATA.AG$24]=[.$I22];[DATA.AH$24]=[.$J22]);[DATA.AG$3];&quot;&quot;)" table:style-name="ce77"/>
          <table:table-cell office:value-type="string" office:string-value="" table:formula="of:=IF(AND([DATA.AI$24]=[.$I22];[DATA.AJ$24]=[.$J22]);[DATA.AI$3];&quot;&quot;)" table:style-name="ce77"/>
          <table:table-cell office:value-type="string" office:string-value="" table:formula="of:=IF(AND([DATA.AK$24]=[.$I22];[DATA.AL$24]=[.$J22]);[DATA.AK$3];&quot;&quot;)" table:style-name="ce77"/>
          <table:table-cell office:value-type="string" office:string-value="" table:formula="of:=IF(AND([DATA.AM$24]=[.$I22];[DATA.AN$24]=[.$J22]);[DATA.AM$3];&quot;&quot;)" table:style-name="ce77"/>
          <table:table-cell office:value-type="string" office:string-value="" table:formula="of:=IF(AND([DATA.AO$24]=[.$I22];[DATA.AP$24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4]=[.$I23];[DATA.D$24]=[.$J23]);[DATA.C$3];&quot;&quot;)" table:style-name="ce77"/>
          <table:table-cell office:value-type="string" office:string-value="" table:formula="of:=IF(AND([DATA.E$24]=[.$I23];[DATA.F$24]=[.$J23]);[DATA.E$3];&quot;&quot;)" table:style-name="ce77"/>
          <table:table-cell office:value-type="string" office:string-value="" table:formula="of:=IF(AND([DATA.G$24]=[.$I23];[DATA.H$24]=[.$J23]);[DATA.G$3];&quot;&quot;)" table:style-name="ce77"/>
          <table:table-cell office:value-type="string" office:string-value="" table:formula="of:=IF(AND([DATA.I$24]=[.$I23];[DATA.J$24]=[.$J23]);[DATA.I$3];&quot;&quot;)" table:style-name="ce77"/>
          <table:table-cell office:value-type="string" office:string-value="" table:formula="of:=IF(AND([DATA.K$24]=[.$I23];[DATA.L$24]=[.$J23]);[DATA.K$3];&quot;&quot;)" table:style-name="ce77"/>
          <table:table-cell office:value-type="string" office:string-value="" table:formula="of:=IF(AND([DATA.M$24]=[.$I23];[DATA.N$24]=[.$J23]);[DATA.M$3];&quot;&quot;)" table:style-name="ce77"/>
          <table:table-cell office:value-type="string" office:string-value="" table:formula="of:=IF(AND([DATA.O$24]=[.$I23];[DATA.P$24]=[.$J23]);[DATA.O$3];&quot;&quot;)" table:style-name="ce77"/>
          <table:table-cell office:value-type="string" office:string-value="" table:formula="of:=IF(AND([DATA.Q$24]=[.$I23];[DATA.R$24]=[.$J23]);[DATA.Q$3];&quot;&quot;)" table:style-name="ce77"/>
          <table:table-cell office:value-type="string" office:string-value="" table:formula="of:=IF(AND([DATA.S$24]=[.$I23];[DATA.T$24]=[.$J23]);[DATA.S$3];&quot;&quot;)" table:style-name="ce77"/>
          <table:table-cell office:value-type="string" office:string-value="" table:formula="of:=IF(AND([DATA.U$24]=[.$I23];[DATA.V$24]=[.$J23]);[DATA.U$3];&quot;&quot;)" table:style-name="ce77"/>
          <table:table-cell office:value-type="string" office:string-value="" table:formula="of:=IF(AND([DATA.W$24]=[.$I23];[DATA.X$24]=[.$J23]);[DATA.W$3];&quot;&quot;)" table:style-name="ce77"/>
          <table:table-cell office:value-type="string" office:string-value="" table:formula="of:=IF(AND([DATA.Y$24]=[.$I23];[DATA.Z$24]=[.$J23]);[DATA.Y$3];&quot;&quot;)" table:style-name="ce77"/>
          <table:table-cell office:value-type="string" office:string-value="" table:formula="of:=IF(AND([DATA.AA$24]=[.$I23];[DATA.AB$24]=[.$J23]);[DATA.AA$3];&quot;&quot;)" table:style-name="ce77"/>
          <table:table-cell office:value-type="string" office:string-value="" table:formula="of:=IF(AND([DATA.AC$24]=[.$I23];[DATA.AD$24]=[.$J23]);[DATA.AC$3];&quot;&quot;)" table:style-name="ce77"/>
          <table:table-cell office:value-type="string" office:string-value="" table:formula="of:=IF(AND([DATA.AE$24]=[.$I23];[DATA.AF$24]=[.$J23]);[DATA.AE$3];&quot;&quot;)" table:style-name="ce77"/>
          <table:table-cell office:value-type="string" office:string-value="" table:formula="of:=IF(AND([DATA.AG$24]=[.$I23];[DATA.AH$24]=[.$J23]);[DATA.AG$3];&quot;&quot;)" table:style-name="ce77"/>
          <table:table-cell office:value-type="string" office:string-value="" table:formula="of:=IF(AND([DATA.AI$24]=[.$I23];[DATA.AJ$24]=[.$J23]);[DATA.AI$3];&quot;&quot;)" table:style-name="ce77"/>
          <table:table-cell office:value-type="string" office:string-value="" table:formula="of:=IF(AND([DATA.AK$24]=[.$I23];[DATA.AL$24]=[.$J23]);[DATA.AK$3];&quot;&quot;)" table:style-name="ce77"/>
          <table:table-cell office:value-type="string" office:string-value="" table:formula="of:=IF(AND([DATA.AM$24]=[.$I23];[DATA.AN$24]=[.$J23]);[DATA.AM$3];&quot;&quot;)" table:style-name="ce77"/>
          <table:table-cell office:value-type="string" office:string-value="" table:formula="of:=IF(AND([DATA.AO$24]=[.$I23];[DATA.AP$24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4]=[.$I24];[DATA.D$24]=[.$J24]);[DATA.C$3];&quot;&quot;)" table:style-name="ce77"/>
          <table:table-cell office:value-type="string" office:string-value="" table:formula="of:=IF(AND([DATA.E$24]=[.$I24];[DATA.F$24]=[.$J24]);[DATA.E$3];&quot;&quot;)" table:style-name="ce77"/>
          <table:table-cell office:value-type="string" office:string-value="" table:formula="of:=IF(AND([DATA.G$24]=[.$I24];[DATA.H$24]=[.$J24]);[DATA.G$3];&quot;&quot;)" table:style-name="ce77"/>
          <table:table-cell office:value-type="string" office:string-value="" table:formula="of:=IF(AND([DATA.I$24]=[.$I24];[DATA.J$24]=[.$J24]);[DATA.I$3];&quot;&quot;)" table:style-name="ce77"/>
          <table:table-cell office:value-type="string" office:string-value="" table:formula="of:=IF(AND([DATA.K$24]=[.$I24];[DATA.L$24]=[.$J24]);[DATA.K$3];&quot;&quot;)" table:style-name="ce77"/>
          <table:table-cell office:value-type="string" office:string-value="" table:formula="of:=IF(AND([DATA.M$24]=[.$I24];[DATA.N$24]=[.$J24]);[DATA.M$3];&quot;&quot;)" table:style-name="ce77"/>
          <table:table-cell office:value-type="string" office:string-value="" table:formula="of:=IF(AND([DATA.O$24]=[.$I24];[DATA.P$24]=[.$J24]);[DATA.O$3];&quot;&quot;)" table:style-name="ce77"/>
          <table:table-cell office:value-type="string" office:string-value="" table:formula="of:=IF(AND([DATA.Q$24]=[.$I24];[DATA.R$24]=[.$J24]);[DATA.Q$3];&quot;&quot;)" table:style-name="ce77"/>
          <table:table-cell office:value-type="string" office:string-value="" table:formula="of:=IF(AND([DATA.S$24]=[.$I24];[DATA.T$24]=[.$J24]);[DATA.S$3];&quot;&quot;)" table:style-name="ce77"/>
          <table:table-cell office:value-type="string" office:string-value="" table:formula="of:=IF(AND([DATA.U$24]=[.$I24];[DATA.V$24]=[.$J24]);[DATA.U$3];&quot;&quot;)" table:style-name="ce77"/>
          <table:table-cell office:value-type="string" office:string-value="" table:formula="of:=IF(AND([DATA.W$24]=[.$I24];[DATA.X$24]=[.$J24]);[DATA.W$3];&quot;&quot;)" table:style-name="ce77"/>
          <table:table-cell office:value-type="string" office:string-value="" table:formula="of:=IF(AND([DATA.Y$24]=[.$I24];[DATA.Z$24]=[.$J24]);[DATA.Y$3];&quot;&quot;)" table:style-name="ce77"/>
          <table:table-cell office:value-type="string" office:string-value="" table:formula="of:=IF(AND([DATA.AA$24]=[.$I24];[DATA.AB$24]=[.$J24]);[DATA.AA$3];&quot;&quot;)" table:style-name="ce77"/>
          <table:table-cell office:value-type="string" office:string-value="" table:formula="of:=IF(AND([DATA.AC$24]=[.$I24];[DATA.AD$24]=[.$J24]);[DATA.AC$3];&quot;&quot;)" table:style-name="ce77"/>
          <table:table-cell office:value-type="string" office:string-value="" table:formula="of:=IF(AND([DATA.AE$24]=[.$I24];[DATA.AF$24]=[.$J24]);[DATA.AE$3];&quot;&quot;)" table:style-name="ce77"/>
          <table:table-cell office:value-type="string" office:string-value="" table:formula="of:=IF(AND([DATA.AG$24]=[.$I24];[DATA.AH$24]=[.$J24]);[DATA.AG$3];&quot;&quot;)" table:style-name="ce77"/>
          <table:table-cell office:value-type="string" office:string-value="" table:formula="of:=IF(AND([DATA.AI$24]=[.$I24];[DATA.AJ$24]=[.$J24]);[DATA.AI$3];&quot;&quot;)" table:style-name="ce77"/>
          <table:table-cell office:value-type="string" office:string-value="" table:formula="of:=IF(AND([DATA.AK$24]=[.$I24];[DATA.AL$24]=[.$J24]);[DATA.AK$3];&quot;&quot;)" table:style-name="ce77"/>
          <table:table-cell office:value-type="string" office:string-value="" table:formula="of:=IF(AND([DATA.AM$24]=[.$I24];[DATA.AN$24]=[.$J24]);[DATA.AM$3];&quot;&quot;)" table:style-name="ce77"/>
          <table:table-cell office:value-type="string" office:string-value="" table:formula="of:=IF(AND([DATA.AO$24]=[.$I24];[DATA.AP$24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4]=[.$I25];[DATA.D$24]=[.$J25]);[DATA.C$3];&quot;&quot;)" table:style-name="ce77"/>
          <table:table-cell office:value-type="string" office:string-value="" table:formula="of:=IF(AND([DATA.E$24]=[.$I25];[DATA.F$24]=[.$J25]);[DATA.E$3];&quot;&quot;)" table:style-name="ce77"/>
          <table:table-cell office:value-type="string" office:string-value="" table:formula="of:=IF(AND([DATA.G$24]=[.$I25];[DATA.H$24]=[.$J25]);[DATA.G$3];&quot;&quot;)" table:style-name="ce77"/>
          <table:table-cell office:value-type="string" office:string-value="" table:formula="of:=IF(AND([DATA.I$24]=[.$I25];[DATA.J$24]=[.$J25]);[DATA.I$3];&quot;&quot;)" table:style-name="ce77"/>
          <table:table-cell office:value-type="string" office:string-value="" table:formula="of:=IF(AND([DATA.K$24]=[.$I25];[DATA.L$24]=[.$J25]);[DATA.K$3];&quot;&quot;)" table:style-name="ce77"/>
          <table:table-cell office:value-type="string" office:string-value="" table:formula="of:=IF(AND([DATA.M$24]=[.$I25];[DATA.N$24]=[.$J25]);[DATA.M$3];&quot;&quot;)" table:style-name="ce77"/>
          <table:table-cell office:value-type="string" office:string-value="" table:formula="of:=IF(AND([DATA.O$24]=[.$I25];[DATA.P$24]=[.$J25]);[DATA.O$3];&quot;&quot;)" table:style-name="ce77"/>
          <table:table-cell office:value-type="string" office:string-value="" table:formula="of:=IF(AND([DATA.Q$24]=[.$I25];[DATA.R$24]=[.$J25]);[DATA.Q$3];&quot;&quot;)" table:style-name="ce77"/>
          <table:table-cell office:value-type="string" office:string-value="" table:formula="of:=IF(AND([DATA.S$24]=[.$I25];[DATA.T$24]=[.$J25]);[DATA.S$3];&quot;&quot;)" table:style-name="ce77"/>
          <table:table-cell office:value-type="string" office:string-value="" table:formula="of:=IF(AND([DATA.U$24]=[.$I25];[DATA.V$24]=[.$J25]);[DATA.U$3];&quot;&quot;)" table:style-name="ce77"/>
          <table:table-cell office:value-type="string" office:string-value="" table:formula="of:=IF(AND([DATA.W$24]=[.$I25];[DATA.X$24]=[.$J25]);[DATA.W$3];&quot;&quot;)" table:style-name="ce77"/>
          <table:table-cell office:value-type="string" office:string-value="" table:formula="of:=IF(AND([DATA.Y$24]=[.$I25];[DATA.Z$24]=[.$J25]);[DATA.Y$3];&quot;&quot;)" table:style-name="ce77"/>
          <table:table-cell office:value-type="string" office:string-value="" table:formula="of:=IF(AND([DATA.AA$24]=[.$I25];[DATA.AB$24]=[.$J25]);[DATA.AA$3];&quot;&quot;)" table:style-name="ce77"/>
          <table:table-cell office:value-type="string" office:string-value="" table:formula="of:=IF(AND([DATA.AC$24]=[.$I25];[DATA.AD$24]=[.$J25]);[DATA.AC$3];&quot;&quot;)" table:style-name="ce77"/>
          <table:table-cell office:value-type="string" office:string-value="" table:formula="of:=IF(AND([DATA.AE$24]=[.$I25];[DATA.AF$24]=[.$J25]);[DATA.AE$3];&quot;&quot;)" table:style-name="ce77"/>
          <table:table-cell office:value-type="string" office:string-value="" table:formula="of:=IF(AND([DATA.AG$24]=[.$I25];[DATA.AH$24]=[.$J25]);[DATA.AG$3];&quot;&quot;)" table:style-name="ce77"/>
          <table:table-cell office:value-type="string" office:string-value="" table:formula="of:=IF(AND([DATA.AI$24]=[.$I25];[DATA.AJ$24]=[.$J25]);[DATA.AI$3];&quot;&quot;)" table:style-name="ce77"/>
          <table:table-cell office:value-type="string" office:string-value="" table:formula="of:=IF(AND([DATA.AK$24]=[.$I25];[DATA.AL$24]=[.$J25]);[DATA.AK$3];&quot;&quot;)" table:style-name="ce77"/>
          <table:table-cell office:value-type="string" office:string-value="" table:formula="of:=IF(AND([DATA.AM$24]=[.$I25];[DATA.AN$24]=[.$J25]);[DATA.AM$3];&quot;&quot;)" table:style-name="ce77"/>
          <table:table-cell office:value-type="string" office:string-value="" table:formula="of:=IF(AND([DATA.AO$24]=[.$I25];[DATA.AP$24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4]=[.$I26];[DATA.D$24]=[.$J26]);[DATA.C$3];&quot;&quot;)" table:style-name="ce77"/>
          <table:table-cell office:value-type="string" office:string-value="" table:formula="of:=IF(AND([DATA.E$24]=[.$I26];[DATA.F$24]=[.$J26]);[DATA.E$3];&quot;&quot;)" table:style-name="ce77"/>
          <table:table-cell office:value-type="string" office:string-value="" table:formula="of:=IF(AND([DATA.G$24]=[.$I26];[DATA.H$24]=[.$J26]);[DATA.G$3];&quot;&quot;)" table:style-name="ce77"/>
          <table:table-cell office:value-type="string" office:string-value="" table:formula="of:=IF(AND([DATA.I$24]=[.$I26];[DATA.J$24]=[.$J26]);[DATA.I$3];&quot;&quot;)" table:style-name="ce77"/>
          <table:table-cell office:value-type="string" office:string-value="" table:formula="of:=IF(AND([DATA.K$24]=[.$I26];[DATA.L$24]=[.$J26]);[DATA.K$3];&quot;&quot;)" table:style-name="ce77"/>
          <table:table-cell office:value-type="string" office:string-value="" table:formula="of:=IF(AND([DATA.M$24]=[.$I26];[DATA.N$24]=[.$J26]);[DATA.M$3];&quot;&quot;)" table:style-name="ce77"/>
          <table:table-cell office:value-type="string" office:string-value="" table:formula="of:=IF(AND([DATA.O$24]=[.$I26];[DATA.P$24]=[.$J26]);[DATA.O$3];&quot;&quot;)" table:style-name="ce77"/>
          <table:table-cell office:value-type="string" office:string-value="" table:formula="of:=IF(AND([DATA.Q$24]=[.$I26];[DATA.R$24]=[.$J26]);[DATA.Q$3];&quot;&quot;)" table:style-name="ce77"/>
          <table:table-cell office:value-type="string" office:string-value="" table:formula="of:=IF(AND([DATA.S$24]=[.$I26];[DATA.T$24]=[.$J26]);[DATA.S$3];&quot;&quot;)" table:style-name="ce77"/>
          <table:table-cell office:value-type="string" office:string-value="" table:formula="of:=IF(AND([DATA.U$24]=[.$I26];[DATA.V$24]=[.$J26]);[DATA.U$3];&quot;&quot;)" table:style-name="ce77"/>
          <table:table-cell office:value-type="string" office:string-value="" table:formula="of:=IF(AND([DATA.W$24]=[.$I26];[DATA.X$24]=[.$J26]);[DATA.W$3];&quot;&quot;)" table:style-name="ce77"/>
          <table:table-cell office:value-type="string" office:string-value="" table:formula="of:=IF(AND([DATA.Y$24]=[.$I26];[DATA.Z$24]=[.$J26]);[DATA.Y$3];&quot;&quot;)" table:style-name="ce77"/>
          <table:table-cell office:value-type="string" office:string-value="" table:formula="of:=IF(AND([DATA.AA$24]=[.$I26];[DATA.AB$24]=[.$J26]);[DATA.AA$3];&quot;&quot;)" table:style-name="ce77"/>
          <table:table-cell office:value-type="string" office:string-value="" table:formula="of:=IF(AND([DATA.AC$24]=[.$I26];[DATA.AD$24]=[.$J26]);[DATA.AC$3];&quot;&quot;)" table:style-name="ce77"/>
          <table:table-cell office:value-type="string" office:string-value="" table:formula="of:=IF(AND([DATA.AE$24]=[.$I26];[DATA.AF$24]=[.$J26]);[DATA.AE$3];&quot;&quot;)" table:style-name="ce77"/>
          <table:table-cell office:value-type="string" office:string-value="" table:formula="of:=IF(AND([DATA.AG$24]=[.$I26];[DATA.AH$24]=[.$J26]);[DATA.AG$3];&quot;&quot;)" table:style-name="ce77"/>
          <table:table-cell office:value-type="string" office:string-value="" table:formula="of:=IF(AND([DATA.AI$24]=[.$I26];[DATA.AJ$24]=[.$J26]);[DATA.AI$3];&quot;&quot;)" table:style-name="ce77"/>
          <table:table-cell office:value-type="string" office:string-value="" table:formula="of:=IF(AND([DATA.AK$24]=[.$I26];[DATA.AL$24]=[.$J26]);[DATA.AK$3];&quot;&quot;)" table:style-name="ce77"/>
          <table:table-cell office:value-type="string" office:string-value="" table:formula="of:=IF(AND([DATA.AM$24]=[.$I26];[DATA.AN$24]=[.$J26]);[DATA.AM$3];&quot;&quot;)" table:style-name="ce77"/>
          <table:table-cell office:value-type="string" office:string-value="" table:formula="of:=IF(AND([DATA.AO$24]=[.$I26];[DATA.AP$24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4]=[.$I27];[DATA.D$24]=[.$J27]);[DATA.C$3];&quot;&quot;)" table:style-name="ce77"/>
          <table:table-cell office:value-type="string" office:string-value="" table:formula="of:=IF(AND([DATA.E$24]=[.$I27];[DATA.F$24]=[.$J27]);[DATA.E$3];&quot;&quot;)" table:style-name="ce77"/>
          <table:table-cell office:value-type="string" office:string-value="" table:formula="of:=IF(AND([DATA.G$24]=[.$I27];[DATA.H$24]=[.$J27]);[DATA.G$3];&quot;&quot;)" table:style-name="ce77"/>
          <table:table-cell office:value-type="string" office:string-value="" table:formula="of:=IF(AND([DATA.I$24]=[.$I27];[DATA.J$24]=[.$J27]);[DATA.I$3];&quot;&quot;)" table:style-name="ce77"/>
          <table:table-cell office:value-type="string" office:string-value="" table:formula="of:=IF(AND([DATA.K$24]=[.$I27];[DATA.L$24]=[.$J27]);[DATA.K$3];&quot;&quot;)" table:style-name="ce77"/>
          <table:table-cell office:value-type="string" office:string-value="" table:formula="of:=IF(AND([DATA.M$24]=[.$I27];[DATA.N$24]=[.$J27]);[DATA.M$3];&quot;&quot;)" table:style-name="ce77"/>
          <table:table-cell office:value-type="string" office:string-value="" table:formula="of:=IF(AND([DATA.O$24]=[.$I27];[DATA.P$24]=[.$J27]);[DATA.O$3];&quot;&quot;)" table:style-name="ce77"/>
          <table:table-cell office:value-type="string" office:string-value="" table:formula="of:=IF(AND([DATA.Q$24]=[.$I27];[DATA.R$24]=[.$J27]);[DATA.Q$3];&quot;&quot;)" table:style-name="ce77"/>
          <table:table-cell office:value-type="string" office:string-value="" table:formula="of:=IF(AND([DATA.S$24]=[.$I27];[DATA.T$24]=[.$J27]);[DATA.S$3];&quot;&quot;)" table:style-name="ce77"/>
          <table:table-cell office:value-type="string" office:string-value="" table:formula="of:=IF(AND([DATA.U$24]=[.$I27];[DATA.V$24]=[.$J27]);[DATA.U$3];&quot;&quot;)" table:style-name="ce77"/>
          <table:table-cell office:value-type="string" office:string-value="" table:formula="of:=IF(AND([DATA.W$24]=[.$I27];[DATA.X$24]=[.$J27]);[DATA.W$3];&quot;&quot;)" table:style-name="ce77"/>
          <table:table-cell office:value-type="string" office:string-value="" table:formula="of:=IF(AND([DATA.Y$24]=[.$I27];[DATA.Z$24]=[.$J27]);[DATA.Y$3];&quot;&quot;)" table:style-name="ce77"/>
          <table:table-cell office:value-type="string" office:string-value="" table:formula="of:=IF(AND([DATA.AA$24]=[.$I27];[DATA.AB$24]=[.$J27]);[DATA.AA$3];&quot;&quot;)" table:style-name="ce77"/>
          <table:table-cell office:value-type="string" office:string-value="" table:formula="of:=IF(AND([DATA.AC$24]=[.$I27];[DATA.AD$24]=[.$J27]);[DATA.AC$3];&quot;&quot;)" table:style-name="ce77"/>
          <table:table-cell office:value-type="string" office:string-value="" table:formula="of:=IF(AND([DATA.AE$24]=[.$I27];[DATA.AF$24]=[.$J27]);[DATA.AE$3];&quot;&quot;)" table:style-name="ce77"/>
          <table:table-cell office:value-type="string" office:string-value="" table:formula="of:=IF(AND([DATA.AG$24]=[.$I27];[DATA.AH$24]=[.$J27]);[DATA.AG$3];&quot;&quot;)" table:style-name="ce77"/>
          <table:table-cell office:value-type="string" office:string-value="" table:formula="of:=IF(AND([DATA.AI$24]=[.$I27];[DATA.AJ$24]=[.$J27]);[DATA.AI$3];&quot;&quot;)" table:style-name="ce77"/>
          <table:table-cell office:value-type="string" office:string-value="" table:formula="of:=IF(AND([DATA.AK$24]=[.$I27];[DATA.AL$24]=[.$J27]);[DATA.AK$3];&quot;&quot;)" table:style-name="ce77"/>
          <table:table-cell office:value-type="string" office:string-value="" table:formula="of:=IF(AND([DATA.AM$24]=[.$I27];[DATA.AN$24]=[.$J27]);[DATA.AM$3];&quot;&quot;)" table:style-name="ce77"/>
          <table:table-cell office:value-type="string" office:string-value="" table:formula="of:=IF(AND([DATA.AO$24]=[.$I27];[DATA.AP$24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2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2" table:formula="of:=IF([COMPETENCIES.B4]=&quot;&quot;;&quot;UNUSED_2&quot;;[COMPETENCIES.B4])" table:style-name="ce3">
            <text:p>UNUSED_2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45" draw:style-name="a99" draw:name="Text Box 7" svg:x="0.30556in" svg:y="0.26389in" svg:width="1.58333in" svg:height="0.54167in">
              <draw:text-box>
                <text:p text:style-name="a96" text:class-names="" text:cond-style-name=""><text:span text:style-name="a95" text:class-names="">Something<text:s text:c="1"/></text:span></text:p>
                <text:p text:style-name="a98" text:class-names="" text:cond-style-name=""><text:span text:style-name="a9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2" table:formula="of:=[.A1]" table:style-name="ce74">
            <text:p>UNUSED_2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46" draw:style-name="a104" draw:name="Text Box 8" svg:x="0.23611in" svg:y="0.41667in" svg:width="1.58333in" svg:height="0.54167in">
              <draw:text-box>
                <text:p text:style-name="a101" text:class-names="" text:cond-style-name=""><text:span text:style-name="a100" text:class-names="">Something<text:s text:c="1"/></text:span></text:p>
                <text:p text:style-name="a103" text:class-names="" text:cond-style-name=""><text:span text:style-name="a10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5]=[.$I13];[DATA.D$25]=[.$J13]);[DATA.C$3];&quot;&quot;)" table:style-name="ce77"/>
          <table:table-cell office:value-type="string" office:string-value="" table:formula="of:=IF(AND([DATA.E$25]=[.$I13];[DATA.F$25]=[.$J13]);[DATA.E$3];&quot;&quot;)" table:style-name="ce77"/>
          <table:table-cell office:value-type="string" office:string-value="" table:formula="of:=IF(AND([DATA.G$25]=[.$I13];[DATA.H$25]=[.$J13]);[DATA.G$3];&quot;&quot;)" table:style-name="ce77"/>
          <table:table-cell office:value-type="string" office:string-value="" table:formula="of:=IF(AND([DATA.I$25]=[.$I13];[DATA.J$25]=[.$J13]);[DATA.I$3];&quot;&quot;)" table:style-name="ce77"/>
          <table:table-cell office:value-type="string" office:string-value="" table:formula="of:=IF(AND([DATA.K$25]=[.$I13];[DATA.L$25]=[.$J13]);[DATA.K$3];&quot;&quot;)" table:style-name="ce77"/>
          <table:table-cell office:value-type="string" office:string-value="" table:formula="of:=IF(AND([DATA.M$25]=[.$I13];[DATA.N$25]=[.$J13]);[DATA.M$3];&quot;&quot;)" table:style-name="ce77"/>
          <table:table-cell office:value-type="string" office:string-value="" table:formula="of:=IF(AND([DATA.O$25]=[.$I13];[DATA.P$25]=[.$J13]);[DATA.O$3];&quot;&quot;)" table:style-name="ce77"/>
          <table:table-cell office:value-type="string" office:string-value="" table:formula="of:=IF(AND([DATA.Q$25]=[.$I13];[DATA.R$25]=[.$J13]);[DATA.Q$3];&quot;&quot;)" table:style-name="ce77"/>
          <table:table-cell office:value-type="string" office:string-value="" table:formula="of:=IF(AND([DATA.S$25]=[.$I13];[DATA.T$25]=[.$J13]);[DATA.S$3];&quot;&quot;)" table:style-name="ce77"/>
          <table:table-cell office:value-type="string" office:string-value="" table:formula="of:=IF(AND([DATA.U$25]=[.$I13];[DATA.V$25]=[.$J13]);[DATA.U$3];&quot;&quot;)" table:style-name="ce77"/>
          <table:table-cell office:value-type="string" office:string-value="" table:formula="of:=IF(AND([DATA.W$25]=[.$I13];[DATA.X$25]=[.$J13]);[DATA.W$3];&quot;&quot;)" table:style-name="ce77"/>
          <table:table-cell office:value-type="string" office:string-value="" table:formula="of:=IF(AND([DATA.Y$25]=[.$I13];[DATA.Z$25]=[.$J13]);[DATA.Y$3];&quot;&quot;)" table:style-name="ce77"/>
          <table:table-cell office:value-type="string" office:string-value="" table:formula="of:=IF(AND([DATA.AA$25]=[.$I13];[DATA.AB$25]=[.$J13]);[DATA.AA$3];&quot;&quot;)" table:style-name="ce77"/>
          <table:table-cell office:value-type="string" office:string-value="" table:formula="of:=IF(AND([DATA.AC$25]=[.$I13];[DATA.AD$25]=[.$J13]);[DATA.AC$3];&quot;&quot;)" table:style-name="ce77"/>
          <table:table-cell office:value-type="string" office:string-value="" table:formula="of:=IF(AND([DATA.AE$25]=[.$I13];[DATA.AF$25]=[.$J13]);[DATA.AE$3];&quot;&quot;)" table:style-name="ce77"/>
          <table:table-cell office:value-type="string" office:string-value="" table:formula="of:=IF(AND([DATA.AG$25]=[.$I13];[DATA.AH$25]=[.$J13]);[DATA.AG$3];&quot;&quot;)" table:style-name="ce77"/>
          <table:table-cell office:value-type="string" office:string-value="" table:formula="of:=IF(AND([DATA.AI$25]=[.$I13];[DATA.AJ$25]=[.$J13]);[DATA.AI$3];&quot;&quot;)" table:style-name="ce77"/>
          <table:table-cell office:value-type="string" office:string-value="" table:formula="of:=IF(AND([DATA.AK$25]=[.$I13];[DATA.AL$25]=[.$J13]);[DATA.AK$3];&quot;&quot;)" table:style-name="ce77"/>
          <table:table-cell office:value-type="string" office:string-value="" table:formula="of:=IF(AND([DATA.AM$25]=[.$I13];[DATA.AN$25]=[.$J13]);[DATA.AM$3];&quot;&quot;)" table:style-name="ce77"/>
          <table:table-cell office:value-type="string" office:string-value="" table:formula="of:=IF(AND([DATA.AO$25]=[.$I13];[DATA.AP$25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5]=[.$I14];[DATA.D$25]=[.$J14]);[DATA.C$3];&quot;&quot;)" table:style-name="ce77"/>
          <table:table-cell office:value-type="string" office:string-value="" table:formula="of:=IF(AND([DATA.E$25]=[.$I14];[DATA.F$25]=[.$J14]);[DATA.E$3];&quot;&quot;)" table:style-name="ce77"/>
          <table:table-cell office:value-type="string" office:string-value="" table:formula="of:=IF(AND([DATA.G$25]=[.$I14];[DATA.H$25]=[.$J14]);[DATA.G$3];&quot;&quot;)" table:style-name="ce77"/>
          <table:table-cell office:value-type="string" office:string-value="" table:formula="of:=IF(AND([DATA.I$25]=[.$I14];[DATA.J$25]=[.$J14]);[DATA.I$3];&quot;&quot;)" table:style-name="ce77"/>
          <table:table-cell office:value-type="string" office:string-value="" table:formula="of:=IF(AND([DATA.K$25]=[.$I14];[DATA.L$25]=[.$J14]);[DATA.K$3];&quot;&quot;)" table:style-name="ce77"/>
          <table:table-cell office:value-type="string" office:string-value="" table:formula="of:=IF(AND([DATA.M$25]=[.$I14];[DATA.N$25]=[.$J14]);[DATA.M$3];&quot;&quot;)" table:style-name="ce77"/>
          <table:table-cell office:value-type="string" office:string-value="" table:formula="of:=IF(AND([DATA.O$25]=[.$I14];[DATA.P$25]=[.$J14]);[DATA.O$3];&quot;&quot;)" table:style-name="ce77"/>
          <table:table-cell office:value-type="string" office:string-value="" table:formula="of:=IF(AND([DATA.Q$25]=[.$I14];[DATA.R$25]=[.$J14]);[DATA.Q$3];&quot;&quot;)" table:style-name="ce77"/>
          <table:table-cell office:value-type="string" office:string-value="" table:formula="of:=IF(AND([DATA.S$25]=[.$I14];[DATA.T$25]=[.$J14]);[DATA.S$3];&quot;&quot;)" table:style-name="ce77"/>
          <table:table-cell office:value-type="string" office:string-value="" table:formula="of:=IF(AND([DATA.U$25]=[.$I14];[DATA.V$25]=[.$J14]);[DATA.U$3];&quot;&quot;)" table:style-name="ce77"/>
          <table:table-cell office:value-type="string" office:string-value="" table:formula="of:=IF(AND([DATA.W$25]=[.$I14];[DATA.X$25]=[.$J14]);[DATA.W$3];&quot;&quot;)" table:style-name="ce77"/>
          <table:table-cell office:value-type="string" office:string-value="" table:formula="of:=IF(AND([DATA.Y$25]=[.$I14];[DATA.Z$25]=[.$J14]);[DATA.Y$3];&quot;&quot;)" table:style-name="ce77"/>
          <table:table-cell office:value-type="string" office:string-value="" table:formula="of:=IF(AND([DATA.AA$25]=[.$I14];[DATA.AB$25]=[.$J14]);[DATA.AA$3];&quot;&quot;)" table:style-name="ce77"/>
          <table:table-cell office:value-type="string" office:string-value="" table:formula="of:=IF(AND([DATA.AC$25]=[.$I14];[DATA.AD$25]=[.$J14]);[DATA.AC$3];&quot;&quot;)" table:style-name="ce77"/>
          <table:table-cell office:value-type="string" office:string-value="" table:formula="of:=IF(AND([DATA.AE$25]=[.$I14];[DATA.AF$25]=[.$J14]);[DATA.AE$3];&quot;&quot;)" table:style-name="ce77"/>
          <table:table-cell office:value-type="string" office:string-value="" table:formula="of:=IF(AND([DATA.AG$25]=[.$I14];[DATA.AH$25]=[.$J14]);[DATA.AG$3];&quot;&quot;)" table:style-name="ce77"/>
          <table:table-cell office:value-type="string" office:string-value="" table:formula="of:=IF(AND([DATA.AI$25]=[.$I14];[DATA.AJ$25]=[.$J14]);[DATA.AI$3];&quot;&quot;)" table:style-name="ce77"/>
          <table:table-cell office:value-type="string" office:string-value="" table:formula="of:=IF(AND([DATA.AK$25]=[.$I14];[DATA.AL$25]=[.$J14]);[DATA.AK$3];&quot;&quot;)" table:style-name="ce77"/>
          <table:table-cell office:value-type="string" office:string-value="" table:formula="of:=IF(AND([DATA.AM$25]=[.$I14];[DATA.AN$25]=[.$J14]);[DATA.AM$3];&quot;&quot;)" table:style-name="ce77"/>
          <table:table-cell office:value-type="string" office:string-value="" table:formula="of:=IF(AND([DATA.AO$25]=[.$I14];[DATA.AP$25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5]=[.$I15];[DATA.D$25]=[.$J15]);[DATA.C$3];&quot;&quot;)" table:style-name="ce77"/>
          <table:table-cell office:value-type="string" office:string-value="" table:formula="of:=IF(AND([DATA.E$25]=[.$I15];[DATA.F$25]=[.$J15]);[DATA.E$3];&quot;&quot;)" table:style-name="ce77"/>
          <table:table-cell office:value-type="string" office:string-value="" table:formula="of:=IF(AND([DATA.G$25]=[.$I15];[DATA.H$25]=[.$J15]);[DATA.G$3];&quot;&quot;)" table:style-name="ce77"/>
          <table:table-cell office:value-type="string" office:string-value="" table:formula="of:=IF(AND([DATA.I$25]=[.$I15];[DATA.J$25]=[.$J15]);[DATA.I$3];&quot;&quot;)" table:style-name="ce77"/>
          <table:table-cell office:value-type="string" office:string-value="" table:formula="of:=IF(AND([DATA.K$25]=[.$I15];[DATA.L$25]=[.$J15]);[DATA.K$3];&quot;&quot;)" table:style-name="ce77"/>
          <table:table-cell office:value-type="string" office:string-value="" table:formula="of:=IF(AND([DATA.M$25]=[.$I15];[DATA.N$25]=[.$J15]);[DATA.M$3];&quot;&quot;)" table:style-name="ce77"/>
          <table:table-cell office:value-type="string" office:string-value="" table:formula="of:=IF(AND([DATA.O$25]=[.$I15];[DATA.P$25]=[.$J15]);[DATA.O$3];&quot;&quot;)" table:style-name="ce77"/>
          <table:table-cell office:value-type="string" office:string-value="" table:formula="of:=IF(AND([DATA.Q$25]=[.$I15];[DATA.R$25]=[.$J15]);[DATA.Q$3];&quot;&quot;)" table:style-name="ce77"/>
          <table:table-cell office:value-type="string" office:string-value="" table:formula="of:=IF(AND([DATA.S$25]=[.$I15];[DATA.T$25]=[.$J15]);[DATA.S$3];&quot;&quot;)" table:style-name="ce77"/>
          <table:table-cell office:value-type="string" office:string-value="" table:formula="of:=IF(AND([DATA.U$25]=[.$I15];[DATA.V$25]=[.$J15]);[DATA.U$3];&quot;&quot;)" table:style-name="ce77"/>
          <table:table-cell office:value-type="string" office:string-value="" table:formula="of:=IF(AND([DATA.W$25]=[.$I15];[DATA.X$25]=[.$J15]);[DATA.W$3];&quot;&quot;)" table:style-name="ce77"/>
          <table:table-cell office:value-type="string" office:string-value="" table:formula="of:=IF(AND([DATA.Y$25]=[.$I15];[DATA.Z$25]=[.$J15]);[DATA.Y$3];&quot;&quot;)" table:style-name="ce77"/>
          <table:table-cell office:value-type="string" office:string-value="" table:formula="of:=IF(AND([DATA.AA$25]=[.$I15];[DATA.AB$25]=[.$J15]);[DATA.AA$3];&quot;&quot;)" table:style-name="ce77"/>
          <table:table-cell office:value-type="string" office:string-value="" table:formula="of:=IF(AND([DATA.AC$25]=[.$I15];[DATA.AD$25]=[.$J15]);[DATA.AC$3];&quot;&quot;)" table:style-name="ce77"/>
          <table:table-cell office:value-type="string" office:string-value="" table:formula="of:=IF(AND([DATA.AE$25]=[.$I15];[DATA.AF$25]=[.$J15]);[DATA.AE$3];&quot;&quot;)" table:style-name="ce77"/>
          <table:table-cell office:value-type="string" office:string-value="" table:formula="of:=IF(AND([DATA.AG$25]=[.$I15];[DATA.AH$25]=[.$J15]);[DATA.AG$3];&quot;&quot;)" table:style-name="ce77"/>
          <table:table-cell office:value-type="string" office:string-value="" table:formula="of:=IF(AND([DATA.AI$25]=[.$I15];[DATA.AJ$25]=[.$J15]);[DATA.AI$3];&quot;&quot;)" table:style-name="ce77"/>
          <table:table-cell office:value-type="string" office:string-value="" table:formula="of:=IF(AND([DATA.AK$25]=[.$I15];[DATA.AL$25]=[.$J15]);[DATA.AK$3];&quot;&quot;)" table:style-name="ce77"/>
          <table:table-cell office:value-type="string" office:string-value="" table:formula="of:=IF(AND([DATA.AM$25]=[.$I15];[DATA.AN$25]=[.$J15]);[DATA.AM$3];&quot;&quot;)" table:style-name="ce77"/>
          <table:table-cell office:value-type="string" office:string-value="" table:formula="of:=IF(AND([DATA.AO$25]=[.$I15];[DATA.AP$25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5]=[.$I16];[DATA.D$25]=[.$J16]);[DATA.C$3];&quot;&quot;)" table:style-name="ce77"/>
          <table:table-cell office:value-type="string" office:string-value="" table:formula="of:=IF(AND([DATA.E$25]=[.$I16];[DATA.F$25]=[.$J16]);[DATA.E$3];&quot;&quot;)" table:style-name="ce77"/>
          <table:table-cell office:value-type="string" office:string-value="" table:formula="of:=IF(AND([DATA.G$25]=[.$I16];[DATA.H$25]=[.$J16]);[DATA.G$3];&quot;&quot;)" table:style-name="ce77"/>
          <table:table-cell office:value-type="string" office:string-value="" table:formula="of:=IF(AND([DATA.I$25]=[.$I16];[DATA.J$25]=[.$J16]);[DATA.I$3];&quot;&quot;)" table:style-name="ce77"/>
          <table:table-cell office:value-type="string" office:string-value="" table:formula="of:=IF(AND([DATA.K$25]=[.$I16];[DATA.L$25]=[.$J16]);[DATA.K$3];&quot;&quot;)" table:style-name="ce77"/>
          <table:table-cell office:value-type="string" office:string-value="" table:formula="of:=IF(AND([DATA.M$25]=[.$I16];[DATA.N$25]=[.$J16]);[DATA.M$3];&quot;&quot;)" table:style-name="ce77"/>
          <table:table-cell office:value-type="string" office:string-value="" table:formula="of:=IF(AND([DATA.O$25]=[.$I16];[DATA.P$25]=[.$J16]);[DATA.O$3];&quot;&quot;)" table:style-name="ce77"/>
          <table:table-cell office:value-type="string" office:string-value="" table:formula="of:=IF(AND([DATA.Q$25]=[.$I16];[DATA.R$25]=[.$J16]);[DATA.Q$3];&quot;&quot;)" table:style-name="ce77"/>
          <table:table-cell office:value-type="string" office:string-value="" table:formula="of:=IF(AND([DATA.S$25]=[.$I16];[DATA.T$25]=[.$J16]);[DATA.S$3];&quot;&quot;)" table:style-name="ce77"/>
          <table:table-cell office:value-type="string" office:string-value="" table:formula="of:=IF(AND([DATA.U$25]=[.$I16];[DATA.V$25]=[.$J16]);[DATA.U$3];&quot;&quot;)" table:style-name="ce77"/>
          <table:table-cell office:value-type="string" office:string-value="" table:formula="of:=IF(AND([DATA.W$25]=[.$I16];[DATA.X$25]=[.$J16]);[DATA.W$3];&quot;&quot;)" table:style-name="ce77"/>
          <table:table-cell office:value-type="string" office:string-value="" table:formula="of:=IF(AND([DATA.Y$25]=[.$I16];[DATA.Z$25]=[.$J16]);[DATA.Y$3];&quot;&quot;)" table:style-name="ce77"/>
          <table:table-cell office:value-type="string" office:string-value="" table:formula="of:=IF(AND([DATA.AA$25]=[.$I16];[DATA.AB$25]=[.$J16]);[DATA.AA$3];&quot;&quot;)" table:style-name="ce77"/>
          <table:table-cell office:value-type="string" office:string-value="" table:formula="of:=IF(AND([DATA.AC$25]=[.$I16];[DATA.AD$25]=[.$J16]);[DATA.AC$3];&quot;&quot;)" table:style-name="ce77"/>
          <table:table-cell office:value-type="string" office:string-value="" table:formula="of:=IF(AND([DATA.AE$25]=[.$I16];[DATA.AF$25]=[.$J16]);[DATA.AE$3];&quot;&quot;)" table:style-name="ce77"/>
          <table:table-cell office:value-type="string" office:string-value="" table:formula="of:=IF(AND([DATA.AG$25]=[.$I16];[DATA.AH$25]=[.$J16]);[DATA.AG$3];&quot;&quot;)" table:style-name="ce77"/>
          <table:table-cell office:value-type="string" office:string-value="" table:formula="of:=IF(AND([DATA.AI$25]=[.$I16];[DATA.AJ$25]=[.$J16]);[DATA.AI$3];&quot;&quot;)" table:style-name="ce77"/>
          <table:table-cell office:value-type="string" office:string-value="" table:formula="of:=IF(AND([DATA.AK$25]=[.$I16];[DATA.AL$25]=[.$J16]);[DATA.AK$3];&quot;&quot;)" table:style-name="ce77"/>
          <table:table-cell office:value-type="string" office:string-value="" table:formula="of:=IF(AND([DATA.AM$25]=[.$I16];[DATA.AN$25]=[.$J16]);[DATA.AM$3];&quot;&quot;)" table:style-name="ce77"/>
          <table:table-cell office:value-type="string" office:string-value="" table:formula="of:=IF(AND([DATA.AO$25]=[.$I16];[DATA.AP$25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5]=[.$I17];[DATA.D$25]=[.$J17]);[DATA.C$3];&quot;&quot;)" table:style-name="ce77"/>
          <table:table-cell office:value-type="string" office:string-value="" table:formula="of:=IF(AND([DATA.E$25]=[.$I17];[DATA.F$25]=[.$J17]);[DATA.E$3];&quot;&quot;)" table:style-name="ce77"/>
          <table:table-cell office:value-type="string" office:string-value="" table:formula="of:=IF(AND([DATA.G$25]=[.$I17];[DATA.H$25]=[.$J17]);[DATA.G$3];&quot;&quot;)" table:style-name="ce77"/>
          <table:table-cell office:value-type="string" office:string-value="" table:formula="of:=IF(AND([DATA.I$25]=[.$I17];[DATA.J$25]=[.$J17]);[DATA.I$3];&quot;&quot;)" table:style-name="ce77"/>
          <table:table-cell office:value-type="string" office:string-value="" table:formula="of:=IF(AND([DATA.K$25]=[.$I17];[DATA.L$25]=[.$J17]);[DATA.K$3];&quot;&quot;)" table:style-name="ce77"/>
          <table:table-cell office:value-type="string" office:string-value="" table:formula="of:=IF(AND([DATA.M$25]=[.$I17];[DATA.N$25]=[.$J17]);[DATA.M$3];&quot;&quot;)" table:style-name="ce77"/>
          <table:table-cell office:value-type="string" office:string-value="" table:formula="of:=IF(AND([DATA.O$25]=[.$I17];[DATA.P$25]=[.$J17]);[DATA.O$3];&quot;&quot;)" table:style-name="ce77"/>
          <table:table-cell office:value-type="string" office:string-value="" table:formula="of:=IF(AND([DATA.Q$25]=[.$I17];[DATA.R$25]=[.$J17]);[DATA.Q$3];&quot;&quot;)" table:style-name="ce77"/>
          <table:table-cell office:value-type="string" office:string-value="" table:formula="of:=IF(AND([DATA.S$25]=[.$I17];[DATA.T$25]=[.$J17]);[DATA.S$3];&quot;&quot;)" table:style-name="ce77"/>
          <table:table-cell office:value-type="string" office:string-value="" table:formula="of:=IF(AND([DATA.U$25]=[.$I17];[DATA.V$25]=[.$J17]);[DATA.U$3];&quot;&quot;)" table:style-name="ce77"/>
          <table:table-cell office:value-type="string" office:string-value="" table:formula="of:=IF(AND([DATA.W$25]=[.$I17];[DATA.X$25]=[.$J17]);[DATA.W$3];&quot;&quot;)" table:style-name="ce77"/>
          <table:table-cell office:value-type="string" office:string-value="" table:formula="of:=IF(AND([DATA.Y$25]=[.$I17];[DATA.Z$25]=[.$J17]);[DATA.Y$3];&quot;&quot;)" table:style-name="ce77"/>
          <table:table-cell office:value-type="string" office:string-value="" table:formula="of:=IF(AND([DATA.AA$25]=[.$I17];[DATA.AB$25]=[.$J17]);[DATA.AA$3];&quot;&quot;)" table:style-name="ce77"/>
          <table:table-cell office:value-type="string" office:string-value="" table:formula="of:=IF(AND([DATA.AC$25]=[.$I17];[DATA.AD$25]=[.$J17]);[DATA.AC$3];&quot;&quot;)" table:style-name="ce77"/>
          <table:table-cell office:value-type="string" office:string-value="" table:formula="of:=IF(AND([DATA.AE$25]=[.$I17];[DATA.AF$25]=[.$J17]);[DATA.AE$3];&quot;&quot;)" table:style-name="ce77"/>
          <table:table-cell office:value-type="string" office:string-value="" table:formula="of:=IF(AND([DATA.AG$25]=[.$I17];[DATA.AH$25]=[.$J17]);[DATA.AG$3];&quot;&quot;)" table:style-name="ce77"/>
          <table:table-cell office:value-type="string" office:string-value="" table:formula="of:=IF(AND([DATA.AI$25]=[.$I17];[DATA.AJ$25]=[.$J17]);[DATA.AI$3];&quot;&quot;)" table:style-name="ce77"/>
          <table:table-cell office:value-type="string" office:string-value="" table:formula="of:=IF(AND([DATA.AK$25]=[.$I17];[DATA.AL$25]=[.$J17]);[DATA.AK$3];&quot;&quot;)" table:style-name="ce77"/>
          <table:table-cell office:value-type="string" office:string-value="" table:formula="of:=IF(AND([DATA.AM$25]=[.$I17];[DATA.AN$25]=[.$J17]);[DATA.AM$3];&quot;&quot;)" table:style-name="ce77"/>
          <table:table-cell office:value-type="string" office:string-value="" table:formula="of:=IF(AND([DATA.AO$25]=[.$I17];[DATA.AP$25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5]=[.$I18];[DATA.D$25]=[.$J18]);[DATA.C$3];&quot;&quot;)" table:style-name="ce77"/>
          <table:table-cell office:value-type="string" office:string-value="" table:formula="of:=IF(AND([DATA.E$25]=[.$I18];[DATA.F$25]=[.$J18]);[DATA.E$3];&quot;&quot;)" table:style-name="ce77"/>
          <table:table-cell office:value-type="string" office:string-value="" table:formula="of:=IF(AND([DATA.G$25]=[.$I18];[DATA.H$25]=[.$J18]);[DATA.G$3];&quot;&quot;)" table:style-name="ce77"/>
          <table:table-cell office:value-type="string" office:string-value="" table:formula="of:=IF(AND([DATA.I$25]=[.$I18];[DATA.J$25]=[.$J18]);[DATA.I$3];&quot;&quot;)" table:style-name="ce77"/>
          <table:table-cell office:value-type="string" office:string-value="" table:formula="of:=IF(AND([DATA.K$25]=[.$I18];[DATA.L$25]=[.$J18]);[DATA.K$3];&quot;&quot;)" table:style-name="ce77"/>
          <table:table-cell office:value-type="string" office:string-value="" table:formula="of:=IF(AND([DATA.M$25]=[.$I18];[DATA.N$25]=[.$J18]);[DATA.M$3];&quot;&quot;)" table:style-name="ce77"/>
          <table:table-cell office:value-type="string" office:string-value="" table:formula="of:=IF(AND([DATA.O$25]=[.$I18];[DATA.P$25]=[.$J18]);[DATA.O$3];&quot;&quot;)" table:style-name="ce77"/>
          <table:table-cell office:value-type="string" office:string-value="" table:formula="of:=IF(AND([DATA.Q$25]=[.$I18];[DATA.R$25]=[.$J18]);[DATA.Q$3];&quot;&quot;)" table:style-name="ce77"/>
          <table:table-cell office:value-type="string" office:string-value="" table:formula="of:=IF(AND([DATA.S$25]=[.$I18];[DATA.T$25]=[.$J18]);[DATA.S$3];&quot;&quot;)" table:style-name="ce77"/>
          <table:table-cell office:value-type="string" office:string-value="" table:formula="of:=IF(AND([DATA.U$25]=[.$I18];[DATA.V$25]=[.$J18]);[DATA.U$3];&quot;&quot;)" table:style-name="ce77"/>
          <table:table-cell office:value-type="string" office:string-value="" table:formula="of:=IF(AND([DATA.W$25]=[.$I18];[DATA.X$25]=[.$J18]);[DATA.W$3];&quot;&quot;)" table:style-name="ce77"/>
          <table:table-cell office:value-type="string" office:string-value="" table:formula="of:=IF(AND([DATA.Y$25]=[.$I18];[DATA.Z$25]=[.$J18]);[DATA.Y$3];&quot;&quot;)" table:style-name="ce77"/>
          <table:table-cell office:value-type="string" office:string-value="" table:formula="of:=IF(AND([DATA.AA$25]=[.$I18];[DATA.AB$25]=[.$J18]);[DATA.AA$3];&quot;&quot;)" table:style-name="ce77"/>
          <table:table-cell office:value-type="string" office:string-value="" table:formula="of:=IF(AND([DATA.AC$25]=[.$I18];[DATA.AD$25]=[.$J18]);[DATA.AC$3];&quot;&quot;)" table:style-name="ce77"/>
          <table:table-cell office:value-type="string" office:string-value="" table:formula="of:=IF(AND([DATA.AE$25]=[.$I18];[DATA.AF$25]=[.$J18]);[DATA.AE$3];&quot;&quot;)" table:style-name="ce77"/>
          <table:table-cell office:value-type="string" office:string-value="" table:formula="of:=IF(AND([DATA.AG$25]=[.$I18];[DATA.AH$25]=[.$J18]);[DATA.AG$3];&quot;&quot;)" table:style-name="ce77"/>
          <table:table-cell office:value-type="string" office:string-value="" table:formula="of:=IF(AND([DATA.AI$25]=[.$I18];[DATA.AJ$25]=[.$J18]);[DATA.AI$3];&quot;&quot;)" table:style-name="ce77"/>
          <table:table-cell office:value-type="string" office:string-value="" table:formula="of:=IF(AND([DATA.AK$25]=[.$I18];[DATA.AL$25]=[.$J18]);[DATA.AK$3];&quot;&quot;)" table:style-name="ce77"/>
          <table:table-cell office:value-type="string" office:string-value="" table:formula="of:=IF(AND([DATA.AM$25]=[.$I18];[DATA.AN$25]=[.$J18]);[DATA.AM$3];&quot;&quot;)" table:style-name="ce77"/>
          <table:table-cell office:value-type="string" office:string-value="" table:formula="of:=IF(AND([DATA.AO$25]=[.$I18];[DATA.AP$25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5]=[.$I19];[DATA.D$25]=[.$J19]);[DATA.C$3];&quot;&quot;)" table:style-name="ce77"/>
          <table:table-cell office:value-type="string" office:string-value="" table:formula="of:=IF(AND([DATA.E$25]=[.$I19];[DATA.F$25]=[.$J19]);[DATA.E$3];&quot;&quot;)" table:style-name="ce77"/>
          <table:table-cell office:value-type="string" office:string-value="" table:formula="of:=IF(AND([DATA.G$25]=[.$I19];[DATA.H$25]=[.$J19]);[DATA.G$3];&quot;&quot;)" table:style-name="ce77"/>
          <table:table-cell office:value-type="string" office:string-value="" table:formula="of:=IF(AND([DATA.I$25]=[.$I19];[DATA.J$25]=[.$J19]);[DATA.I$3];&quot;&quot;)" table:style-name="ce77"/>
          <table:table-cell office:value-type="string" office:string-value="" table:formula="of:=IF(AND([DATA.K$25]=[.$I19];[DATA.L$25]=[.$J19]);[DATA.K$3];&quot;&quot;)" table:style-name="ce77"/>
          <table:table-cell office:value-type="string" office:string-value="" table:formula="of:=IF(AND([DATA.M$25]=[.$I19];[DATA.N$25]=[.$J19]);[DATA.M$3];&quot;&quot;)" table:style-name="ce77"/>
          <table:table-cell office:value-type="string" office:string-value="" table:formula="of:=IF(AND([DATA.O$25]=[.$I19];[DATA.P$25]=[.$J19]);[DATA.O$3];&quot;&quot;)" table:style-name="ce77"/>
          <table:table-cell office:value-type="string" office:string-value="" table:formula="of:=IF(AND([DATA.Q$25]=[.$I19];[DATA.R$25]=[.$J19]);[DATA.Q$3];&quot;&quot;)" table:style-name="ce77"/>
          <table:table-cell office:value-type="string" office:string-value="" table:formula="of:=IF(AND([DATA.S$25]=[.$I19];[DATA.T$25]=[.$J19]);[DATA.S$3];&quot;&quot;)" table:style-name="ce77"/>
          <table:table-cell office:value-type="string" office:string-value="" table:formula="of:=IF(AND([DATA.U$25]=[.$I19];[DATA.V$25]=[.$J19]);[DATA.U$3];&quot;&quot;)" table:style-name="ce77"/>
          <table:table-cell office:value-type="string" office:string-value="" table:formula="of:=IF(AND([DATA.W$25]=[.$I19];[DATA.X$25]=[.$J19]);[DATA.W$3];&quot;&quot;)" table:style-name="ce77"/>
          <table:table-cell office:value-type="string" office:string-value="" table:formula="of:=IF(AND([DATA.Y$25]=[.$I19];[DATA.Z$25]=[.$J19]);[DATA.Y$3];&quot;&quot;)" table:style-name="ce77"/>
          <table:table-cell office:value-type="string" office:string-value="" table:formula="of:=IF(AND([DATA.AA$25]=[.$I19];[DATA.AB$25]=[.$J19]);[DATA.AA$3];&quot;&quot;)" table:style-name="ce77"/>
          <table:table-cell office:value-type="string" office:string-value="" table:formula="of:=IF(AND([DATA.AC$25]=[.$I19];[DATA.AD$25]=[.$J19]);[DATA.AC$3];&quot;&quot;)" table:style-name="ce77"/>
          <table:table-cell office:value-type="string" office:string-value="" table:formula="of:=IF(AND([DATA.AE$25]=[.$I19];[DATA.AF$25]=[.$J19]);[DATA.AE$3];&quot;&quot;)" table:style-name="ce77"/>
          <table:table-cell office:value-type="string" office:string-value="" table:formula="of:=IF(AND([DATA.AG$25]=[.$I19];[DATA.AH$25]=[.$J19]);[DATA.AG$3];&quot;&quot;)" table:style-name="ce77"/>
          <table:table-cell office:value-type="string" office:string-value="" table:formula="of:=IF(AND([DATA.AI$25]=[.$I19];[DATA.AJ$25]=[.$J19]);[DATA.AI$3];&quot;&quot;)" table:style-name="ce77"/>
          <table:table-cell office:value-type="string" office:string-value="" table:formula="of:=IF(AND([DATA.AK$25]=[.$I19];[DATA.AL$25]=[.$J19]);[DATA.AK$3];&quot;&quot;)" table:style-name="ce77"/>
          <table:table-cell office:value-type="string" office:string-value="" table:formula="of:=IF(AND([DATA.AM$25]=[.$I19];[DATA.AN$25]=[.$J19]);[DATA.AM$3];&quot;&quot;)" table:style-name="ce77"/>
          <table:table-cell office:value-type="string" office:string-value="" table:formula="of:=IF(AND([DATA.AO$25]=[.$I19];[DATA.AP$25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5]=[.$I20];[DATA.D$25]=[.$J20]);[DATA.C$3];&quot;&quot;)" table:style-name="ce77"/>
          <table:table-cell office:value-type="string" office:string-value="" table:formula="of:=IF(AND([DATA.E$25]=[.$I20];[DATA.F$25]=[.$J20]);[DATA.E$3];&quot;&quot;)" table:style-name="ce77"/>
          <table:table-cell office:value-type="string" office:string-value="" table:formula="of:=IF(AND([DATA.G$25]=[.$I20];[DATA.H$25]=[.$J20]);[DATA.G$3];&quot;&quot;)" table:style-name="ce77"/>
          <table:table-cell office:value-type="string" office:string-value="" table:formula="of:=IF(AND([DATA.I$25]=[.$I20];[DATA.J$25]=[.$J20]);[DATA.I$3];&quot;&quot;)" table:style-name="ce77"/>
          <table:table-cell office:value-type="string" office:string-value="" table:formula="of:=IF(AND([DATA.K$25]=[.$I20];[DATA.L$25]=[.$J20]);[DATA.K$3];&quot;&quot;)" table:style-name="ce77"/>
          <table:table-cell office:value-type="string" office:string-value="" table:formula="of:=IF(AND([DATA.M$25]=[.$I20];[DATA.N$25]=[.$J20]);[DATA.M$3];&quot;&quot;)" table:style-name="ce77"/>
          <table:table-cell office:value-type="string" office:string-value="" table:formula="of:=IF(AND([DATA.O$25]=[.$I20];[DATA.P$25]=[.$J20]);[DATA.O$3];&quot;&quot;)" table:style-name="ce77"/>
          <table:table-cell office:value-type="string" office:string-value="" table:formula="of:=IF(AND([DATA.Q$25]=[.$I20];[DATA.R$25]=[.$J20]);[DATA.Q$3];&quot;&quot;)" table:style-name="ce77"/>
          <table:table-cell office:value-type="string" office:string-value="" table:formula="of:=IF(AND([DATA.S$25]=[.$I20];[DATA.T$25]=[.$J20]);[DATA.S$3];&quot;&quot;)" table:style-name="ce77"/>
          <table:table-cell office:value-type="string" office:string-value="" table:formula="of:=IF(AND([DATA.U$25]=[.$I20];[DATA.V$25]=[.$J20]);[DATA.U$3];&quot;&quot;)" table:style-name="ce77"/>
          <table:table-cell office:value-type="string" office:string-value="" table:formula="of:=IF(AND([DATA.W$25]=[.$I20];[DATA.X$25]=[.$J20]);[DATA.W$3];&quot;&quot;)" table:style-name="ce77"/>
          <table:table-cell office:value-type="string" office:string-value="" table:formula="of:=IF(AND([DATA.Y$25]=[.$I20];[DATA.Z$25]=[.$J20]);[DATA.Y$3];&quot;&quot;)" table:style-name="ce77"/>
          <table:table-cell office:value-type="string" office:string-value="" table:formula="of:=IF(AND([DATA.AA$25]=[.$I20];[DATA.AB$25]=[.$J20]);[DATA.AA$3];&quot;&quot;)" table:style-name="ce77"/>
          <table:table-cell office:value-type="string" office:string-value="" table:formula="of:=IF(AND([DATA.AC$25]=[.$I20];[DATA.AD$25]=[.$J20]);[DATA.AC$3];&quot;&quot;)" table:style-name="ce77"/>
          <table:table-cell office:value-type="string" office:string-value="" table:formula="of:=IF(AND([DATA.AE$25]=[.$I20];[DATA.AF$25]=[.$J20]);[DATA.AE$3];&quot;&quot;)" table:style-name="ce77"/>
          <table:table-cell office:value-type="string" office:string-value="" table:formula="of:=IF(AND([DATA.AG$25]=[.$I20];[DATA.AH$25]=[.$J20]);[DATA.AG$3];&quot;&quot;)" table:style-name="ce77"/>
          <table:table-cell office:value-type="string" office:string-value="" table:formula="of:=IF(AND([DATA.AI$25]=[.$I20];[DATA.AJ$25]=[.$J20]);[DATA.AI$3];&quot;&quot;)" table:style-name="ce77"/>
          <table:table-cell office:value-type="string" office:string-value="" table:formula="of:=IF(AND([DATA.AK$25]=[.$I20];[DATA.AL$25]=[.$J20]);[DATA.AK$3];&quot;&quot;)" table:style-name="ce77"/>
          <table:table-cell office:value-type="string" office:string-value="" table:formula="of:=IF(AND([DATA.AM$25]=[.$I20];[DATA.AN$25]=[.$J20]);[DATA.AM$3];&quot;&quot;)" table:style-name="ce77"/>
          <table:table-cell office:value-type="string" office:string-value="" table:formula="of:=IF(AND([DATA.AO$25]=[.$I20];[DATA.AP$25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5]=[.$I21];[DATA.D$25]=[.$J21]);[DATA.C$3];&quot;&quot;)" table:style-name="ce77"/>
          <table:table-cell office:value-type="string" office:string-value="" table:formula="of:=IF(AND([DATA.E$25]=[.$I21];[DATA.F$25]=[.$J21]);[DATA.E$3];&quot;&quot;)" table:style-name="ce77"/>
          <table:table-cell office:value-type="string" office:string-value="" table:formula="of:=IF(AND([DATA.G$25]=[.$I21];[DATA.H$25]=[.$J21]);[DATA.G$3];&quot;&quot;)" table:style-name="ce77"/>
          <table:table-cell office:value-type="string" office:string-value="" table:formula="of:=IF(AND([DATA.I$25]=[.$I21];[DATA.J$25]=[.$J21]);[DATA.I$3];&quot;&quot;)" table:style-name="ce77"/>
          <table:table-cell office:value-type="string" office:string-value="" table:formula="of:=IF(AND([DATA.K$25]=[.$I21];[DATA.L$25]=[.$J21]);[DATA.K$3];&quot;&quot;)" table:style-name="ce77"/>
          <table:table-cell office:value-type="string" office:string-value="" table:formula="of:=IF(AND([DATA.M$25]=[.$I21];[DATA.N$25]=[.$J21]);[DATA.M$3];&quot;&quot;)" table:style-name="ce77"/>
          <table:table-cell office:value-type="string" office:string-value="" table:formula="of:=IF(AND([DATA.O$25]=[.$I21];[DATA.P$25]=[.$J21]);[DATA.O$3];&quot;&quot;)" table:style-name="ce77"/>
          <table:table-cell office:value-type="string" office:string-value="" table:formula="of:=IF(AND([DATA.Q$25]=[.$I21];[DATA.R$25]=[.$J21]);[DATA.Q$3];&quot;&quot;)" table:style-name="ce77"/>
          <table:table-cell office:value-type="string" office:string-value="" table:formula="of:=IF(AND([DATA.S$25]=[.$I21];[DATA.T$25]=[.$J21]);[DATA.S$3];&quot;&quot;)" table:style-name="ce77"/>
          <table:table-cell office:value-type="string" office:string-value="" table:formula="of:=IF(AND([DATA.U$25]=[.$I21];[DATA.V$25]=[.$J21]);[DATA.U$3];&quot;&quot;)" table:style-name="ce77"/>
          <table:table-cell office:value-type="string" office:string-value="" table:formula="of:=IF(AND([DATA.W$25]=[.$I21];[DATA.X$25]=[.$J21]);[DATA.W$3];&quot;&quot;)" table:style-name="ce77"/>
          <table:table-cell office:value-type="string" office:string-value="" table:formula="of:=IF(AND([DATA.Y$25]=[.$I21];[DATA.Z$25]=[.$J21]);[DATA.Y$3];&quot;&quot;)" table:style-name="ce77"/>
          <table:table-cell office:value-type="string" office:string-value="" table:formula="of:=IF(AND([DATA.AA$25]=[.$I21];[DATA.AB$25]=[.$J21]);[DATA.AA$3];&quot;&quot;)" table:style-name="ce77"/>
          <table:table-cell office:value-type="string" office:string-value="" table:formula="of:=IF(AND([DATA.AC$25]=[.$I21];[DATA.AD$25]=[.$J21]);[DATA.AC$3];&quot;&quot;)" table:style-name="ce77"/>
          <table:table-cell office:value-type="string" office:string-value="" table:formula="of:=IF(AND([DATA.AE$25]=[.$I21];[DATA.AF$25]=[.$J21]);[DATA.AE$3];&quot;&quot;)" table:style-name="ce77"/>
          <table:table-cell office:value-type="string" office:string-value="" table:formula="of:=IF(AND([DATA.AG$25]=[.$I21];[DATA.AH$25]=[.$J21]);[DATA.AG$3];&quot;&quot;)" table:style-name="ce77"/>
          <table:table-cell office:value-type="string" office:string-value="" table:formula="of:=IF(AND([DATA.AI$25]=[.$I21];[DATA.AJ$25]=[.$J21]);[DATA.AI$3];&quot;&quot;)" table:style-name="ce77"/>
          <table:table-cell office:value-type="string" office:string-value="" table:formula="of:=IF(AND([DATA.AK$25]=[.$I21];[DATA.AL$25]=[.$J21]);[DATA.AK$3];&quot;&quot;)" table:style-name="ce77"/>
          <table:table-cell office:value-type="string" office:string-value="" table:formula="of:=IF(AND([DATA.AM$25]=[.$I21];[DATA.AN$25]=[.$J21]);[DATA.AM$3];&quot;&quot;)" table:style-name="ce77"/>
          <table:table-cell office:value-type="string" office:string-value="" table:formula="of:=IF(AND([DATA.AO$25]=[.$I21];[DATA.AP$25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5]=[.$I22];[DATA.D$25]=[.$J22]);[DATA.C$3];&quot;&quot;)" table:style-name="ce77"/>
          <table:table-cell office:value-type="string" office:string-value="" table:formula="of:=IF(AND([DATA.E$25]=[.$I22];[DATA.F$25]=[.$J22]);[DATA.E$3];&quot;&quot;)" table:style-name="ce77"/>
          <table:table-cell office:value-type="string" office:string-value="" table:formula="of:=IF(AND([DATA.G$25]=[.$I22];[DATA.H$25]=[.$J22]);[DATA.G$3];&quot;&quot;)" table:style-name="ce77"/>
          <table:table-cell office:value-type="string" office:string-value="" table:formula="of:=IF(AND([DATA.I$25]=[.$I22];[DATA.J$25]=[.$J22]);[DATA.I$3];&quot;&quot;)" table:style-name="ce77"/>
          <table:table-cell office:value-type="string" office:string-value="" table:formula="of:=IF(AND([DATA.K$25]=[.$I22];[DATA.L$25]=[.$J22]);[DATA.K$3];&quot;&quot;)" table:style-name="ce77"/>
          <table:table-cell office:value-type="string" office:string-value="" table:formula="of:=IF(AND([DATA.M$25]=[.$I22];[DATA.N$25]=[.$J22]);[DATA.M$3];&quot;&quot;)" table:style-name="ce77"/>
          <table:table-cell office:value-type="string" office:string-value="" table:formula="of:=IF(AND([DATA.O$25]=[.$I22];[DATA.P$25]=[.$J22]);[DATA.O$3];&quot;&quot;)" table:style-name="ce77"/>
          <table:table-cell office:value-type="string" office:string-value="" table:formula="of:=IF(AND([DATA.Q$25]=[.$I22];[DATA.R$25]=[.$J22]);[DATA.Q$3];&quot;&quot;)" table:style-name="ce77"/>
          <table:table-cell office:value-type="string" office:string-value="" table:formula="of:=IF(AND([DATA.S$25]=[.$I22];[DATA.T$25]=[.$J22]);[DATA.S$3];&quot;&quot;)" table:style-name="ce77"/>
          <table:table-cell office:value-type="string" office:string-value="" table:formula="of:=IF(AND([DATA.U$25]=[.$I22];[DATA.V$25]=[.$J22]);[DATA.U$3];&quot;&quot;)" table:style-name="ce77"/>
          <table:table-cell office:value-type="string" office:string-value="" table:formula="of:=IF(AND([DATA.W$25]=[.$I22];[DATA.X$25]=[.$J22]);[DATA.W$3];&quot;&quot;)" table:style-name="ce77"/>
          <table:table-cell office:value-type="string" office:string-value="" table:formula="of:=IF(AND([DATA.Y$25]=[.$I22];[DATA.Z$25]=[.$J22]);[DATA.Y$3];&quot;&quot;)" table:style-name="ce77"/>
          <table:table-cell office:value-type="string" office:string-value="" table:formula="of:=IF(AND([DATA.AA$25]=[.$I22];[DATA.AB$25]=[.$J22]);[DATA.AA$3];&quot;&quot;)" table:style-name="ce77"/>
          <table:table-cell office:value-type="string" office:string-value="" table:formula="of:=IF(AND([DATA.AC$25]=[.$I22];[DATA.AD$25]=[.$J22]);[DATA.AC$3];&quot;&quot;)" table:style-name="ce77"/>
          <table:table-cell office:value-type="string" office:string-value="" table:formula="of:=IF(AND([DATA.AE$25]=[.$I22];[DATA.AF$25]=[.$J22]);[DATA.AE$3];&quot;&quot;)" table:style-name="ce77"/>
          <table:table-cell office:value-type="string" office:string-value="" table:formula="of:=IF(AND([DATA.AG$25]=[.$I22];[DATA.AH$25]=[.$J22]);[DATA.AG$3];&quot;&quot;)" table:style-name="ce77"/>
          <table:table-cell office:value-type="string" office:string-value="" table:formula="of:=IF(AND([DATA.AI$25]=[.$I22];[DATA.AJ$25]=[.$J22]);[DATA.AI$3];&quot;&quot;)" table:style-name="ce77"/>
          <table:table-cell office:value-type="string" office:string-value="" table:formula="of:=IF(AND([DATA.AK$25]=[.$I22];[DATA.AL$25]=[.$J22]);[DATA.AK$3];&quot;&quot;)" table:style-name="ce77"/>
          <table:table-cell office:value-type="string" office:string-value="" table:formula="of:=IF(AND([DATA.AM$25]=[.$I22];[DATA.AN$25]=[.$J22]);[DATA.AM$3];&quot;&quot;)" table:style-name="ce77"/>
          <table:table-cell office:value-type="string" office:string-value="" table:formula="of:=IF(AND([DATA.AO$25]=[.$I22];[DATA.AP$25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5]=[.$I23];[DATA.D$25]=[.$J23]);[DATA.C$3];&quot;&quot;)" table:style-name="ce77"/>
          <table:table-cell office:value-type="string" office:string-value="" table:formula="of:=IF(AND([DATA.E$25]=[.$I23];[DATA.F$25]=[.$J23]);[DATA.E$3];&quot;&quot;)" table:style-name="ce77"/>
          <table:table-cell office:value-type="string" office:string-value="" table:formula="of:=IF(AND([DATA.G$25]=[.$I23];[DATA.H$25]=[.$J23]);[DATA.G$3];&quot;&quot;)" table:style-name="ce77"/>
          <table:table-cell office:value-type="string" office:string-value="" table:formula="of:=IF(AND([DATA.I$25]=[.$I23];[DATA.J$25]=[.$J23]);[DATA.I$3];&quot;&quot;)" table:style-name="ce77"/>
          <table:table-cell office:value-type="string" office:string-value="" table:formula="of:=IF(AND([DATA.K$25]=[.$I23];[DATA.L$25]=[.$J23]);[DATA.K$3];&quot;&quot;)" table:style-name="ce77"/>
          <table:table-cell office:value-type="string" office:string-value="" table:formula="of:=IF(AND([DATA.M$25]=[.$I23];[DATA.N$25]=[.$J23]);[DATA.M$3];&quot;&quot;)" table:style-name="ce77"/>
          <table:table-cell office:value-type="string" office:string-value="" table:formula="of:=IF(AND([DATA.O$25]=[.$I23];[DATA.P$25]=[.$J23]);[DATA.O$3];&quot;&quot;)" table:style-name="ce77"/>
          <table:table-cell office:value-type="string" office:string-value="" table:formula="of:=IF(AND([DATA.Q$25]=[.$I23];[DATA.R$25]=[.$J23]);[DATA.Q$3];&quot;&quot;)" table:style-name="ce77"/>
          <table:table-cell office:value-type="string" office:string-value="" table:formula="of:=IF(AND([DATA.S$25]=[.$I23];[DATA.T$25]=[.$J23]);[DATA.S$3];&quot;&quot;)" table:style-name="ce77"/>
          <table:table-cell office:value-type="string" office:string-value="" table:formula="of:=IF(AND([DATA.U$25]=[.$I23];[DATA.V$25]=[.$J23]);[DATA.U$3];&quot;&quot;)" table:style-name="ce77"/>
          <table:table-cell office:value-type="string" office:string-value="" table:formula="of:=IF(AND([DATA.W$25]=[.$I23];[DATA.X$25]=[.$J23]);[DATA.W$3];&quot;&quot;)" table:style-name="ce77"/>
          <table:table-cell office:value-type="string" office:string-value="" table:formula="of:=IF(AND([DATA.Y$25]=[.$I23];[DATA.Z$25]=[.$J23]);[DATA.Y$3];&quot;&quot;)" table:style-name="ce77"/>
          <table:table-cell office:value-type="string" office:string-value="" table:formula="of:=IF(AND([DATA.AA$25]=[.$I23];[DATA.AB$25]=[.$J23]);[DATA.AA$3];&quot;&quot;)" table:style-name="ce77"/>
          <table:table-cell office:value-type="string" office:string-value="" table:formula="of:=IF(AND([DATA.AC$25]=[.$I23];[DATA.AD$25]=[.$J23]);[DATA.AC$3];&quot;&quot;)" table:style-name="ce77"/>
          <table:table-cell office:value-type="string" office:string-value="" table:formula="of:=IF(AND([DATA.AE$25]=[.$I23];[DATA.AF$25]=[.$J23]);[DATA.AE$3];&quot;&quot;)" table:style-name="ce77"/>
          <table:table-cell office:value-type="string" office:string-value="" table:formula="of:=IF(AND([DATA.AG$25]=[.$I23];[DATA.AH$25]=[.$J23]);[DATA.AG$3];&quot;&quot;)" table:style-name="ce77"/>
          <table:table-cell office:value-type="string" office:string-value="" table:formula="of:=IF(AND([DATA.AI$25]=[.$I23];[DATA.AJ$25]=[.$J23]);[DATA.AI$3];&quot;&quot;)" table:style-name="ce77"/>
          <table:table-cell office:value-type="string" office:string-value="" table:formula="of:=IF(AND([DATA.AK$25]=[.$I23];[DATA.AL$25]=[.$J23]);[DATA.AK$3];&quot;&quot;)" table:style-name="ce77"/>
          <table:table-cell office:value-type="string" office:string-value="" table:formula="of:=IF(AND([DATA.AM$25]=[.$I23];[DATA.AN$25]=[.$J23]);[DATA.AM$3];&quot;&quot;)" table:style-name="ce77"/>
          <table:table-cell office:value-type="string" office:string-value="" table:formula="of:=IF(AND([DATA.AO$25]=[.$I23];[DATA.AP$25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5]=[.$I24];[DATA.D$25]=[.$J24]);[DATA.C$3];&quot;&quot;)" table:style-name="ce77"/>
          <table:table-cell office:value-type="string" office:string-value="" table:formula="of:=IF(AND([DATA.E$25]=[.$I24];[DATA.F$25]=[.$J24]);[DATA.E$3];&quot;&quot;)" table:style-name="ce77"/>
          <table:table-cell office:value-type="string" office:string-value="" table:formula="of:=IF(AND([DATA.G$25]=[.$I24];[DATA.H$25]=[.$J24]);[DATA.G$3];&quot;&quot;)" table:style-name="ce77"/>
          <table:table-cell office:value-type="string" office:string-value="" table:formula="of:=IF(AND([DATA.I$25]=[.$I24];[DATA.J$25]=[.$J24]);[DATA.I$3];&quot;&quot;)" table:style-name="ce77"/>
          <table:table-cell office:value-type="string" office:string-value="" table:formula="of:=IF(AND([DATA.K$25]=[.$I24];[DATA.L$25]=[.$J24]);[DATA.K$3];&quot;&quot;)" table:style-name="ce77"/>
          <table:table-cell office:value-type="string" office:string-value="" table:formula="of:=IF(AND([DATA.M$25]=[.$I24];[DATA.N$25]=[.$J24]);[DATA.M$3];&quot;&quot;)" table:style-name="ce77"/>
          <table:table-cell office:value-type="string" office:string-value="" table:formula="of:=IF(AND([DATA.O$25]=[.$I24];[DATA.P$25]=[.$J24]);[DATA.O$3];&quot;&quot;)" table:style-name="ce77"/>
          <table:table-cell office:value-type="string" office:string-value="" table:formula="of:=IF(AND([DATA.Q$25]=[.$I24];[DATA.R$25]=[.$J24]);[DATA.Q$3];&quot;&quot;)" table:style-name="ce77"/>
          <table:table-cell office:value-type="string" office:string-value="" table:formula="of:=IF(AND([DATA.S$25]=[.$I24];[DATA.T$25]=[.$J24]);[DATA.S$3];&quot;&quot;)" table:style-name="ce77"/>
          <table:table-cell office:value-type="string" office:string-value="" table:formula="of:=IF(AND([DATA.U$25]=[.$I24];[DATA.V$25]=[.$J24]);[DATA.U$3];&quot;&quot;)" table:style-name="ce77"/>
          <table:table-cell office:value-type="string" office:string-value="" table:formula="of:=IF(AND([DATA.W$25]=[.$I24];[DATA.X$25]=[.$J24]);[DATA.W$3];&quot;&quot;)" table:style-name="ce77"/>
          <table:table-cell office:value-type="string" office:string-value="" table:formula="of:=IF(AND([DATA.Y$25]=[.$I24];[DATA.Z$25]=[.$J24]);[DATA.Y$3];&quot;&quot;)" table:style-name="ce77"/>
          <table:table-cell office:value-type="string" office:string-value="" table:formula="of:=IF(AND([DATA.AA$25]=[.$I24];[DATA.AB$25]=[.$J24]);[DATA.AA$3];&quot;&quot;)" table:style-name="ce77"/>
          <table:table-cell office:value-type="string" office:string-value="" table:formula="of:=IF(AND([DATA.AC$25]=[.$I24];[DATA.AD$25]=[.$J24]);[DATA.AC$3];&quot;&quot;)" table:style-name="ce77"/>
          <table:table-cell office:value-type="string" office:string-value="" table:formula="of:=IF(AND([DATA.AE$25]=[.$I24];[DATA.AF$25]=[.$J24]);[DATA.AE$3];&quot;&quot;)" table:style-name="ce77"/>
          <table:table-cell office:value-type="string" office:string-value="" table:formula="of:=IF(AND([DATA.AG$25]=[.$I24];[DATA.AH$25]=[.$J24]);[DATA.AG$3];&quot;&quot;)" table:style-name="ce77"/>
          <table:table-cell office:value-type="string" office:string-value="" table:formula="of:=IF(AND([DATA.AI$25]=[.$I24];[DATA.AJ$25]=[.$J24]);[DATA.AI$3];&quot;&quot;)" table:style-name="ce77"/>
          <table:table-cell office:value-type="string" office:string-value="" table:formula="of:=IF(AND([DATA.AK$25]=[.$I24];[DATA.AL$25]=[.$J24]);[DATA.AK$3];&quot;&quot;)" table:style-name="ce77"/>
          <table:table-cell office:value-type="string" office:string-value="" table:formula="of:=IF(AND([DATA.AM$25]=[.$I24];[DATA.AN$25]=[.$J24]);[DATA.AM$3];&quot;&quot;)" table:style-name="ce77"/>
          <table:table-cell office:value-type="string" office:string-value="" table:formula="of:=IF(AND([DATA.AO$25]=[.$I24];[DATA.AP$25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5]=[.$I25];[DATA.D$25]=[.$J25]);[DATA.C$3];&quot;&quot;)" table:style-name="ce77"/>
          <table:table-cell office:value-type="string" office:string-value="" table:formula="of:=IF(AND([DATA.E$25]=[.$I25];[DATA.F$25]=[.$J25]);[DATA.E$3];&quot;&quot;)" table:style-name="ce77"/>
          <table:table-cell office:value-type="string" office:string-value="" table:formula="of:=IF(AND([DATA.G$25]=[.$I25];[DATA.H$25]=[.$J25]);[DATA.G$3];&quot;&quot;)" table:style-name="ce77"/>
          <table:table-cell office:value-type="string" office:string-value="" table:formula="of:=IF(AND([DATA.I$25]=[.$I25];[DATA.J$25]=[.$J25]);[DATA.I$3];&quot;&quot;)" table:style-name="ce77"/>
          <table:table-cell office:value-type="string" office:string-value="" table:formula="of:=IF(AND([DATA.K$25]=[.$I25];[DATA.L$25]=[.$J25]);[DATA.K$3];&quot;&quot;)" table:style-name="ce77"/>
          <table:table-cell office:value-type="string" office:string-value="" table:formula="of:=IF(AND([DATA.M$25]=[.$I25];[DATA.N$25]=[.$J25]);[DATA.M$3];&quot;&quot;)" table:style-name="ce77"/>
          <table:table-cell office:value-type="string" office:string-value="" table:formula="of:=IF(AND([DATA.O$25]=[.$I25];[DATA.P$25]=[.$J25]);[DATA.O$3];&quot;&quot;)" table:style-name="ce77"/>
          <table:table-cell office:value-type="string" office:string-value="" table:formula="of:=IF(AND([DATA.Q$25]=[.$I25];[DATA.R$25]=[.$J25]);[DATA.Q$3];&quot;&quot;)" table:style-name="ce77"/>
          <table:table-cell office:value-type="string" office:string-value="" table:formula="of:=IF(AND([DATA.S$25]=[.$I25];[DATA.T$25]=[.$J25]);[DATA.S$3];&quot;&quot;)" table:style-name="ce77"/>
          <table:table-cell office:value-type="string" office:string-value="" table:formula="of:=IF(AND([DATA.U$25]=[.$I25];[DATA.V$25]=[.$J25]);[DATA.U$3];&quot;&quot;)" table:style-name="ce77"/>
          <table:table-cell office:value-type="string" office:string-value="" table:formula="of:=IF(AND([DATA.W$25]=[.$I25];[DATA.X$25]=[.$J25]);[DATA.W$3];&quot;&quot;)" table:style-name="ce77"/>
          <table:table-cell office:value-type="string" office:string-value="" table:formula="of:=IF(AND([DATA.Y$25]=[.$I25];[DATA.Z$25]=[.$J25]);[DATA.Y$3];&quot;&quot;)" table:style-name="ce77"/>
          <table:table-cell office:value-type="string" office:string-value="" table:formula="of:=IF(AND([DATA.AA$25]=[.$I25];[DATA.AB$25]=[.$J25]);[DATA.AA$3];&quot;&quot;)" table:style-name="ce77"/>
          <table:table-cell office:value-type="string" office:string-value="" table:formula="of:=IF(AND([DATA.AC$25]=[.$I25];[DATA.AD$25]=[.$J25]);[DATA.AC$3];&quot;&quot;)" table:style-name="ce77"/>
          <table:table-cell office:value-type="string" office:string-value="" table:formula="of:=IF(AND([DATA.AE$25]=[.$I25];[DATA.AF$25]=[.$J25]);[DATA.AE$3];&quot;&quot;)" table:style-name="ce77"/>
          <table:table-cell office:value-type="string" office:string-value="" table:formula="of:=IF(AND([DATA.AG$25]=[.$I25];[DATA.AH$25]=[.$J25]);[DATA.AG$3];&quot;&quot;)" table:style-name="ce77"/>
          <table:table-cell office:value-type="string" office:string-value="" table:formula="of:=IF(AND([DATA.AI$25]=[.$I25];[DATA.AJ$25]=[.$J25]);[DATA.AI$3];&quot;&quot;)" table:style-name="ce77"/>
          <table:table-cell office:value-type="string" office:string-value="" table:formula="of:=IF(AND([DATA.AK$25]=[.$I25];[DATA.AL$25]=[.$J25]);[DATA.AK$3];&quot;&quot;)" table:style-name="ce77"/>
          <table:table-cell office:value-type="string" office:string-value="" table:formula="of:=IF(AND([DATA.AM$25]=[.$I25];[DATA.AN$25]=[.$J25]);[DATA.AM$3];&quot;&quot;)" table:style-name="ce77"/>
          <table:table-cell office:value-type="string" office:string-value="" table:formula="of:=IF(AND([DATA.AO$25]=[.$I25];[DATA.AP$25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5]=[.$I26];[DATA.D$25]=[.$J26]);[DATA.C$3];&quot;&quot;)" table:style-name="ce77"/>
          <table:table-cell office:value-type="string" office:string-value="" table:formula="of:=IF(AND([DATA.E$25]=[.$I26];[DATA.F$25]=[.$J26]);[DATA.E$3];&quot;&quot;)" table:style-name="ce77"/>
          <table:table-cell office:value-type="string" office:string-value="" table:formula="of:=IF(AND([DATA.G$25]=[.$I26];[DATA.H$25]=[.$J26]);[DATA.G$3];&quot;&quot;)" table:style-name="ce77"/>
          <table:table-cell office:value-type="string" office:string-value="" table:formula="of:=IF(AND([DATA.I$25]=[.$I26];[DATA.J$25]=[.$J26]);[DATA.I$3];&quot;&quot;)" table:style-name="ce77"/>
          <table:table-cell office:value-type="string" office:string-value="" table:formula="of:=IF(AND([DATA.K$25]=[.$I26];[DATA.L$25]=[.$J26]);[DATA.K$3];&quot;&quot;)" table:style-name="ce77"/>
          <table:table-cell office:value-type="string" office:string-value="" table:formula="of:=IF(AND([DATA.M$25]=[.$I26];[DATA.N$25]=[.$J26]);[DATA.M$3];&quot;&quot;)" table:style-name="ce77"/>
          <table:table-cell office:value-type="string" office:string-value="" table:formula="of:=IF(AND([DATA.O$25]=[.$I26];[DATA.P$25]=[.$J26]);[DATA.O$3];&quot;&quot;)" table:style-name="ce77"/>
          <table:table-cell office:value-type="string" office:string-value="" table:formula="of:=IF(AND([DATA.Q$25]=[.$I26];[DATA.R$25]=[.$J26]);[DATA.Q$3];&quot;&quot;)" table:style-name="ce77"/>
          <table:table-cell office:value-type="string" office:string-value="" table:formula="of:=IF(AND([DATA.S$25]=[.$I26];[DATA.T$25]=[.$J26]);[DATA.S$3];&quot;&quot;)" table:style-name="ce77"/>
          <table:table-cell office:value-type="string" office:string-value="" table:formula="of:=IF(AND([DATA.U$25]=[.$I26];[DATA.V$25]=[.$J26]);[DATA.U$3];&quot;&quot;)" table:style-name="ce77"/>
          <table:table-cell office:value-type="string" office:string-value="" table:formula="of:=IF(AND([DATA.W$25]=[.$I26];[DATA.X$25]=[.$J26]);[DATA.W$3];&quot;&quot;)" table:style-name="ce77"/>
          <table:table-cell office:value-type="string" office:string-value="" table:formula="of:=IF(AND([DATA.Y$25]=[.$I26];[DATA.Z$25]=[.$J26]);[DATA.Y$3];&quot;&quot;)" table:style-name="ce77"/>
          <table:table-cell office:value-type="string" office:string-value="" table:formula="of:=IF(AND([DATA.AA$25]=[.$I26];[DATA.AB$25]=[.$J26]);[DATA.AA$3];&quot;&quot;)" table:style-name="ce77"/>
          <table:table-cell office:value-type="string" office:string-value="" table:formula="of:=IF(AND([DATA.AC$25]=[.$I26];[DATA.AD$25]=[.$J26]);[DATA.AC$3];&quot;&quot;)" table:style-name="ce77"/>
          <table:table-cell office:value-type="string" office:string-value="" table:formula="of:=IF(AND([DATA.AE$25]=[.$I26];[DATA.AF$25]=[.$J26]);[DATA.AE$3];&quot;&quot;)" table:style-name="ce77"/>
          <table:table-cell office:value-type="string" office:string-value="" table:formula="of:=IF(AND([DATA.AG$25]=[.$I26];[DATA.AH$25]=[.$J26]);[DATA.AG$3];&quot;&quot;)" table:style-name="ce77"/>
          <table:table-cell office:value-type="string" office:string-value="" table:formula="of:=IF(AND([DATA.AI$25]=[.$I26];[DATA.AJ$25]=[.$J26]);[DATA.AI$3];&quot;&quot;)" table:style-name="ce77"/>
          <table:table-cell office:value-type="string" office:string-value="" table:formula="of:=IF(AND([DATA.AK$25]=[.$I26];[DATA.AL$25]=[.$J26]);[DATA.AK$3];&quot;&quot;)" table:style-name="ce77"/>
          <table:table-cell office:value-type="string" office:string-value="" table:formula="of:=IF(AND([DATA.AM$25]=[.$I26];[DATA.AN$25]=[.$J26]);[DATA.AM$3];&quot;&quot;)" table:style-name="ce77"/>
          <table:table-cell office:value-type="string" office:string-value="" table:formula="of:=IF(AND([DATA.AO$25]=[.$I26];[DATA.AP$25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5]=[.$I27];[DATA.D$25]=[.$J27]);[DATA.C$3];&quot;&quot;)" table:style-name="ce77"/>
          <table:table-cell office:value-type="string" office:string-value="" table:formula="of:=IF(AND([DATA.E$25]=[.$I27];[DATA.F$25]=[.$J27]);[DATA.E$3];&quot;&quot;)" table:style-name="ce77"/>
          <table:table-cell office:value-type="string" office:string-value="" table:formula="of:=IF(AND([DATA.G$25]=[.$I27];[DATA.H$25]=[.$J27]);[DATA.G$3];&quot;&quot;)" table:style-name="ce77"/>
          <table:table-cell office:value-type="string" office:string-value="" table:formula="of:=IF(AND([DATA.I$25]=[.$I27];[DATA.J$25]=[.$J27]);[DATA.I$3];&quot;&quot;)" table:style-name="ce77"/>
          <table:table-cell office:value-type="string" office:string-value="" table:formula="of:=IF(AND([DATA.K$25]=[.$I27];[DATA.L$25]=[.$J27]);[DATA.K$3];&quot;&quot;)" table:style-name="ce77"/>
          <table:table-cell office:value-type="string" office:string-value="" table:formula="of:=IF(AND([DATA.M$25]=[.$I27];[DATA.N$25]=[.$J27]);[DATA.M$3];&quot;&quot;)" table:style-name="ce77"/>
          <table:table-cell office:value-type="string" office:string-value="" table:formula="of:=IF(AND([DATA.O$25]=[.$I27];[DATA.P$25]=[.$J27]);[DATA.O$3];&quot;&quot;)" table:style-name="ce77"/>
          <table:table-cell office:value-type="string" office:string-value="" table:formula="of:=IF(AND([DATA.Q$25]=[.$I27];[DATA.R$25]=[.$J27]);[DATA.Q$3];&quot;&quot;)" table:style-name="ce77"/>
          <table:table-cell office:value-type="string" office:string-value="" table:formula="of:=IF(AND([DATA.S$25]=[.$I27];[DATA.T$25]=[.$J27]);[DATA.S$3];&quot;&quot;)" table:style-name="ce77"/>
          <table:table-cell office:value-type="string" office:string-value="" table:formula="of:=IF(AND([DATA.U$25]=[.$I27];[DATA.V$25]=[.$J27]);[DATA.U$3];&quot;&quot;)" table:style-name="ce77"/>
          <table:table-cell office:value-type="string" office:string-value="" table:formula="of:=IF(AND([DATA.W$25]=[.$I27];[DATA.X$25]=[.$J27]);[DATA.W$3];&quot;&quot;)" table:style-name="ce77"/>
          <table:table-cell office:value-type="string" office:string-value="" table:formula="of:=IF(AND([DATA.Y$25]=[.$I27];[DATA.Z$25]=[.$J27]);[DATA.Y$3];&quot;&quot;)" table:style-name="ce77"/>
          <table:table-cell office:value-type="string" office:string-value="" table:formula="of:=IF(AND([DATA.AA$25]=[.$I27];[DATA.AB$25]=[.$J27]);[DATA.AA$3];&quot;&quot;)" table:style-name="ce77"/>
          <table:table-cell office:value-type="string" office:string-value="" table:formula="of:=IF(AND([DATA.AC$25]=[.$I27];[DATA.AD$25]=[.$J27]);[DATA.AC$3];&quot;&quot;)" table:style-name="ce77"/>
          <table:table-cell office:value-type="string" office:string-value="" table:formula="of:=IF(AND([DATA.AE$25]=[.$I27];[DATA.AF$25]=[.$J27]);[DATA.AE$3];&quot;&quot;)" table:style-name="ce77"/>
          <table:table-cell office:value-type="string" office:string-value="" table:formula="of:=IF(AND([DATA.AG$25]=[.$I27];[DATA.AH$25]=[.$J27]);[DATA.AG$3];&quot;&quot;)" table:style-name="ce77"/>
          <table:table-cell office:value-type="string" office:string-value="" table:formula="of:=IF(AND([DATA.AI$25]=[.$I27];[DATA.AJ$25]=[.$J27]);[DATA.AI$3];&quot;&quot;)" table:style-name="ce77"/>
          <table:table-cell office:value-type="string" office:string-value="" table:formula="of:=IF(AND([DATA.AK$25]=[.$I27];[DATA.AL$25]=[.$J27]);[DATA.AK$3];&quot;&quot;)" table:style-name="ce77"/>
          <table:table-cell office:value-type="string" office:string-value="" table:formula="of:=IF(AND([DATA.AM$25]=[.$I27];[DATA.AN$25]=[.$J27]);[DATA.AM$3];&quot;&quot;)" table:style-name="ce77"/>
          <table:table-cell office:value-type="string" office:string-value="" table:formula="of:=IF(AND([DATA.AO$25]=[.$I27];[DATA.AP$25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3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3" table:formula="of:=IF([COMPETENCIES.B5]=&quot;&quot;;&quot;UNUSED_3&quot;;[COMPETENCIES.B5])" table:style-name="ce3">
            <text:p>UNUSED_3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47" draw:style-name="a109" draw:name="Text Box 2" svg:x="0.33333in" svg:y="0.25in" svg:width="1.58333in" svg:height="0.54167in">
              <draw:text-box>
                <text:p text:style-name="a106" text:class-names="" text:cond-style-name=""><text:span text:style-name="a105" text:class-names="">Something<text:s text:c="1"/></text:span></text:p>
                <text:p text:style-name="a108" text:class-names="" text:cond-style-name=""><text:span text:style-name="a10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3" table:formula="of:=[.A1]" table:style-name="ce74">
            <text:p>UNUSED_3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48" draw:style-name="a114" draw:name="Text Box 3" svg:x="0.23611in" svg:y="0.41667in" svg:width="1.58333in" svg:height="0.54167in">
              <draw:text-box>
                <text:p text:style-name="a111" text:class-names="" text:cond-style-name=""><text:span text:style-name="a110" text:class-names="">Something<text:s text:c="1"/></text:span></text:p>
                <text:p text:style-name="a113" text:class-names="" text:cond-style-name=""><text:span text:style-name="a11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6]=[.$I13];[DATA.D$26]=[.$J13]);[DATA.C$3];&quot;&quot;)" table:style-name="ce77"/>
          <table:table-cell office:value-type="string" office:string-value="" table:formula="of:=IF(AND([DATA.E$26]=[.$I13];[DATA.F$26]=[.$J13]);[DATA.E$3];&quot;&quot;)" table:style-name="ce77"/>
          <table:table-cell office:value-type="string" office:string-value="" table:formula="of:=IF(AND([DATA.G$26]=[.$I13];[DATA.H$26]=[.$J13]);[DATA.G$3];&quot;&quot;)" table:style-name="ce77"/>
          <table:table-cell office:value-type="string" office:string-value="" table:formula="of:=IF(AND([DATA.I$26]=[.$I13];[DATA.J$26]=[.$J13]);[DATA.I$3];&quot;&quot;)" table:style-name="ce77"/>
          <table:table-cell office:value-type="string" office:string-value="" table:formula="of:=IF(AND([DATA.K$26]=[.$I13];[DATA.L$26]=[.$J13]);[DATA.K$3];&quot;&quot;)" table:style-name="ce77"/>
          <table:table-cell office:value-type="string" office:string-value="" table:formula="of:=IF(AND([DATA.M$26]=[.$I13];[DATA.N$26]=[.$J13]);[DATA.M$3];&quot;&quot;)" table:style-name="ce77"/>
          <table:table-cell office:value-type="string" office:string-value="" table:formula="of:=IF(AND([DATA.O$26]=[.$I13];[DATA.P$26]=[.$J13]);[DATA.O$3];&quot;&quot;)" table:style-name="ce77"/>
          <table:table-cell office:value-type="string" office:string-value="" table:formula="of:=IF(AND([DATA.Q$26]=[.$I13];[DATA.R$26]=[.$J13]);[DATA.Q$3];&quot;&quot;)" table:style-name="ce77"/>
          <table:table-cell office:value-type="string" office:string-value="" table:formula="of:=IF(AND([DATA.S$26]=[.$I13];[DATA.T$26]=[.$J13]);[DATA.S$3];&quot;&quot;)" table:style-name="ce77"/>
          <table:table-cell office:value-type="string" office:string-value="" table:formula="of:=IF(AND([DATA.U$26]=[.$I13];[DATA.V$26]=[.$J13]);[DATA.U$3];&quot;&quot;)" table:style-name="ce77"/>
          <table:table-cell office:value-type="string" office:string-value="" table:formula="of:=IF(AND([DATA.W$26]=[.$I13];[DATA.X$26]=[.$J13]);[DATA.W$3];&quot;&quot;)" table:style-name="ce77"/>
          <table:table-cell office:value-type="string" office:string-value="" table:formula="of:=IF(AND([DATA.Y$26]=[.$I13];[DATA.Z$26]=[.$J13]);[DATA.Y$3];&quot;&quot;)" table:style-name="ce77"/>
          <table:table-cell office:value-type="string" office:string-value="" table:formula="of:=IF(AND([DATA.AA$26]=[.$I13];[DATA.AB$26]=[.$J13]);[DATA.AA$3];&quot;&quot;)" table:style-name="ce77"/>
          <table:table-cell office:value-type="string" office:string-value="" table:formula="of:=IF(AND([DATA.AC$26]=[.$I13];[DATA.AD$26]=[.$J13]);[DATA.AC$3];&quot;&quot;)" table:style-name="ce77"/>
          <table:table-cell office:value-type="string" office:string-value="" table:formula="of:=IF(AND([DATA.AE$26]=[.$I13];[DATA.AF$26]=[.$J13]);[DATA.AE$3];&quot;&quot;)" table:style-name="ce77"/>
          <table:table-cell office:value-type="string" office:string-value="" table:formula="of:=IF(AND([DATA.AG$26]=[.$I13];[DATA.AH$26]=[.$J13]);[DATA.AG$3];&quot;&quot;)" table:style-name="ce77"/>
          <table:table-cell office:value-type="string" office:string-value="" table:formula="of:=IF(AND([DATA.AI$26]=[.$I13];[DATA.AJ$26]=[.$J13]);[DATA.AI$3];&quot;&quot;)" table:style-name="ce77"/>
          <table:table-cell office:value-type="string" office:string-value="" table:formula="of:=IF(AND([DATA.AK$26]=[.$I13];[DATA.AL$26]=[.$J13]);[DATA.AK$3];&quot;&quot;)" table:style-name="ce77"/>
          <table:table-cell office:value-type="string" office:string-value="" table:formula="of:=IF(AND([DATA.AM$26]=[.$I13];[DATA.AN$26]=[.$J13]);[DATA.AM$3];&quot;&quot;)" table:style-name="ce77"/>
          <table:table-cell office:value-type="string" office:string-value="" table:formula="of:=IF(AND([DATA.AO$26]=[.$I13];[DATA.AP$26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6]=[.$I14];[DATA.D$26]=[.$J14]);[DATA.C$3];&quot;&quot;)" table:style-name="ce77"/>
          <table:table-cell office:value-type="string" office:string-value="" table:formula="of:=IF(AND([DATA.E$26]=[.$I14];[DATA.F$26]=[.$J14]);[DATA.E$3];&quot;&quot;)" table:style-name="ce77"/>
          <table:table-cell office:value-type="string" office:string-value="" table:formula="of:=IF(AND([DATA.G$26]=[.$I14];[DATA.H$26]=[.$J14]);[DATA.G$3];&quot;&quot;)" table:style-name="ce77"/>
          <table:table-cell office:value-type="string" office:string-value="" table:formula="of:=IF(AND([DATA.I$26]=[.$I14];[DATA.J$26]=[.$J14]);[DATA.I$3];&quot;&quot;)" table:style-name="ce77"/>
          <table:table-cell office:value-type="string" office:string-value="" table:formula="of:=IF(AND([DATA.K$26]=[.$I14];[DATA.L$26]=[.$J14]);[DATA.K$3];&quot;&quot;)" table:style-name="ce77"/>
          <table:table-cell office:value-type="string" office:string-value="" table:formula="of:=IF(AND([DATA.M$26]=[.$I14];[DATA.N$26]=[.$J14]);[DATA.M$3];&quot;&quot;)" table:style-name="ce77"/>
          <table:table-cell office:value-type="string" office:string-value="" table:formula="of:=IF(AND([DATA.O$26]=[.$I14];[DATA.P$26]=[.$J14]);[DATA.O$3];&quot;&quot;)" table:style-name="ce77"/>
          <table:table-cell office:value-type="string" office:string-value="" table:formula="of:=IF(AND([DATA.Q$26]=[.$I14];[DATA.R$26]=[.$J14]);[DATA.Q$3];&quot;&quot;)" table:style-name="ce77"/>
          <table:table-cell office:value-type="string" office:string-value="" table:formula="of:=IF(AND([DATA.S$26]=[.$I14];[DATA.T$26]=[.$J14]);[DATA.S$3];&quot;&quot;)" table:style-name="ce77"/>
          <table:table-cell office:value-type="string" office:string-value="" table:formula="of:=IF(AND([DATA.U$26]=[.$I14];[DATA.V$26]=[.$J14]);[DATA.U$3];&quot;&quot;)" table:style-name="ce77"/>
          <table:table-cell office:value-type="string" office:string-value="" table:formula="of:=IF(AND([DATA.W$26]=[.$I14];[DATA.X$26]=[.$J14]);[DATA.W$3];&quot;&quot;)" table:style-name="ce77"/>
          <table:table-cell office:value-type="string" office:string-value="" table:formula="of:=IF(AND([DATA.Y$26]=[.$I14];[DATA.Z$26]=[.$J14]);[DATA.Y$3];&quot;&quot;)" table:style-name="ce77"/>
          <table:table-cell office:value-type="string" office:string-value="" table:formula="of:=IF(AND([DATA.AA$26]=[.$I14];[DATA.AB$26]=[.$J14]);[DATA.AA$3];&quot;&quot;)" table:style-name="ce77"/>
          <table:table-cell office:value-type="string" office:string-value="" table:formula="of:=IF(AND([DATA.AC$26]=[.$I14];[DATA.AD$26]=[.$J14]);[DATA.AC$3];&quot;&quot;)" table:style-name="ce77"/>
          <table:table-cell office:value-type="string" office:string-value="" table:formula="of:=IF(AND([DATA.AE$26]=[.$I14];[DATA.AF$26]=[.$J14]);[DATA.AE$3];&quot;&quot;)" table:style-name="ce77"/>
          <table:table-cell office:value-type="string" office:string-value="" table:formula="of:=IF(AND([DATA.AG$26]=[.$I14];[DATA.AH$26]=[.$J14]);[DATA.AG$3];&quot;&quot;)" table:style-name="ce77"/>
          <table:table-cell office:value-type="string" office:string-value="" table:formula="of:=IF(AND([DATA.AI$26]=[.$I14];[DATA.AJ$26]=[.$J14]);[DATA.AI$3];&quot;&quot;)" table:style-name="ce77"/>
          <table:table-cell office:value-type="string" office:string-value="" table:formula="of:=IF(AND([DATA.AK$26]=[.$I14];[DATA.AL$26]=[.$J14]);[DATA.AK$3];&quot;&quot;)" table:style-name="ce77"/>
          <table:table-cell office:value-type="string" office:string-value="" table:formula="of:=IF(AND([DATA.AM$26]=[.$I14];[DATA.AN$26]=[.$J14]);[DATA.AM$3];&quot;&quot;)" table:style-name="ce77"/>
          <table:table-cell office:value-type="string" office:string-value="" table:formula="of:=IF(AND([DATA.AO$26]=[.$I14];[DATA.AP$26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6]=[.$I15];[DATA.D$26]=[.$J15]);[DATA.C$3];&quot;&quot;)" table:style-name="ce77"/>
          <table:table-cell office:value-type="string" office:string-value="" table:formula="of:=IF(AND([DATA.E$26]=[.$I15];[DATA.F$26]=[.$J15]);[DATA.E$3];&quot;&quot;)" table:style-name="ce77"/>
          <table:table-cell office:value-type="string" office:string-value="" table:formula="of:=IF(AND([DATA.G$26]=[.$I15];[DATA.H$26]=[.$J15]);[DATA.G$3];&quot;&quot;)" table:style-name="ce77"/>
          <table:table-cell office:value-type="string" office:string-value="" table:formula="of:=IF(AND([DATA.I$26]=[.$I15];[DATA.J$26]=[.$J15]);[DATA.I$3];&quot;&quot;)" table:style-name="ce77"/>
          <table:table-cell office:value-type="string" office:string-value="" table:formula="of:=IF(AND([DATA.K$26]=[.$I15];[DATA.L$26]=[.$J15]);[DATA.K$3];&quot;&quot;)" table:style-name="ce77"/>
          <table:table-cell office:value-type="string" office:string-value="" table:formula="of:=IF(AND([DATA.M$26]=[.$I15];[DATA.N$26]=[.$J15]);[DATA.M$3];&quot;&quot;)" table:style-name="ce77"/>
          <table:table-cell office:value-type="string" office:string-value="" table:formula="of:=IF(AND([DATA.O$26]=[.$I15];[DATA.P$26]=[.$J15]);[DATA.O$3];&quot;&quot;)" table:style-name="ce77"/>
          <table:table-cell office:value-type="string" office:string-value="" table:formula="of:=IF(AND([DATA.Q$26]=[.$I15];[DATA.R$26]=[.$J15]);[DATA.Q$3];&quot;&quot;)" table:style-name="ce77"/>
          <table:table-cell office:value-type="string" office:string-value="" table:formula="of:=IF(AND([DATA.S$26]=[.$I15];[DATA.T$26]=[.$J15]);[DATA.S$3];&quot;&quot;)" table:style-name="ce77"/>
          <table:table-cell office:value-type="string" office:string-value="" table:formula="of:=IF(AND([DATA.U$26]=[.$I15];[DATA.V$26]=[.$J15]);[DATA.U$3];&quot;&quot;)" table:style-name="ce77"/>
          <table:table-cell office:value-type="string" office:string-value="" table:formula="of:=IF(AND([DATA.W$26]=[.$I15];[DATA.X$26]=[.$J15]);[DATA.W$3];&quot;&quot;)" table:style-name="ce77"/>
          <table:table-cell office:value-type="string" office:string-value="" table:formula="of:=IF(AND([DATA.Y$26]=[.$I15];[DATA.Z$26]=[.$J15]);[DATA.Y$3];&quot;&quot;)" table:style-name="ce77"/>
          <table:table-cell office:value-type="string" office:string-value="" table:formula="of:=IF(AND([DATA.AA$26]=[.$I15];[DATA.AB$26]=[.$J15]);[DATA.AA$3];&quot;&quot;)" table:style-name="ce77"/>
          <table:table-cell office:value-type="string" office:string-value="" table:formula="of:=IF(AND([DATA.AC$26]=[.$I15];[DATA.AD$26]=[.$J15]);[DATA.AC$3];&quot;&quot;)" table:style-name="ce77"/>
          <table:table-cell office:value-type="string" office:string-value="" table:formula="of:=IF(AND([DATA.AE$26]=[.$I15];[DATA.AF$26]=[.$J15]);[DATA.AE$3];&quot;&quot;)" table:style-name="ce77"/>
          <table:table-cell office:value-type="string" office:string-value="" table:formula="of:=IF(AND([DATA.AG$26]=[.$I15];[DATA.AH$26]=[.$J15]);[DATA.AG$3];&quot;&quot;)" table:style-name="ce77"/>
          <table:table-cell office:value-type="string" office:string-value="" table:formula="of:=IF(AND([DATA.AI$26]=[.$I15];[DATA.AJ$26]=[.$J15]);[DATA.AI$3];&quot;&quot;)" table:style-name="ce77"/>
          <table:table-cell office:value-type="string" office:string-value="" table:formula="of:=IF(AND([DATA.AK$26]=[.$I15];[DATA.AL$26]=[.$J15]);[DATA.AK$3];&quot;&quot;)" table:style-name="ce77"/>
          <table:table-cell office:value-type="string" office:string-value="" table:formula="of:=IF(AND([DATA.AM$26]=[.$I15];[DATA.AN$26]=[.$J15]);[DATA.AM$3];&quot;&quot;)" table:style-name="ce77"/>
          <table:table-cell office:value-type="string" office:string-value="" table:formula="of:=IF(AND([DATA.AO$26]=[.$I15];[DATA.AP$26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6]=[.$I16];[DATA.D$26]=[.$J16]);[DATA.C$3];&quot;&quot;)" table:style-name="ce77"/>
          <table:table-cell office:value-type="string" office:string-value="" table:formula="of:=IF(AND([DATA.E$26]=[.$I16];[DATA.F$26]=[.$J16]);[DATA.E$3];&quot;&quot;)" table:style-name="ce77"/>
          <table:table-cell office:value-type="string" office:string-value="" table:formula="of:=IF(AND([DATA.G$26]=[.$I16];[DATA.H$26]=[.$J16]);[DATA.G$3];&quot;&quot;)" table:style-name="ce77"/>
          <table:table-cell office:value-type="string" office:string-value="" table:formula="of:=IF(AND([DATA.I$26]=[.$I16];[DATA.J$26]=[.$J16]);[DATA.I$3];&quot;&quot;)" table:style-name="ce77"/>
          <table:table-cell office:value-type="string" office:string-value="" table:formula="of:=IF(AND([DATA.K$26]=[.$I16];[DATA.L$26]=[.$J16]);[DATA.K$3];&quot;&quot;)" table:style-name="ce77"/>
          <table:table-cell office:value-type="string" office:string-value="" table:formula="of:=IF(AND([DATA.M$26]=[.$I16];[DATA.N$26]=[.$J16]);[DATA.M$3];&quot;&quot;)" table:style-name="ce77"/>
          <table:table-cell office:value-type="string" office:string-value="" table:formula="of:=IF(AND([DATA.O$26]=[.$I16];[DATA.P$26]=[.$J16]);[DATA.O$3];&quot;&quot;)" table:style-name="ce77"/>
          <table:table-cell office:value-type="string" office:string-value="" table:formula="of:=IF(AND([DATA.Q$26]=[.$I16];[DATA.R$26]=[.$J16]);[DATA.Q$3];&quot;&quot;)" table:style-name="ce77"/>
          <table:table-cell office:value-type="string" office:string-value="" table:formula="of:=IF(AND([DATA.S$26]=[.$I16];[DATA.T$26]=[.$J16]);[DATA.S$3];&quot;&quot;)" table:style-name="ce77"/>
          <table:table-cell office:value-type="string" office:string-value="" table:formula="of:=IF(AND([DATA.U$26]=[.$I16];[DATA.V$26]=[.$J16]);[DATA.U$3];&quot;&quot;)" table:style-name="ce77"/>
          <table:table-cell office:value-type="string" office:string-value="" table:formula="of:=IF(AND([DATA.W$26]=[.$I16];[DATA.X$26]=[.$J16]);[DATA.W$3];&quot;&quot;)" table:style-name="ce77"/>
          <table:table-cell office:value-type="string" office:string-value="" table:formula="of:=IF(AND([DATA.Y$26]=[.$I16];[DATA.Z$26]=[.$J16]);[DATA.Y$3];&quot;&quot;)" table:style-name="ce77"/>
          <table:table-cell office:value-type="string" office:string-value="" table:formula="of:=IF(AND([DATA.AA$26]=[.$I16];[DATA.AB$26]=[.$J16]);[DATA.AA$3];&quot;&quot;)" table:style-name="ce77"/>
          <table:table-cell office:value-type="string" office:string-value="" table:formula="of:=IF(AND([DATA.AC$26]=[.$I16];[DATA.AD$26]=[.$J16]);[DATA.AC$3];&quot;&quot;)" table:style-name="ce77"/>
          <table:table-cell office:value-type="string" office:string-value="" table:formula="of:=IF(AND([DATA.AE$26]=[.$I16];[DATA.AF$26]=[.$J16]);[DATA.AE$3];&quot;&quot;)" table:style-name="ce77"/>
          <table:table-cell office:value-type="string" office:string-value="" table:formula="of:=IF(AND([DATA.AG$26]=[.$I16];[DATA.AH$26]=[.$J16]);[DATA.AG$3];&quot;&quot;)" table:style-name="ce77"/>
          <table:table-cell office:value-type="string" office:string-value="" table:formula="of:=IF(AND([DATA.AI$26]=[.$I16];[DATA.AJ$26]=[.$J16]);[DATA.AI$3];&quot;&quot;)" table:style-name="ce77"/>
          <table:table-cell office:value-type="string" office:string-value="" table:formula="of:=IF(AND([DATA.AK$26]=[.$I16];[DATA.AL$26]=[.$J16]);[DATA.AK$3];&quot;&quot;)" table:style-name="ce77"/>
          <table:table-cell office:value-type="string" office:string-value="" table:formula="of:=IF(AND([DATA.AM$26]=[.$I16];[DATA.AN$26]=[.$J16]);[DATA.AM$3];&quot;&quot;)" table:style-name="ce77"/>
          <table:table-cell office:value-type="string" office:string-value="" table:formula="of:=IF(AND([DATA.AO$26]=[.$I16];[DATA.AP$26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6]=[.$I17];[DATA.D$26]=[.$J17]);[DATA.C$3];&quot;&quot;)" table:style-name="ce77"/>
          <table:table-cell office:value-type="string" office:string-value="" table:formula="of:=IF(AND([DATA.E$26]=[.$I17];[DATA.F$26]=[.$J17]);[DATA.E$3];&quot;&quot;)" table:style-name="ce77"/>
          <table:table-cell office:value-type="string" office:string-value="" table:formula="of:=IF(AND([DATA.G$26]=[.$I17];[DATA.H$26]=[.$J17]);[DATA.G$3];&quot;&quot;)" table:style-name="ce77"/>
          <table:table-cell office:value-type="string" office:string-value="" table:formula="of:=IF(AND([DATA.I$26]=[.$I17];[DATA.J$26]=[.$J17]);[DATA.I$3];&quot;&quot;)" table:style-name="ce77"/>
          <table:table-cell office:value-type="string" office:string-value="" table:formula="of:=IF(AND([DATA.K$26]=[.$I17];[DATA.L$26]=[.$J17]);[DATA.K$3];&quot;&quot;)" table:style-name="ce77"/>
          <table:table-cell office:value-type="string" office:string-value="" table:formula="of:=IF(AND([DATA.M$26]=[.$I17];[DATA.N$26]=[.$J17]);[DATA.M$3];&quot;&quot;)" table:style-name="ce77"/>
          <table:table-cell office:value-type="string" office:string-value="" table:formula="of:=IF(AND([DATA.O$26]=[.$I17];[DATA.P$26]=[.$J17]);[DATA.O$3];&quot;&quot;)" table:style-name="ce77"/>
          <table:table-cell office:value-type="string" office:string-value="" table:formula="of:=IF(AND([DATA.Q$26]=[.$I17];[DATA.R$26]=[.$J17]);[DATA.Q$3];&quot;&quot;)" table:style-name="ce77"/>
          <table:table-cell office:value-type="string" office:string-value="" table:formula="of:=IF(AND([DATA.S$26]=[.$I17];[DATA.T$26]=[.$J17]);[DATA.S$3];&quot;&quot;)" table:style-name="ce77"/>
          <table:table-cell office:value-type="string" office:string-value="" table:formula="of:=IF(AND([DATA.U$26]=[.$I17];[DATA.V$26]=[.$J17]);[DATA.U$3];&quot;&quot;)" table:style-name="ce77"/>
          <table:table-cell office:value-type="string" office:string-value="" table:formula="of:=IF(AND([DATA.W$26]=[.$I17];[DATA.X$26]=[.$J17]);[DATA.W$3];&quot;&quot;)" table:style-name="ce77"/>
          <table:table-cell office:value-type="string" office:string-value="" table:formula="of:=IF(AND([DATA.Y$26]=[.$I17];[DATA.Z$26]=[.$J17]);[DATA.Y$3];&quot;&quot;)" table:style-name="ce77"/>
          <table:table-cell office:value-type="string" office:string-value="" table:formula="of:=IF(AND([DATA.AA$26]=[.$I17];[DATA.AB$26]=[.$J17]);[DATA.AA$3];&quot;&quot;)" table:style-name="ce77"/>
          <table:table-cell office:value-type="string" office:string-value="" table:formula="of:=IF(AND([DATA.AC$26]=[.$I17];[DATA.AD$26]=[.$J17]);[DATA.AC$3];&quot;&quot;)" table:style-name="ce77"/>
          <table:table-cell office:value-type="string" office:string-value="" table:formula="of:=IF(AND([DATA.AE$26]=[.$I17];[DATA.AF$26]=[.$J17]);[DATA.AE$3];&quot;&quot;)" table:style-name="ce77"/>
          <table:table-cell office:value-type="string" office:string-value="" table:formula="of:=IF(AND([DATA.AG$26]=[.$I17];[DATA.AH$26]=[.$J17]);[DATA.AG$3];&quot;&quot;)" table:style-name="ce77"/>
          <table:table-cell office:value-type="string" office:string-value="" table:formula="of:=IF(AND([DATA.AI$26]=[.$I17];[DATA.AJ$26]=[.$J17]);[DATA.AI$3];&quot;&quot;)" table:style-name="ce77"/>
          <table:table-cell office:value-type="string" office:string-value="" table:formula="of:=IF(AND([DATA.AK$26]=[.$I17];[DATA.AL$26]=[.$J17]);[DATA.AK$3];&quot;&quot;)" table:style-name="ce77"/>
          <table:table-cell office:value-type="string" office:string-value="" table:formula="of:=IF(AND([DATA.AM$26]=[.$I17];[DATA.AN$26]=[.$J17]);[DATA.AM$3];&quot;&quot;)" table:style-name="ce77"/>
          <table:table-cell office:value-type="string" office:string-value="" table:formula="of:=IF(AND([DATA.AO$26]=[.$I17];[DATA.AP$26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6]=[.$I18];[DATA.D$26]=[.$J18]);[DATA.C$3];&quot;&quot;)" table:style-name="ce77"/>
          <table:table-cell office:value-type="string" office:string-value="" table:formula="of:=IF(AND([DATA.E$26]=[.$I18];[DATA.F$26]=[.$J18]);[DATA.E$3];&quot;&quot;)" table:style-name="ce77"/>
          <table:table-cell office:value-type="string" office:string-value="" table:formula="of:=IF(AND([DATA.G$26]=[.$I18];[DATA.H$26]=[.$J18]);[DATA.G$3];&quot;&quot;)" table:style-name="ce77"/>
          <table:table-cell office:value-type="string" office:string-value="" table:formula="of:=IF(AND([DATA.I$26]=[.$I18];[DATA.J$26]=[.$J18]);[DATA.I$3];&quot;&quot;)" table:style-name="ce77"/>
          <table:table-cell office:value-type="string" office:string-value="" table:formula="of:=IF(AND([DATA.K$26]=[.$I18];[DATA.L$26]=[.$J18]);[DATA.K$3];&quot;&quot;)" table:style-name="ce77"/>
          <table:table-cell office:value-type="string" office:string-value="" table:formula="of:=IF(AND([DATA.M$26]=[.$I18];[DATA.N$26]=[.$J18]);[DATA.M$3];&quot;&quot;)" table:style-name="ce77"/>
          <table:table-cell office:value-type="string" office:string-value="" table:formula="of:=IF(AND([DATA.O$26]=[.$I18];[DATA.P$26]=[.$J18]);[DATA.O$3];&quot;&quot;)" table:style-name="ce77"/>
          <table:table-cell office:value-type="string" office:string-value="" table:formula="of:=IF(AND([DATA.Q$26]=[.$I18];[DATA.R$26]=[.$J18]);[DATA.Q$3];&quot;&quot;)" table:style-name="ce77"/>
          <table:table-cell office:value-type="string" office:string-value="" table:formula="of:=IF(AND([DATA.S$26]=[.$I18];[DATA.T$26]=[.$J18]);[DATA.S$3];&quot;&quot;)" table:style-name="ce77"/>
          <table:table-cell office:value-type="string" office:string-value="" table:formula="of:=IF(AND([DATA.U$26]=[.$I18];[DATA.V$26]=[.$J18]);[DATA.U$3];&quot;&quot;)" table:style-name="ce77"/>
          <table:table-cell office:value-type="string" office:string-value="" table:formula="of:=IF(AND([DATA.W$26]=[.$I18];[DATA.X$26]=[.$J18]);[DATA.W$3];&quot;&quot;)" table:style-name="ce77"/>
          <table:table-cell office:value-type="string" office:string-value="" table:formula="of:=IF(AND([DATA.Y$26]=[.$I18];[DATA.Z$26]=[.$J18]);[DATA.Y$3];&quot;&quot;)" table:style-name="ce77"/>
          <table:table-cell office:value-type="string" office:string-value="" table:formula="of:=IF(AND([DATA.AA$26]=[.$I18];[DATA.AB$26]=[.$J18]);[DATA.AA$3];&quot;&quot;)" table:style-name="ce77"/>
          <table:table-cell office:value-type="string" office:string-value="" table:formula="of:=IF(AND([DATA.AC$26]=[.$I18];[DATA.AD$26]=[.$J18]);[DATA.AC$3];&quot;&quot;)" table:style-name="ce77"/>
          <table:table-cell office:value-type="string" office:string-value="" table:formula="of:=IF(AND([DATA.AE$26]=[.$I18];[DATA.AF$26]=[.$J18]);[DATA.AE$3];&quot;&quot;)" table:style-name="ce77"/>
          <table:table-cell office:value-type="string" office:string-value="" table:formula="of:=IF(AND([DATA.AG$26]=[.$I18];[DATA.AH$26]=[.$J18]);[DATA.AG$3];&quot;&quot;)" table:style-name="ce77"/>
          <table:table-cell office:value-type="string" office:string-value="" table:formula="of:=IF(AND([DATA.AI$26]=[.$I18];[DATA.AJ$26]=[.$J18]);[DATA.AI$3];&quot;&quot;)" table:style-name="ce77"/>
          <table:table-cell office:value-type="string" office:string-value="" table:formula="of:=IF(AND([DATA.AK$26]=[.$I18];[DATA.AL$26]=[.$J18]);[DATA.AK$3];&quot;&quot;)" table:style-name="ce77"/>
          <table:table-cell office:value-type="string" office:string-value="" table:formula="of:=IF(AND([DATA.AM$26]=[.$I18];[DATA.AN$26]=[.$J18]);[DATA.AM$3];&quot;&quot;)" table:style-name="ce77"/>
          <table:table-cell office:value-type="string" office:string-value="" table:formula="of:=IF(AND([DATA.AO$26]=[.$I18];[DATA.AP$26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6]=[.$I19];[DATA.D$26]=[.$J19]);[DATA.C$3];&quot;&quot;)" table:style-name="ce77"/>
          <table:table-cell office:value-type="string" office:string-value="" table:formula="of:=IF(AND([DATA.E$26]=[.$I19];[DATA.F$26]=[.$J19]);[DATA.E$3];&quot;&quot;)" table:style-name="ce77"/>
          <table:table-cell office:value-type="string" office:string-value="" table:formula="of:=IF(AND([DATA.G$26]=[.$I19];[DATA.H$26]=[.$J19]);[DATA.G$3];&quot;&quot;)" table:style-name="ce77"/>
          <table:table-cell office:value-type="string" office:string-value="" table:formula="of:=IF(AND([DATA.I$26]=[.$I19];[DATA.J$26]=[.$J19]);[DATA.I$3];&quot;&quot;)" table:style-name="ce77"/>
          <table:table-cell office:value-type="string" office:string-value="" table:formula="of:=IF(AND([DATA.K$26]=[.$I19];[DATA.L$26]=[.$J19]);[DATA.K$3];&quot;&quot;)" table:style-name="ce77"/>
          <table:table-cell office:value-type="string" office:string-value="" table:formula="of:=IF(AND([DATA.M$26]=[.$I19];[DATA.N$26]=[.$J19]);[DATA.M$3];&quot;&quot;)" table:style-name="ce77"/>
          <table:table-cell office:value-type="string" office:string-value="" table:formula="of:=IF(AND([DATA.O$26]=[.$I19];[DATA.P$26]=[.$J19]);[DATA.O$3];&quot;&quot;)" table:style-name="ce77"/>
          <table:table-cell office:value-type="string" office:string-value="" table:formula="of:=IF(AND([DATA.Q$26]=[.$I19];[DATA.R$26]=[.$J19]);[DATA.Q$3];&quot;&quot;)" table:style-name="ce77"/>
          <table:table-cell office:value-type="string" office:string-value="" table:formula="of:=IF(AND([DATA.S$26]=[.$I19];[DATA.T$26]=[.$J19]);[DATA.S$3];&quot;&quot;)" table:style-name="ce77"/>
          <table:table-cell office:value-type="string" office:string-value="" table:formula="of:=IF(AND([DATA.U$26]=[.$I19];[DATA.V$26]=[.$J19]);[DATA.U$3];&quot;&quot;)" table:style-name="ce77"/>
          <table:table-cell office:value-type="string" office:string-value="" table:formula="of:=IF(AND([DATA.W$26]=[.$I19];[DATA.X$26]=[.$J19]);[DATA.W$3];&quot;&quot;)" table:style-name="ce77"/>
          <table:table-cell office:value-type="string" office:string-value="" table:formula="of:=IF(AND([DATA.Y$26]=[.$I19];[DATA.Z$26]=[.$J19]);[DATA.Y$3];&quot;&quot;)" table:style-name="ce77"/>
          <table:table-cell office:value-type="string" office:string-value="" table:formula="of:=IF(AND([DATA.AA$26]=[.$I19];[DATA.AB$26]=[.$J19]);[DATA.AA$3];&quot;&quot;)" table:style-name="ce77"/>
          <table:table-cell office:value-type="string" office:string-value="" table:formula="of:=IF(AND([DATA.AC$26]=[.$I19];[DATA.AD$26]=[.$J19]);[DATA.AC$3];&quot;&quot;)" table:style-name="ce77"/>
          <table:table-cell office:value-type="string" office:string-value="" table:formula="of:=IF(AND([DATA.AE$26]=[.$I19];[DATA.AF$26]=[.$J19]);[DATA.AE$3];&quot;&quot;)" table:style-name="ce77"/>
          <table:table-cell office:value-type="string" office:string-value="" table:formula="of:=IF(AND([DATA.AG$26]=[.$I19];[DATA.AH$26]=[.$J19]);[DATA.AG$3];&quot;&quot;)" table:style-name="ce77"/>
          <table:table-cell office:value-type="string" office:string-value="" table:formula="of:=IF(AND([DATA.AI$26]=[.$I19];[DATA.AJ$26]=[.$J19]);[DATA.AI$3];&quot;&quot;)" table:style-name="ce77"/>
          <table:table-cell office:value-type="string" office:string-value="" table:formula="of:=IF(AND([DATA.AK$26]=[.$I19];[DATA.AL$26]=[.$J19]);[DATA.AK$3];&quot;&quot;)" table:style-name="ce77"/>
          <table:table-cell office:value-type="string" office:string-value="" table:formula="of:=IF(AND([DATA.AM$26]=[.$I19];[DATA.AN$26]=[.$J19]);[DATA.AM$3];&quot;&quot;)" table:style-name="ce77"/>
          <table:table-cell office:value-type="string" office:string-value="" table:formula="of:=IF(AND([DATA.AO$26]=[.$I19];[DATA.AP$26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6]=[.$I20];[DATA.D$26]=[.$J20]);[DATA.C$3];&quot;&quot;)" table:style-name="ce77"/>
          <table:table-cell office:value-type="string" office:string-value="" table:formula="of:=IF(AND([DATA.E$26]=[.$I20];[DATA.F$26]=[.$J20]);[DATA.E$3];&quot;&quot;)" table:style-name="ce77"/>
          <table:table-cell office:value-type="string" office:string-value="" table:formula="of:=IF(AND([DATA.G$26]=[.$I20];[DATA.H$26]=[.$J20]);[DATA.G$3];&quot;&quot;)" table:style-name="ce77"/>
          <table:table-cell office:value-type="string" office:string-value="" table:formula="of:=IF(AND([DATA.I$26]=[.$I20];[DATA.J$26]=[.$J20]);[DATA.I$3];&quot;&quot;)" table:style-name="ce77"/>
          <table:table-cell office:value-type="string" office:string-value="" table:formula="of:=IF(AND([DATA.K$26]=[.$I20];[DATA.L$26]=[.$J20]);[DATA.K$3];&quot;&quot;)" table:style-name="ce77"/>
          <table:table-cell office:value-type="string" office:string-value="" table:formula="of:=IF(AND([DATA.M$26]=[.$I20];[DATA.N$26]=[.$J20]);[DATA.M$3];&quot;&quot;)" table:style-name="ce77"/>
          <table:table-cell office:value-type="string" office:string-value="" table:formula="of:=IF(AND([DATA.O$26]=[.$I20];[DATA.P$26]=[.$J20]);[DATA.O$3];&quot;&quot;)" table:style-name="ce77"/>
          <table:table-cell office:value-type="string" office:string-value="" table:formula="of:=IF(AND([DATA.Q$26]=[.$I20];[DATA.R$26]=[.$J20]);[DATA.Q$3];&quot;&quot;)" table:style-name="ce77"/>
          <table:table-cell office:value-type="string" office:string-value="" table:formula="of:=IF(AND([DATA.S$26]=[.$I20];[DATA.T$26]=[.$J20]);[DATA.S$3];&quot;&quot;)" table:style-name="ce77"/>
          <table:table-cell office:value-type="string" office:string-value="" table:formula="of:=IF(AND([DATA.U$26]=[.$I20];[DATA.V$26]=[.$J20]);[DATA.U$3];&quot;&quot;)" table:style-name="ce77"/>
          <table:table-cell office:value-type="string" office:string-value="" table:formula="of:=IF(AND([DATA.W$26]=[.$I20];[DATA.X$26]=[.$J20]);[DATA.W$3];&quot;&quot;)" table:style-name="ce77"/>
          <table:table-cell office:value-type="string" office:string-value="" table:formula="of:=IF(AND([DATA.Y$26]=[.$I20];[DATA.Z$26]=[.$J20]);[DATA.Y$3];&quot;&quot;)" table:style-name="ce77"/>
          <table:table-cell office:value-type="string" office:string-value="" table:formula="of:=IF(AND([DATA.AA$26]=[.$I20];[DATA.AB$26]=[.$J20]);[DATA.AA$3];&quot;&quot;)" table:style-name="ce77"/>
          <table:table-cell office:value-type="string" office:string-value="" table:formula="of:=IF(AND([DATA.AC$26]=[.$I20];[DATA.AD$26]=[.$J20]);[DATA.AC$3];&quot;&quot;)" table:style-name="ce77"/>
          <table:table-cell office:value-type="string" office:string-value="" table:formula="of:=IF(AND([DATA.AE$26]=[.$I20];[DATA.AF$26]=[.$J20]);[DATA.AE$3];&quot;&quot;)" table:style-name="ce77"/>
          <table:table-cell office:value-type="string" office:string-value="" table:formula="of:=IF(AND([DATA.AG$26]=[.$I20];[DATA.AH$26]=[.$J20]);[DATA.AG$3];&quot;&quot;)" table:style-name="ce77"/>
          <table:table-cell office:value-type="string" office:string-value="" table:formula="of:=IF(AND([DATA.AI$26]=[.$I20];[DATA.AJ$26]=[.$J20]);[DATA.AI$3];&quot;&quot;)" table:style-name="ce77"/>
          <table:table-cell office:value-type="string" office:string-value="" table:formula="of:=IF(AND([DATA.AK$26]=[.$I20];[DATA.AL$26]=[.$J20]);[DATA.AK$3];&quot;&quot;)" table:style-name="ce77"/>
          <table:table-cell office:value-type="string" office:string-value="" table:formula="of:=IF(AND([DATA.AM$26]=[.$I20];[DATA.AN$26]=[.$J20]);[DATA.AM$3];&quot;&quot;)" table:style-name="ce77"/>
          <table:table-cell office:value-type="string" office:string-value="" table:formula="of:=IF(AND([DATA.AO$26]=[.$I20];[DATA.AP$26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6]=[.$I21];[DATA.D$26]=[.$J21]);[DATA.C$3];&quot;&quot;)" table:style-name="ce77"/>
          <table:table-cell office:value-type="string" office:string-value="" table:formula="of:=IF(AND([DATA.E$26]=[.$I21];[DATA.F$26]=[.$J21]);[DATA.E$3];&quot;&quot;)" table:style-name="ce77"/>
          <table:table-cell office:value-type="string" office:string-value="" table:formula="of:=IF(AND([DATA.G$26]=[.$I21];[DATA.H$26]=[.$J21]);[DATA.G$3];&quot;&quot;)" table:style-name="ce77"/>
          <table:table-cell office:value-type="string" office:string-value="" table:formula="of:=IF(AND([DATA.I$26]=[.$I21];[DATA.J$26]=[.$J21]);[DATA.I$3];&quot;&quot;)" table:style-name="ce77"/>
          <table:table-cell office:value-type="string" office:string-value="" table:formula="of:=IF(AND([DATA.K$26]=[.$I21];[DATA.L$26]=[.$J21]);[DATA.K$3];&quot;&quot;)" table:style-name="ce77"/>
          <table:table-cell office:value-type="string" office:string-value="" table:formula="of:=IF(AND([DATA.M$26]=[.$I21];[DATA.N$26]=[.$J21]);[DATA.M$3];&quot;&quot;)" table:style-name="ce77"/>
          <table:table-cell office:value-type="string" office:string-value="" table:formula="of:=IF(AND([DATA.O$26]=[.$I21];[DATA.P$26]=[.$J21]);[DATA.O$3];&quot;&quot;)" table:style-name="ce77"/>
          <table:table-cell office:value-type="string" office:string-value="" table:formula="of:=IF(AND([DATA.Q$26]=[.$I21];[DATA.R$26]=[.$J21]);[DATA.Q$3];&quot;&quot;)" table:style-name="ce77"/>
          <table:table-cell office:value-type="string" office:string-value="" table:formula="of:=IF(AND([DATA.S$26]=[.$I21];[DATA.T$26]=[.$J21]);[DATA.S$3];&quot;&quot;)" table:style-name="ce77"/>
          <table:table-cell office:value-type="string" office:string-value="" table:formula="of:=IF(AND([DATA.U$26]=[.$I21];[DATA.V$26]=[.$J21]);[DATA.U$3];&quot;&quot;)" table:style-name="ce77"/>
          <table:table-cell office:value-type="string" office:string-value="" table:formula="of:=IF(AND([DATA.W$26]=[.$I21];[DATA.X$26]=[.$J21]);[DATA.W$3];&quot;&quot;)" table:style-name="ce77"/>
          <table:table-cell office:value-type="string" office:string-value="" table:formula="of:=IF(AND([DATA.Y$26]=[.$I21];[DATA.Z$26]=[.$J21]);[DATA.Y$3];&quot;&quot;)" table:style-name="ce77"/>
          <table:table-cell office:value-type="string" office:string-value="" table:formula="of:=IF(AND([DATA.AA$26]=[.$I21];[DATA.AB$26]=[.$J21]);[DATA.AA$3];&quot;&quot;)" table:style-name="ce77"/>
          <table:table-cell office:value-type="string" office:string-value="" table:formula="of:=IF(AND([DATA.AC$26]=[.$I21];[DATA.AD$26]=[.$J21]);[DATA.AC$3];&quot;&quot;)" table:style-name="ce77"/>
          <table:table-cell office:value-type="string" office:string-value="" table:formula="of:=IF(AND([DATA.AE$26]=[.$I21];[DATA.AF$26]=[.$J21]);[DATA.AE$3];&quot;&quot;)" table:style-name="ce77"/>
          <table:table-cell office:value-type="string" office:string-value="" table:formula="of:=IF(AND([DATA.AG$26]=[.$I21];[DATA.AH$26]=[.$J21]);[DATA.AG$3];&quot;&quot;)" table:style-name="ce77"/>
          <table:table-cell office:value-type="string" office:string-value="" table:formula="of:=IF(AND([DATA.AI$26]=[.$I21];[DATA.AJ$26]=[.$J21]);[DATA.AI$3];&quot;&quot;)" table:style-name="ce77"/>
          <table:table-cell office:value-type="string" office:string-value="" table:formula="of:=IF(AND([DATA.AK$26]=[.$I21];[DATA.AL$26]=[.$J21]);[DATA.AK$3];&quot;&quot;)" table:style-name="ce77"/>
          <table:table-cell office:value-type="string" office:string-value="" table:formula="of:=IF(AND([DATA.AM$26]=[.$I21];[DATA.AN$26]=[.$J21]);[DATA.AM$3];&quot;&quot;)" table:style-name="ce77"/>
          <table:table-cell office:value-type="string" office:string-value="" table:formula="of:=IF(AND([DATA.AO$26]=[.$I21];[DATA.AP$26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6]=[.$I22];[DATA.D$26]=[.$J22]);[DATA.C$3];&quot;&quot;)" table:style-name="ce77"/>
          <table:table-cell office:value-type="string" office:string-value="" table:formula="of:=IF(AND([DATA.E$26]=[.$I22];[DATA.F$26]=[.$J22]);[DATA.E$3];&quot;&quot;)" table:style-name="ce77"/>
          <table:table-cell office:value-type="string" office:string-value="" table:formula="of:=IF(AND([DATA.G$26]=[.$I22];[DATA.H$26]=[.$J22]);[DATA.G$3];&quot;&quot;)" table:style-name="ce77"/>
          <table:table-cell office:value-type="string" office:string-value="" table:formula="of:=IF(AND([DATA.I$26]=[.$I22];[DATA.J$26]=[.$J22]);[DATA.I$3];&quot;&quot;)" table:style-name="ce77"/>
          <table:table-cell office:value-type="string" office:string-value="" table:formula="of:=IF(AND([DATA.K$26]=[.$I22];[DATA.L$26]=[.$J22]);[DATA.K$3];&quot;&quot;)" table:style-name="ce77"/>
          <table:table-cell office:value-type="string" office:string-value="" table:formula="of:=IF(AND([DATA.M$26]=[.$I22];[DATA.N$26]=[.$J22]);[DATA.M$3];&quot;&quot;)" table:style-name="ce77"/>
          <table:table-cell office:value-type="string" office:string-value="" table:formula="of:=IF(AND([DATA.O$26]=[.$I22];[DATA.P$26]=[.$J22]);[DATA.O$3];&quot;&quot;)" table:style-name="ce77"/>
          <table:table-cell office:value-type="string" office:string-value="" table:formula="of:=IF(AND([DATA.Q$26]=[.$I22];[DATA.R$26]=[.$J22]);[DATA.Q$3];&quot;&quot;)" table:style-name="ce77"/>
          <table:table-cell office:value-type="string" office:string-value="" table:formula="of:=IF(AND([DATA.S$26]=[.$I22];[DATA.T$26]=[.$J22]);[DATA.S$3];&quot;&quot;)" table:style-name="ce77"/>
          <table:table-cell office:value-type="string" office:string-value="" table:formula="of:=IF(AND([DATA.U$26]=[.$I22];[DATA.V$26]=[.$J22]);[DATA.U$3];&quot;&quot;)" table:style-name="ce77"/>
          <table:table-cell office:value-type="string" office:string-value="" table:formula="of:=IF(AND([DATA.W$26]=[.$I22];[DATA.X$26]=[.$J22]);[DATA.W$3];&quot;&quot;)" table:style-name="ce77"/>
          <table:table-cell office:value-type="string" office:string-value="" table:formula="of:=IF(AND([DATA.Y$26]=[.$I22];[DATA.Z$26]=[.$J22]);[DATA.Y$3];&quot;&quot;)" table:style-name="ce77"/>
          <table:table-cell office:value-type="string" office:string-value="" table:formula="of:=IF(AND([DATA.AA$26]=[.$I22];[DATA.AB$26]=[.$J22]);[DATA.AA$3];&quot;&quot;)" table:style-name="ce77"/>
          <table:table-cell office:value-type="string" office:string-value="" table:formula="of:=IF(AND([DATA.AC$26]=[.$I22];[DATA.AD$26]=[.$J22]);[DATA.AC$3];&quot;&quot;)" table:style-name="ce77"/>
          <table:table-cell office:value-type="string" office:string-value="" table:formula="of:=IF(AND([DATA.AE$26]=[.$I22];[DATA.AF$26]=[.$J22]);[DATA.AE$3];&quot;&quot;)" table:style-name="ce77"/>
          <table:table-cell office:value-type="string" office:string-value="" table:formula="of:=IF(AND([DATA.AG$26]=[.$I22];[DATA.AH$26]=[.$J22]);[DATA.AG$3];&quot;&quot;)" table:style-name="ce77"/>
          <table:table-cell office:value-type="string" office:string-value="" table:formula="of:=IF(AND([DATA.AI$26]=[.$I22];[DATA.AJ$26]=[.$J22]);[DATA.AI$3];&quot;&quot;)" table:style-name="ce77"/>
          <table:table-cell office:value-type="string" office:string-value="" table:formula="of:=IF(AND([DATA.AK$26]=[.$I22];[DATA.AL$26]=[.$J22]);[DATA.AK$3];&quot;&quot;)" table:style-name="ce77"/>
          <table:table-cell office:value-type="string" office:string-value="" table:formula="of:=IF(AND([DATA.AM$26]=[.$I22];[DATA.AN$26]=[.$J22]);[DATA.AM$3];&quot;&quot;)" table:style-name="ce77"/>
          <table:table-cell office:value-type="string" office:string-value="" table:formula="of:=IF(AND([DATA.AO$26]=[.$I22];[DATA.AP$26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6]=[.$I23];[DATA.D$26]=[.$J23]);[DATA.C$3];&quot;&quot;)" table:style-name="ce77"/>
          <table:table-cell office:value-type="string" office:string-value="" table:formula="of:=IF(AND([DATA.E$26]=[.$I23];[DATA.F$26]=[.$J23]);[DATA.E$3];&quot;&quot;)" table:style-name="ce77"/>
          <table:table-cell office:value-type="string" office:string-value="" table:formula="of:=IF(AND([DATA.G$26]=[.$I23];[DATA.H$26]=[.$J23]);[DATA.G$3];&quot;&quot;)" table:style-name="ce77"/>
          <table:table-cell office:value-type="string" office:string-value="" table:formula="of:=IF(AND([DATA.I$26]=[.$I23];[DATA.J$26]=[.$J23]);[DATA.I$3];&quot;&quot;)" table:style-name="ce77"/>
          <table:table-cell office:value-type="string" office:string-value="" table:formula="of:=IF(AND([DATA.K$26]=[.$I23];[DATA.L$26]=[.$J23]);[DATA.K$3];&quot;&quot;)" table:style-name="ce77"/>
          <table:table-cell office:value-type="string" office:string-value="" table:formula="of:=IF(AND([DATA.M$26]=[.$I23];[DATA.N$26]=[.$J23]);[DATA.M$3];&quot;&quot;)" table:style-name="ce77"/>
          <table:table-cell office:value-type="string" office:string-value="" table:formula="of:=IF(AND([DATA.O$26]=[.$I23];[DATA.P$26]=[.$J23]);[DATA.O$3];&quot;&quot;)" table:style-name="ce77"/>
          <table:table-cell office:value-type="string" office:string-value="" table:formula="of:=IF(AND([DATA.Q$26]=[.$I23];[DATA.R$26]=[.$J23]);[DATA.Q$3];&quot;&quot;)" table:style-name="ce77"/>
          <table:table-cell office:value-type="string" office:string-value="" table:formula="of:=IF(AND([DATA.S$26]=[.$I23];[DATA.T$26]=[.$J23]);[DATA.S$3];&quot;&quot;)" table:style-name="ce77"/>
          <table:table-cell office:value-type="string" office:string-value="" table:formula="of:=IF(AND([DATA.U$26]=[.$I23];[DATA.V$26]=[.$J23]);[DATA.U$3];&quot;&quot;)" table:style-name="ce77"/>
          <table:table-cell office:value-type="string" office:string-value="" table:formula="of:=IF(AND([DATA.W$26]=[.$I23];[DATA.X$26]=[.$J23]);[DATA.W$3];&quot;&quot;)" table:style-name="ce77"/>
          <table:table-cell office:value-type="string" office:string-value="" table:formula="of:=IF(AND([DATA.Y$26]=[.$I23];[DATA.Z$26]=[.$J23]);[DATA.Y$3];&quot;&quot;)" table:style-name="ce77"/>
          <table:table-cell office:value-type="string" office:string-value="" table:formula="of:=IF(AND([DATA.AA$26]=[.$I23];[DATA.AB$26]=[.$J23]);[DATA.AA$3];&quot;&quot;)" table:style-name="ce77"/>
          <table:table-cell office:value-type="string" office:string-value="" table:formula="of:=IF(AND([DATA.AC$26]=[.$I23];[DATA.AD$26]=[.$J23]);[DATA.AC$3];&quot;&quot;)" table:style-name="ce77"/>
          <table:table-cell office:value-type="string" office:string-value="" table:formula="of:=IF(AND([DATA.AE$26]=[.$I23];[DATA.AF$26]=[.$J23]);[DATA.AE$3];&quot;&quot;)" table:style-name="ce77"/>
          <table:table-cell office:value-type="string" office:string-value="" table:formula="of:=IF(AND([DATA.AG$26]=[.$I23];[DATA.AH$26]=[.$J23]);[DATA.AG$3];&quot;&quot;)" table:style-name="ce77"/>
          <table:table-cell office:value-type="string" office:string-value="" table:formula="of:=IF(AND([DATA.AI$26]=[.$I23];[DATA.AJ$26]=[.$J23]);[DATA.AI$3];&quot;&quot;)" table:style-name="ce77"/>
          <table:table-cell office:value-type="string" office:string-value="" table:formula="of:=IF(AND([DATA.AK$26]=[.$I23];[DATA.AL$26]=[.$J23]);[DATA.AK$3];&quot;&quot;)" table:style-name="ce77"/>
          <table:table-cell office:value-type="string" office:string-value="" table:formula="of:=IF(AND([DATA.AM$26]=[.$I23];[DATA.AN$26]=[.$J23]);[DATA.AM$3];&quot;&quot;)" table:style-name="ce77"/>
          <table:table-cell office:value-type="string" office:string-value="" table:formula="of:=IF(AND([DATA.AO$26]=[.$I23];[DATA.AP$26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6]=[.$I24];[DATA.D$26]=[.$J24]);[DATA.C$3];&quot;&quot;)" table:style-name="ce77"/>
          <table:table-cell office:value-type="string" office:string-value="" table:formula="of:=IF(AND([DATA.E$26]=[.$I24];[DATA.F$26]=[.$J24]);[DATA.E$3];&quot;&quot;)" table:style-name="ce77"/>
          <table:table-cell office:value-type="string" office:string-value="" table:formula="of:=IF(AND([DATA.G$26]=[.$I24];[DATA.H$26]=[.$J24]);[DATA.G$3];&quot;&quot;)" table:style-name="ce77"/>
          <table:table-cell office:value-type="string" office:string-value="" table:formula="of:=IF(AND([DATA.I$26]=[.$I24];[DATA.J$26]=[.$J24]);[DATA.I$3];&quot;&quot;)" table:style-name="ce77"/>
          <table:table-cell office:value-type="string" office:string-value="" table:formula="of:=IF(AND([DATA.K$26]=[.$I24];[DATA.L$26]=[.$J24]);[DATA.K$3];&quot;&quot;)" table:style-name="ce77"/>
          <table:table-cell office:value-type="string" office:string-value="" table:formula="of:=IF(AND([DATA.M$26]=[.$I24];[DATA.N$26]=[.$J24]);[DATA.M$3];&quot;&quot;)" table:style-name="ce77"/>
          <table:table-cell office:value-type="string" office:string-value="" table:formula="of:=IF(AND([DATA.O$26]=[.$I24];[DATA.P$26]=[.$J24]);[DATA.O$3];&quot;&quot;)" table:style-name="ce77"/>
          <table:table-cell office:value-type="string" office:string-value="" table:formula="of:=IF(AND([DATA.Q$26]=[.$I24];[DATA.R$26]=[.$J24]);[DATA.Q$3];&quot;&quot;)" table:style-name="ce77"/>
          <table:table-cell office:value-type="string" office:string-value="" table:formula="of:=IF(AND([DATA.S$26]=[.$I24];[DATA.T$26]=[.$J24]);[DATA.S$3];&quot;&quot;)" table:style-name="ce77"/>
          <table:table-cell office:value-type="string" office:string-value="" table:formula="of:=IF(AND([DATA.U$26]=[.$I24];[DATA.V$26]=[.$J24]);[DATA.U$3];&quot;&quot;)" table:style-name="ce77"/>
          <table:table-cell office:value-type="string" office:string-value="" table:formula="of:=IF(AND([DATA.W$26]=[.$I24];[DATA.X$26]=[.$J24]);[DATA.W$3];&quot;&quot;)" table:style-name="ce77"/>
          <table:table-cell office:value-type="string" office:string-value="" table:formula="of:=IF(AND([DATA.Y$26]=[.$I24];[DATA.Z$26]=[.$J24]);[DATA.Y$3];&quot;&quot;)" table:style-name="ce77"/>
          <table:table-cell office:value-type="string" office:string-value="" table:formula="of:=IF(AND([DATA.AA$26]=[.$I24];[DATA.AB$26]=[.$J24]);[DATA.AA$3];&quot;&quot;)" table:style-name="ce77"/>
          <table:table-cell office:value-type="string" office:string-value="" table:formula="of:=IF(AND([DATA.AC$26]=[.$I24];[DATA.AD$26]=[.$J24]);[DATA.AC$3];&quot;&quot;)" table:style-name="ce77"/>
          <table:table-cell office:value-type="string" office:string-value="" table:formula="of:=IF(AND([DATA.AE$26]=[.$I24];[DATA.AF$26]=[.$J24]);[DATA.AE$3];&quot;&quot;)" table:style-name="ce77"/>
          <table:table-cell office:value-type="string" office:string-value="" table:formula="of:=IF(AND([DATA.AG$26]=[.$I24];[DATA.AH$26]=[.$J24]);[DATA.AG$3];&quot;&quot;)" table:style-name="ce77"/>
          <table:table-cell office:value-type="string" office:string-value="" table:formula="of:=IF(AND([DATA.AI$26]=[.$I24];[DATA.AJ$26]=[.$J24]);[DATA.AI$3];&quot;&quot;)" table:style-name="ce77"/>
          <table:table-cell office:value-type="string" office:string-value="" table:formula="of:=IF(AND([DATA.AK$26]=[.$I24];[DATA.AL$26]=[.$J24]);[DATA.AK$3];&quot;&quot;)" table:style-name="ce77"/>
          <table:table-cell office:value-type="string" office:string-value="" table:formula="of:=IF(AND([DATA.AM$26]=[.$I24];[DATA.AN$26]=[.$J24]);[DATA.AM$3];&quot;&quot;)" table:style-name="ce77"/>
          <table:table-cell office:value-type="string" office:string-value="" table:formula="of:=IF(AND([DATA.AO$26]=[.$I24];[DATA.AP$26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6]=[.$I25];[DATA.D$26]=[.$J25]);[DATA.C$3];&quot;&quot;)" table:style-name="ce77"/>
          <table:table-cell office:value-type="string" office:string-value="" table:formula="of:=IF(AND([DATA.E$26]=[.$I25];[DATA.F$26]=[.$J25]);[DATA.E$3];&quot;&quot;)" table:style-name="ce77"/>
          <table:table-cell office:value-type="string" office:string-value="" table:formula="of:=IF(AND([DATA.G$26]=[.$I25];[DATA.H$26]=[.$J25]);[DATA.G$3];&quot;&quot;)" table:style-name="ce77"/>
          <table:table-cell office:value-type="string" office:string-value="" table:formula="of:=IF(AND([DATA.I$26]=[.$I25];[DATA.J$26]=[.$J25]);[DATA.I$3];&quot;&quot;)" table:style-name="ce77"/>
          <table:table-cell office:value-type="string" office:string-value="" table:formula="of:=IF(AND([DATA.K$26]=[.$I25];[DATA.L$26]=[.$J25]);[DATA.K$3];&quot;&quot;)" table:style-name="ce77"/>
          <table:table-cell office:value-type="string" office:string-value="" table:formula="of:=IF(AND([DATA.M$26]=[.$I25];[DATA.N$26]=[.$J25]);[DATA.M$3];&quot;&quot;)" table:style-name="ce77"/>
          <table:table-cell office:value-type="string" office:string-value="" table:formula="of:=IF(AND([DATA.O$26]=[.$I25];[DATA.P$26]=[.$J25]);[DATA.O$3];&quot;&quot;)" table:style-name="ce77"/>
          <table:table-cell office:value-type="string" office:string-value="" table:formula="of:=IF(AND([DATA.Q$26]=[.$I25];[DATA.R$26]=[.$J25]);[DATA.Q$3];&quot;&quot;)" table:style-name="ce77"/>
          <table:table-cell office:value-type="string" office:string-value="" table:formula="of:=IF(AND([DATA.S$26]=[.$I25];[DATA.T$26]=[.$J25]);[DATA.S$3];&quot;&quot;)" table:style-name="ce77"/>
          <table:table-cell office:value-type="string" office:string-value="" table:formula="of:=IF(AND([DATA.U$26]=[.$I25];[DATA.V$26]=[.$J25]);[DATA.U$3];&quot;&quot;)" table:style-name="ce77"/>
          <table:table-cell office:value-type="string" office:string-value="" table:formula="of:=IF(AND([DATA.W$26]=[.$I25];[DATA.X$26]=[.$J25]);[DATA.W$3];&quot;&quot;)" table:style-name="ce77"/>
          <table:table-cell office:value-type="string" office:string-value="" table:formula="of:=IF(AND([DATA.Y$26]=[.$I25];[DATA.Z$26]=[.$J25]);[DATA.Y$3];&quot;&quot;)" table:style-name="ce77"/>
          <table:table-cell office:value-type="string" office:string-value="" table:formula="of:=IF(AND([DATA.AA$26]=[.$I25];[DATA.AB$26]=[.$J25]);[DATA.AA$3];&quot;&quot;)" table:style-name="ce77"/>
          <table:table-cell office:value-type="string" office:string-value="" table:formula="of:=IF(AND([DATA.AC$26]=[.$I25];[DATA.AD$26]=[.$J25]);[DATA.AC$3];&quot;&quot;)" table:style-name="ce77"/>
          <table:table-cell office:value-type="string" office:string-value="" table:formula="of:=IF(AND([DATA.AE$26]=[.$I25];[DATA.AF$26]=[.$J25]);[DATA.AE$3];&quot;&quot;)" table:style-name="ce77"/>
          <table:table-cell office:value-type="string" office:string-value="" table:formula="of:=IF(AND([DATA.AG$26]=[.$I25];[DATA.AH$26]=[.$J25]);[DATA.AG$3];&quot;&quot;)" table:style-name="ce77"/>
          <table:table-cell office:value-type="string" office:string-value="" table:formula="of:=IF(AND([DATA.AI$26]=[.$I25];[DATA.AJ$26]=[.$J25]);[DATA.AI$3];&quot;&quot;)" table:style-name="ce77"/>
          <table:table-cell office:value-type="string" office:string-value="" table:formula="of:=IF(AND([DATA.AK$26]=[.$I25];[DATA.AL$26]=[.$J25]);[DATA.AK$3];&quot;&quot;)" table:style-name="ce77"/>
          <table:table-cell office:value-type="string" office:string-value="" table:formula="of:=IF(AND([DATA.AM$26]=[.$I25];[DATA.AN$26]=[.$J25]);[DATA.AM$3];&quot;&quot;)" table:style-name="ce77"/>
          <table:table-cell office:value-type="string" office:string-value="" table:formula="of:=IF(AND([DATA.AO$26]=[.$I25];[DATA.AP$26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6]=[.$I26];[DATA.D$26]=[.$J26]);[DATA.C$3];&quot;&quot;)" table:style-name="ce77"/>
          <table:table-cell office:value-type="string" office:string-value="" table:formula="of:=IF(AND([DATA.E$26]=[.$I26];[DATA.F$26]=[.$J26]);[DATA.E$3];&quot;&quot;)" table:style-name="ce77"/>
          <table:table-cell office:value-type="string" office:string-value="" table:formula="of:=IF(AND([DATA.G$26]=[.$I26];[DATA.H$26]=[.$J26]);[DATA.G$3];&quot;&quot;)" table:style-name="ce77"/>
          <table:table-cell office:value-type="string" office:string-value="" table:formula="of:=IF(AND([DATA.I$26]=[.$I26];[DATA.J$26]=[.$J26]);[DATA.I$3];&quot;&quot;)" table:style-name="ce77"/>
          <table:table-cell office:value-type="string" office:string-value="" table:formula="of:=IF(AND([DATA.K$26]=[.$I26];[DATA.L$26]=[.$J26]);[DATA.K$3];&quot;&quot;)" table:style-name="ce77"/>
          <table:table-cell office:value-type="string" office:string-value="" table:formula="of:=IF(AND([DATA.M$26]=[.$I26];[DATA.N$26]=[.$J26]);[DATA.M$3];&quot;&quot;)" table:style-name="ce77"/>
          <table:table-cell office:value-type="string" office:string-value="" table:formula="of:=IF(AND([DATA.O$26]=[.$I26];[DATA.P$26]=[.$J26]);[DATA.O$3];&quot;&quot;)" table:style-name="ce77"/>
          <table:table-cell office:value-type="string" office:string-value="" table:formula="of:=IF(AND([DATA.Q$26]=[.$I26];[DATA.R$26]=[.$J26]);[DATA.Q$3];&quot;&quot;)" table:style-name="ce77"/>
          <table:table-cell office:value-type="string" office:string-value="" table:formula="of:=IF(AND([DATA.S$26]=[.$I26];[DATA.T$26]=[.$J26]);[DATA.S$3];&quot;&quot;)" table:style-name="ce77"/>
          <table:table-cell office:value-type="string" office:string-value="" table:formula="of:=IF(AND([DATA.U$26]=[.$I26];[DATA.V$26]=[.$J26]);[DATA.U$3];&quot;&quot;)" table:style-name="ce77"/>
          <table:table-cell office:value-type="string" office:string-value="" table:formula="of:=IF(AND([DATA.W$26]=[.$I26];[DATA.X$26]=[.$J26]);[DATA.W$3];&quot;&quot;)" table:style-name="ce77"/>
          <table:table-cell office:value-type="string" office:string-value="" table:formula="of:=IF(AND([DATA.Y$26]=[.$I26];[DATA.Z$26]=[.$J26]);[DATA.Y$3];&quot;&quot;)" table:style-name="ce77"/>
          <table:table-cell office:value-type="string" office:string-value="" table:formula="of:=IF(AND([DATA.AA$26]=[.$I26];[DATA.AB$26]=[.$J26]);[DATA.AA$3];&quot;&quot;)" table:style-name="ce77"/>
          <table:table-cell office:value-type="string" office:string-value="" table:formula="of:=IF(AND([DATA.AC$26]=[.$I26];[DATA.AD$26]=[.$J26]);[DATA.AC$3];&quot;&quot;)" table:style-name="ce77"/>
          <table:table-cell office:value-type="string" office:string-value="" table:formula="of:=IF(AND([DATA.AE$26]=[.$I26];[DATA.AF$26]=[.$J26]);[DATA.AE$3];&quot;&quot;)" table:style-name="ce77"/>
          <table:table-cell office:value-type="string" office:string-value="" table:formula="of:=IF(AND([DATA.AG$26]=[.$I26];[DATA.AH$26]=[.$J26]);[DATA.AG$3];&quot;&quot;)" table:style-name="ce77"/>
          <table:table-cell office:value-type="string" office:string-value="" table:formula="of:=IF(AND([DATA.AI$26]=[.$I26];[DATA.AJ$26]=[.$J26]);[DATA.AI$3];&quot;&quot;)" table:style-name="ce77"/>
          <table:table-cell office:value-type="string" office:string-value="" table:formula="of:=IF(AND([DATA.AK$26]=[.$I26];[DATA.AL$26]=[.$J26]);[DATA.AK$3];&quot;&quot;)" table:style-name="ce77"/>
          <table:table-cell office:value-type="string" office:string-value="" table:formula="of:=IF(AND([DATA.AM$26]=[.$I26];[DATA.AN$26]=[.$J26]);[DATA.AM$3];&quot;&quot;)" table:style-name="ce77"/>
          <table:table-cell office:value-type="string" office:string-value="" table:formula="of:=IF(AND([DATA.AO$26]=[.$I26];[DATA.AP$26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6]=[.$I27];[DATA.D$26]=[.$J27]);[DATA.C$3];&quot;&quot;)" table:style-name="ce77"/>
          <table:table-cell office:value-type="string" office:string-value="" table:formula="of:=IF(AND([DATA.E$26]=[.$I27];[DATA.F$26]=[.$J27]);[DATA.E$3];&quot;&quot;)" table:style-name="ce77"/>
          <table:table-cell office:value-type="string" office:string-value="" table:formula="of:=IF(AND([DATA.G$26]=[.$I27];[DATA.H$26]=[.$J27]);[DATA.G$3];&quot;&quot;)" table:style-name="ce77"/>
          <table:table-cell office:value-type="string" office:string-value="" table:formula="of:=IF(AND([DATA.I$26]=[.$I27];[DATA.J$26]=[.$J27]);[DATA.I$3];&quot;&quot;)" table:style-name="ce77"/>
          <table:table-cell office:value-type="string" office:string-value="" table:formula="of:=IF(AND([DATA.K$26]=[.$I27];[DATA.L$26]=[.$J27]);[DATA.K$3];&quot;&quot;)" table:style-name="ce77"/>
          <table:table-cell office:value-type="string" office:string-value="" table:formula="of:=IF(AND([DATA.M$26]=[.$I27];[DATA.N$26]=[.$J27]);[DATA.M$3];&quot;&quot;)" table:style-name="ce77"/>
          <table:table-cell office:value-type="string" office:string-value="" table:formula="of:=IF(AND([DATA.O$26]=[.$I27];[DATA.P$26]=[.$J27]);[DATA.O$3];&quot;&quot;)" table:style-name="ce77"/>
          <table:table-cell office:value-type="string" office:string-value="" table:formula="of:=IF(AND([DATA.Q$26]=[.$I27];[DATA.R$26]=[.$J27]);[DATA.Q$3];&quot;&quot;)" table:style-name="ce77"/>
          <table:table-cell office:value-type="string" office:string-value="" table:formula="of:=IF(AND([DATA.S$26]=[.$I27];[DATA.T$26]=[.$J27]);[DATA.S$3];&quot;&quot;)" table:style-name="ce77"/>
          <table:table-cell office:value-type="string" office:string-value="" table:formula="of:=IF(AND([DATA.U$26]=[.$I27];[DATA.V$26]=[.$J27]);[DATA.U$3];&quot;&quot;)" table:style-name="ce77"/>
          <table:table-cell office:value-type="string" office:string-value="" table:formula="of:=IF(AND([DATA.W$26]=[.$I27];[DATA.X$26]=[.$J27]);[DATA.W$3];&quot;&quot;)" table:style-name="ce77"/>
          <table:table-cell office:value-type="string" office:string-value="" table:formula="of:=IF(AND([DATA.Y$26]=[.$I27];[DATA.Z$26]=[.$J27]);[DATA.Y$3];&quot;&quot;)" table:style-name="ce77"/>
          <table:table-cell office:value-type="string" office:string-value="" table:formula="of:=IF(AND([DATA.AA$26]=[.$I27];[DATA.AB$26]=[.$J27]);[DATA.AA$3];&quot;&quot;)" table:style-name="ce77"/>
          <table:table-cell office:value-type="string" office:string-value="" table:formula="of:=IF(AND([DATA.AC$26]=[.$I27];[DATA.AD$26]=[.$J27]);[DATA.AC$3];&quot;&quot;)" table:style-name="ce77"/>
          <table:table-cell office:value-type="string" office:string-value="" table:formula="of:=IF(AND([DATA.AE$26]=[.$I27];[DATA.AF$26]=[.$J27]);[DATA.AE$3];&quot;&quot;)" table:style-name="ce77"/>
          <table:table-cell office:value-type="string" office:string-value="" table:formula="of:=IF(AND([DATA.AG$26]=[.$I27];[DATA.AH$26]=[.$J27]);[DATA.AG$3];&quot;&quot;)" table:style-name="ce77"/>
          <table:table-cell office:value-type="string" office:string-value="" table:formula="of:=IF(AND([DATA.AI$26]=[.$I27];[DATA.AJ$26]=[.$J27]);[DATA.AI$3];&quot;&quot;)" table:style-name="ce77"/>
          <table:table-cell office:value-type="string" office:string-value="" table:formula="of:=IF(AND([DATA.AK$26]=[.$I27];[DATA.AL$26]=[.$J27]);[DATA.AK$3];&quot;&quot;)" table:style-name="ce77"/>
          <table:table-cell office:value-type="string" office:string-value="" table:formula="of:=IF(AND([DATA.AM$26]=[.$I27];[DATA.AN$26]=[.$J27]);[DATA.AM$3];&quot;&quot;)" table:style-name="ce77"/>
          <table:table-cell office:value-type="string" office:string-value="" table:formula="of:=IF(AND([DATA.AO$26]=[.$I27];[DATA.AP$26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4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4" table:formula="of:=IF([COMPETENCIES.B6]=&quot;&quot;;&quot;UNUSED_4&quot;;[COMPETENCIES.B6])" table:style-name="ce3">
            <text:p>UNUSED_4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49" draw:style-name="a119" draw:name="Text Box 2" svg:x="0.33333in" svg:y="0.25in" svg:width="1.58333in" svg:height="0.54167in">
              <draw:text-box>
                <text:p text:style-name="a116" text:class-names="" text:cond-style-name=""><text:span text:style-name="a115" text:class-names="">Something<text:s text:c="1"/></text:span></text:p>
                <text:p text:style-name="a118" text:class-names="" text:cond-style-name=""><text:span text:style-name="a11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4" table:formula="of:=[.A1]" table:style-name="ce74">
            <text:p>UNUSED_4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50" draw:style-name="a124" draw:name="Text Box 3" svg:x="0.23611in" svg:y="0.41667in" svg:width="1.58333in" svg:height="0.54167in">
              <draw:text-box>
                <text:p text:style-name="a121" text:class-names="" text:cond-style-name=""><text:span text:style-name="a120" text:class-names="">Something<text:s text:c="1"/></text:span></text:p>
                <text:p text:style-name="a123" text:class-names="" text:cond-style-name=""><text:span text:style-name="a12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7]=[.$I13];[DATA.D$27]=[.$J13]);[DATA.C$3];&quot;&quot;)" table:style-name="ce77"/>
          <table:table-cell office:value-type="string" office:string-value="" table:formula="of:=IF(AND([DATA.E$27]=[.$I13];[DATA.F$27]=[.$J13]);[DATA.E$3];&quot;&quot;)" table:style-name="ce77"/>
          <table:table-cell office:value-type="string" office:string-value="" table:formula="of:=IF(AND([DATA.G$27]=[.$I13];[DATA.H$27]=[.$J13]);[DATA.G$3];&quot;&quot;)" table:style-name="ce77"/>
          <table:table-cell office:value-type="string" office:string-value="" table:formula="of:=IF(AND([DATA.I$27]=[.$I13];[DATA.J$27]=[.$J13]);[DATA.I$3];&quot;&quot;)" table:style-name="ce77"/>
          <table:table-cell office:value-type="string" office:string-value="" table:formula="of:=IF(AND([DATA.K$2]=[.$I13];[DATA.L$27]=[.$J13]);[DATA.K$3];&quot;&quot;)" table:style-name="ce77"/>
          <table:table-cell office:value-type="string" office:string-value="" table:formula="of:=IF(AND([DATA.M$27]=[.$I13];[DATA.N$27]=[.$J13]);[DATA.M$3];&quot;&quot;)" table:style-name="ce77"/>
          <table:table-cell office:value-type="string" office:string-value="" table:formula="of:=IF(AND([DATA.O$27]=[.$I13];[DATA.P$27]=[.$J13]);[DATA.O$3];&quot;&quot;)" table:style-name="ce77"/>
          <table:table-cell office:value-type="string" office:string-value="" table:formula="of:=IF(AND([DATA.Q$27]=[.$I13];[DATA.R$27]=[.$J13]);[DATA.Q$3];&quot;&quot;)" table:style-name="ce77"/>
          <table:table-cell office:value-type="string" office:string-value="" table:formula="of:=IF(AND([DATA.S$27]=[.$I13];[DATA.T$27]=[.$J13]);[DATA.S$3];&quot;&quot;)" table:style-name="ce77"/>
          <table:table-cell office:value-type="string" office:string-value="" table:formula="of:=IF(AND([DATA.U$27]=[.$I13];[DATA.V$27]=[.$J13]);[DATA.U$3];&quot;&quot;)" table:style-name="ce77"/>
          <table:table-cell office:value-type="string" office:string-value="" table:formula="of:=IF(AND([DATA.W$27]=[.$I13];[DATA.X$27]=[.$J13]);[DATA.W$3];&quot;&quot;)" table:style-name="ce77"/>
          <table:table-cell office:value-type="string" office:string-value="" table:formula="of:=IF(AND([DATA.Y$27]=[.$I13];[DATA.Z$27]=[.$J13]);[DATA.Y$3];&quot;&quot;)" table:style-name="ce77"/>
          <table:table-cell office:value-type="string" office:string-value="" table:formula="of:=IF(AND([DATA.AA$27]=[.$I13];[DATA.AB$27]=[.$J13]);[DATA.AA$3];&quot;&quot;)" table:style-name="ce77"/>
          <table:table-cell office:value-type="string" office:string-value="" table:formula="of:=IF(AND([DATA.AC$27]=[.$I13];[DATA.AD$27]=[.$J13]);[DATA.AC$3];&quot;&quot;)" table:style-name="ce77"/>
          <table:table-cell office:value-type="string" office:string-value="" table:formula="of:=IF(AND([DATA.AE$27]=[.$I13];[DATA.AF$27]=[.$J13]);[DATA.AE$3];&quot;&quot;)" table:style-name="ce77"/>
          <table:table-cell office:value-type="string" office:string-value="" table:formula="of:=IF(AND([DATA.AG$27]=[.$I13];[DATA.AH$27]=[.$J13]);[DATA.AG$3];&quot;&quot;)" table:style-name="ce77"/>
          <table:table-cell office:value-type="string" office:string-value="" table:formula="of:=IF(AND([DATA.AI$27]=[.$I13];[DATA.AJ$27]=[.$J13]);[DATA.AI$3];&quot;&quot;)" table:style-name="ce77"/>
          <table:table-cell office:value-type="string" office:string-value="" table:formula="of:=IF(AND([DATA.AK$27]=[.$I13];[DATA.AL$27]=[.$J13]);[DATA.AK$3];&quot;&quot;)" table:style-name="ce77"/>
          <table:table-cell office:value-type="string" office:string-value="" table:formula="of:=IF(AND([DATA.AM$27]=[.$I13];[DATA.AN$27]=[.$J13]);[DATA.AM$3];&quot;&quot;)" table:style-name="ce77"/>
          <table:table-cell office:value-type="string" office:string-value="" table:formula="of:=IF(AND([DATA.AO$27]=[.$I13];[DATA.AP$27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7]=[.$I14];[DATA.D$27]=[.$J14]);[DATA.C$3];&quot;&quot;)" table:style-name="ce77"/>
          <table:table-cell office:value-type="string" office:string-value="" table:formula="of:=IF(AND([DATA.E$27]=[.$I14];[DATA.F$27]=[.$J14]);[DATA.E$3];&quot;&quot;)" table:style-name="ce77"/>
          <table:table-cell office:value-type="string" office:string-value="" table:formula="of:=IF(AND([DATA.G$27]=[.$I14];[DATA.H$27]=[.$J14]);[DATA.G$3];&quot;&quot;)" table:style-name="ce77"/>
          <table:table-cell office:value-type="string" office:string-value="" table:formula="of:=IF(AND([DATA.I$27]=[.$I14];[DATA.J$27]=[.$J14]);[DATA.I$3];&quot;&quot;)" table:style-name="ce77"/>
          <table:table-cell office:value-type="string" office:string-value="" table:formula="of:=IF(AND([DATA.K$2]=[.$I14];[DATA.L$27]=[.$J14]);[DATA.K$3];&quot;&quot;)" table:style-name="ce77"/>
          <table:table-cell office:value-type="string" office:string-value="" table:formula="of:=IF(AND([DATA.M$27]=[.$I14];[DATA.N$27]=[.$J14]);[DATA.M$3];&quot;&quot;)" table:style-name="ce77"/>
          <table:table-cell office:value-type="string" office:string-value="" table:formula="of:=IF(AND([DATA.O$27]=[.$I14];[DATA.P$27]=[.$J14]);[DATA.O$3];&quot;&quot;)" table:style-name="ce77"/>
          <table:table-cell office:value-type="string" office:string-value="" table:formula="of:=IF(AND([DATA.Q$27]=[.$I14];[DATA.R$27]=[.$J14]);[DATA.Q$3];&quot;&quot;)" table:style-name="ce77"/>
          <table:table-cell office:value-type="string" office:string-value="" table:formula="of:=IF(AND([DATA.S$27]=[.$I14];[DATA.T$27]=[.$J14]);[DATA.S$3];&quot;&quot;)" table:style-name="ce77"/>
          <table:table-cell office:value-type="string" office:string-value="" table:formula="of:=IF(AND([DATA.U$27]=[.$I14];[DATA.V$27]=[.$J14]);[DATA.U$3];&quot;&quot;)" table:style-name="ce77"/>
          <table:table-cell office:value-type="string" office:string-value="" table:formula="of:=IF(AND([DATA.W$27]=[.$I14];[DATA.X$27]=[.$J14]);[DATA.W$3];&quot;&quot;)" table:style-name="ce77"/>
          <table:table-cell office:value-type="string" office:string-value="" table:formula="of:=IF(AND([DATA.Y$27]=[.$I14];[DATA.Z$27]=[.$J14]);[DATA.Y$3];&quot;&quot;)" table:style-name="ce77"/>
          <table:table-cell office:value-type="string" office:string-value="" table:formula="of:=IF(AND([DATA.AA$27]=[.$I14];[DATA.AB$27]=[.$J14]);[DATA.AA$3];&quot;&quot;)" table:style-name="ce77"/>
          <table:table-cell office:value-type="string" office:string-value="" table:formula="of:=IF(AND([DATA.AC$27]=[.$I14];[DATA.AD$27]=[.$J14]);[DATA.AC$3];&quot;&quot;)" table:style-name="ce77"/>
          <table:table-cell office:value-type="string" office:string-value="" table:formula="of:=IF(AND([DATA.AE$27]=[.$I14];[DATA.AF$27]=[.$J14]);[DATA.AE$3];&quot;&quot;)" table:style-name="ce77"/>
          <table:table-cell office:value-type="string" office:string-value="" table:formula="of:=IF(AND([DATA.AG$27]=[.$I14];[DATA.AH$27]=[.$J14]);[DATA.AG$3];&quot;&quot;)" table:style-name="ce77"/>
          <table:table-cell office:value-type="string" office:string-value="" table:formula="of:=IF(AND([DATA.AI$27]=[.$I14];[DATA.AJ$27]=[.$J14]);[DATA.AI$3];&quot;&quot;)" table:style-name="ce77"/>
          <table:table-cell office:value-type="string" office:string-value="" table:formula="of:=IF(AND([DATA.AK$27]=[.$I14];[DATA.AL$27]=[.$J14]);[DATA.AK$3];&quot;&quot;)" table:style-name="ce77"/>
          <table:table-cell office:value-type="string" office:string-value="" table:formula="of:=IF(AND([DATA.AM$27]=[.$I14];[DATA.AN$27]=[.$J14]);[DATA.AM$3];&quot;&quot;)" table:style-name="ce77"/>
          <table:table-cell office:value-type="string" office:string-value="" table:formula="of:=IF(AND([DATA.AO$27]=[.$I14];[DATA.AP$27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7]=[.$I15];[DATA.D$27]=[.$J15]);[DATA.C$3];&quot;&quot;)" table:style-name="ce77"/>
          <table:table-cell office:value-type="string" office:string-value="" table:formula="of:=IF(AND([DATA.E$27]=[.$I15];[DATA.F$27]=[.$J15]);[DATA.E$3];&quot;&quot;)" table:style-name="ce77"/>
          <table:table-cell office:value-type="string" office:string-value="" table:formula="of:=IF(AND([DATA.G$27]=[.$I15];[DATA.H$27]=[.$J15]);[DATA.G$3];&quot;&quot;)" table:style-name="ce77"/>
          <table:table-cell office:value-type="string" office:string-value="" table:formula="of:=IF(AND([DATA.I$27]=[.$I15];[DATA.J$27]=[.$J15]);[DATA.I$3];&quot;&quot;)" table:style-name="ce77"/>
          <table:table-cell office:value-type="string" office:string-value="" table:formula="of:=IF(AND([DATA.K$2]=[.$I15];[DATA.L$27]=[.$J15]);[DATA.K$3];&quot;&quot;)" table:style-name="ce77"/>
          <table:table-cell office:value-type="string" office:string-value="" table:formula="of:=IF(AND([DATA.M$27]=[.$I15];[DATA.N$27]=[.$J15]);[DATA.M$3];&quot;&quot;)" table:style-name="ce77"/>
          <table:table-cell office:value-type="string" office:string-value="" table:formula="of:=IF(AND([DATA.O$27]=[.$I15];[DATA.P$27]=[.$J15]);[DATA.O$3];&quot;&quot;)" table:style-name="ce77"/>
          <table:table-cell office:value-type="string" office:string-value="" table:formula="of:=IF(AND([DATA.Q$27]=[.$I15];[DATA.R$27]=[.$J15]);[DATA.Q$3];&quot;&quot;)" table:style-name="ce77"/>
          <table:table-cell office:value-type="string" office:string-value="" table:formula="of:=IF(AND([DATA.S$27]=[.$I15];[DATA.T$27]=[.$J15]);[DATA.S$3];&quot;&quot;)" table:style-name="ce77"/>
          <table:table-cell office:value-type="string" office:string-value="" table:formula="of:=IF(AND([DATA.U$27]=[.$I15];[DATA.V$27]=[.$J15]);[DATA.U$3];&quot;&quot;)" table:style-name="ce77"/>
          <table:table-cell office:value-type="string" office:string-value="" table:formula="of:=IF(AND([DATA.W$27]=[.$I15];[DATA.X$27]=[.$J15]);[DATA.W$3];&quot;&quot;)" table:style-name="ce77"/>
          <table:table-cell office:value-type="string" office:string-value="" table:formula="of:=IF(AND([DATA.Y$27]=[.$I15];[DATA.Z$27]=[.$J15]);[DATA.Y$3];&quot;&quot;)" table:style-name="ce77"/>
          <table:table-cell office:value-type="string" office:string-value="" table:formula="of:=IF(AND([DATA.AA$27]=[.$I15];[DATA.AB$27]=[.$J15]);[DATA.AA$3];&quot;&quot;)" table:style-name="ce77"/>
          <table:table-cell office:value-type="string" office:string-value="" table:formula="of:=IF(AND([DATA.AC$27]=[.$I15];[DATA.AD$27]=[.$J15]);[DATA.AC$3];&quot;&quot;)" table:style-name="ce77"/>
          <table:table-cell office:value-type="string" office:string-value="" table:formula="of:=IF(AND([DATA.AE$27]=[.$I15];[DATA.AF$27]=[.$J15]);[DATA.AE$3];&quot;&quot;)" table:style-name="ce77"/>
          <table:table-cell office:value-type="string" office:string-value="" table:formula="of:=IF(AND([DATA.AG$27]=[.$I15];[DATA.AH$27]=[.$J15]);[DATA.AG$3];&quot;&quot;)" table:style-name="ce77"/>
          <table:table-cell office:value-type="string" office:string-value="" table:formula="of:=IF(AND([DATA.AI$27]=[.$I15];[DATA.AJ$27]=[.$J15]);[DATA.AI$3];&quot;&quot;)" table:style-name="ce77"/>
          <table:table-cell office:value-type="string" office:string-value="" table:formula="of:=IF(AND([DATA.AK$27]=[.$I15];[DATA.AL$27]=[.$J15]);[DATA.AK$3];&quot;&quot;)" table:style-name="ce77"/>
          <table:table-cell office:value-type="string" office:string-value="" table:formula="of:=IF(AND([DATA.AM$27]=[.$I15];[DATA.AN$27]=[.$J15]);[DATA.AM$3];&quot;&quot;)" table:style-name="ce77"/>
          <table:table-cell office:value-type="string" office:string-value="" table:formula="of:=IF(AND([DATA.AO$27]=[.$I15];[DATA.AP$27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7]=[.$I16];[DATA.D$27]=[.$J16]);[DATA.C$3];&quot;&quot;)" table:style-name="ce77"/>
          <table:table-cell office:value-type="string" office:string-value="" table:formula="of:=IF(AND([DATA.E$27]=[.$I16];[DATA.F$27]=[.$J16]);[DATA.E$3];&quot;&quot;)" table:style-name="ce77"/>
          <table:table-cell office:value-type="string" office:string-value="" table:formula="of:=IF(AND([DATA.G$27]=[.$I16];[DATA.H$27]=[.$J16]);[DATA.G$3];&quot;&quot;)" table:style-name="ce77"/>
          <table:table-cell office:value-type="string" office:string-value="" table:formula="of:=IF(AND([DATA.I$27]=[.$I16];[DATA.J$27]=[.$J16]);[DATA.I$3];&quot;&quot;)" table:style-name="ce77"/>
          <table:table-cell office:value-type="string" office:string-value="" table:formula="of:=IF(AND([DATA.K$2]=[.$I16];[DATA.L$27]=[.$J16]);[DATA.K$3];&quot;&quot;)" table:style-name="ce77"/>
          <table:table-cell office:value-type="string" office:string-value="" table:formula="of:=IF(AND([DATA.M$27]=[.$I16];[DATA.N$27]=[.$J16]);[DATA.M$3];&quot;&quot;)" table:style-name="ce77"/>
          <table:table-cell office:value-type="string" office:string-value="" table:formula="of:=IF(AND([DATA.O$27]=[.$I16];[DATA.P$27]=[.$J16]);[DATA.O$3];&quot;&quot;)" table:style-name="ce77"/>
          <table:table-cell office:value-type="string" office:string-value="" table:formula="of:=IF(AND([DATA.Q$27]=[.$I16];[DATA.R$27]=[.$J16]);[DATA.Q$3];&quot;&quot;)" table:style-name="ce77"/>
          <table:table-cell office:value-type="string" office:string-value="" table:formula="of:=IF(AND([DATA.S$27]=[.$I16];[DATA.T$27]=[.$J16]);[DATA.S$3];&quot;&quot;)" table:style-name="ce77"/>
          <table:table-cell office:value-type="string" office:string-value="" table:formula="of:=IF(AND([DATA.U$27]=[.$I16];[DATA.V$27]=[.$J16]);[DATA.U$3];&quot;&quot;)" table:style-name="ce77"/>
          <table:table-cell office:value-type="string" office:string-value="" table:formula="of:=IF(AND([DATA.W$27]=[.$I16];[DATA.X$27]=[.$J16]);[DATA.W$3];&quot;&quot;)" table:style-name="ce77"/>
          <table:table-cell office:value-type="string" office:string-value="" table:formula="of:=IF(AND([DATA.Y$27]=[.$I16];[DATA.Z$27]=[.$J16]);[DATA.Y$3];&quot;&quot;)" table:style-name="ce77"/>
          <table:table-cell office:value-type="string" office:string-value="" table:formula="of:=IF(AND([DATA.AA$27]=[.$I16];[DATA.AB$27]=[.$J16]);[DATA.AA$3];&quot;&quot;)" table:style-name="ce77"/>
          <table:table-cell office:value-type="string" office:string-value="" table:formula="of:=IF(AND([DATA.AC$27]=[.$I16];[DATA.AD$27]=[.$J16]);[DATA.AC$3];&quot;&quot;)" table:style-name="ce77"/>
          <table:table-cell office:value-type="string" office:string-value="" table:formula="of:=IF(AND([DATA.AE$27]=[.$I16];[DATA.AF$27]=[.$J16]);[DATA.AE$3];&quot;&quot;)" table:style-name="ce77"/>
          <table:table-cell office:value-type="string" office:string-value="" table:formula="of:=IF(AND([DATA.AG$27]=[.$I16];[DATA.AH$27]=[.$J16]);[DATA.AG$3];&quot;&quot;)" table:style-name="ce77"/>
          <table:table-cell office:value-type="string" office:string-value="" table:formula="of:=IF(AND([DATA.AI$27]=[.$I16];[DATA.AJ$27]=[.$J16]);[DATA.AI$3];&quot;&quot;)" table:style-name="ce77"/>
          <table:table-cell office:value-type="string" office:string-value="" table:formula="of:=IF(AND([DATA.AK$27]=[.$I16];[DATA.AL$27]=[.$J16]);[DATA.AK$3];&quot;&quot;)" table:style-name="ce77"/>
          <table:table-cell office:value-type="string" office:string-value="" table:formula="of:=IF(AND([DATA.AM$27]=[.$I16];[DATA.AN$27]=[.$J16]);[DATA.AM$3];&quot;&quot;)" table:style-name="ce77"/>
          <table:table-cell office:value-type="string" office:string-value="" table:formula="of:=IF(AND([DATA.AO$27]=[.$I16];[DATA.AP$27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7]=[.$I17];[DATA.D$27]=[.$J17]);[DATA.C$3];&quot;&quot;)" table:style-name="ce77"/>
          <table:table-cell office:value-type="string" office:string-value="" table:formula="of:=IF(AND([DATA.E$27]=[.$I17];[DATA.F$27]=[.$J17]);[DATA.E$3];&quot;&quot;)" table:style-name="ce77"/>
          <table:table-cell office:value-type="string" office:string-value="" table:formula="of:=IF(AND([DATA.G$27]=[.$I17];[DATA.H$27]=[.$J17]);[DATA.G$3];&quot;&quot;)" table:style-name="ce77"/>
          <table:table-cell office:value-type="string" office:string-value="" table:formula="of:=IF(AND([DATA.I$27]=[.$I17];[DATA.J$27]=[.$J17]);[DATA.I$3];&quot;&quot;)" table:style-name="ce77"/>
          <table:table-cell office:value-type="string" office:string-value="" table:formula="of:=IF(AND([DATA.K$2]=[.$I17];[DATA.L$27]=[.$J17]);[DATA.K$3];&quot;&quot;)" table:style-name="ce77"/>
          <table:table-cell office:value-type="string" office:string-value="" table:formula="of:=IF(AND([DATA.M$27]=[.$I17];[DATA.N$27]=[.$J17]);[DATA.M$3];&quot;&quot;)" table:style-name="ce77"/>
          <table:table-cell office:value-type="string" office:string-value="" table:formula="of:=IF(AND([DATA.O$27]=[.$I17];[DATA.P$27]=[.$J17]);[DATA.O$3];&quot;&quot;)" table:style-name="ce77"/>
          <table:table-cell office:value-type="string" office:string-value="" table:formula="of:=IF(AND([DATA.Q$27]=[.$I17];[DATA.R$27]=[.$J17]);[DATA.Q$3];&quot;&quot;)" table:style-name="ce77"/>
          <table:table-cell office:value-type="string" office:string-value="" table:formula="of:=IF(AND([DATA.S$27]=[.$I17];[DATA.T$27]=[.$J17]);[DATA.S$3];&quot;&quot;)" table:style-name="ce77"/>
          <table:table-cell office:value-type="string" office:string-value="" table:formula="of:=IF(AND([DATA.U$27]=[.$I17];[DATA.V$27]=[.$J17]);[DATA.U$3];&quot;&quot;)" table:style-name="ce77"/>
          <table:table-cell office:value-type="string" office:string-value="" table:formula="of:=IF(AND([DATA.W$27]=[.$I17];[DATA.X$27]=[.$J17]);[DATA.W$3];&quot;&quot;)" table:style-name="ce77"/>
          <table:table-cell office:value-type="string" office:string-value="" table:formula="of:=IF(AND([DATA.Y$27]=[.$I17];[DATA.Z$27]=[.$J17]);[DATA.Y$3];&quot;&quot;)" table:style-name="ce77"/>
          <table:table-cell office:value-type="string" office:string-value="" table:formula="of:=IF(AND([DATA.AA$27]=[.$I17];[DATA.AB$27]=[.$J17]);[DATA.AA$3];&quot;&quot;)" table:style-name="ce77"/>
          <table:table-cell office:value-type="string" office:string-value="" table:formula="of:=IF(AND([DATA.AC$27]=[.$I17];[DATA.AD$27]=[.$J17]);[DATA.AC$3];&quot;&quot;)" table:style-name="ce77"/>
          <table:table-cell office:value-type="string" office:string-value="" table:formula="of:=IF(AND([DATA.AE$27]=[.$I17];[DATA.AF$27]=[.$J17]);[DATA.AE$3];&quot;&quot;)" table:style-name="ce77"/>
          <table:table-cell office:value-type="string" office:string-value="" table:formula="of:=IF(AND([DATA.AG$27]=[.$I17];[DATA.AH$27]=[.$J17]);[DATA.AG$3];&quot;&quot;)" table:style-name="ce77"/>
          <table:table-cell office:value-type="string" office:string-value="" table:formula="of:=IF(AND([DATA.AI$27]=[.$I17];[DATA.AJ$27]=[.$J17]);[DATA.AI$3];&quot;&quot;)" table:style-name="ce77"/>
          <table:table-cell office:value-type="string" office:string-value="" table:formula="of:=IF(AND([DATA.AK$27]=[.$I17];[DATA.AL$27]=[.$J17]);[DATA.AK$3];&quot;&quot;)" table:style-name="ce77"/>
          <table:table-cell office:value-type="string" office:string-value="" table:formula="of:=IF(AND([DATA.AM$27]=[.$I17];[DATA.AN$27]=[.$J17]);[DATA.AM$3];&quot;&quot;)" table:style-name="ce77"/>
          <table:table-cell office:value-type="string" office:string-value="" table:formula="of:=IF(AND([DATA.AO$27]=[.$I17];[DATA.AP$27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7]=[.$I18];[DATA.D$27]=[.$J18]);[DATA.C$3];&quot;&quot;)" table:style-name="ce77"/>
          <table:table-cell office:value-type="string" office:string-value="" table:formula="of:=IF(AND([DATA.E$27]=[.$I18];[DATA.F$27]=[.$J18]);[DATA.E$3];&quot;&quot;)" table:style-name="ce77"/>
          <table:table-cell office:value-type="string" office:string-value="" table:formula="of:=IF(AND([DATA.G$27]=[.$I18];[DATA.H$27]=[.$J18]);[DATA.G$3];&quot;&quot;)" table:style-name="ce77"/>
          <table:table-cell office:value-type="string" office:string-value="" table:formula="of:=IF(AND([DATA.I$27]=[.$I18];[DATA.J$27]=[.$J18]);[DATA.I$3];&quot;&quot;)" table:style-name="ce77"/>
          <table:table-cell office:value-type="string" office:string-value="" table:formula="of:=IF(AND([DATA.K$2]=[.$I18];[DATA.L$27]=[.$J18]);[DATA.K$3];&quot;&quot;)" table:style-name="ce77"/>
          <table:table-cell office:value-type="string" office:string-value="" table:formula="of:=IF(AND([DATA.M$27]=[.$I18];[DATA.N$27]=[.$J18]);[DATA.M$3];&quot;&quot;)" table:style-name="ce77"/>
          <table:table-cell office:value-type="string" office:string-value="" table:formula="of:=IF(AND([DATA.O$27]=[.$I18];[DATA.P$27]=[.$J18]);[DATA.O$3];&quot;&quot;)" table:style-name="ce77"/>
          <table:table-cell office:value-type="string" office:string-value="" table:formula="of:=IF(AND([DATA.Q$27]=[.$I18];[DATA.R$27]=[.$J18]);[DATA.Q$3];&quot;&quot;)" table:style-name="ce77"/>
          <table:table-cell office:value-type="string" office:string-value="" table:formula="of:=IF(AND([DATA.S$27]=[.$I18];[DATA.T$27]=[.$J18]);[DATA.S$3];&quot;&quot;)" table:style-name="ce77"/>
          <table:table-cell office:value-type="string" office:string-value="" table:formula="of:=IF(AND([DATA.U$27]=[.$I18];[DATA.V$27]=[.$J18]);[DATA.U$3];&quot;&quot;)" table:style-name="ce77"/>
          <table:table-cell office:value-type="string" office:string-value="" table:formula="of:=IF(AND([DATA.W$27]=[.$I18];[DATA.X$27]=[.$J18]);[DATA.W$3];&quot;&quot;)" table:style-name="ce77"/>
          <table:table-cell office:value-type="string" office:string-value="" table:formula="of:=IF(AND([DATA.Y$27]=[.$I18];[DATA.Z$27]=[.$J18]);[DATA.Y$3];&quot;&quot;)" table:style-name="ce77"/>
          <table:table-cell office:value-type="string" office:string-value="" table:formula="of:=IF(AND([DATA.AA$27]=[.$I18];[DATA.AB$27]=[.$J18]);[DATA.AA$3];&quot;&quot;)" table:style-name="ce77"/>
          <table:table-cell office:value-type="string" office:string-value="" table:formula="of:=IF(AND([DATA.AC$27]=[.$I18];[DATA.AD$27]=[.$J18]);[DATA.AC$3];&quot;&quot;)" table:style-name="ce77"/>
          <table:table-cell office:value-type="string" office:string-value="" table:formula="of:=IF(AND([DATA.AE$27]=[.$I18];[DATA.AF$27]=[.$J18]);[DATA.AE$3];&quot;&quot;)" table:style-name="ce77"/>
          <table:table-cell office:value-type="string" office:string-value="" table:formula="of:=IF(AND([DATA.AG$27]=[.$I18];[DATA.AH$27]=[.$J18]);[DATA.AG$3];&quot;&quot;)" table:style-name="ce77"/>
          <table:table-cell office:value-type="string" office:string-value="" table:formula="of:=IF(AND([DATA.AI$27]=[.$I18];[DATA.AJ$27]=[.$J18]);[DATA.AI$3];&quot;&quot;)" table:style-name="ce77"/>
          <table:table-cell office:value-type="string" office:string-value="" table:formula="of:=IF(AND([DATA.AK$27]=[.$I18];[DATA.AL$27]=[.$J18]);[DATA.AK$3];&quot;&quot;)" table:style-name="ce77"/>
          <table:table-cell office:value-type="string" office:string-value="" table:formula="of:=IF(AND([DATA.AM$27]=[.$I18];[DATA.AN$27]=[.$J18]);[DATA.AM$3];&quot;&quot;)" table:style-name="ce77"/>
          <table:table-cell office:value-type="string" office:string-value="" table:formula="of:=IF(AND([DATA.AO$27]=[.$I18];[DATA.AP$27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7]=[.$I19];[DATA.D$27]=[.$J19]);[DATA.C$3];&quot;&quot;)" table:style-name="ce77"/>
          <table:table-cell office:value-type="string" office:string-value="" table:formula="of:=IF(AND([DATA.E$27]=[.$I19];[DATA.F$27]=[.$J19]);[DATA.E$3];&quot;&quot;)" table:style-name="ce77"/>
          <table:table-cell office:value-type="string" office:string-value="" table:formula="of:=IF(AND([DATA.G$27]=[.$I19];[DATA.H$27]=[.$J19]);[DATA.G$3];&quot;&quot;)" table:style-name="ce77"/>
          <table:table-cell office:value-type="string" office:string-value="" table:formula="of:=IF(AND([DATA.I$27]=[.$I19];[DATA.J$27]=[.$J19]);[DATA.I$3];&quot;&quot;)" table:style-name="ce77"/>
          <table:table-cell office:value-type="string" office:string-value="" table:formula="of:=IF(AND([DATA.K$2]=[.$I19];[DATA.L$27]=[.$J19]);[DATA.K$3];&quot;&quot;)" table:style-name="ce77"/>
          <table:table-cell office:value-type="string" office:string-value="" table:formula="of:=IF(AND([DATA.M$27]=[.$I19];[DATA.N$27]=[.$J19]);[DATA.M$3];&quot;&quot;)" table:style-name="ce77"/>
          <table:table-cell office:value-type="string" office:string-value="" table:formula="of:=IF(AND([DATA.O$27]=[.$I19];[DATA.P$27]=[.$J19]);[DATA.O$3];&quot;&quot;)" table:style-name="ce77"/>
          <table:table-cell office:value-type="string" office:string-value="" table:formula="of:=IF(AND([DATA.Q$27]=[.$I19];[DATA.R$27]=[.$J19]);[DATA.Q$3];&quot;&quot;)" table:style-name="ce77"/>
          <table:table-cell office:value-type="string" office:string-value="" table:formula="of:=IF(AND([DATA.S$27]=[.$I19];[DATA.T$27]=[.$J19]);[DATA.S$3];&quot;&quot;)" table:style-name="ce77"/>
          <table:table-cell office:value-type="string" office:string-value="" table:formula="of:=IF(AND([DATA.U$27]=[.$I19];[DATA.V$27]=[.$J19]);[DATA.U$3];&quot;&quot;)" table:style-name="ce77"/>
          <table:table-cell office:value-type="string" office:string-value="" table:formula="of:=IF(AND([DATA.W$27]=[.$I19];[DATA.X$27]=[.$J19]);[DATA.W$3];&quot;&quot;)" table:style-name="ce77"/>
          <table:table-cell office:value-type="string" office:string-value="" table:formula="of:=IF(AND([DATA.Y$27]=[.$I19];[DATA.Z$27]=[.$J19]);[DATA.Y$3];&quot;&quot;)" table:style-name="ce77"/>
          <table:table-cell office:value-type="string" office:string-value="" table:formula="of:=IF(AND([DATA.AA$27]=[.$I19];[DATA.AB$27]=[.$J19]);[DATA.AA$3];&quot;&quot;)" table:style-name="ce77"/>
          <table:table-cell office:value-type="string" office:string-value="" table:formula="of:=IF(AND([DATA.AC$27]=[.$I19];[DATA.AD$27]=[.$J19]);[DATA.AC$3];&quot;&quot;)" table:style-name="ce77"/>
          <table:table-cell office:value-type="string" office:string-value="" table:formula="of:=IF(AND([DATA.AE$27]=[.$I19];[DATA.AF$27]=[.$J19]);[DATA.AE$3];&quot;&quot;)" table:style-name="ce77"/>
          <table:table-cell office:value-type="string" office:string-value="" table:formula="of:=IF(AND([DATA.AG$27]=[.$I19];[DATA.AH$27]=[.$J19]);[DATA.AG$3];&quot;&quot;)" table:style-name="ce77"/>
          <table:table-cell office:value-type="string" office:string-value="" table:formula="of:=IF(AND([DATA.AI$27]=[.$I19];[DATA.AJ$27]=[.$J19]);[DATA.AI$3];&quot;&quot;)" table:style-name="ce77"/>
          <table:table-cell office:value-type="string" office:string-value="" table:formula="of:=IF(AND([DATA.AK$27]=[.$I19];[DATA.AL$27]=[.$J19]);[DATA.AK$3];&quot;&quot;)" table:style-name="ce77"/>
          <table:table-cell office:value-type="string" office:string-value="" table:formula="of:=IF(AND([DATA.AM$27]=[.$I19];[DATA.AN$27]=[.$J19]);[DATA.AM$3];&quot;&quot;)" table:style-name="ce77"/>
          <table:table-cell office:value-type="string" office:string-value="" table:formula="of:=IF(AND([DATA.AO$27]=[.$I19];[DATA.AP$27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7]=[.$I20];[DATA.D$27]=[.$J20]);[DATA.C$3];&quot;&quot;)" table:style-name="ce77"/>
          <table:table-cell office:value-type="string" office:string-value="" table:formula="of:=IF(AND([DATA.E$27]=[.$I20];[DATA.F$27]=[.$J20]);[DATA.E$3];&quot;&quot;)" table:style-name="ce77"/>
          <table:table-cell office:value-type="string" office:string-value="" table:formula="of:=IF(AND([DATA.G$27]=[.$I20];[DATA.H$27]=[.$J20]);[DATA.G$3];&quot;&quot;)" table:style-name="ce77"/>
          <table:table-cell office:value-type="string" office:string-value="" table:formula="of:=IF(AND([DATA.I$27]=[.$I20];[DATA.J$27]=[.$J20]);[DATA.I$3];&quot;&quot;)" table:style-name="ce77"/>
          <table:table-cell office:value-type="string" office:string-value="" table:formula="of:=IF(AND([DATA.K$2]=[.$I20];[DATA.L$27]=[.$J20]);[DATA.K$3];&quot;&quot;)" table:style-name="ce77"/>
          <table:table-cell office:value-type="string" office:string-value="" table:formula="of:=IF(AND([DATA.M$27]=[.$I20];[DATA.N$27]=[.$J20]);[DATA.M$3];&quot;&quot;)" table:style-name="ce77"/>
          <table:table-cell office:value-type="string" office:string-value="" table:formula="of:=IF(AND([DATA.O$27]=[.$I20];[DATA.P$27]=[.$J20]);[DATA.O$3];&quot;&quot;)" table:style-name="ce77"/>
          <table:table-cell office:value-type="string" office:string-value="" table:formula="of:=IF(AND([DATA.Q$27]=[.$I20];[DATA.R$27]=[.$J20]);[DATA.Q$3];&quot;&quot;)" table:style-name="ce77"/>
          <table:table-cell office:value-type="string" office:string-value="" table:formula="of:=IF(AND([DATA.S$27]=[.$I20];[DATA.T$27]=[.$J20]);[DATA.S$3];&quot;&quot;)" table:style-name="ce77"/>
          <table:table-cell office:value-type="string" office:string-value="" table:formula="of:=IF(AND([DATA.U$27]=[.$I20];[DATA.V$27]=[.$J20]);[DATA.U$3];&quot;&quot;)" table:style-name="ce77"/>
          <table:table-cell office:value-type="string" office:string-value="" table:formula="of:=IF(AND([DATA.W$27]=[.$I20];[DATA.X$27]=[.$J20]);[DATA.W$3];&quot;&quot;)" table:style-name="ce77"/>
          <table:table-cell office:value-type="string" office:string-value="" table:formula="of:=IF(AND([DATA.Y$27]=[.$I20];[DATA.Z$27]=[.$J20]);[DATA.Y$3];&quot;&quot;)" table:style-name="ce77"/>
          <table:table-cell office:value-type="string" office:string-value="" table:formula="of:=IF(AND([DATA.AA$27]=[.$I20];[DATA.AB$27]=[.$J20]);[DATA.AA$3];&quot;&quot;)" table:style-name="ce77"/>
          <table:table-cell office:value-type="string" office:string-value="" table:formula="of:=IF(AND([DATA.AC$27]=[.$I20];[DATA.AD$27]=[.$J20]);[DATA.AC$3];&quot;&quot;)" table:style-name="ce77"/>
          <table:table-cell office:value-type="string" office:string-value="" table:formula="of:=IF(AND([DATA.AE$27]=[.$I20];[DATA.AF$27]=[.$J20]);[DATA.AE$3];&quot;&quot;)" table:style-name="ce77"/>
          <table:table-cell office:value-type="string" office:string-value="" table:formula="of:=IF(AND([DATA.AG$27]=[.$I20];[DATA.AH$27]=[.$J20]);[DATA.AG$3];&quot;&quot;)" table:style-name="ce77"/>
          <table:table-cell office:value-type="string" office:string-value="" table:formula="of:=IF(AND([DATA.AI$27]=[.$I20];[DATA.AJ$27]=[.$J20]);[DATA.AI$3];&quot;&quot;)" table:style-name="ce77"/>
          <table:table-cell office:value-type="string" office:string-value="" table:formula="of:=IF(AND([DATA.AK$27]=[.$I20];[DATA.AL$27]=[.$J20]);[DATA.AK$3];&quot;&quot;)" table:style-name="ce77"/>
          <table:table-cell office:value-type="string" office:string-value="" table:formula="of:=IF(AND([DATA.AM$27]=[.$I20];[DATA.AN$27]=[.$J20]);[DATA.AM$3];&quot;&quot;)" table:style-name="ce77"/>
          <table:table-cell office:value-type="string" office:string-value="" table:formula="of:=IF(AND([DATA.AO$27]=[.$I20];[DATA.AP$27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7]=[.$I21];[DATA.D$27]=[.$J21]);[DATA.C$3];&quot;&quot;)" table:style-name="ce77"/>
          <table:table-cell office:value-type="string" office:string-value="" table:formula="of:=IF(AND([DATA.E$27]=[.$I21];[DATA.F$27]=[.$J21]);[DATA.E$3];&quot;&quot;)" table:style-name="ce77"/>
          <table:table-cell office:value-type="string" office:string-value="" table:formula="of:=IF(AND([DATA.G$27]=[.$I21];[DATA.H$27]=[.$J21]);[DATA.G$3];&quot;&quot;)" table:style-name="ce77"/>
          <table:table-cell office:value-type="string" office:string-value="" table:formula="of:=IF(AND([DATA.I$27]=[.$I21];[DATA.J$27]=[.$J21]);[DATA.I$3];&quot;&quot;)" table:style-name="ce77"/>
          <table:table-cell office:value-type="string" office:string-value="" table:formula="of:=IF(AND([DATA.K$2]=[.$I21];[DATA.L$27]=[.$J21]);[DATA.K$3];&quot;&quot;)" table:style-name="ce77"/>
          <table:table-cell office:value-type="string" office:string-value="" table:formula="of:=IF(AND([DATA.M$27]=[.$I21];[DATA.N$27]=[.$J21]);[DATA.M$3];&quot;&quot;)" table:style-name="ce77"/>
          <table:table-cell office:value-type="string" office:string-value="" table:formula="of:=IF(AND([DATA.O$27]=[.$I21];[DATA.P$27]=[.$J21]);[DATA.O$3];&quot;&quot;)" table:style-name="ce77"/>
          <table:table-cell office:value-type="string" office:string-value="" table:formula="of:=IF(AND([DATA.Q$27]=[.$I21];[DATA.R$27]=[.$J21]);[DATA.Q$3];&quot;&quot;)" table:style-name="ce77"/>
          <table:table-cell office:value-type="string" office:string-value="" table:formula="of:=IF(AND([DATA.S$27]=[.$I21];[DATA.T$27]=[.$J21]);[DATA.S$3];&quot;&quot;)" table:style-name="ce77"/>
          <table:table-cell office:value-type="string" office:string-value="" table:formula="of:=IF(AND([DATA.U$27]=[.$I21];[DATA.V$27]=[.$J21]);[DATA.U$3];&quot;&quot;)" table:style-name="ce77"/>
          <table:table-cell office:value-type="string" office:string-value="" table:formula="of:=IF(AND([DATA.W$27]=[.$I21];[DATA.X$27]=[.$J21]);[DATA.W$3];&quot;&quot;)" table:style-name="ce77"/>
          <table:table-cell office:value-type="string" office:string-value="" table:formula="of:=IF(AND([DATA.Y$27]=[.$I21];[DATA.Z$27]=[.$J21]);[DATA.Y$3];&quot;&quot;)" table:style-name="ce77"/>
          <table:table-cell office:value-type="string" office:string-value="" table:formula="of:=IF(AND([DATA.AA$27]=[.$I21];[DATA.AB$27]=[.$J21]);[DATA.AA$3];&quot;&quot;)" table:style-name="ce77"/>
          <table:table-cell office:value-type="string" office:string-value="" table:formula="of:=IF(AND([DATA.AC$27]=[.$I21];[DATA.AD$27]=[.$J21]);[DATA.AC$3];&quot;&quot;)" table:style-name="ce77"/>
          <table:table-cell office:value-type="string" office:string-value="" table:formula="of:=IF(AND([DATA.AE$27]=[.$I21];[DATA.AF$27]=[.$J21]);[DATA.AE$3];&quot;&quot;)" table:style-name="ce77"/>
          <table:table-cell office:value-type="string" office:string-value="" table:formula="of:=IF(AND([DATA.AG$27]=[.$I21];[DATA.AH$27]=[.$J21]);[DATA.AG$3];&quot;&quot;)" table:style-name="ce77"/>
          <table:table-cell office:value-type="string" office:string-value="" table:formula="of:=IF(AND([DATA.AI$27]=[.$I21];[DATA.AJ$27]=[.$J21]);[DATA.AI$3];&quot;&quot;)" table:style-name="ce77"/>
          <table:table-cell office:value-type="string" office:string-value="" table:formula="of:=IF(AND([DATA.AK$27]=[.$I21];[DATA.AL$27]=[.$J21]);[DATA.AK$3];&quot;&quot;)" table:style-name="ce77"/>
          <table:table-cell office:value-type="string" office:string-value="" table:formula="of:=IF(AND([DATA.AM$27]=[.$I21];[DATA.AN$27]=[.$J21]);[DATA.AM$3];&quot;&quot;)" table:style-name="ce77"/>
          <table:table-cell office:value-type="string" office:string-value="" table:formula="of:=IF(AND([DATA.AO$27]=[.$I21];[DATA.AP$27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7]=[.$I22];[DATA.D$27]=[.$J22]);[DATA.C$3];&quot;&quot;)" table:style-name="ce77"/>
          <table:table-cell office:value-type="string" office:string-value="" table:formula="of:=IF(AND([DATA.E$27]=[.$I22];[DATA.F$27]=[.$J22]);[DATA.E$3];&quot;&quot;)" table:style-name="ce77"/>
          <table:table-cell office:value-type="string" office:string-value="" table:formula="of:=IF(AND([DATA.G$27]=[.$I22];[DATA.H$27]=[.$J22]);[DATA.G$3];&quot;&quot;)" table:style-name="ce77"/>
          <table:table-cell office:value-type="string" office:string-value="" table:formula="of:=IF(AND([DATA.I$27]=[.$I22];[DATA.J$27]=[.$J22]);[DATA.I$3];&quot;&quot;)" table:style-name="ce77"/>
          <table:table-cell office:value-type="string" office:string-value="" table:formula="of:=IF(AND([DATA.K$2]=[.$I22];[DATA.L$27]=[.$J22]);[DATA.K$3];&quot;&quot;)" table:style-name="ce77"/>
          <table:table-cell office:value-type="string" office:string-value="" table:formula="of:=IF(AND([DATA.M$27]=[.$I22];[DATA.N$27]=[.$J22]);[DATA.M$3];&quot;&quot;)" table:style-name="ce77"/>
          <table:table-cell office:value-type="string" office:string-value="" table:formula="of:=IF(AND([DATA.O$27]=[.$I22];[DATA.P$27]=[.$J22]);[DATA.O$3];&quot;&quot;)" table:style-name="ce77"/>
          <table:table-cell office:value-type="string" office:string-value="" table:formula="of:=IF(AND([DATA.Q$27]=[.$I22];[DATA.R$27]=[.$J22]);[DATA.Q$3];&quot;&quot;)" table:style-name="ce77"/>
          <table:table-cell office:value-type="string" office:string-value="" table:formula="of:=IF(AND([DATA.S$27]=[.$I22];[DATA.T$27]=[.$J22]);[DATA.S$3];&quot;&quot;)" table:style-name="ce77"/>
          <table:table-cell office:value-type="string" office:string-value="" table:formula="of:=IF(AND([DATA.U$27]=[.$I22];[DATA.V$27]=[.$J22]);[DATA.U$3];&quot;&quot;)" table:style-name="ce77"/>
          <table:table-cell office:value-type="string" office:string-value="" table:formula="of:=IF(AND([DATA.W$27]=[.$I22];[DATA.X$27]=[.$J22]);[DATA.W$3];&quot;&quot;)" table:style-name="ce77"/>
          <table:table-cell office:value-type="string" office:string-value="" table:formula="of:=IF(AND([DATA.Y$27]=[.$I22];[DATA.Z$27]=[.$J22]);[DATA.Y$3];&quot;&quot;)" table:style-name="ce77"/>
          <table:table-cell office:value-type="string" office:string-value="" table:formula="of:=IF(AND([DATA.AA$27]=[.$I22];[DATA.AB$27]=[.$J22]);[DATA.AA$3];&quot;&quot;)" table:style-name="ce77"/>
          <table:table-cell office:value-type="string" office:string-value="" table:formula="of:=IF(AND([DATA.AC$27]=[.$I22];[DATA.AD$27]=[.$J22]);[DATA.AC$3];&quot;&quot;)" table:style-name="ce77"/>
          <table:table-cell office:value-type="string" office:string-value="" table:formula="of:=IF(AND([DATA.AE$27]=[.$I22];[DATA.AF$27]=[.$J22]);[DATA.AE$3];&quot;&quot;)" table:style-name="ce77"/>
          <table:table-cell office:value-type="string" office:string-value="" table:formula="of:=IF(AND([DATA.AG$27]=[.$I22];[DATA.AH$27]=[.$J22]);[DATA.AG$3];&quot;&quot;)" table:style-name="ce77"/>
          <table:table-cell office:value-type="string" office:string-value="" table:formula="of:=IF(AND([DATA.AI$27]=[.$I22];[DATA.AJ$27]=[.$J22]);[DATA.AI$3];&quot;&quot;)" table:style-name="ce77"/>
          <table:table-cell office:value-type="string" office:string-value="" table:formula="of:=IF(AND([DATA.AK$27]=[.$I22];[DATA.AL$27]=[.$J22]);[DATA.AK$3];&quot;&quot;)" table:style-name="ce77"/>
          <table:table-cell office:value-type="string" office:string-value="" table:formula="of:=IF(AND([DATA.AM$27]=[.$I22];[DATA.AN$27]=[.$J22]);[DATA.AM$3];&quot;&quot;)" table:style-name="ce77"/>
          <table:table-cell office:value-type="string" office:string-value="" table:formula="of:=IF(AND([DATA.AO$27]=[.$I22];[DATA.AP$27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7]=[.$I23];[DATA.D$27]=[.$J23]);[DATA.C$3];&quot;&quot;)" table:style-name="ce77"/>
          <table:table-cell office:value-type="string" office:string-value="" table:formula="of:=IF(AND([DATA.E$27]=[.$I23];[DATA.F$27]=[.$J23]);[DATA.E$3];&quot;&quot;)" table:style-name="ce77"/>
          <table:table-cell office:value-type="string" office:string-value="" table:formula="of:=IF(AND([DATA.G$27]=[.$I23];[DATA.H$27]=[.$J23]);[DATA.G$3];&quot;&quot;)" table:style-name="ce77"/>
          <table:table-cell office:value-type="string" office:string-value="" table:formula="of:=IF(AND([DATA.I$27]=[.$I23];[DATA.J$27]=[.$J23]);[DATA.I$3];&quot;&quot;)" table:style-name="ce77"/>
          <table:table-cell office:value-type="string" office:string-value="" table:formula="of:=IF(AND([DATA.K$2]=[.$I23];[DATA.L$27]=[.$J23]);[DATA.K$3];&quot;&quot;)" table:style-name="ce77"/>
          <table:table-cell office:value-type="string" office:string-value="" table:formula="of:=IF(AND([DATA.M$27]=[.$I23];[DATA.N$27]=[.$J23]);[DATA.M$3];&quot;&quot;)" table:style-name="ce77"/>
          <table:table-cell office:value-type="string" office:string-value="" table:formula="of:=IF(AND([DATA.O$27]=[.$I23];[DATA.P$27]=[.$J23]);[DATA.O$3];&quot;&quot;)" table:style-name="ce77"/>
          <table:table-cell office:value-type="string" office:string-value="" table:formula="of:=IF(AND([DATA.Q$27]=[.$I23];[DATA.R$27]=[.$J23]);[DATA.Q$3];&quot;&quot;)" table:style-name="ce77"/>
          <table:table-cell office:value-type="string" office:string-value="" table:formula="of:=IF(AND([DATA.S$27]=[.$I23];[DATA.T$27]=[.$J23]);[DATA.S$3];&quot;&quot;)" table:style-name="ce77"/>
          <table:table-cell office:value-type="string" office:string-value="" table:formula="of:=IF(AND([DATA.U$27]=[.$I23];[DATA.V$27]=[.$J23]);[DATA.U$3];&quot;&quot;)" table:style-name="ce77"/>
          <table:table-cell office:value-type="string" office:string-value="" table:formula="of:=IF(AND([DATA.W$27]=[.$I23];[DATA.X$27]=[.$J23]);[DATA.W$3];&quot;&quot;)" table:style-name="ce77"/>
          <table:table-cell office:value-type="string" office:string-value="" table:formula="of:=IF(AND([DATA.Y$27]=[.$I23];[DATA.Z$27]=[.$J23]);[DATA.Y$3];&quot;&quot;)" table:style-name="ce77"/>
          <table:table-cell office:value-type="string" office:string-value="" table:formula="of:=IF(AND([DATA.AA$27]=[.$I23];[DATA.AB$27]=[.$J23]);[DATA.AA$3];&quot;&quot;)" table:style-name="ce77"/>
          <table:table-cell office:value-type="string" office:string-value="" table:formula="of:=IF(AND([DATA.AC$27]=[.$I23];[DATA.AD$27]=[.$J23]);[DATA.AC$3];&quot;&quot;)" table:style-name="ce77"/>
          <table:table-cell office:value-type="string" office:string-value="" table:formula="of:=IF(AND([DATA.AE$27]=[.$I23];[DATA.AF$27]=[.$J23]);[DATA.AE$3];&quot;&quot;)" table:style-name="ce77"/>
          <table:table-cell office:value-type="string" office:string-value="" table:formula="of:=IF(AND([DATA.AG$27]=[.$I23];[DATA.AH$27]=[.$J23]);[DATA.AG$3];&quot;&quot;)" table:style-name="ce77"/>
          <table:table-cell office:value-type="string" office:string-value="" table:formula="of:=IF(AND([DATA.AI$27]=[.$I23];[DATA.AJ$27]=[.$J23]);[DATA.AI$3];&quot;&quot;)" table:style-name="ce77"/>
          <table:table-cell office:value-type="string" office:string-value="" table:formula="of:=IF(AND([DATA.AK$27]=[.$I23];[DATA.AL$27]=[.$J23]);[DATA.AK$3];&quot;&quot;)" table:style-name="ce77"/>
          <table:table-cell office:value-type="string" office:string-value="" table:formula="of:=IF(AND([DATA.AM$27]=[.$I23];[DATA.AN$27]=[.$J23]);[DATA.AM$3];&quot;&quot;)" table:style-name="ce77"/>
          <table:table-cell office:value-type="string" office:string-value="" table:formula="of:=IF(AND([DATA.AO$27]=[.$I23];[DATA.AP$27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7]=[.$I24];[DATA.D$27]=[.$J24]);[DATA.C$3];&quot;&quot;)" table:style-name="ce77"/>
          <table:table-cell office:value-type="string" office:string-value="" table:formula="of:=IF(AND([DATA.E$27]=[.$I24];[DATA.F$27]=[.$J24]);[DATA.E$3];&quot;&quot;)" table:style-name="ce77"/>
          <table:table-cell office:value-type="string" office:string-value="" table:formula="of:=IF(AND([DATA.G$27]=[.$I24];[DATA.H$27]=[.$J24]);[DATA.G$3];&quot;&quot;)" table:style-name="ce77"/>
          <table:table-cell office:value-type="string" office:string-value="" table:formula="of:=IF(AND([DATA.I$27]=[.$I24];[DATA.J$27]=[.$J24]);[DATA.I$3];&quot;&quot;)" table:style-name="ce77"/>
          <table:table-cell office:value-type="string" office:string-value="" table:formula="of:=IF(AND([DATA.K$2]=[.$I24];[DATA.L$27]=[.$J24]);[DATA.K$3];&quot;&quot;)" table:style-name="ce77"/>
          <table:table-cell office:value-type="string" office:string-value="" table:formula="of:=IF(AND([DATA.M$27]=[.$I24];[DATA.N$27]=[.$J24]);[DATA.M$3];&quot;&quot;)" table:style-name="ce77"/>
          <table:table-cell office:value-type="string" office:string-value="" table:formula="of:=IF(AND([DATA.O$27]=[.$I24];[DATA.P$27]=[.$J24]);[DATA.O$3];&quot;&quot;)" table:style-name="ce77"/>
          <table:table-cell office:value-type="string" office:string-value="" table:formula="of:=IF(AND([DATA.Q$27]=[.$I24];[DATA.R$27]=[.$J24]);[DATA.Q$3];&quot;&quot;)" table:style-name="ce77"/>
          <table:table-cell office:value-type="string" office:string-value="" table:formula="of:=IF(AND([DATA.S$27]=[.$I24];[DATA.T$27]=[.$J24]);[DATA.S$3];&quot;&quot;)" table:style-name="ce77"/>
          <table:table-cell office:value-type="string" office:string-value="" table:formula="of:=IF(AND([DATA.U$27]=[.$I24];[DATA.V$27]=[.$J24]);[DATA.U$3];&quot;&quot;)" table:style-name="ce77"/>
          <table:table-cell office:value-type="string" office:string-value="" table:formula="of:=IF(AND([DATA.W$27]=[.$I24];[DATA.X$27]=[.$J24]);[DATA.W$3];&quot;&quot;)" table:style-name="ce77"/>
          <table:table-cell office:value-type="string" office:string-value="" table:formula="of:=IF(AND([DATA.Y$27]=[.$I24];[DATA.Z$27]=[.$J24]);[DATA.Y$3];&quot;&quot;)" table:style-name="ce77"/>
          <table:table-cell office:value-type="string" office:string-value="" table:formula="of:=IF(AND([DATA.AA$27]=[.$I24];[DATA.AB$27]=[.$J24]);[DATA.AA$3];&quot;&quot;)" table:style-name="ce77"/>
          <table:table-cell office:value-type="string" office:string-value="" table:formula="of:=IF(AND([DATA.AC$27]=[.$I24];[DATA.AD$27]=[.$J24]);[DATA.AC$3];&quot;&quot;)" table:style-name="ce77"/>
          <table:table-cell office:value-type="string" office:string-value="" table:formula="of:=IF(AND([DATA.AE$27]=[.$I24];[DATA.AF$27]=[.$J24]);[DATA.AE$3];&quot;&quot;)" table:style-name="ce77"/>
          <table:table-cell office:value-type="string" office:string-value="" table:formula="of:=IF(AND([DATA.AG$27]=[.$I24];[DATA.AH$27]=[.$J24]);[DATA.AG$3];&quot;&quot;)" table:style-name="ce77"/>
          <table:table-cell office:value-type="string" office:string-value="" table:formula="of:=IF(AND([DATA.AI$27]=[.$I24];[DATA.AJ$27]=[.$J24]);[DATA.AI$3];&quot;&quot;)" table:style-name="ce77"/>
          <table:table-cell office:value-type="string" office:string-value="" table:formula="of:=IF(AND([DATA.AK$27]=[.$I24];[DATA.AL$27]=[.$J24]);[DATA.AK$3];&quot;&quot;)" table:style-name="ce77"/>
          <table:table-cell office:value-type="string" office:string-value="" table:formula="of:=IF(AND([DATA.AM$27]=[.$I24];[DATA.AN$27]=[.$J24]);[DATA.AM$3];&quot;&quot;)" table:style-name="ce77"/>
          <table:table-cell office:value-type="string" office:string-value="" table:formula="of:=IF(AND([DATA.AO$27]=[.$I24];[DATA.AP$27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7]=[.$I25];[DATA.D$27]=[.$J25]);[DATA.C$3];&quot;&quot;)" table:style-name="ce77"/>
          <table:table-cell office:value-type="string" office:string-value="" table:formula="of:=IF(AND([DATA.E$27]=[.$I25];[DATA.F$27]=[.$J25]);[DATA.E$3];&quot;&quot;)" table:style-name="ce77"/>
          <table:table-cell office:value-type="string" office:string-value="" table:formula="of:=IF(AND([DATA.G$27]=[.$I25];[DATA.H$27]=[.$J25]);[DATA.G$3];&quot;&quot;)" table:style-name="ce77"/>
          <table:table-cell office:value-type="string" office:string-value="" table:formula="of:=IF(AND([DATA.I$27]=[.$I25];[DATA.J$27]=[.$J25]);[DATA.I$3];&quot;&quot;)" table:style-name="ce77"/>
          <table:table-cell office:value-type="string" office:string-value="" table:formula="of:=IF(AND([DATA.K$2]=[.$I25];[DATA.L$27]=[.$J25]);[DATA.K$3];&quot;&quot;)" table:style-name="ce77"/>
          <table:table-cell office:value-type="string" office:string-value="" table:formula="of:=IF(AND([DATA.M$27]=[.$I25];[DATA.N$27]=[.$J25]);[DATA.M$3];&quot;&quot;)" table:style-name="ce77"/>
          <table:table-cell office:value-type="string" office:string-value="" table:formula="of:=IF(AND([DATA.O$27]=[.$I25];[DATA.P$27]=[.$J25]);[DATA.O$3];&quot;&quot;)" table:style-name="ce77"/>
          <table:table-cell office:value-type="string" office:string-value="" table:formula="of:=IF(AND([DATA.Q$27]=[.$I25];[DATA.R$27]=[.$J25]);[DATA.Q$3];&quot;&quot;)" table:style-name="ce77"/>
          <table:table-cell office:value-type="string" office:string-value="" table:formula="of:=IF(AND([DATA.S$27]=[.$I25];[DATA.T$27]=[.$J25]);[DATA.S$3];&quot;&quot;)" table:style-name="ce77"/>
          <table:table-cell office:value-type="string" office:string-value="" table:formula="of:=IF(AND([DATA.U$27]=[.$I25];[DATA.V$27]=[.$J25]);[DATA.U$3];&quot;&quot;)" table:style-name="ce77"/>
          <table:table-cell office:value-type="string" office:string-value="" table:formula="of:=IF(AND([DATA.W$27]=[.$I25];[DATA.X$27]=[.$J25]);[DATA.W$3];&quot;&quot;)" table:style-name="ce77"/>
          <table:table-cell office:value-type="string" office:string-value="" table:formula="of:=IF(AND([DATA.Y$27]=[.$I25];[DATA.Z$27]=[.$J25]);[DATA.Y$3];&quot;&quot;)" table:style-name="ce77"/>
          <table:table-cell office:value-type="string" office:string-value="" table:formula="of:=IF(AND([DATA.AA$27]=[.$I25];[DATA.AB$27]=[.$J25]);[DATA.AA$3];&quot;&quot;)" table:style-name="ce77"/>
          <table:table-cell office:value-type="string" office:string-value="" table:formula="of:=IF(AND([DATA.AC$27]=[.$I25];[DATA.AD$27]=[.$J25]);[DATA.AC$3];&quot;&quot;)" table:style-name="ce77"/>
          <table:table-cell office:value-type="string" office:string-value="" table:formula="of:=IF(AND([DATA.AE$27]=[.$I25];[DATA.AF$27]=[.$J25]);[DATA.AE$3];&quot;&quot;)" table:style-name="ce77"/>
          <table:table-cell office:value-type="string" office:string-value="" table:formula="of:=IF(AND([DATA.AG$27]=[.$I25];[DATA.AH$27]=[.$J25]);[DATA.AG$3];&quot;&quot;)" table:style-name="ce77"/>
          <table:table-cell office:value-type="string" office:string-value="" table:formula="of:=IF(AND([DATA.AI$27]=[.$I25];[DATA.AJ$27]=[.$J25]);[DATA.AI$3];&quot;&quot;)" table:style-name="ce77"/>
          <table:table-cell office:value-type="string" office:string-value="" table:formula="of:=IF(AND([DATA.AK$27]=[.$I25];[DATA.AL$27]=[.$J25]);[DATA.AK$3];&quot;&quot;)" table:style-name="ce77"/>
          <table:table-cell office:value-type="string" office:string-value="" table:formula="of:=IF(AND([DATA.AM$27]=[.$I25];[DATA.AN$27]=[.$J25]);[DATA.AM$3];&quot;&quot;)" table:style-name="ce77"/>
          <table:table-cell office:value-type="string" office:string-value="" table:formula="of:=IF(AND([DATA.AO$27]=[.$I25];[DATA.AP$27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7]=[.$I26];[DATA.D$27]=[.$J26]);[DATA.C$3];&quot;&quot;)" table:style-name="ce77"/>
          <table:table-cell office:value-type="string" office:string-value="" table:formula="of:=IF(AND([DATA.E$27]=[.$I26];[DATA.F$27]=[.$J26]);[DATA.E$3];&quot;&quot;)" table:style-name="ce77"/>
          <table:table-cell office:value-type="string" office:string-value="" table:formula="of:=IF(AND([DATA.G$27]=[.$I26];[DATA.H$27]=[.$J26]);[DATA.G$3];&quot;&quot;)" table:style-name="ce77"/>
          <table:table-cell office:value-type="string" office:string-value="" table:formula="of:=IF(AND([DATA.I$27]=[.$I26];[DATA.J$27]=[.$J26]);[DATA.I$3];&quot;&quot;)" table:style-name="ce77"/>
          <table:table-cell office:value-type="string" office:string-value="" table:formula="of:=IF(AND([DATA.K$2]=[.$I26];[DATA.L$27]=[.$J26]);[DATA.K$3];&quot;&quot;)" table:style-name="ce77"/>
          <table:table-cell office:value-type="string" office:string-value="" table:formula="of:=IF(AND([DATA.M$27]=[.$I26];[DATA.N$27]=[.$J26]);[DATA.M$3];&quot;&quot;)" table:style-name="ce77"/>
          <table:table-cell office:value-type="string" office:string-value="" table:formula="of:=IF(AND([DATA.O$27]=[.$I26];[DATA.P$27]=[.$J26]);[DATA.O$3];&quot;&quot;)" table:style-name="ce77"/>
          <table:table-cell office:value-type="string" office:string-value="" table:formula="of:=IF(AND([DATA.Q$27]=[.$I26];[DATA.R$27]=[.$J26]);[DATA.Q$3];&quot;&quot;)" table:style-name="ce77"/>
          <table:table-cell office:value-type="string" office:string-value="" table:formula="of:=IF(AND([DATA.S$27]=[.$I26];[DATA.T$27]=[.$J26]);[DATA.S$3];&quot;&quot;)" table:style-name="ce77"/>
          <table:table-cell office:value-type="string" office:string-value="" table:formula="of:=IF(AND([DATA.U$27]=[.$I26];[DATA.V$27]=[.$J26]);[DATA.U$3];&quot;&quot;)" table:style-name="ce77"/>
          <table:table-cell office:value-type="string" office:string-value="" table:formula="of:=IF(AND([DATA.W$27]=[.$I26];[DATA.X$27]=[.$J26]);[DATA.W$3];&quot;&quot;)" table:style-name="ce77"/>
          <table:table-cell office:value-type="string" office:string-value="" table:formula="of:=IF(AND([DATA.Y$27]=[.$I26];[DATA.Z$27]=[.$J26]);[DATA.Y$3];&quot;&quot;)" table:style-name="ce77"/>
          <table:table-cell office:value-type="string" office:string-value="" table:formula="of:=IF(AND([DATA.AA$27]=[.$I26];[DATA.AB$27]=[.$J26]);[DATA.AA$3];&quot;&quot;)" table:style-name="ce77"/>
          <table:table-cell office:value-type="string" office:string-value="" table:formula="of:=IF(AND([DATA.AC$27]=[.$I26];[DATA.AD$27]=[.$J26]);[DATA.AC$3];&quot;&quot;)" table:style-name="ce77"/>
          <table:table-cell office:value-type="string" office:string-value="" table:formula="of:=IF(AND([DATA.AE$27]=[.$I26];[DATA.AF$27]=[.$J26]);[DATA.AE$3];&quot;&quot;)" table:style-name="ce77"/>
          <table:table-cell office:value-type="string" office:string-value="" table:formula="of:=IF(AND([DATA.AG$27]=[.$I26];[DATA.AH$27]=[.$J26]);[DATA.AG$3];&quot;&quot;)" table:style-name="ce77"/>
          <table:table-cell office:value-type="string" office:string-value="" table:formula="of:=IF(AND([DATA.AI$27]=[.$I26];[DATA.AJ$27]=[.$J26]);[DATA.AI$3];&quot;&quot;)" table:style-name="ce77"/>
          <table:table-cell office:value-type="string" office:string-value="" table:formula="of:=IF(AND([DATA.AK$27]=[.$I26];[DATA.AL$27]=[.$J26]);[DATA.AK$3];&quot;&quot;)" table:style-name="ce77"/>
          <table:table-cell office:value-type="string" office:string-value="" table:formula="of:=IF(AND([DATA.AM$27]=[.$I26];[DATA.AN$27]=[.$J26]);[DATA.AM$3];&quot;&quot;)" table:style-name="ce77"/>
          <table:table-cell office:value-type="string" office:string-value="" table:formula="of:=IF(AND([DATA.AO$27]=[.$I26];[DATA.AP$27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7]=[.$I27];[DATA.D$27]=[.$J27]);[DATA.C$3];&quot;&quot;)" table:style-name="ce77"/>
          <table:table-cell office:value-type="string" office:string-value="" table:formula="of:=IF(AND([DATA.E$27]=[.$I27];[DATA.F$27]=[.$J27]);[DATA.E$3];&quot;&quot;)" table:style-name="ce77"/>
          <table:table-cell office:value-type="string" office:string-value="" table:formula="of:=IF(AND([DATA.G$27]=[.$I27];[DATA.H$27]=[.$J27]);[DATA.G$3];&quot;&quot;)" table:style-name="ce77"/>
          <table:table-cell office:value-type="string" office:string-value="" table:formula="of:=IF(AND([DATA.I$27]=[.$I27];[DATA.J$27]=[.$J27]);[DATA.I$3];&quot;&quot;)" table:style-name="ce77"/>
          <table:table-cell office:value-type="string" office:string-value="" table:formula="of:=IF(AND([DATA.K$2]=[.$I27];[DATA.L$27]=[.$J27]);[DATA.K$3];&quot;&quot;)" table:style-name="ce77"/>
          <table:table-cell office:value-type="string" office:string-value="" table:formula="of:=IF(AND([DATA.M$27]=[.$I27];[DATA.N$27]=[.$J27]);[DATA.M$3];&quot;&quot;)" table:style-name="ce77"/>
          <table:table-cell office:value-type="string" office:string-value="" table:formula="of:=IF(AND([DATA.O$27]=[.$I27];[DATA.P$27]=[.$J27]);[DATA.O$3];&quot;&quot;)" table:style-name="ce77"/>
          <table:table-cell office:value-type="string" office:string-value="" table:formula="of:=IF(AND([DATA.Q$27]=[.$I27];[DATA.R$27]=[.$J27]);[DATA.Q$3];&quot;&quot;)" table:style-name="ce77"/>
          <table:table-cell office:value-type="string" office:string-value="" table:formula="of:=IF(AND([DATA.S$27]=[.$I27];[DATA.T$27]=[.$J27]);[DATA.S$3];&quot;&quot;)" table:style-name="ce77"/>
          <table:table-cell office:value-type="string" office:string-value="" table:formula="of:=IF(AND([DATA.U$27]=[.$I27];[DATA.V$27]=[.$J27]);[DATA.U$3];&quot;&quot;)" table:style-name="ce77"/>
          <table:table-cell office:value-type="string" office:string-value="" table:formula="of:=IF(AND([DATA.W$27]=[.$I27];[DATA.X$27]=[.$J27]);[DATA.W$3];&quot;&quot;)" table:style-name="ce77"/>
          <table:table-cell office:value-type="string" office:string-value="" table:formula="of:=IF(AND([DATA.Y$27]=[.$I27];[DATA.Z$27]=[.$J27]);[DATA.Y$3];&quot;&quot;)" table:style-name="ce77"/>
          <table:table-cell office:value-type="string" office:string-value="" table:formula="of:=IF(AND([DATA.AA$27]=[.$I27];[DATA.AB$27]=[.$J27]);[DATA.AA$3];&quot;&quot;)" table:style-name="ce77"/>
          <table:table-cell office:value-type="string" office:string-value="" table:formula="of:=IF(AND([DATA.AC$27]=[.$I27];[DATA.AD$27]=[.$J27]);[DATA.AC$3];&quot;&quot;)" table:style-name="ce77"/>
          <table:table-cell office:value-type="string" office:string-value="" table:formula="of:=IF(AND([DATA.AE$27]=[.$I27];[DATA.AF$27]=[.$J27]);[DATA.AE$3];&quot;&quot;)" table:style-name="ce77"/>
          <table:table-cell office:value-type="string" office:string-value="" table:formula="of:=IF(AND([DATA.AG$27]=[.$I27];[DATA.AH$27]=[.$J27]);[DATA.AG$3];&quot;&quot;)" table:style-name="ce77"/>
          <table:table-cell office:value-type="string" office:string-value="" table:formula="of:=IF(AND([DATA.AI$27]=[.$I27];[DATA.AJ$27]=[.$J27]);[DATA.AI$3];&quot;&quot;)" table:style-name="ce77"/>
          <table:table-cell office:value-type="string" office:string-value="" table:formula="of:=IF(AND([DATA.AK$27]=[.$I27];[DATA.AL$27]=[.$J27]);[DATA.AK$3];&quot;&quot;)" table:style-name="ce77"/>
          <table:table-cell office:value-type="string" office:string-value="" table:formula="of:=IF(AND([DATA.AM$27]=[.$I27];[DATA.AN$27]=[.$J27]);[DATA.AM$3];&quot;&quot;)" table:style-name="ce77"/>
          <table:table-cell office:value-type="string" office:string-value="" table:formula="of:=IF(AND([DATA.AO$27]=[.$I27];[DATA.AP$27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5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5" table:formula="of:=IF([COMPETENCIES.B7]=&quot;&quot;;&quot;UNUSED_5&quot;;[COMPETENCIES.B7])" table:style-name="ce3">
            <text:p>UNUSED_5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51" draw:style-name="a129" draw:name="Text Box 2" svg:x="0.33333in" svg:y="0.25in" svg:width="1.58333in" svg:height="0.54167in">
              <draw:text-box>
                <text:p text:style-name="a126" text:class-names="" text:cond-style-name=""><text:span text:style-name="a125" text:class-names="">Something<text:s text:c="1"/></text:span></text:p>
                <text:p text:style-name="a128" text:class-names="" text:cond-style-name=""><text:span text:style-name="a12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5" table:formula="of:=[.A1]" table:style-name="ce74">
            <text:p>UNUSED_5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52" draw:style-name="a134" draw:name="Text Box 3" svg:x="0.23611in" svg:y="0.41667in" svg:width="1.58333in" svg:height="0.54167in">
              <draw:text-box>
                <text:p text:style-name="a131" text:class-names="" text:cond-style-name=""><text:span text:style-name="a130" text:class-names="">Something<text:s text:c="1"/></text:span></text:p>
                <text:p text:style-name="a133" text:class-names="" text:cond-style-name=""><text:span text:style-name="a13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8]=[.$I13];[DATA.D$28]=[.$J13]);[DATA.C$3];&quot;&quot;)" table:style-name="ce77"/>
          <table:table-cell office:value-type="string" office:string-value="" table:formula="of:=IF(AND([DATA.E$28]=[.$I13];[DATA.F$28]=[.$J13]);[DATA.E$3];&quot;&quot;)" table:style-name="ce77"/>
          <table:table-cell office:value-type="string" office:string-value="" table:formula="of:=IF(AND([DATA.G$28]=[.$I13];[DATA.H$28]=[.$J13]);[DATA.G$3];&quot;&quot;)" table:style-name="ce77"/>
          <table:table-cell office:value-type="string" office:string-value="" table:formula="of:=IF(AND([DATA.I$28]=[.$I13];[DATA.J$28]=[.$J13]);[DATA.I$3];&quot;&quot;)" table:style-name="ce77"/>
          <table:table-cell office:value-type="string" office:string-value="" table:formula="of:=IF(AND([DATA.K$28]=[.$I13];[DATA.L$28]=[.$J13]);[DATA.K$3];&quot;&quot;)" table:style-name="ce77"/>
          <table:table-cell office:value-type="string" office:string-value="" table:formula="of:=IF(AND([DATA.M$28]=[.$I13];[DATA.N$28]=[.$J13]);[DATA.M$3];&quot;&quot;)" table:style-name="ce77"/>
          <table:table-cell office:value-type="string" office:string-value="" table:formula="of:=IF(AND([DATA.O$28]=[.$I13];[DATA.P$28]=[.$J13]);[DATA.O$3];&quot;&quot;)" table:style-name="ce77"/>
          <table:table-cell office:value-type="string" office:string-value="" table:formula="of:=IF(AND([DATA.Q$28]=[.$I13];[DATA.R$28]=[.$J13]);[DATA.Q$3];&quot;&quot;)" table:style-name="ce77"/>
          <table:table-cell office:value-type="string" office:string-value="" table:formula="of:=IF(AND([DATA.S$28]=[.$I13];[DATA.T$28]=[.$J13]);[DATA.S$3];&quot;&quot;)" table:style-name="ce77"/>
          <table:table-cell office:value-type="string" office:string-value="" table:formula="of:=IF(AND([DATA.U$28]=[.$I13];[DATA.V$28]=[.$J13]);[DATA.U$3];&quot;&quot;)" table:style-name="ce77"/>
          <table:table-cell office:value-type="string" office:string-value="" table:formula="of:=IF(AND([DATA.W$28]=[.$I13];[DATA.X$28]=[.$J13]);[DATA.W$3];&quot;&quot;)" table:style-name="ce77"/>
          <table:table-cell office:value-type="string" office:string-value="" table:formula="of:=IF(AND([DATA.Y$28]=[.$I13];[DATA.Z$28]=[.$J13]);[DATA.Y$3];&quot;&quot;)" table:style-name="ce77"/>
          <table:table-cell office:value-type="string" office:string-value="" table:formula="of:=IF(AND([DATA.AA$28]=[.$I13];[DATA.AB$28]=[.$J13]);[DATA.AA$3];&quot;&quot;)" table:style-name="ce77"/>
          <table:table-cell office:value-type="string" office:string-value="" table:formula="of:=IF(AND([DATA.AC$28]=[.$I13];[DATA.AD$28]=[.$J13]);[DATA.AC$3];&quot;&quot;)" table:style-name="ce77"/>
          <table:table-cell office:value-type="string" office:string-value="" table:formula="of:=IF(AND([DATA.AE$28]=[.$I13];[DATA.AF$28]=[.$J13]);[DATA.AE$3];&quot;&quot;)" table:style-name="ce77"/>
          <table:table-cell office:value-type="string" office:string-value="" table:formula="of:=IF(AND([DATA.AG$28]=[.$I13];[DATA.AH$28]=[.$J13]);[DATA.AG$3];&quot;&quot;)" table:style-name="ce77"/>
          <table:table-cell office:value-type="string" office:string-value="" table:formula="of:=IF(AND([DATA.AI$28]=[.$I13];[DATA.AJ$28]=[.$J13]);[DATA.AI$3];&quot;&quot;)" table:style-name="ce77"/>
          <table:table-cell office:value-type="string" office:string-value="" table:formula="of:=IF(AND([DATA.AK$28]=[.$I13];[DATA.AL$28]=[.$J13]);[DATA.AK$3];&quot;&quot;)" table:style-name="ce77"/>
          <table:table-cell office:value-type="string" office:string-value="" table:formula="of:=IF(AND([DATA.AM$28]=[.$I13];[DATA.AN$28]=[.$J13]);[DATA.AM$3];&quot;&quot;)" table:style-name="ce77"/>
          <table:table-cell office:value-type="string" office:string-value="" table:formula="of:=IF(AND([DATA.AO$28]=[.$I13];[DATA.AP$28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8]=[.$I14];[DATA.D$28]=[.$J14]);[DATA.C$3];&quot;&quot;)" table:style-name="ce77"/>
          <table:table-cell office:value-type="string" office:string-value="" table:formula="of:=IF(AND([DATA.E$28]=[.$I14];[DATA.F$28]=[.$J14]);[DATA.E$3];&quot;&quot;)" table:style-name="ce77"/>
          <table:table-cell office:value-type="string" office:string-value="" table:formula="of:=IF(AND([DATA.G$28]=[.$I14];[DATA.H$28]=[.$J14]);[DATA.G$3];&quot;&quot;)" table:style-name="ce77"/>
          <table:table-cell office:value-type="string" office:string-value="" table:formula="of:=IF(AND([DATA.I$28]=[.$I14];[DATA.J$28]=[.$J14]);[DATA.I$3];&quot;&quot;)" table:style-name="ce77"/>
          <table:table-cell office:value-type="string" office:string-value="" table:formula="of:=IF(AND([DATA.K$28]=[.$I14];[DATA.L$28]=[.$J14]);[DATA.K$3];&quot;&quot;)" table:style-name="ce77"/>
          <table:table-cell office:value-type="string" office:string-value="" table:formula="of:=IF(AND([DATA.M$28]=[.$I14];[DATA.N$28]=[.$J14]);[DATA.M$3];&quot;&quot;)" table:style-name="ce77"/>
          <table:table-cell office:value-type="string" office:string-value="" table:formula="of:=IF(AND([DATA.O$28]=[.$I14];[DATA.P$28]=[.$J14]);[DATA.O$3];&quot;&quot;)" table:style-name="ce77"/>
          <table:table-cell office:value-type="string" office:string-value="" table:formula="of:=IF(AND([DATA.Q$28]=[.$I14];[DATA.R$28]=[.$J14]);[DATA.Q$3];&quot;&quot;)" table:style-name="ce77"/>
          <table:table-cell office:value-type="string" office:string-value="" table:formula="of:=IF(AND([DATA.S$28]=[.$I14];[DATA.T$28]=[.$J14]);[DATA.S$3];&quot;&quot;)" table:style-name="ce77"/>
          <table:table-cell office:value-type="string" office:string-value="" table:formula="of:=IF(AND([DATA.U$28]=[.$I14];[DATA.V$28]=[.$J14]);[DATA.U$3];&quot;&quot;)" table:style-name="ce77"/>
          <table:table-cell office:value-type="string" office:string-value="" table:formula="of:=IF(AND([DATA.W$28]=[.$I14];[DATA.X$28]=[.$J14]);[DATA.W$3];&quot;&quot;)" table:style-name="ce77"/>
          <table:table-cell office:value-type="string" office:string-value="" table:formula="of:=IF(AND([DATA.Y$28]=[.$I14];[DATA.Z$28]=[.$J14]);[DATA.Y$3];&quot;&quot;)" table:style-name="ce77"/>
          <table:table-cell office:value-type="string" office:string-value="" table:formula="of:=IF(AND([DATA.AA$28]=[.$I14];[DATA.AB$28]=[.$J14]);[DATA.AA$3];&quot;&quot;)" table:style-name="ce77"/>
          <table:table-cell office:value-type="string" office:string-value="" table:formula="of:=IF(AND([DATA.AC$28]=[.$I14];[DATA.AD$28]=[.$J14]);[DATA.AC$3];&quot;&quot;)" table:style-name="ce77"/>
          <table:table-cell office:value-type="string" office:string-value="" table:formula="of:=IF(AND([DATA.AE$28]=[.$I14];[DATA.AF$28]=[.$J14]);[DATA.AE$3];&quot;&quot;)" table:style-name="ce77"/>
          <table:table-cell office:value-type="string" office:string-value="" table:formula="of:=IF(AND([DATA.AG$28]=[.$I14];[DATA.AH$28]=[.$J14]);[DATA.AG$3];&quot;&quot;)" table:style-name="ce77"/>
          <table:table-cell office:value-type="string" office:string-value="" table:formula="of:=IF(AND([DATA.AI$28]=[.$I14];[DATA.AJ$28]=[.$J14]);[DATA.AI$3];&quot;&quot;)" table:style-name="ce77"/>
          <table:table-cell office:value-type="string" office:string-value="" table:formula="of:=IF(AND([DATA.AK$28]=[.$I14];[DATA.AL$28]=[.$J14]);[DATA.AK$3];&quot;&quot;)" table:style-name="ce77"/>
          <table:table-cell office:value-type="string" office:string-value="" table:formula="of:=IF(AND([DATA.AM$28]=[.$I14];[DATA.AN$28]=[.$J14]);[DATA.AM$3];&quot;&quot;)" table:style-name="ce77"/>
          <table:table-cell office:value-type="string" office:string-value="" table:formula="of:=IF(AND([DATA.AO$28]=[.$I14];[DATA.AP$28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8]=[.$I15];[DATA.D$28]=[.$J15]);[DATA.C$3];&quot;&quot;)" table:style-name="ce77"/>
          <table:table-cell office:value-type="string" office:string-value="" table:formula="of:=IF(AND([DATA.E$28]=[.$I15];[DATA.F$28]=[.$J15]);[DATA.E$3];&quot;&quot;)" table:style-name="ce77"/>
          <table:table-cell office:value-type="string" office:string-value="" table:formula="of:=IF(AND([DATA.G$28]=[.$I15];[DATA.H$28]=[.$J15]);[DATA.G$3];&quot;&quot;)" table:style-name="ce77"/>
          <table:table-cell office:value-type="string" office:string-value="" table:formula="of:=IF(AND([DATA.I$28]=[.$I15];[DATA.J$28]=[.$J15]);[DATA.I$3];&quot;&quot;)" table:style-name="ce77"/>
          <table:table-cell office:value-type="string" office:string-value="" table:formula="of:=IF(AND([DATA.K$28]=[.$I15];[DATA.L$28]=[.$J15]);[DATA.K$3];&quot;&quot;)" table:style-name="ce77"/>
          <table:table-cell office:value-type="string" office:string-value="" table:formula="of:=IF(AND([DATA.M$28]=[.$I15];[DATA.N$28]=[.$J15]);[DATA.M$3];&quot;&quot;)" table:style-name="ce77"/>
          <table:table-cell office:value-type="string" office:string-value="" table:formula="of:=IF(AND([DATA.O$28]=[.$I15];[DATA.P$28]=[.$J15]);[DATA.O$3];&quot;&quot;)" table:style-name="ce77"/>
          <table:table-cell office:value-type="string" office:string-value="" table:formula="of:=IF(AND([DATA.Q$28]=[.$I15];[DATA.R$28]=[.$J15]);[DATA.Q$3];&quot;&quot;)" table:style-name="ce77"/>
          <table:table-cell office:value-type="string" office:string-value="" table:formula="of:=IF(AND([DATA.S$28]=[.$I15];[DATA.T$28]=[.$J15]);[DATA.S$3];&quot;&quot;)" table:style-name="ce77"/>
          <table:table-cell office:value-type="string" office:string-value="" table:formula="of:=IF(AND([DATA.U$28]=[.$I15];[DATA.V$28]=[.$J15]);[DATA.U$3];&quot;&quot;)" table:style-name="ce77"/>
          <table:table-cell office:value-type="string" office:string-value="" table:formula="of:=IF(AND([DATA.W$28]=[.$I15];[DATA.X$28]=[.$J15]);[DATA.W$3];&quot;&quot;)" table:style-name="ce77"/>
          <table:table-cell office:value-type="string" office:string-value="" table:formula="of:=IF(AND([DATA.Y$28]=[.$I15];[DATA.Z$28]=[.$J15]);[DATA.Y$3];&quot;&quot;)" table:style-name="ce77"/>
          <table:table-cell office:value-type="string" office:string-value="" table:formula="of:=IF(AND([DATA.AA$28]=[.$I15];[DATA.AB$28]=[.$J15]);[DATA.AA$3];&quot;&quot;)" table:style-name="ce77"/>
          <table:table-cell office:value-type="string" office:string-value="" table:formula="of:=IF(AND([DATA.AC$28]=[.$I15];[DATA.AD$28]=[.$J15]);[DATA.AC$3];&quot;&quot;)" table:style-name="ce77"/>
          <table:table-cell office:value-type="string" office:string-value="" table:formula="of:=IF(AND([DATA.AE$28]=[.$I15];[DATA.AF$28]=[.$J15]);[DATA.AE$3];&quot;&quot;)" table:style-name="ce77"/>
          <table:table-cell office:value-type="string" office:string-value="" table:formula="of:=IF(AND([DATA.AG$28]=[.$I15];[DATA.AH$28]=[.$J15]);[DATA.AG$3];&quot;&quot;)" table:style-name="ce77"/>
          <table:table-cell office:value-type="string" office:string-value="" table:formula="of:=IF(AND([DATA.AI$28]=[.$I15];[DATA.AJ$28]=[.$J15]);[DATA.AI$3];&quot;&quot;)" table:style-name="ce77"/>
          <table:table-cell office:value-type="string" office:string-value="" table:formula="of:=IF(AND([DATA.AK$28]=[.$I15];[DATA.AL$28]=[.$J15]);[DATA.AK$3];&quot;&quot;)" table:style-name="ce77"/>
          <table:table-cell office:value-type="string" office:string-value="" table:formula="of:=IF(AND([DATA.AM$28]=[.$I15];[DATA.AN$28]=[.$J15]);[DATA.AM$3];&quot;&quot;)" table:style-name="ce77"/>
          <table:table-cell office:value-type="string" office:string-value="" table:formula="of:=IF(AND([DATA.AO$28]=[.$I15];[DATA.AP$28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8]=[.$I16];[DATA.D$28]=[.$J16]);[DATA.C$3];&quot;&quot;)" table:style-name="ce77"/>
          <table:table-cell office:value-type="string" office:string-value="" table:formula="of:=IF(AND([DATA.E$28]=[.$I16];[DATA.F$28]=[.$J16]);[DATA.E$3];&quot;&quot;)" table:style-name="ce77"/>
          <table:table-cell office:value-type="string" office:string-value="" table:formula="of:=IF(AND([DATA.G$28]=[.$I16];[DATA.H$28]=[.$J16]);[DATA.G$3];&quot;&quot;)" table:style-name="ce77"/>
          <table:table-cell office:value-type="string" office:string-value="" table:formula="of:=IF(AND([DATA.I$28]=[.$I16];[DATA.J$28]=[.$J16]);[DATA.I$3];&quot;&quot;)" table:style-name="ce77"/>
          <table:table-cell office:value-type="string" office:string-value="" table:formula="of:=IF(AND([DATA.K$28]=[.$I16];[DATA.L$28]=[.$J16]);[DATA.K$3];&quot;&quot;)" table:style-name="ce77"/>
          <table:table-cell office:value-type="string" office:string-value="" table:formula="of:=IF(AND([DATA.M$28]=[.$I16];[DATA.N$28]=[.$J16]);[DATA.M$3];&quot;&quot;)" table:style-name="ce77"/>
          <table:table-cell office:value-type="string" office:string-value="" table:formula="of:=IF(AND([DATA.O$28]=[.$I16];[DATA.P$28]=[.$J16]);[DATA.O$3];&quot;&quot;)" table:style-name="ce77"/>
          <table:table-cell office:value-type="string" office:string-value="" table:formula="of:=IF(AND([DATA.Q$28]=[.$I16];[DATA.R$28]=[.$J16]);[DATA.Q$3];&quot;&quot;)" table:style-name="ce77"/>
          <table:table-cell office:value-type="string" office:string-value="" table:formula="of:=IF(AND([DATA.S$28]=[.$I16];[DATA.T$28]=[.$J16]);[DATA.S$3];&quot;&quot;)" table:style-name="ce77"/>
          <table:table-cell office:value-type="string" office:string-value="" table:formula="of:=IF(AND([DATA.U$28]=[.$I16];[DATA.V$28]=[.$J16]);[DATA.U$3];&quot;&quot;)" table:style-name="ce77"/>
          <table:table-cell office:value-type="string" office:string-value="" table:formula="of:=IF(AND([DATA.W$28]=[.$I16];[DATA.X$28]=[.$J16]);[DATA.W$3];&quot;&quot;)" table:style-name="ce77"/>
          <table:table-cell office:value-type="string" office:string-value="" table:formula="of:=IF(AND([DATA.Y$28]=[.$I16];[DATA.Z$28]=[.$J16]);[DATA.Y$3];&quot;&quot;)" table:style-name="ce77"/>
          <table:table-cell office:value-type="string" office:string-value="" table:formula="of:=IF(AND([DATA.AA$28]=[.$I16];[DATA.AB$28]=[.$J16]);[DATA.AA$3];&quot;&quot;)" table:style-name="ce77"/>
          <table:table-cell office:value-type="string" office:string-value="" table:formula="of:=IF(AND([DATA.AC$28]=[.$I16];[DATA.AD$28]=[.$J16]);[DATA.AC$3];&quot;&quot;)" table:style-name="ce77"/>
          <table:table-cell office:value-type="string" office:string-value="" table:formula="of:=IF(AND([DATA.AE$28]=[.$I16];[DATA.AF$28]=[.$J16]);[DATA.AE$3];&quot;&quot;)" table:style-name="ce77"/>
          <table:table-cell office:value-type="string" office:string-value="" table:formula="of:=IF(AND([DATA.AG$28]=[.$I16];[DATA.AH$28]=[.$J16]);[DATA.AG$3];&quot;&quot;)" table:style-name="ce77"/>
          <table:table-cell office:value-type="string" office:string-value="" table:formula="of:=IF(AND([DATA.AI$28]=[.$I16];[DATA.AJ$28]=[.$J16]);[DATA.AI$3];&quot;&quot;)" table:style-name="ce77"/>
          <table:table-cell office:value-type="string" office:string-value="" table:formula="of:=IF(AND([DATA.AK$28]=[.$I16];[DATA.AL$28]=[.$J16]);[DATA.AK$3];&quot;&quot;)" table:style-name="ce77"/>
          <table:table-cell office:value-type="string" office:string-value="" table:formula="of:=IF(AND([DATA.AM$28]=[.$I16];[DATA.AN$28]=[.$J16]);[DATA.AM$3];&quot;&quot;)" table:style-name="ce77"/>
          <table:table-cell office:value-type="string" office:string-value="" table:formula="of:=IF(AND([DATA.AO$28]=[.$I16];[DATA.AP$28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8]=[.$I17];[DATA.D$28]=[.$J17]);[DATA.C$3];&quot;&quot;)" table:style-name="ce77"/>
          <table:table-cell office:value-type="string" office:string-value="" table:formula="of:=IF(AND([DATA.E$28]=[.$I17];[DATA.F$28]=[.$J17]);[DATA.E$3];&quot;&quot;)" table:style-name="ce77"/>
          <table:table-cell office:value-type="string" office:string-value="" table:formula="of:=IF(AND([DATA.G$28]=[.$I17];[DATA.H$28]=[.$J17]);[DATA.G$3];&quot;&quot;)" table:style-name="ce77"/>
          <table:table-cell office:value-type="string" office:string-value="" table:formula="of:=IF(AND([DATA.I$28]=[.$I17];[DATA.J$28]=[.$J17]);[DATA.I$3];&quot;&quot;)" table:style-name="ce77"/>
          <table:table-cell office:value-type="string" office:string-value="" table:formula="of:=IF(AND([DATA.K$28]=[.$I17];[DATA.L$28]=[.$J17]);[DATA.K$3];&quot;&quot;)" table:style-name="ce77"/>
          <table:table-cell office:value-type="string" office:string-value="" table:formula="of:=IF(AND([DATA.M$28]=[.$I17];[DATA.N$28]=[.$J17]);[DATA.M$3];&quot;&quot;)" table:style-name="ce77"/>
          <table:table-cell office:value-type="string" office:string-value="" table:formula="of:=IF(AND([DATA.O$28]=[.$I17];[DATA.P$28]=[.$J17]);[DATA.O$3];&quot;&quot;)" table:style-name="ce77"/>
          <table:table-cell office:value-type="string" office:string-value="" table:formula="of:=IF(AND([DATA.Q$28]=[.$I17];[DATA.R$28]=[.$J17]);[DATA.Q$3];&quot;&quot;)" table:style-name="ce77"/>
          <table:table-cell office:value-type="string" office:string-value="" table:formula="of:=IF(AND([DATA.S$28]=[.$I17];[DATA.T$28]=[.$J17]);[DATA.S$3];&quot;&quot;)" table:style-name="ce77"/>
          <table:table-cell office:value-type="string" office:string-value="" table:formula="of:=IF(AND([DATA.U$28]=[.$I17];[DATA.V$28]=[.$J17]);[DATA.U$3];&quot;&quot;)" table:style-name="ce77"/>
          <table:table-cell office:value-type="string" office:string-value="" table:formula="of:=IF(AND([DATA.W$28]=[.$I17];[DATA.X$28]=[.$J17]);[DATA.W$3];&quot;&quot;)" table:style-name="ce77"/>
          <table:table-cell office:value-type="string" office:string-value="" table:formula="of:=IF(AND([DATA.Y$28]=[.$I17];[DATA.Z$28]=[.$J17]);[DATA.Y$3];&quot;&quot;)" table:style-name="ce77"/>
          <table:table-cell office:value-type="string" office:string-value="" table:formula="of:=IF(AND([DATA.AA$28]=[.$I17];[DATA.AB$28]=[.$J17]);[DATA.AA$3];&quot;&quot;)" table:style-name="ce77"/>
          <table:table-cell office:value-type="string" office:string-value="" table:formula="of:=IF(AND([DATA.AC$28]=[.$I17];[DATA.AD$28]=[.$J17]);[DATA.AC$3];&quot;&quot;)" table:style-name="ce77"/>
          <table:table-cell office:value-type="string" office:string-value="" table:formula="of:=IF(AND([DATA.AE$28]=[.$I17];[DATA.AF$28]=[.$J17]);[DATA.AE$3];&quot;&quot;)" table:style-name="ce77"/>
          <table:table-cell office:value-type="string" office:string-value="" table:formula="of:=IF(AND([DATA.AG$28]=[.$I17];[DATA.AH$28]=[.$J17]);[DATA.AG$3];&quot;&quot;)" table:style-name="ce77"/>
          <table:table-cell office:value-type="string" office:string-value="" table:formula="of:=IF(AND([DATA.AI$28]=[.$I17];[DATA.AJ$28]=[.$J17]);[DATA.AI$3];&quot;&quot;)" table:style-name="ce77"/>
          <table:table-cell office:value-type="string" office:string-value="" table:formula="of:=IF(AND([DATA.AK$28]=[.$I17];[DATA.AL$28]=[.$J17]);[DATA.AK$3];&quot;&quot;)" table:style-name="ce77"/>
          <table:table-cell office:value-type="string" office:string-value="" table:formula="of:=IF(AND([DATA.AM$28]=[.$I17];[DATA.AN$28]=[.$J17]);[DATA.AM$3];&quot;&quot;)" table:style-name="ce77"/>
          <table:table-cell office:value-type="string" office:string-value="" table:formula="of:=IF(AND([DATA.AO$28]=[.$I17];[DATA.AP$28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8]=[.$I18];[DATA.D$28]=[.$J18]);[DATA.C$3];&quot;&quot;)" table:style-name="ce77"/>
          <table:table-cell office:value-type="string" office:string-value="" table:formula="of:=IF(AND([DATA.E$28]=[.$I18];[DATA.F$28]=[.$J18]);[DATA.E$3];&quot;&quot;)" table:style-name="ce77"/>
          <table:table-cell office:value-type="string" office:string-value="" table:formula="of:=IF(AND([DATA.G$28]=[.$I18];[DATA.H$28]=[.$J18]);[DATA.G$3];&quot;&quot;)" table:style-name="ce77"/>
          <table:table-cell office:value-type="string" office:string-value="" table:formula="of:=IF(AND([DATA.I$28]=[.$I18];[DATA.J$28]=[.$J18]);[DATA.I$3];&quot;&quot;)" table:style-name="ce77"/>
          <table:table-cell office:value-type="string" office:string-value="" table:formula="of:=IF(AND([DATA.K$28]=[.$I18];[DATA.L$28]=[.$J18]);[DATA.K$3];&quot;&quot;)" table:style-name="ce77"/>
          <table:table-cell office:value-type="string" office:string-value="" table:formula="of:=IF(AND([DATA.M$28]=[.$I18];[DATA.N$28]=[.$J18]);[DATA.M$3];&quot;&quot;)" table:style-name="ce77"/>
          <table:table-cell office:value-type="string" office:string-value="" table:formula="of:=IF(AND([DATA.O$28]=[.$I18];[DATA.P$28]=[.$J18]);[DATA.O$3];&quot;&quot;)" table:style-name="ce77"/>
          <table:table-cell office:value-type="string" office:string-value="" table:formula="of:=IF(AND([DATA.Q$28]=[.$I18];[DATA.R$28]=[.$J18]);[DATA.Q$3];&quot;&quot;)" table:style-name="ce77"/>
          <table:table-cell office:value-type="string" office:string-value="" table:formula="of:=IF(AND([DATA.S$28]=[.$I18];[DATA.T$28]=[.$J18]);[DATA.S$3];&quot;&quot;)" table:style-name="ce77"/>
          <table:table-cell office:value-type="string" office:string-value="" table:formula="of:=IF(AND([DATA.U$28]=[.$I18];[DATA.V$28]=[.$J18]);[DATA.U$3];&quot;&quot;)" table:style-name="ce77"/>
          <table:table-cell office:value-type="string" office:string-value="" table:formula="of:=IF(AND([DATA.W$28]=[.$I18];[DATA.X$28]=[.$J18]);[DATA.W$3];&quot;&quot;)" table:style-name="ce77"/>
          <table:table-cell office:value-type="string" office:string-value="" table:formula="of:=IF(AND([DATA.Y$28]=[.$I18];[DATA.Z$28]=[.$J18]);[DATA.Y$3];&quot;&quot;)" table:style-name="ce77"/>
          <table:table-cell office:value-type="string" office:string-value="" table:formula="of:=IF(AND([DATA.AA$28]=[.$I18];[DATA.AB$28]=[.$J18]);[DATA.AA$3];&quot;&quot;)" table:style-name="ce77"/>
          <table:table-cell office:value-type="string" office:string-value="" table:formula="of:=IF(AND([DATA.AC$28]=[.$I18];[DATA.AD$28]=[.$J18]);[DATA.AC$3];&quot;&quot;)" table:style-name="ce77"/>
          <table:table-cell office:value-type="string" office:string-value="" table:formula="of:=IF(AND([DATA.AE$28]=[.$I18];[DATA.AF$28]=[.$J18]);[DATA.AE$3];&quot;&quot;)" table:style-name="ce77"/>
          <table:table-cell office:value-type="string" office:string-value="" table:formula="of:=IF(AND([DATA.AG$28]=[.$I18];[DATA.AH$28]=[.$J18]);[DATA.AG$3];&quot;&quot;)" table:style-name="ce77"/>
          <table:table-cell office:value-type="string" office:string-value="" table:formula="of:=IF(AND([DATA.AI$28]=[.$I18];[DATA.AJ$28]=[.$J18]);[DATA.AI$3];&quot;&quot;)" table:style-name="ce77"/>
          <table:table-cell office:value-type="string" office:string-value="" table:formula="of:=IF(AND([DATA.AK$28]=[.$I18];[DATA.AL$28]=[.$J18]);[DATA.AK$3];&quot;&quot;)" table:style-name="ce77"/>
          <table:table-cell office:value-type="string" office:string-value="" table:formula="of:=IF(AND([DATA.AM$28]=[.$I18];[DATA.AN$28]=[.$J18]);[DATA.AM$3];&quot;&quot;)" table:style-name="ce77"/>
          <table:table-cell office:value-type="string" office:string-value="" table:formula="of:=IF(AND([DATA.AO$28]=[.$I18];[DATA.AP$28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8]=[.$I19];[DATA.D$28]=[.$J19]);[DATA.C$3];&quot;&quot;)" table:style-name="ce77"/>
          <table:table-cell office:value-type="string" office:string-value="" table:formula="of:=IF(AND([DATA.E$28]=[.$I19];[DATA.F$28]=[.$J19]);[DATA.E$3];&quot;&quot;)" table:style-name="ce77"/>
          <table:table-cell office:value-type="string" office:string-value="" table:formula="of:=IF(AND([DATA.G$28]=[.$I19];[DATA.H$28]=[.$J19]);[DATA.G$3];&quot;&quot;)" table:style-name="ce77"/>
          <table:table-cell office:value-type="string" office:string-value="" table:formula="of:=IF(AND([DATA.I$28]=[.$I19];[DATA.J$28]=[.$J19]);[DATA.I$3];&quot;&quot;)" table:style-name="ce77"/>
          <table:table-cell office:value-type="string" office:string-value="" table:formula="of:=IF(AND([DATA.K$28]=[.$I19];[DATA.L$28]=[.$J19]);[DATA.K$3];&quot;&quot;)" table:style-name="ce77"/>
          <table:table-cell office:value-type="string" office:string-value="" table:formula="of:=IF(AND([DATA.M$28]=[.$I19];[DATA.N$28]=[.$J19]);[DATA.M$3];&quot;&quot;)" table:style-name="ce77"/>
          <table:table-cell office:value-type="string" office:string-value="" table:formula="of:=IF(AND([DATA.O$28]=[.$I19];[DATA.P$28]=[.$J19]);[DATA.O$3];&quot;&quot;)" table:style-name="ce77"/>
          <table:table-cell office:value-type="string" office:string-value="" table:formula="of:=IF(AND([DATA.Q$28]=[.$I19];[DATA.R$28]=[.$J19]);[DATA.Q$3];&quot;&quot;)" table:style-name="ce77"/>
          <table:table-cell office:value-type="string" office:string-value="" table:formula="of:=IF(AND([DATA.S$28]=[.$I19];[DATA.T$28]=[.$J19]);[DATA.S$3];&quot;&quot;)" table:style-name="ce77"/>
          <table:table-cell office:value-type="string" office:string-value="" table:formula="of:=IF(AND([DATA.U$28]=[.$I19];[DATA.V$28]=[.$J19]);[DATA.U$3];&quot;&quot;)" table:style-name="ce77"/>
          <table:table-cell office:value-type="string" office:string-value="" table:formula="of:=IF(AND([DATA.W$28]=[.$I19];[DATA.X$28]=[.$J19]);[DATA.W$3];&quot;&quot;)" table:style-name="ce77"/>
          <table:table-cell office:value-type="string" office:string-value="" table:formula="of:=IF(AND([DATA.Y$28]=[.$I19];[DATA.Z$28]=[.$J19]);[DATA.Y$3];&quot;&quot;)" table:style-name="ce77"/>
          <table:table-cell office:value-type="string" office:string-value="" table:formula="of:=IF(AND([DATA.AA$28]=[.$I19];[DATA.AB$28]=[.$J19]);[DATA.AA$3];&quot;&quot;)" table:style-name="ce77"/>
          <table:table-cell office:value-type="string" office:string-value="" table:formula="of:=IF(AND([DATA.AC$28]=[.$I19];[DATA.AD$28]=[.$J19]);[DATA.AC$3];&quot;&quot;)" table:style-name="ce77"/>
          <table:table-cell office:value-type="string" office:string-value="" table:formula="of:=IF(AND([DATA.AE$28]=[.$I19];[DATA.AF$28]=[.$J19]);[DATA.AE$3];&quot;&quot;)" table:style-name="ce77"/>
          <table:table-cell office:value-type="string" office:string-value="" table:formula="of:=IF(AND([DATA.AG$28]=[.$I19];[DATA.AH$28]=[.$J19]);[DATA.AG$3];&quot;&quot;)" table:style-name="ce77"/>
          <table:table-cell office:value-type="string" office:string-value="" table:formula="of:=IF(AND([DATA.AI$28]=[.$I19];[DATA.AJ$28]=[.$J19]);[DATA.AI$3];&quot;&quot;)" table:style-name="ce77"/>
          <table:table-cell office:value-type="string" office:string-value="" table:formula="of:=IF(AND([DATA.AK$28]=[.$I19];[DATA.AL$28]=[.$J19]);[DATA.AK$3];&quot;&quot;)" table:style-name="ce77"/>
          <table:table-cell office:value-type="string" office:string-value="" table:formula="of:=IF(AND([DATA.AM$28]=[.$I19];[DATA.AN$28]=[.$J19]);[DATA.AM$3];&quot;&quot;)" table:style-name="ce77"/>
          <table:table-cell office:value-type="string" office:string-value="" table:formula="of:=IF(AND([DATA.AO$28]=[.$I19];[DATA.AP$28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8]=[.$I20];[DATA.D$28]=[.$J20]);[DATA.C$3];&quot;&quot;)" table:style-name="ce77"/>
          <table:table-cell office:value-type="string" office:string-value="" table:formula="of:=IF(AND([DATA.E$28]=[.$I20];[DATA.F$28]=[.$J20]);[DATA.E$3];&quot;&quot;)" table:style-name="ce77"/>
          <table:table-cell office:value-type="string" office:string-value="" table:formula="of:=IF(AND([DATA.G$28]=[.$I20];[DATA.H$28]=[.$J20]);[DATA.G$3];&quot;&quot;)" table:style-name="ce77"/>
          <table:table-cell office:value-type="string" office:string-value="" table:formula="of:=IF(AND([DATA.I$28]=[.$I20];[DATA.J$28]=[.$J20]);[DATA.I$3];&quot;&quot;)" table:style-name="ce77"/>
          <table:table-cell office:value-type="string" office:string-value="" table:formula="of:=IF(AND([DATA.K$28]=[.$I20];[DATA.L$28]=[.$J20]);[DATA.K$3];&quot;&quot;)" table:style-name="ce77"/>
          <table:table-cell office:value-type="string" office:string-value="" table:formula="of:=IF(AND([DATA.M$28]=[.$I20];[DATA.N$28]=[.$J20]);[DATA.M$3];&quot;&quot;)" table:style-name="ce77"/>
          <table:table-cell office:value-type="string" office:string-value="" table:formula="of:=IF(AND([DATA.O$28]=[.$I20];[DATA.P$28]=[.$J20]);[DATA.O$3];&quot;&quot;)" table:style-name="ce77"/>
          <table:table-cell office:value-type="string" office:string-value="" table:formula="of:=IF(AND([DATA.Q$28]=[.$I20];[DATA.R$28]=[.$J20]);[DATA.Q$3];&quot;&quot;)" table:style-name="ce77"/>
          <table:table-cell office:value-type="string" office:string-value="" table:formula="of:=IF(AND([DATA.S$28]=[.$I20];[DATA.T$28]=[.$J20]);[DATA.S$3];&quot;&quot;)" table:style-name="ce77"/>
          <table:table-cell office:value-type="string" office:string-value="" table:formula="of:=IF(AND([DATA.U$28]=[.$I20];[DATA.V$28]=[.$J20]);[DATA.U$3];&quot;&quot;)" table:style-name="ce77"/>
          <table:table-cell office:value-type="string" office:string-value="" table:formula="of:=IF(AND([DATA.W$28]=[.$I20];[DATA.X$28]=[.$J20]);[DATA.W$3];&quot;&quot;)" table:style-name="ce77"/>
          <table:table-cell office:value-type="string" office:string-value="" table:formula="of:=IF(AND([DATA.Y$28]=[.$I20];[DATA.Z$28]=[.$J20]);[DATA.Y$3];&quot;&quot;)" table:style-name="ce77"/>
          <table:table-cell office:value-type="string" office:string-value="" table:formula="of:=IF(AND([DATA.AA$28]=[.$I20];[DATA.AB$28]=[.$J20]);[DATA.AA$3];&quot;&quot;)" table:style-name="ce77"/>
          <table:table-cell office:value-type="string" office:string-value="" table:formula="of:=IF(AND([DATA.AC$28]=[.$I20];[DATA.AD$28]=[.$J20]);[DATA.AC$3];&quot;&quot;)" table:style-name="ce77"/>
          <table:table-cell office:value-type="string" office:string-value="" table:formula="of:=IF(AND([DATA.AE$28]=[.$I20];[DATA.AF$28]=[.$J20]);[DATA.AE$3];&quot;&quot;)" table:style-name="ce77"/>
          <table:table-cell office:value-type="string" office:string-value="" table:formula="of:=IF(AND([DATA.AG$28]=[.$I20];[DATA.AH$28]=[.$J20]);[DATA.AG$3];&quot;&quot;)" table:style-name="ce77"/>
          <table:table-cell office:value-type="string" office:string-value="" table:formula="of:=IF(AND([DATA.AI$28]=[.$I20];[DATA.AJ$28]=[.$J20]);[DATA.AI$3];&quot;&quot;)" table:style-name="ce77"/>
          <table:table-cell office:value-type="string" office:string-value="" table:formula="of:=IF(AND([DATA.AK$28]=[.$I20];[DATA.AL$28]=[.$J20]);[DATA.AK$3];&quot;&quot;)" table:style-name="ce77"/>
          <table:table-cell office:value-type="string" office:string-value="" table:formula="of:=IF(AND([DATA.AM$28]=[.$I20];[DATA.AN$28]=[.$J20]);[DATA.AM$3];&quot;&quot;)" table:style-name="ce77"/>
          <table:table-cell office:value-type="string" office:string-value="" table:formula="of:=IF(AND([DATA.AO$28]=[.$I20];[DATA.AP$28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8]=[.$I21];[DATA.D$28]=[.$J21]);[DATA.C$3];&quot;&quot;)" table:style-name="ce77"/>
          <table:table-cell office:value-type="string" office:string-value="" table:formula="of:=IF(AND([DATA.E$28]=[.$I21];[DATA.F$28]=[.$J21]);[DATA.E$3];&quot;&quot;)" table:style-name="ce77"/>
          <table:table-cell office:value-type="string" office:string-value="" table:formula="of:=IF(AND([DATA.G$28]=[.$I21];[DATA.H$28]=[.$J21]);[DATA.G$3];&quot;&quot;)" table:style-name="ce77"/>
          <table:table-cell office:value-type="string" office:string-value="" table:formula="of:=IF(AND([DATA.I$28]=[.$I21];[DATA.J$28]=[.$J21]);[DATA.I$3];&quot;&quot;)" table:style-name="ce77"/>
          <table:table-cell office:value-type="string" office:string-value="" table:formula="of:=IF(AND([DATA.K$28]=[.$I21];[DATA.L$28]=[.$J21]);[DATA.K$3];&quot;&quot;)" table:style-name="ce77"/>
          <table:table-cell office:value-type="string" office:string-value="" table:formula="of:=IF(AND([DATA.M$28]=[.$I21];[DATA.N$28]=[.$J21]);[DATA.M$3];&quot;&quot;)" table:style-name="ce77"/>
          <table:table-cell office:value-type="string" office:string-value="" table:formula="of:=IF(AND([DATA.O$28]=[.$I21];[DATA.P$28]=[.$J21]);[DATA.O$3];&quot;&quot;)" table:style-name="ce77"/>
          <table:table-cell office:value-type="string" office:string-value="" table:formula="of:=IF(AND([DATA.Q$28]=[.$I21];[DATA.R$28]=[.$J21]);[DATA.Q$3];&quot;&quot;)" table:style-name="ce77"/>
          <table:table-cell office:value-type="string" office:string-value="" table:formula="of:=IF(AND([DATA.S$28]=[.$I21];[DATA.T$28]=[.$J21]);[DATA.S$3];&quot;&quot;)" table:style-name="ce77"/>
          <table:table-cell office:value-type="string" office:string-value="" table:formula="of:=IF(AND([DATA.U$28]=[.$I21];[DATA.V$28]=[.$J21]);[DATA.U$3];&quot;&quot;)" table:style-name="ce77"/>
          <table:table-cell office:value-type="string" office:string-value="" table:formula="of:=IF(AND([DATA.W$28]=[.$I21];[DATA.X$28]=[.$J21]);[DATA.W$3];&quot;&quot;)" table:style-name="ce77"/>
          <table:table-cell office:value-type="string" office:string-value="" table:formula="of:=IF(AND([DATA.Y$28]=[.$I21];[DATA.Z$28]=[.$J21]);[DATA.Y$3];&quot;&quot;)" table:style-name="ce77"/>
          <table:table-cell office:value-type="string" office:string-value="" table:formula="of:=IF(AND([DATA.AA$28]=[.$I21];[DATA.AB$28]=[.$J21]);[DATA.AA$3];&quot;&quot;)" table:style-name="ce77"/>
          <table:table-cell office:value-type="string" office:string-value="" table:formula="of:=IF(AND([DATA.AC$28]=[.$I21];[DATA.AD$28]=[.$J21]);[DATA.AC$3];&quot;&quot;)" table:style-name="ce77"/>
          <table:table-cell office:value-type="string" office:string-value="" table:formula="of:=IF(AND([DATA.AE$28]=[.$I21];[DATA.AF$28]=[.$J21]);[DATA.AE$3];&quot;&quot;)" table:style-name="ce77"/>
          <table:table-cell office:value-type="string" office:string-value="" table:formula="of:=IF(AND([DATA.AG$28]=[.$I21];[DATA.AH$28]=[.$J21]);[DATA.AG$3];&quot;&quot;)" table:style-name="ce77"/>
          <table:table-cell office:value-type="string" office:string-value="" table:formula="of:=IF(AND([DATA.AI$28]=[.$I21];[DATA.AJ$28]=[.$J21]);[DATA.AI$3];&quot;&quot;)" table:style-name="ce77"/>
          <table:table-cell office:value-type="string" office:string-value="" table:formula="of:=IF(AND([DATA.AK$28]=[.$I21];[DATA.AL$28]=[.$J21]);[DATA.AK$3];&quot;&quot;)" table:style-name="ce77"/>
          <table:table-cell office:value-type="string" office:string-value="" table:formula="of:=IF(AND([DATA.AM$28]=[.$I21];[DATA.AN$28]=[.$J21]);[DATA.AM$3];&quot;&quot;)" table:style-name="ce77"/>
          <table:table-cell office:value-type="string" office:string-value="" table:formula="of:=IF(AND([DATA.AO$28]=[.$I21];[DATA.AP$28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8]=[.$I22];[DATA.D$28]=[.$J22]);[DATA.C$3];&quot;&quot;)" table:style-name="ce77"/>
          <table:table-cell office:value-type="string" office:string-value="" table:formula="of:=IF(AND([DATA.E$28]=[.$I22];[DATA.F$28]=[.$J22]);[DATA.E$3];&quot;&quot;)" table:style-name="ce77"/>
          <table:table-cell office:value-type="string" office:string-value="" table:formula="of:=IF(AND([DATA.G$28]=[.$I22];[DATA.H$28]=[.$J22]);[DATA.G$3];&quot;&quot;)" table:style-name="ce77"/>
          <table:table-cell office:value-type="string" office:string-value="" table:formula="of:=IF(AND([DATA.I$28]=[.$I22];[DATA.J$28]=[.$J22]);[DATA.I$3];&quot;&quot;)" table:style-name="ce77"/>
          <table:table-cell office:value-type="string" office:string-value="" table:formula="of:=IF(AND([DATA.K$28]=[.$I22];[DATA.L$28]=[.$J22]);[DATA.K$3];&quot;&quot;)" table:style-name="ce77"/>
          <table:table-cell office:value-type="string" office:string-value="" table:formula="of:=IF(AND([DATA.M$28]=[.$I22];[DATA.N$28]=[.$J22]);[DATA.M$3];&quot;&quot;)" table:style-name="ce77"/>
          <table:table-cell office:value-type="string" office:string-value="" table:formula="of:=IF(AND([DATA.O$28]=[.$I22];[DATA.P$28]=[.$J22]);[DATA.O$3];&quot;&quot;)" table:style-name="ce77"/>
          <table:table-cell office:value-type="string" office:string-value="" table:formula="of:=IF(AND([DATA.Q$28]=[.$I22];[DATA.R$28]=[.$J22]);[DATA.Q$3];&quot;&quot;)" table:style-name="ce77"/>
          <table:table-cell office:value-type="string" office:string-value="" table:formula="of:=IF(AND([DATA.S$28]=[.$I22];[DATA.T$28]=[.$J22]);[DATA.S$3];&quot;&quot;)" table:style-name="ce77"/>
          <table:table-cell office:value-type="string" office:string-value="" table:formula="of:=IF(AND([DATA.U$28]=[.$I22];[DATA.V$28]=[.$J22]);[DATA.U$3];&quot;&quot;)" table:style-name="ce77"/>
          <table:table-cell office:value-type="string" office:string-value="" table:formula="of:=IF(AND([DATA.W$28]=[.$I22];[DATA.X$28]=[.$J22]);[DATA.W$3];&quot;&quot;)" table:style-name="ce77"/>
          <table:table-cell office:value-type="string" office:string-value="" table:formula="of:=IF(AND([DATA.Y$28]=[.$I22];[DATA.Z$28]=[.$J22]);[DATA.Y$3];&quot;&quot;)" table:style-name="ce77"/>
          <table:table-cell office:value-type="string" office:string-value="" table:formula="of:=IF(AND([DATA.AA$28]=[.$I22];[DATA.AB$28]=[.$J22]);[DATA.AA$3];&quot;&quot;)" table:style-name="ce77"/>
          <table:table-cell office:value-type="string" office:string-value="" table:formula="of:=IF(AND([DATA.AC$28]=[.$I22];[DATA.AD$28]=[.$J22]);[DATA.AC$3];&quot;&quot;)" table:style-name="ce77"/>
          <table:table-cell office:value-type="string" office:string-value="" table:formula="of:=IF(AND([DATA.AE$28]=[.$I22];[DATA.AF$28]=[.$J22]);[DATA.AE$3];&quot;&quot;)" table:style-name="ce77"/>
          <table:table-cell office:value-type="string" office:string-value="" table:formula="of:=IF(AND([DATA.AG$28]=[.$I22];[DATA.AH$28]=[.$J22]);[DATA.AG$3];&quot;&quot;)" table:style-name="ce77"/>
          <table:table-cell office:value-type="string" office:string-value="" table:formula="of:=IF(AND([DATA.AI$28]=[.$I22];[DATA.AJ$28]=[.$J22]);[DATA.AI$3];&quot;&quot;)" table:style-name="ce77"/>
          <table:table-cell office:value-type="string" office:string-value="" table:formula="of:=IF(AND([DATA.AK$28]=[.$I22];[DATA.AL$28]=[.$J22]);[DATA.AK$3];&quot;&quot;)" table:style-name="ce77"/>
          <table:table-cell office:value-type="string" office:string-value="" table:formula="of:=IF(AND([DATA.AM$28]=[.$I22];[DATA.AN$28]=[.$J22]);[DATA.AM$3];&quot;&quot;)" table:style-name="ce77"/>
          <table:table-cell office:value-type="string" office:string-value="" table:formula="of:=IF(AND([DATA.AO$28]=[.$I22];[DATA.AP$28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8]=[.$I23];[DATA.D$28]=[.$J23]);[DATA.C$3];&quot;&quot;)" table:style-name="ce77"/>
          <table:table-cell office:value-type="string" office:string-value="" table:formula="of:=IF(AND([DATA.E$28]=[.$I23];[DATA.F$28]=[.$J23]);[DATA.E$3];&quot;&quot;)" table:style-name="ce77"/>
          <table:table-cell office:value-type="string" office:string-value="" table:formula="of:=IF(AND([DATA.G$28]=[.$I23];[DATA.H$28]=[.$J23]);[DATA.G$3];&quot;&quot;)" table:style-name="ce77"/>
          <table:table-cell office:value-type="string" office:string-value="" table:formula="of:=IF(AND([DATA.I$28]=[.$I23];[DATA.J$28]=[.$J23]);[DATA.I$3];&quot;&quot;)" table:style-name="ce77"/>
          <table:table-cell office:value-type="string" office:string-value="" table:formula="of:=IF(AND([DATA.K$28]=[.$I23];[DATA.L$28]=[.$J23]);[DATA.K$3];&quot;&quot;)" table:style-name="ce77"/>
          <table:table-cell office:value-type="string" office:string-value="" table:formula="of:=IF(AND([DATA.M$28]=[.$I23];[DATA.N$28]=[.$J23]);[DATA.M$3];&quot;&quot;)" table:style-name="ce77"/>
          <table:table-cell office:value-type="string" office:string-value="" table:formula="of:=IF(AND([DATA.O$28]=[.$I23];[DATA.P$28]=[.$J23]);[DATA.O$3];&quot;&quot;)" table:style-name="ce77"/>
          <table:table-cell office:value-type="string" office:string-value="" table:formula="of:=IF(AND([DATA.Q$28]=[.$I23];[DATA.R$28]=[.$J23]);[DATA.Q$3];&quot;&quot;)" table:style-name="ce77"/>
          <table:table-cell office:value-type="string" office:string-value="" table:formula="of:=IF(AND([DATA.S$28]=[.$I23];[DATA.T$28]=[.$J23]);[DATA.S$3];&quot;&quot;)" table:style-name="ce77"/>
          <table:table-cell office:value-type="string" office:string-value="" table:formula="of:=IF(AND([DATA.U$28]=[.$I23];[DATA.V$28]=[.$J23]);[DATA.U$3];&quot;&quot;)" table:style-name="ce77"/>
          <table:table-cell office:value-type="string" office:string-value="" table:formula="of:=IF(AND([DATA.W$28]=[.$I23];[DATA.X$28]=[.$J23]);[DATA.W$3];&quot;&quot;)" table:style-name="ce77"/>
          <table:table-cell office:value-type="string" office:string-value="" table:formula="of:=IF(AND([DATA.Y$28]=[.$I23];[DATA.Z$28]=[.$J23]);[DATA.Y$3];&quot;&quot;)" table:style-name="ce77"/>
          <table:table-cell office:value-type="string" office:string-value="" table:formula="of:=IF(AND([DATA.AA$28]=[.$I23];[DATA.AB$28]=[.$J23]);[DATA.AA$3];&quot;&quot;)" table:style-name="ce77"/>
          <table:table-cell office:value-type="string" office:string-value="" table:formula="of:=IF(AND([DATA.AC$28]=[.$I23];[DATA.AD$28]=[.$J23]);[DATA.AC$3];&quot;&quot;)" table:style-name="ce77"/>
          <table:table-cell office:value-type="string" office:string-value="" table:formula="of:=IF(AND([DATA.AE$28]=[.$I23];[DATA.AF$28]=[.$J23]);[DATA.AE$3];&quot;&quot;)" table:style-name="ce77"/>
          <table:table-cell office:value-type="string" office:string-value="" table:formula="of:=IF(AND([DATA.AG$28]=[.$I23];[DATA.AH$28]=[.$J23]);[DATA.AG$3];&quot;&quot;)" table:style-name="ce77"/>
          <table:table-cell office:value-type="string" office:string-value="" table:formula="of:=IF(AND([DATA.AI$28]=[.$I23];[DATA.AJ$28]=[.$J23]);[DATA.AI$3];&quot;&quot;)" table:style-name="ce77"/>
          <table:table-cell office:value-type="string" office:string-value="" table:formula="of:=IF(AND([DATA.AK$28]=[.$I23];[DATA.AL$28]=[.$J23]);[DATA.AK$3];&quot;&quot;)" table:style-name="ce77"/>
          <table:table-cell office:value-type="string" office:string-value="" table:formula="of:=IF(AND([DATA.AM$28]=[.$I23];[DATA.AN$28]=[.$J23]);[DATA.AM$3];&quot;&quot;)" table:style-name="ce77"/>
          <table:table-cell office:value-type="string" office:string-value="" table:formula="of:=IF(AND([DATA.AO$28]=[.$I23];[DATA.AP$28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8]=[.$I24];[DATA.D$28]=[.$J24]);[DATA.C$3];&quot;&quot;)" table:style-name="ce77"/>
          <table:table-cell office:value-type="string" office:string-value="" table:formula="of:=IF(AND([DATA.E$28]=[.$I24];[DATA.F$28]=[.$J24]);[DATA.E$3];&quot;&quot;)" table:style-name="ce77"/>
          <table:table-cell office:value-type="string" office:string-value="" table:formula="of:=IF(AND([DATA.G$28]=[.$I24];[DATA.H$28]=[.$J24]);[DATA.G$3];&quot;&quot;)" table:style-name="ce77"/>
          <table:table-cell office:value-type="string" office:string-value="" table:formula="of:=IF(AND([DATA.I$28]=[.$I24];[DATA.J$28]=[.$J24]);[DATA.I$3];&quot;&quot;)" table:style-name="ce77"/>
          <table:table-cell office:value-type="string" office:string-value="" table:formula="of:=IF(AND([DATA.K$28]=[.$I24];[DATA.L$28]=[.$J24]);[DATA.K$3];&quot;&quot;)" table:style-name="ce77"/>
          <table:table-cell office:value-type="string" office:string-value="" table:formula="of:=IF(AND([DATA.M$28]=[.$I24];[DATA.N$28]=[.$J24]);[DATA.M$3];&quot;&quot;)" table:style-name="ce77"/>
          <table:table-cell office:value-type="string" office:string-value="" table:formula="of:=IF(AND([DATA.O$28]=[.$I24];[DATA.P$28]=[.$J24]);[DATA.O$3];&quot;&quot;)" table:style-name="ce77"/>
          <table:table-cell office:value-type="string" office:string-value="" table:formula="of:=IF(AND([DATA.Q$28]=[.$I24];[DATA.R$28]=[.$J24]);[DATA.Q$3];&quot;&quot;)" table:style-name="ce77"/>
          <table:table-cell office:value-type="string" office:string-value="" table:formula="of:=IF(AND([DATA.S$28]=[.$I24];[DATA.T$28]=[.$J24]);[DATA.S$3];&quot;&quot;)" table:style-name="ce77"/>
          <table:table-cell office:value-type="string" office:string-value="" table:formula="of:=IF(AND([DATA.U$28]=[.$I24];[DATA.V$28]=[.$J24]);[DATA.U$3];&quot;&quot;)" table:style-name="ce77"/>
          <table:table-cell office:value-type="string" office:string-value="" table:formula="of:=IF(AND([DATA.W$28]=[.$I24];[DATA.X$28]=[.$J24]);[DATA.W$3];&quot;&quot;)" table:style-name="ce77"/>
          <table:table-cell office:value-type="string" office:string-value="" table:formula="of:=IF(AND([DATA.Y$28]=[.$I24];[DATA.Z$28]=[.$J24]);[DATA.Y$3];&quot;&quot;)" table:style-name="ce77"/>
          <table:table-cell office:value-type="string" office:string-value="" table:formula="of:=IF(AND([DATA.AA$28]=[.$I24];[DATA.AB$28]=[.$J24]);[DATA.AA$3];&quot;&quot;)" table:style-name="ce77"/>
          <table:table-cell office:value-type="string" office:string-value="" table:formula="of:=IF(AND([DATA.AC$28]=[.$I24];[DATA.AD$28]=[.$J24]);[DATA.AC$3];&quot;&quot;)" table:style-name="ce77"/>
          <table:table-cell office:value-type="string" office:string-value="" table:formula="of:=IF(AND([DATA.AE$28]=[.$I24];[DATA.AF$28]=[.$J24]);[DATA.AE$3];&quot;&quot;)" table:style-name="ce77"/>
          <table:table-cell office:value-type="string" office:string-value="" table:formula="of:=IF(AND([DATA.AG$28]=[.$I24];[DATA.AH$28]=[.$J24]);[DATA.AG$3];&quot;&quot;)" table:style-name="ce77"/>
          <table:table-cell office:value-type="string" office:string-value="" table:formula="of:=IF(AND([DATA.AI$28]=[.$I24];[DATA.AJ$28]=[.$J24]);[DATA.AI$3];&quot;&quot;)" table:style-name="ce77"/>
          <table:table-cell office:value-type="string" office:string-value="" table:formula="of:=IF(AND([DATA.AK$28]=[.$I24];[DATA.AL$28]=[.$J24]);[DATA.AK$3];&quot;&quot;)" table:style-name="ce77"/>
          <table:table-cell office:value-type="string" office:string-value="" table:formula="of:=IF(AND([DATA.AM$28]=[.$I24];[DATA.AN$28]=[.$J24]);[DATA.AM$3];&quot;&quot;)" table:style-name="ce77"/>
          <table:table-cell office:value-type="string" office:string-value="" table:formula="of:=IF(AND([DATA.AO$28]=[.$I24];[DATA.AP$28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8]=[.$I25];[DATA.D$28]=[.$J25]);[DATA.C$3];&quot;&quot;)" table:style-name="ce77"/>
          <table:table-cell office:value-type="string" office:string-value="" table:formula="of:=IF(AND([DATA.E$28]=[.$I25];[DATA.F$28]=[.$J25]);[DATA.E$3];&quot;&quot;)" table:style-name="ce77"/>
          <table:table-cell office:value-type="string" office:string-value="" table:formula="of:=IF(AND([DATA.G$28]=[.$I25];[DATA.H$28]=[.$J25]);[DATA.G$3];&quot;&quot;)" table:style-name="ce77"/>
          <table:table-cell office:value-type="string" office:string-value="" table:formula="of:=IF(AND([DATA.I$28]=[.$I25];[DATA.J$28]=[.$J25]);[DATA.I$3];&quot;&quot;)" table:style-name="ce77"/>
          <table:table-cell office:value-type="string" office:string-value="" table:formula="of:=IF(AND([DATA.K$28]=[.$I25];[DATA.L$28]=[.$J25]);[DATA.K$3];&quot;&quot;)" table:style-name="ce77"/>
          <table:table-cell office:value-type="string" office:string-value="" table:formula="of:=IF(AND([DATA.M$28]=[.$I25];[DATA.N$28]=[.$J25]);[DATA.M$3];&quot;&quot;)" table:style-name="ce77"/>
          <table:table-cell office:value-type="string" office:string-value="" table:formula="of:=IF(AND([DATA.O$28]=[.$I25];[DATA.P$28]=[.$J25]);[DATA.O$3];&quot;&quot;)" table:style-name="ce77"/>
          <table:table-cell office:value-type="string" office:string-value="" table:formula="of:=IF(AND([DATA.Q$28]=[.$I25];[DATA.R$28]=[.$J25]);[DATA.Q$3];&quot;&quot;)" table:style-name="ce77"/>
          <table:table-cell office:value-type="string" office:string-value="" table:formula="of:=IF(AND([DATA.S$28]=[.$I25];[DATA.T$28]=[.$J25]);[DATA.S$3];&quot;&quot;)" table:style-name="ce77"/>
          <table:table-cell office:value-type="string" office:string-value="" table:formula="of:=IF(AND([DATA.U$28]=[.$I25];[DATA.V$28]=[.$J25]);[DATA.U$3];&quot;&quot;)" table:style-name="ce77"/>
          <table:table-cell office:value-type="string" office:string-value="" table:formula="of:=IF(AND([DATA.W$28]=[.$I25];[DATA.X$28]=[.$J25]);[DATA.W$3];&quot;&quot;)" table:style-name="ce77"/>
          <table:table-cell office:value-type="string" office:string-value="" table:formula="of:=IF(AND([DATA.Y$28]=[.$I25];[DATA.Z$28]=[.$J25]);[DATA.Y$3];&quot;&quot;)" table:style-name="ce77"/>
          <table:table-cell office:value-type="string" office:string-value="" table:formula="of:=IF(AND([DATA.AA$28]=[.$I25];[DATA.AB$28]=[.$J25]);[DATA.AA$3];&quot;&quot;)" table:style-name="ce77"/>
          <table:table-cell office:value-type="string" office:string-value="" table:formula="of:=IF(AND([DATA.AC$28]=[.$I25];[DATA.AD$28]=[.$J25]);[DATA.AC$3];&quot;&quot;)" table:style-name="ce77"/>
          <table:table-cell office:value-type="string" office:string-value="" table:formula="of:=IF(AND([DATA.AE$28]=[.$I25];[DATA.AF$28]=[.$J25]);[DATA.AE$3];&quot;&quot;)" table:style-name="ce77"/>
          <table:table-cell office:value-type="string" office:string-value="" table:formula="of:=IF(AND([DATA.AG$28]=[.$I25];[DATA.AH$28]=[.$J25]);[DATA.AG$3];&quot;&quot;)" table:style-name="ce77"/>
          <table:table-cell office:value-type="string" office:string-value="" table:formula="of:=IF(AND([DATA.AI$28]=[.$I25];[DATA.AJ$28]=[.$J25]);[DATA.AI$3];&quot;&quot;)" table:style-name="ce77"/>
          <table:table-cell office:value-type="string" office:string-value="" table:formula="of:=IF(AND([DATA.AK$28]=[.$I25];[DATA.AL$28]=[.$J25]);[DATA.AK$3];&quot;&quot;)" table:style-name="ce77"/>
          <table:table-cell office:value-type="string" office:string-value="" table:formula="of:=IF(AND([DATA.AM$28]=[.$I25];[DATA.AN$28]=[.$J25]);[DATA.AM$3];&quot;&quot;)" table:style-name="ce77"/>
          <table:table-cell office:value-type="string" office:string-value="" table:formula="of:=IF(AND([DATA.AO$28]=[.$I25];[DATA.AP$28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8]=[.$I26];[DATA.D$28]=[.$J26]);[DATA.C$3];&quot;&quot;)" table:style-name="ce77"/>
          <table:table-cell office:value-type="string" office:string-value="" table:formula="of:=IF(AND([DATA.E$28]=[.$I26];[DATA.F$28]=[.$J26]);[DATA.E$3];&quot;&quot;)" table:style-name="ce77"/>
          <table:table-cell office:value-type="string" office:string-value="" table:formula="of:=IF(AND([DATA.G$28]=[.$I26];[DATA.H$28]=[.$J26]);[DATA.G$3];&quot;&quot;)" table:style-name="ce77"/>
          <table:table-cell office:value-type="string" office:string-value="" table:formula="of:=IF(AND([DATA.I$28]=[.$I26];[DATA.J$28]=[.$J26]);[DATA.I$3];&quot;&quot;)" table:style-name="ce77"/>
          <table:table-cell office:value-type="string" office:string-value="" table:formula="of:=IF(AND([DATA.K$28]=[.$I26];[DATA.L$28]=[.$J26]);[DATA.K$3];&quot;&quot;)" table:style-name="ce77"/>
          <table:table-cell office:value-type="string" office:string-value="" table:formula="of:=IF(AND([DATA.M$28]=[.$I26];[DATA.N$28]=[.$J26]);[DATA.M$3];&quot;&quot;)" table:style-name="ce77"/>
          <table:table-cell office:value-type="string" office:string-value="" table:formula="of:=IF(AND([DATA.O$28]=[.$I26];[DATA.P$28]=[.$J26]);[DATA.O$3];&quot;&quot;)" table:style-name="ce77"/>
          <table:table-cell office:value-type="string" office:string-value="" table:formula="of:=IF(AND([DATA.Q$28]=[.$I26];[DATA.R$28]=[.$J26]);[DATA.Q$3];&quot;&quot;)" table:style-name="ce77"/>
          <table:table-cell office:value-type="string" office:string-value="" table:formula="of:=IF(AND([DATA.S$28]=[.$I26];[DATA.T$28]=[.$J26]);[DATA.S$3];&quot;&quot;)" table:style-name="ce77"/>
          <table:table-cell office:value-type="string" office:string-value="" table:formula="of:=IF(AND([DATA.U$28]=[.$I26];[DATA.V$28]=[.$J26]);[DATA.U$3];&quot;&quot;)" table:style-name="ce77"/>
          <table:table-cell office:value-type="string" office:string-value="" table:formula="of:=IF(AND([DATA.W$28]=[.$I26];[DATA.X$28]=[.$J26]);[DATA.W$3];&quot;&quot;)" table:style-name="ce77"/>
          <table:table-cell office:value-type="string" office:string-value="" table:formula="of:=IF(AND([DATA.Y$28]=[.$I26];[DATA.Z$28]=[.$J26]);[DATA.Y$3];&quot;&quot;)" table:style-name="ce77"/>
          <table:table-cell office:value-type="string" office:string-value="" table:formula="of:=IF(AND([DATA.AA$28]=[.$I26];[DATA.AB$28]=[.$J26]);[DATA.AA$3];&quot;&quot;)" table:style-name="ce77"/>
          <table:table-cell office:value-type="string" office:string-value="" table:formula="of:=IF(AND([DATA.AC$28]=[.$I26];[DATA.AD$28]=[.$J26]);[DATA.AC$3];&quot;&quot;)" table:style-name="ce77"/>
          <table:table-cell office:value-type="string" office:string-value="" table:formula="of:=IF(AND([DATA.AE$28]=[.$I26];[DATA.AF$28]=[.$J26]);[DATA.AE$3];&quot;&quot;)" table:style-name="ce77"/>
          <table:table-cell office:value-type="string" office:string-value="" table:formula="of:=IF(AND([DATA.AG$28]=[.$I26];[DATA.AH$28]=[.$J26]);[DATA.AG$3];&quot;&quot;)" table:style-name="ce77"/>
          <table:table-cell office:value-type="string" office:string-value="" table:formula="of:=IF(AND([DATA.AI$28]=[.$I26];[DATA.AJ$28]=[.$J26]);[DATA.AI$3];&quot;&quot;)" table:style-name="ce77"/>
          <table:table-cell office:value-type="string" office:string-value="" table:formula="of:=IF(AND([DATA.AK$28]=[.$I26];[DATA.AL$28]=[.$J26]);[DATA.AK$3];&quot;&quot;)" table:style-name="ce77"/>
          <table:table-cell office:value-type="string" office:string-value="" table:formula="of:=IF(AND([DATA.AM$28]=[.$I26];[DATA.AN$28]=[.$J26]);[DATA.AM$3];&quot;&quot;)" table:style-name="ce77"/>
          <table:table-cell office:value-type="string" office:string-value="" table:formula="of:=IF(AND([DATA.AO$28]=[.$I26];[DATA.AP$28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8]=[.$I27];[DATA.D$28]=[.$J27]);[DATA.C$3];&quot;&quot;)" table:style-name="ce77"/>
          <table:table-cell office:value-type="string" office:string-value="" table:formula="of:=IF(AND([DATA.E$28]=[.$I27];[DATA.F$28]=[.$J27]);[DATA.E$3];&quot;&quot;)" table:style-name="ce77"/>
          <table:table-cell office:value-type="string" office:string-value="" table:formula="of:=IF(AND([DATA.G$28]=[.$I27];[DATA.H$28]=[.$J27]);[DATA.G$3];&quot;&quot;)" table:style-name="ce77"/>
          <table:table-cell office:value-type="string" office:string-value="" table:formula="of:=IF(AND([DATA.I$28]=[.$I27];[DATA.J$28]=[.$J27]);[DATA.I$3];&quot;&quot;)" table:style-name="ce77"/>
          <table:table-cell office:value-type="string" office:string-value="" table:formula="of:=IF(AND([DATA.K$28]=[.$I27];[DATA.L$28]=[.$J27]);[DATA.K$3];&quot;&quot;)" table:style-name="ce77"/>
          <table:table-cell office:value-type="string" office:string-value="" table:formula="of:=IF(AND([DATA.M$28]=[.$I27];[DATA.N$28]=[.$J27]);[DATA.M$3];&quot;&quot;)" table:style-name="ce77"/>
          <table:table-cell office:value-type="string" office:string-value="" table:formula="of:=IF(AND([DATA.O$28]=[.$I27];[DATA.P$28]=[.$J27]);[DATA.O$3];&quot;&quot;)" table:style-name="ce77"/>
          <table:table-cell office:value-type="string" office:string-value="" table:formula="of:=IF(AND([DATA.Q$28]=[.$I27];[DATA.R$28]=[.$J27]);[DATA.Q$3];&quot;&quot;)" table:style-name="ce77"/>
          <table:table-cell office:value-type="string" office:string-value="" table:formula="of:=IF(AND([DATA.S$28]=[.$I27];[DATA.T$28]=[.$J27]);[DATA.S$3];&quot;&quot;)" table:style-name="ce77"/>
          <table:table-cell office:value-type="string" office:string-value="" table:formula="of:=IF(AND([DATA.U$28]=[.$I27];[DATA.V$28]=[.$J27]);[DATA.U$3];&quot;&quot;)" table:style-name="ce77"/>
          <table:table-cell office:value-type="string" office:string-value="" table:formula="of:=IF(AND([DATA.W$28]=[.$I27];[DATA.X$28]=[.$J27]);[DATA.W$3];&quot;&quot;)" table:style-name="ce77"/>
          <table:table-cell office:value-type="string" office:string-value="" table:formula="of:=IF(AND([DATA.Y$28]=[.$I27];[DATA.Z$28]=[.$J27]);[DATA.Y$3];&quot;&quot;)" table:style-name="ce77"/>
          <table:table-cell office:value-type="string" office:string-value="" table:formula="of:=IF(AND([DATA.AA$28]=[.$I27];[DATA.AB$28]=[.$J27]);[DATA.AA$3];&quot;&quot;)" table:style-name="ce77"/>
          <table:table-cell office:value-type="string" office:string-value="" table:formula="of:=IF(AND([DATA.AC$28]=[.$I27];[DATA.AD$28]=[.$J27]);[DATA.AC$3];&quot;&quot;)" table:style-name="ce77"/>
          <table:table-cell office:value-type="string" office:string-value="" table:formula="of:=IF(AND([DATA.AE$28]=[.$I27];[DATA.AF$28]=[.$J27]);[DATA.AE$3];&quot;&quot;)" table:style-name="ce77"/>
          <table:table-cell office:value-type="string" office:string-value="" table:formula="of:=IF(AND([DATA.AG$28]=[.$I27];[DATA.AH$28]=[.$J27]);[DATA.AG$3];&quot;&quot;)" table:style-name="ce77"/>
          <table:table-cell office:value-type="string" office:string-value="" table:formula="of:=IF(AND([DATA.AI$28]=[.$I27];[DATA.AJ$28]=[.$J27]);[DATA.AI$3];&quot;&quot;)" table:style-name="ce77"/>
          <table:table-cell office:value-type="string" office:string-value="" table:formula="of:=IF(AND([DATA.AK$28]=[.$I27];[DATA.AL$28]=[.$J27]);[DATA.AK$3];&quot;&quot;)" table:style-name="ce77"/>
          <table:table-cell office:value-type="string" office:string-value="" table:formula="of:=IF(AND([DATA.AM$28]=[.$I27];[DATA.AN$28]=[.$J27]);[DATA.AM$3];&quot;&quot;)" table:style-name="ce77"/>
          <table:table-cell office:value-type="string" office:string-value="" table:formula="of:=IF(AND([DATA.AO$28]=[.$I27];[DATA.AP$28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6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6" table:formula="of:=IF([COMPETENCIES.B8]=&quot;&quot;;&quot;UNUSED_6&quot;;[COMPETENCIES.B8])" table:style-name="ce3">
            <text:p>UNUSED_6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53" draw:style-name="a139" draw:name="Text Box 2" svg:x="0.33333in" svg:y="0.25in" svg:width="1.58333in" svg:height="0.54167in">
              <draw:text-box>
                <text:p text:style-name="a136" text:class-names="" text:cond-style-name=""><text:span text:style-name="a135" text:class-names="">Something<text:s text:c="1"/></text:span></text:p>
                <text:p text:style-name="a138" text:class-names="" text:cond-style-name=""><text:span text:style-name="a13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6" table:formula="of:=[.A1]" table:style-name="ce74">
            <text:p>UNUSED_6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54" draw:style-name="a144" draw:name="Text Box 3" svg:x="0.23611in" svg:y="0.41667in" svg:width="1.58333in" svg:height="0.54167in">
              <draw:text-box>
                <text:p text:style-name="a141" text:class-names="" text:cond-style-name=""><text:span text:style-name="a140" text:class-names="">Something<text:s text:c="1"/></text:span></text:p>
                <text:p text:style-name="a143" text:class-names="" text:cond-style-name=""><text:span text:style-name="a14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9]=[.$I13];[DATA.D$29]=[.$J13]);[DATA.C$3];&quot;&quot;)" table:style-name="ce77"/>
          <table:table-cell office:value-type="string" office:string-value="" table:formula="of:=IF(AND([DATA.E$29]=[.$I13];[DATA.F$29]=[.$J13]);[DATA.E$3];&quot;&quot;)" table:style-name="ce77"/>
          <table:table-cell office:value-type="string" office:string-value="" table:formula="of:=IF(AND([DATA.G$29]=[.$I13];[DATA.H$29]=[.$J13]);[DATA.G$3];&quot;&quot;)" table:style-name="ce77"/>
          <table:table-cell office:value-type="string" office:string-value="" table:formula="of:=IF(AND([DATA.I$29]=[.$I13];[DATA.J$29]=[.$J13]);[DATA.I$3];&quot;&quot;)" table:style-name="ce77"/>
          <table:table-cell office:value-type="string" office:string-value="" table:formula="of:=IF(AND([DATA.K$29]=[.$I13];[DATA.L$29]=[.$J13]);[DATA.K$3];&quot;&quot;)" table:style-name="ce77"/>
          <table:table-cell office:value-type="string" office:string-value="" table:formula="of:=IF(AND([DATA.M$29]=[.$I13];[DATA.N$29]=[.$J13]);[DATA.M$3];&quot;&quot;)" table:style-name="ce77"/>
          <table:table-cell office:value-type="string" office:string-value="" table:formula="of:=IF(AND([DATA.O$29]=[.$I13];[DATA.P$29]=[.$J13]);[DATA.O$3];&quot;&quot;)" table:style-name="ce77"/>
          <table:table-cell office:value-type="string" office:string-value="" table:formula="of:=IF(AND([DATA.Q$29]=[.$I13];[DATA.R$29]=[.$J13]);[DATA.Q$3];&quot;&quot;)" table:style-name="ce77"/>
          <table:table-cell office:value-type="string" office:string-value="" table:formula="of:=IF(AND([DATA.S$29]=[.$I13];[DATA.T$29]=[.$J13]);[DATA.S$3];&quot;&quot;)" table:style-name="ce77"/>
          <table:table-cell office:value-type="string" office:string-value="" table:formula="of:=IF(AND([DATA.U$29]=[.$I13];[DATA.V$29]=[.$J13]);[DATA.U$3];&quot;&quot;)" table:style-name="ce77"/>
          <table:table-cell office:value-type="string" office:string-value="" table:formula="of:=IF(AND([DATA.W$29]=[.$I13];[DATA.X$29]=[.$J13]);[DATA.W$3];&quot;&quot;)" table:style-name="ce77"/>
          <table:table-cell office:value-type="string" office:string-value="" table:formula="of:=IF(AND([DATA.Y$29]=[.$I13];[DATA.Z$29]=[.$J13]);[DATA.Y$3];&quot;&quot;)" table:style-name="ce77"/>
          <table:table-cell office:value-type="string" office:string-value="" table:formula="of:=IF(AND([DATA.AA$29]=[.$I13];[DATA.AB$29]=[.$J13]);[DATA.AA$3];&quot;&quot;)" table:style-name="ce77"/>
          <table:table-cell office:value-type="string" office:string-value="" table:formula="of:=IF(AND([DATA.AC$29]=[.$I13];[DATA.AD$29]=[.$J13]);[DATA.AC$3];&quot;&quot;)" table:style-name="ce77"/>
          <table:table-cell office:value-type="string" office:string-value="" table:formula="of:=IF(AND([DATA.AE$29]=[.$I13];[DATA.AF$29]=[.$J13]);[DATA.AE$3];&quot;&quot;)" table:style-name="ce77"/>
          <table:table-cell office:value-type="string" office:string-value="" table:formula="of:=IF(AND([DATA.AG$29]=[.$I13];[DATA.AH$29]=[.$J13]);[DATA.AG$3];&quot;&quot;)" table:style-name="ce77"/>
          <table:table-cell office:value-type="string" office:string-value="" table:formula="of:=IF(AND([DATA.AI$29]=[.$I13];[DATA.AJ$29]=[.$J13]);[DATA.AI$3];&quot;&quot;)" table:style-name="ce77"/>
          <table:table-cell office:value-type="string" office:string-value="" table:formula="of:=IF(AND([DATA.AK$29]=[.$I13];[DATA.AL$29]=[.$J13]);[DATA.AK$3];&quot;&quot;)" table:style-name="ce77"/>
          <table:table-cell office:value-type="string" office:string-value="" table:formula="of:=IF(AND([DATA.AM$29]=[.$I13];[DATA.AN$29]=[.$J13]);[DATA.AM$3];&quot;&quot;)" table:style-name="ce77"/>
          <table:table-cell office:value-type="string" office:string-value="" table:formula="of:=IF(AND([DATA.AO$29]=[.$I13];[DATA.AP$29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9]=[.$I14];[DATA.D$29]=[.$J14]);[DATA.C$3];&quot;&quot;)" table:style-name="ce77"/>
          <table:table-cell office:value-type="string" office:string-value="" table:formula="of:=IF(AND([DATA.E$29]=[.$I14];[DATA.F$29]=[.$J14]);[DATA.E$3];&quot;&quot;)" table:style-name="ce77"/>
          <table:table-cell office:value-type="string" office:string-value="" table:formula="of:=IF(AND([DATA.G$29]=[.$I14];[DATA.H$29]=[.$J14]);[DATA.G$3];&quot;&quot;)" table:style-name="ce77"/>
          <table:table-cell office:value-type="string" office:string-value="" table:formula="of:=IF(AND([DATA.I$29]=[.$I14];[DATA.J$29]=[.$J14]);[DATA.I$3];&quot;&quot;)" table:style-name="ce77"/>
          <table:table-cell office:value-type="string" office:string-value="" table:formula="of:=IF(AND([DATA.K$29]=[.$I14];[DATA.L$29]=[.$J14]);[DATA.K$3];&quot;&quot;)" table:style-name="ce77"/>
          <table:table-cell office:value-type="string" office:string-value="" table:formula="of:=IF(AND([DATA.M$29]=[.$I14];[DATA.N$29]=[.$J14]);[DATA.M$3];&quot;&quot;)" table:style-name="ce77"/>
          <table:table-cell office:value-type="string" office:string-value="" table:formula="of:=IF(AND([DATA.O$29]=[.$I14];[DATA.P$29]=[.$J14]);[DATA.O$3];&quot;&quot;)" table:style-name="ce77"/>
          <table:table-cell office:value-type="string" office:string-value="" table:formula="of:=IF(AND([DATA.Q$29]=[.$I14];[DATA.R$29]=[.$J14]);[DATA.Q$3];&quot;&quot;)" table:style-name="ce77"/>
          <table:table-cell office:value-type="string" office:string-value="" table:formula="of:=IF(AND([DATA.S$29]=[.$I14];[DATA.T$29]=[.$J14]);[DATA.S$3];&quot;&quot;)" table:style-name="ce77"/>
          <table:table-cell office:value-type="string" office:string-value="" table:formula="of:=IF(AND([DATA.U$29]=[.$I14];[DATA.V$29]=[.$J14]);[DATA.U$3];&quot;&quot;)" table:style-name="ce77"/>
          <table:table-cell office:value-type="string" office:string-value="" table:formula="of:=IF(AND([DATA.W$29]=[.$I14];[DATA.X$29]=[.$J14]);[DATA.W$3];&quot;&quot;)" table:style-name="ce77"/>
          <table:table-cell office:value-type="string" office:string-value="" table:formula="of:=IF(AND([DATA.Y$29]=[.$I14];[DATA.Z$29]=[.$J14]);[DATA.Y$3];&quot;&quot;)" table:style-name="ce77"/>
          <table:table-cell office:value-type="string" office:string-value="" table:formula="of:=IF(AND([DATA.AA$29]=[.$I14];[DATA.AB$29]=[.$J14]);[DATA.AA$3];&quot;&quot;)" table:style-name="ce77"/>
          <table:table-cell office:value-type="string" office:string-value="" table:formula="of:=IF(AND([DATA.AC$29]=[.$I14];[DATA.AD$29]=[.$J14]);[DATA.AC$3];&quot;&quot;)" table:style-name="ce77"/>
          <table:table-cell office:value-type="string" office:string-value="" table:formula="of:=IF(AND([DATA.AE$29]=[.$I14];[DATA.AF$29]=[.$J14]);[DATA.AE$3];&quot;&quot;)" table:style-name="ce77"/>
          <table:table-cell office:value-type="string" office:string-value="" table:formula="of:=IF(AND([DATA.AG$29]=[.$I14];[DATA.AH$29]=[.$J14]);[DATA.AG$3];&quot;&quot;)" table:style-name="ce77"/>
          <table:table-cell office:value-type="string" office:string-value="" table:formula="of:=IF(AND([DATA.AI$29]=[.$I14];[DATA.AJ$29]=[.$J14]);[DATA.AI$3];&quot;&quot;)" table:style-name="ce77"/>
          <table:table-cell office:value-type="string" office:string-value="" table:formula="of:=IF(AND([DATA.AK$29]=[.$I14];[DATA.AL$29]=[.$J14]);[DATA.AK$3];&quot;&quot;)" table:style-name="ce77"/>
          <table:table-cell office:value-type="string" office:string-value="" table:formula="of:=IF(AND([DATA.AM$29]=[.$I14];[DATA.AN$29]=[.$J14]);[DATA.AM$3];&quot;&quot;)" table:style-name="ce77"/>
          <table:table-cell office:value-type="string" office:string-value="" table:formula="of:=IF(AND([DATA.AO$29]=[.$I14];[DATA.AP$29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9]=[.$I15];[DATA.D$29]=[.$J15]);[DATA.C$3];&quot;&quot;)" table:style-name="ce77"/>
          <table:table-cell office:value-type="string" office:string-value="" table:formula="of:=IF(AND([DATA.E$29]=[.$I15];[DATA.F$29]=[.$J15]);[DATA.E$3];&quot;&quot;)" table:style-name="ce77"/>
          <table:table-cell office:value-type="string" office:string-value="" table:formula="of:=IF(AND([DATA.G$29]=[.$I15];[DATA.H$29]=[.$J15]);[DATA.G$3];&quot;&quot;)" table:style-name="ce77"/>
          <table:table-cell office:value-type="string" office:string-value="" table:formula="of:=IF(AND([DATA.I$29]=[.$I15];[DATA.J$29]=[.$J15]);[DATA.I$3];&quot;&quot;)" table:style-name="ce77"/>
          <table:table-cell office:value-type="string" office:string-value="" table:formula="of:=IF(AND([DATA.K$29]=[.$I15];[DATA.L$29]=[.$J15]);[DATA.K$3];&quot;&quot;)" table:style-name="ce77"/>
          <table:table-cell office:value-type="string" office:string-value="" table:formula="of:=IF(AND([DATA.M$29]=[.$I15];[DATA.N$29]=[.$J15]);[DATA.M$3];&quot;&quot;)" table:style-name="ce77"/>
          <table:table-cell office:value-type="string" office:string-value="" table:formula="of:=IF(AND([DATA.O$29]=[.$I15];[DATA.P$29]=[.$J15]);[DATA.O$3];&quot;&quot;)" table:style-name="ce77"/>
          <table:table-cell office:value-type="string" office:string-value="" table:formula="of:=IF(AND([DATA.Q$29]=[.$I15];[DATA.R$29]=[.$J15]);[DATA.Q$3];&quot;&quot;)" table:style-name="ce77"/>
          <table:table-cell office:value-type="string" office:string-value="" table:formula="of:=IF(AND([DATA.S$29]=[.$I15];[DATA.T$29]=[.$J15]);[DATA.S$3];&quot;&quot;)" table:style-name="ce77"/>
          <table:table-cell office:value-type="string" office:string-value="" table:formula="of:=IF(AND([DATA.U$29]=[.$I15];[DATA.V$29]=[.$J15]);[DATA.U$3];&quot;&quot;)" table:style-name="ce77"/>
          <table:table-cell office:value-type="string" office:string-value="" table:formula="of:=IF(AND([DATA.W$29]=[.$I15];[DATA.X$29]=[.$J15]);[DATA.W$3];&quot;&quot;)" table:style-name="ce77"/>
          <table:table-cell office:value-type="string" office:string-value="" table:formula="of:=IF(AND([DATA.Y$29]=[.$I15];[DATA.Z$29]=[.$J15]);[DATA.Y$3];&quot;&quot;)" table:style-name="ce77"/>
          <table:table-cell office:value-type="string" office:string-value="" table:formula="of:=IF(AND([DATA.AA$29]=[.$I15];[DATA.AB$29]=[.$J15]);[DATA.AA$3];&quot;&quot;)" table:style-name="ce77"/>
          <table:table-cell office:value-type="string" office:string-value="" table:formula="of:=IF(AND([DATA.AC$29]=[.$I15];[DATA.AD$29]=[.$J15]);[DATA.AC$3];&quot;&quot;)" table:style-name="ce77"/>
          <table:table-cell office:value-type="string" office:string-value="" table:formula="of:=IF(AND([DATA.AE$29]=[.$I15];[DATA.AF$29]=[.$J15]);[DATA.AE$3];&quot;&quot;)" table:style-name="ce77"/>
          <table:table-cell office:value-type="string" office:string-value="" table:formula="of:=IF(AND([DATA.AG$29]=[.$I15];[DATA.AH$29]=[.$J15]);[DATA.AG$3];&quot;&quot;)" table:style-name="ce77"/>
          <table:table-cell office:value-type="string" office:string-value="" table:formula="of:=IF(AND([DATA.AI$29]=[.$I15];[DATA.AJ$29]=[.$J15]);[DATA.AI$3];&quot;&quot;)" table:style-name="ce77"/>
          <table:table-cell office:value-type="string" office:string-value="" table:formula="of:=IF(AND([DATA.AK$29]=[.$I15];[DATA.AL$29]=[.$J15]);[DATA.AK$3];&quot;&quot;)" table:style-name="ce77"/>
          <table:table-cell office:value-type="string" office:string-value="" table:formula="of:=IF(AND([DATA.AM$29]=[.$I15];[DATA.AN$29]=[.$J15]);[DATA.AM$3];&quot;&quot;)" table:style-name="ce77"/>
          <table:table-cell office:value-type="string" office:string-value="" table:formula="of:=IF(AND([DATA.AO$29]=[.$I15];[DATA.AP$29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9]=[.$I16];[DATA.D$29]=[.$J16]);[DATA.C$3];&quot;&quot;)" table:style-name="ce77"/>
          <table:table-cell office:value-type="string" office:string-value="" table:formula="of:=IF(AND([DATA.E$29]=[.$I16];[DATA.F$29]=[.$J16]);[DATA.E$3];&quot;&quot;)" table:style-name="ce77"/>
          <table:table-cell office:value-type="string" office:string-value="" table:formula="of:=IF(AND([DATA.G$29]=[.$I16];[DATA.H$29]=[.$J16]);[DATA.G$3];&quot;&quot;)" table:style-name="ce77"/>
          <table:table-cell office:value-type="string" office:string-value="" table:formula="of:=IF(AND([DATA.I$29]=[.$I16];[DATA.J$29]=[.$J16]);[DATA.I$3];&quot;&quot;)" table:style-name="ce77"/>
          <table:table-cell office:value-type="string" office:string-value="" table:formula="of:=IF(AND([DATA.K$29]=[.$I16];[DATA.L$29]=[.$J16]);[DATA.K$3];&quot;&quot;)" table:style-name="ce77"/>
          <table:table-cell office:value-type="string" office:string-value="" table:formula="of:=IF(AND([DATA.M$29]=[.$I16];[DATA.N$29]=[.$J16]);[DATA.M$3];&quot;&quot;)" table:style-name="ce77"/>
          <table:table-cell office:value-type="string" office:string-value="" table:formula="of:=IF(AND([DATA.O$29]=[.$I16];[DATA.P$29]=[.$J16]);[DATA.O$3];&quot;&quot;)" table:style-name="ce77"/>
          <table:table-cell office:value-type="string" office:string-value="" table:formula="of:=IF(AND([DATA.Q$29]=[.$I16];[DATA.R$29]=[.$J16]);[DATA.Q$3];&quot;&quot;)" table:style-name="ce77"/>
          <table:table-cell office:value-type="string" office:string-value="" table:formula="of:=IF(AND([DATA.S$29]=[.$I16];[DATA.T$29]=[.$J16]);[DATA.S$3];&quot;&quot;)" table:style-name="ce77"/>
          <table:table-cell office:value-type="string" office:string-value="" table:formula="of:=IF(AND([DATA.U$29]=[.$I16];[DATA.V$29]=[.$J16]);[DATA.U$3];&quot;&quot;)" table:style-name="ce77"/>
          <table:table-cell office:value-type="string" office:string-value="" table:formula="of:=IF(AND([DATA.W$29]=[.$I16];[DATA.X$29]=[.$J16]);[DATA.W$3];&quot;&quot;)" table:style-name="ce77"/>
          <table:table-cell office:value-type="string" office:string-value="" table:formula="of:=IF(AND([DATA.Y$29]=[.$I16];[DATA.Z$29]=[.$J16]);[DATA.Y$3];&quot;&quot;)" table:style-name="ce77"/>
          <table:table-cell office:value-type="string" office:string-value="" table:formula="of:=IF(AND([DATA.AA$29]=[.$I16];[DATA.AB$29]=[.$J16]);[DATA.AA$3];&quot;&quot;)" table:style-name="ce77"/>
          <table:table-cell office:value-type="string" office:string-value="" table:formula="of:=IF(AND([DATA.AC$29]=[.$I16];[DATA.AD$29]=[.$J16]);[DATA.AC$3];&quot;&quot;)" table:style-name="ce77"/>
          <table:table-cell office:value-type="string" office:string-value="" table:formula="of:=IF(AND([DATA.AE$29]=[.$I16];[DATA.AF$29]=[.$J16]);[DATA.AE$3];&quot;&quot;)" table:style-name="ce77"/>
          <table:table-cell office:value-type="string" office:string-value="" table:formula="of:=IF(AND([DATA.AG$29]=[.$I16];[DATA.AH$29]=[.$J16]);[DATA.AG$3];&quot;&quot;)" table:style-name="ce77"/>
          <table:table-cell office:value-type="string" office:string-value="" table:formula="of:=IF(AND([DATA.AI$29]=[.$I16];[DATA.AJ$29]=[.$J16]);[DATA.AI$3];&quot;&quot;)" table:style-name="ce77"/>
          <table:table-cell office:value-type="string" office:string-value="" table:formula="of:=IF(AND([DATA.AK$29]=[.$I16];[DATA.AL$29]=[.$J16]);[DATA.AK$3];&quot;&quot;)" table:style-name="ce77"/>
          <table:table-cell office:value-type="string" office:string-value="" table:formula="of:=IF(AND([DATA.AM$29]=[.$I16];[DATA.AN$29]=[.$J16]);[DATA.AM$3];&quot;&quot;)" table:style-name="ce77"/>
          <table:table-cell office:value-type="string" office:string-value="" table:formula="of:=IF(AND([DATA.AO$29]=[.$I16];[DATA.AP$29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9]=[.$I17];[DATA.D$29]=[.$J17]);[DATA.C$3];&quot;&quot;)" table:style-name="ce77"/>
          <table:table-cell office:value-type="string" office:string-value="" table:formula="of:=IF(AND([DATA.E$29]=[.$I17];[DATA.F$29]=[.$J17]);[DATA.E$3];&quot;&quot;)" table:style-name="ce77"/>
          <table:table-cell office:value-type="string" office:string-value="" table:formula="of:=IF(AND([DATA.G$29]=[.$I17];[DATA.H$29]=[.$J17]);[DATA.G$3];&quot;&quot;)" table:style-name="ce77"/>
          <table:table-cell office:value-type="string" office:string-value="" table:formula="of:=IF(AND([DATA.I$29]=[.$I17];[DATA.J$29]=[.$J17]);[DATA.I$3];&quot;&quot;)" table:style-name="ce77"/>
          <table:table-cell office:value-type="string" office:string-value="" table:formula="of:=IF(AND([DATA.K$29]=[.$I17];[DATA.L$29]=[.$J17]);[DATA.K$3];&quot;&quot;)" table:style-name="ce77"/>
          <table:table-cell office:value-type="string" office:string-value="" table:formula="of:=IF(AND([DATA.M$29]=[.$I17];[DATA.N$29]=[.$J17]);[DATA.M$3];&quot;&quot;)" table:style-name="ce77"/>
          <table:table-cell office:value-type="string" office:string-value="" table:formula="of:=IF(AND([DATA.O$29]=[.$I17];[DATA.P$29]=[.$J17]);[DATA.O$3];&quot;&quot;)" table:style-name="ce77"/>
          <table:table-cell office:value-type="string" office:string-value="" table:formula="of:=IF(AND([DATA.Q$29]=[.$I17];[DATA.R$29]=[.$J17]);[DATA.Q$3];&quot;&quot;)" table:style-name="ce77"/>
          <table:table-cell office:value-type="string" office:string-value="" table:formula="of:=IF(AND([DATA.S$29]=[.$I17];[DATA.T$29]=[.$J17]);[DATA.S$3];&quot;&quot;)" table:style-name="ce77"/>
          <table:table-cell office:value-type="string" office:string-value="" table:formula="of:=IF(AND([DATA.U$29]=[.$I17];[DATA.V$29]=[.$J17]);[DATA.U$3];&quot;&quot;)" table:style-name="ce77"/>
          <table:table-cell office:value-type="string" office:string-value="" table:formula="of:=IF(AND([DATA.W$29]=[.$I17];[DATA.X$29]=[.$J17]);[DATA.W$3];&quot;&quot;)" table:style-name="ce77"/>
          <table:table-cell office:value-type="string" office:string-value="" table:formula="of:=IF(AND([DATA.Y$29]=[.$I17];[DATA.Z$29]=[.$J17]);[DATA.Y$3];&quot;&quot;)" table:style-name="ce77"/>
          <table:table-cell office:value-type="string" office:string-value="" table:formula="of:=IF(AND([DATA.AA$29]=[.$I17];[DATA.AB$29]=[.$J17]);[DATA.AA$3];&quot;&quot;)" table:style-name="ce77"/>
          <table:table-cell office:value-type="string" office:string-value="" table:formula="of:=IF(AND([DATA.AC$29]=[.$I17];[DATA.AD$29]=[.$J17]);[DATA.AC$3];&quot;&quot;)" table:style-name="ce77"/>
          <table:table-cell office:value-type="string" office:string-value="" table:formula="of:=IF(AND([DATA.AE$29]=[.$I17];[DATA.AF$29]=[.$J17]);[DATA.AE$3];&quot;&quot;)" table:style-name="ce77"/>
          <table:table-cell office:value-type="string" office:string-value="" table:formula="of:=IF(AND([DATA.AG$29]=[.$I17];[DATA.AH$29]=[.$J17]);[DATA.AG$3];&quot;&quot;)" table:style-name="ce77"/>
          <table:table-cell office:value-type="string" office:string-value="" table:formula="of:=IF(AND([DATA.AI$29]=[.$I17];[DATA.AJ$29]=[.$J17]);[DATA.AI$3];&quot;&quot;)" table:style-name="ce77"/>
          <table:table-cell office:value-type="string" office:string-value="" table:formula="of:=IF(AND([DATA.AK$29]=[.$I17];[DATA.AL$29]=[.$J17]);[DATA.AK$3];&quot;&quot;)" table:style-name="ce77"/>
          <table:table-cell office:value-type="string" office:string-value="" table:formula="of:=IF(AND([DATA.AM$29]=[.$I17];[DATA.AN$29]=[.$J17]);[DATA.AM$3];&quot;&quot;)" table:style-name="ce77"/>
          <table:table-cell office:value-type="string" office:string-value="" table:formula="of:=IF(AND([DATA.AO$29]=[.$I17];[DATA.AP$29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9]=[.$I18];[DATA.D$29]=[.$J18]);[DATA.C$3];&quot;&quot;)" table:style-name="ce77"/>
          <table:table-cell office:value-type="string" office:string-value="" table:formula="of:=IF(AND([DATA.E$29]=[.$I18];[DATA.F$29]=[.$J18]);[DATA.E$3];&quot;&quot;)" table:style-name="ce77"/>
          <table:table-cell office:value-type="string" office:string-value="" table:formula="of:=IF(AND([DATA.G$29]=[.$I18];[DATA.H$29]=[.$J18]);[DATA.G$3];&quot;&quot;)" table:style-name="ce77"/>
          <table:table-cell office:value-type="string" office:string-value="" table:formula="of:=IF(AND([DATA.I$29]=[.$I18];[DATA.J$29]=[.$J18]);[DATA.I$3];&quot;&quot;)" table:style-name="ce77"/>
          <table:table-cell office:value-type="string" office:string-value="" table:formula="of:=IF(AND([DATA.K$29]=[.$I18];[DATA.L$29]=[.$J18]);[DATA.K$3];&quot;&quot;)" table:style-name="ce77"/>
          <table:table-cell office:value-type="string" office:string-value="" table:formula="of:=IF(AND([DATA.M$29]=[.$I18];[DATA.N$29]=[.$J18]);[DATA.M$3];&quot;&quot;)" table:style-name="ce77"/>
          <table:table-cell office:value-type="string" office:string-value="" table:formula="of:=IF(AND([DATA.O$29]=[.$I18];[DATA.P$29]=[.$J18]);[DATA.O$3];&quot;&quot;)" table:style-name="ce77"/>
          <table:table-cell office:value-type="string" office:string-value="" table:formula="of:=IF(AND([DATA.Q$29]=[.$I18];[DATA.R$29]=[.$J18]);[DATA.Q$3];&quot;&quot;)" table:style-name="ce77"/>
          <table:table-cell office:value-type="string" office:string-value="" table:formula="of:=IF(AND([DATA.S$29]=[.$I18];[DATA.T$29]=[.$J18]);[DATA.S$3];&quot;&quot;)" table:style-name="ce77"/>
          <table:table-cell office:value-type="string" office:string-value="" table:formula="of:=IF(AND([DATA.U$29]=[.$I18];[DATA.V$29]=[.$J18]);[DATA.U$3];&quot;&quot;)" table:style-name="ce77"/>
          <table:table-cell office:value-type="string" office:string-value="" table:formula="of:=IF(AND([DATA.W$29]=[.$I18];[DATA.X$29]=[.$J18]);[DATA.W$3];&quot;&quot;)" table:style-name="ce77"/>
          <table:table-cell office:value-type="string" office:string-value="" table:formula="of:=IF(AND([DATA.Y$29]=[.$I18];[DATA.Z$29]=[.$J18]);[DATA.Y$3];&quot;&quot;)" table:style-name="ce77"/>
          <table:table-cell office:value-type="string" office:string-value="" table:formula="of:=IF(AND([DATA.AA$29]=[.$I18];[DATA.AB$29]=[.$J18]);[DATA.AA$3];&quot;&quot;)" table:style-name="ce77"/>
          <table:table-cell office:value-type="string" office:string-value="" table:formula="of:=IF(AND([DATA.AC$29]=[.$I18];[DATA.AD$29]=[.$J18]);[DATA.AC$3];&quot;&quot;)" table:style-name="ce77"/>
          <table:table-cell office:value-type="string" office:string-value="" table:formula="of:=IF(AND([DATA.AE$29]=[.$I18];[DATA.AF$29]=[.$J18]);[DATA.AE$3];&quot;&quot;)" table:style-name="ce77"/>
          <table:table-cell office:value-type="string" office:string-value="" table:formula="of:=IF(AND([DATA.AG$29]=[.$I18];[DATA.AH$29]=[.$J18]);[DATA.AG$3];&quot;&quot;)" table:style-name="ce77"/>
          <table:table-cell office:value-type="string" office:string-value="" table:formula="of:=IF(AND([DATA.AI$29]=[.$I18];[DATA.AJ$29]=[.$J18]);[DATA.AI$3];&quot;&quot;)" table:style-name="ce77"/>
          <table:table-cell office:value-type="string" office:string-value="" table:formula="of:=IF(AND([DATA.AK$29]=[.$I18];[DATA.AL$29]=[.$J18]);[DATA.AK$3];&quot;&quot;)" table:style-name="ce77"/>
          <table:table-cell office:value-type="string" office:string-value="" table:formula="of:=IF(AND([DATA.AM$29]=[.$I18];[DATA.AN$29]=[.$J18]);[DATA.AM$3];&quot;&quot;)" table:style-name="ce77"/>
          <table:table-cell office:value-type="string" office:string-value="" table:formula="of:=IF(AND([DATA.AO$29]=[.$I18];[DATA.AP$29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9]=[.$I19];[DATA.D$29]=[.$J19]);[DATA.C$3];&quot;&quot;)" table:style-name="ce77"/>
          <table:table-cell office:value-type="string" office:string-value="" table:formula="of:=IF(AND([DATA.E$29]=[.$I19];[DATA.F$29]=[.$J19]);[DATA.E$3];&quot;&quot;)" table:style-name="ce77"/>
          <table:table-cell office:value-type="string" office:string-value="" table:formula="of:=IF(AND([DATA.G$29]=[.$I19];[DATA.H$29]=[.$J19]);[DATA.G$3];&quot;&quot;)" table:style-name="ce77"/>
          <table:table-cell office:value-type="string" office:string-value="" table:formula="of:=IF(AND([DATA.I$29]=[.$I19];[DATA.J$29]=[.$J19]);[DATA.I$3];&quot;&quot;)" table:style-name="ce77"/>
          <table:table-cell office:value-type="string" office:string-value="" table:formula="of:=IF(AND([DATA.K$29]=[.$I19];[DATA.L$29]=[.$J19]);[DATA.K$3];&quot;&quot;)" table:style-name="ce77"/>
          <table:table-cell office:value-type="string" office:string-value="" table:formula="of:=IF(AND([DATA.M$29]=[.$I19];[DATA.N$29]=[.$J19]);[DATA.M$3];&quot;&quot;)" table:style-name="ce77"/>
          <table:table-cell office:value-type="string" office:string-value="" table:formula="of:=IF(AND([DATA.O$29]=[.$I19];[DATA.P$29]=[.$J19]);[DATA.O$3];&quot;&quot;)" table:style-name="ce77"/>
          <table:table-cell office:value-type="string" office:string-value="" table:formula="of:=IF(AND([DATA.Q$29]=[.$I19];[DATA.R$29]=[.$J19]);[DATA.Q$3];&quot;&quot;)" table:style-name="ce77"/>
          <table:table-cell office:value-type="string" office:string-value="" table:formula="of:=IF(AND([DATA.S$29]=[.$I19];[DATA.T$29]=[.$J19]);[DATA.S$3];&quot;&quot;)" table:style-name="ce77"/>
          <table:table-cell office:value-type="string" office:string-value="" table:formula="of:=IF(AND([DATA.U$29]=[.$I19];[DATA.V$29]=[.$J19]);[DATA.U$3];&quot;&quot;)" table:style-name="ce77"/>
          <table:table-cell office:value-type="string" office:string-value="" table:formula="of:=IF(AND([DATA.W$29]=[.$I19];[DATA.X$29]=[.$J19]);[DATA.W$3];&quot;&quot;)" table:style-name="ce77"/>
          <table:table-cell office:value-type="string" office:string-value="" table:formula="of:=IF(AND([DATA.Y$29]=[.$I19];[DATA.Z$29]=[.$J19]);[DATA.Y$3];&quot;&quot;)" table:style-name="ce77"/>
          <table:table-cell office:value-type="string" office:string-value="" table:formula="of:=IF(AND([DATA.AA$29]=[.$I19];[DATA.AB$29]=[.$J19]);[DATA.AA$3];&quot;&quot;)" table:style-name="ce77"/>
          <table:table-cell office:value-type="string" office:string-value="" table:formula="of:=IF(AND([DATA.AC$29]=[.$I19];[DATA.AD$29]=[.$J19]);[DATA.AC$3];&quot;&quot;)" table:style-name="ce77"/>
          <table:table-cell office:value-type="string" office:string-value="" table:formula="of:=IF(AND([DATA.AE$29]=[.$I19];[DATA.AF$29]=[.$J19]);[DATA.AE$3];&quot;&quot;)" table:style-name="ce77"/>
          <table:table-cell office:value-type="string" office:string-value="" table:formula="of:=IF(AND([DATA.AG$29]=[.$I19];[DATA.AH$29]=[.$J19]);[DATA.AG$3];&quot;&quot;)" table:style-name="ce77"/>
          <table:table-cell office:value-type="string" office:string-value="" table:formula="of:=IF(AND([DATA.AI$29]=[.$I19];[DATA.AJ$29]=[.$J19]);[DATA.AI$3];&quot;&quot;)" table:style-name="ce77"/>
          <table:table-cell office:value-type="string" office:string-value="" table:formula="of:=IF(AND([DATA.AK$29]=[.$I19];[DATA.AL$29]=[.$J19]);[DATA.AK$3];&quot;&quot;)" table:style-name="ce77"/>
          <table:table-cell office:value-type="string" office:string-value="" table:formula="of:=IF(AND([DATA.AM$29]=[.$I19];[DATA.AN$29]=[.$J19]);[DATA.AM$3];&quot;&quot;)" table:style-name="ce77"/>
          <table:table-cell office:value-type="string" office:string-value="" table:formula="of:=IF(AND([DATA.AO$29]=[.$I19];[DATA.AP$29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9]=[.$I20];[DATA.D$29]=[.$J20]);[DATA.C$3];&quot;&quot;)" table:style-name="ce77"/>
          <table:table-cell office:value-type="string" office:string-value="" table:formula="of:=IF(AND([DATA.E$29]=[.$I20];[DATA.F$29]=[.$J20]);[DATA.E$3];&quot;&quot;)" table:style-name="ce77"/>
          <table:table-cell office:value-type="string" office:string-value="" table:formula="of:=IF(AND([DATA.G$29]=[.$I20];[DATA.H$29]=[.$J20]);[DATA.G$3];&quot;&quot;)" table:style-name="ce77"/>
          <table:table-cell office:value-type="string" office:string-value="" table:formula="of:=IF(AND([DATA.I$29]=[.$I20];[DATA.J$29]=[.$J20]);[DATA.I$3];&quot;&quot;)" table:style-name="ce77"/>
          <table:table-cell office:value-type="string" office:string-value="" table:formula="of:=IF(AND([DATA.K$29]=[.$I20];[DATA.L$29]=[.$J20]);[DATA.K$3];&quot;&quot;)" table:style-name="ce77"/>
          <table:table-cell office:value-type="string" office:string-value="" table:formula="of:=IF(AND([DATA.M$29]=[.$I20];[DATA.N$29]=[.$J20]);[DATA.M$3];&quot;&quot;)" table:style-name="ce77"/>
          <table:table-cell office:value-type="string" office:string-value="" table:formula="of:=IF(AND([DATA.O$29]=[.$I20];[DATA.P$29]=[.$J20]);[DATA.O$3];&quot;&quot;)" table:style-name="ce77"/>
          <table:table-cell office:value-type="string" office:string-value="" table:formula="of:=IF(AND([DATA.Q$29]=[.$I20];[DATA.R$29]=[.$J20]);[DATA.Q$3];&quot;&quot;)" table:style-name="ce77"/>
          <table:table-cell office:value-type="string" office:string-value="" table:formula="of:=IF(AND([DATA.S$29]=[.$I20];[DATA.T$29]=[.$J20]);[DATA.S$3];&quot;&quot;)" table:style-name="ce77"/>
          <table:table-cell office:value-type="string" office:string-value="" table:formula="of:=IF(AND([DATA.U$29]=[.$I20];[DATA.V$29]=[.$J20]);[DATA.U$3];&quot;&quot;)" table:style-name="ce77"/>
          <table:table-cell office:value-type="string" office:string-value="" table:formula="of:=IF(AND([DATA.W$29]=[.$I20];[DATA.X$29]=[.$J20]);[DATA.W$3];&quot;&quot;)" table:style-name="ce77"/>
          <table:table-cell office:value-type="string" office:string-value="" table:formula="of:=IF(AND([DATA.Y$29]=[.$I20];[DATA.Z$29]=[.$J20]);[DATA.Y$3];&quot;&quot;)" table:style-name="ce77"/>
          <table:table-cell office:value-type="string" office:string-value="" table:formula="of:=IF(AND([DATA.AA$29]=[.$I20];[DATA.AB$29]=[.$J20]);[DATA.AA$3];&quot;&quot;)" table:style-name="ce77"/>
          <table:table-cell office:value-type="string" office:string-value="" table:formula="of:=IF(AND([DATA.AC$29]=[.$I20];[DATA.AD$29]=[.$J20]);[DATA.AC$3];&quot;&quot;)" table:style-name="ce77"/>
          <table:table-cell office:value-type="string" office:string-value="" table:formula="of:=IF(AND([DATA.AE$29]=[.$I20];[DATA.AF$29]=[.$J20]);[DATA.AE$3];&quot;&quot;)" table:style-name="ce77"/>
          <table:table-cell office:value-type="string" office:string-value="" table:formula="of:=IF(AND([DATA.AG$29]=[.$I20];[DATA.AH$29]=[.$J20]);[DATA.AG$3];&quot;&quot;)" table:style-name="ce77"/>
          <table:table-cell office:value-type="string" office:string-value="" table:formula="of:=IF(AND([DATA.AI$29]=[.$I20];[DATA.AJ$29]=[.$J20]);[DATA.AI$3];&quot;&quot;)" table:style-name="ce77"/>
          <table:table-cell office:value-type="string" office:string-value="" table:formula="of:=IF(AND([DATA.AK$29]=[.$I20];[DATA.AL$29]=[.$J20]);[DATA.AK$3];&quot;&quot;)" table:style-name="ce77"/>
          <table:table-cell office:value-type="string" office:string-value="" table:formula="of:=IF(AND([DATA.AM$29]=[.$I20];[DATA.AN$29]=[.$J20]);[DATA.AM$3];&quot;&quot;)" table:style-name="ce77"/>
          <table:table-cell office:value-type="string" office:string-value="" table:formula="of:=IF(AND([DATA.AO$29]=[.$I20];[DATA.AP$29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9]=[.$I21];[DATA.D$29]=[.$J21]);[DATA.C$3];&quot;&quot;)" table:style-name="ce77"/>
          <table:table-cell office:value-type="string" office:string-value="" table:formula="of:=IF(AND([DATA.E$29]=[.$I21];[DATA.F$29]=[.$J21]);[DATA.E$3];&quot;&quot;)" table:style-name="ce77"/>
          <table:table-cell office:value-type="string" office:string-value="" table:formula="of:=IF(AND([DATA.G$29]=[.$I21];[DATA.H$29]=[.$J21]);[DATA.G$3];&quot;&quot;)" table:style-name="ce77"/>
          <table:table-cell office:value-type="string" office:string-value="" table:formula="of:=IF(AND([DATA.I$29]=[.$I21];[DATA.J$29]=[.$J21]);[DATA.I$3];&quot;&quot;)" table:style-name="ce77"/>
          <table:table-cell office:value-type="string" office:string-value="" table:formula="of:=IF(AND([DATA.K$29]=[.$I21];[DATA.L$29]=[.$J21]);[DATA.K$3];&quot;&quot;)" table:style-name="ce77"/>
          <table:table-cell office:value-type="string" office:string-value="" table:formula="of:=IF(AND([DATA.M$29]=[.$I21];[DATA.N$29]=[.$J21]);[DATA.M$3];&quot;&quot;)" table:style-name="ce77"/>
          <table:table-cell office:value-type="string" office:string-value="" table:formula="of:=IF(AND([DATA.O$29]=[.$I21];[DATA.P$29]=[.$J21]);[DATA.O$3];&quot;&quot;)" table:style-name="ce77"/>
          <table:table-cell office:value-type="string" office:string-value="" table:formula="of:=IF(AND([DATA.Q$29]=[.$I21];[DATA.R$29]=[.$J21]);[DATA.Q$3];&quot;&quot;)" table:style-name="ce77"/>
          <table:table-cell office:value-type="string" office:string-value="" table:formula="of:=IF(AND([DATA.S$29]=[.$I21];[DATA.T$29]=[.$J21]);[DATA.S$3];&quot;&quot;)" table:style-name="ce77"/>
          <table:table-cell office:value-type="string" office:string-value="" table:formula="of:=IF(AND([DATA.U$29]=[.$I21];[DATA.V$29]=[.$J21]);[DATA.U$3];&quot;&quot;)" table:style-name="ce77"/>
          <table:table-cell office:value-type="string" office:string-value="" table:formula="of:=IF(AND([DATA.W$29]=[.$I21];[DATA.X$29]=[.$J21]);[DATA.W$3];&quot;&quot;)" table:style-name="ce77"/>
          <table:table-cell office:value-type="string" office:string-value="" table:formula="of:=IF(AND([DATA.Y$29]=[.$I21];[DATA.Z$29]=[.$J21]);[DATA.Y$3];&quot;&quot;)" table:style-name="ce77"/>
          <table:table-cell office:value-type="string" office:string-value="" table:formula="of:=IF(AND([DATA.AA$29]=[.$I21];[DATA.AB$29]=[.$J21]);[DATA.AA$3];&quot;&quot;)" table:style-name="ce77"/>
          <table:table-cell office:value-type="string" office:string-value="" table:formula="of:=IF(AND([DATA.AC$29]=[.$I21];[DATA.AD$29]=[.$J21]);[DATA.AC$3];&quot;&quot;)" table:style-name="ce77"/>
          <table:table-cell office:value-type="string" office:string-value="" table:formula="of:=IF(AND([DATA.AE$29]=[.$I21];[DATA.AF$29]=[.$J21]);[DATA.AE$3];&quot;&quot;)" table:style-name="ce77"/>
          <table:table-cell office:value-type="string" office:string-value="" table:formula="of:=IF(AND([DATA.AG$29]=[.$I21];[DATA.AH$29]=[.$J21]);[DATA.AG$3];&quot;&quot;)" table:style-name="ce77"/>
          <table:table-cell office:value-type="string" office:string-value="" table:formula="of:=IF(AND([DATA.AI$29]=[.$I21];[DATA.AJ$29]=[.$J21]);[DATA.AI$3];&quot;&quot;)" table:style-name="ce77"/>
          <table:table-cell office:value-type="string" office:string-value="" table:formula="of:=IF(AND([DATA.AK$29]=[.$I21];[DATA.AL$29]=[.$J21]);[DATA.AK$3];&quot;&quot;)" table:style-name="ce77"/>
          <table:table-cell office:value-type="string" office:string-value="" table:formula="of:=IF(AND([DATA.AM$29]=[.$I21];[DATA.AN$29]=[.$J21]);[DATA.AM$3];&quot;&quot;)" table:style-name="ce77"/>
          <table:table-cell office:value-type="string" office:string-value="" table:formula="of:=IF(AND([DATA.AO$29]=[.$I21];[DATA.AP$29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9]=[.$I22];[DATA.D$29]=[.$J22]);[DATA.C$3];&quot;&quot;)" table:style-name="ce77"/>
          <table:table-cell office:value-type="string" office:string-value="" table:formula="of:=IF(AND([DATA.E$29]=[.$I22];[DATA.F$29]=[.$J22]);[DATA.E$3];&quot;&quot;)" table:style-name="ce77"/>
          <table:table-cell office:value-type="string" office:string-value="" table:formula="of:=IF(AND([DATA.G$29]=[.$I22];[DATA.H$29]=[.$J22]);[DATA.G$3];&quot;&quot;)" table:style-name="ce77"/>
          <table:table-cell office:value-type="string" office:string-value="" table:formula="of:=IF(AND([DATA.I$29]=[.$I22];[DATA.J$29]=[.$J22]);[DATA.I$3];&quot;&quot;)" table:style-name="ce77"/>
          <table:table-cell office:value-type="string" office:string-value="" table:formula="of:=IF(AND([DATA.K$29]=[.$I22];[DATA.L$29]=[.$J22]);[DATA.K$3];&quot;&quot;)" table:style-name="ce77"/>
          <table:table-cell office:value-type="string" office:string-value="" table:formula="of:=IF(AND([DATA.M$29]=[.$I22];[DATA.N$29]=[.$J22]);[DATA.M$3];&quot;&quot;)" table:style-name="ce77"/>
          <table:table-cell office:value-type="string" office:string-value="" table:formula="of:=IF(AND([DATA.O$29]=[.$I22];[DATA.P$29]=[.$J22]);[DATA.O$3];&quot;&quot;)" table:style-name="ce77"/>
          <table:table-cell office:value-type="string" office:string-value="" table:formula="of:=IF(AND([DATA.Q$29]=[.$I22];[DATA.R$29]=[.$J22]);[DATA.Q$3];&quot;&quot;)" table:style-name="ce77"/>
          <table:table-cell office:value-type="string" office:string-value="" table:formula="of:=IF(AND([DATA.S$29]=[.$I22];[DATA.T$29]=[.$J22]);[DATA.S$3];&quot;&quot;)" table:style-name="ce77"/>
          <table:table-cell office:value-type="string" office:string-value="" table:formula="of:=IF(AND([DATA.U$29]=[.$I22];[DATA.V$29]=[.$J22]);[DATA.U$3];&quot;&quot;)" table:style-name="ce77"/>
          <table:table-cell office:value-type="string" office:string-value="" table:formula="of:=IF(AND([DATA.W$29]=[.$I22];[DATA.X$29]=[.$J22]);[DATA.W$3];&quot;&quot;)" table:style-name="ce77"/>
          <table:table-cell office:value-type="string" office:string-value="" table:formula="of:=IF(AND([DATA.Y$29]=[.$I22];[DATA.Z$29]=[.$J22]);[DATA.Y$3];&quot;&quot;)" table:style-name="ce77"/>
          <table:table-cell office:value-type="string" office:string-value="" table:formula="of:=IF(AND([DATA.AA$29]=[.$I22];[DATA.AB$29]=[.$J22]);[DATA.AA$3];&quot;&quot;)" table:style-name="ce77"/>
          <table:table-cell office:value-type="string" office:string-value="" table:formula="of:=IF(AND([DATA.AC$29]=[.$I22];[DATA.AD$29]=[.$J22]);[DATA.AC$3];&quot;&quot;)" table:style-name="ce77"/>
          <table:table-cell office:value-type="string" office:string-value="" table:formula="of:=IF(AND([DATA.AE$29]=[.$I22];[DATA.AF$29]=[.$J22]);[DATA.AE$3];&quot;&quot;)" table:style-name="ce77"/>
          <table:table-cell office:value-type="string" office:string-value="" table:formula="of:=IF(AND([DATA.AG$29]=[.$I22];[DATA.AH$29]=[.$J22]);[DATA.AG$3];&quot;&quot;)" table:style-name="ce77"/>
          <table:table-cell office:value-type="string" office:string-value="" table:formula="of:=IF(AND([DATA.AI$29]=[.$I22];[DATA.AJ$29]=[.$J22]);[DATA.AI$3];&quot;&quot;)" table:style-name="ce77"/>
          <table:table-cell office:value-type="string" office:string-value="" table:formula="of:=IF(AND([DATA.AK$29]=[.$I22];[DATA.AL$29]=[.$J22]);[DATA.AK$3];&quot;&quot;)" table:style-name="ce77"/>
          <table:table-cell office:value-type="string" office:string-value="" table:formula="of:=IF(AND([DATA.AM$29]=[.$I22];[DATA.AN$29]=[.$J22]);[DATA.AM$3];&quot;&quot;)" table:style-name="ce77"/>
          <table:table-cell office:value-type="string" office:string-value="" table:formula="of:=IF(AND([DATA.AO$29]=[.$I22];[DATA.AP$29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29]=[.$I23];[DATA.D$29]=[.$J23]);[DATA.C$3];&quot;&quot;)" table:style-name="ce77"/>
          <table:table-cell office:value-type="string" office:string-value="" table:formula="of:=IF(AND([DATA.E$29]=[.$I23];[DATA.F$29]=[.$J23]);[DATA.E$3];&quot;&quot;)" table:style-name="ce77"/>
          <table:table-cell office:value-type="string" office:string-value="" table:formula="of:=IF(AND([DATA.G$29]=[.$I23];[DATA.H$29]=[.$J23]);[DATA.G$3];&quot;&quot;)" table:style-name="ce77"/>
          <table:table-cell office:value-type="string" office:string-value="" table:formula="of:=IF(AND([DATA.I$29]=[.$I23];[DATA.J$29]=[.$J23]);[DATA.I$3];&quot;&quot;)" table:style-name="ce77"/>
          <table:table-cell office:value-type="string" office:string-value="" table:formula="of:=IF(AND([DATA.K$29]=[.$I23];[DATA.L$29]=[.$J23]);[DATA.K$3];&quot;&quot;)" table:style-name="ce77"/>
          <table:table-cell office:value-type="string" office:string-value="" table:formula="of:=IF(AND([DATA.M$29]=[.$I23];[DATA.N$29]=[.$J23]);[DATA.M$3];&quot;&quot;)" table:style-name="ce77"/>
          <table:table-cell office:value-type="string" office:string-value="" table:formula="of:=IF(AND([DATA.O$29]=[.$I23];[DATA.P$29]=[.$J23]);[DATA.O$3];&quot;&quot;)" table:style-name="ce77"/>
          <table:table-cell office:value-type="string" office:string-value="" table:formula="of:=IF(AND([DATA.Q$29]=[.$I23];[DATA.R$29]=[.$J23]);[DATA.Q$3];&quot;&quot;)" table:style-name="ce77"/>
          <table:table-cell office:value-type="string" office:string-value="" table:formula="of:=IF(AND([DATA.S$29]=[.$I23];[DATA.T$29]=[.$J23]);[DATA.S$3];&quot;&quot;)" table:style-name="ce77"/>
          <table:table-cell office:value-type="string" office:string-value="" table:formula="of:=IF(AND([DATA.U$29]=[.$I23];[DATA.V$29]=[.$J23]);[DATA.U$3];&quot;&quot;)" table:style-name="ce77"/>
          <table:table-cell office:value-type="string" office:string-value="" table:formula="of:=IF(AND([DATA.W$29]=[.$I23];[DATA.X$29]=[.$J23]);[DATA.W$3];&quot;&quot;)" table:style-name="ce77"/>
          <table:table-cell office:value-type="string" office:string-value="" table:formula="of:=IF(AND([DATA.Y$29]=[.$I23];[DATA.Z$29]=[.$J23]);[DATA.Y$3];&quot;&quot;)" table:style-name="ce77"/>
          <table:table-cell office:value-type="string" office:string-value="" table:formula="of:=IF(AND([DATA.AA$29]=[.$I23];[DATA.AB$29]=[.$J23]);[DATA.AA$3];&quot;&quot;)" table:style-name="ce77"/>
          <table:table-cell office:value-type="string" office:string-value="" table:formula="of:=IF(AND([DATA.AC$29]=[.$I23];[DATA.AD$29]=[.$J23]);[DATA.AC$3];&quot;&quot;)" table:style-name="ce77"/>
          <table:table-cell office:value-type="string" office:string-value="" table:formula="of:=IF(AND([DATA.AE$29]=[.$I23];[DATA.AF$29]=[.$J23]);[DATA.AE$3];&quot;&quot;)" table:style-name="ce77"/>
          <table:table-cell office:value-type="string" office:string-value="" table:formula="of:=IF(AND([DATA.AG$29]=[.$I23];[DATA.AH$29]=[.$J23]);[DATA.AG$3];&quot;&quot;)" table:style-name="ce77"/>
          <table:table-cell office:value-type="string" office:string-value="" table:formula="of:=IF(AND([DATA.AI$29]=[.$I23];[DATA.AJ$29]=[.$J23]);[DATA.AI$3];&quot;&quot;)" table:style-name="ce77"/>
          <table:table-cell office:value-type="string" office:string-value="" table:formula="of:=IF(AND([DATA.AK$29]=[.$I23];[DATA.AL$29]=[.$J23]);[DATA.AK$3];&quot;&quot;)" table:style-name="ce77"/>
          <table:table-cell office:value-type="string" office:string-value="" table:formula="of:=IF(AND([DATA.AM$29]=[.$I23];[DATA.AN$29]=[.$J23]);[DATA.AM$3];&quot;&quot;)" table:style-name="ce77"/>
          <table:table-cell office:value-type="string" office:string-value="" table:formula="of:=IF(AND([DATA.AO$29]=[.$I23];[DATA.AP$29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29]=[.$I24];[DATA.D$29]=[.$J24]);[DATA.C$3];&quot;&quot;)" table:style-name="ce77"/>
          <table:table-cell office:value-type="string" office:string-value="" table:formula="of:=IF(AND([DATA.E$29]=[.$I24];[DATA.F$29]=[.$J24]);[DATA.E$3];&quot;&quot;)" table:style-name="ce77"/>
          <table:table-cell office:value-type="string" office:string-value="" table:formula="of:=IF(AND([DATA.G$29]=[.$I24];[DATA.H$29]=[.$J24]);[DATA.G$3];&quot;&quot;)" table:style-name="ce77"/>
          <table:table-cell office:value-type="string" office:string-value="" table:formula="of:=IF(AND([DATA.I$29]=[.$I24];[DATA.J$29]=[.$J24]);[DATA.I$3];&quot;&quot;)" table:style-name="ce77"/>
          <table:table-cell office:value-type="string" office:string-value="" table:formula="of:=IF(AND([DATA.K$29]=[.$I24];[DATA.L$29]=[.$J24]);[DATA.K$3];&quot;&quot;)" table:style-name="ce77"/>
          <table:table-cell office:value-type="string" office:string-value="" table:formula="of:=IF(AND([DATA.M$29]=[.$I24];[DATA.N$29]=[.$J24]);[DATA.M$3];&quot;&quot;)" table:style-name="ce77"/>
          <table:table-cell office:value-type="string" office:string-value="" table:formula="of:=IF(AND([DATA.O$29]=[.$I24];[DATA.P$29]=[.$J24]);[DATA.O$3];&quot;&quot;)" table:style-name="ce77"/>
          <table:table-cell office:value-type="string" office:string-value="" table:formula="of:=IF(AND([DATA.Q$29]=[.$I24];[DATA.R$29]=[.$J24]);[DATA.Q$3];&quot;&quot;)" table:style-name="ce77"/>
          <table:table-cell office:value-type="string" office:string-value="" table:formula="of:=IF(AND([DATA.S$29]=[.$I24];[DATA.T$29]=[.$J24]);[DATA.S$3];&quot;&quot;)" table:style-name="ce77"/>
          <table:table-cell office:value-type="string" office:string-value="" table:formula="of:=IF(AND([DATA.U$29]=[.$I24];[DATA.V$29]=[.$J24]);[DATA.U$3];&quot;&quot;)" table:style-name="ce77"/>
          <table:table-cell office:value-type="string" office:string-value="" table:formula="of:=IF(AND([DATA.W$29]=[.$I24];[DATA.X$29]=[.$J24]);[DATA.W$3];&quot;&quot;)" table:style-name="ce77"/>
          <table:table-cell office:value-type="string" office:string-value="" table:formula="of:=IF(AND([DATA.Y$29]=[.$I24];[DATA.Z$29]=[.$J24]);[DATA.Y$3];&quot;&quot;)" table:style-name="ce77"/>
          <table:table-cell office:value-type="string" office:string-value="" table:formula="of:=IF(AND([DATA.AA$29]=[.$I24];[DATA.AB$29]=[.$J24]);[DATA.AA$3];&quot;&quot;)" table:style-name="ce77"/>
          <table:table-cell office:value-type="string" office:string-value="" table:formula="of:=IF(AND([DATA.AC$29]=[.$I24];[DATA.AD$29]=[.$J24]);[DATA.AC$3];&quot;&quot;)" table:style-name="ce77"/>
          <table:table-cell office:value-type="string" office:string-value="" table:formula="of:=IF(AND([DATA.AE$29]=[.$I24];[DATA.AF$29]=[.$J24]);[DATA.AE$3];&quot;&quot;)" table:style-name="ce77"/>
          <table:table-cell office:value-type="string" office:string-value="" table:formula="of:=IF(AND([DATA.AG$29]=[.$I24];[DATA.AH$29]=[.$J24]);[DATA.AG$3];&quot;&quot;)" table:style-name="ce77"/>
          <table:table-cell office:value-type="string" office:string-value="" table:formula="of:=IF(AND([DATA.AI$29]=[.$I24];[DATA.AJ$29]=[.$J24]);[DATA.AI$3];&quot;&quot;)" table:style-name="ce77"/>
          <table:table-cell office:value-type="string" office:string-value="" table:formula="of:=IF(AND([DATA.AK$29]=[.$I24];[DATA.AL$29]=[.$J24]);[DATA.AK$3];&quot;&quot;)" table:style-name="ce77"/>
          <table:table-cell office:value-type="string" office:string-value="" table:formula="of:=IF(AND([DATA.AM$29]=[.$I24];[DATA.AN$29]=[.$J24]);[DATA.AM$3];&quot;&quot;)" table:style-name="ce77"/>
          <table:table-cell office:value-type="string" office:string-value="" table:formula="of:=IF(AND([DATA.AO$29]=[.$I24];[DATA.AP$29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29]=[.$I25];[DATA.D$29]=[.$J25]);[DATA.C$3];&quot;&quot;)" table:style-name="ce77"/>
          <table:table-cell office:value-type="string" office:string-value="" table:formula="of:=IF(AND([DATA.E$29]=[.$I25];[DATA.F$29]=[.$J25]);[DATA.E$3];&quot;&quot;)" table:style-name="ce77"/>
          <table:table-cell office:value-type="string" office:string-value="" table:formula="of:=IF(AND([DATA.G$29]=[.$I25];[DATA.H$29]=[.$J25]);[DATA.G$3];&quot;&quot;)" table:style-name="ce77"/>
          <table:table-cell office:value-type="string" office:string-value="" table:formula="of:=IF(AND([DATA.I$29]=[.$I25];[DATA.J$29]=[.$J25]);[DATA.I$3];&quot;&quot;)" table:style-name="ce77"/>
          <table:table-cell office:value-type="string" office:string-value="" table:formula="of:=IF(AND([DATA.K$29]=[.$I25];[DATA.L$29]=[.$J25]);[DATA.K$3];&quot;&quot;)" table:style-name="ce77"/>
          <table:table-cell office:value-type="string" office:string-value="" table:formula="of:=IF(AND([DATA.M$29]=[.$I25];[DATA.N$29]=[.$J25]);[DATA.M$3];&quot;&quot;)" table:style-name="ce77"/>
          <table:table-cell office:value-type="string" office:string-value="" table:formula="of:=IF(AND([DATA.O$29]=[.$I25];[DATA.P$29]=[.$J25]);[DATA.O$3];&quot;&quot;)" table:style-name="ce77"/>
          <table:table-cell office:value-type="string" office:string-value="" table:formula="of:=IF(AND([DATA.Q$29]=[.$I25];[DATA.R$29]=[.$J25]);[DATA.Q$3];&quot;&quot;)" table:style-name="ce77"/>
          <table:table-cell office:value-type="string" office:string-value="" table:formula="of:=IF(AND([DATA.S$29]=[.$I25];[DATA.T$29]=[.$J25]);[DATA.S$3];&quot;&quot;)" table:style-name="ce77"/>
          <table:table-cell office:value-type="string" office:string-value="" table:formula="of:=IF(AND([DATA.U$29]=[.$I25];[DATA.V$29]=[.$J25]);[DATA.U$3];&quot;&quot;)" table:style-name="ce77"/>
          <table:table-cell office:value-type="string" office:string-value="" table:formula="of:=IF(AND([DATA.W$29]=[.$I25];[DATA.X$29]=[.$J25]);[DATA.W$3];&quot;&quot;)" table:style-name="ce77"/>
          <table:table-cell office:value-type="string" office:string-value="" table:formula="of:=IF(AND([DATA.Y$29]=[.$I25];[DATA.Z$29]=[.$J25]);[DATA.Y$3];&quot;&quot;)" table:style-name="ce77"/>
          <table:table-cell office:value-type="string" office:string-value="" table:formula="of:=IF(AND([DATA.AA$29]=[.$I25];[DATA.AB$29]=[.$J25]);[DATA.AA$3];&quot;&quot;)" table:style-name="ce77"/>
          <table:table-cell office:value-type="string" office:string-value="" table:formula="of:=IF(AND([DATA.AC$29]=[.$I25];[DATA.AD$29]=[.$J25]);[DATA.AC$3];&quot;&quot;)" table:style-name="ce77"/>
          <table:table-cell office:value-type="string" office:string-value="" table:formula="of:=IF(AND([DATA.AE$29]=[.$I25];[DATA.AF$29]=[.$J25]);[DATA.AE$3];&quot;&quot;)" table:style-name="ce77"/>
          <table:table-cell office:value-type="string" office:string-value="" table:formula="of:=IF(AND([DATA.AG$29]=[.$I25];[DATA.AH$29]=[.$J25]);[DATA.AG$3];&quot;&quot;)" table:style-name="ce77"/>
          <table:table-cell office:value-type="string" office:string-value="" table:formula="of:=IF(AND([DATA.AI$29]=[.$I25];[DATA.AJ$29]=[.$J25]);[DATA.AI$3];&quot;&quot;)" table:style-name="ce77"/>
          <table:table-cell office:value-type="string" office:string-value="" table:formula="of:=IF(AND([DATA.AK$29]=[.$I25];[DATA.AL$29]=[.$J25]);[DATA.AK$3];&quot;&quot;)" table:style-name="ce77"/>
          <table:table-cell office:value-type="string" office:string-value="" table:formula="of:=IF(AND([DATA.AM$29]=[.$I25];[DATA.AN$29]=[.$J25]);[DATA.AM$3];&quot;&quot;)" table:style-name="ce77"/>
          <table:table-cell office:value-type="string" office:string-value="" table:formula="of:=IF(AND([DATA.AO$29]=[.$I25];[DATA.AP$29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29]=[.$I26];[DATA.D$29]=[.$J26]);[DATA.C$3];&quot;&quot;)" table:style-name="ce77"/>
          <table:table-cell office:value-type="string" office:string-value="" table:formula="of:=IF(AND([DATA.E$29]=[.$I26];[DATA.F$29]=[.$J26]);[DATA.E$3];&quot;&quot;)" table:style-name="ce77"/>
          <table:table-cell office:value-type="string" office:string-value="" table:formula="of:=IF(AND([DATA.G$29]=[.$I26];[DATA.H$29]=[.$J26]);[DATA.G$3];&quot;&quot;)" table:style-name="ce77"/>
          <table:table-cell office:value-type="string" office:string-value="" table:formula="of:=IF(AND([DATA.I$29]=[.$I26];[DATA.J$29]=[.$J26]);[DATA.I$3];&quot;&quot;)" table:style-name="ce77"/>
          <table:table-cell office:value-type="string" office:string-value="" table:formula="of:=IF(AND([DATA.K$29]=[.$I26];[DATA.L$29]=[.$J26]);[DATA.K$3];&quot;&quot;)" table:style-name="ce77"/>
          <table:table-cell office:value-type="string" office:string-value="" table:formula="of:=IF(AND([DATA.M$29]=[.$I26];[DATA.N$29]=[.$J26]);[DATA.M$3];&quot;&quot;)" table:style-name="ce77"/>
          <table:table-cell office:value-type="string" office:string-value="" table:formula="of:=IF(AND([DATA.O$29]=[.$I26];[DATA.P$29]=[.$J26]);[DATA.O$3];&quot;&quot;)" table:style-name="ce77"/>
          <table:table-cell office:value-type="string" office:string-value="" table:formula="of:=IF(AND([DATA.Q$29]=[.$I26];[DATA.R$29]=[.$J26]);[DATA.Q$3];&quot;&quot;)" table:style-name="ce77"/>
          <table:table-cell office:value-type="string" office:string-value="" table:formula="of:=IF(AND([DATA.S$29]=[.$I26];[DATA.T$29]=[.$J26]);[DATA.S$3];&quot;&quot;)" table:style-name="ce77"/>
          <table:table-cell office:value-type="string" office:string-value="" table:formula="of:=IF(AND([DATA.U$29]=[.$I26];[DATA.V$29]=[.$J26]);[DATA.U$3];&quot;&quot;)" table:style-name="ce77"/>
          <table:table-cell office:value-type="string" office:string-value="" table:formula="of:=IF(AND([DATA.W$29]=[.$I26];[DATA.X$29]=[.$J26]);[DATA.W$3];&quot;&quot;)" table:style-name="ce77"/>
          <table:table-cell office:value-type="string" office:string-value="" table:formula="of:=IF(AND([DATA.Y$29]=[.$I26];[DATA.Z$29]=[.$J26]);[DATA.Y$3];&quot;&quot;)" table:style-name="ce77"/>
          <table:table-cell office:value-type="string" office:string-value="" table:formula="of:=IF(AND([DATA.AA$29]=[.$I26];[DATA.AB$29]=[.$J26]);[DATA.AA$3];&quot;&quot;)" table:style-name="ce77"/>
          <table:table-cell office:value-type="string" office:string-value="" table:formula="of:=IF(AND([DATA.AC$29]=[.$I26];[DATA.AD$29]=[.$J26]);[DATA.AC$3];&quot;&quot;)" table:style-name="ce77"/>
          <table:table-cell office:value-type="string" office:string-value="" table:formula="of:=IF(AND([DATA.AE$29]=[.$I26];[DATA.AF$29]=[.$J26]);[DATA.AE$3];&quot;&quot;)" table:style-name="ce77"/>
          <table:table-cell office:value-type="string" office:string-value="" table:formula="of:=IF(AND([DATA.AG$29]=[.$I26];[DATA.AH$29]=[.$J26]);[DATA.AG$3];&quot;&quot;)" table:style-name="ce77"/>
          <table:table-cell office:value-type="string" office:string-value="" table:formula="of:=IF(AND([DATA.AI$29]=[.$I26];[DATA.AJ$29]=[.$J26]);[DATA.AI$3];&quot;&quot;)" table:style-name="ce77"/>
          <table:table-cell office:value-type="string" office:string-value="" table:formula="of:=IF(AND([DATA.AK$29]=[.$I26];[DATA.AL$29]=[.$J26]);[DATA.AK$3];&quot;&quot;)" table:style-name="ce77"/>
          <table:table-cell office:value-type="string" office:string-value="" table:formula="of:=IF(AND([DATA.AM$29]=[.$I26];[DATA.AN$29]=[.$J26]);[DATA.AM$3];&quot;&quot;)" table:style-name="ce77"/>
          <table:table-cell office:value-type="string" office:string-value="" table:formula="of:=IF(AND([DATA.AO$29]=[.$I26];[DATA.AP$29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29]=[.$I27];[DATA.D$29]=[.$J27]);[DATA.C$3];&quot;&quot;)" table:style-name="ce77"/>
          <table:table-cell office:value-type="string" office:string-value="" table:formula="of:=IF(AND([DATA.E$29]=[.$I27];[DATA.F$29]=[.$J27]);[DATA.E$3];&quot;&quot;)" table:style-name="ce77"/>
          <table:table-cell office:value-type="string" office:string-value="" table:formula="of:=IF(AND([DATA.G$29]=[.$I27];[DATA.H$29]=[.$J27]);[DATA.G$3];&quot;&quot;)" table:style-name="ce77"/>
          <table:table-cell office:value-type="string" office:string-value="" table:formula="of:=IF(AND([DATA.I$29]=[.$I27];[DATA.J$29]=[.$J27]);[DATA.I$3];&quot;&quot;)" table:style-name="ce77"/>
          <table:table-cell office:value-type="string" office:string-value="" table:formula="of:=IF(AND([DATA.K$29]=[.$I27];[DATA.L$29]=[.$J27]);[DATA.K$3];&quot;&quot;)" table:style-name="ce77"/>
          <table:table-cell office:value-type="string" office:string-value="" table:formula="of:=IF(AND([DATA.M$29]=[.$I27];[DATA.N$29]=[.$J27]);[DATA.M$3];&quot;&quot;)" table:style-name="ce77"/>
          <table:table-cell office:value-type="string" office:string-value="" table:formula="of:=IF(AND([DATA.O$29]=[.$I27];[DATA.P$29]=[.$J27]);[DATA.O$3];&quot;&quot;)" table:style-name="ce77"/>
          <table:table-cell office:value-type="string" office:string-value="" table:formula="of:=IF(AND([DATA.Q$29]=[.$I27];[DATA.R$29]=[.$J27]);[DATA.Q$3];&quot;&quot;)" table:style-name="ce77"/>
          <table:table-cell office:value-type="string" office:string-value="" table:formula="of:=IF(AND([DATA.S$29]=[.$I27];[DATA.T$29]=[.$J27]);[DATA.S$3];&quot;&quot;)" table:style-name="ce77"/>
          <table:table-cell office:value-type="string" office:string-value="" table:formula="of:=IF(AND([DATA.U$29]=[.$I27];[DATA.V$29]=[.$J27]);[DATA.U$3];&quot;&quot;)" table:style-name="ce77"/>
          <table:table-cell office:value-type="string" office:string-value="" table:formula="of:=IF(AND([DATA.W$29]=[.$I27];[DATA.X$29]=[.$J27]);[DATA.W$3];&quot;&quot;)" table:style-name="ce77"/>
          <table:table-cell office:value-type="string" office:string-value="" table:formula="of:=IF(AND([DATA.Y$29]=[.$I27];[DATA.Z$29]=[.$J27]);[DATA.Y$3];&quot;&quot;)" table:style-name="ce77"/>
          <table:table-cell office:value-type="string" office:string-value="" table:formula="of:=IF(AND([DATA.AA$29]=[.$I27];[DATA.AB$29]=[.$J27]);[DATA.AA$3];&quot;&quot;)" table:style-name="ce77"/>
          <table:table-cell office:value-type="string" office:string-value="" table:formula="of:=IF(AND([DATA.AC$29]=[.$I27];[DATA.AD$29]=[.$J27]);[DATA.AC$3];&quot;&quot;)" table:style-name="ce77"/>
          <table:table-cell office:value-type="string" office:string-value="" table:formula="of:=IF(AND([DATA.AE$29]=[.$I27];[DATA.AF$29]=[.$J27]);[DATA.AE$3];&quot;&quot;)" table:style-name="ce77"/>
          <table:table-cell office:value-type="string" office:string-value="" table:formula="of:=IF(AND([DATA.AG$29]=[.$I27];[DATA.AH$29]=[.$J27]);[DATA.AG$3];&quot;&quot;)" table:style-name="ce77"/>
          <table:table-cell office:value-type="string" office:string-value="" table:formula="of:=IF(AND([DATA.AI$29]=[.$I27];[DATA.AJ$29]=[.$J27]);[DATA.AI$3];&quot;&quot;)" table:style-name="ce77"/>
          <table:table-cell office:value-type="string" office:string-value="" table:formula="of:=IF(AND([DATA.AK$29]=[.$I27];[DATA.AL$29]=[.$J27]);[DATA.AK$3];&quot;&quot;)" table:style-name="ce77"/>
          <table:table-cell office:value-type="string" office:string-value="" table:formula="of:=IF(AND([DATA.AM$29]=[.$I27];[DATA.AN$29]=[.$J27]);[DATA.AM$3];&quot;&quot;)" table:style-name="ce77"/>
          <table:table-cell office:value-type="string" office:string-value="" table:formula="of:=IF(AND([DATA.AO$29]=[.$I27];[DATA.AP$29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7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7" table:formula="of:=IF([COMPETENCIES.B9]=&quot;&quot;;&quot;UNUSED_7&quot;;[COMPETENCIES.B9])" table:style-name="ce3">
            <text:p>UNUSED_7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55" draw:style-name="a149" draw:name="Text Box 2" svg:x="0.33333in" svg:y="0.25in" svg:width="1.58333in" svg:height="0.54167in">
              <draw:text-box>
                <text:p text:style-name="a146" text:class-names="" text:cond-style-name=""><text:span text:style-name="a145" text:class-names="">Something<text:s text:c="1"/></text:span></text:p>
                <text:p text:style-name="a148" text:class-names="" text:cond-style-name=""><text:span text:style-name="a14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7" table:formula="of:=[.A1]" table:style-name="ce74">
            <text:p>UNUSED_7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56" draw:style-name="a154" draw:name="Text Box 3" svg:x="0.23611in" svg:y="0.41667in" svg:width="1.58333in" svg:height="0.54167in">
              <draw:text-box>
                <text:p text:style-name="a151" text:class-names="" text:cond-style-name=""><text:span text:style-name="a150" text:class-names="">Something<text:s text:c="1"/></text:span></text:p>
                <text:p text:style-name="a153" text:class-names="" text:cond-style-name=""><text:span text:style-name="a15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0]=[.$I13];[DATA.D$30]=[.$J13]);[DATA.C$3];&quot;&quot;)" table:style-name="ce77"/>
          <table:table-cell office:value-type="string" office:string-value="" table:formula="of:=IF(AND([DATA.E$30]=[.$I13];[DATA.F$30]=[.$J13]);[DATA.E$3];&quot;&quot;)" table:style-name="ce77"/>
          <table:table-cell office:value-type="string" office:string-value="" table:formula="of:=IF(AND([DATA.G$30]=[.$I13];[DATA.H$30]=[.$J13]);[DATA.G$3];&quot;&quot;)" table:style-name="ce77"/>
          <table:table-cell office:value-type="string" office:string-value="" table:formula="of:=IF(AND([DATA.I$30]=[.$I13];[DATA.J$30]=[.$J13]);[DATA.I$3];&quot;&quot;)" table:style-name="ce77"/>
          <table:table-cell office:value-type="string" office:string-value="" table:formula="of:=IF(AND([DATA.K$30]=[.$I13];[DATA.L$30]=[.$J13]);[DATA.K$3];&quot;&quot;)" table:style-name="ce77"/>
          <table:table-cell office:value-type="string" office:string-value="" table:formula="of:=IF(AND([DATA.M$30]=[.$I13];[DATA.N$30]=[.$J13]);[DATA.M$3];&quot;&quot;)" table:style-name="ce77"/>
          <table:table-cell office:value-type="string" office:string-value="" table:formula="of:=IF(AND([DATA.O$30]=[.$I13];[DATA.P$30]=[.$J13]);[DATA.O$3];&quot;&quot;)" table:style-name="ce77"/>
          <table:table-cell office:value-type="string" office:string-value="" table:formula="of:=IF(AND([DATA.Q$30]=[.$I13];[DATA.R$30]=[.$J13]);[DATA.Q$3];&quot;&quot;)" table:style-name="ce77"/>
          <table:table-cell office:value-type="string" office:string-value="" table:formula="of:=IF(AND([DATA.S$30]=[.$I13];[DATA.T$30]=[.$J13]);[DATA.S$3];&quot;&quot;)" table:style-name="ce77"/>
          <table:table-cell office:value-type="string" office:string-value="" table:formula="of:=IF(AND([DATA.U$30]=[.$I13];[DATA.V$30]=[.$J13]);[DATA.U$3];&quot;&quot;)" table:style-name="ce77"/>
          <table:table-cell office:value-type="string" office:string-value="" table:formula="of:=IF(AND([DATA.W$30]=[.$I13];[DATA.X$30]=[.$J13]);[DATA.W$3];&quot;&quot;)" table:style-name="ce77"/>
          <table:table-cell office:value-type="string" office:string-value="" table:formula="of:=IF(AND([DATA.Y$30]=[.$I13];[DATA.Z$30]=[.$J13]);[DATA.Y$3];&quot;&quot;)" table:style-name="ce77"/>
          <table:table-cell office:value-type="string" office:string-value="" table:formula="of:=IF(AND([DATA.AA$30]=[.$I13];[DATA.AB$30]=[.$J13]);[DATA.AA$3];&quot;&quot;)" table:style-name="ce77"/>
          <table:table-cell office:value-type="string" office:string-value="" table:formula="of:=IF(AND([DATA.AC$30]=[.$I13];[DATA.AD$30]=[.$J13]);[DATA.AC$3];&quot;&quot;)" table:style-name="ce77"/>
          <table:table-cell office:value-type="string" office:string-value="" table:formula="of:=IF(AND([DATA.AE$30]=[.$I13];[DATA.AF$30]=[.$J13]);[DATA.AE$3];&quot;&quot;)" table:style-name="ce77"/>
          <table:table-cell office:value-type="string" office:string-value="" table:formula="of:=IF(AND([DATA.AG$30]=[.$I13];[DATA.AH$30]=[.$J13]);[DATA.AG$3];&quot;&quot;)" table:style-name="ce77"/>
          <table:table-cell office:value-type="string" office:string-value="" table:formula="of:=IF(AND([DATA.AI$30]=[.$I13];[DATA.AJ$30]=[.$J13]);[DATA.AI$3];&quot;&quot;)" table:style-name="ce77"/>
          <table:table-cell office:value-type="string" office:string-value="" table:formula="of:=IF(AND([DATA.AK$30]=[.$I13];[DATA.AL$30]=[.$J13]);[DATA.AK$3];&quot;&quot;)" table:style-name="ce77"/>
          <table:table-cell office:value-type="string" office:string-value="" table:formula="of:=IF(AND([DATA.AM$30]=[.$I13];[DATA.AN$30]=[.$J13]);[DATA.AM$3];&quot;&quot;)" table:style-name="ce77"/>
          <table:table-cell office:value-type="string" office:string-value="" table:formula="of:=IF(AND([DATA.AO30]=[.$I13];[DATA.AP$30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0]=[.$I14];[DATA.D$30]=[.$J14]);[DATA.C$3];&quot;&quot;)" table:style-name="ce77"/>
          <table:table-cell office:value-type="string" office:string-value="" table:formula="of:=IF(AND([DATA.E$30]=[.$I14];[DATA.F$30]=[.$J14]);[DATA.E$3];&quot;&quot;)" table:style-name="ce77"/>
          <table:table-cell office:value-type="string" office:string-value="" table:formula="of:=IF(AND([DATA.G$30]=[.$I14];[DATA.H$30]=[.$J14]);[DATA.G$3];&quot;&quot;)" table:style-name="ce77"/>
          <table:table-cell office:value-type="string" office:string-value="" table:formula="of:=IF(AND([DATA.I$30]=[.$I14];[DATA.J$30]=[.$J14]);[DATA.I$3];&quot;&quot;)" table:style-name="ce77"/>
          <table:table-cell office:value-type="string" office:string-value="" table:formula="of:=IF(AND([DATA.K$30]=[.$I14];[DATA.L$30]=[.$J14]);[DATA.K$3];&quot;&quot;)" table:style-name="ce77"/>
          <table:table-cell office:value-type="string" office:string-value="" table:formula="of:=IF(AND([DATA.M$30]=[.$I14];[DATA.N$30]=[.$J14]);[DATA.M$3];&quot;&quot;)" table:style-name="ce77"/>
          <table:table-cell office:value-type="string" office:string-value="" table:formula="of:=IF(AND([DATA.O$30]=[.$I14];[DATA.P$30]=[.$J14]);[DATA.O$3];&quot;&quot;)" table:style-name="ce77"/>
          <table:table-cell office:value-type="string" office:string-value="" table:formula="of:=IF(AND([DATA.Q$30]=[.$I14];[DATA.R$30]=[.$J14]);[DATA.Q$3];&quot;&quot;)" table:style-name="ce77"/>
          <table:table-cell office:value-type="string" office:string-value="" table:formula="of:=IF(AND([DATA.S$30]=[.$I14];[DATA.T$30]=[.$J14]);[DATA.S$3];&quot;&quot;)" table:style-name="ce77"/>
          <table:table-cell office:value-type="string" office:string-value="" table:formula="of:=IF(AND([DATA.U$30]=[.$I14];[DATA.V$30]=[.$J14]);[DATA.U$3];&quot;&quot;)" table:style-name="ce77"/>
          <table:table-cell office:value-type="string" office:string-value="" table:formula="of:=IF(AND([DATA.W$30]=[.$I14];[DATA.X$30]=[.$J14]);[DATA.W$3];&quot;&quot;)" table:style-name="ce77"/>
          <table:table-cell office:value-type="string" office:string-value="" table:formula="of:=IF(AND([DATA.Y$30]=[.$I14];[DATA.Z$30]=[.$J14]);[DATA.Y$3];&quot;&quot;)" table:style-name="ce77"/>
          <table:table-cell office:value-type="string" office:string-value="" table:formula="of:=IF(AND([DATA.AA$30]=[.$I14];[DATA.AB$30]=[.$J14]);[DATA.AA$3];&quot;&quot;)" table:style-name="ce77"/>
          <table:table-cell office:value-type="string" office:string-value="" table:formula="of:=IF(AND([DATA.AC$30]=[.$I14];[DATA.AD$30]=[.$J14]);[DATA.AC$3];&quot;&quot;)" table:style-name="ce77"/>
          <table:table-cell office:value-type="string" office:string-value="" table:formula="of:=IF(AND([DATA.AE$30]=[.$I14];[DATA.AF$30]=[.$J14]);[DATA.AE$3];&quot;&quot;)" table:style-name="ce77"/>
          <table:table-cell office:value-type="string" office:string-value="" table:formula="of:=IF(AND([DATA.AG$30]=[.$I14];[DATA.AH$30]=[.$J14]);[DATA.AG$3];&quot;&quot;)" table:style-name="ce77"/>
          <table:table-cell office:value-type="string" office:string-value="" table:formula="of:=IF(AND([DATA.AI$30]=[.$I14];[DATA.AJ$30]=[.$J14]);[DATA.AI$3];&quot;&quot;)" table:style-name="ce77"/>
          <table:table-cell office:value-type="string" office:string-value="" table:formula="of:=IF(AND([DATA.AK$30]=[.$I14];[DATA.AL$30]=[.$J14]);[DATA.AK$3];&quot;&quot;)" table:style-name="ce77"/>
          <table:table-cell office:value-type="string" office:string-value="" table:formula="of:=IF(AND([DATA.AM$30]=[.$I14];[DATA.AN$30]=[.$J14]);[DATA.AM$3];&quot;&quot;)" table:style-name="ce77"/>
          <table:table-cell office:value-type="string" office:string-value="" table:formula="of:=IF(AND([DATA.AO31]=[.$I14];[DATA.AP$30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0]=[.$I15];[DATA.D$30]=[.$J15]);[DATA.C$3];&quot;&quot;)" table:style-name="ce77"/>
          <table:table-cell office:value-type="string" office:string-value="" table:formula="of:=IF(AND([DATA.E$30]=[.$I15];[DATA.F$30]=[.$J15]);[DATA.E$3];&quot;&quot;)" table:style-name="ce77"/>
          <table:table-cell office:value-type="string" office:string-value="" table:formula="of:=IF(AND([DATA.G$30]=[.$I15];[DATA.H$30]=[.$J15]);[DATA.G$3];&quot;&quot;)" table:style-name="ce77"/>
          <table:table-cell office:value-type="string" office:string-value="" table:formula="of:=IF(AND([DATA.I$30]=[.$I15];[DATA.J$30]=[.$J15]);[DATA.I$3];&quot;&quot;)" table:style-name="ce77"/>
          <table:table-cell office:value-type="string" office:string-value="" table:formula="of:=IF(AND([DATA.K$30]=[.$I15];[DATA.L$30]=[.$J15]);[DATA.K$3];&quot;&quot;)" table:style-name="ce77"/>
          <table:table-cell office:value-type="string" office:string-value="" table:formula="of:=IF(AND([DATA.M$30]=[.$I15];[DATA.N$30]=[.$J15]);[DATA.M$3];&quot;&quot;)" table:style-name="ce77"/>
          <table:table-cell office:value-type="string" office:string-value="" table:formula="of:=IF(AND([DATA.O$30]=[.$I15];[DATA.P$30]=[.$J15]);[DATA.O$3];&quot;&quot;)" table:style-name="ce77"/>
          <table:table-cell office:value-type="string" office:string-value="" table:formula="of:=IF(AND([DATA.Q$30]=[.$I15];[DATA.R$30]=[.$J15]);[DATA.Q$3];&quot;&quot;)" table:style-name="ce77"/>
          <table:table-cell office:value-type="string" office:string-value="" table:formula="of:=IF(AND([DATA.S$30]=[.$I15];[DATA.T$30]=[.$J15]);[DATA.S$3];&quot;&quot;)" table:style-name="ce77"/>
          <table:table-cell office:value-type="string" office:string-value="" table:formula="of:=IF(AND([DATA.U$30]=[.$I15];[DATA.V$30]=[.$J15]);[DATA.U$3];&quot;&quot;)" table:style-name="ce77"/>
          <table:table-cell office:value-type="string" office:string-value="" table:formula="of:=IF(AND([DATA.W$30]=[.$I15];[DATA.X$30]=[.$J15]);[DATA.W$3];&quot;&quot;)" table:style-name="ce77"/>
          <table:table-cell office:value-type="string" office:string-value="" table:formula="of:=IF(AND([DATA.Y$30]=[.$I15];[DATA.Z$30]=[.$J15]);[DATA.Y$3];&quot;&quot;)" table:style-name="ce77"/>
          <table:table-cell office:value-type="string" office:string-value="" table:formula="of:=IF(AND([DATA.AA$30]=[.$I15];[DATA.AB$30]=[.$J15]);[DATA.AA$3];&quot;&quot;)" table:style-name="ce77"/>
          <table:table-cell office:value-type="string" office:string-value="" table:formula="of:=IF(AND([DATA.AC$30]=[.$I15];[DATA.AD$30]=[.$J15]);[DATA.AC$3];&quot;&quot;)" table:style-name="ce77"/>
          <table:table-cell office:value-type="string" office:string-value="" table:formula="of:=IF(AND([DATA.AE$30]=[.$I15];[DATA.AF$30]=[.$J15]);[DATA.AE$3];&quot;&quot;)" table:style-name="ce77"/>
          <table:table-cell office:value-type="string" office:string-value="" table:formula="of:=IF(AND([DATA.AG$30]=[.$I15];[DATA.AH$30]=[.$J15]);[DATA.AG$3];&quot;&quot;)" table:style-name="ce77"/>
          <table:table-cell office:value-type="string" office:string-value="" table:formula="of:=IF(AND([DATA.AI$30]=[.$I15];[DATA.AJ$30]=[.$J15]);[DATA.AI$3];&quot;&quot;)" table:style-name="ce77"/>
          <table:table-cell office:value-type="string" office:string-value="" table:formula="of:=IF(AND([DATA.AK$30]=[.$I15];[DATA.AL$30]=[.$J15]);[DATA.AK$3];&quot;&quot;)" table:style-name="ce77"/>
          <table:table-cell office:value-type="string" office:string-value="" table:formula="of:=IF(AND([DATA.AM$30]=[.$I15];[DATA.AN$30]=[.$J15]);[DATA.AM$3];&quot;&quot;)" table:style-name="ce77"/>
          <table:table-cell office:value-type="string" office:string-value="" table:formula="of:=IF(AND([DATA.AO32]=[.$I15];[DATA.AP$30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0]=[.$I16];[DATA.D$30]=[.$J16]);[DATA.C$3];&quot;&quot;)" table:style-name="ce77"/>
          <table:table-cell office:value-type="string" office:string-value="" table:formula="of:=IF(AND([DATA.E$30]=[.$I16];[DATA.F$30]=[.$J16]);[DATA.E$3];&quot;&quot;)" table:style-name="ce77"/>
          <table:table-cell office:value-type="string" office:string-value="" table:formula="of:=IF(AND([DATA.G$30]=[.$I16];[DATA.H$30]=[.$J16]);[DATA.G$3];&quot;&quot;)" table:style-name="ce77"/>
          <table:table-cell office:value-type="string" office:string-value="" table:formula="of:=IF(AND([DATA.I$30]=[.$I16];[DATA.J$30]=[.$J16]);[DATA.I$3];&quot;&quot;)" table:style-name="ce77"/>
          <table:table-cell office:value-type="string" office:string-value="" table:formula="of:=IF(AND([DATA.K$30]=[.$I16];[DATA.L$30]=[.$J16]);[DATA.K$3];&quot;&quot;)" table:style-name="ce77"/>
          <table:table-cell office:value-type="string" office:string-value="" table:formula="of:=IF(AND([DATA.M$30]=[.$I16];[DATA.N$30]=[.$J16]);[DATA.M$3];&quot;&quot;)" table:style-name="ce77"/>
          <table:table-cell office:value-type="string" office:string-value="" table:formula="of:=IF(AND([DATA.O$30]=[.$I16];[DATA.P$30]=[.$J16]);[DATA.O$3];&quot;&quot;)" table:style-name="ce77"/>
          <table:table-cell office:value-type="string" office:string-value="" table:formula="of:=IF(AND([DATA.Q$30]=[.$I16];[DATA.R$30]=[.$J16]);[DATA.Q$3];&quot;&quot;)" table:style-name="ce77"/>
          <table:table-cell office:value-type="string" office:string-value="" table:formula="of:=IF(AND([DATA.S$30]=[.$I16];[DATA.T$30]=[.$J16]);[DATA.S$3];&quot;&quot;)" table:style-name="ce77"/>
          <table:table-cell office:value-type="string" office:string-value="" table:formula="of:=IF(AND([DATA.U$30]=[.$I16];[DATA.V$30]=[.$J16]);[DATA.U$3];&quot;&quot;)" table:style-name="ce77"/>
          <table:table-cell office:value-type="string" office:string-value="" table:formula="of:=IF(AND([DATA.W$30]=[.$I16];[DATA.X$30]=[.$J16]);[DATA.W$3];&quot;&quot;)" table:style-name="ce77"/>
          <table:table-cell office:value-type="string" office:string-value="" table:formula="of:=IF(AND([DATA.Y$30]=[.$I16];[DATA.Z$30]=[.$J16]);[DATA.Y$3];&quot;&quot;)" table:style-name="ce77"/>
          <table:table-cell office:value-type="string" office:string-value="" table:formula="of:=IF(AND([DATA.AA$30]=[.$I16];[DATA.AB$30]=[.$J16]);[DATA.AA$3];&quot;&quot;)" table:style-name="ce77"/>
          <table:table-cell office:value-type="string" office:string-value="" table:formula="of:=IF(AND([DATA.AC$30]=[.$I16];[DATA.AD$30]=[.$J16]);[DATA.AC$3];&quot;&quot;)" table:style-name="ce77"/>
          <table:table-cell office:value-type="string" office:string-value="" table:formula="of:=IF(AND([DATA.AE$30]=[.$I16];[DATA.AF$30]=[.$J16]);[DATA.AE$3];&quot;&quot;)" table:style-name="ce77"/>
          <table:table-cell office:value-type="string" office:string-value="" table:formula="of:=IF(AND([DATA.AG$30]=[.$I16];[DATA.AH$30]=[.$J16]);[DATA.AG$3];&quot;&quot;)" table:style-name="ce77"/>
          <table:table-cell office:value-type="string" office:string-value="" table:formula="of:=IF(AND([DATA.AI$30]=[.$I16];[DATA.AJ$30]=[.$J16]);[DATA.AI$3];&quot;&quot;)" table:style-name="ce77"/>
          <table:table-cell office:value-type="string" office:string-value="" table:formula="of:=IF(AND([DATA.AK$30]=[.$I16];[DATA.AL$30]=[.$J16]);[DATA.AK$3];&quot;&quot;)" table:style-name="ce77"/>
          <table:table-cell office:value-type="string" office:string-value="" table:formula="of:=IF(AND([DATA.AM$30]=[.$I16];[DATA.AN$30]=[.$J16]);[DATA.AM$3];&quot;&quot;)" table:style-name="ce77"/>
          <table:table-cell office:value-type="string" office:string-value="" table:formula="of:=IF(AND([DATA.AO33]=[.$I16];[DATA.AP$30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0]=[.$I17];[DATA.D$30]=[.$J17]);[DATA.C$3];&quot;&quot;)" table:style-name="ce77"/>
          <table:table-cell office:value-type="string" office:string-value="" table:formula="of:=IF(AND([DATA.E$30]=[.$I17];[DATA.F$30]=[.$J17]);[DATA.E$3];&quot;&quot;)" table:style-name="ce77"/>
          <table:table-cell office:value-type="string" office:string-value="" table:formula="of:=IF(AND([DATA.G$30]=[.$I17];[DATA.H$30]=[.$J17]);[DATA.G$3];&quot;&quot;)" table:style-name="ce77"/>
          <table:table-cell office:value-type="string" office:string-value="" table:formula="of:=IF(AND([DATA.I$30]=[.$I17];[DATA.J$30]=[.$J17]);[DATA.I$3];&quot;&quot;)" table:style-name="ce77"/>
          <table:table-cell office:value-type="string" office:string-value="" table:formula="of:=IF(AND([DATA.K$30]=[.$I17];[DATA.L$30]=[.$J17]);[DATA.K$3];&quot;&quot;)" table:style-name="ce77"/>
          <table:table-cell office:value-type="string" office:string-value="" table:formula="of:=IF(AND([DATA.M$30]=[.$I17];[DATA.N$30]=[.$J17]);[DATA.M$3];&quot;&quot;)" table:style-name="ce77"/>
          <table:table-cell office:value-type="string" office:string-value="" table:formula="of:=IF(AND([DATA.O$30]=[.$I17];[DATA.P$30]=[.$J17]);[DATA.O$3];&quot;&quot;)" table:style-name="ce77"/>
          <table:table-cell office:value-type="string" office:string-value="" table:formula="of:=IF(AND([DATA.Q$30]=[.$I17];[DATA.R$30]=[.$J17]);[DATA.Q$3];&quot;&quot;)" table:style-name="ce77"/>
          <table:table-cell office:value-type="string" office:string-value="" table:formula="of:=IF(AND([DATA.S$30]=[.$I17];[DATA.T$30]=[.$J17]);[DATA.S$3];&quot;&quot;)" table:style-name="ce77"/>
          <table:table-cell office:value-type="string" office:string-value="" table:formula="of:=IF(AND([DATA.U$30]=[.$I17];[DATA.V$30]=[.$J17]);[DATA.U$3];&quot;&quot;)" table:style-name="ce77"/>
          <table:table-cell office:value-type="string" office:string-value="" table:formula="of:=IF(AND([DATA.W$30]=[.$I17];[DATA.X$30]=[.$J17]);[DATA.W$3];&quot;&quot;)" table:style-name="ce77"/>
          <table:table-cell office:value-type="string" office:string-value="" table:formula="of:=IF(AND([DATA.Y$30]=[.$I17];[DATA.Z$30]=[.$J17]);[DATA.Y$3];&quot;&quot;)" table:style-name="ce77"/>
          <table:table-cell office:value-type="string" office:string-value="" table:formula="of:=IF(AND([DATA.AA$30]=[.$I17];[DATA.AB$30]=[.$J17]);[DATA.AA$3];&quot;&quot;)" table:style-name="ce77"/>
          <table:table-cell office:value-type="string" office:string-value="" table:formula="of:=IF(AND([DATA.AC$30]=[.$I17];[DATA.AD$30]=[.$J17]);[DATA.AC$3];&quot;&quot;)" table:style-name="ce77"/>
          <table:table-cell office:value-type="string" office:string-value="" table:formula="of:=IF(AND([DATA.AE$30]=[.$I17];[DATA.AF$30]=[.$J17]);[DATA.AE$3];&quot;&quot;)" table:style-name="ce77"/>
          <table:table-cell office:value-type="string" office:string-value="" table:formula="of:=IF(AND([DATA.AG$30]=[.$I17];[DATA.AH$30]=[.$J17]);[DATA.AG$3];&quot;&quot;)" table:style-name="ce77"/>
          <table:table-cell office:value-type="string" office:string-value="" table:formula="of:=IF(AND([DATA.AI$30]=[.$I17];[DATA.AJ$30]=[.$J17]);[DATA.AI$3];&quot;&quot;)" table:style-name="ce77"/>
          <table:table-cell office:value-type="string" office:string-value="" table:formula="of:=IF(AND([DATA.AK$30]=[.$I17];[DATA.AL$30]=[.$J17]);[DATA.AK$3];&quot;&quot;)" table:style-name="ce77"/>
          <table:table-cell office:value-type="string" office:string-value="" table:formula="of:=IF(AND([DATA.AM$30]=[.$I17];[DATA.AN$30]=[.$J17]);[DATA.AM$3];&quot;&quot;)" table:style-name="ce77"/>
          <table:table-cell office:value-type="string" office:string-value="" table:formula="of:=IF(AND([DATA.AO34]=[.$I17];[DATA.AP$30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0]=[.$I18];[DATA.D$30]=[.$J18]);[DATA.C$3];&quot;&quot;)" table:style-name="ce77"/>
          <table:table-cell office:value-type="string" office:string-value="" table:formula="of:=IF(AND([DATA.E$30]=[.$I18];[DATA.F$30]=[.$J18]);[DATA.E$3];&quot;&quot;)" table:style-name="ce77"/>
          <table:table-cell office:value-type="string" office:string-value="" table:formula="of:=IF(AND([DATA.G$30]=[.$I18];[DATA.H$30]=[.$J18]);[DATA.G$3];&quot;&quot;)" table:style-name="ce77"/>
          <table:table-cell office:value-type="string" office:string-value="" table:formula="of:=IF(AND([DATA.I$30]=[.$I18];[DATA.J$30]=[.$J18]);[DATA.I$3];&quot;&quot;)" table:style-name="ce77"/>
          <table:table-cell office:value-type="string" office:string-value="" table:formula="of:=IF(AND([DATA.K$30]=[.$I18];[DATA.L$30]=[.$J18]);[DATA.K$3];&quot;&quot;)" table:style-name="ce77"/>
          <table:table-cell office:value-type="string" office:string-value="" table:formula="of:=IF(AND([DATA.M$30]=[.$I18];[DATA.N$30]=[.$J18]);[DATA.M$3];&quot;&quot;)" table:style-name="ce77"/>
          <table:table-cell office:value-type="string" office:string-value="" table:formula="of:=IF(AND([DATA.O$30]=[.$I18];[DATA.P$30]=[.$J18]);[DATA.O$3];&quot;&quot;)" table:style-name="ce77"/>
          <table:table-cell office:value-type="string" office:string-value="" table:formula="of:=IF(AND([DATA.Q$30]=[.$I18];[DATA.R$30]=[.$J18]);[DATA.Q$3];&quot;&quot;)" table:style-name="ce77"/>
          <table:table-cell office:value-type="string" office:string-value="" table:formula="of:=IF(AND([DATA.S$30]=[.$I18];[DATA.T$30]=[.$J18]);[DATA.S$3];&quot;&quot;)" table:style-name="ce77"/>
          <table:table-cell office:value-type="string" office:string-value="" table:formula="of:=IF(AND([DATA.U$30]=[.$I18];[DATA.V$30]=[.$J18]);[DATA.U$3];&quot;&quot;)" table:style-name="ce77"/>
          <table:table-cell office:value-type="string" office:string-value="" table:formula="of:=IF(AND([DATA.W$30]=[.$I18];[DATA.X$30]=[.$J18]);[DATA.W$3];&quot;&quot;)" table:style-name="ce77"/>
          <table:table-cell office:value-type="string" office:string-value="" table:formula="of:=IF(AND([DATA.Y$30]=[.$I18];[DATA.Z$30]=[.$J18]);[DATA.Y$3];&quot;&quot;)" table:style-name="ce77"/>
          <table:table-cell office:value-type="string" office:string-value="" table:formula="of:=IF(AND([DATA.AA$30]=[.$I18];[DATA.AB$30]=[.$J18]);[DATA.AA$3];&quot;&quot;)" table:style-name="ce77"/>
          <table:table-cell office:value-type="string" office:string-value="" table:formula="of:=IF(AND([DATA.AC$30]=[.$I18];[DATA.AD$30]=[.$J18]);[DATA.AC$3];&quot;&quot;)" table:style-name="ce77"/>
          <table:table-cell office:value-type="string" office:string-value="" table:formula="of:=IF(AND([DATA.AE$30]=[.$I18];[DATA.AF$30]=[.$J18]);[DATA.AE$3];&quot;&quot;)" table:style-name="ce77"/>
          <table:table-cell office:value-type="string" office:string-value="" table:formula="of:=IF(AND([DATA.AG$30]=[.$I18];[DATA.AH$30]=[.$J18]);[DATA.AG$3];&quot;&quot;)" table:style-name="ce77"/>
          <table:table-cell office:value-type="string" office:string-value="" table:formula="of:=IF(AND([DATA.AI$30]=[.$I18];[DATA.AJ$30]=[.$J18]);[DATA.AI$3];&quot;&quot;)" table:style-name="ce77"/>
          <table:table-cell office:value-type="string" office:string-value="" table:formula="of:=IF(AND([DATA.AK$30]=[.$I18];[DATA.AL$30]=[.$J18]);[DATA.AK$3];&quot;&quot;)" table:style-name="ce77"/>
          <table:table-cell office:value-type="string" office:string-value="" table:formula="of:=IF(AND([DATA.AM$30]=[.$I18];[DATA.AN$30]=[.$J18]);[DATA.AM$3];&quot;&quot;)" table:style-name="ce77"/>
          <table:table-cell office:value-type="string" office:string-value="" table:formula="of:=IF(AND([DATA.AO35]=[.$I18];[DATA.AP$30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0]=[.$I19];[DATA.D$30]=[.$J19]);[DATA.C$3];&quot;&quot;)" table:style-name="ce77"/>
          <table:table-cell office:value-type="string" office:string-value="" table:formula="of:=IF(AND([DATA.E$30]=[.$I19];[DATA.F$30]=[.$J19]);[DATA.E$3];&quot;&quot;)" table:style-name="ce77"/>
          <table:table-cell office:value-type="string" office:string-value="" table:formula="of:=IF(AND([DATA.G$30]=[.$I19];[DATA.H$30]=[.$J19]);[DATA.G$3];&quot;&quot;)" table:style-name="ce77"/>
          <table:table-cell office:value-type="string" office:string-value="" table:formula="of:=IF(AND([DATA.I$30]=[.$I19];[DATA.J$30]=[.$J19]);[DATA.I$3];&quot;&quot;)" table:style-name="ce77"/>
          <table:table-cell office:value-type="string" office:string-value="" table:formula="of:=IF(AND([DATA.K$30]=[.$I19];[DATA.L$30]=[.$J19]);[DATA.K$3];&quot;&quot;)" table:style-name="ce77"/>
          <table:table-cell office:value-type="string" office:string-value="" table:formula="of:=IF(AND([DATA.M$30]=[.$I19];[DATA.N$30]=[.$J19]);[DATA.M$3];&quot;&quot;)" table:style-name="ce77"/>
          <table:table-cell office:value-type="string" office:string-value="" table:formula="of:=IF(AND([DATA.O$30]=[.$I19];[DATA.P$30]=[.$J19]);[DATA.O$3];&quot;&quot;)" table:style-name="ce77"/>
          <table:table-cell office:value-type="string" office:string-value="" table:formula="of:=IF(AND([DATA.Q$30]=[.$I19];[DATA.R$30]=[.$J19]);[DATA.Q$3];&quot;&quot;)" table:style-name="ce77"/>
          <table:table-cell office:value-type="string" office:string-value="" table:formula="of:=IF(AND([DATA.S$30]=[.$I19];[DATA.T$30]=[.$J19]);[DATA.S$3];&quot;&quot;)" table:style-name="ce77"/>
          <table:table-cell office:value-type="string" office:string-value="" table:formula="of:=IF(AND([DATA.U$30]=[.$I19];[DATA.V$30]=[.$J19]);[DATA.U$3];&quot;&quot;)" table:style-name="ce77"/>
          <table:table-cell office:value-type="string" office:string-value="" table:formula="of:=IF(AND([DATA.W$30]=[.$I19];[DATA.X$30]=[.$J19]);[DATA.W$3];&quot;&quot;)" table:style-name="ce77"/>
          <table:table-cell office:value-type="string" office:string-value="" table:formula="of:=IF(AND([DATA.Y$30]=[.$I19];[DATA.Z$30]=[.$J19]);[DATA.Y$3];&quot;&quot;)" table:style-name="ce77"/>
          <table:table-cell office:value-type="string" office:string-value="" table:formula="of:=IF(AND([DATA.AA$30]=[.$I19];[DATA.AB$30]=[.$J19]);[DATA.AA$3];&quot;&quot;)" table:style-name="ce77"/>
          <table:table-cell office:value-type="string" office:string-value="" table:formula="of:=IF(AND([DATA.AC$30]=[.$I19];[DATA.AD$30]=[.$J19]);[DATA.AC$3];&quot;&quot;)" table:style-name="ce77"/>
          <table:table-cell office:value-type="string" office:string-value="" table:formula="of:=IF(AND([DATA.AE$30]=[.$I19];[DATA.AF$30]=[.$J19]);[DATA.AE$3];&quot;&quot;)" table:style-name="ce77"/>
          <table:table-cell office:value-type="string" office:string-value="" table:formula="of:=IF(AND([DATA.AG$30]=[.$I19];[DATA.AH$30]=[.$J19]);[DATA.AG$3];&quot;&quot;)" table:style-name="ce77"/>
          <table:table-cell office:value-type="string" office:string-value="" table:formula="of:=IF(AND([DATA.AI$30]=[.$I19];[DATA.AJ$30]=[.$J19]);[DATA.AI$3];&quot;&quot;)" table:style-name="ce77"/>
          <table:table-cell office:value-type="string" office:string-value="" table:formula="of:=IF(AND([DATA.AK$30]=[.$I19];[DATA.AL$30]=[.$J19]);[DATA.AK$3];&quot;&quot;)" table:style-name="ce77"/>
          <table:table-cell office:value-type="string" office:string-value="" table:formula="of:=IF(AND([DATA.AM$30]=[.$I19];[DATA.AN$30]=[.$J19]);[DATA.AM$3];&quot;&quot;)" table:style-name="ce77"/>
          <table:table-cell office:value-type="string" office:string-value="" table:formula="of:=IF(AND([DATA.AO36]=[.$I19];[DATA.AP$30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0]=[.$I20];[DATA.D$30]=[.$J20]);[DATA.C$3];&quot;&quot;)" table:style-name="ce77"/>
          <table:table-cell office:value-type="string" office:string-value="" table:formula="of:=IF(AND([DATA.E$30]=[.$I20];[DATA.F$30]=[.$J20]);[DATA.E$3];&quot;&quot;)" table:style-name="ce77"/>
          <table:table-cell office:value-type="string" office:string-value="" table:formula="of:=IF(AND([DATA.G$30]=[.$I20];[DATA.H$30]=[.$J20]);[DATA.G$3];&quot;&quot;)" table:style-name="ce77"/>
          <table:table-cell office:value-type="string" office:string-value="" table:formula="of:=IF(AND([DATA.I$30]=[.$I20];[DATA.J$30]=[.$J20]);[DATA.I$3];&quot;&quot;)" table:style-name="ce77"/>
          <table:table-cell office:value-type="string" office:string-value="" table:formula="of:=IF(AND([DATA.K$30]=[.$I20];[DATA.L$30]=[.$J20]);[DATA.K$3];&quot;&quot;)" table:style-name="ce77"/>
          <table:table-cell office:value-type="string" office:string-value="" table:formula="of:=IF(AND([DATA.M$30]=[.$I20];[DATA.N$30]=[.$J20]);[DATA.M$3];&quot;&quot;)" table:style-name="ce77"/>
          <table:table-cell office:value-type="string" office:string-value="" table:formula="of:=IF(AND([DATA.O$30]=[.$I20];[DATA.P$30]=[.$J20]);[DATA.O$3];&quot;&quot;)" table:style-name="ce77"/>
          <table:table-cell office:value-type="string" office:string-value="" table:formula="of:=IF(AND([DATA.Q$30]=[.$I20];[DATA.R$30]=[.$J20]);[DATA.Q$3];&quot;&quot;)" table:style-name="ce77"/>
          <table:table-cell office:value-type="string" office:string-value="" table:formula="of:=IF(AND([DATA.S$30]=[.$I20];[DATA.T$30]=[.$J20]);[DATA.S$3];&quot;&quot;)" table:style-name="ce77"/>
          <table:table-cell office:value-type="string" office:string-value="" table:formula="of:=IF(AND([DATA.U$30]=[.$I20];[DATA.V$30]=[.$J20]);[DATA.U$3];&quot;&quot;)" table:style-name="ce77"/>
          <table:table-cell office:value-type="string" office:string-value="" table:formula="of:=IF(AND([DATA.W$30]=[.$I20];[DATA.X$30]=[.$J20]);[DATA.W$3];&quot;&quot;)" table:style-name="ce77"/>
          <table:table-cell office:value-type="string" office:string-value="" table:formula="of:=IF(AND([DATA.Y$30]=[.$I20];[DATA.Z$30]=[.$J20]);[DATA.Y$3];&quot;&quot;)" table:style-name="ce77"/>
          <table:table-cell office:value-type="string" office:string-value="" table:formula="of:=IF(AND([DATA.AA$30]=[.$I20];[DATA.AB$30]=[.$J20]);[DATA.AA$3];&quot;&quot;)" table:style-name="ce77"/>
          <table:table-cell office:value-type="string" office:string-value="" table:formula="of:=IF(AND([DATA.AC$30]=[.$I20];[DATA.AD$30]=[.$J20]);[DATA.AC$3];&quot;&quot;)" table:style-name="ce77"/>
          <table:table-cell office:value-type="string" office:string-value="" table:formula="of:=IF(AND([DATA.AE$30]=[.$I20];[DATA.AF$30]=[.$J20]);[DATA.AE$3];&quot;&quot;)" table:style-name="ce77"/>
          <table:table-cell office:value-type="string" office:string-value="" table:formula="of:=IF(AND([DATA.AG$30]=[.$I20];[DATA.AH$30]=[.$J20]);[DATA.AG$3];&quot;&quot;)" table:style-name="ce77"/>
          <table:table-cell office:value-type="string" office:string-value="" table:formula="of:=IF(AND([DATA.AI$30]=[.$I20];[DATA.AJ$30]=[.$J20]);[DATA.AI$3];&quot;&quot;)" table:style-name="ce77"/>
          <table:table-cell office:value-type="string" office:string-value="" table:formula="of:=IF(AND([DATA.AK$30]=[.$I20];[DATA.AL$30]=[.$J20]);[DATA.AK$3];&quot;&quot;)" table:style-name="ce77"/>
          <table:table-cell office:value-type="string" office:string-value="" table:formula="of:=IF(AND([DATA.AM$30]=[.$I20];[DATA.AN$30]=[.$J20]);[DATA.AM$3];&quot;&quot;)" table:style-name="ce77"/>
          <table:table-cell office:value-type="string" office:string-value="" table:formula="of:=IF(AND([DATA.AO37]=[.$I20];[DATA.AP$30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0]=[.$I21];[DATA.D$30]=[.$J21]);[DATA.C$3];&quot;&quot;)" table:style-name="ce77"/>
          <table:table-cell office:value-type="string" office:string-value="" table:formula="of:=IF(AND([DATA.E$30]=[.$I21];[DATA.F$30]=[.$J21]);[DATA.E$3];&quot;&quot;)" table:style-name="ce77"/>
          <table:table-cell office:value-type="string" office:string-value="" table:formula="of:=IF(AND([DATA.G$30]=[.$I21];[DATA.H$30]=[.$J21]);[DATA.G$3];&quot;&quot;)" table:style-name="ce77"/>
          <table:table-cell office:value-type="string" office:string-value="" table:formula="of:=IF(AND([DATA.I$30]=[.$I21];[DATA.J$30]=[.$J21]);[DATA.I$3];&quot;&quot;)" table:style-name="ce77"/>
          <table:table-cell office:value-type="string" office:string-value="" table:formula="of:=IF(AND([DATA.K$30]=[.$I21];[DATA.L$30]=[.$J21]);[DATA.K$3];&quot;&quot;)" table:style-name="ce77"/>
          <table:table-cell office:value-type="string" office:string-value="" table:formula="of:=IF(AND([DATA.M$30]=[.$I21];[DATA.N$30]=[.$J21]);[DATA.M$3];&quot;&quot;)" table:style-name="ce77"/>
          <table:table-cell office:value-type="string" office:string-value="" table:formula="of:=IF(AND([DATA.O$30]=[.$I21];[DATA.P$30]=[.$J21]);[DATA.O$3];&quot;&quot;)" table:style-name="ce77"/>
          <table:table-cell office:value-type="string" office:string-value="" table:formula="of:=IF(AND([DATA.Q$30]=[.$I21];[DATA.R$30]=[.$J21]);[DATA.Q$3];&quot;&quot;)" table:style-name="ce77"/>
          <table:table-cell office:value-type="string" office:string-value="" table:formula="of:=IF(AND([DATA.S$30]=[.$I21];[DATA.T$30]=[.$J21]);[DATA.S$3];&quot;&quot;)" table:style-name="ce77"/>
          <table:table-cell office:value-type="string" office:string-value="" table:formula="of:=IF(AND([DATA.U$30]=[.$I21];[DATA.V$30]=[.$J21]);[DATA.U$3];&quot;&quot;)" table:style-name="ce77"/>
          <table:table-cell office:value-type="string" office:string-value="" table:formula="of:=IF(AND([DATA.W$30]=[.$I21];[DATA.X$30]=[.$J21]);[DATA.W$3];&quot;&quot;)" table:style-name="ce77"/>
          <table:table-cell office:value-type="string" office:string-value="" table:formula="of:=IF(AND([DATA.Y$30]=[.$I21];[DATA.Z$30]=[.$J21]);[DATA.Y$3];&quot;&quot;)" table:style-name="ce77"/>
          <table:table-cell office:value-type="string" office:string-value="" table:formula="of:=IF(AND([DATA.AA$30]=[.$I21];[DATA.AB$30]=[.$J21]);[DATA.AA$3];&quot;&quot;)" table:style-name="ce77"/>
          <table:table-cell office:value-type="string" office:string-value="" table:formula="of:=IF(AND([DATA.AC$30]=[.$I21];[DATA.AD$30]=[.$J21]);[DATA.AC$3];&quot;&quot;)" table:style-name="ce77"/>
          <table:table-cell office:value-type="string" office:string-value="" table:formula="of:=IF(AND([DATA.AE$30]=[.$I21];[DATA.AF$30]=[.$J21]);[DATA.AE$3];&quot;&quot;)" table:style-name="ce77"/>
          <table:table-cell office:value-type="string" office:string-value="" table:formula="of:=IF(AND([DATA.AG$30]=[.$I21];[DATA.AH$30]=[.$J21]);[DATA.AG$3];&quot;&quot;)" table:style-name="ce77"/>
          <table:table-cell office:value-type="string" office:string-value="" table:formula="of:=IF(AND([DATA.AI$30]=[.$I21];[DATA.AJ$30]=[.$J21]);[DATA.AI$3];&quot;&quot;)" table:style-name="ce77"/>
          <table:table-cell office:value-type="string" office:string-value="" table:formula="of:=IF(AND([DATA.AK$30]=[.$I21];[DATA.AL$30]=[.$J21]);[DATA.AK$3];&quot;&quot;)" table:style-name="ce77"/>
          <table:table-cell office:value-type="string" office:string-value="" table:formula="of:=IF(AND([DATA.AM$30]=[.$I21];[DATA.AN$30]=[.$J21]);[DATA.AM$3];&quot;&quot;)" table:style-name="ce77"/>
          <table:table-cell office:value-type="string" office:string-value="" table:formula="of:=IF(AND([DATA.AO38]=[.$I21];[DATA.AP$30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0]=[.$I22];[DATA.D$30]=[.$J22]);[DATA.C$3];&quot;&quot;)" table:style-name="ce77"/>
          <table:table-cell office:value-type="string" office:string-value="" table:formula="of:=IF(AND([DATA.E$30]=[.$I22];[DATA.F$30]=[.$J22]);[DATA.E$3];&quot;&quot;)" table:style-name="ce77"/>
          <table:table-cell office:value-type="string" office:string-value="" table:formula="of:=IF(AND([DATA.G$30]=[.$I22];[DATA.H$30]=[.$J22]);[DATA.G$3];&quot;&quot;)" table:style-name="ce77"/>
          <table:table-cell office:value-type="string" office:string-value="" table:formula="of:=IF(AND([DATA.I$30]=[.$I22];[DATA.J$30]=[.$J22]);[DATA.I$3];&quot;&quot;)" table:style-name="ce77"/>
          <table:table-cell office:value-type="string" office:string-value="" table:formula="of:=IF(AND([DATA.K$30]=[.$I22];[DATA.L$30]=[.$J22]);[DATA.K$3];&quot;&quot;)" table:style-name="ce77"/>
          <table:table-cell office:value-type="string" office:string-value="" table:formula="of:=IF(AND([DATA.M$30]=[.$I22];[DATA.N$30]=[.$J22]);[DATA.M$3];&quot;&quot;)" table:style-name="ce77"/>
          <table:table-cell office:value-type="string" office:string-value="" table:formula="of:=IF(AND([DATA.O$30]=[.$I22];[DATA.P$30]=[.$J22]);[DATA.O$3];&quot;&quot;)" table:style-name="ce77"/>
          <table:table-cell office:value-type="string" office:string-value="" table:formula="of:=IF(AND([DATA.Q$30]=[.$I22];[DATA.R$30]=[.$J22]);[DATA.Q$3];&quot;&quot;)" table:style-name="ce77"/>
          <table:table-cell office:value-type="string" office:string-value="" table:formula="of:=IF(AND([DATA.S$30]=[.$I22];[DATA.T$30]=[.$J22]);[DATA.S$3];&quot;&quot;)" table:style-name="ce77"/>
          <table:table-cell office:value-type="string" office:string-value="" table:formula="of:=IF(AND([DATA.U$30]=[.$I22];[DATA.V$30]=[.$J22]);[DATA.U$3];&quot;&quot;)" table:style-name="ce77"/>
          <table:table-cell office:value-type="string" office:string-value="" table:formula="of:=IF(AND([DATA.W$30]=[.$I22];[DATA.X$30]=[.$J22]);[DATA.W$3];&quot;&quot;)" table:style-name="ce77"/>
          <table:table-cell office:value-type="string" office:string-value="" table:formula="of:=IF(AND([DATA.Y$30]=[.$I22];[DATA.Z$30]=[.$J22]);[DATA.Y$3];&quot;&quot;)" table:style-name="ce77"/>
          <table:table-cell office:value-type="string" office:string-value="" table:formula="of:=IF(AND([DATA.AA$30]=[.$I22];[DATA.AB$30]=[.$J22]);[DATA.AA$3];&quot;&quot;)" table:style-name="ce77"/>
          <table:table-cell office:value-type="string" office:string-value="" table:formula="of:=IF(AND([DATA.AC$30]=[.$I22];[DATA.AD$30]=[.$J22]);[DATA.AC$3];&quot;&quot;)" table:style-name="ce77"/>
          <table:table-cell office:value-type="string" office:string-value="" table:formula="of:=IF(AND([DATA.AE$30]=[.$I22];[DATA.AF$30]=[.$J22]);[DATA.AE$3];&quot;&quot;)" table:style-name="ce77"/>
          <table:table-cell office:value-type="string" office:string-value="" table:formula="of:=IF(AND([DATA.AG$30]=[.$I22];[DATA.AH$30]=[.$J22]);[DATA.AG$3];&quot;&quot;)" table:style-name="ce77"/>
          <table:table-cell office:value-type="string" office:string-value="" table:formula="of:=IF(AND([DATA.AI$30]=[.$I22];[DATA.AJ$30]=[.$J22]);[DATA.AI$3];&quot;&quot;)" table:style-name="ce77"/>
          <table:table-cell office:value-type="string" office:string-value="" table:formula="of:=IF(AND([DATA.AK$30]=[.$I22];[DATA.AL$30]=[.$J22]);[DATA.AK$3];&quot;&quot;)" table:style-name="ce77"/>
          <table:table-cell office:value-type="string" office:string-value="" table:formula="of:=IF(AND([DATA.AM$30]=[.$I22];[DATA.AN$30]=[.$J22]);[DATA.AM$3];&quot;&quot;)" table:style-name="ce77"/>
          <table:table-cell office:value-type="string" office:string-value="" table:formula="of:=IF(AND([DATA.AO39]=[.$I22];[DATA.AP$30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0]=[.$I23];[DATA.D$30]=[.$J23]);[DATA.C$3];&quot;&quot;)" table:style-name="ce77"/>
          <table:table-cell office:value-type="string" office:string-value="" table:formula="of:=IF(AND([DATA.E$30]=[.$I23];[DATA.F$30]=[.$J23]);[DATA.E$3];&quot;&quot;)" table:style-name="ce77"/>
          <table:table-cell office:value-type="string" office:string-value="" table:formula="of:=IF(AND([DATA.G$30]=[.$I23];[DATA.H$30]=[.$J23]);[DATA.G$3];&quot;&quot;)" table:style-name="ce77"/>
          <table:table-cell office:value-type="string" office:string-value="" table:formula="of:=IF(AND([DATA.I$30]=[.$I23];[DATA.J$30]=[.$J23]);[DATA.I$3];&quot;&quot;)" table:style-name="ce77"/>
          <table:table-cell office:value-type="string" office:string-value="" table:formula="of:=IF(AND([DATA.K$30]=[.$I23];[DATA.L$30]=[.$J23]);[DATA.K$3];&quot;&quot;)" table:style-name="ce77"/>
          <table:table-cell office:value-type="string" office:string-value="" table:formula="of:=IF(AND([DATA.M$30]=[.$I23];[DATA.N$30]=[.$J23]);[DATA.M$3];&quot;&quot;)" table:style-name="ce77"/>
          <table:table-cell office:value-type="string" office:string-value="" table:formula="of:=IF(AND([DATA.O$30]=[.$I23];[DATA.P$30]=[.$J23]);[DATA.O$3];&quot;&quot;)" table:style-name="ce77"/>
          <table:table-cell office:value-type="string" office:string-value="" table:formula="of:=IF(AND([DATA.Q$30]=[.$I23];[DATA.R$30]=[.$J23]);[DATA.Q$3];&quot;&quot;)" table:style-name="ce77"/>
          <table:table-cell office:value-type="string" office:string-value="" table:formula="of:=IF(AND([DATA.S$30]=[.$I23];[DATA.T$30]=[.$J23]);[DATA.S$3];&quot;&quot;)" table:style-name="ce77"/>
          <table:table-cell office:value-type="string" office:string-value="" table:formula="of:=IF(AND([DATA.U$30]=[.$I23];[DATA.V$30]=[.$J23]);[DATA.U$3];&quot;&quot;)" table:style-name="ce77"/>
          <table:table-cell office:value-type="string" office:string-value="" table:formula="of:=IF(AND([DATA.W$30]=[.$I23];[DATA.X$30]=[.$J23]);[DATA.W$3];&quot;&quot;)" table:style-name="ce77"/>
          <table:table-cell office:value-type="string" office:string-value="" table:formula="of:=IF(AND([DATA.Y$30]=[.$I23];[DATA.Z$30]=[.$J23]);[DATA.Y$3];&quot;&quot;)" table:style-name="ce77"/>
          <table:table-cell office:value-type="string" office:string-value="" table:formula="of:=IF(AND([DATA.AA$30]=[.$I23];[DATA.AB$30]=[.$J23]);[DATA.AA$3];&quot;&quot;)" table:style-name="ce77"/>
          <table:table-cell office:value-type="string" office:string-value="" table:formula="of:=IF(AND([DATA.AC$30]=[.$I23];[DATA.AD$30]=[.$J23]);[DATA.AC$3];&quot;&quot;)" table:style-name="ce77"/>
          <table:table-cell office:value-type="string" office:string-value="" table:formula="of:=IF(AND([DATA.AE$30]=[.$I23];[DATA.AF$30]=[.$J23]);[DATA.AE$3];&quot;&quot;)" table:style-name="ce77"/>
          <table:table-cell office:value-type="string" office:string-value="" table:formula="of:=IF(AND([DATA.AG$30]=[.$I23];[DATA.AH$30]=[.$J23]);[DATA.AG$3];&quot;&quot;)" table:style-name="ce77"/>
          <table:table-cell office:value-type="string" office:string-value="" table:formula="of:=IF(AND([DATA.AI$30]=[.$I23];[DATA.AJ$30]=[.$J23]);[DATA.AI$3];&quot;&quot;)" table:style-name="ce77"/>
          <table:table-cell office:value-type="string" office:string-value="" table:formula="of:=IF(AND([DATA.AK$30]=[.$I23];[DATA.AL$30]=[.$J23]);[DATA.AK$3];&quot;&quot;)" table:style-name="ce77"/>
          <table:table-cell office:value-type="string" office:string-value="" table:formula="of:=IF(AND([DATA.AM$30]=[.$I23];[DATA.AN$30]=[.$J23]);[DATA.AM$3];&quot;&quot;)" table:style-name="ce77"/>
          <table:table-cell office:value-type="string" office:string-value="" table:formula="of:=IF(AND([DATA.AO40]=[.$I23];[DATA.AP$30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0]=[.$I24];[DATA.D$30]=[.$J24]);[DATA.C$3];&quot;&quot;)" table:style-name="ce77"/>
          <table:table-cell office:value-type="string" office:string-value="" table:formula="of:=IF(AND([DATA.E$30]=[.$I24];[DATA.F$30]=[.$J24]);[DATA.E$3];&quot;&quot;)" table:style-name="ce77"/>
          <table:table-cell office:value-type="string" office:string-value="" table:formula="of:=IF(AND([DATA.G$30]=[.$I24];[DATA.H$30]=[.$J24]);[DATA.G$3];&quot;&quot;)" table:style-name="ce77"/>
          <table:table-cell office:value-type="string" office:string-value="" table:formula="of:=IF(AND([DATA.I$30]=[.$I24];[DATA.J$30]=[.$J24]);[DATA.I$3];&quot;&quot;)" table:style-name="ce77"/>
          <table:table-cell office:value-type="string" office:string-value="" table:formula="of:=IF(AND([DATA.K$30]=[.$I24];[DATA.L$30]=[.$J24]);[DATA.K$3];&quot;&quot;)" table:style-name="ce77"/>
          <table:table-cell office:value-type="string" office:string-value="" table:formula="of:=IF(AND([DATA.M$30]=[.$I24];[DATA.N$30]=[.$J24]);[DATA.M$3];&quot;&quot;)" table:style-name="ce77"/>
          <table:table-cell office:value-type="string" office:string-value="" table:formula="of:=IF(AND([DATA.O$30]=[.$I24];[DATA.P$30]=[.$J24]);[DATA.O$3];&quot;&quot;)" table:style-name="ce77"/>
          <table:table-cell office:value-type="string" office:string-value="" table:formula="of:=IF(AND([DATA.Q$30]=[.$I24];[DATA.R$30]=[.$J24]);[DATA.Q$3];&quot;&quot;)" table:style-name="ce77"/>
          <table:table-cell office:value-type="string" office:string-value="" table:formula="of:=IF(AND([DATA.S$30]=[.$I24];[DATA.T$30]=[.$J24]);[DATA.S$3];&quot;&quot;)" table:style-name="ce77"/>
          <table:table-cell office:value-type="string" office:string-value="" table:formula="of:=IF(AND([DATA.U$30]=[.$I24];[DATA.V$30]=[.$J24]);[DATA.U$3];&quot;&quot;)" table:style-name="ce77"/>
          <table:table-cell office:value-type="string" office:string-value="" table:formula="of:=IF(AND([DATA.W$30]=[.$I24];[DATA.X$30]=[.$J24]);[DATA.W$3];&quot;&quot;)" table:style-name="ce77"/>
          <table:table-cell office:value-type="string" office:string-value="" table:formula="of:=IF(AND([DATA.Y$30]=[.$I24];[DATA.Z$30]=[.$J24]);[DATA.Y$3];&quot;&quot;)" table:style-name="ce77"/>
          <table:table-cell office:value-type="string" office:string-value="" table:formula="of:=IF(AND([DATA.AA$30]=[.$I24];[DATA.AB$30]=[.$J24]);[DATA.AA$3];&quot;&quot;)" table:style-name="ce77"/>
          <table:table-cell office:value-type="string" office:string-value="" table:formula="of:=IF(AND([DATA.AC$30]=[.$I24];[DATA.AD$30]=[.$J24]);[DATA.AC$3];&quot;&quot;)" table:style-name="ce77"/>
          <table:table-cell office:value-type="string" office:string-value="" table:formula="of:=IF(AND([DATA.AE$30]=[.$I24];[DATA.AF$30]=[.$J24]);[DATA.AE$3];&quot;&quot;)" table:style-name="ce77"/>
          <table:table-cell office:value-type="string" office:string-value="" table:formula="of:=IF(AND([DATA.AG$30]=[.$I24];[DATA.AH$30]=[.$J24]);[DATA.AG$3];&quot;&quot;)" table:style-name="ce77"/>
          <table:table-cell office:value-type="string" office:string-value="" table:formula="of:=IF(AND([DATA.AI$30]=[.$I24];[DATA.AJ$30]=[.$J24]);[DATA.AI$3];&quot;&quot;)" table:style-name="ce77"/>
          <table:table-cell office:value-type="string" office:string-value="" table:formula="of:=IF(AND([DATA.AK$30]=[.$I24];[DATA.AL$30]=[.$J24]);[DATA.AK$3];&quot;&quot;)" table:style-name="ce77"/>
          <table:table-cell office:value-type="string" office:string-value="" table:formula="of:=IF(AND([DATA.AM$30]=[.$I24];[DATA.AN$30]=[.$J24]);[DATA.AM$3];&quot;&quot;)" table:style-name="ce77"/>
          <table:table-cell office:value-type="string" office:string-value="" table:formula="of:=IF(AND([DATA.AO41]=[.$I24];[DATA.AP$30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0]=[.$I25];[DATA.D$30]=[.$J25]);[DATA.C$3];&quot;&quot;)" table:style-name="ce77"/>
          <table:table-cell office:value-type="string" office:string-value="" table:formula="of:=IF(AND([DATA.E$30]=[.$I25];[DATA.F$30]=[.$J25]);[DATA.E$3];&quot;&quot;)" table:style-name="ce77"/>
          <table:table-cell office:value-type="string" office:string-value="" table:formula="of:=IF(AND([DATA.G$30]=[.$I25];[DATA.H$30]=[.$J25]);[DATA.G$3];&quot;&quot;)" table:style-name="ce77"/>
          <table:table-cell office:value-type="string" office:string-value="" table:formula="of:=IF(AND([DATA.I$30]=[.$I25];[DATA.J$30]=[.$J25]);[DATA.I$3];&quot;&quot;)" table:style-name="ce77"/>
          <table:table-cell office:value-type="string" office:string-value="" table:formula="of:=IF(AND([DATA.K$30]=[.$I25];[DATA.L$30]=[.$J25]);[DATA.K$3];&quot;&quot;)" table:style-name="ce77"/>
          <table:table-cell office:value-type="string" office:string-value="" table:formula="of:=IF(AND([DATA.M$30]=[.$I25];[DATA.N$30]=[.$J25]);[DATA.M$3];&quot;&quot;)" table:style-name="ce77"/>
          <table:table-cell office:value-type="string" office:string-value="" table:formula="of:=IF(AND([DATA.O$30]=[.$I25];[DATA.P$30]=[.$J25]);[DATA.O$3];&quot;&quot;)" table:style-name="ce77"/>
          <table:table-cell office:value-type="string" office:string-value="" table:formula="of:=IF(AND([DATA.Q$30]=[.$I25];[DATA.R$30]=[.$J25]);[DATA.Q$3];&quot;&quot;)" table:style-name="ce77"/>
          <table:table-cell office:value-type="string" office:string-value="" table:formula="of:=IF(AND([DATA.S$30]=[.$I25];[DATA.T$30]=[.$J25]);[DATA.S$3];&quot;&quot;)" table:style-name="ce77"/>
          <table:table-cell office:value-type="string" office:string-value="" table:formula="of:=IF(AND([DATA.U$30]=[.$I25];[DATA.V$30]=[.$J25]);[DATA.U$3];&quot;&quot;)" table:style-name="ce77"/>
          <table:table-cell office:value-type="string" office:string-value="" table:formula="of:=IF(AND([DATA.W$30]=[.$I25];[DATA.X$30]=[.$J25]);[DATA.W$3];&quot;&quot;)" table:style-name="ce77"/>
          <table:table-cell office:value-type="string" office:string-value="" table:formula="of:=IF(AND([DATA.Y$30]=[.$I25];[DATA.Z$30]=[.$J25]);[DATA.Y$3];&quot;&quot;)" table:style-name="ce77"/>
          <table:table-cell office:value-type="string" office:string-value="" table:formula="of:=IF(AND([DATA.AA$30]=[.$I25];[DATA.AB$30]=[.$J25]);[DATA.AA$3];&quot;&quot;)" table:style-name="ce77"/>
          <table:table-cell office:value-type="string" office:string-value="" table:formula="of:=IF(AND([DATA.AC$30]=[.$I25];[DATA.AD$30]=[.$J25]);[DATA.AC$3];&quot;&quot;)" table:style-name="ce77"/>
          <table:table-cell office:value-type="string" office:string-value="" table:formula="of:=IF(AND([DATA.AE$30]=[.$I25];[DATA.AF$30]=[.$J25]);[DATA.AE$3];&quot;&quot;)" table:style-name="ce77"/>
          <table:table-cell office:value-type="string" office:string-value="" table:formula="of:=IF(AND([DATA.AG$30]=[.$I25];[DATA.AH$30]=[.$J25]);[DATA.AG$3];&quot;&quot;)" table:style-name="ce77"/>
          <table:table-cell office:value-type="string" office:string-value="" table:formula="of:=IF(AND([DATA.AI$30]=[.$I25];[DATA.AJ$30]=[.$J25]);[DATA.AI$3];&quot;&quot;)" table:style-name="ce77"/>
          <table:table-cell office:value-type="string" office:string-value="" table:formula="of:=IF(AND([DATA.AK$30]=[.$I25];[DATA.AL$30]=[.$J25]);[DATA.AK$3];&quot;&quot;)" table:style-name="ce77"/>
          <table:table-cell office:value-type="string" office:string-value="" table:formula="of:=IF(AND([DATA.AM$30]=[.$I25];[DATA.AN$30]=[.$J25]);[DATA.AM$3];&quot;&quot;)" table:style-name="ce77"/>
          <table:table-cell office:value-type="string" office:string-value="" table:formula="of:=IF(AND([DATA.AO42]=[.$I25];[DATA.AP$30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0]=[.$I26];[DATA.D$30]=[.$J26]);[DATA.C$3];&quot;&quot;)" table:style-name="ce77"/>
          <table:table-cell office:value-type="string" office:string-value="" table:formula="of:=IF(AND([DATA.E$30]=[.$I26];[DATA.F$30]=[.$J26]);[DATA.E$3];&quot;&quot;)" table:style-name="ce77"/>
          <table:table-cell office:value-type="string" office:string-value="" table:formula="of:=IF(AND([DATA.G$30]=[.$I26];[DATA.H$30]=[.$J26]);[DATA.G$3];&quot;&quot;)" table:style-name="ce77"/>
          <table:table-cell office:value-type="string" office:string-value="" table:formula="of:=IF(AND([DATA.I$30]=[.$I26];[DATA.J$30]=[.$J26]);[DATA.I$3];&quot;&quot;)" table:style-name="ce77"/>
          <table:table-cell office:value-type="string" office:string-value="" table:formula="of:=IF(AND([DATA.K$30]=[.$I26];[DATA.L$30]=[.$J26]);[DATA.K$3];&quot;&quot;)" table:style-name="ce77"/>
          <table:table-cell office:value-type="string" office:string-value="" table:formula="of:=IF(AND([DATA.M$30]=[.$I26];[DATA.N$30]=[.$J26]);[DATA.M$3];&quot;&quot;)" table:style-name="ce77"/>
          <table:table-cell office:value-type="string" office:string-value="" table:formula="of:=IF(AND([DATA.O$30]=[.$I26];[DATA.P$30]=[.$J26]);[DATA.O$3];&quot;&quot;)" table:style-name="ce77"/>
          <table:table-cell office:value-type="string" office:string-value="" table:formula="of:=IF(AND([DATA.Q$30]=[.$I26];[DATA.R$30]=[.$J26]);[DATA.Q$3];&quot;&quot;)" table:style-name="ce77"/>
          <table:table-cell office:value-type="string" office:string-value="" table:formula="of:=IF(AND([DATA.S$30]=[.$I26];[DATA.T$30]=[.$J26]);[DATA.S$3];&quot;&quot;)" table:style-name="ce77"/>
          <table:table-cell office:value-type="string" office:string-value="" table:formula="of:=IF(AND([DATA.U$30]=[.$I26];[DATA.V$30]=[.$J26]);[DATA.U$3];&quot;&quot;)" table:style-name="ce77"/>
          <table:table-cell office:value-type="string" office:string-value="" table:formula="of:=IF(AND([DATA.W$30]=[.$I26];[DATA.X$30]=[.$J26]);[DATA.W$3];&quot;&quot;)" table:style-name="ce77"/>
          <table:table-cell office:value-type="string" office:string-value="" table:formula="of:=IF(AND([DATA.Y$30]=[.$I26];[DATA.Z$30]=[.$J26]);[DATA.Y$3];&quot;&quot;)" table:style-name="ce77"/>
          <table:table-cell office:value-type="string" office:string-value="" table:formula="of:=IF(AND([DATA.AA$30]=[.$I26];[DATA.AB$30]=[.$J26]);[DATA.AA$3];&quot;&quot;)" table:style-name="ce77"/>
          <table:table-cell office:value-type="string" office:string-value="" table:formula="of:=IF(AND([DATA.AC$30]=[.$I26];[DATA.AD$30]=[.$J26]);[DATA.AC$3];&quot;&quot;)" table:style-name="ce77"/>
          <table:table-cell office:value-type="string" office:string-value="" table:formula="of:=IF(AND([DATA.AE$30]=[.$I26];[DATA.AF$30]=[.$J26]);[DATA.AE$3];&quot;&quot;)" table:style-name="ce77"/>
          <table:table-cell office:value-type="string" office:string-value="" table:formula="of:=IF(AND([DATA.AG$30]=[.$I26];[DATA.AH$30]=[.$J26]);[DATA.AG$3];&quot;&quot;)" table:style-name="ce77"/>
          <table:table-cell office:value-type="string" office:string-value="" table:formula="of:=IF(AND([DATA.AI$30]=[.$I26];[DATA.AJ$30]=[.$J26]);[DATA.AI$3];&quot;&quot;)" table:style-name="ce77"/>
          <table:table-cell office:value-type="string" office:string-value="" table:formula="of:=IF(AND([DATA.AK$30]=[.$I26];[DATA.AL$30]=[.$J26]);[DATA.AK$3];&quot;&quot;)" table:style-name="ce77"/>
          <table:table-cell office:value-type="string" office:string-value="" table:formula="of:=IF(AND([DATA.AM$30]=[.$I26];[DATA.AN$30]=[.$J26]);[DATA.AM$3];&quot;&quot;)" table:style-name="ce77"/>
          <table:table-cell office:value-type="string" office:string-value="" table:formula="of:=IF(AND([DATA.AO43]=[.$I26];[DATA.AP$30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0]=[.$I27];[DATA.D$30]=[.$J27]);[DATA.C$3];&quot;&quot;)" table:style-name="ce77"/>
          <table:table-cell office:value-type="string" office:string-value="" table:formula="of:=IF(AND([DATA.E$30]=[.$I27];[DATA.F$30]=[.$J27]);[DATA.E$3];&quot;&quot;)" table:style-name="ce77"/>
          <table:table-cell office:value-type="string" office:string-value="" table:formula="of:=IF(AND([DATA.G$30]=[.$I27];[DATA.H$30]=[.$J27]);[DATA.G$3];&quot;&quot;)" table:style-name="ce77"/>
          <table:table-cell office:value-type="string" office:string-value="" table:formula="of:=IF(AND([DATA.I$30]=[.$I27];[DATA.J$30]=[.$J27]);[DATA.I$3];&quot;&quot;)" table:style-name="ce77"/>
          <table:table-cell office:value-type="string" office:string-value="" table:formula="of:=IF(AND([DATA.K$30]=[.$I27];[DATA.L$30]=[.$J27]);[DATA.K$3];&quot;&quot;)" table:style-name="ce77"/>
          <table:table-cell office:value-type="string" office:string-value="" table:formula="of:=IF(AND([DATA.M$30]=[.$I27];[DATA.N$30]=[.$J27]);[DATA.M$3];&quot;&quot;)" table:style-name="ce77"/>
          <table:table-cell office:value-type="string" office:string-value="" table:formula="of:=IF(AND([DATA.O$30]=[.$I27];[DATA.P$30]=[.$J27]);[DATA.O$3];&quot;&quot;)" table:style-name="ce77"/>
          <table:table-cell office:value-type="string" office:string-value="" table:formula="of:=IF(AND([DATA.Q$30]=[.$I27];[DATA.R$30]=[.$J27]);[DATA.Q$3];&quot;&quot;)" table:style-name="ce77"/>
          <table:table-cell office:value-type="string" office:string-value="" table:formula="of:=IF(AND([DATA.S$30]=[.$I27];[DATA.T$30]=[.$J27]);[DATA.S$3];&quot;&quot;)" table:style-name="ce77"/>
          <table:table-cell office:value-type="string" office:string-value="" table:formula="of:=IF(AND([DATA.U$30]=[.$I27];[DATA.V$30]=[.$J27]);[DATA.U$3];&quot;&quot;)" table:style-name="ce77"/>
          <table:table-cell office:value-type="string" office:string-value="" table:formula="of:=IF(AND([DATA.W$30]=[.$I27];[DATA.X$30]=[.$J27]);[DATA.W$3];&quot;&quot;)" table:style-name="ce77"/>
          <table:table-cell office:value-type="string" office:string-value="" table:formula="of:=IF(AND([DATA.Y$30]=[.$I27];[DATA.Z$30]=[.$J27]);[DATA.Y$3];&quot;&quot;)" table:style-name="ce77"/>
          <table:table-cell office:value-type="string" office:string-value="" table:formula="of:=IF(AND([DATA.AA$30]=[.$I27];[DATA.AB$30]=[.$J27]);[DATA.AA$3];&quot;&quot;)" table:style-name="ce77"/>
          <table:table-cell office:value-type="string" office:string-value="" table:formula="of:=IF(AND([DATA.AC$30]=[.$I27];[DATA.AD$30]=[.$J27]);[DATA.AC$3];&quot;&quot;)" table:style-name="ce77"/>
          <table:table-cell office:value-type="string" office:string-value="" table:formula="of:=IF(AND([DATA.AE$30]=[.$I27];[DATA.AF$30]=[.$J27]);[DATA.AE$3];&quot;&quot;)" table:style-name="ce77"/>
          <table:table-cell office:value-type="string" office:string-value="" table:formula="of:=IF(AND([DATA.AG$30]=[.$I27];[DATA.AH$30]=[.$J27]);[DATA.AG$3];&quot;&quot;)" table:style-name="ce77"/>
          <table:table-cell office:value-type="string" office:string-value="" table:formula="of:=IF(AND([DATA.AI$30]=[.$I27];[DATA.AJ$30]=[.$J27]);[DATA.AI$3];&quot;&quot;)" table:style-name="ce77"/>
          <table:table-cell office:value-type="string" office:string-value="" table:formula="of:=IF(AND([DATA.AK$30]=[.$I27];[DATA.AL$30]=[.$J27]);[DATA.AK$3];&quot;&quot;)" table:style-name="ce77"/>
          <table:table-cell office:value-type="string" office:string-value="" table:formula="of:=IF(AND([DATA.AM$30]=[.$I27];[DATA.AN$30]=[.$J27]);[DATA.AM$3];&quot;&quot;)" table:style-name="ce77"/>
          <table:table-cell office:value-type="string" office:string-value="" table:formula="of:=IF(AND([DATA.AO44]=[.$I27];[DATA.AP$30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table table:name="UNUSED_8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8" table:formula="of:=IF([COMPETENCIES.B10]=&quot;&quot;;&quot;UNUSED_8&quot;;[COMPETENCIES.B10])" table:style-name="ce3">
            <text:p>UNUSED_8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57" draw:style-name="a159" draw:name="Text Box 1" svg:x="0.33333in" svg:y="0.25in" svg:width="1.58333in" svg:height="0.54167in">
              <draw:text-box>
                <text:p text:style-name="a156" text:class-names="" text:cond-style-name=""><text:span text:style-name="a155" text:class-names="">Something<text:s text:c="1"/></text:span></text:p>
                <text:p text:style-name="a158" text:class-names="" text:cond-style-name=""><text:span text:style-name="a15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8" table:formula="of:=[.A1]" table:style-name="ce74">
            <text:p>UNUSED_8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58" draw:style-name="a164" draw:name="Text Box 2" svg:x="0.23611in" svg:y="0.41667in" svg:width="1.58333in" svg:height="0.54167in">
              <draw:text-box>
                <text:p text:style-name="a161" text:class-names="" text:cond-style-name=""><text:span text:style-name="a160" text:class-names="">Something<text:s text:c="1"/></text:span></text:p>
                <text:p text:style-name="a163" text:class-names="" text:cond-style-name=""><text:span text:style-name="a16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1]=[.$I13];[DATA.D$31]=[.$J13]);[DATA.C$3];&quot;&quot;)" table:style-name="ce77"/>
          <table:table-cell office:value-type="string" office:string-value="" table:formula="of:=IF(AND([DATA.E$31]=[.$I13];[DATA.F$31]=[.$J13]);[DATA.E$3];&quot;&quot;)" table:style-name="ce77"/>
          <table:table-cell office:value-type="string" office:string-value="" table:formula="of:=IF(AND([DATA.G$31]=[.$I13];[DATA.H$31]=[.$J13]);[DATA.G$3];&quot;&quot;)" table:style-name="ce77"/>
          <table:table-cell office:value-type="string" office:string-value="" table:formula="of:=IF(AND([DATA.I$31]=[.$I13];[DATA.J$31]=[.$J13]);[DATA.I$3];&quot;&quot;)" table:style-name="ce77"/>
          <table:table-cell office:value-type="string" office:string-value="" table:formula="of:=IF(AND([DATA.K$31]=[.$I13];[DATA.L$31]=[.$J13]);[DATA.K$3];&quot;&quot;)" table:style-name="ce77"/>
          <table:table-cell office:value-type="string" office:string-value="" table:formula="of:=IF(AND([DATA.M$31]=[.$I13];[DATA.N$31]=[.$J13]);[DATA.M$3];&quot;&quot;)" table:style-name="ce77"/>
          <table:table-cell office:value-type="string" office:string-value="" table:formula="of:=IF(AND([DATA.O$31]=[.$I13];[DATA.P$31]=[.$J13]);[DATA.O$3];&quot;&quot;)" table:style-name="ce77"/>
          <table:table-cell office:value-type="string" office:string-value="" table:formula="of:=IF(AND([DATA.Q$31]=[.$I13];[DATA.R$31]=[.$J13]);[DATA.Q$3];&quot;&quot;)" table:style-name="ce77"/>
          <table:table-cell office:value-type="string" office:string-value="" table:formula="of:=IF(AND([DATA.S$31]=[.$I13];[DATA.T$31]=[.$J13]);[DATA.S$3];&quot;&quot;)" table:style-name="ce77"/>
          <table:table-cell office:value-type="string" office:string-value="" table:formula="of:=IF(AND([DATA.U$31]=[.$I13];[DATA.V$31]=[.$J13]);[DATA.U$3];&quot;&quot;)" table:style-name="ce77"/>
          <table:table-cell office:value-type="string" office:string-value="" table:formula="of:=IF(AND([DATA.W$31]=[.$I13];[DATA.X$31]=[.$J13]);[DATA.W$3];&quot;&quot;)" table:style-name="ce77"/>
          <table:table-cell office:value-type="string" office:string-value="" table:formula="of:=IF(AND([DATA.Y$31]=[.$I13];[DATA.Z$31]=[.$J13]);[DATA.Y$3];&quot;&quot;)" table:style-name="ce77"/>
          <table:table-cell office:value-type="string" office:string-value="" table:formula="of:=IF(AND([DATA.AA$31]=[.$I13];[DATA.AB$31]=[.$J13]);[DATA.AA$3];&quot;&quot;)" table:style-name="ce77"/>
          <table:table-cell office:value-type="string" office:string-value="" table:formula="of:=IF(AND([DATA.AC$31]=[.$I13];[DATA.AD$31]=[.$J13]);[DATA.AC$3];&quot;&quot;)" table:style-name="ce77"/>
          <table:table-cell office:value-type="string" office:string-value="" table:formula="of:=IF(AND([DATA.AE$31]=[.$I13];[DATA.AF$31]=[.$J13]);[DATA.AE$3];&quot;&quot;)" table:style-name="ce77"/>
          <table:table-cell office:value-type="string" office:string-value="" table:formula="of:=IF(AND([DATA.AG$31]=[.$I13];[DATA.AH$31]=[.$J13]);[DATA.AG$3];&quot;&quot;)" table:style-name="ce77"/>
          <table:table-cell office:value-type="string" office:string-value="" table:formula="of:=IF(AND([DATA.AI$31]=[.$I13];[DATA.AJ$31]=[.$J13]);[DATA.AI$3];&quot;&quot;)" table:style-name="ce77"/>
          <table:table-cell office:value-type="string" office:string-value="" table:formula="of:=IF(AND([DATA.AK$31]=[.$I13];[DATA.AL$31]=[.$J13]);[DATA.AK$3];&quot;&quot;)" table:style-name="ce77"/>
          <table:table-cell office:value-type="string" office:string-value="" table:formula="of:=IF(AND([DATA.AM$31]=[.$I13];[DATA.AN$31]=[.$J13]);[DATA.AM$3];&quot;&quot;)" table:style-name="ce77"/>
          <table:table-cell office:value-type="string" office:string-value="" table:formula="of:=IF(AND([DATA.AO$31]=[.$I13];[DATA.AP$31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1]=[.$I14];[DATA.D$31]=[.$J14]);[DATA.C$3];&quot;&quot;)" table:style-name="ce77"/>
          <table:table-cell office:value-type="string" office:string-value="" table:formula="of:=IF(AND([DATA.E$31]=[.$I14];[DATA.F$31]=[.$J14]);[DATA.E$3];&quot;&quot;)" table:style-name="ce77"/>
          <table:table-cell office:value-type="string" office:string-value="" table:formula="of:=IF(AND([DATA.G$31]=[.$I14];[DATA.H$31]=[.$J14]);[DATA.G$3];&quot;&quot;)" table:style-name="ce77"/>
          <table:table-cell office:value-type="string" office:string-value="" table:formula="of:=IF(AND([DATA.I$31]=[.$I14];[DATA.J$31]=[.$J14]);[DATA.I$3];&quot;&quot;)" table:style-name="ce77"/>
          <table:table-cell office:value-type="string" office:string-value="" table:formula="of:=IF(AND([DATA.K$31]=[.$I14];[DATA.L$31]=[.$J14]);[DATA.K$3];&quot;&quot;)" table:style-name="ce77"/>
          <table:table-cell office:value-type="string" office:string-value="" table:formula="of:=IF(AND([DATA.M$31]=[.$I14];[DATA.N$31]=[.$J14]);[DATA.M$3];&quot;&quot;)" table:style-name="ce77"/>
          <table:table-cell office:value-type="string" office:string-value="" table:formula="of:=IF(AND([DATA.O$31]=[.$I14];[DATA.P$31]=[.$J14]);[DATA.O$3];&quot;&quot;)" table:style-name="ce77"/>
          <table:table-cell office:value-type="string" office:string-value="" table:formula="of:=IF(AND([DATA.Q$31]=[.$I14];[DATA.R$31]=[.$J14]);[DATA.Q$3];&quot;&quot;)" table:style-name="ce77"/>
          <table:table-cell office:value-type="string" office:string-value="" table:formula="of:=IF(AND([DATA.S$31]=[.$I14];[DATA.T$31]=[.$J14]);[DATA.S$3];&quot;&quot;)" table:style-name="ce77"/>
          <table:table-cell office:value-type="string" office:string-value="" table:formula="of:=IF(AND([DATA.U$31]=[.$I14];[DATA.V$31]=[.$J14]);[DATA.U$3];&quot;&quot;)" table:style-name="ce77"/>
          <table:table-cell office:value-type="string" office:string-value="" table:formula="of:=IF(AND([DATA.W$31]=[.$I14];[DATA.X$31]=[.$J14]);[DATA.W$3];&quot;&quot;)" table:style-name="ce77"/>
          <table:table-cell office:value-type="string" office:string-value="" table:formula="of:=IF(AND([DATA.Y$31]=[.$I14];[DATA.Z$31]=[.$J14]);[DATA.Y$3];&quot;&quot;)" table:style-name="ce77"/>
          <table:table-cell office:value-type="string" office:string-value="" table:formula="of:=IF(AND([DATA.AA$31]=[.$I14];[DATA.AB$31]=[.$J14]);[DATA.AA$3];&quot;&quot;)" table:style-name="ce77"/>
          <table:table-cell office:value-type="string" office:string-value="" table:formula="of:=IF(AND([DATA.AC$31]=[.$I14];[DATA.AD$31]=[.$J14]);[DATA.AC$3];&quot;&quot;)" table:style-name="ce77"/>
          <table:table-cell office:value-type="string" office:string-value="" table:formula="of:=IF(AND([DATA.AE$31]=[.$I14];[DATA.AF$31]=[.$J14]);[DATA.AE$3];&quot;&quot;)" table:style-name="ce77"/>
          <table:table-cell office:value-type="string" office:string-value="" table:formula="of:=IF(AND([DATA.AG$31]=[.$I14];[DATA.AH$31]=[.$J14]);[DATA.AG$3];&quot;&quot;)" table:style-name="ce77"/>
          <table:table-cell office:value-type="string" office:string-value="" table:formula="of:=IF(AND([DATA.AI$31]=[.$I14];[DATA.AJ$31]=[.$J14]);[DATA.AI$3];&quot;&quot;)" table:style-name="ce77"/>
          <table:table-cell office:value-type="string" office:string-value="" table:formula="of:=IF(AND([DATA.AK$31]=[.$I14];[DATA.AL$31]=[.$J14]);[DATA.AK$3];&quot;&quot;)" table:style-name="ce77"/>
          <table:table-cell office:value-type="string" office:string-value="" table:formula="of:=IF(AND([DATA.AM$31]=[.$I14];[DATA.AN$31]=[.$J14]);[DATA.AM$3];&quot;&quot;)" table:style-name="ce77"/>
          <table:table-cell office:value-type="string" office:string-value="" table:formula="of:=IF(AND([DATA.AO$31]=[.$I14];[DATA.AP$31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1]=[.$I15];[DATA.D$31]=[.$J15]);[DATA.C$3];&quot;&quot;)" table:style-name="ce77"/>
          <table:table-cell office:value-type="string" office:string-value="" table:formula="of:=IF(AND([DATA.E$31]=[.$I15];[DATA.F$31]=[.$J15]);[DATA.E$3];&quot;&quot;)" table:style-name="ce77"/>
          <table:table-cell office:value-type="string" office:string-value="" table:formula="of:=IF(AND([DATA.G$31]=[.$I15];[DATA.H$31]=[.$J15]);[DATA.G$3];&quot;&quot;)" table:style-name="ce77"/>
          <table:table-cell office:value-type="string" office:string-value="" table:formula="of:=IF(AND([DATA.I$31]=[.$I15];[DATA.J$31]=[.$J15]);[DATA.I$3];&quot;&quot;)" table:style-name="ce77"/>
          <table:table-cell office:value-type="string" office:string-value="" table:formula="of:=IF(AND([DATA.K$31]=[.$I15];[DATA.L$31]=[.$J15]);[DATA.K$3];&quot;&quot;)" table:style-name="ce77"/>
          <table:table-cell office:value-type="string" office:string-value="" table:formula="of:=IF(AND([DATA.M$31]=[.$I15];[DATA.N$31]=[.$J15]);[DATA.M$3];&quot;&quot;)" table:style-name="ce77"/>
          <table:table-cell office:value-type="string" office:string-value="" table:formula="of:=IF(AND([DATA.O$31]=[.$I15];[DATA.P$31]=[.$J15]);[DATA.O$3];&quot;&quot;)" table:style-name="ce77"/>
          <table:table-cell office:value-type="string" office:string-value="" table:formula="of:=IF(AND([DATA.Q$31]=[.$I15];[DATA.R$31]=[.$J15]);[DATA.Q$3];&quot;&quot;)" table:style-name="ce77"/>
          <table:table-cell office:value-type="string" office:string-value="" table:formula="of:=IF(AND([DATA.S$31]=[.$I15];[DATA.T$31]=[.$J15]);[DATA.S$3];&quot;&quot;)" table:style-name="ce77"/>
          <table:table-cell office:value-type="string" office:string-value="" table:formula="of:=IF(AND([DATA.U$31]=[.$I15];[DATA.V$31]=[.$J15]);[DATA.U$3];&quot;&quot;)" table:style-name="ce77"/>
          <table:table-cell office:value-type="string" office:string-value="" table:formula="of:=IF(AND([DATA.W$31]=[.$I15];[DATA.X$31]=[.$J15]);[DATA.W$3];&quot;&quot;)" table:style-name="ce77"/>
          <table:table-cell office:value-type="string" office:string-value="" table:formula="of:=IF(AND([DATA.Y$31]=[.$I15];[DATA.Z$31]=[.$J15]);[DATA.Y$3];&quot;&quot;)" table:style-name="ce77"/>
          <table:table-cell office:value-type="string" office:string-value="" table:formula="of:=IF(AND([DATA.AA$31]=[.$I15];[DATA.AB$31]=[.$J15]);[DATA.AA$3];&quot;&quot;)" table:style-name="ce77"/>
          <table:table-cell office:value-type="string" office:string-value="" table:formula="of:=IF(AND([DATA.AC$31]=[.$I15];[DATA.AD$31]=[.$J15]);[DATA.AC$3];&quot;&quot;)" table:style-name="ce77"/>
          <table:table-cell office:value-type="string" office:string-value="" table:formula="of:=IF(AND([DATA.AE$31]=[.$I15];[DATA.AF$31]=[.$J15]);[DATA.AE$3];&quot;&quot;)" table:style-name="ce77"/>
          <table:table-cell office:value-type="string" office:string-value="" table:formula="of:=IF(AND([DATA.AG$31]=[.$I15];[DATA.AH$31]=[.$J15]);[DATA.AG$3];&quot;&quot;)" table:style-name="ce77"/>
          <table:table-cell office:value-type="string" office:string-value="" table:formula="of:=IF(AND([DATA.AI$31]=[.$I15];[DATA.AJ$31]=[.$J15]);[DATA.AI$3];&quot;&quot;)" table:style-name="ce77"/>
          <table:table-cell office:value-type="string" office:string-value="" table:formula="of:=IF(AND([DATA.AK$31]=[.$I15];[DATA.AL$31]=[.$J15]);[DATA.AK$3];&quot;&quot;)" table:style-name="ce77"/>
          <table:table-cell office:value-type="string" office:string-value="" table:formula="of:=IF(AND([DATA.AM$31]=[.$I15];[DATA.AN$31]=[.$J15]);[DATA.AM$3];&quot;&quot;)" table:style-name="ce77"/>
          <table:table-cell office:value-type="string" office:string-value="" table:formula="of:=IF(AND([DATA.AO$31]=[.$I15];[DATA.AP$31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1]=[.$I16];[DATA.D$31]=[.$J16]);[DATA.C$3];&quot;&quot;)" table:style-name="ce77"/>
          <table:table-cell office:value-type="string" office:string-value="" table:formula="of:=IF(AND([DATA.E$31]=[.$I16];[DATA.F$31]=[.$J16]);[DATA.E$3];&quot;&quot;)" table:style-name="ce77"/>
          <table:table-cell office:value-type="string" office:string-value="" table:formula="of:=IF(AND([DATA.G$31]=[.$I16];[DATA.H$31]=[.$J16]);[DATA.G$3];&quot;&quot;)" table:style-name="ce77"/>
          <table:table-cell office:value-type="string" office:string-value="" table:formula="of:=IF(AND([DATA.I$31]=[.$I16];[DATA.J$31]=[.$J16]);[DATA.I$3];&quot;&quot;)" table:style-name="ce77"/>
          <table:table-cell office:value-type="string" office:string-value="" table:formula="of:=IF(AND([DATA.K$31]=[.$I16];[DATA.L$31]=[.$J16]);[DATA.K$3];&quot;&quot;)" table:style-name="ce77"/>
          <table:table-cell office:value-type="string" office:string-value="" table:formula="of:=IF(AND([DATA.M$31]=[.$I16];[DATA.N$31]=[.$J16]);[DATA.M$3];&quot;&quot;)" table:style-name="ce77"/>
          <table:table-cell office:value-type="string" office:string-value="" table:formula="of:=IF(AND([DATA.O$31]=[.$I16];[DATA.P$31]=[.$J16]);[DATA.O$3];&quot;&quot;)" table:style-name="ce77"/>
          <table:table-cell office:value-type="string" office:string-value="" table:formula="of:=IF(AND([DATA.Q$31]=[.$I16];[DATA.R$31]=[.$J16]);[DATA.Q$3];&quot;&quot;)" table:style-name="ce77"/>
          <table:table-cell office:value-type="string" office:string-value="" table:formula="of:=IF(AND([DATA.S$31]=[.$I16];[DATA.T$31]=[.$J16]);[DATA.S$3];&quot;&quot;)" table:style-name="ce77"/>
          <table:table-cell office:value-type="string" office:string-value="" table:formula="of:=IF(AND([DATA.U$31]=[.$I16];[DATA.V$31]=[.$J16]);[DATA.U$3];&quot;&quot;)" table:style-name="ce77"/>
          <table:table-cell office:value-type="string" office:string-value="" table:formula="of:=IF(AND([DATA.W$31]=[.$I16];[DATA.X$31]=[.$J16]);[DATA.W$3];&quot;&quot;)" table:style-name="ce77"/>
          <table:table-cell office:value-type="string" office:string-value="" table:formula="of:=IF(AND([DATA.Y$31]=[.$I16];[DATA.Z$31]=[.$J16]);[DATA.Y$3];&quot;&quot;)" table:style-name="ce77"/>
          <table:table-cell office:value-type="string" office:string-value="" table:formula="of:=IF(AND([DATA.AA$31]=[.$I16];[DATA.AB$31]=[.$J16]);[DATA.AA$3];&quot;&quot;)" table:style-name="ce77"/>
          <table:table-cell office:value-type="string" office:string-value="" table:formula="of:=IF(AND([DATA.AC$31]=[.$I16];[DATA.AD$31]=[.$J16]);[DATA.AC$3];&quot;&quot;)" table:style-name="ce77"/>
          <table:table-cell office:value-type="string" office:string-value="" table:formula="of:=IF(AND([DATA.AE$31]=[.$I16];[DATA.AF$31]=[.$J16]);[DATA.AE$3];&quot;&quot;)" table:style-name="ce77"/>
          <table:table-cell office:value-type="string" office:string-value="" table:formula="of:=IF(AND([DATA.AG$31]=[.$I16];[DATA.AH$31]=[.$J16]);[DATA.AG$3];&quot;&quot;)" table:style-name="ce77"/>
          <table:table-cell office:value-type="string" office:string-value="" table:formula="of:=IF(AND([DATA.AI$31]=[.$I16];[DATA.AJ$31]=[.$J16]);[DATA.AI$3];&quot;&quot;)" table:style-name="ce77"/>
          <table:table-cell office:value-type="string" office:string-value="" table:formula="of:=IF(AND([DATA.AK$31]=[.$I16];[DATA.AL$31]=[.$J16]);[DATA.AK$3];&quot;&quot;)" table:style-name="ce77"/>
          <table:table-cell office:value-type="string" office:string-value="" table:formula="of:=IF(AND([DATA.AM$31]=[.$I16];[DATA.AN$31]=[.$J16]);[DATA.AM$3];&quot;&quot;)" table:style-name="ce77"/>
          <table:table-cell office:value-type="string" office:string-value="" table:formula="of:=IF(AND([DATA.AO$31]=[.$I16];[DATA.AP$31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1]=[.$I17];[DATA.D$31]=[.$J17]);[DATA.C$3];&quot;&quot;)" table:style-name="ce77"/>
          <table:table-cell office:value-type="string" office:string-value="" table:formula="of:=IF(AND([DATA.E$31]=[.$I17];[DATA.F$31]=[.$J17]);[DATA.E$3];&quot;&quot;)" table:style-name="ce77"/>
          <table:table-cell office:value-type="string" office:string-value="" table:formula="of:=IF(AND([DATA.G$31]=[.$I17];[DATA.H$31]=[.$J17]);[DATA.G$3];&quot;&quot;)" table:style-name="ce77"/>
          <table:table-cell office:value-type="string" office:string-value="" table:formula="of:=IF(AND([DATA.I$31]=[.$I17];[DATA.J$31]=[.$J17]);[DATA.I$3];&quot;&quot;)" table:style-name="ce77"/>
          <table:table-cell office:value-type="string" office:string-value="" table:formula="of:=IF(AND([DATA.K$31]=[.$I17];[DATA.L$31]=[.$J17]);[DATA.K$3];&quot;&quot;)" table:style-name="ce77"/>
          <table:table-cell office:value-type="string" office:string-value="" table:formula="of:=IF(AND([DATA.M$31]=[.$I17];[DATA.N$31]=[.$J17]);[DATA.M$3];&quot;&quot;)" table:style-name="ce77"/>
          <table:table-cell office:value-type="string" office:string-value="" table:formula="of:=IF(AND([DATA.O$31]=[.$I17];[DATA.P$31]=[.$J17]);[DATA.O$3];&quot;&quot;)" table:style-name="ce77"/>
          <table:table-cell office:value-type="string" office:string-value="" table:formula="of:=IF(AND([DATA.Q$31]=[.$I17];[DATA.R$31]=[.$J17]);[DATA.Q$3];&quot;&quot;)" table:style-name="ce77"/>
          <table:table-cell office:value-type="string" office:string-value="" table:formula="of:=IF(AND([DATA.S$31]=[.$I17];[DATA.T$31]=[.$J17]);[DATA.S$3];&quot;&quot;)" table:style-name="ce77"/>
          <table:table-cell office:value-type="string" office:string-value="" table:formula="of:=IF(AND([DATA.U$31]=[.$I17];[DATA.V$31]=[.$J17]);[DATA.U$3];&quot;&quot;)" table:style-name="ce77"/>
          <table:table-cell office:value-type="string" office:string-value="" table:formula="of:=IF(AND([DATA.W$31]=[.$I17];[DATA.X$31]=[.$J17]);[DATA.W$3];&quot;&quot;)" table:style-name="ce77"/>
          <table:table-cell office:value-type="string" office:string-value="" table:formula="of:=IF(AND([DATA.Y$31]=[.$I17];[DATA.Z$31]=[.$J17]);[DATA.Y$3];&quot;&quot;)" table:style-name="ce77"/>
          <table:table-cell office:value-type="string" office:string-value="" table:formula="of:=IF(AND([DATA.AA$31]=[.$I17];[DATA.AB$31]=[.$J17]);[DATA.AA$3];&quot;&quot;)" table:style-name="ce77"/>
          <table:table-cell office:value-type="string" office:string-value="" table:formula="of:=IF(AND([DATA.AC$31]=[.$I17];[DATA.AD$31]=[.$J17]);[DATA.AC$3];&quot;&quot;)" table:style-name="ce77"/>
          <table:table-cell office:value-type="string" office:string-value="" table:formula="of:=IF(AND([DATA.AE$31]=[.$I17];[DATA.AF$31]=[.$J17]);[DATA.AE$3];&quot;&quot;)" table:style-name="ce77"/>
          <table:table-cell office:value-type="string" office:string-value="" table:formula="of:=IF(AND([DATA.AG$31]=[.$I17];[DATA.AH$31]=[.$J17]);[DATA.AG$3];&quot;&quot;)" table:style-name="ce77"/>
          <table:table-cell office:value-type="string" office:string-value="" table:formula="of:=IF(AND([DATA.AI$31]=[.$I17];[DATA.AJ$31]=[.$J17]);[DATA.AI$3];&quot;&quot;)" table:style-name="ce77"/>
          <table:table-cell office:value-type="string" office:string-value="" table:formula="of:=IF(AND([DATA.AK$31]=[.$I17];[DATA.AL$31]=[.$J17]);[DATA.AK$3];&quot;&quot;)" table:style-name="ce77"/>
          <table:table-cell office:value-type="string" office:string-value="" table:formula="of:=IF(AND([DATA.AM$31]=[.$I17];[DATA.AN$31]=[.$J17]);[DATA.AM$3];&quot;&quot;)" table:style-name="ce77"/>
          <table:table-cell office:value-type="string" office:string-value="" table:formula="of:=IF(AND([DATA.AO$31]=[.$I17];[DATA.AP$31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1]=[.$I18];[DATA.D$31]=[.$J18]);[DATA.C$3];&quot;&quot;)" table:style-name="ce77"/>
          <table:table-cell office:value-type="string" office:string-value="" table:formula="of:=IF(AND([DATA.E$31]=[.$I18];[DATA.F$31]=[.$J18]);[DATA.E$3];&quot;&quot;)" table:style-name="ce77"/>
          <table:table-cell office:value-type="string" office:string-value="" table:formula="of:=IF(AND([DATA.G$31]=[.$I18];[DATA.H$31]=[.$J18]);[DATA.G$3];&quot;&quot;)" table:style-name="ce77"/>
          <table:table-cell office:value-type="string" office:string-value="" table:formula="of:=IF(AND([DATA.I$31]=[.$I18];[DATA.J$31]=[.$J18]);[DATA.I$3];&quot;&quot;)" table:style-name="ce77"/>
          <table:table-cell office:value-type="string" office:string-value="" table:formula="of:=IF(AND([DATA.K$31]=[.$I18];[DATA.L$31]=[.$J18]);[DATA.K$3];&quot;&quot;)" table:style-name="ce77"/>
          <table:table-cell office:value-type="string" office:string-value="" table:formula="of:=IF(AND([DATA.M$31]=[.$I18];[DATA.N$31]=[.$J18]);[DATA.M$3];&quot;&quot;)" table:style-name="ce77"/>
          <table:table-cell office:value-type="string" office:string-value="" table:formula="of:=IF(AND([DATA.O$31]=[.$I18];[DATA.P$31]=[.$J18]);[DATA.O$3];&quot;&quot;)" table:style-name="ce77"/>
          <table:table-cell office:value-type="string" office:string-value="" table:formula="of:=IF(AND([DATA.Q$31]=[.$I18];[DATA.R$31]=[.$J18]);[DATA.Q$3];&quot;&quot;)" table:style-name="ce77"/>
          <table:table-cell office:value-type="string" office:string-value="" table:formula="of:=IF(AND([DATA.S$31]=[.$I18];[DATA.T$31]=[.$J18]);[DATA.S$3];&quot;&quot;)" table:style-name="ce77"/>
          <table:table-cell office:value-type="string" office:string-value="" table:formula="of:=IF(AND([DATA.U$31]=[.$I18];[DATA.V$31]=[.$J18]);[DATA.U$3];&quot;&quot;)" table:style-name="ce77"/>
          <table:table-cell office:value-type="string" office:string-value="" table:formula="of:=IF(AND([DATA.W$31]=[.$I18];[DATA.X$31]=[.$J18]);[DATA.W$3];&quot;&quot;)" table:style-name="ce77"/>
          <table:table-cell office:value-type="string" office:string-value="" table:formula="of:=IF(AND([DATA.Y$31]=[.$I18];[DATA.Z$31]=[.$J18]);[DATA.Y$3];&quot;&quot;)" table:style-name="ce77"/>
          <table:table-cell office:value-type="string" office:string-value="" table:formula="of:=IF(AND([DATA.AA$31]=[.$I18];[DATA.AB$31]=[.$J18]);[DATA.AA$3];&quot;&quot;)" table:style-name="ce77"/>
          <table:table-cell office:value-type="string" office:string-value="" table:formula="of:=IF(AND([DATA.AC$31]=[.$I18];[DATA.AD$31]=[.$J18]);[DATA.AC$3];&quot;&quot;)" table:style-name="ce77"/>
          <table:table-cell office:value-type="string" office:string-value="" table:formula="of:=IF(AND([DATA.AE$31]=[.$I18];[DATA.AF$31]=[.$J18]);[DATA.AE$3];&quot;&quot;)" table:style-name="ce77"/>
          <table:table-cell office:value-type="string" office:string-value="" table:formula="of:=IF(AND([DATA.AG$31]=[.$I18];[DATA.AH$31]=[.$J18]);[DATA.AG$3];&quot;&quot;)" table:style-name="ce77"/>
          <table:table-cell office:value-type="string" office:string-value="" table:formula="of:=IF(AND([DATA.AI$31]=[.$I18];[DATA.AJ$31]=[.$J18]);[DATA.AI$3];&quot;&quot;)" table:style-name="ce77"/>
          <table:table-cell office:value-type="string" office:string-value="" table:formula="of:=IF(AND([DATA.AK$31]=[.$I18];[DATA.AL$31]=[.$J18]);[DATA.AK$3];&quot;&quot;)" table:style-name="ce77"/>
          <table:table-cell office:value-type="string" office:string-value="" table:formula="of:=IF(AND([DATA.AM$31]=[.$I18];[DATA.AN$31]=[.$J18]);[DATA.AM$3];&quot;&quot;)" table:style-name="ce77"/>
          <table:table-cell office:value-type="string" office:string-value="" table:formula="of:=IF(AND([DATA.AO$31]=[.$I18];[DATA.AP$31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1]=[.$I19];[DATA.D$31]=[.$J19]);[DATA.C$3];&quot;&quot;)" table:style-name="ce77"/>
          <table:table-cell office:value-type="string" office:string-value="" table:formula="of:=IF(AND([DATA.E$31]=[.$I19];[DATA.F$31]=[.$J19]);[DATA.E$3];&quot;&quot;)" table:style-name="ce77"/>
          <table:table-cell office:value-type="string" office:string-value="" table:formula="of:=IF(AND([DATA.G$31]=[.$I19];[DATA.H$31]=[.$J19]);[DATA.G$3];&quot;&quot;)" table:style-name="ce77"/>
          <table:table-cell office:value-type="string" office:string-value="" table:formula="of:=IF(AND([DATA.I$31]=[.$I19];[DATA.J$31]=[.$J19]);[DATA.I$3];&quot;&quot;)" table:style-name="ce77"/>
          <table:table-cell office:value-type="string" office:string-value="" table:formula="of:=IF(AND([DATA.K$31]=[.$I19];[DATA.L$31]=[.$J19]);[DATA.K$3];&quot;&quot;)" table:style-name="ce77"/>
          <table:table-cell office:value-type="string" office:string-value="" table:formula="of:=IF(AND([DATA.M$31]=[.$I19];[DATA.N$31]=[.$J19]);[DATA.M$3];&quot;&quot;)" table:style-name="ce77"/>
          <table:table-cell office:value-type="string" office:string-value="" table:formula="of:=IF(AND([DATA.O$31]=[.$I19];[DATA.P$31]=[.$J19]);[DATA.O$3];&quot;&quot;)" table:style-name="ce77"/>
          <table:table-cell office:value-type="string" office:string-value="" table:formula="of:=IF(AND([DATA.Q$31]=[.$I19];[DATA.R$31]=[.$J19]);[DATA.Q$3];&quot;&quot;)" table:style-name="ce77"/>
          <table:table-cell office:value-type="string" office:string-value="" table:formula="of:=IF(AND([DATA.S$31]=[.$I19];[DATA.T$31]=[.$J19]);[DATA.S$3];&quot;&quot;)" table:style-name="ce77"/>
          <table:table-cell office:value-type="string" office:string-value="" table:formula="of:=IF(AND([DATA.U$31]=[.$I19];[DATA.V$31]=[.$J19]);[DATA.U$3];&quot;&quot;)" table:style-name="ce77"/>
          <table:table-cell office:value-type="string" office:string-value="" table:formula="of:=IF(AND([DATA.W$31]=[.$I19];[DATA.X$31]=[.$J19]);[DATA.W$3];&quot;&quot;)" table:style-name="ce77"/>
          <table:table-cell office:value-type="string" office:string-value="" table:formula="of:=IF(AND([DATA.Y$31]=[.$I19];[DATA.Z$31]=[.$J19]);[DATA.Y$3];&quot;&quot;)" table:style-name="ce77"/>
          <table:table-cell office:value-type="string" office:string-value="" table:formula="of:=IF(AND([DATA.AA$31]=[.$I19];[DATA.AB$31]=[.$J19]);[DATA.AA$3];&quot;&quot;)" table:style-name="ce77"/>
          <table:table-cell office:value-type="string" office:string-value="" table:formula="of:=IF(AND([DATA.AC$31]=[.$I19];[DATA.AD$31]=[.$J19]);[DATA.AC$3];&quot;&quot;)" table:style-name="ce77"/>
          <table:table-cell office:value-type="string" office:string-value="" table:formula="of:=IF(AND([DATA.AE$31]=[.$I19];[DATA.AF$31]=[.$J19]);[DATA.AE$3];&quot;&quot;)" table:style-name="ce77"/>
          <table:table-cell office:value-type="string" office:string-value="" table:formula="of:=IF(AND([DATA.AG$31]=[.$I19];[DATA.AH$31]=[.$J19]);[DATA.AG$3];&quot;&quot;)" table:style-name="ce77"/>
          <table:table-cell office:value-type="string" office:string-value="" table:formula="of:=IF(AND([DATA.AI$31]=[.$I19];[DATA.AJ$31]=[.$J19]);[DATA.AI$3];&quot;&quot;)" table:style-name="ce77"/>
          <table:table-cell office:value-type="string" office:string-value="" table:formula="of:=IF(AND([DATA.AK$31]=[.$I19];[DATA.AL$31]=[.$J19]);[DATA.AK$3];&quot;&quot;)" table:style-name="ce77"/>
          <table:table-cell office:value-type="string" office:string-value="" table:formula="of:=IF(AND([DATA.AM$31]=[.$I19];[DATA.AN$31]=[.$J19]);[DATA.AM$3];&quot;&quot;)" table:style-name="ce77"/>
          <table:table-cell office:value-type="string" office:string-value="" table:formula="of:=IF(AND([DATA.AO$31]=[.$I19];[DATA.AP$31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1]=[.$I20];[DATA.D$31]=[.$J20]);[DATA.C$3];&quot;&quot;)" table:style-name="ce77"/>
          <table:table-cell office:value-type="string" office:string-value="" table:formula="of:=IF(AND([DATA.E$31]=[.$I20];[DATA.F$31]=[.$J20]);[DATA.E$3];&quot;&quot;)" table:style-name="ce77"/>
          <table:table-cell office:value-type="string" office:string-value="" table:formula="of:=IF(AND([DATA.G$31]=[.$I20];[DATA.H$31]=[.$J20]);[DATA.G$3];&quot;&quot;)" table:style-name="ce77"/>
          <table:table-cell office:value-type="string" office:string-value="" table:formula="of:=IF(AND([DATA.I$31]=[.$I20];[DATA.J$31]=[.$J20]);[DATA.I$3];&quot;&quot;)" table:style-name="ce77"/>
          <table:table-cell office:value-type="string" office:string-value="" table:formula="of:=IF(AND([DATA.K$31]=[.$I20];[DATA.L$31]=[.$J20]);[DATA.K$3];&quot;&quot;)" table:style-name="ce77"/>
          <table:table-cell office:value-type="string" office:string-value="" table:formula="of:=IF(AND([DATA.M$31]=[.$I20];[DATA.N$31]=[.$J20]);[DATA.M$3];&quot;&quot;)" table:style-name="ce77"/>
          <table:table-cell office:value-type="string" office:string-value="" table:formula="of:=IF(AND([DATA.O$31]=[.$I20];[DATA.P$31]=[.$J20]);[DATA.O$3];&quot;&quot;)" table:style-name="ce77"/>
          <table:table-cell office:value-type="string" office:string-value="" table:formula="of:=IF(AND([DATA.Q$31]=[.$I20];[DATA.R$31]=[.$J20]);[DATA.Q$3];&quot;&quot;)" table:style-name="ce77"/>
          <table:table-cell office:value-type="string" office:string-value="" table:formula="of:=IF(AND([DATA.S$31]=[.$I20];[DATA.T$31]=[.$J20]);[DATA.S$3];&quot;&quot;)" table:style-name="ce77"/>
          <table:table-cell office:value-type="string" office:string-value="" table:formula="of:=IF(AND([DATA.U$31]=[.$I20];[DATA.V$31]=[.$J20]);[DATA.U$3];&quot;&quot;)" table:style-name="ce77"/>
          <table:table-cell office:value-type="string" office:string-value="" table:formula="of:=IF(AND([DATA.W$31]=[.$I20];[DATA.X$31]=[.$J20]);[DATA.W$3];&quot;&quot;)" table:style-name="ce77"/>
          <table:table-cell office:value-type="string" office:string-value="" table:formula="of:=IF(AND([DATA.Y$31]=[.$I20];[DATA.Z$31]=[.$J20]);[DATA.Y$3];&quot;&quot;)" table:style-name="ce77"/>
          <table:table-cell office:value-type="string" office:string-value="" table:formula="of:=IF(AND([DATA.AA$31]=[.$I20];[DATA.AB$31]=[.$J20]);[DATA.AA$3];&quot;&quot;)" table:style-name="ce77"/>
          <table:table-cell office:value-type="string" office:string-value="" table:formula="of:=IF(AND([DATA.AC$31]=[.$I20];[DATA.AD$31]=[.$J20]);[DATA.AC$3];&quot;&quot;)" table:style-name="ce77"/>
          <table:table-cell office:value-type="string" office:string-value="" table:formula="of:=IF(AND([DATA.AE$31]=[.$I20];[DATA.AF$31]=[.$J20]);[DATA.AE$3];&quot;&quot;)" table:style-name="ce77"/>
          <table:table-cell office:value-type="string" office:string-value="" table:formula="of:=IF(AND([DATA.AG$31]=[.$I20];[DATA.AH$31]=[.$J20]);[DATA.AG$3];&quot;&quot;)" table:style-name="ce77"/>
          <table:table-cell office:value-type="string" office:string-value="" table:formula="of:=IF(AND([DATA.AI$31]=[.$I20];[DATA.AJ$31]=[.$J20]);[DATA.AI$3];&quot;&quot;)" table:style-name="ce77"/>
          <table:table-cell office:value-type="string" office:string-value="" table:formula="of:=IF(AND([DATA.AK$31]=[.$I20];[DATA.AL$31]=[.$J20]);[DATA.AK$3];&quot;&quot;)" table:style-name="ce77"/>
          <table:table-cell office:value-type="string" office:string-value="" table:formula="of:=IF(AND([DATA.AM$31]=[.$I20];[DATA.AN$31]=[.$J20]);[DATA.AM$3];&quot;&quot;)" table:style-name="ce77"/>
          <table:table-cell office:value-type="string" office:string-value="" table:formula="of:=IF(AND([DATA.AO$31]=[.$I20];[DATA.AP$31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1]=[.$I21];[DATA.D$31]=[.$J21]);[DATA.C$3];&quot;&quot;)" table:style-name="ce77"/>
          <table:table-cell office:value-type="string" office:string-value="" table:formula="of:=IF(AND([DATA.E$31]=[.$I21];[DATA.F$31]=[.$J21]);[DATA.E$3];&quot;&quot;)" table:style-name="ce77"/>
          <table:table-cell office:value-type="string" office:string-value="" table:formula="of:=IF(AND([DATA.G$31]=[.$I21];[DATA.H$31]=[.$J21]);[DATA.G$3];&quot;&quot;)" table:style-name="ce77"/>
          <table:table-cell office:value-type="string" office:string-value="" table:formula="of:=IF(AND([DATA.I$31]=[.$I21];[DATA.J$31]=[.$J21]);[DATA.I$3];&quot;&quot;)" table:style-name="ce77"/>
          <table:table-cell office:value-type="string" office:string-value="" table:formula="of:=IF(AND([DATA.K$31]=[.$I21];[DATA.L$31]=[.$J21]);[DATA.K$3];&quot;&quot;)" table:style-name="ce77"/>
          <table:table-cell office:value-type="string" office:string-value="" table:formula="of:=IF(AND([DATA.M$31]=[.$I21];[DATA.N$31]=[.$J21]);[DATA.M$3];&quot;&quot;)" table:style-name="ce77"/>
          <table:table-cell office:value-type="string" office:string-value="" table:formula="of:=IF(AND([DATA.O$31]=[.$I21];[DATA.P$31]=[.$J21]);[DATA.O$3];&quot;&quot;)" table:style-name="ce77"/>
          <table:table-cell office:value-type="string" office:string-value="" table:formula="of:=IF(AND([DATA.Q$31]=[.$I21];[DATA.R$31]=[.$J21]);[DATA.Q$3];&quot;&quot;)" table:style-name="ce77"/>
          <table:table-cell office:value-type="string" office:string-value="" table:formula="of:=IF(AND([DATA.S$31]=[.$I21];[DATA.T$31]=[.$J21]);[DATA.S$3];&quot;&quot;)" table:style-name="ce77"/>
          <table:table-cell office:value-type="string" office:string-value="" table:formula="of:=IF(AND([DATA.U$31]=[.$I21];[DATA.V$31]=[.$J21]);[DATA.U$3];&quot;&quot;)" table:style-name="ce77"/>
          <table:table-cell office:value-type="string" office:string-value="" table:formula="of:=IF(AND([DATA.W$31]=[.$I21];[DATA.X$31]=[.$J21]);[DATA.W$3];&quot;&quot;)" table:style-name="ce77"/>
          <table:table-cell office:value-type="string" office:string-value="" table:formula="of:=IF(AND([DATA.Y$31]=[.$I21];[DATA.Z$31]=[.$J21]);[DATA.Y$3];&quot;&quot;)" table:style-name="ce77"/>
          <table:table-cell office:value-type="string" office:string-value="" table:formula="of:=IF(AND([DATA.AA$31]=[.$I21];[DATA.AB$31]=[.$J21]);[DATA.AA$3];&quot;&quot;)" table:style-name="ce77"/>
          <table:table-cell office:value-type="string" office:string-value="" table:formula="of:=IF(AND([DATA.AC$31]=[.$I21];[DATA.AD$31]=[.$J21]);[DATA.AC$3];&quot;&quot;)" table:style-name="ce77"/>
          <table:table-cell office:value-type="string" office:string-value="" table:formula="of:=IF(AND([DATA.AE$31]=[.$I21];[DATA.AF$31]=[.$J21]);[DATA.AE$3];&quot;&quot;)" table:style-name="ce77"/>
          <table:table-cell office:value-type="string" office:string-value="" table:formula="of:=IF(AND([DATA.AG$31]=[.$I21];[DATA.AH$31]=[.$J21]);[DATA.AG$3];&quot;&quot;)" table:style-name="ce77"/>
          <table:table-cell office:value-type="string" office:string-value="" table:formula="of:=IF(AND([DATA.AI$31]=[.$I21];[DATA.AJ$31]=[.$J21]);[DATA.AI$3];&quot;&quot;)" table:style-name="ce77"/>
          <table:table-cell office:value-type="string" office:string-value="" table:formula="of:=IF(AND([DATA.AK$31]=[.$I21];[DATA.AL$31]=[.$J21]);[DATA.AK$3];&quot;&quot;)" table:style-name="ce77"/>
          <table:table-cell office:value-type="string" office:string-value="" table:formula="of:=IF(AND([DATA.AM$31]=[.$I21];[DATA.AN$31]=[.$J21]);[DATA.AM$3];&quot;&quot;)" table:style-name="ce77"/>
          <table:table-cell office:value-type="string" office:string-value="" table:formula="of:=IF(AND([DATA.AO$31]=[.$I21];[DATA.AP$31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1]=[.$I22];[DATA.D$31]=[.$J22]);[DATA.C$3];&quot;&quot;)" table:style-name="ce77"/>
          <table:table-cell office:value-type="string" office:string-value="" table:formula="of:=IF(AND([DATA.E$31]=[.$I22];[DATA.F$31]=[.$J22]);[DATA.E$3];&quot;&quot;)" table:style-name="ce77"/>
          <table:table-cell office:value-type="string" office:string-value="" table:formula="of:=IF(AND([DATA.G$31]=[.$I22];[DATA.H$31]=[.$J22]);[DATA.G$3];&quot;&quot;)" table:style-name="ce77"/>
          <table:table-cell office:value-type="string" office:string-value="" table:formula="of:=IF(AND([DATA.I$31]=[.$I22];[DATA.J$31]=[.$J22]);[DATA.I$3];&quot;&quot;)" table:style-name="ce77"/>
          <table:table-cell office:value-type="string" office:string-value="" table:formula="of:=IF(AND([DATA.K$31]=[.$I22];[DATA.L$31]=[.$J22]);[DATA.K$3];&quot;&quot;)" table:style-name="ce77"/>
          <table:table-cell office:value-type="string" office:string-value="" table:formula="of:=IF(AND([DATA.M$31]=[.$I22];[DATA.N$31]=[.$J22]);[DATA.M$3];&quot;&quot;)" table:style-name="ce77"/>
          <table:table-cell office:value-type="string" office:string-value="" table:formula="of:=IF(AND([DATA.O$31]=[.$I22];[DATA.P$31]=[.$J22]);[DATA.O$3];&quot;&quot;)" table:style-name="ce77"/>
          <table:table-cell office:value-type="string" office:string-value="" table:formula="of:=IF(AND([DATA.Q$31]=[.$I22];[DATA.R$31]=[.$J22]);[DATA.Q$3];&quot;&quot;)" table:style-name="ce77"/>
          <table:table-cell office:value-type="string" office:string-value="" table:formula="of:=IF(AND([DATA.S$31]=[.$I22];[DATA.T$31]=[.$J22]);[DATA.S$3];&quot;&quot;)" table:style-name="ce77"/>
          <table:table-cell office:value-type="string" office:string-value="" table:formula="of:=IF(AND([DATA.U$31]=[.$I22];[DATA.V$31]=[.$J22]);[DATA.U$3];&quot;&quot;)" table:style-name="ce77"/>
          <table:table-cell office:value-type="string" office:string-value="" table:formula="of:=IF(AND([DATA.W$31]=[.$I22];[DATA.X$31]=[.$J22]);[DATA.W$3];&quot;&quot;)" table:style-name="ce77"/>
          <table:table-cell office:value-type="string" office:string-value="" table:formula="of:=IF(AND([DATA.Y$31]=[.$I22];[DATA.Z$31]=[.$J22]);[DATA.Y$3];&quot;&quot;)" table:style-name="ce77"/>
          <table:table-cell office:value-type="string" office:string-value="" table:formula="of:=IF(AND([DATA.AA$31]=[.$I22];[DATA.AB$31]=[.$J22]);[DATA.AA$3];&quot;&quot;)" table:style-name="ce77"/>
          <table:table-cell office:value-type="string" office:string-value="" table:formula="of:=IF(AND([DATA.AC$31]=[.$I22];[DATA.AD$31]=[.$J22]);[DATA.AC$3];&quot;&quot;)" table:style-name="ce77"/>
          <table:table-cell office:value-type="string" office:string-value="" table:formula="of:=IF(AND([DATA.AE$31]=[.$I22];[DATA.AF$31]=[.$J22]);[DATA.AE$3];&quot;&quot;)" table:style-name="ce77"/>
          <table:table-cell office:value-type="string" office:string-value="" table:formula="of:=IF(AND([DATA.AG$31]=[.$I22];[DATA.AH$31]=[.$J22]);[DATA.AG$3];&quot;&quot;)" table:style-name="ce77"/>
          <table:table-cell office:value-type="string" office:string-value="" table:formula="of:=IF(AND([DATA.AI$31]=[.$I22];[DATA.AJ$31]=[.$J22]);[DATA.AI$3];&quot;&quot;)" table:style-name="ce77"/>
          <table:table-cell office:value-type="string" office:string-value="" table:formula="of:=IF(AND([DATA.AK$31]=[.$I22];[DATA.AL$31]=[.$J22]);[DATA.AK$3];&quot;&quot;)" table:style-name="ce77"/>
          <table:table-cell office:value-type="string" office:string-value="" table:formula="of:=IF(AND([DATA.AM$31]=[.$I22];[DATA.AN$31]=[.$J22]);[DATA.AM$3];&quot;&quot;)" table:style-name="ce77"/>
          <table:table-cell office:value-type="string" office:string-value="" table:formula="of:=IF(AND([DATA.AO$31]=[.$I22];[DATA.AP$31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1]=[.$I23];[DATA.D$31]=[.$J23]);[DATA.C$3];&quot;&quot;)" table:style-name="ce77"/>
          <table:table-cell office:value-type="string" office:string-value="" table:formula="of:=IF(AND([DATA.E$31]=[.$I23];[DATA.F$31]=[.$J23]);[DATA.E$3];&quot;&quot;)" table:style-name="ce77"/>
          <table:table-cell office:value-type="string" office:string-value="" table:formula="of:=IF(AND([DATA.G$31]=[.$I23];[DATA.H$31]=[.$J23]);[DATA.G$3];&quot;&quot;)" table:style-name="ce77"/>
          <table:table-cell office:value-type="string" office:string-value="" table:formula="of:=IF(AND([DATA.I$31]=[.$I23];[DATA.J$31]=[.$J23]);[DATA.I$3];&quot;&quot;)" table:style-name="ce77"/>
          <table:table-cell office:value-type="string" office:string-value="" table:formula="of:=IF(AND([DATA.K$31]=[.$I23];[DATA.L$31]=[.$J23]);[DATA.K$3];&quot;&quot;)" table:style-name="ce77"/>
          <table:table-cell office:value-type="string" office:string-value="" table:formula="of:=IF(AND([DATA.M$31]=[.$I23];[DATA.N$31]=[.$J23]);[DATA.M$3];&quot;&quot;)" table:style-name="ce77"/>
          <table:table-cell office:value-type="string" office:string-value="" table:formula="of:=IF(AND([DATA.O$31]=[.$I23];[DATA.P$31]=[.$J23]);[DATA.O$3];&quot;&quot;)" table:style-name="ce77"/>
          <table:table-cell office:value-type="string" office:string-value="" table:formula="of:=IF(AND([DATA.Q$31]=[.$I23];[DATA.R$31]=[.$J23]);[DATA.Q$3];&quot;&quot;)" table:style-name="ce77"/>
          <table:table-cell office:value-type="string" office:string-value="" table:formula="of:=IF(AND([DATA.S$31]=[.$I23];[DATA.T$31]=[.$J23]);[DATA.S$3];&quot;&quot;)" table:style-name="ce77"/>
          <table:table-cell office:value-type="string" office:string-value="" table:formula="of:=IF(AND([DATA.U$31]=[.$I23];[DATA.V$31]=[.$J23]);[DATA.U$3];&quot;&quot;)" table:style-name="ce77"/>
          <table:table-cell office:value-type="string" office:string-value="" table:formula="of:=IF(AND([DATA.W$31]=[.$I23];[DATA.X$31]=[.$J23]);[DATA.W$3];&quot;&quot;)" table:style-name="ce77"/>
          <table:table-cell office:value-type="string" office:string-value="" table:formula="of:=IF(AND([DATA.Y$31]=[.$I23];[DATA.Z$31]=[.$J23]);[DATA.Y$3];&quot;&quot;)" table:style-name="ce77"/>
          <table:table-cell office:value-type="string" office:string-value="" table:formula="of:=IF(AND([DATA.AA$31]=[.$I23];[DATA.AB$31]=[.$J23]);[DATA.AA$3];&quot;&quot;)" table:style-name="ce77"/>
          <table:table-cell office:value-type="string" office:string-value="" table:formula="of:=IF(AND([DATA.AC$31]=[.$I23];[DATA.AD$31]=[.$J23]);[DATA.AC$3];&quot;&quot;)" table:style-name="ce77"/>
          <table:table-cell office:value-type="string" office:string-value="" table:formula="of:=IF(AND([DATA.AE$31]=[.$I23];[DATA.AF$31]=[.$J23]);[DATA.AE$3];&quot;&quot;)" table:style-name="ce77"/>
          <table:table-cell office:value-type="string" office:string-value="" table:formula="of:=IF(AND([DATA.AG$31]=[.$I23];[DATA.AH$31]=[.$J23]);[DATA.AG$3];&quot;&quot;)" table:style-name="ce77"/>
          <table:table-cell office:value-type="string" office:string-value="" table:formula="of:=IF(AND([DATA.AI$31]=[.$I23];[DATA.AJ$31]=[.$J23]);[DATA.AI$3];&quot;&quot;)" table:style-name="ce77"/>
          <table:table-cell office:value-type="string" office:string-value="" table:formula="of:=IF(AND([DATA.AK$31]=[.$I23];[DATA.AL$31]=[.$J23]);[DATA.AK$3];&quot;&quot;)" table:style-name="ce77"/>
          <table:table-cell office:value-type="string" office:string-value="" table:formula="of:=IF(AND([DATA.AM$31]=[.$I23];[DATA.AN$31]=[.$J23]);[DATA.AM$3];&quot;&quot;)" table:style-name="ce77"/>
          <table:table-cell office:value-type="string" office:string-value="" table:formula="of:=IF(AND([DATA.AO$31]=[.$I23];[DATA.AP$31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1]=[.$I24];[DATA.D$31]=[.$J24]);[DATA.C$3];&quot;&quot;)" table:style-name="ce77"/>
          <table:table-cell office:value-type="string" office:string-value="" table:formula="of:=IF(AND([DATA.E$31]=[.$I24];[DATA.F$31]=[.$J24]);[DATA.E$3];&quot;&quot;)" table:style-name="ce77"/>
          <table:table-cell office:value-type="string" office:string-value="" table:formula="of:=IF(AND([DATA.G$31]=[.$I24];[DATA.H$31]=[.$J24]);[DATA.G$3];&quot;&quot;)" table:style-name="ce77"/>
          <table:table-cell office:value-type="string" office:string-value="" table:formula="of:=IF(AND([DATA.I$31]=[.$I24];[DATA.J$31]=[.$J24]);[DATA.I$3];&quot;&quot;)" table:style-name="ce77"/>
          <table:table-cell office:value-type="string" office:string-value="" table:formula="of:=IF(AND([DATA.K$31]=[.$I24];[DATA.L$31]=[.$J24]);[DATA.K$3];&quot;&quot;)" table:style-name="ce77"/>
          <table:table-cell office:value-type="string" office:string-value="" table:formula="of:=IF(AND([DATA.M$31]=[.$I24];[DATA.N$31]=[.$J24]);[DATA.M$3];&quot;&quot;)" table:style-name="ce77"/>
          <table:table-cell office:value-type="string" office:string-value="" table:formula="of:=IF(AND([DATA.O$31]=[.$I24];[DATA.P$31]=[.$J24]);[DATA.O$3];&quot;&quot;)" table:style-name="ce77"/>
          <table:table-cell office:value-type="string" office:string-value="" table:formula="of:=IF(AND([DATA.Q$31]=[.$I24];[DATA.R$31]=[.$J24]);[DATA.Q$3];&quot;&quot;)" table:style-name="ce77"/>
          <table:table-cell office:value-type="string" office:string-value="" table:formula="of:=IF(AND([DATA.S$31]=[.$I24];[DATA.T$31]=[.$J24]);[DATA.S$3];&quot;&quot;)" table:style-name="ce77"/>
          <table:table-cell office:value-type="string" office:string-value="" table:formula="of:=IF(AND([DATA.U$31]=[.$I24];[DATA.V$31]=[.$J24]);[DATA.U$3];&quot;&quot;)" table:style-name="ce77"/>
          <table:table-cell office:value-type="string" office:string-value="" table:formula="of:=IF(AND([DATA.W$31]=[.$I24];[DATA.X$31]=[.$J24]);[DATA.W$3];&quot;&quot;)" table:style-name="ce77"/>
          <table:table-cell office:value-type="string" office:string-value="" table:formula="of:=IF(AND([DATA.Y$31]=[.$I24];[DATA.Z$31]=[.$J24]);[DATA.Y$3];&quot;&quot;)" table:style-name="ce77"/>
          <table:table-cell office:value-type="string" office:string-value="" table:formula="of:=IF(AND([DATA.AA$31]=[.$I24];[DATA.AB$31]=[.$J24]);[DATA.AA$3];&quot;&quot;)" table:style-name="ce77"/>
          <table:table-cell office:value-type="string" office:string-value="" table:formula="of:=IF(AND([DATA.AC$31]=[.$I24];[DATA.AD$31]=[.$J24]);[DATA.AC$3];&quot;&quot;)" table:style-name="ce77"/>
          <table:table-cell office:value-type="string" office:string-value="" table:formula="of:=IF(AND([DATA.AE$31]=[.$I24];[DATA.AF$31]=[.$J24]);[DATA.AE$3];&quot;&quot;)" table:style-name="ce77"/>
          <table:table-cell office:value-type="string" office:string-value="" table:formula="of:=IF(AND([DATA.AG$31]=[.$I24];[DATA.AH$31]=[.$J24]);[DATA.AG$3];&quot;&quot;)" table:style-name="ce77"/>
          <table:table-cell office:value-type="string" office:string-value="" table:formula="of:=IF(AND([DATA.AI$31]=[.$I24];[DATA.AJ$31]=[.$J24]);[DATA.AI$3];&quot;&quot;)" table:style-name="ce77"/>
          <table:table-cell office:value-type="string" office:string-value="" table:formula="of:=IF(AND([DATA.AK$31]=[.$I24];[DATA.AL$31]=[.$J24]);[DATA.AK$3];&quot;&quot;)" table:style-name="ce77"/>
          <table:table-cell office:value-type="string" office:string-value="" table:formula="of:=IF(AND([DATA.AM$31]=[.$I24];[DATA.AN$31]=[.$J24]);[DATA.AM$3];&quot;&quot;)" table:style-name="ce77"/>
          <table:table-cell office:value-type="string" office:string-value="" table:formula="of:=IF(AND([DATA.AO$31]=[.$I24];[DATA.AP$31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1]=[.$I25];[DATA.D$31]=[.$J25]);[DATA.C$3];&quot;&quot;)" table:style-name="ce77"/>
          <table:table-cell office:value-type="string" office:string-value="" table:formula="of:=IF(AND([DATA.E$31]=[.$I25];[DATA.F$31]=[.$J25]);[DATA.E$3];&quot;&quot;)" table:style-name="ce77"/>
          <table:table-cell office:value-type="string" office:string-value="" table:formula="of:=IF(AND([DATA.G$31]=[.$I25];[DATA.H$31]=[.$J25]);[DATA.G$3];&quot;&quot;)" table:style-name="ce77"/>
          <table:table-cell office:value-type="string" office:string-value="" table:formula="of:=IF(AND([DATA.I$31]=[.$I25];[DATA.J$31]=[.$J25]);[DATA.I$3];&quot;&quot;)" table:style-name="ce77"/>
          <table:table-cell office:value-type="string" office:string-value="" table:formula="of:=IF(AND([DATA.K$31]=[.$I25];[DATA.L$31]=[.$J25]);[DATA.K$3];&quot;&quot;)" table:style-name="ce77"/>
          <table:table-cell office:value-type="string" office:string-value="" table:formula="of:=IF(AND([DATA.M$31]=[.$I25];[DATA.N$31]=[.$J25]);[DATA.M$3];&quot;&quot;)" table:style-name="ce77"/>
          <table:table-cell office:value-type="string" office:string-value="" table:formula="of:=IF(AND([DATA.O$31]=[.$I25];[DATA.P$31]=[.$J25]);[DATA.O$3];&quot;&quot;)" table:style-name="ce77"/>
          <table:table-cell office:value-type="string" office:string-value="" table:formula="of:=IF(AND([DATA.Q$31]=[.$I25];[DATA.R$31]=[.$J25]);[DATA.Q$3];&quot;&quot;)" table:style-name="ce77"/>
          <table:table-cell office:value-type="string" office:string-value="" table:formula="of:=IF(AND([DATA.S$31]=[.$I25];[DATA.T$31]=[.$J25]);[DATA.S$3];&quot;&quot;)" table:style-name="ce77"/>
          <table:table-cell office:value-type="string" office:string-value="" table:formula="of:=IF(AND([DATA.U$31]=[.$I25];[DATA.V$31]=[.$J25]);[DATA.U$3];&quot;&quot;)" table:style-name="ce77"/>
          <table:table-cell office:value-type="string" office:string-value="" table:formula="of:=IF(AND([DATA.W$31]=[.$I25];[DATA.X$31]=[.$J25]);[DATA.W$3];&quot;&quot;)" table:style-name="ce77"/>
          <table:table-cell office:value-type="string" office:string-value="" table:formula="of:=IF(AND([DATA.Y$31]=[.$I25];[DATA.Z$31]=[.$J25]);[DATA.Y$3];&quot;&quot;)" table:style-name="ce77"/>
          <table:table-cell office:value-type="string" office:string-value="" table:formula="of:=IF(AND([DATA.AA$31]=[.$I25];[DATA.AB$31]=[.$J25]);[DATA.AA$3];&quot;&quot;)" table:style-name="ce77"/>
          <table:table-cell office:value-type="string" office:string-value="" table:formula="of:=IF(AND([DATA.AC$31]=[.$I25];[DATA.AD$31]=[.$J25]);[DATA.AC$3];&quot;&quot;)" table:style-name="ce77"/>
          <table:table-cell office:value-type="string" office:string-value="" table:formula="of:=IF(AND([DATA.AE$31]=[.$I25];[DATA.AF$31]=[.$J25]);[DATA.AE$3];&quot;&quot;)" table:style-name="ce77"/>
          <table:table-cell office:value-type="string" office:string-value="" table:formula="of:=IF(AND([DATA.AG$31]=[.$I25];[DATA.AH$31]=[.$J25]);[DATA.AG$3];&quot;&quot;)" table:style-name="ce77"/>
          <table:table-cell office:value-type="string" office:string-value="" table:formula="of:=IF(AND([DATA.AI$31]=[.$I25];[DATA.AJ$31]=[.$J25]);[DATA.AI$3];&quot;&quot;)" table:style-name="ce77"/>
          <table:table-cell office:value-type="string" office:string-value="" table:formula="of:=IF(AND([DATA.AK$31]=[.$I25];[DATA.AL$31]=[.$J25]);[DATA.AK$3];&quot;&quot;)" table:style-name="ce77"/>
          <table:table-cell office:value-type="string" office:string-value="" table:formula="of:=IF(AND([DATA.AM$31]=[.$I25];[DATA.AN$31]=[.$J25]);[DATA.AM$3];&quot;&quot;)" table:style-name="ce77"/>
          <table:table-cell office:value-type="string" office:string-value="" table:formula="of:=IF(AND([DATA.AO$31]=[.$I25];[DATA.AP$31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1]=[.$I26];[DATA.D$31]=[.$J26]);[DATA.C$3];&quot;&quot;)" table:style-name="ce77"/>
          <table:table-cell office:value-type="string" office:string-value="" table:formula="of:=IF(AND([DATA.E$31]=[.$I26];[DATA.F$31]=[.$J26]);[DATA.E$3];&quot;&quot;)" table:style-name="ce77"/>
          <table:table-cell office:value-type="string" office:string-value="" table:formula="of:=IF(AND([DATA.G$31]=[.$I26];[DATA.H$31]=[.$J26]);[DATA.G$3];&quot;&quot;)" table:style-name="ce77"/>
          <table:table-cell office:value-type="string" office:string-value="" table:formula="of:=IF(AND([DATA.I$31]=[.$I26];[DATA.J$31]=[.$J26]);[DATA.I$3];&quot;&quot;)" table:style-name="ce77"/>
          <table:table-cell office:value-type="string" office:string-value="" table:formula="of:=IF(AND([DATA.K$31]=[.$I26];[DATA.L$31]=[.$J26]);[DATA.K$3];&quot;&quot;)" table:style-name="ce77"/>
          <table:table-cell office:value-type="string" office:string-value="" table:formula="of:=IF(AND([DATA.M$31]=[.$I26];[DATA.N$31]=[.$J26]);[DATA.M$3];&quot;&quot;)" table:style-name="ce77"/>
          <table:table-cell office:value-type="string" office:string-value="" table:formula="of:=IF(AND([DATA.O$31]=[.$I26];[DATA.P$31]=[.$J26]);[DATA.O$3];&quot;&quot;)" table:style-name="ce77"/>
          <table:table-cell office:value-type="string" office:string-value="" table:formula="of:=IF(AND([DATA.Q$31]=[.$I26];[DATA.R$31]=[.$J26]);[DATA.Q$3];&quot;&quot;)" table:style-name="ce77"/>
          <table:table-cell office:value-type="string" office:string-value="" table:formula="of:=IF(AND([DATA.S$31]=[.$I26];[DATA.T$31]=[.$J26]);[DATA.S$3];&quot;&quot;)" table:style-name="ce77"/>
          <table:table-cell office:value-type="string" office:string-value="" table:formula="of:=IF(AND([DATA.U$31]=[.$I26];[DATA.V$31]=[.$J26]);[DATA.U$3];&quot;&quot;)" table:style-name="ce77"/>
          <table:table-cell office:value-type="string" office:string-value="" table:formula="of:=IF(AND([DATA.W$31]=[.$I26];[DATA.X$31]=[.$J26]);[DATA.W$3];&quot;&quot;)" table:style-name="ce77"/>
          <table:table-cell office:value-type="string" office:string-value="" table:formula="of:=IF(AND([DATA.Y$31]=[.$I26];[DATA.Z$31]=[.$J26]);[DATA.Y$3];&quot;&quot;)" table:style-name="ce77"/>
          <table:table-cell office:value-type="string" office:string-value="" table:formula="of:=IF(AND([DATA.AA$31]=[.$I26];[DATA.AB$31]=[.$J26]);[DATA.AA$3];&quot;&quot;)" table:style-name="ce77"/>
          <table:table-cell office:value-type="string" office:string-value="" table:formula="of:=IF(AND([DATA.AC$31]=[.$I26];[DATA.AD$31]=[.$J26]);[DATA.AC$3];&quot;&quot;)" table:style-name="ce77"/>
          <table:table-cell office:value-type="string" office:string-value="" table:formula="of:=IF(AND([DATA.AE$31]=[.$I26];[DATA.AF$31]=[.$J26]);[DATA.AE$3];&quot;&quot;)" table:style-name="ce77"/>
          <table:table-cell office:value-type="string" office:string-value="" table:formula="of:=IF(AND([DATA.AG$31]=[.$I26];[DATA.AH$31]=[.$J26]);[DATA.AG$3];&quot;&quot;)" table:style-name="ce77"/>
          <table:table-cell office:value-type="string" office:string-value="" table:formula="of:=IF(AND([DATA.AI$31]=[.$I26];[DATA.AJ$31]=[.$J26]);[DATA.AI$3];&quot;&quot;)" table:style-name="ce77"/>
          <table:table-cell office:value-type="string" office:string-value="" table:formula="of:=IF(AND([DATA.AK$31]=[.$I26];[DATA.AL$31]=[.$J26]);[DATA.AK$3];&quot;&quot;)" table:style-name="ce77"/>
          <table:table-cell office:value-type="string" office:string-value="" table:formula="of:=IF(AND([DATA.AM$31]=[.$I26];[DATA.AN$31]=[.$J26]);[DATA.AM$3];&quot;&quot;)" table:style-name="ce77"/>
          <table:table-cell office:value-type="string" office:string-value="" table:formula="of:=IF(AND([DATA.AO$31]=[.$I26];[DATA.AP$31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1]=[.$I27];[DATA.D$31]=[.$J27]);[DATA.C$3];&quot;&quot;)" table:style-name="ce77"/>
          <table:table-cell office:value-type="string" office:string-value="" table:formula="of:=IF(AND([DATA.E$31]=[.$I27];[DATA.F$31]=[.$J27]);[DATA.E$3];&quot;&quot;)" table:style-name="ce77"/>
          <table:table-cell office:value-type="string" office:string-value="" table:formula="of:=IF(AND([DATA.G$31]=[.$I27];[DATA.H$31]=[.$J27]);[DATA.G$3];&quot;&quot;)" table:style-name="ce77"/>
          <table:table-cell office:value-type="string" office:string-value="" table:formula="of:=IF(AND([DATA.I$31]=[.$I27];[DATA.J$31]=[.$J27]);[DATA.I$3];&quot;&quot;)" table:style-name="ce77"/>
          <table:table-cell office:value-type="string" office:string-value="" table:formula="of:=IF(AND([DATA.K$31]=[.$I27];[DATA.L$31]=[.$J27]);[DATA.K$3];&quot;&quot;)" table:style-name="ce77"/>
          <table:table-cell office:value-type="string" office:string-value="" table:formula="of:=IF(AND([DATA.M$31]=[.$I27];[DATA.N$31]=[.$J27]);[DATA.M$3];&quot;&quot;)" table:style-name="ce77"/>
          <table:table-cell office:value-type="string" office:string-value="" table:formula="of:=IF(AND([DATA.O$31]=[.$I27];[DATA.P$31]=[.$J27]);[DATA.O$3];&quot;&quot;)" table:style-name="ce77"/>
          <table:table-cell office:value-type="string" office:string-value="" table:formula="of:=IF(AND([DATA.Q$31]=[.$I27];[DATA.R$31]=[.$J27]);[DATA.Q$3];&quot;&quot;)" table:style-name="ce77"/>
          <table:table-cell office:value-type="string" office:string-value="" table:formula="of:=IF(AND([DATA.S$31]=[.$I27];[DATA.T$31]=[.$J27]);[DATA.S$3];&quot;&quot;)" table:style-name="ce77"/>
          <table:table-cell office:value-type="string" office:string-value="" table:formula="of:=IF(AND([DATA.U$31]=[.$I27];[DATA.V$31]=[.$J27]);[DATA.U$3];&quot;&quot;)" table:style-name="ce77"/>
          <table:table-cell office:value-type="string" office:string-value="" table:formula="of:=IF(AND([DATA.W$31]=[.$I27];[DATA.X$31]=[.$J27]);[DATA.W$3];&quot;&quot;)" table:style-name="ce77"/>
          <table:table-cell office:value-type="string" office:string-value="" table:formula="of:=IF(AND([DATA.Y$31]=[.$I27];[DATA.Z$31]=[.$J27]);[DATA.Y$3];&quot;&quot;)" table:style-name="ce77"/>
          <table:table-cell office:value-type="string" office:string-value="" table:formula="of:=IF(AND([DATA.AA$31]=[.$I27];[DATA.AB$31]=[.$J27]);[DATA.AA$3];&quot;&quot;)" table:style-name="ce77"/>
          <table:table-cell office:value-type="string" office:string-value="" table:formula="of:=IF(AND([DATA.AC$31]=[.$I27];[DATA.AD$31]=[.$J27]);[DATA.AC$3];&quot;&quot;)" table:style-name="ce77"/>
          <table:table-cell office:value-type="string" office:string-value="" table:formula="of:=IF(AND([DATA.AE$31]=[.$I27];[DATA.AF$31]=[.$J27]);[DATA.AE$3];&quot;&quot;)" table:style-name="ce77"/>
          <table:table-cell office:value-type="string" office:string-value="" table:formula="of:=IF(AND([DATA.AG$31]=[.$I27];[DATA.AH$31]=[.$J27]);[DATA.AG$3];&quot;&quot;)" table:style-name="ce77"/>
          <table:table-cell office:value-type="string" office:string-value="" table:formula="of:=IF(AND([DATA.AI$31]=[.$I27];[DATA.AJ$31]=[.$J27]);[DATA.AI$3];&quot;&quot;)" table:style-name="ce77"/>
          <table:table-cell office:value-type="string" office:string-value="" table:formula="of:=IF(AND([DATA.AK$31]=[.$I27];[DATA.AL$31]=[.$J27]);[DATA.AK$3];&quot;&quot;)" table:style-name="ce77"/>
          <table:table-cell office:value-type="string" office:string-value="" table:formula="of:=IF(AND([DATA.AM$31]=[.$I27];[DATA.AN$31]=[.$J27]);[DATA.AM$3];&quot;&quot;)" table:style-name="ce77"/>
          <table:table-cell office:value-type="string" office:string-value="" table:formula="of:=IF(AND([DATA.AO$31]=[.$I27];[DATA.AP$31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COMPETENCY_10" table:cell-range-address="UNUSED_8.$B$1" table:base-cell-address="UNUSED_8.$A$1"/>
          <table:named-range table:name="COMPETENCY_11" table:cell-range-address="UNUSED_8.$B$1" table:base-cell-address="UNUSED_8.$A$1"/>
          <table:named-range table:name="COMPETENCY_12" table:cell-range-address="UNUSED_8.$B$1" table:base-cell-address="UNUSED_8.$A$1"/>
          <table:named-range table:name="COMPETENCY_9" table:cell-range-address="UNUSED_8.$B$1" table:base-cell-address="UNUSED_8.$A$1"/>
        </table:named-expressions>
      </table:table>
      <table:table table:name="UNUSED_9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9" table:formula="of:=IF([COMPETENCIES.B11]=&quot;&quot;;&quot;UNUSED_9&quot;;[COMPETENCIES.B11])" table:style-name="ce3">
            <text:p>UNUSED_9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59" draw:style-name="a169" draw:name="Text Box 1" svg:x="0.33333in" svg:y="0.25in" svg:width="1.58333in" svg:height="0.54167in">
              <draw:text-box>
                <text:p text:style-name="a166" text:class-names="" text:cond-style-name=""><text:span text:style-name="a165" text:class-names="">Something<text:s text:c="1"/></text:span></text:p>
                <text:p text:style-name="a168" text:class-names="" text:cond-style-name=""><text:span text:style-name="a16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9" table:formula="of:=[.A1]" table:style-name="ce74">
            <text:p>UNUSED_9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60" draw:style-name="a174" draw:name="Text Box 2" svg:x="0.23611in" svg:y="0.41667in" svg:width="1.58333in" svg:height="0.54167in">
              <draw:text-box>
                <text:p text:style-name="a171" text:class-names="" text:cond-style-name=""><text:span text:style-name="a170" text:class-names="">Something<text:s text:c="1"/></text:span></text:p>
                <text:p text:style-name="a173" text:class-names="" text:cond-style-name=""><text:span text:style-name="a17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2]=[.$I13];[DATA.D$32]=[.$J13]);[DATA.C$3];&quot;&quot;)" table:style-name="ce77"/>
          <table:table-cell office:value-type="string" office:string-value="" table:formula="of:=IF(AND([DATA.E$32]=[.$I13];[DATA.F$32]=[.$J13]);[DATA.E$3];&quot;&quot;)" table:style-name="ce77"/>
          <table:table-cell office:value-type="string" office:string-value="" table:formula="of:=IF(AND([DATA.G$32]=[.$I13];[DATA.H$32]=[.$J13]);[DATA.G$3];&quot;&quot;)" table:style-name="ce77"/>
          <table:table-cell office:value-type="string" office:string-value="" table:formula="of:=IF(AND([DATA.I$32]=[.$I13];[DATA.J$32]=[.$J13]);[DATA.I$3];&quot;&quot;)" table:style-name="ce77"/>
          <table:table-cell office:value-type="string" office:string-value="" table:formula="of:=IF(AND([DATA.K$32]=[.$I13];[DATA.L$32]=[.$J13]);[DATA.K$3];&quot;&quot;)" table:style-name="ce77"/>
          <table:table-cell office:value-type="string" office:string-value="" table:formula="of:=IF(AND([DATA.M$32]=[.$I13];[DATA.N$32]=[.$J13]);[DATA.M$3];&quot;&quot;)" table:style-name="ce77"/>
          <table:table-cell office:value-type="string" office:string-value="" table:formula="of:=IF(AND([DATA.O$32]=[.$I13];[DATA.P$32]=[.$J13]);[DATA.O$3];&quot;&quot;)" table:style-name="ce77"/>
          <table:table-cell office:value-type="string" office:string-value="" table:formula="of:=IF(AND([DATA.Q$32]=[.$I13];[DATA.R$32]=[.$J13]);[DATA.Q$3];&quot;&quot;)" table:style-name="ce77"/>
          <table:table-cell office:value-type="string" office:string-value="" table:formula="of:=IF(AND([DATA.S$32]=[.$I13];[DATA.T$32]=[.$J13]);[DATA.S$3];&quot;&quot;)" table:style-name="ce77"/>
          <table:table-cell office:value-type="string" office:string-value="" table:formula="of:=IF(AND([DATA.U$32]=[.$I13];[DATA.V$32]=[.$J13]);[DATA.U$3];&quot;&quot;)" table:style-name="ce77"/>
          <table:table-cell office:value-type="string" office:string-value="" table:formula="of:=IF(AND([DATA.W$32]=[.$I13];[DATA.X$32]=[.$J13]);[DATA.W$3];&quot;&quot;)" table:style-name="ce77"/>
          <table:table-cell office:value-type="string" office:string-value="" table:formula="of:=IF(AND([DATA.Y$32]=[.$I13];[DATA.Z$32]=[.$J13]);[DATA.Y$3];&quot;&quot;)" table:style-name="ce77"/>
          <table:table-cell office:value-type="string" office:string-value="" table:formula="of:=IF(AND([DATA.AA$32]=[.$I13];[DATA.AB$32]=[.$J13]);[DATA.AA$3];&quot;&quot;)" table:style-name="ce77"/>
          <table:table-cell office:value-type="string" office:string-value="" table:formula="of:=IF(AND([DATA.AC$32]=[.$I13];[DATA.AD$32]=[.$J13]);[DATA.AC$3];&quot;&quot;)" table:style-name="ce77"/>
          <table:table-cell office:value-type="string" office:string-value="" table:formula="of:=IF(AND([DATA.AE$32]=[.$I13];[DATA.AF$32]=[.$J13]);[DATA.AE$3];&quot;&quot;)" table:style-name="ce77"/>
          <table:table-cell office:value-type="string" office:string-value="" table:formula="of:=IF(AND([DATA.AG$32]=[.$I13];[DATA.AH$32]=[.$J13]);[DATA.AG$3];&quot;&quot;)" table:style-name="ce77"/>
          <table:table-cell office:value-type="string" office:string-value="" table:formula="of:=IF(AND([DATA.AI$32]=[.$I13];[DATA.AJ$32]=[.$J13]);[DATA.AI$3];&quot;&quot;)" table:style-name="ce77"/>
          <table:table-cell office:value-type="string" office:string-value="" table:formula="of:=IF(AND([DATA.AK$32]=[.$I13];[DATA.AL$32]=[.$J13]);[DATA.AK$3];&quot;&quot;)" table:style-name="ce77"/>
          <table:table-cell office:value-type="string" office:string-value="" table:formula="of:=IF(AND([DATA.AM$32]=[.$I13];[DATA.AN$32]=[.$J13]);[DATA.AM$3];&quot;&quot;)" table:style-name="ce77"/>
          <table:table-cell office:value-type="string" office:string-value="" table:formula="of:=IF(AND([DATA.AO$32]=[.$I13];[DATA.AP$32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2]=[.$I14];[DATA.D$32]=[.$J14]);[DATA.C$3];&quot;&quot;)" table:style-name="ce77"/>
          <table:table-cell office:value-type="string" office:string-value="" table:formula="of:=IF(AND([DATA.E$32]=[.$I14];[DATA.F$32]=[.$J14]);[DATA.E$3];&quot;&quot;)" table:style-name="ce77"/>
          <table:table-cell office:value-type="string" office:string-value="" table:formula="of:=IF(AND([DATA.G$32]=[.$I14];[DATA.H$32]=[.$J14]);[DATA.G$3];&quot;&quot;)" table:style-name="ce77"/>
          <table:table-cell office:value-type="string" office:string-value="" table:formula="of:=IF(AND([DATA.I$32]=[.$I14];[DATA.J$32]=[.$J14]);[DATA.I$3];&quot;&quot;)" table:style-name="ce77"/>
          <table:table-cell office:value-type="string" office:string-value="" table:formula="of:=IF(AND([DATA.K$32]=[.$I14];[DATA.L$32]=[.$J14]);[DATA.K$3];&quot;&quot;)" table:style-name="ce77"/>
          <table:table-cell office:value-type="string" office:string-value="" table:formula="of:=IF(AND([DATA.M$32]=[.$I14];[DATA.N$32]=[.$J14]);[DATA.M$3];&quot;&quot;)" table:style-name="ce77"/>
          <table:table-cell office:value-type="string" office:string-value="" table:formula="of:=IF(AND([DATA.O$32]=[.$I14];[DATA.P$32]=[.$J14]);[DATA.O$3];&quot;&quot;)" table:style-name="ce77"/>
          <table:table-cell office:value-type="string" office:string-value="" table:formula="of:=IF(AND([DATA.Q$32]=[.$I14];[DATA.R$32]=[.$J14]);[DATA.Q$3];&quot;&quot;)" table:style-name="ce77"/>
          <table:table-cell office:value-type="string" office:string-value="" table:formula="of:=IF(AND([DATA.S$32]=[.$I14];[DATA.T$32]=[.$J14]);[DATA.S$3];&quot;&quot;)" table:style-name="ce77"/>
          <table:table-cell office:value-type="string" office:string-value="" table:formula="of:=IF(AND([DATA.U$32]=[.$I14];[DATA.V$32]=[.$J14]);[DATA.U$3];&quot;&quot;)" table:style-name="ce77"/>
          <table:table-cell office:value-type="string" office:string-value="" table:formula="of:=IF(AND([DATA.W$32]=[.$I14];[DATA.X$32]=[.$J14]);[DATA.W$3];&quot;&quot;)" table:style-name="ce77"/>
          <table:table-cell office:value-type="string" office:string-value="" table:formula="of:=IF(AND([DATA.Y$32]=[.$I14];[DATA.Z$32]=[.$J14]);[DATA.Y$3];&quot;&quot;)" table:style-name="ce77"/>
          <table:table-cell office:value-type="string" office:string-value="" table:formula="of:=IF(AND([DATA.AA$32]=[.$I14];[DATA.AB$32]=[.$J14]);[DATA.AA$3];&quot;&quot;)" table:style-name="ce77"/>
          <table:table-cell office:value-type="string" office:string-value="" table:formula="of:=IF(AND([DATA.AC$32]=[.$I14];[DATA.AD$32]=[.$J14]);[DATA.AC$3];&quot;&quot;)" table:style-name="ce77"/>
          <table:table-cell office:value-type="string" office:string-value="" table:formula="of:=IF(AND([DATA.AE$32]=[.$I14];[DATA.AF$32]=[.$J14]);[DATA.AE$3];&quot;&quot;)" table:style-name="ce77"/>
          <table:table-cell office:value-type="string" office:string-value="" table:formula="of:=IF(AND([DATA.AG$32]=[.$I14];[DATA.AH$32]=[.$J14]);[DATA.AG$3];&quot;&quot;)" table:style-name="ce77"/>
          <table:table-cell office:value-type="string" office:string-value="" table:formula="of:=IF(AND([DATA.AI$32]=[.$I14];[DATA.AJ$32]=[.$J14]);[DATA.AI$3];&quot;&quot;)" table:style-name="ce77"/>
          <table:table-cell office:value-type="string" office:string-value="" table:formula="of:=IF(AND([DATA.AK$32]=[.$I14];[DATA.AL$32]=[.$J14]);[DATA.AK$3];&quot;&quot;)" table:style-name="ce77"/>
          <table:table-cell office:value-type="string" office:string-value="" table:formula="of:=IF(AND([DATA.AM$32]=[.$I14];[DATA.AN$32]=[.$J14]);[DATA.AM$3];&quot;&quot;)" table:style-name="ce77"/>
          <table:table-cell office:value-type="string" office:string-value="" table:formula="of:=IF(AND([DATA.AO$32]=[.$I14];[DATA.AP$32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2]=[.$I15];[DATA.D$32]=[.$J15]);[DATA.C$3];&quot;&quot;)" table:style-name="ce77"/>
          <table:table-cell office:value-type="string" office:string-value="" table:formula="of:=IF(AND([DATA.E$32]=[.$I15];[DATA.F$32]=[.$J15]);[DATA.E$3];&quot;&quot;)" table:style-name="ce77"/>
          <table:table-cell office:value-type="string" office:string-value="" table:formula="of:=IF(AND([DATA.G$32]=[.$I15];[DATA.H$32]=[.$J15]);[DATA.G$3];&quot;&quot;)" table:style-name="ce77"/>
          <table:table-cell office:value-type="string" office:string-value="" table:formula="of:=IF(AND([DATA.I$32]=[.$I15];[DATA.J$32]=[.$J15]);[DATA.I$3];&quot;&quot;)" table:style-name="ce77"/>
          <table:table-cell office:value-type="string" office:string-value="" table:formula="of:=IF(AND([DATA.K$32]=[.$I15];[DATA.L$32]=[.$J15]);[DATA.K$3];&quot;&quot;)" table:style-name="ce77"/>
          <table:table-cell office:value-type="string" office:string-value="" table:formula="of:=IF(AND([DATA.M$32]=[.$I15];[DATA.N$32]=[.$J15]);[DATA.M$3];&quot;&quot;)" table:style-name="ce77"/>
          <table:table-cell office:value-type="string" office:string-value="" table:formula="of:=IF(AND([DATA.O$32]=[.$I15];[DATA.P$32]=[.$J15]);[DATA.O$3];&quot;&quot;)" table:style-name="ce77"/>
          <table:table-cell office:value-type="string" office:string-value="" table:formula="of:=IF(AND([DATA.Q$32]=[.$I15];[DATA.R$32]=[.$J15]);[DATA.Q$3];&quot;&quot;)" table:style-name="ce77"/>
          <table:table-cell office:value-type="string" office:string-value="" table:formula="of:=IF(AND([DATA.S$32]=[.$I15];[DATA.T$32]=[.$J15]);[DATA.S$3];&quot;&quot;)" table:style-name="ce77"/>
          <table:table-cell office:value-type="string" office:string-value="" table:formula="of:=IF(AND([DATA.U$32]=[.$I15];[DATA.V$32]=[.$J15]);[DATA.U$3];&quot;&quot;)" table:style-name="ce77"/>
          <table:table-cell office:value-type="string" office:string-value="" table:formula="of:=IF(AND([DATA.W$32]=[.$I15];[DATA.X$32]=[.$J15]);[DATA.W$3];&quot;&quot;)" table:style-name="ce77"/>
          <table:table-cell office:value-type="string" office:string-value="" table:formula="of:=IF(AND([DATA.Y$32]=[.$I15];[DATA.Z$32]=[.$J15]);[DATA.Y$3];&quot;&quot;)" table:style-name="ce77"/>
          <table:table-cell office:value-type="string" office:string-value="" table:formula="of:=IF(AND([DATA.AA$32]=[.$I15];[DATA.AB$32]=[.$J15]);[DATA.AA$3];&quot;&quot;)" table:style-name="ce77"/>
          <table:table-cell office:value-type="string" office:string-value="" table:formula="of:=IF(AND([DATA.AC$32]=[.$I15];[DATA.AD$32]=[.$J15]);[DATA.AC$3];&quot;&quot;)" table:style-name="ce77"/>
          <table:table-cell office:value-type="string" office:string-value="" table:formula="of:=IF(AND([DATA.AE$32]=[.$I15];[DATA.AF$32]=[.$J15]);[DATA.AE$3];&quot;&quot;)" table:style-name="ce77"/>
          <table:table-cell office:value-type="string" office:string-value="" table:formula="of:=IF(AND([DATA.AG$32]=[.$I15];[DATA.AH$32]=[.$J15]);[DATA.AG$3];&quot;&quot;)" table:style-name="ce77"/>
          <table:table-cell office:value-type="string" office:string-value="" table:formula="of:=IF(AND([DATA.AI$32]=[.$I15];[DATA.AJ$32]=[.$J15]);[DATA.AI$3];&quot;&quot;)" table:style-name="ce77"/>
          <table:table-cell office:value-type="string" office:string-value="" table:formula="of:=IF(AND([DATA.AK$32]=[.$I15];[DATA.AL$32]=[.$J15]);[DATA.AK$3];&quot;&quot;)" table:style-name="ce77"/>
          <table:table-cell office:value-type="string" office:string-value="" table:formula="of:=IF(AND([DATA.AM$32]=[.$I15];[DATA.AN$32]=[.$J15]);[DATA.AM$3];&quot;&quot;)" table:style-name="ce77"/>
          <table:table-cell office:value-type="string" office:string-value="" table:formula="of:=IF(AND([DATA.AO$32]=[.$I15];[DATA.AP$32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2]=[.$I16];[DATA.D$32]=[.$J16]);[DATA.C$3];&quot;&quot;)" table:style-name="ce77"/>
          <table:table-cell office:value-type="string" office:string-value="" table:formula="of:=IF(AND([DATA.E$32]=[.$I16];[DATA.F$32]=[.$J16]);[DATA.E$3];&quot;&quot;)" table:style-name="ce77"/>
          <table:table-cell office:value-type="string" office:string-value="" table:formula="of:=IF(AND([DATA.G$32]=[.$I16];[DATA.H$32]=[.$J16]);[DATA.G$3];&quot;&quot;)" table:style-name="ce77"/>
          <table:table-cell office:value-type="string" office:string-value="" table:formula="of:=IF(AND([DATA.I$32]=[.$I16];[DATA.J$32]=[.$J16]);[DATA.I$3];&quot;&quot;)" table:style-name="ce77"/>
          <table:table-cell office:value-type="string" office:string-value="" table:formula="of:=IF(AND([DATA.K$32]=[.$I16];[DATA.L$32]=[.$J16]);[DATA.K$3];&quot;&quot;)" table:style-name="ce77"/>
          <table:table-cell office:value-type="string" office:string-value="" table:formula="of:=IF(AND([DATA.M$32]=[.$I16];[DATA.N$32]=[.$J16]);[DATA.M$3];&quot;&quot;)" table:style-name="ce77"/>
          <table:table-cell office:value-type="string" office:string-value="" table:formula="of:=IF(AND([DATA.O$32]=[.$I16];[DATA.P$32]=[.$J16]);[DATA.O$3];&quot;&quot;)" table:style-name="ce77"/>
          <table:table-cell office:value-type="string" office:string-value="" table:formula="of:=IF(AND([DATA.Q$32]=[.$I16];[DATA.R$32]=[.$J16]);[DATA.Q$3];&quot;&quot;)" table:style-name="ce77"/>
          <table:table-cell office:value-type="string" office:string-value="" table:formula="of:=IF(AND([DATA.S$32]=[.$I16];[DATA.T$32]=[.$J16]);[DATA.S$3];&quot;&quot;)" table:style-name="ce77"/>
          <table:table-cell office:value-type="string" office:string-value="" table:formula="of:=IF(AND([DATA.U$32]=[.$I16];[DATA.V$32]=[.$J16]);[DATA.U$3];&quot;&quot;)" table:style-name="ce77"/>
          <table:table-cell office:value-type="string" office:string-value="" table:formula="of:=IF(AND([DATA.W$32]=[.$I16];[DATA.X$32]=[.$J16]);[DATA.W$3];&quot;&quot;)" table:style-name="ce77"/>
          <table:table-cell office:value-type="string" office:string-value="" table:formula="of:=IF(AND([DATA.Y$32]=[.$I16];[DATA.Z$32]=[.$J16]);[DATA.Y$3];&quot;&quot;)" table:style-name="ce77"/>
          <table:table-cell office:value-type="string" office:string-value="" table:formula="of:=IF(AND([DATA.AA$32]=[.$I16];[DATA.AB$32]=[.$J16]);[DATA.AA$3];&quot;&quot;)" table:style-name="ce77"/>
          <table:table-cell office:value-type="string" office:string-value="" table:formula="of:=IF(AND([DATA.AC$32]=[.$I16];[DATA.AD$32]=[.$J16]);[DATA.AC$3];&quot;&quot;)" table:style-name="ce77"/>
          <table:table-cell office:value-type="string" office:string-value="" table:formula="of:=IF(AND([DATA.AE$32]=[.$I16];[DATA.AF$32]=[.$J16]);[DATA.AE$3];&quot;&quot;)" table:style-name="ce77"/>
          <table:table-cell office:value-type="string" office:string-value="" table:formula="of:=IF(AND([DATA.AG$32]=[.$I16];[DATA.AH$32]=[.$J16]);[DATA.AG$3];&quot;&quot;)" table:style-name="ce77"/>
          <table:table-cell office:value-type="string" office:string-value="" table:formula="of:=IF(AND([DATA.AI$32]=[.$I16];[DATA.AJ$32]=[.$J16]);[DATA.AI$3];&quot;&quot;)" table:style-name="ce77"/>
          <table:table-cell office:value-type="string" office:string-value="" table:formula="of:=IF(AND([DATA.AK$32]=[.$I16];[DATA.AL$32]=[.$J16]);[DATA.AK$3];&quot;&quot;)" table:style-name="ce77"/>
          <table:table-cell office:value-type="string" office:string-value="" table:formula="of:=IF(AND([DATA.AM$32]=[.$I16];[DATA.AN$32]=[.$J16]);[DATA.AM$3];&quot;&quot;)" table:style-name="ce77"/>
          <table:table-cell office:value-type="string" office:string-value="" table:formula="of:=IF(AND([DATA.AO$32]=[.$I16];[DATA.AP$32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2]=[.$I17];[DATA.D$32]=[.$J17]);[DATA.C$3];&quot;&quot;)" table:style-name="ce77"/>
          <table:table-cell office:value-type="string" office:string-value="" table:formula="of:=IF(AND([DATA.E$32]=[.$I17];[DATA.F$32]=[.$J17]);[DATA.E$3];&quot;&quot;)" table:style-name="ce77"/>
          <table:table-cell office:value-type="string" office:string-value="" table:formula="of:=IF(AND([DATA.G$32]=[.$I17];[DATA.H$32]=[.$J17]);[DATA.G$3];&quot;&quot;)" table:style-name="ce77"/>
          <table:table-cell office:value-type="string" office:string-value="" table:formula="of:=IF(AND([DATA.I$32]=[.$I17];[DATA.J$32]=[.$J17]);[DATA.I$3];&quot;&quot;)" table:style-name="ce77"/>
          <table:table-cell office:value-type="string" office:string-value="" table:formula="of:=IF(AND([DATA.K$32]=[.$I17];[DATA.L$32]=[.$J17]);[DATA.K$3];&quot;&quot;)" table:style-name="ce77"/>
          <table:table-cell office:value-type="string" office:string-value="" table:formula="of:=IF(AND([DATA.M$32]=[.$I17];[DATA.N$32]=[.$J17]);[DATA.M$3];&quot;&quot;)" table:style-name="ce77"/>
          <table:table-cell office:value-type="string" office:string-value="" table:formula="of:=IF(AND([DATA.O$32]=[.$I17];[DATA.P$32]=[.$J17]);[DATA.O$3];&quot;&quot;)" table:style-name="ce77"/>
          <table:table-cell office:value-type="string" office:string-value="" table:formula="of:=IF(AND([DATA.Q$32]=[.$I17];[DATA.R$32]=[.$J17]);[DATA.Q$3];&quot;&quot;)" table:style-name="ce77"/>
          <table:table-cell office:value-type="string" office:string-value="" table:formula="of:=IF(AND([DATA.S$32]=[.$I17];[DATA.T$32]=[.$J17]);[DATA.S$3];&quot;&quot;)" table:style-name="ce77"/>
          <table:table-cell office:value-type="string" office:string-value="" table:formula="of:=IF(AND([DATA.U$32]=[.$I17];[DATA.V$32]=[.$J17]);[DATA.U$3];&quot;&quot;)" table:style-name="ce77"/>
          <table:table-cell office:value-type="string" office:string-value="" table:formula="of:=IF(AND([DATA.W$32]=[.$I17];[DATA.X$32]=[.$J17]);[DATA.W$3];&quot;&quot;)" table:style-name="ce77"/>
          <table:table-cell office:value-type="string" office:string-value="" table:formula="of:=IF(AND([DATA.Y$32]=[.$I17];[DATA.Z$32]=[.$J17]);[DATA.Y$3];&quot;&quot;)" table:style-name="ce77"/>
          <table:table-cell office:value-type="string" office:string-value="" table:formula="of:=IF(AND([DATA.AA$32]=[.$I17];[DATA.AB$32]=[.$J17]);[DATA.AA$3];&quot;&quot;)" table:style-name="ce77"/>
          <table:table-cell office:value-type="string" office:string-value="" table:formula="of:=IF(AND([DATA.AC$32]=[.$I17];[DATA.AD$32]=[.$J17]);[DATA.AC$3];&quot;&quot;)" table:style-name="ce77"/>
          <table:table-cell office:value-type="string" office:string-value="" table:formula="of:=IF(AND([DATA.AE$32]=[.$I17];[DATA.AF$32]=[.$J17]);[DATA.AE$3];&quot;&quot;)" table:style-name="ce77"/>
          <table:table-cell office:value-type="string" office:string-value="" table:formula="of:=IF(AND([DATA.AG$32]=[.$I17];[DATA.AH$32]=[.$J17]);[DATA.AG$3];&quot;&quot;)" table:style-name="ce77"/>
          <table:table-cell office:value-type="string" office:string-value="" table:formula="of:=IF(AND([DATA.AI$32]=[.$I17];[DATA.AJ$32]=[.$J17]);[DATA.AI$3];&quot;&quot;)" table:style-name="ce77"/>
          <table:table-cell office:value-type="string" office:string-value="" table:formula="of:=IF(AND([DATA.AK$32]=[.$I17];[DATA.AL$32]=[.$J17]);[DATA.AK$3];&quot;&quot;)" table:style-name="ce77"/>
          <table:table-cell office:value-type="string" office:string-value="" table:formula="of:=IF(AND([DATA.AM$32]=[.$I17];[DATA.AN$32]=[.$J17]);[DATA.AM$3];&quot;&quot;)" table:style-name="ce77"/>
          <table:table-cell office:value-type="string" office:string-value="" table:formula="of:=IF(AND([DATA.AO$32]=[.$I17];[DATA.AP$32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2]=[.$I18];[DATA.D$32]=[.$J18]);[DATA.C$3];&quot;&quot;)" table:style-name="ce77"/>
          <table:table-cell office:value-type="string" office:string-value="" table:formula="of:=IF(AND([DATA.E$32]=[.$I18];[DATA.F$32]=[.$J18]);[DATA.E$3];&quot;&quot;)" table:style-name="ce77"/>
          <table:table-cell office:value-type="string" office:string-value="" table:formula="of:=IF(AND([DATA.G$32]=[.$I18];[DATA.H$32]=[.$J18]);[DATA.G$3];&quot;&quot;)" table:style-name="ce77"/>
          <table:table-cell office:value-type="string" office:string-value="" table:formula="of:=IF(AND([DATA.I$32]=[.$I18];[DATA.J$32]=[.$J18]);[DATA.I$3];&quot;&quot;)" table:style-name="ce77"/>
          <table:table-cell office:value-type="string" office:string-value="" table:formula="of:=IF(AND([DATA.K$32]=[.$I18];[DATA.L$32]=[.$J18]);[DATA.K$3];&quot;&quot;)" table:style-name="ce77"/>
          <table:table-cell office:value-type="string" office:string-value="" table:formula="of:=IF(AND([DATA.M$32]=[.$I18];[DATA.N$32]=[.$J18]);[DATA.M$3];&quot;&quot;)" table:style-name="ce77"/>
          <table:table-cell office:value-type="string" office:string-value="" table:formula="of:=IF(AND([DATA.O$32]=[.$I18];[DATA.P$32]=[.$J18]);[DATA.O$3];&quot;&quot;)" table:style-name="ce77"/>
          <table:table-cell office:value-type="string" office:string-value="" table:formula="of:=IF(AND([DATA.Q$32]=[.$I18];[DATA.R$32]=[.$J18]);[DATA.Q$3];&quot;&quot;)" table:style-name="ce77"/>
          <table:table-cell office:value-type="string" office:string-value="" table:formula="of:=IF(AND([DATA.S$32]=[.$I18];[DATA.T$32]=[.$J18]);[DATA.S$3];&quot;&quot;)" table:style-name="ce77"/>
          <table:table-cell office:value-type="string" office:string-value="" table:formula="of:=IF(AND([DATA.U$32]=[.$I18];[DATA.V$32]=[.$J18]);[DATA.U$3];&quot;&quot;)" table:style-name="ce77"/>
          <table:table-cell office:value-type="string" office:string-value="" table:formula="of:=IF(AND([DATA.W$32]=[.$I18];[DATA.X$32]=[.$J18]);[DATA.W$3];&quot;&quot;)" table:style-name="ce77"/>
          <table:table-cell office:value-type="string" office:string-value="" table:formula="of:=IF(AND([DATA.Y$32]=[.$I18];[DATA.Z$32]=[.$J18]);[DATA.Y$3];&quot;&quot;)" table:style-name="ce77"/>
          <table:table-cell office:value-type="string" office:string-value="" table:formula="of:=IF(AND([DATA.AA$32]=[.$I18];[DATA.AB$32]=[.$J18]);[DATA.AA$3];&quot;&quot;)" table:style-name="ce77"/>
          <table:table-cell office:value-type="string" office:string-value="" table:formula="of:=IF(AND([DATA.AC$32]=[.$I18];[DATA.AD$32]=[.$J18]);[DATA.AC$3];&quot;&quot;)" table:style-name="ce77"/>
          <table:table-cell office:value-type="string" office:string-value="" table:formula="of:=IF(AND([DATA.AE$32]=[.$I18];[DATA.AF$32]=[.$J18]);[DATA.AE$3];&quot;&quot;)" table:style-name="ce77"/>
          <table:table-cell office:value-type="string" office:string-value="" table:formula="of:=IF(AND([DATA.AG$32]=[.$I18];[DATA.AH$32]=[.$J18]);[DATA.AG$3];&quot;&quot;)" table:style-name="ce77"/>
          <table:table-cell office:value-type="string" office:string-value="" table:formula="of:=IF(AND([DATA.AI$32]=[.$I18];[DATA.AJ$32]=[.$J18]);[DATA.AI$3];&quot;&quot;)" table:style-name="ce77"/>
          <table:table-cell office:value-type="string" office:string-value="" table:formula="of:=IF(AND([DATA.AK$32]=[.$I18];[DATA.AL$32]=[.$J18]);[DATA.AK$3];&quot;&quot;)" table:style-name="ce77"/>
          <table:table-cell office:value-type="string" office:string-value="" table:formula="of:=IF(AND([DATA.AM$32]=[.$I18];[DATA.AN$32]=[.$J18]);[DATA.AM$3];&quot;&quot;)" table:style-name="ce77"/>
          <table:table-cell office:value-type="string" office:string-value="" table:formula="of:=IF(AND([DATA.AO$32]=[.$I18];[DATA.AP$32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2]=[.$I19];[DATA.D$32]=[.$J19]);[DATA.C$3];&quot;&quot;)" table:style-name="ce77"/>
          <table:table-cell office:value-type="string" office:string-value="" table:formula="of:=IF(AND([DATA.E$32]=[.$I19];[DATA.F$32]=[.$J19]);[DATA.E$3];&quot;&quot;)" table:style-name="ce77"/>
          <table:table-cell office:value-type="string" office:string-value="" table:formula="of:=IF(AND([DATA.G$32]=[.$I19];[DATA.H$32]=[.$J19]);[DATA.G$3];&quot;&quot;)" table:style-name="ce77"/>
          <table:table-cell office:value-type="string" office:string-value="" table:formula="of:=IF(AND([DATA.I$32]=[.$I19];[DATA.J$32]=[.$J19]);[DATA.I$3];&quot;&quot;)" table:style-name="ce77"/>
          <table:table-cell office:value-type="string" office:string-value="" table:formula="of:=IF(AND([DATA.K$32]=[.$I19];[DATA.L$32]=[.$J19]);[DATA.K$3];&quot;&quot;)" table:style-name="ce77"/>
          <table:table-cell office:value-type="string" office:string-value="" table:formula="of:=IF(AND([DATA.M$32]=[.$I19];[DATA.N$32]=[.$J19]);[DATA.M$3];&quot;&quot;)" table:style-name="ce77"/>
          <table:table-cell office:value-type="string" office:string-value="" table:formula="of:=IF(AND([DATA.O$32]=[.$I19];[DATA.P$32]=[.$J19]);[DATA.O$3];&quot;&quot;)" table:style-name="ce77"/>
          <table:table-cell office:value-type="string" office:string-value="" table:formula="of:=IF(AND([DATA.Q$32]=[.$I19];[DATA.R$32]=[.$J19]);[DATA.Q$3];&quot;&quot;)" table:style-name="ce77"/>
          <table:table-cell office:value-type="string" office:string-value="" table:formula="of:=IF(AND([DATA.S$32]=[.$I19];[DATA.T$32]=[.$J19]);[DATA.S$3];&quot;&quot;)" table:style-name="ce77"/>
          <table:table-cell office:value-type="string" office:string-value="" table:formula="of:=IF(AND([DATA.U$32]=[.$I19];[DATA.V$32]=[.$J19]);[DATA.U$3];&quot;&quot;)" table:style-name="ce77"/>
          <table:table-cell office:value-type="string" office:string-value="" table:formula="of:=IF(AND([DATA.W$32]=[.$I19];[DATA.X$32]=[.$J19]);[DATA.W$3];&quot;&quot;)" table:style-name="ce77"/>
          <table:table-cell office:value-type="string" office:string-value="" table:formula="of:=IF(AND([DATA.Y$32]=[.$I19];[DATA.Z$32]=[.$J19]);[DATA.Y$3];&quot;&quot;)" table:style-name="ce77"/>
          <table:table-cell office:value-type="string" office:string-value="" table:formula="of:=IF(AND([DATA.AA$32]=[.$I19];[DATA.AB$32]=[.$J19]);[DATA.AA$3];&quot;&quot;)" table:style-name="ce77"/>
          <table:table-cell office:value-type="string" office:string-value="" table:formula="of:=IF(AND([DATA.AC$32]=[.$I19];[DATA.AD$32]=[.$J19]);[DATA.AC$3];&quot;&quot;)" table:style-name="ce77"/>
          <table:table-cell office:value-type="string" office:string-value="" table:formula="of:=IF(AND([DATA.AE$32]=[.$I19];[DATA.AF$32]=[.$J19]);[DATA.AE$3];&quot;&quot;)" table:style-name="ce77"/>
          <table:table-cell office:value-type="string" office:string-value="" table:formula="of:=IF(AND([DATA.AG$32]=[.$I19];[DATA.AH$32]=[.$J19]);[DATA.AG$3];&quot;&quot;)" table:style-name="ce77"/>
          <table:table-cell office:value-type="string" office:string-value="" table:formula="of:=IF(AND([DATA.AI$32]=[.$I19];[DATA.AJ$32]=[.$J19]);[DATA.AI$3];&quot;&quot;)" table:style-name="ce77"/>
          <table:table-cell office:value-type="string" office:string-value="" table:formula="of:=IF(AND([DATA.AK$32]=[.$I19];[DATA.AL$32]=[.$J19]);[DATA.AK$3];&quot;&quot;)" table:style-name="ce77"/>
          <table:table-cell office:value-type="string" office:string-value="" table:formula="of:=IF(AND([DATA.AM$32]=[.$I19];[DATA.AN$32]=[.$J19]);[DATA.AM$3];&quot;&quot;)" table:style-name="ce77"/>
          <table:table-cell office:value-type="string" office:string-value="" table:formula="of:=IF(AND([DATA.AO$32]=[.$I19];[DATA.AP$32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2]=[.$I20];[DATA.D$32]=[.$J20]);[DATA.C$3];&quot;&quot;)" table:style-name="ce77"/>
          <table:table-cell office:value-type="string" office:string-value="" table:formula="of:=IF(AND([DATA.E$32]=[.$I20];[DATA.F$32]=[.$J20]);[DATA.E$3];&quot;&quot;)" table:style-name="ce77"/>
          <table:table-cell office:value-type="string" office:string-value="" table:formula="of:=IF(AND([DATA.G$32]=[.$I20];[DATA.H$32]=[.$J20]);[DATA.G$3];&quot;&quot;)" table:style-name="ce77"/>
          <table:table-cell office:value-type="string" office:string-value="" table:formula="of:=IF(AND([DATA.I$32]=[.$I20];[DATA.J$32]=[.$J20]);[DATA.I$3];&quot;&quot;)" table:style-name="ce77"/>
          <table:table-cell office:value-type="string" office:string-value="" table:formula="of:=IF(AND([DATA.K$32]=[.$I20];[DATA.L$32]=[.$J20]);[DATA.K$3];&quot;&quot;)" table:style-name="ce77"/>
          <table:table-cell office:value-type="string" office:string-value="" table:formula="of:=IF(AND([DATA.M$32]=[.$I20];[DATA.N$32]=[.$J20]);[DATA.M$3];&quot;&quot;)" table:style-name="ce77"/>
          <table:table-cell office:value-type="string" office:string-value="" table:formula="of:=IF(AND([DATA.O$32]=[.$I20];[DATA.P$32]=[.$J20]);[DATA.O$3];&quot;&quot;)" table:style-name="ce77"/>
          <table:table-cell office:value-type="string" office:string-value="" table:formula="of:=IF(AND([DATA.Q$32]=[.$I20];[DATA.R$32]=[.$J20]);[DATA.Q$3];&quot;&quot;)" table:style-name="ce77"/>
          <table:table-cell office:value-type="string" office:string-value="" table:formula="of:=IF(AND([DATA.S$32]=[.$I20];[DATA.T$32]=[.$J20]);[DATA.S$3];&quot;&quot;)" table:style-name="ce77"/>
          <table:table-cell office:value-type="string" office:string-value="" table:formula="of:=IF(AND([DATA.U$32]=[.$I20];[DATA.V$32]=[.$J20]);[DATA.U$3];&quot;&quot;)" table:style-name="ce77"/>
          <table:table-cell office:value-type="string" office:string-value="" table:formula="of:=IF(AND([DATA.W$32]=[.$I20];[DATA.X$32]=[.$J20]);[DATA.W$3];&quot;&quot;)" table:style-name="ce77"/>
          <table:table-cell office:value-type="string" office:string-value="" table:formula="of:=IF(AND([DATA.Y$32]=[.$I20];[DATA.Z$32]=[.$J20]);[DATA.Y$3];&quot;&quot;)" table:style-name="ce77"/>
          <table:table-cell office:value-type="string" office:string-value="" table:formula="of:=IF(AND([DATA.AA$32]=[.$I20];[DATA.AB$32]=[.$J20]);[DATA.AA$3];&quot;&quot;)" table:style-name="ce77"/>
          <table:table-cell office:value-type="string" office:string-value="" table:formula="of:=IF(AND([DATA.AC$32]=[.$I20];[DATA.AD$32]=[.$J20]);[DATA.AC$3];&quot;&quot;)" table:style-name="ce77"/>
          <table:table-cell office:value-type="string" office:string-value="" table:formula="of:=IF(AND([DATA.AE$32]=[.$I20];[DATA.AF$32]=[.$J20]);[DATA.AE$3];&quot;&quot;)" table:style-name="ce77"/>
          <table:table-cell office:value-type="string" office:string-value="" table:formula="of:=IF(AND([DATA.AG$32]=[.$I20];[DATA.AH$32]=[.$J20]);[DATA.AG$3];&quot;&quot;)" table:style-name="ce77"/>
          <table:table-cell office:value-type="string" office:string-value="" table:formula="of:=IF(AND([DATA.AI$32]=[.$I20];[DATA.AJ$32]=[.$J20]);[DATA.AI$3];&quot;&quot;)" table:style-name="ce77"/>
          <table:table-cell office:value-type="string" office:string-value="" table:formula="of:=IF(AND([DATA.AK$32]=[.$I20];[DATA.AL$32]=[.$J20]);[DATA.AK$3];&quot;&quot;)" table:style-name="ce77"/>
          <table:table-cell office:value-type="string" office:string-value="" table:formula="of:=IF(AND([DATA.AM$32]=[.$I20];[DATA.AN$32]=[.$J20]);[DATA.AM$3];&quot;&quot;)" table:style-name="ce77"/>
          <table:table-cell office:value-type="string" office:string-value="" table:formula="of:=IF(AND([DATA.AO$32]=[.$I20];[DATA.AP$32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2]=[.$I21];[DATA.D$32]=[.$J21]);[DATA.C$3];&quot;&quot;)" table:style-name="ce77"/>
          <table:table-cell office:value-type="string" office:string-value="" table:formula="of:=IF(AND([DATA.E$32]=[.$I21];[DATA.F$32]=[.$J21]);[DATA.E$3];&quot;&quot;)" table:style-name="ce77"/>
          <table:table-cell office:value-type="string" office:string-value="" table:formula="of:=IF(AND([DATA.G$32]=[.$I21];[DATA.H$32]=[.$J21]);[DATA.G$3];&quot;&quot;)" table:style-name="ce77"/>
          <table:table-cell office:value-type="string" office:string-value="" table:formula="of:=IF(AND([DATA.I$32]=[.$I21];[DATA.J$32]=[.$J21]);[DATA.I$3];&quot;&quot;)" table:style-name="ce77"/>
          <table:table-cell office:value-type="string" office:string-value="" table:formula="of:=IF(AND([DATA.K$32]=[.$I21];[DATA.L$32]=[.$J21]);[DATA.K$3];&quot;&quot;)" table:style-name="ce77"/>
          <table:table-cell office:value-type="string" office:string-value="" table:formula="of:=IF(AND([DATA.M$32]=[.$I21];[DATA.N$32]=[.$J21]);[DATA.M$3];&quot;&quot;)" table:style-name="ce77"/>
          <table:table-cell office:value-type="string" office:string-value="" table:formula="of:=IF(AND([DATA.O$32]=[.$I21];[DATA.P$32]=[.$J21]);[DATA.O$3];&quot;&quot;)" table:style-name="ce77"/>
          <table:table-cell office:value-type="string" office:string-value="" table:formula="of:=IF(AND([DATA.Q$32]=[.$I21];[DATA.R$32]=[.$J21]);[DATA.Q$3];&quot;&quot;)" table:style-name="ce77"/>
          <table:table-cell office:value-type="string" office:string-value="" table:formula="of:=IF(AND([DATA.S$32]=[.$I21];[DATA.T$32]=[.$J21]);[DATA.S$3];&quot;&quot;)" table:style-name="ce77"/>
          <table:table-cell office:value-type="string" office:string-value="" table:formula="of:=IF(AND([DATA.U$32]=[.$I21];[DATA.V$32]=[.$J21]);[DATA.U$3];&quot;&quot;)" table:style-name="ce77"/>
          <table:table-cell office:value-type="string" office:string-value="" table:formula="of:=IF(AND([DATA.W$32]=[.$I21];[DATA.X$32]=[.$J21]);[DATA.W$3];&quot;&quot;)" table:style-name="ce77"/>
          <table:table-cell office:value-type="string" office:string-value="" table:formula="of:=IF(AND([DATA.Y$32]=[.$I21];[DATA.Z$32]=[.$J21]);[DATA.Y$3];&quot;&quot;)" table:style-name="ce77"/>
          <table:table-cell office:value-type="string" office:string-value="" table:formula="of:=IF(AND([DATA.AA$32]=[.$I21];[DATA.AB$32]=[.$J21]);[DATA.AA$3];&quot;&quot;)" table:style-name="ce77"/>
          <table:table-cell office:value-type="string" office:string-value="" table:formula="of:=IF(AND([DATA.AC$32]=[.$I21];[DATA.AD$32]=[.$J21]);[DATA.AC$3];&quot;&quot;)" table:style-name="ce77"/>
          <table:table-cell office:value-type="string" office:string-value="" table:formula="of:=IF(AND([DATA.AE$32]=[.$I21];[DATA.AF$32]=[.$J21]);[DATA.AE$3];&quot;&quot;)" table:style-name="ce77"/>
          <table:table-cell office:value-type="string" office:string-value="" table:formula="of:=IF(AND([DATA.AG$32]=[.$I21];[DATA.AH$32]=[.$J21]);[DATA.AG$3];&quot;&quot;)" table:style-name="ce77"/>
          <table:table-cell office:value-type="string" office:string-value="" table:formula="of:=IF(AND([DATA.AI$32]=[.$I21];[DATA.AJ$32]=[.$J21]);[DATA.AI$3];&quot;&quot;)" table:style-name="ce77"/>
          <table:table-cell office:value-type="string" office:string-value="" table:formula="of:=IF(AND([DATA.AK$32]=[.$I21];[DATA.AL$32]=[.$J21]);[DATA.AK$3];&quot;&quot;)" table:style-name="ce77"/>
          <table:table-cell office:value-type="string" office:string-value="" table:formula="of:=IF(AND([DATA.AM$32]=[.$I21];[DATA.AN$32]=[.$J21]);[DATA.AM$3];&quot;&quot;)" table:style-name="ce77"/>
          <table:table-cell office:value-type="string" office:string-value="" table:formula="of:=IF(AND([DATA.AO$32]=[.$I21];[DATA.AP$32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2]=[.$I22];[DATA.D$32]=[.$J22]);[DATA.C$3];&quot;&quot;)" table:style-name="ce77"/>
          <table:table-cell office:value-type="string" office:string-value="" table:formula="of:=IF(AND([DATA.E$32]=[.$I22];[DATA.F$32]=[.$J22]);[DATA.E$3];&quot;&quot;)" table:style-name="ce77"/>
          <table:table-cell office:value-type="string" office:string-value="" table:formula="of:=IF(AND([DATA.G$32]=[.$I22];[DATA.H$32]=[.$J22]);[DATA.G$3];&quot;&quot;)" table:style-name="ce77"/>
          <table:table-cell office:value-type="string" office:string-value="" table:formula="of:=IF(AND([DATA.I$32]=[.$I22];[DATA.J$32]=[.$J22]);[DATA.I$3];&quot;&quot;)" table:style-name="ce77"/>
          <table:table-cell office:value-type="string" office:string-value="" table:formula="of:=IF(AND([DATA.K$32]=[.$I22];[DATA.L$32]=[.$J22]);[DATA.K$3];&quot;&quot;)" table:style-name="ce77"/>
          <table:table-cell office:value-type="string" office:string-value="" table:formula="of:=IF(AND([DATA.M$32]=[.$I22];[DATA.N$32]=[.$J22]);[DATA.M$3];&quot;&quot;)" table:style-name="ce77"/>
          <table:table-cell office:value-type="string" office:string-value="" table:formula="of:=IF(AND([DATA.O$32]=[.$I22];[DATA.P$32]=[.$J22]);[DATA.O$3];&quot;&quot;)" table:style-name="ce77"/>
          <table:table-cell office:value-type="string" office:string-value="" table:formula="of:=IF(AND([DATA.Q$32]=[.$I22];[DATA.R$32]=[.$J22]);[DATA.Q$3];&quot;&quot;)" table:style-name="ce77"/>
          <table:table-cell office:value-type="string" office:string-value="" table:formula="of:=IF(AND([DATA.S$32]=[.$I22];[DATA.T$32]=[.$J22]);[DATA.S$3];&quot;&quot;)" table:style-name="ce77"/>
          <table:table-cell office:value-type="string" office:string-value="" table:formula="of:=IF(AND([DATA.U$32]=[.$I22];[DATA.V$32]=[.$J22]);[DATA.U$3];&quot;&quot;)" table:style-name="ce77"/>
          <table:table-cell office:value-type="string" office:string-value="" table:formula="of:=IF(AND([DATA.W$32]=[.$I22];[DATA.X$32]=[.$J22]);[DATA.W$3];&quot;&quot;)" table:style-name="ce77"/>
          <table:table-cell office:value-type="string" office:string-value="" table:formula="of:=IF(AND([DATA.Y$32]=[.$I22];[DATA.Z$32]=[.$J22]);[DATA.Y$3];&quot;&quot;)" table:style-name="ce77"/>
          <table:table-cell office:value-type="string" office:string-value="" table:formula="of:=IF(AND([DATA.AA$32]=[.$I22];[DATA.AB$32]=[.$J22]);[DATA.AA$3];&quot;&quot;)" table:style-name="ce77"/>
          <table:table-cell office:value-type="string" office:string-value="" table:formula="of:=IF(AND([DATA.AC$32]=[.$I22];[DATA.AD$32]=[.$J22]);[DATA.AC$3];&quot;&quot;)" table:style-name="ce77"/>
          <table:table-cell office:value-type="string" office:string-value="" table:formula="of:=IF(AND([DATA.AE$32]=[.$I22];[DATA.AF$32]=[.$J22]);[DATA.AE$3];&quot;&quot;)" table:style-name="ce77"/>
          <table:table-cell office:value-type="string" office:string-value="" table:formula="of:=IF(AND([DATA.AG$32]=[.$I22];[DATA.AH$32]=[.$J22]);[DATA.AG$3];&quot;&quot;)" table:style-name="ce77"/>
          <table:table-cell office:value-type="string" office:string-value="" table:formula="of:=IF(AND([DATA.AI$32]=[.$I22];[DATA.AJ$32]=[.$J22]);[DATA.AI$3];&quot;&quot;)" table:style-name="ce77"/>
          <table:table-cell office:value-type="string" office:string-value="" table:formula="of:=IF(AND([DATA.AK$32]=[.$I22];[DATA.AL$32]=[.$J22]);[DATA.AK$3];&quot;&quot;)" table:style-name="ce77"/>
          <table:table-cell office:value-type="string" office:string-value="" table:formula="of:=IF(AND([DATA.AM$32]=[.$I22];[DATA.AN$32]=[.$J22]);[DATA.AM$3];&quot;&quot;)" table:style-name="ce77"/>
          <table:table-cell office:value-type="string" office:string-value="" table:formula="of:=IF(AND([DATA.AO$32]=[.$I22];[DATA.AP$32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2]=[.$I23];[DATA.D$32]=[.$J23]);[DATA.C$3];&quot;&quot;)" table:style-name="ce77"/>
          <table:table-cell office:value-type="string" office:string-value="" table:formula="of:=IF(AND([DATA.E$32]=[.$I23];[DATA.F$32]=[.$J23]);[DATA.E$3];&quot;&quot;)" table:style-name="ce77"/>
          <table:table-cell office:value-type="string" office:string-value="" table:formula="of:=IF(AND([DATA.G$32]=[.$I23];[DATA.H$32]=[.$J23]);[DATA.G$3];&quot;&quot;)" table:style-name="ce77"/>
          <table:table-cell office:value-type="string" office:string-value="" table:formula="of:=IF(AND([DATA.I$32]=[.$I23];[DATA.J$32]=[.$J23]);[DATA.I$3];&quot;&quot;)" table:style-name="ce77"/>
          <table:table-cell office:value-type="string" office:string-value="" table:formula="of:=IF(AND([DATA.K$32]=[.$I23];[DATA.L$32]=[.$J23]);[DATA.K$3];&quot;&quot;)" table:style-name="ce77"/>
          <table:table-cell office:value-type="string" office:string-value="" table:formula="of:=IF(AND([DATA.M$32]=[.$I23];[DATA.N$32]=[.$J23]);[DATA.M$3];&quot;&quot;)" table:style-name="ce77"/>
          <table:table-cell office:value-type="string" office:string-value="" table:formula="of:=IF(AND([DATA.O$32]=[.$I23];[DATA.P$32]=[.$J23]);[DATA.O$3];&quot;&quot;)" table:style-name="ce77"/>
          <table:table-cell office:value-type="string" office:string-value="" table:formula="of:=IF(AND([DATA.Q$32]=[.$I23];[DATA.R$32]=[.$J23]);[DATA.Q$3];&quot;&quot;)" table:style-name="ce77"/>
          <table:table-cell office:value-type="string" office:string-value="" table:formula="of:=IF(AND([DATA.S$32]=[.$I23];[DATA.T$32]=[.$J23]);[DATA.S$3];&quot;&quot;)" table:style-name="ce77"/>
          <table:table-cell office:value-type="string" office:string-value="" table:formula="of:=IF(AND([DATA.U$32]=[.$I23];[DATA.V$32]=[.$J23]);[DATA.U$3];&quot;&quot;)" table:style-name="ce77"/>
          <table:table-cell office:value-type="string" office:string-value="" table:formula="of:=IF(AND([DATA.W$32]=[.$I23];[DATA.X$32]=[.$J23]);[DATA.W$3];&quot;&quot;)" table:style-name="ce77"/>
          <table:table-cell office:value-type="string" office:string-value="" table:formula="of:=IF(AND([DATA.Y$32]=[.$I23];[DATA.Z$32]=[.$J23]);[DATA.Y$3];&quot;&quot;)" table:style-name="ce77"/>
          <table:table-cell office:value-type="string" office:string-value="" table:formula="of:=IF(AND([DATA.AA$32]=[.$I23];[DATA.AB$32]=[.$J23]);[DATA.AA$3];&quot;&quot;)" table:style-name="ce77"/>
          <table:table-cell office:value-type="string" office:string-value="" table:formula="of:=IF(AND([DATA.AC$32]=[.$I23];[DATA.AD$32]=[.$J23]);[DATA.AC$3];&quot;&quot;)" table:style-name="ce77"/>
          <table:table-cell office:value-type="string" office:string-value="" table:formula="of:=IF(AND([DATA.AE$32]=[.$I23];[DATA.AF$32]=[.$J23]);[DATA.AE$3];&quot;&quot;)" table:style-name="ce77"/>
          <table:table-cell office:value-type="string" office:string-value="" table:formula="of:=IF(AND([DATA.AG$32]=[.$I23];[DATA.AH$32]=[.$J23]);[DATA.AG$3];&quot;&quot;)" table:style-name="ce77"/>
          <table:table-cell office:value-type="string" office:string-value="" table:formula="of:=IF(AND([DATA.AI$32]=[.$I23];[DATA.AJ$32]=[.$J23]);[DATA.AI$3];&quot;&quot;)" table:style-name="ce77"/>
          <table:table-cell office:value-type="string" office:string-value="" table:formula="of:=IF(AND([DATA.AK$32]=[.$I23];[DATA.AL$32]=[.$J23]);[DATA.AK$3];&quot;&quot;)" table:style-name="ce77"/>
          <table:table-cell office:value-type="string" office:string-value="" table:formula="of:=IF(AND([DATA.AM$32]=[.$I23];[DATA.AN$32]=[.$J23]);[DATA.AM$3];&quot;&quot;)" table:style-name="ce77"/>
          <table:table-cell office:value-type="string" office:string-value="" table:formula="of:=IF(AND([DATA.AO$32]=[.$I23];[DATA.AP$32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2]=[.$I24];[DATA.D$32]=[.$J24]);[DATA.C$3];&quot;&quot;)" table:style-name="ce77"/>
          <table:table-cell office:value-type="string" office:string-value="" table:formula="of:=IF(AND([DATA.E$32]=[.$I24];[DATA.F$32]=[.$J24]);[DATA.E$3];&quot;&quot;)" table:style-name="ce77"/>
          <table:table-cell office:value-type="string" office:string-value="" table:formula="of:=IF(AND([DATA.G$32]=[.$I24];[DATA.H$32]=[.$J24]);[DATA.G$3];&quot;&quot;)" table:style-name="ce77"/>
          <table:table-cell office:value-type="string" office:string-value="" table:formula="of:=IF(AND([DATA.I$32]=[.$I24];[DATA.J$32]=[.$J24]);[DATA.I$3];&quot;&quot;)" table:style-name="ce77"/>
          <table:table-cell office:value-type="string" office:string-value="" table:formula="of:=IF(AND([DATA.K$32]=[.$I24];[DATA.L$32]=[.$J24]);[DATA.K$3];&quot;&quot;)" table:style-name="ce77"/>
          <table:table-cell office:value-type="string" office:string-value="" table:formula="of:=IF(AND([DATA.M$32]=[.$I24];[DATA.N$32]=[.$J24]);[DATA.M$3];&quot;&quot;)" table:style-name="ce77"/>
          <table:table-cell office:value-type="string" office:string-value="" table:formula="of:=IF(AND([DATA.O$32]=[.$I24];[DATA.P$32]=[.$J24]);[DATA.O$3];&quot;&quot;)" table:style-name="ce77"/>
          <table:table-cell office:value-type="string" office:string-value="" table:formula="of:=IF(AND([DATA.Q$32]=[.$I24];[DATA.R$32]=[.$J24]);[DATA.Q$3];&quot;&quot;)" table:style-name="ce77"/>
          <table:table-cell office:value-type="string" office:string-value="" table:formula="of:=IF(AND([DATA.S$32]=[.$I24];[DATA.T$32]=[.$J24]);[DATA.S$3];&quot;&quot;)" table:style-name="ce77"/>
          <table:table-cell office:value-type="string" office:string-value="" table:formula="of:=IF(AND([DATA.U$32]=[.$I24];[DATA.V$32]=[.$J24]);[DATA.U$3];&quot;&quot;)" table:style-name="ce77"/>
          <table:table-cell office:value-type="string" office:string-value="" table:formula="of:=IF(AND([DATA.W$32]=[.$I24];[DATA.X$32]=[.$J24]);[DATA.W$3];&quot;&quot;)" table:style-name="ce77"/>
          <table:table-cell office:value-type="string" office:string-value="" table:formula="of:=IF(AND([DATA.Y$32]=[.$I24];[DATA.Z$32]=[.$J24]);[DATA.Y$3];&quot;&quot;)" table:style-name="ce77"/>
          <table:table-cell office:value-type="string" office:string-value="" table:formula="of:=IF(AND([DATA.AA$32]=[.$I24];[DATA.AB$32]=[.$J24]);[DATA.AA$3];&quot;&quot;)" table:style-name="ce77"/>
          <table:table-cell office:value-type="string" office:string-value="" table:formula="of:=IF(AND([DATA.AC$32]=[.$I24];[DATA.AD$32]=[.$J24]);[DATA.AC$3];&quot;&quot;)" table:style-name="ce77"/>
          <table:table-cell office:value-type="string" office:string-value="" table:formula="of:=IF(AND([DATA.AE$32]=[.$I24];[DATA.AF$32]=[.$J24]);[DATA.AE$3];&quot;&quot;)" table:style-name="ce77"/>
          <table:table-cell office:value-type="string" office:string-value="" table:formula="of:=IF(AND([DATA.AG$32]=[.$I24];[DATA.AH$32]=[.$J24]);[DATA.AG$3];&quot;&quot;)" table:style-name="ce77"/>
          <table:table-cell office:value-type="string" office:string-value="" table:formula="of:=IF(AND([DATA.AI$32]=[.$I24];[DATA.AJ$32]=[.$J24]);[DATA.AI$3];&quot;&quot;)" table:style-name="ce77"/>
          <table:table-cell office:value-type="string" office:string-value="" table:formula="of:=IF(AND([DATA.AK$32]=[.$I24];[DATA.AL$32]=[.$J24]);[DATA.AK$3];&quot;&quot;)" table:style-name="ce77"/>
          <table:table-cell office:value-type="string" office:string-value="" table:formula="of:=IF(AND([DATA.AM$32]=[.$I24];[DATA.AN$32]=[.$J24]);[DATA.AM$3];&quot;&quot;)" table:style-name="ce77"/>
          <table:table-cell office:value-type="string" office:string-value="" table:formula="of:=IF(AND([DATA.AO$32]=[.$I24];[DATA.AP$32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2]=[.$I25];[DATA.D$32]=[.$J25]);[DATA.C$3];&quot;&quot;)" table:style-name="ce77"/>
          <table:table-cell office:value-type="string" office:string-value="" table:formula="of:=IF(AND([DATA.E$32]=[.$I25];[DATA.F$32]=[.$J25]);[DATA.E$3];&quot;&quot;)" table:style-name="ce77"/>
          <table:table-cell office:value-type="string" office:string-value="" table:formula="of:=IF(AND([DATA.G$32]=[.$I25];[DATA.H$32]=[.$J25]);[DATA.G$3];&quot;&quot;)" table:style-name="ce77"/>
          <table:table-cell office:value-type="string" office:string-value="" table:formula="of:=IF(AND([DATA.I$32]=[.$I25];[DATA.J$32]=[.$J25]);[DATA.I$3];&quot;&quot;)" table:style-name="ce77"/>
          <table:table-cell office:value-type="string" office:string-value="" table:formula="of:=IF(AND([DATA.K$32]=[.$I25];[DATA.L$32]=[.$J25]);[DATA.K$3];&quot;&quot;)" table:style-name="ce77"/>
          <table:table-cell office:value-type="string" office:string-value="" table:formula="of:=IF(AND([DATA.M$32]=[.$I25];[DATA.N$32]=[.$J25]);[DATA.M$3];&quot;&quot;)" table:style-name="ce77"/>
          <table:table-cell office:value-type="string" office:string-value="" table:formula="of:=IF(AND([DATA.O$32]=[.$I25];[DATA.P$32]=[.$J25]);[DATA.O$3];&quot;&quot;)" table:style-name="ce77"/>
          <table:table-cell office:value-type="string" office:string-value="" table:formula="of:=IF(AND([DATA.Q$32]=[.$I25];[DATA.R$32]=[.$J25]);[DATA.Q$3];&quot;&quot;)" table:style-name="ce77"/>
          <table:table-cell office:value-type="string" office:string-value="" table:formula="of:=IF(AND([DATA.S$32]=[.$I25];[DATA.T$32]=[.$J25]);[DATA.S$3];&quot;&quot;)" table:style-name="ce77"/>
          <table:table-cell office:value-type="string" office:string-value="" table:formula="of:=IF(AND([DATA.U$32]=[.$I25];[DATA.V$32]=[.$J25]);[DATA.U$3];&quot;&quot;)" table:style-name="ce77"/>
          <table:table-cell office:value-type="string" office:string-value="" table:formula="of:=IF(AND([DATA.W$32]=[.$I25];[DATA.X$32]=[.$J25]);[DATA.W$3];&quot;&quot;)" table:style-name="ce77"/>
          <table:table-cell office:value-type="string" office:string-value="" table:formula="of:=IF(AND([DATA.Y$32]=[.$I25];[DATA.Z$32]=[.$J25]);[DATA.Y$3];&quot;&quot;)" table:style-name="ce77"/>
          <table:table-cell office:value-type="string" office:string-value="" table:formula="of:=IF(AND([DATA.AA$32]=[.$I25];[DATA.AB$32]=[.$J25]);[DATA.AA$3];&quot;&quot;)" table:style-name="ce77"/>
          <table:table-cell office:value-type="string" office:string-value="" table:formula="of:=IF(AND([DATA.AC$32]=[.$I25];[DATA.AD$32]=[.$J25]);[DATA.AC$3];&quot;&quot;)" table:style-name="ce77"/>
          <table:table-cell office:value-type="string" office:string-value="" table:formula="of:=IF(AND([DATA.AE$32]=[.$I25];[DATA.AF$32]=[.$J25]);[DATA.AE$3];&quot;&quot;)" table:style-name="ce77"/>
          <table:table-cell office:value-type="string" office:string-value="" table:formula="of:=IF(AND([DATA.AG$32]=[.$I25];[DATA.AH$32]=[.$J25]);[DATA.AG$3];&quot;&quot;)" table:style-name="ce77"/>
          <table:table-cell office:value-type="string" office:string-value="" table:formula="of:=IF(AND([DATA.AI$32]=[.$I25];[DATA.AJ$32]=[.$J25]);[DATA.AI$3];&quot;&quot;)" table:style-name="ce77"/>
          <table:table-cell office:value-type="string" office:string-value="" table:formula="of:=IF(AND([DATA.AK$32]=[.$I25];[DATA.AL$32]=[.$J25]);[DATA.AK$3];&quot;&quot;)" table:style-name="ce77"/>
          <table:table-cell office:value-type="string" office:string-value="" table:formula="of:=IF(AND([DATA.AM$32]=[.$I25];[DATA.AN$32]=[.$J25]);[DATA.AM$3];&quot;&quot;)" table:style-name="ce77"/>
          <table:table-cell office:value-type="string" office:string-value="" table:formula="of:=IF(AND([DATA.AO$32]=[.$I25];[DATA.AP$32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2]=[.$I26];[DATA.D$32]=[.$J26]);[DATA.C$3];&quot;&quot;)" table:style-name="ce77"/>
          <table:table-cell office:value-type="string" office:string-value="" table:formula="of:=IF(AND([DATA.E$32]=[.$I26];[DATA.F$32]=[.$J26]);[DATA.E$3];&quot;&quot;)" table:style-name="ce77"/>
          <table:table-cell office:value-type="string" office:string-value="" table:formula="of:=IF(AND([DATA.G$32]=[.$I26];[DATA.H$32]=[.$J26]);[DATA.G$3];&quot;&quot;)" table:style-name="ce77"/>
          <table:table-cell office:value-type="string" office:string-value="" table:formula="of:=IF(AND([DATA.I$32]=[.$I26];[DATA.J$32]=[.$J26]);[DATA.I$3];&quot;&quot;)" table:style-name="ce77"/>
          <table:table-cell office:value-type="string" office:string-value="" table:formula="of:=IF(AND([DATA.K$32]=[.$I26];[DATA.L$32]=[.$J26]);[DATA.K$3];&quot;&quot;)" table:style-name="ce77"/>
          <table:table-cell office:value-type="string" office:string-value="" table:formula="of:=IF(AND([DATA.M$32]=[.$I26];[DATA.N$32]=[.$J26]);[DATA.M$3];&quot;&quot;)" table:style-name="ce77"/>
          <table:table-cell office:value-type="string" office:string-value="" table:formula="of:=IF(AND([DATA.O$32]=[.$I26];[DATA.P$32]=[.$J26]);[DATA.O$3];&quot;&quot;)" table:style-name="ce77"/>
          <table:table-cell office:value-type="string" office:string-value="" table:formula="of:=IF(AND([DATA.Q$32]=[.$I26];[DATA.R$32]=[.$J26]);[DATA.Q$3];&quot;&quot;)" table:style-name="ce77"/>
          <table:table-cell office:value-type="string" office:string-value="" table:formula="of:=IF(AND([DATA.S$32]=[.$I26];[DATA.T$32]=[.$J26]);[DATA.S$3];&quot;&quot;)" table:style-name="ce77"/>
          <table:table-cell office:value-type="string" office:string-value="" table:formula="of:=IF(AND([DATA.U$32]=[.$I26];[DATA.V$32]=[.$J26]);[DATA.U$3];&quot;&quot;)" table:style-name="ce77"/>
          <table:table-cell office:value-type="string" office:string-value="" table:formula="of:=IF(AND([DATA.W$32]=[.$I26];[DATA.X$32]=[.$J26]);[DATA.W$3];&quot;&quot;)" table:style-name="ce77"/>
          <table:table-cell office:value-type="string" office:string-value="" table:formula="of:=IF(AND([DATA.Y$32]=[.$I26];[DATA.Z$32]=[.$J26]);[DATA.Y$3];&quot;&quot;)" table:style-name="ce77"/>
          <table:table-cell office:value-type="string" office:string-value="" table:formula="of:=IF(AND([DATA.AA$32]=[.$I26];[DATA.AB$32]=[.$J26]);[DATA.AA$3];&quot;&quot;)" table:style-name="ce77"/>
          <table:table-cell office:value-type="string" office:string-value="" table:formula="of:=IF(AND([DATA.AC$32]=[.$I26];[DATA.AD$32]=[.$J26]);[DATA.AC$3];&quot;&quot;)" table:style-name="ce77"/>
          <table:table-cell office:value-type="string" office:string-value="" table:formula="of:=IF(AND([DATA.AE$32]=[.$I26];[DATA.AF$32]=[.$J26]);[DATA.AE$3];&quot;&quot;)" table:style-name="ce77"/>
          <table:table-cell office:value-type="string" office:string-value="" table:formula="of:=IF(AND([DATA.AG$32]=[.$I26];[DATA.AH$32]=[.$J26]);[DATA.AG$3];&quot;&quot;)" table:style-name="ce77"/>
          <table:table-cell office:value-type="string" office:string-value="" table:formula="of:=IF(AND([DATA.AI$32]=[.$I26];[DATA.AJ$32]=[.$J26]);[DATA.AI$3];&quot;&quot;)" table:style-name="ce77"/>
          <table:table-cell office:value-type="string" office:string-value="" table:formula="of:=IF(AND([DATA.AK$32]=[.$I26];[DATA.AL$32]=[.$J26]);[DATA.AK$3];&quot;&quot;)" table:style-name="ce77"/>
          <table:table-cell office:value-type="string" office:string-value="" table:formula="of:=IF(AND([DATA.AM$32]=[.$I26];[DATA.AN$32]=[.$J26]);[DATA.AM$3];&quot;&quot;)" table:style-name="ce77"/>
          <table:table-cell office:value-type="string" office:string-value="" table:formula="of:=IF(AND([DATA.AO$32]=[.$I26];[DATA.AP$32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2]=[.$I27];[DATA.D$32]=[.$J27]);[DATA.C$3];&quot;&quot;)" table:style-name="ce77"/>
          <table:table-cell office:value-type="string" office:string-value="" table:formula="of:=IF(AND([DATA.E$32]=[.$I27];[DATA.F$32]=[.$J27]);[DATA.E$3];&quot;&quot;)" table:style-name="ce77"/>
          <table:table-cell office:value-type="string" office:string-value="" table:formula="of:=IF(AND([DATA.G$32]=[.$I27];[DATA.H$32]=[.$J27]);[DATA.G$3];&quot;&quot;)" table:style-name="ce77"/>
          <table:table-cell office:value-type="string" office:string-value="" table:formula="of:=IF(AND([DATA.I$32]=[.$I27];[DATA.J$32]=[.$J27]);[DATA.I$3];&quot;&quot;)" table:style-name="ce77"/>
          <table:table-cell office:value-type="string" office:string-value="" table:formula="of:=IF(AND([DATA.K$32]=[.$I27];[DATA.L$32]=[.$J27]);[DATA.K$3];&quot;&quot;)" table:style-name="ce77"/>
          <table:table-cell office:value-type="string" office:string-value="" table:formula="of:=IF(AND([DATA.M$32]=[.$I27];[DATA.N$32]=[.$J27]);[DATA.M$3];&quot;&quot;)" table:style-name="ce77"/>
          <table:table-cell office:value-type="string" office:string-value="" table:formula="of:=IF(AND([DATA.O$32]=[.$I27];[DATA.P$32]=[.$J27]);[DATA.O$3];&quot;&quot;)" table:style-name="ce77"/>
          <table:table-cell office:value-type="string" office:string-value="" table:formula="of:=IF(AND([DATA.Q$32]=[.$I27];[DATA.R$32]=[.$J27]);[DATA.Q$3];&quot;&quot;)" table:style-name="ce77"/>
          <table:table-cell office:value-type="string" office:string-value="" table:formula="of:=IF(AND([DATA.S$32]=[.$I27];[DATA.T$32]=[.$J27]);[DATA.S$3];&quot;&quot;)" table:style-name="ce77"/>
          <table:table-cell office:value-type="string" office:string-value="" table:formula="of:=IF(AND([DATA.U$32]=[.$I27];[DATA.V$32]=[.$J27]);[DATA.U$3];&quot;&quot;)" table:style-name="ce77"/>
          <table:table-cell office:value-type="string" office:string-value="" table:formula="of:=IF(AND([DATA.W$32]=[.$I27];[DATA.X$32]=[.$J27]);[DATA.W$3];&quot;&quot;)" table:style-name="ce77"/>
          <table:table-cell office:value-type="string" office:string-value="" table:formula="of:=IF(AND([DATA.Y$32]=[.$I27];[DATA.Z$32]=[.$J27]);[DATA.Y$3];&quot;&quot;)" table:style-name="ce77"/>
          <table:table-cell office:value-type="string" office:string-value="" table:formula="of:=IF(AND([DATA.AA$32]=[.$I27];[DATA.AB$32]=[.$J27]);[DATA.AA$3];&quot;&quot;)" table:style-name="ce77"/>
          <table:table-cell office:value-type="string" office:string-value="" table:formula="of:=IF(AND([DATA.AC$32]=[.$I27];[DATA.AD$32]=[.$J27]);[DATA.AC$3];&quot;&quot;)" table:style-name="ce77"/>
          <table:table-cell office:value-type="string" office:string-value="" table:formula="of:=IF(AND([DATA.AE$32]=[.$I27];[DATA.AF$32]=[.$J27]);[DATA.AE$3];&quot;&quot;)" table:style-name="ce77"/>
          <table:table-cell office:value-type="string" office:string-value="" table:formula="of:=IF(AND([DATA.AG$32]=[.$I27];[DATA.AH$32]=[.$J27]);[DATA.AG$3];&quot;&quot;)" table:style-name="ce77"/>
          <table:table-cell office:value-type="string" office:string-value="" table:formula="of:=IF(AND([DATA.AI$32]=[.$I27];[DATA.AJ$32]=[.$J27]);[DATA.AI$3];&quot;&quot;)" table:style-name="ce77"/>
          <table:table-cell office:value-type="string" office:string-value="" table:formula="of:=IF(AND([DATA.AK$32]=[.$I27];[DATA.AL$32]=[.$J27]);[DATA.AK$3];&quot;&quot;)" table:style-name="ce77"/>
          <table:table-cell office:value-type="string" office:string-value="" table:formula="of:=IF(AND([DATA.AM$32]=[.$I27];[DATA.AN$32]=[.$J27]);[DATA.AM$3];&quot;&quot;)" table:style-name="ce77"/>
          <table:table-cell office:value-type="string" office:string-value="" table:formula="of:=IF(AND([DATA.AO$32]=[.$I27];[DATA.AP$32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COMPETENCY_10" table:cell-range-address="UNUSED_9.$B$1" table:base-cell-address="UNUSED_9.$A$1"/>
          <table:named-range table:name="COMPETENCY_11" table:cell-range-address="UNUSED_9.$B$1" table:base-cell-address="UNUSED_9.$A$1"/>
          <table:named-range table:name="COMPETENCY_12" table:cell-range-address="UNUSED_9.$B$1" table:base-cell-address="UNUSED_9.$A$1"/>
        </table:named-expressions>
      </table:table>
      <table:table table:name="UNUSED_10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10" table:formula="of:=IF([COMPETENCIES.B12]=&quot;&quot;;&quot;UNUSED_10&quot;;[COMPETENCIES.B12])" table:style-name="ce3">
            <text:p>UNUSED_10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61" draw:style-name="a179" draw:name="Text Box 1" svg:x="0.33333in" svg:y="0.25in" svg:width="1.58333in" svg:height="0.54167in">
              <draw:text-box>
                <text:p text:style-name="a176" text:class-names="" text:cond-style-name=""><text:span text:style-name="a175" text:class-names="">Something<text:s text:c="1"/></text:span></text:p>
                <text:p text:style-name="a178" text:class-names="" text:cond-style-name=""><text:span text:style-name="a17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10" table:formula="of:=[.A1]" table:style-name="ce74">
            <text:p>UNUSED_10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62" draw:style-name="a184" draw:name="Text Box 2" svg:x="0.23611in" svg:y="0.41667in" svg:width="1.58333in" svg:height="0.54167in">
              <draw:text-box>
                <text:p text:style-name="a181" text:class-names="" text:cond-style-name=""><text:span text:style-name="a180" text:class-names="">Something<text:s text:c="1"/></text:span></text:p>
                <text:p text:style-name="a183" text:class-names="" text:cond-style-name=""><text:span text:style-name="a18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3]=[.$I13];[DATA.D$33]=[.$J13]);[DATA.C$3];&quot;&quot;)" table:style-name="ce77"/>
          <table:table-cell office:value-type="string" office:string-value="" table:formula="of:=IF(AND([DATA.E$33]=[.$I13];[DATA.F$33]=[.$J13]);[DATA.E$3];&quot;&quot;)" table:style-name="ce77"/>
          <table:table-cell office:value-type="string" office:string-value="" table:formula="of:=IF(AND([DATA.G$33]=[.$I13];[DATA.H$33]=[.$J13]);[DATA.G$3];&quot;&quot;)" table:style-name="ce77"/>
          <table:table-cell office:value-type="string" office:string-value="" table:formula="of:=IF(AND([DATA.I$33]=[.$I13];[DATA.J$33]=[.$J13]);[DATA.I$3];&quot;&quot;)" table:style-name="ce77"/>
          <table:table-cell office:value-type="string" office:string-value="" table:formula="of:=IF(AND([DATA.K$33]=[.$I13];[DATA.L$33]=[.$J13]);[DATA.K$3];&quot;&quot;)" table:style-name="ce77"/>
          <table:table-cell office:value-type="string" office:string-value="" table:formula="of:=IF(AND([DATA.M$33]=[.$I13];[DATA.N$33]=[.$J13]);[DATA.M$3];&quot;&quot;)" table:style-name="ce77"/>
          <table:table-cell office:value-type="string" office:string-value="" table:formula="of:=IF(AND([DATA.O$33]=[.$I13];[DATA.P$33]=[.$J13]);[DATA.O$3];&quot;&quot;)" table:style-name="ce77"/>
          <table:table-cell office:value-type="string" office:string-value="" table:formula="of:=IF(AND([DATA.Q$33]=[.$I13];[DATA.R$33]=[.$J13]);[DATA.Q$3];&quot;&quot;)" table:style-name="ce77"/>
          <table:table-cell office:value-type="string" office:string-value="" table:formula="of:=IF(AND([DATA.S$33]=[.$I13];[DATA.T$33]=[.$J13]);[DATA.S$3];&quot;&quot;)" table:style-name="ce77"/>
          <table:table-cell office:value-type="string" office:string-value="" table:formula="of:=IF(AND([DATA.U$33]=[.$I13];[DATA.V$33]=[.$J13]);[DATA.U$3];&quot;&quot;)" table:style-name="ce77"/>
          <table:table-cell office:value-type="string" office:string-value="" table:formula="of:=IF(AND([DATA.W$33]=[.$I13];[DATA.X$33]=[.$J13]);[DATA.W$3];&quot;&quot;)" table:style-name="ce77"/>
          <table:table-cell office:value-type="string" office:string-value="" table:formula="of:=IF(AND([DATA.Y$33]=[.$I13];[DATA.Z$33]=[.$J13]);[DATA.Y$3];&quot;&quot;)" table:style-name="ce77"/>
          <table:table-cell office:value-type="string" office:string-value="" table:formula="of:=IF(AND([DATA.AA$33]=[.$I13];[DATA.AB$33]=[.$J13]);[DATA.AA$3];&quot;&quot;)" table:style-name="ce77"/>
          <table:table-cell office:value-type="string" office:string-value="" table:formula="of:=IF(AND([DATA.AC$33]=[.$I13];[DATA.AD$33]=[.$J13]);[DATA.AC$3];&quot;&quot;)" table:style-name="ce77"/>
          <table:table-cell office:value-type="string" office:string-value="" table:formula="of:=IF(AND([DATA.AE$33]=[.$I13];[DATA.AF$33]=[.$J13]);[DATA.AE$3];&quot;&quot;)" table:style-name="ce77"/>
          <table:table-cell office:value-type="string" office:string-value="" table:formula="of:=IF(AND([DATA.AG$33]=[.$I13];[DATA.AH$33]=[.$J13]);[DATA.AG$3];&quot;&quot;)" table:style-name="ce77"/>
          <table:table-cell office:value-type="string" office:string-value="" table:formula="of:=IF(AND([DATA.AI$33]=[.$I13];[DATA.AJ$33]=[.$J13]);[DATA.AI$3];&quot;&quot;)" table:style-name="ce77"/>
          <table:table-cell office:value-type="string" office:string-value="" table:formula="of:=IF(AND([DATA.AK$33]=[.$I13];[DATA.AL$33]=[.$J13]);[DATA.AK$3];&quot;&quot;)" table:style-name="ce77"/>
          <table:table-cell office:value-type="string" office:string-value="" table:formula="of:=IF(AND([DATA.AM$33]=[.$I13];[DATA.AN$33]=[.$J13]);[DATA.AM$3];&quot;&quot;)" table:style-name="ce77"/>
          <table:table-cell office:value-type="string" office:string-value="" table:formula="of:=IF(AND([DATA.AO$33]=[.$I13];[DATA.AP$33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3]=[.$I14];[DATA.D$33]=[.$J14]);[DATA.C$3];&quot;&quot;)" table:style-name="ce77"/>
          <table:table-cell office:value-type="string" office:string-value="" table:formula="of:=IF(AND([DATA.E$33]=[.$I14];[DATA.F$33]=[.$J14]);[DATA.E$3];&quot;&quot;)" table:style-name="ce77"/>
          <table:table-cell office:value-type="string" office:string-value="" table:formula="of:=IF(AND([DATA.G$33]=[.$I14];[DATA.H$33]=[.$J14]);[DATA.G$3];&quot;&quot;)" table:style-name="ce77"/>
          <table:table-cell office:value-type="string" office:string-value="" table:formula="of:=IF(AND([DATA.I$33]=[.$I14];[DATA.J$33]=[.$J14]);[DATA.I$3];&quot;&quot;)" table:style-name="ce77"/>
          <table:table-cell office:value-type="string" office:string-value="" table:formula="of:=IF(AND([DATA.K$33]=[.$I14];[DATA.L$33]=[.$J14]);[DATA.K$3];&quot;&quot;)" table:style-name="ce77"/>
          <table:table-cell office:value-type="string" office:string-value="" table:formula="of:=IF(AND([DATA.M$33]=[.$I14];[DATA.N$33]=[.$J14]);[DATA.M$3];&quot;&quot;)" table:style-name="ce77"/>
          <table:table-cell office:value-type="string" office:string-value="" table:formula="of:=IF(AND([DATA.O$33]=[.$I14];[DATA.P$33]=[.$J14]);[DATA.O$3];&quot;&quot;)" table:style-name="ce77"/>
          <table:table-cell office:value-type="string" office:string-value="" table:formula="of:=IF(AND([DATA.Q$33]=[.$I14];[DATA.R$33]=[.$J14]);[DATA.Q$3];&quot;&quot;)" table:style-name="ce77"/>
          <table:table-cell office:value-type="string" office:string-value="" table:formula="of:=IF(AND([DATA.S$33]=[.$I14];[DATA.T$33]=[.$J14]);[DATA.S$3];&quot;&quot;)" table:style-name="ce77"/>
          <table:table-cell office:value-type="string" office:string-value="" table:formula="of:=IF(AND([DATA.U$33]=[.$I14];[DATA.V$33]=[.$J14]);[DATA.U$3];&quot;&quot;)" table:style-name="ce77"/>
          <table:table-cell office:value-type="string" office:string-value="" table:formula="of:=IF(AND([DATA.W$33]=[.$I14];[DATA.X$33]=[.$J14]);[DATA.W$3];&quot;&quot;)" table:style-name="ce77"/>
          <table:table-cell office:value-type="string" office:string-value="" table:formula="of:=IF(AND([DATA.Y$33]=[.$I14];[DATA.Z$33]=[.$J14]);[DATA.Y$3];&quot;&quot;)" table:style-name="ce77"/>
          <table:table-cell office:value-type="string" office:string-value="" table:formula="of:=IF(AND([DATA.AA$33]=[.$I14];[DATA.AB$33]=[.$J14]);[DATA.AA$3];&quot;&quot;)" table:style-name="ce77"/>
          <table:table-cell office:value-type="string" office:string-value="" table:formula="of:=IF(AND([DATA.AC$33]=[.$I14];[DATA.AD$33]=[.$J14]);[DATA.AC$3];&quot;&quot;)" table:style-name="ce77"/>
          <table:table-cell office:value-type="string" office:string-value="" table:formula="of:=IF(AND([DATA.AE$33]=[.$I14];[DATA.AF$33]=[.$J14]);[DATA.AE$3];&quot;&quot;)" table:style-name="ce77"/>
          <table:table-cell office:value-type="string" office:string-value="" table:formula="of:=IF(AND([DATA.AG$33]=[.$I14];[DATA.AH$33]=[.$J14]);[DATA.AG$3];&quot;&quot;)" table:style-name="ce77"/>
          <table:table-cell office:value-type="string" office:string-value="" table:formula="of:=IF(AND([DATA.AI$33]=[.$I14];[DATA.AJ$33]=[.$J14]);[DATA.AI$3];&quot;&quot;)" table:style-name="ce77"/>
          <table:table-cell office:value-type="string" office:string-value="" table:formula="of:=IF(AND([DATA.AK$33]=[.$I14];[DATA.AL$33]=[.$J14]);[DATA.AK$3];&quot;&quot;)" table:style-name="ce77"/>
          <table:table-cell office:value-type="string" office:string-value="" table:formula="of:=IF(AND([DATA.AM$33]=[.$I14];[DATA.AN$33]=[.$J14]);[DATA.AM$3];&quot;&quot;)" table:style-name="ce77"/>
          <table:table-cell office:value-type="string" office:string-value="" table:formula="of:=IF(AND([DATA.AO$33]=[.$I14];[DATA.AP$33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3]=[.$I15];[DATA.D$33]=[.$J15]);[DATA.C$3];&quot;&quot;)" table:style-name="ce77"/>
          <table:table-cell office:value-type="string" office:string-value="" table:formula="of:=IF(AND([DATA.E$33]=[.$I15];[DATA.F$33]=[.$J15]);[DATA.E$3];&quot;&quot;)" table:style-name="ce77"/>
          <table:table-cell office:value-type="string" office:string-value="" table:formula="of:=IF(AND([DATA.G$33]=[.$I15];[DATA.H$33]=[.$J15]);[DATA.G$3];&quot;&quot;)" table:style-name="ce77"/>
          <table:table-cell office:value-type="string" office:string-value="" table:formula="of:=IF(AND([DATA.I$33]=[.$I15];[DATA.J$33]=[.$J15]);[DATA.I$3];&quot;&quot;)" table:style-name="ce77"/>
          <table:table-cell office:value-type="string" office:string-value="" table:formula="of:=IF(AND([DATA.K$33]=[.$I15];[DATA.L$33]=[.$J15]);[DATA.K$3];&quot;&quot;)" table:style-name="ce77"/>
          <table:table-cell office:value-type="string" office:string-value="" table:formula="of:=IF(AND([DATA.M$33]=[.$I15];[DATA.N$33]=[.$J15]);[DATA.M$3];&quot;&quot;)" table:style-name="ce77"/>
          <table:table-cell office:value-type="string" office:string-value="" table:formula="of:=IF(AND([DATA.O$33]=[.$I15];[DATA.P$33]=[.$J15]);[DATA.O$3];&quot;&quot;)" table:style-name="ce77"/>
          <table:table-cell office:value-type="string" office:string-value="" table:formula="of:=IF(AND([DATA.Q$33]=[.$I15];[DATA.R$33]=[.$J15]);[DATA.Q$3];&quot;&quot;)" table:style-name="ce77"/>
          <table:table-cell office:value-type="string" office:string-value="" table:formula="of:=IF(AND([DATA.S$33]=[.$I15];[DATA.T$33]=[.$J15]);[DATA.S$3];&quot;&quot;)" table:style-name="ce77"/>
          <table:table-cell office:value-type="string" office:string-value="" table:formula="of:=IF(AND([DATA.U$33]=[.$I15];[DATA.V$33]=[.$J15]);[DATA.U$3];&quot;&quot;)" table:style-name="ce77"/>
          <table:table-cell office:value-type="string" office:string-value="" table:formula="of:=IF(AND([DATA.W$33]=[.$I15];[DATA.X$33]=[.$J15]);[DATA.W$3];&quot;&quot;)" table:style-name="ce77"/>
          <table:table-cell office:value-type="string" office:string-value="" table:formula="of:=IF(AND([DATA.Y$33]=[.$I15];[DATA.Z$33]=[.$J15]);[DATA.Y$3];&quot;&quot;)" table:style-name="ce77"/>
          <table:table-cell office:value-type="string" office:string-value="" table:formula="of:=IF(AND([DATA.AA$33]=[.$I15];[DATA.AB$33]=[.$J15]);[DATA.AA$3];&quot;&quot;)" table:style-name="ce77"/>
          <table:table-cell office:value-type="string" office:string-value="" table:formula="of:=IF(AND([DATA.AC$33]=[.$I15];[DATA.AD$33]=[.$J15]);[DATA.AC$3];&quot;&quot;)" table:style-name="ce77"/>
          <table:table-cell office:value-type="string" office:string-value="" table:formula="of:=IF(AND([DATA.AE$33]=[.$I15];[DATA.AF$33]=[.$J15]);[DATA.AE$3];&quot;&quot;)" table:style-name="ce77"/>
          <table:table-cell office:value-type="string" office:string-value="" table:formula="of:=IF(AND([DATA.AG$33]=[.$I15];[DATA.AH$33]=[.$J15]);[DATA.AG$3];&quot;&quot;)" table:style-name="ce77"/>
          <table:table-cell office:value-type="string" office:string-value="" table:formula="of:=IF(AND([DATA.AI$33]=[.$I15];[DATA.AJ$33]=[.$J15]);[DATA.AI$3];&quot;&quot;)" table:style-name="ce77"/>
          <table:table-cell office:value-type="string" office:string-value="" table:formula="of:=IF(AND([DATA.AK$33]=[.$I15];[DATA.AL$33]=[.$J15]);[DATA.AK$3];&quot;&quot;)" table:style-name="ce77"/>
          <table:table-cell office:value-type="string" office:string-value="" table:formula="of:=IF(AND([DATA.AM$33]=[.$I15];[DATA.AN$33]=[.$J15]);[DATA.AM$3];&quot;&quot;)" table:style-name="ce77"/>
          <table:table-cell office:value-type="string" office:string-value="" table:formula="of:=IF(AND([DATA.AO$33]=[.$I15];[DATA.AP$33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3]=[.$I16];[DATA.D$33]=[.$J16]);[DATA.C$3];&quot;&quot;)" table:style-name="ce77"/>
          <table:table-cell office:value-type="string" office:string-value="" table:formula="of:=IF(AND([DATA.E$33]=[.$I16];[DATA.F$33]=[.$J16]);[DATA.E$3];&quot;&quot;)" table:style-name="ce77"/>
          <table:table-cell office:value-type="string" office:string-value="" table:formula="of:=IF(AND([DATA.G$33]=[.$I16];[DATA.H$33]=[.$J16]);[DATA.G$3];&quot;&quot;)" table:style-name="ce77"/>
          <table:table-cell office:value-type="string" office:string-value="" table:formula="of:=IF(AND([DATA.I$33]=[.$I16];[DATA.J$33]=[.$J16]);[DATA.I$3];&quot;&quot;)" table:style-name="ce77"/>
          <table:table-cell office:value-type="string" office:string-value="" table:formula="of:=IF(AND([DATA.K$33]=[.$I16];[DATA.L$33]=[.$J16]);[DATA.K$3];&quot;&quot;)" table:style-name="ce77"/>
          <table:table-cell office:value-type="string" office:string-value="" table:formula="of:=IF(AND([DATA.M$33]=[.$I16];[DATA.N$33]=[.$J16]);[DATA.M$3];&quot;&quot;)" table:style-name="ce77"/>
          <table:table-cell office:value-type="string" office:string-value="" table:formula="of:=IF(AND([DATA.O$33]=[.$I16];[DATA.P$33]=[.$J16]);[DATA.O$3];&quot;&quot;)" table:style-name="ce77"/>
          <table:table-cell office:value-type="string" office:string-value="" table:formula="of:=IF(AND([DATA.Q$33]=[.$I16];[DATA.R$33]=[.$J16]);[DATA.Q$3];&quot;&quot;)" table:style-name="ce77"/>
          <table:table-cell office:value-type="string" office:string-value="" table:formula="of:=IF(AND([DATA.S$33]=[.$I16];[DATA.T$33]=[.$J16]);[DATA.S$3];&quot;&quot;)" table:style-name="ce77"/>
          <table:table-cell office:value-type="string" office:string-value="" table:formula="of:=IF(AND([DATA.U$33]=[.$I16];[DATA.V$33]=[.$J16]);[DATA.U$3];&quot;&quot;)" table:style-name="ce77"/>
          <table:table-cell office:value-type="string" office:string-value="" table:formula="of:=IF(AND([DATA.W$33]=[.$I16];[DATA.X$33]=[.$J16]);[DATA.W$3];&quot;&quot;)" table:style-name="ce77"/>
          <table:table-cell office:value-type="string" office:string-value="" table:formula="of:=IF(AND([DATA.Y$33]=[.$I16];[DATA.Z$33]=[.$J16]);[DATA.Y$3];&quot;&quot;)" table:style-name="ce77"/>
          <table:table-cell office:value-type="string" office:string-value="" table:formula="of:=IF(AND([DATA.AA$33]=[.$I16];[DATA.AB$33]=[.$J16]);[DATA.AA$3];&quot;&quot;)" table:style-name="ce77"/>
          <table:table-cell office:value-type="string" office:string-value="" table:formula="of:=IF(AND([DATA.AC$33]=[.$I16];[DATA.AD$33]=[.$J16]);[DATA.AC$3];&quot;&quot;)" table:style-name="ce77"/>
          <table:table-cell office:value-type="string" office:string-value="" table:formula="of:=IF(AND([DATA.AE$33]=[.$I16];[DATA.AF$33]=[.$J16]);[DATA.AE$3];&quot;&quot;)" table:style-name="ce77"/>
          <table:table-cell office:value-type="string" office:string-value="" table:formula="of:=IF(AND([DATA.AG$33]=[.$I16];[DATA.AH$33]=[.$J16]);[DATA.AG$3];&quot;&quot;)" table:style-name="ce77"/>
          <table:table-cell office:value-type="string" office:string-value="" table:formula="of:=IF(AND([DATA.AI$33]=[.$I16];[DATA.AJ$33]=[.$J16]);[DATA.AI$3];&quot;&quot;)" table:style-name="ce77"/>
          <table:table-cell office:value-type="string" office:string-value="" table:formula="of:=IF(AND([DATA.AK$33]=[.$I16];[DATA.AL$33]=[.$J16]);[DATA.AK$3];&quot;&quot;)" table:style-name="ce77"/>
          <table:table-cell office:value-type="string" office:string-value="" table:formula="of:=IF(AND([DATA.AM$33]=[.$I16];[DATA.AN$33]=[.$J16]);[DATA.AM$3];&quot;&quot;)" table:style-name="ce77"/>
          <table:table-cell office:value-type="string" office:string-value="" table:formula="of:=IF(AND([DATA.AO$33]=[.$I16];[DATA.AP$33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3]=[.$I17];[DATA.D$33]=[.$J17]);[DATA.C$3];&quot;&quot;)" table:style-name="ce77"/>
          <table:table-cell office:value-type="string" office:string-value="" table:formula="of:=IF(AND([DATA.E$33]=[.$I17];[DATA.F$33]=[.$J17]);[DATA.E$3];&quot;&quot;)" table:style-name="ce77"/>
          <table:table-cell office:value-type="string" office:string-value="" table:formula="of:=IF(AND([DATA.G$33]=[.$I17];[DATA.H$33]=[.$J17]);[DATA.G$3];&quot;&quot;)" table:style-name="ce77"/>
          <table:table-cell office:value-type="string" office:string-value="" table:formula="of:=IF(AND([DATA.I$33]=[.$I17];[DATA.J$33]=[.$J17]);[DATA.I$3];&quot;&quot;)" table:style-name="ce77"/>
          <table:table-cell office:value-type="string" office:string-value="" table:formula="of:=IF(AND([DATA.K$33]=[.$I17];[DATA.L$33]=[.$J17]);[DATA.K$3];&quot;&quot;)" table:style-name="ce77"/>
          <table:table-cell office:value-type="string" office:string-value="" table:formula="of:=IF(AND([DATA.M$33]=[.$I17];[DATA.N$33]=[.$J17]);[DATA.M$3];&quot;&quot;)" table:style-name="ce77"/>
          <table:table-cell office:value-type="string" office:string-value="" table:formula="of:=IF(AND([DATA.O$33]=[.$I17];[DATA.P$33]=[.$J17]);[DATA.O$3];&quot;&quot;)" table:style-name="ce77"/>
          <table:table-cell office:value-type="string" office:string-value="" table:formula="of:=IF(AND([DATA.Q$33]=[.$I17];[DATA.R$33]=[.$J17]);[DATA.Q$3];&quot;&quot;)" table:style-name="ce77"/>
          <table:table-cell office:value-type="string" office:string-value="" table:formula="of:=IF(AND([DATA.S$33]=[.$I17];[DATA.T$33]=[.$J17]);[DATA.S$3];&quot;&quot;)" table:style-name="ce77"/>
          <table:table-cell office:value-type="string" office:string-value="" table:formula="of:=IF(AND([DATA.U$33]=[.$I17];[DATA.V$33]=[.$J17]);[DATA.U$3];&quot;&quot;)" table:style-name="ce77"/>
          <table:table-cell office:value-type="string" office:string-value="" table:formula="of:=IF(AND([DATA.W$33]=[.$I17];[DATA.X$33]=[.$J17]);[DATA.W$3];&quot;&quot;)" table:style-name="ce77"/>
          <table:table-cell office:value-type="string" office:string-value="" table:formula="of:=IF(AND([DATA.Y$33]=[.$I17];[DATA.Z$33]=[.$J17]);[DATA.Y$3];&quot;&quot;)" table:style-name="ce77"/>
          <table:table-cell office:value-type="string" office:string-value="" table:formula="of:=IF(AND([DATA.AA$33]=[.$I17];[DATA.AB$33]=[.$J17]);[DATA.AA$3];&quot;&quot;)" table:style-name="ce77"/>
          <table:table-cell office:value-type="string" office:string-value="" table:formula="of:=IF(AND([DATA.AC$33]=[.$I17];[DATA.AD$33]=[.$J17]);[DATA.AC$3];&quot;&quot;)" table:style-name="ce77"/>
          <table:table-cell office:value-type="string" office:string-value="" table:formula="of:=IF(AND([DATA.AE$33]=[.$I17];[DATA.AF$33]=[.$J17]);[DATA.AE$3];&quot;&quot;)" table:style-name="ce77"/>
          <table:table-cell office:value-type="string" office:string-value="" table:formula="of:=IF(AND([DATA.AG$33]=[.$I17];[DATA.AH$33]=[.$J17]);[DATA.AG$3];&quot;&quot;)" table:style-name="ce77"/>
          <table:table-cell office:value-type="string" office:string-value="" table:formula="of:=IF(AND([DATA.AI$33]=[.$I17];[DATA.AJ$33]=[.$J17]);[DATA.AI$3];&quot;&quot;)" table:style-name="ce77"/>
          <table:table-cell office:value-type="string" office:string-value="" table:formula="of:=IF(AND([DATA.AK$33]=[.$I17];[DATA.AL$33]=[.$J17]);[DATA.AK$3];&quot;&quot;)" table:style-name="ce77"/>
          <table:table-cell office:value-type="string" office:string-value="" table:formula="of:=IF(AND([DATA.AM$33]=[.$I17];[DATA.AN$33]=[.$J17]);[DATA.AM$3];&quot;&quot;)" table:style-name="ce77"/>
          <table:table-cell office:value-type="string" office:string-value="" table:formula="of:=IF(AND([DATA.AO$33]=[.$I17];[DATA.AP$33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3]=[.$I18];[DATA.D$33]=[.$J18]);[DATA.C$3];&quot;&quot;)" table:style-name="ce77"/>
          <table:table-cell office:value-type="string" office:string-value="" table:formula="of:=IF(AND([DATA.E$33]=[.$I18];[DATA.F$33]=[.$J18]);[DATA.E$3];&quot;&quot;)" table:style-name="ce77"/>
          <table:table-cell office:value-type="string" office:string-value="" table:formula="of:=IF(AND([DATA.G$33]=[.$I18];[DATA.H$33]=[.$J18]);[DATA.G$3];&quot;&quot;)" table:style-name="ce77"/>
          <table:table-cell office:value-type="string" office:string-value="" table:formula="of:=IF(AND([DATA.I$33]=[.$I18];[DATA.J$33]=[.$J18]);[DATA.I$3];&quot;&quot;)" table:style-name="ce77"/>
          <table:table-cell office:value-type="string" office:string-value="" table:formula="of:=IF(AND([DATA.K$33]=[.$I18];[DATA.L$33]=[.$J18]);[DATA.K$3];&quot;&quot;)" table:style-name="ce77"/>
          <table:table-cell office:value-type="string" office:string-value="" table:formula="of:=IF(AND([DATA.M$33]=[.$I18];[DATA.N$33]=[.$J18]);[DATA.M$3];&quot;&quot;)" table:style-name="ce77"/>
          <table:table-cell office:value-type="string" office:string-value="" table:formula="of:=IF(AND([DATA.O$33]=[.$I18];[DATA.P$33]=[.$J18]);[DATA.O$3];&quot;&quot;)" table:style-name="ce77"/>
          <table:table-cell office:value-type="string" office:string-value="" table:formula="of:=IF(AND([DATA.Q$33]=[.$I18];[DATA.R$33]=[.$J18]);[DATA.Q$3];&quot;&quot;)" table:style-name="ce77"/>
          <table:table-cell office:value-type="string" office:string-value="" table:formula="of:=IF(AND([DATA.S$33]=[.$I18];[DATA.T$33]=[.$J18]);[DATA.S$3];&quot;&quot;)" table:style-name="ce77"/>
          <table:table-cell office:value-type="string" office:string-value="" table:formula="of:=IF(AND([DATA.U$33]=[.$I18];[DATA.V$33]=[.$J18]);[DATA.U$3];&quot;&quot;)" table:style-name="ce77"/>
          <table:table-cell office:value-type="string" office:string-value="" table:formula="of:=IF(AND([DATA.W$33]=[.$I18];[DATA.X$33]=[.$J18]);[DATA.W$3];&quot;&quot;)" table:style-name="ce77"/>
          <table:table-cell office:value-type="string" office:string-value="" table:formula="of:=IF(AND([DATA.Y$33]=[.$I18];[DATA.Z$33]=[.$J18]);[DATA.Y$3];&quot;&quot;)" table:style-name="ce77"/>
          <table:table-cell office:value-type="string" office:string-value="" table:formula="of:=IF(AND([DATA.AA$33]=[.$I18];[DATA.AB$33]=[.$J18]);[DATA.AA$3];&quot;&quot;)" table:style-name="ce77"/>
          <table:table-cell office:value-type="string" office:string-value="" table:formula="of:=IF(AND([DATA.AC$33]=[.$I18];[DATA.AD$33]=[.$J18]);[DATA.AC$3];&quot;&quot;)" table:style-name="ce77"/>
          <table:table-cell office:value-type="string" office:string-value="" table:formula="of:=IF(AND([DATA.AE$33]=[.$I18];[DATA.AF$33]=[.$J18]);[DATA.AE$3];&quot;&quot;)" table:style-name="ce77"/>
          <table:table-cell office:value-type="string" office:string-value="" table:formula="of:=IF(AND([DATA.AG$33]=[.$I18];[DATA.AH$33]=[.$J18]);[DATA.AG$3];&quot;&quot;)" table:style-name="ce77"/>
          <table:table-cell office:value-type="string" office:string-value="" table:formula="of:=IF(AND([DATA.AI$33]=[.$I18];[DATA.AJ$33]=[.$J18]);[DATA.AI$3];&quot;&quot;)" table:style-name="ce77"/>
          <table:table-cell office:value-type="string" office:string-value="" table:formula="of:=IF(AND([DATA.AK$33]=[.$I18];[DATA.AL$33]=[.$J18]);[DATA.AK$3];&quot;&quot;)" table:style-name="ce77"/>
          <table:table-cell office:value-type="string" office:string-value="" table:formula="of:=IF(AND([DATA.AM$33]=[.$I18];[DATA.AN$33]=[.$J18]);[DATA.AM$3];&quot;&quot;)" table:style-name="ce77"/>
          <table:table-cell office:value-type="string" office:string-value="" table:formula="of:=IF(AND([DATA.AO$33]=[.$I18];[DATA.AP$33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3]=[.$I19];[DATA.D$33]=[.$J19]);[DATA.C$3];&quot;&quot;)" table:style-name="ce77"/>
          <table:table-cell office:value-type="string" office:string-value="" table:formula="of:=IF(AND([DATA.E$33]=[.$I19];[DATA.F$33]=[.$J19]);[DATA.E$3];&quot;&quot;)" table:style-name="ce77"/>
          <table:table-cell office:value-type="string" office:string-value="" table:formula="of:=IF(AND([DATA.G$33]=[.$I19];[DATA.H$33]=[.$J19]);[DATA.G$3];&quot;&quot;)" table:style-name="ce77"/>
          <table:table-cell office:value-type="string" office:string-value="" table:formula="of:=IF(AND([DATA.I$33]=[.$I19];[DATA.J$33]=[.$J19]);[DATA.I$3];&quot;&quot;)" table:style-name="ce77"/>
          <table:table-cell office:value-type="string" office:string-value="" table:formula="of:=IF(AND([DATA.K$33]=[.$I19];[DATA.L$33]=[.$J19]);[DATA.K$3];&quot;&quot;)" table:style-name="ce77"/>
          <table:table-cell office:value-type="string" office:string-value="" table:formula="of:=IF(AND([DATA.M$33]=[.$I19];[DATA.N$33]=[.$J19]);[DATA.M$3];&quot;&quot;)" table:style-name="ce77"/>
          <table:table-cell office:value-type="string" office:string-value="" table:formula="of:=IF(AND([DATA.O$33]=[.$I19];[DATA.P$33]=[.$J19]);[DATA.O$3];&quot;&quot;)" table:style-name="ce77"/>
          <table:table-cell office:value-type="string" office:string-value="" table:formula="of:=IF(AND([DATA.Q$33]=[.$I19];[DATA.R$33]=[.$J19]);[DATA.Q$3];&quot;&quot;)" table:style-name="ce77"/>
          <table:table-cell office:value-type="string" office:string-value="" table:formula="of:=IF(AND([DATA.S$33]=[.$I19];[DATA.T$33]=[.$J19]);[DATA.S$3];&quot;&quot;)" table:style-name="ce77"/>
          <table:table-cell office:value-type="string" office:string-value="" table:formula="of:=IF(AND([DATA.U$33]=[.$I19];[DATA.V$33]=[.$J19]);[DATA.U$3];&quot;&quot;)" table:style-name="ce77"/>
          <table:table-cell office:value-type="string" office:string-value="" table:formula="of:=IF(AND([DATA.W$33]=[.$I19];[DATA.X$33]=[.$J19]);[DATA.W$3];&quot;&quot;)" table:style-name="ce77"/>
          <table:table-cell office:value-type="string" office:string-value="" table:formula="of:=IF(AND([DATA.Y$33]=[.$I19];[DATA.Z$33]=[.$J19]);[DATA.Y$3];&quot;&quot;)" table:style-name="ce77"/>
          <table:table-cell office:value-type="string" office:string-value="" table:formula="of:=IF(AND([DATA.AA$33]=[.$I19];[DATA.AB$33]=[.$J19]);[DATA.AA$3];&quot;&quot;)" table:style-name="ce77"/>
          <table:table-cell office:value-type="string" office:string-value="" table:formula="of:=IF(AND([DATA.AC$33]=[.$I19];[DATA.AD$33]=[.$J19]);[DATA.AC$3];&quot;&quot;)" table:style-name="ce77"/>
          <table:table-cell office:value-type="string" office:string-value="" table:formula="of:=IF(AND([DATA.AE$33]=[.$I19];[DATA.AF$33]=[.$J19]);[DATA.AE$3];&quot;&quot;)" table:style-name="ce77"/>
          <table:table-cell office:value-type="string" office:string-value="" table:formula="of:=IF(AND([DATA.AG$33]=[.$I19];[DATA.AH$33]=[.$J19]);[DATA.AG$3];&quot;&quot;)" table:style-name="ce77"/>
          <table:table-cell office:value-type="string" office:string-value="" table:formula="of:=IF(AND([DATA.AI$33]=[.$I19];[DATA.AJ$33]=[.$J19]);[DATA.AI$3];&quot;&quot;)" table:style-name="ce77"/>
          <table:table-cell office:value-type="string" office:string-value="" table:formula="of:=IF(AND([DATA.AK$33]=[.$I19];[DATA.AL$33]=[.$J19]);[DATA.AK$3];&quot;&quot;)" table:style-name="ce77"/>
          <table:table-cell office:value-type="string" office:string-value="" table:formula="of:=IF(AND([DATA.AM$33]=[.$I19];[DATA.AN$33]=[.$J19]);[DATA.AM$3];&quot;&quot;)" table:style-name="ce77"/>
          <table:table-cell office:value-type="string" office:string-value="" table:formula="of:=IF(AND([DATA.AO$33]=[.$I19];[DATA.AP$33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3]=[.$I20];[DATA.D$33]=[.$J20]);[DATA.C$3];&quot;&quot;)" table:style-name="ce77"/>
          <table:table-cell office:value-type="string" office:string-value="" table:formula="of:=IF(AND([DATA.E$33]=[.$I20];[DATA.F$33]=[.$J20]);[DATA.E$3];&quot;&quot;)" table:style-name="ce77"/>
          <table:table-cell office:value-type="string" office:string-value="" table:formula="of:=IF(AND([DATA.G$33]=[.$I20];[DATA.H$33]=[.$J20]);[DATA.G$3];&quot;&quot;)" table:style-name="ce77"/>
          <table:table-cell office:value-type="string" office:string-value="" table:formula="of:=IF(AND([DATA.I$33]=[.$I20];[DATA.J$33]=[.$J20]);[DATA.I$3];&quot;&quot;)" table:style-name="ce77"/>
          <table:table-cell office:value-type="string" office:string-value="" table:formula="of:=IF(AND([DATA.K$33]=[.$I20];[DATA.L$33]=[.$J20]);[DATA.K$3];&quot;&quot;)" table:style-name="ce77"/>
          <table:table-cell office:value-type="string" office:string-value="" table:formula="of:=IF(AND([DATA.M$33]=[.$I20];[DATA.N$33]=[.$J20]);[DATA.M$3];&quot;&quot;)" table:style-name="ce77"/>
          <table:table-cell office:value-type="string" office:string-value="" table:formula="of:=IF(AND([DATA.O$33]=[.$I20];[DATA.P$33]=[.$J20]);[DATA.O$3];&quot;&quot;)" table:style-name="ce77"/>
          <table:table-cell office:value-type="string" office:string-value="" table:formula="of:=IF(AND([DATA.Q$33]=[.$I20];[DATA.R$33]=[.$J20]);[DATA.Q$3];&quot;&quot;)" table:style-name="ce77"/>
          <table:table-cell office:value-type="string" office:string-value="" table:formula="of:=IF(AND([DATA.S$33]=[.$I20];[DATA.T$33]=[.$J20]);[DATA.S$3];&quot;&quot;)" table:style-name="ce77"/>
          <table:table-cell office:value-type="string" office:string-value="" table:formula="of:=IF(AND([DATA.U$33]=[.$I20];[DATA.V$33]=[.$J20]);[DATA.U$3];&quot;&quot;)" table:style-name="ce77"/>
          <table:table-cell office:value-type="string" office:string-value="" table:formula="of:=IF(AND([DATA.W$33]=[.$I20];[DATA.X$33]=[.$J20]);[DATA.W$3];&quot;&quot;)" table:style-name="ce77"/>
          <table:table-cell office:value-type="string" office:string-value="" table:formula="of:=IF(AND([DATA.Y$33]=[.$I20];[DATA.Z$33]=[.$J20]);[DATA.Y$3];&quot;&quot;)" table:style-name="ce77"/>
          <table:table-cell office:value-type="string" office:string-value="" table:formula="of:=IF(AND([DATA.AA$33]=[.$I20];[DATA.AB$33]=[.$J20]);[DATA.AA$3];&quot;&quot;)" table:style-name="ce77"/>
          <table:table-cell office:value-type="string" office:string-value="" table:formula="of:=IF(AND([DATA.AC$33]=[.$I20];[DATA.AD$33]=[.$J20]);[DATA.AC$3];&quot;&quot;)" table:style-name="ce77"/>
          <table:table-cell office:value-type="string" office:string-value="" table:formula="of:=IF(AND([DATA.AE$33]=[.$I20];[DATA.AF$33]=[.$J20]);[DATA.AE$3];&quot;&quot;)" table:style-name="ce77"/>
          <table:table-cell office:value-type="string" office:string-value="" table:formula="of:=IF(AND([DATA.AG$33]=[.$I20];[DATA.AH$33]=[.$J20]);[DATA.AG$3];&quot;&quot;)" table:style-name="ce77"/>
          <table:table-cell office:value-type="string" office:string-value="" table:formula="of:=IF(AND([DATA.AI$33]=[.$I20];[DATA.AJ$33]=[.$J20]);[DATA.AI$3];&quot;&quot;)" table:style-name="ce77"/>
          <table:table-cell office:value-type="string" office:string-value="" table:formula="of:=IF(AND([DATA.AK$33]=[.$I20];[DATA.AL$33]=[.$J20]);[DATA.AK$3];&quot;&quot;)" table:style-name="ce77"/>
          <table:table-cell office:value-type="string" office:string-value="" table:formula="of:=IF(AND([DATA.AM$33]=[.$I20];[DATA.AN$33]=[.$J20]);[DATA.AM$3];&quot;&quot;)" table:style-name="ce77"/>
          <table:table-cell office:value-type="string" office:string-value="" table:formula="of:=IF(AND([DATA.AO$33]=[.$I20];[DATA.AP$33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3]=[.$I21];[DATA.D$33]=[.$J21]);[DATA.C$3];&quot;&quot;)" table:style-name="ce77"/>
          <table:table-cell office:value-type="string" office:string-value="" table:formula="of:=IF(AND([DATA.E$33]=[.$I21];[DATA.F$33]=[.$J21]);[DATA.E$3];&quot;&quot;)" table:style-name="ce77"/>
          <table:table-cell office:value-type="string" office:string-value="" table:formula="of:=IF(AND([DATA.G$33]=[.$I21];[DATA.H$33]=[.$J21]);[DATA.G$3];&quot;&quot;)" table:style-name="ce77"/>
          <table:table-cell office:value-type="string" office:string-value="" table:formula="of:=IF(AND([DATA.I$33]=[.$I21];[DATA.J$33]=[.$J21]);[DATA.I$3];&quot;&quot;)" table:style-name="ce77"/>
          <table:table-cell office:value-type="string" office:string-value="" table:formula="of:=IF(AND([DATA.K$33]=[.$I21];[DATA.L$33]=[.$J21]);[DATA.K$3];&quot;&quot;)" table:style-name="ce77"/>
          <table:table-cell office:value-type="string" office:string-value="" table:formula="of:=IF(AND([DATA.M$33]=[.$I21];[DATA.N$33]=[.$J21]);[DATA.M$3];&quot;&quot;)" table:style-name="ce77"/>
          <table:table-cell office:value-type="string" office:string-value="" table:formula="of:=IF(AND([DATA.O$33]=[.$I21];[DATA.P$33]=[.$J21]);[DATA.O$3];&quot;&quot;)" table:style-name="ce77"/>
          <table:table-cell office:value-type="string" office:string-value="" table:formula="of:=IF(AND([DATA.Q$33]=[.$I21];[DATA.R$33]=[.$J21]);[DATA.Q$3];&quot;&quot;)" table:style-name="ce77"/>
          <table:table-cell office:value-type="string" office:string-value="" table:formula="of:=IF(AND([DATA.S$33]=[.$I21];[DATA.T$33]=[.$J21]);[DATA.S$3];&quot;&quot;)" table:style-name="ce77"/>
          <table:table-cell office:value-type="string" office:string-value="" table:formula="of:=IF(AND([DATA.U$33]=[.$I21];[DATA.V$33]=[.$J21]);[DATA.U$3];&quot;&quot;)" table:style-name="ce77"/>
          <table:table-cell office:value-type="string" office:string-value="" table:formula="of:=IF(AND([DATA.W$33]=[.$I21];[DATA.X$33]=[.$J21]);[DATA.W$3];&quot;&quot;)" table:style-name="ce77"/>
          <table:table-cell office:value-type="string" office:string-value="" table:formula="of:=IF(AND([DATA.Y$33]=[.$I21];[DATA.Z$33]=[.$J21]);[DATA.Y$3];&quot;&quot;)" table:style-name="ce77"/>
          <table:table-cell office:value-type="string" office:string-value="" table:formula="of:=IF(AND([DATA.AA$33]=[.$I21];[DATA.AB$33]=[.$J21]);[DATA.AA$3];&quot;&quot;)" table:style-name="ce77"/>
          <table:table-cell office:value-type="string" office:string-value="" table:formula="of:=IF(AND([DATA.AC$33]=[.$I21];[DATA.AD$33]=[.$J21]);[DATA.AC$3];&quot;&quot;)" table:style-name="ce77"/>
          <table:table-cell office:value-type="string" office:string-value="" table:formula="of:=IF(AND([DATA.AE$33]=[.$I21];[DATA.AF$33]=[.$J21]);[DATA.AE$3];&quot;&quot;)" table:style-name="ce77"/>
          <table:table-cell office:value-type="string" office:string-value="" table:formula="of:=IF(AND([DATA.AG$33]=[.$I21];[DATA.AH$33]=[.$J21]);[DATA.AG$3];&quot;&quot;)" table:style-name="ce77"/>
          <table:table-cell office:value-type="string" office:string-value="" table:formula="of:=IF(AND([DATA.AI$33]=[.$I21];[DATA.AJ$33]=[.$J21]);[DATA.AI$3];&quot;&quot;)" table:style-name="ce77"/>
          <table:table-cell office:value-type="string" office:string-value="" table:formula="of:=IF(AND([DATA.AK$33]=[.$I21];[DATA.AL$33]=[.$J21]);[DATA.AK$3];&quot;&quot;)" table:style-name="ce77"/>
          <table:table-cell office:value-type="string" office:string-value="" table:formula="of:=IF(AND([DATA.AM$33]=[.$I21];[DATA.AN$33]=[.$J21]);[DATA.AM$3];&quot;&quot;)" table:style-name="ce77"/>
          <table:table-cell office:value-type="string" office:string-value="" table:formula="of:=IF(AND([DATA.AO$33]=[.$I21];[DATA.AP$33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3]=[.$I22];[DATA.D$33]=[.$J22]);[DATA.C$3];&quot;&quot;)" table:style-name="ce77"/>
          <table:table-cell office:value-type="string" office:string-value="" table:formula="of:=IF(AND([DATA.E$33]=[.$I22];[DATA.F$33]=[.$J22]);[DATA.E$3];&quot;&quot;)" table:style-name="ce77"/>
          <table:table-cell office:value-type="string" office:string-value="" table:formula="of:=IF(AND([DATA.G$33]=[.$I22];[DATA.H$33]=[.$J22]);[DATA.G$3];&quot;&quot;)" table:style-name="ce77"/>
          <table:table-cell office:value-type="string" office:string-value="" table:formula="of:=IF(AND([DATA.I$33]=[.$I22];[DATA.J$33]=[.$J22]);[DATA.I$3];&quot;&quot;)" table:style-name="ce77"/>
          <table:table-cell office:value-type="string" office:string-value="" table:formula="of:=IF(AND([DATA.K$33]=[.$I22];[DATA.L$33]=[.$J22]);[DATA.K$3];&quot;&quot;)" table:style-name="ce77"/>
          <table:table-cell office:value-type="string" office:string-value="" table:formula="of:=IF(AND([DATA.M$33]=[.$I22];[DATA.N$33]=[.$J22]);[DATA.M$3];&quot;&quot;)" table:style-name="ce77"/>
          <table:table-cell office:value-type="string" office:string-value="" table:formula="of:=IF(AND([DATA.O$33]=[.$I22];[DATA.P$33]=[.$J22]);[DATA.O$3];&quot;&quot;)" table:style-name="ce77"/>
          <table:table-cell office:value-type="string" office:string-value="" table:formula="of:=IF(AND([DATA.Q$33]=[.$I22];[DATA.R$33]=[.$J22]);[DATA.Q$3];&quot;&quot;)" table:style-name="ce77"/>
          <table:table-cell office:value-type="string" office:string-value="" table:formula="of:=IF(AND([DATA.S$33]=[.$I22];[DATA.T$33]=[.$J22]);[DATA.S$3];&quot;&quot;)" table:style-name="ce77"/>
          <table:table-cell office:value-type="string" office:string-value="" table:formula="of:=IF(AND([DATA.U$33]=[.$I22];[DATA.V$33]=[.$J22]);[DATA.U$3];&quot;&quot;)" table:style-name="ce77"/>
          <table:table-cell office:value-type="string" office:string-value="" table:formula="of:=IF(AND([DATA.W$33]=[.$I22];[DATA.X$33]=[.$J22]);[DATA.W$3];&quot;&quot;)" table:style-name="ce77"/>
          <table:table-cell office:value-type="string" office:string-value="" table:formula="of:=IF(AND([DATA.Y$33]=[.$I22];[DATA.Z$33]=[.$J22]);[DATA.Y$3];&quot;&quot;)" table:style-name="ce77"/>
          <table:table-cell office:value-type="string" office:string-value="" table:formula="of:=IF(AND([DATA.AA$33]=[.$I22];[DATA.AB$33]=[.$J22]);[DATA.AA$3];&quot;&quot;)" table:style-name="ce77"/>
          <table:table-cell office:value-type="string" office:string-value="" table:formula="of:=IF(AND([DATA.AC$33]=[.$I22];[DATA.AD$33]=[.$J22]);[DATA.AC$3];&quot;&quot;)" table:style-name="ce77"/>
          <table:table-cell office:value-type="string" office:string-value="" table:formula="of:=IF(AND([DATA.AE$33]=[.$I22];[DATA.AF$33]=[.$J22]);[DATA.AE$3];&quot;&quot;)" table:style-name="ce77"/>
          <table:table-cell office:value-type="string" office:string-value="" table:formula="of:=IF(AND([DATA.AG$33]=[.$I22];[DATA.AH$33]=[.$J22]);[DATA.AG$3];&quot;&quot;)" table:style-name="ce77"/>
          <table:table-cell office:value-type="string" office:string-value="" table:formula="of:=IF(AND([DATA.AI$33]=[.$I22];[DATA.AJ$33]=[.$J22]);[DATA.AI$3];&quot;&quot;)" table:style-name="ce77"/>
          <table:table-cell office:value-type="string" office:string-value="" table:formula="of:=IF(AND([DATA.AK$33]=[.$I22];[DATA.AL$33]=[.$J22]);[DATA.AK$3];&quot;&quot;)" table:style-name="ce77"/>
          <table:table-cell office:value-type="string" office:string-value="" table:formula="of:=IF(AND([DATA.AM$33]=[.$I22];[DATA.AN$33]=[.$J22]);[DATA.AM$3];&quot;&quot;)" table:style-name="ce77"/>
          <table:table-cell office:value-type="string" office:string-value="" table:formula="of:=IF(AND([DATA.AO$33]=[.$I22];[DATA.AP$33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3]=[.$I23];[DATA.D$33]=[.$J23]);[DATA.C$3];&quot;&quot;)" table:style-name="ce77"/>
          <table:table-cell office:value-type="string" office:string-value="" table:formula="of:=IF(AND([DATA.E$33]=[.$I23];[DATA.F$33]=[.$J23]);[DATA.E$3];&quot;&quot;)" table:style-name="ce77"/>
          <table:table-cell office:value-type="string" office:string-value="" table:formula="of:=IF(AND([DATA.G$33]=[.$I23];[DATA.H$33]=[.$J23]);[DATA.G$3];&quot;&quot;)" table:style-name="ce77"/>
          <table:table-cell office:value-type="string" office:string-value="" table:formula="of:=IF(AND([DATA.I$33]=[.$I23];[DATA.J$33]=[.$J23]);[DATA.I$3];&quot;&quot;)" table:style-name="ce77"/>
          <table:table-cell office:value-type="string" office:string-value="" table:formula="of:=IF(AND([DATA.K$33]=[.$I23];[DATA.L$33]=[.$J23]);[DATA.K$3];&quot;&quot;)" table:style-name="ce77"/>
          <table:table-cell office:value-type="string" office:string-value="" table:formula="of:=IF(AND([DATA.M$33]=[.$I23];[DATA.N$33]=[.$J23]);[DATA.M$3];&quot;&quot;)" table:style-name="ce77"/>
          <table:table-cell office:value-type="string" office:string-value="" table:formula="of:=IF(AND([DATA.O$33]=[.$I23];[DATA.P$33]=[.$J23]);[DATA.O$3];&quot;&quot;)" table:style-name="ce77"/>
          <table:table-cell office:value-type="string" office:string-value="" table:formula="of:=IF(AND([DATA.Q$33]=[.$I23];[DATA.R$33]=[.$J23]);[DATA.Q$3];&quot;&quot;)" table:style-name="ce77"/>
          <table:table-cell office:value-type="string" office:string-value="" table:formula="of:=IF(AND([DATA.S$33]=[.$I23];[DATA.T$33]=[.$J23]);[DATA.S$3];&quot;&quot;)" table:style-name="ce77"/>
          <table:table-cell office:value-type="string" office:string-value="" table:formula="of:=IF(AND([DATA.U$33]=[.$I23];[DATA.V$33]=[.$J23]);[DATA.U$3];&quot;&quot;)" table:style-name="ce77"/>
          <table:table-cell office:value-type="string" office:string-value="" table:formula="of:=IF(AND([DATA.W$33]=[.$I23];[DATA.X$33]=[.$J23]);[DATA.W$3];&quot;&quot;)" table:style-name="ce77"/>
          <table:table-cell office:value-type="string" office:string-value="" table:formula="of:=IF(AND([DATA.Y$33]=[.$I23];[DATA.Z$33]=[.$J23]);[DATA.Y$3];&quot;&quot;)" table:style-name="ce77"/>
          <table:table-cell office:value-type="string" office:string-value="" table:formula="of:=IF(AND([DATA.AA$33]=[.$I23];[DATA.AB$33]=[.$J23]);[DATA.AA$3];&quot;&quot;)" table:style-name="ce77"/>
          <table:table-cell office:value-type="string" office:string-value="" table:formula="of:=IF(AND([DATA.AC$33]=[.$I23];[DATA.AD$33]=[.$J23]);[DATA.AC$3];&quot;&quot;)" table:style-name="ce77"/>
          <table:table-cell office:value-type="string" office:string-value="" table:formula="of:=IF(AND([DATA.AE$33]=[.$I23];[DATA.AF$33]=[.$J23]);[DATA.AE$3];&quot;&quot;)" table:style-name="ce77"/>
          <table:table-cell office:value-type="string" office:string-value="" table:formula="of:=IF(AND([DATA.AG$33]=[.$I23];[DATA.AH$33]=[.$J23]);[DATA.AG$3];&quot;&quot;)" table:style-name="ce77"/>
          <table:table-cell office:value-type="string" office:string-value="" table:formula="of:=IF(AND([DATA.AI$33]=[.$I23];[DATA.AJ$33]=[.$J23]);[DATA.AI$3];&quot;&quot;)" table:style-name="ce77"/>
          <table:table-cell office:value-type="string" office:string-value="" table:formula="of:=IF(AND([DATA.AK$33]=[.$I23];[DATA.AL$33]=[.$J23]);[DATA.AK$3];&quot;&quot;)" table:style-name="ce77"/>
          <table:table-cell office:value-type="string" office:string-value="" table:formula="of:=IF(AND([DATA.AM$33]=[.$I23];[DATA.AN$33]=[.$J23]);[DATA.AM$3];&quot;&quot;)" table:style-name="ce77"/>
          <table:table-cell office:value-type="string" office:string-value="" table:formula="of:=IF(AND([DATA.AO$33]=[.$I23];[DATA.AP$33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3]=[.$I24];[DATA.D$33]=[.$J24]);[DATA.C$3];&quot;&quot;)" table:style-name="ce77"/>
          <table:table-cell office:value-type="string" office:string-value="" table:formula="of:=IF(AND([DATA.E$33]=[.$I24];[DATA.F$33]=[.$J24]);[DATA.E$3];&quot;&quot;)" table:style-name="ce77"/>
          <table:table-cell office:value-type="string" office:string-value="" table:formula="of:=IF(AND([DATA.G$33]=[.$I24];[DATA.H$33]=[.$J24]);[DATA.G$3];&quot;&quot;)" table:style-name="ce77"/>
          <table:table-cell office:value-type="string" office:string-value="" table:formula="of:=IF(AND([DATA.I$33]=[.$I24];[DATA.J$33]=[.$J24]);[DATA.I$3];&quot;&quot;)" table:style-name="ce77"/>
          <table:table-cell office:value-type="string" office:string-value="" table:formula="of:=IF(AND([DATA.K$33]=[.$I24];[DATA.L$33]=[.$J24]);[DATA.K$3];&quot;&quot;)" table:style-name="ce77"/>
          <table:table-cell office:value-type="string" office:string-value="" table:formula="of:=IF(AND([DATA.M$33]=[.$I24];[DATA.N$33]=[.$J24]);[DATA.M$3];&quot;&quot;)" table:style-name="ce77"/>
          <table:table-cell office:value-type="string" office:string-value="" table:formula="of:=IF(AND([DATA.O$33]=[.$I24];[DATA.P$33]=[.$J24]);[DATA.O$3];&quot;&quot;)" table:style-name="ce77"/>
          <table:table-cell office:value-type="string" office:string-value="" table:formula="of:=IF(AND([DATA.Q$33]=[.$I24];[DATA.R$33]=[.$J24]);[DATA.Q$3];&quot;&quot;)" table:style-name="ce77"/>
          <table:table-cell office:value-type="string" office:string-value="" table:formula="of:=IF(AND([DATA.S$33]=[.$I24];[DATA.T$33]=[.$J24]);[DATA.S$3];&quot;&quot;)" table:style-name="ce77"/>
          <table:table-cell office:value-type="string" office:string-value="" table:formula="of:=IF(AND([DATA.U$33]=[.$I24];[DATA.V$33]=[.$J24]);[DATA.U$3];&quot;&quot;)" table:style-name="ce77"/>
          <table:table-cell office:value-type="string" office:string-value="" table:formula="of:=IF(AND([DATA.W$33]=[.$I24];[DATA.X$33]=[.$J24]);[DATA.W$3];&quot;&quot;)" table:style-name="ce77"/>
          <table:table-cell office:value-type="string" office:string-value="" table:formula="of:=IF(AND([DATA.Y$33]=[.$I24];[DATA.Z$33]=[.$J24]);[DATA.Y$3];&quot;&quot;)" table:style-name="ce77"/>
          <table:table-cell office:value-type="string" office:string-value="" table:formula="of:=IF(AND([DATA.AA$33]=[.$I24];[DATA.AB$33]=[.$J24]);[DATA.AA$3];&quot;&quot;)" table:style-name="ce77"/>
          <table:table-cell office:value-type="string" office:string-value="" table:formula="of:=IF(AND([DATA.AC$33]=[.$I24];[DATA.AD$33]=[.$J24]);[DATA.AC$3];&quot;&quot;)" table:style-name="ce77"/>
          <table:table-cell office:value-type="string" office:string-value="" table:formula="of:=IF(AND([DATA.AE$33]=[.$I24];[DATA.AF$33]=[.$J24]);[DATA.AE$3];&quot;&quot;)" table:style-name="ce77"/>
          <table:table-cell office:value-type="string" office:string-value="" table:formula="of:=IF(AND([DATA.AG$33]=[.$I24];[DATA.AH$33]=[.$J24]);[DATA.AG$3];&quot;&quot;)" table:style-name="ce77"/>
          <table:table-cell office:value-type="string" office:string-value="" table:formula="of:=IF(AND([DATA.AI$33]=[.$I24];[DATA.AJ$33]=[.$J24]);[DATA.AI$3];&quot;&quot;)" table:style-name="ce77"/>
          <table:table-cell office:value-type="string" office:string-value="" table:formula="of:=IF(AND([DATA.AK$33]=[.$I24];[DATA.AL$33]=[.$J24]);[DATA.AK$3];&quot;&quot;)" table:style-name="ce77"/>
          <table:table-cell office:value-type="string" office:string-value="" table:formula="of:=IF(AND([DATA.AM$33]=[.$I24];[DATA.AN$33]=[.$J24]);[DATA.AM$3];&quot;&quot;)" table:style-name="ce77"/>
          <table:table-cell office:value-type="string" office:string-value="" table:formula="of:=IF(AND([DATA.AO$33]=[.$I24];[DATA.AP$33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3]=[.$I25];[DATA.D$33]=[.$J25]);[DATA.C$3];&quot;&quot;)" table:style-name="ce77"/>
          <table:table-cell office:value-type="string" office:string-value="" table:formula="of:=IF(AND([DATA.E$33]=[.$I25];[DATA.F$33]=[.$J25]);[DATA.E$3];&quot;&quot;)" table:style-name="ce77"/>
          <table:table-cell office:value-type="string" office:string-value="" table:formula="of:=IF(AND([DATA.G$33]=[.$I25];[DATA.H$33]=[.$J25]);[DATA.G$3];&quot;&quot;)" table:style-name="ce77"/>
          <table:table-cell office:value-type="string" office:string-value="" table:formula="of:=IF(AND([DATA.I$33]=[.$I25];[DATA.J$33]=[.$J25]);[DATA.I$3];&quot;&quot;)" table:style-name="ce77"/>
          <table:table-cell office:value-type="string" office:string-value="" table:formula="of:=IF(AND([DATA.K$33]=[.$I25];[DATA.L$33]=[.$J25]);[DATA.K$3];&quot;&quot;)" table:style-name="ce77"/>
          <table:table-cell office:value-type="string" office:string-value="" table:formula="of:=IF(AND([DATA.M$33]=[.$I25];[DATA.N$33]=[.$J25]);[DATA.M$3];&quot;&quot;)" table:style-name="ce77"/>
          <table:table-cell office:value-type="string" office:string-value="" table:formula="of:=IF(AND([DATA.O$33]=[.$I25];[DATA.P$33]=[.$J25]);[DATA.O$3];&quot;&quot;)" table:style-name="ce77"/>
          <table:table-cell office:value-type="string" office:string-value="" table:formula="of:=IF(AND([DATA.Q$33]=[.$I25];[DATA.R$33]=[.$J25]);[DATA.Q$3];&quot;&quot;)" table:style-name="ce77"/>
          <table:table-cell office:value-type="string" office:string-value="" table:formula="of:=IF(AND([DATA.S$33]=[.$I25];[DATA.T$33]=[.$J25]);[DATA.S$3];&quot;&quot;)" table:style-name="ce77"/>
          <table:table-cell office:value-type="string" office:string-value="" table:formula="of:=IF(AND([DATA.U$33]=[.$I25];[DATA.V$33]=[.$J25]);[DATA.U$3];&quot;&quot;)" table:style-name="ce77"/>
          <table:table-cell office:value-type="string" office:string-value="" table:formula="of:=IF(AND([DATA.W$33]=[.$I25];[DATA.X$33]=[.$J25]);[DATA.W$3];&quot;&quot;)" table:style-name="ce77"/>
          <table:table-cell office:value-type="string" office:string-value="" table:formula="of:=IF(AND([DATA.Y$33]=[.$I25];[DATA.Z$33]=[.$J25]);[DATA.Y$3];&quot;&quot;)" table:style-name="ce77"/>
          <table:table-cell office:value-type="string" office:string-value="" table:formula="of:=IF(AND([DATA.AA$33]=[.$I25];[DATA.AB$33]=[.$J25]);[DATA.AA$3];&quot;&quot;)" table:style-name="ce77"/>
          <table:table-cell office:value-type="string" office:string-value="" table:formula="of:=IF(AND([DATA.AC$33]=[.$I25];[DATA.AD$33]=[.$J25]);[DATA.AC$3];&quot;&quot;)" table:style-name="ce77"/>
          <table:table-cell office:value-type="string" office:string-value="" table:formula="of:=IF(AND([DATA.AE$33]=[.$I25];[DATA.AF$33]=[.$J25]);[DATA.AE$3];&quot;&quot;)" table:style-name="ce77"/>
          <table:table-cell office:value-type="string" office:string-value="" table:formula="of:=IF(AND([DATA.AG$33]=[.$I25];[DATA.AH$33]=[.$J25]);[DATA.AG$3];&quot;&quot;)" table:style-name="ce77"/>
          <table:table-cell office:value-type="string" office:string-value="" table:formula="of:=IF(AND([DATA.AI$33]=[.$I25];[DATA.AJ$33]=[.$J25]);[DATA.AI$3];&quot;&quot;)" table:style-name="ce77"/>
          <table:table-cell office:value-type="string" office:string-value="" table:formula="of:=IF(AND([DATA.AK$33]=[.$I25];[DATA.AL$33]=[.$J25]);[DATA.AK$3];&quot;&quot;)" table:style-name="ce77"/>
          <table:table-cell office:value-type="string" office:string-value="" table:formula="of:=IF(AND([DATA.AM$33]=[.$I25];[DATA.AN$33]=[.$J25]);[DATA.AM$3];&quot;&quot;)" table:style-name="ce77"/>
          <table:table-cell office:value-type="string" office:string-value="" table:formula="of:=IF(AND([DATA.AO$33]=[.$I25];[DATA.AP$33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3]=[.$I26];[DATA.D$33]=[.$J26]);[DATA.C$3];&quot;&quot;)" table:style-name="ce77"/>
          <table:table-cell office:value-type="string" office:string-value="" table:formula="of:=IF(AND([DATA.E$33]=[.$I26];[DATA.F$33]=[.$J26]);[DATA.E$3];&quot;&quot;)" table:style-name="ce77"/>
          <table:table-cell office:value-type="string" office:string-value="" table:formula="of:=IF(AND([DATA.G$33]=[.$I26];[DATA.H$33]=[.$J26]);[DATA.G$3];&quot;&quot;)" table:style-name="ce77"/>
          <table:table-cell office:value-type="string" office:string-value="" table:formula="of:=IF(AND([DATA.I$33]=[.$I26];[DATA.J$33]=[.$J26]);[DATA.I$3];&quot;&quot;)" table:style-name="ce77"/>
          <table:table-cell office:value-type="string" office:string-value="" table:formula="of:=IF(AND([DATA.K$33]=[.$I26];[DATA.L$33]=[.$J26]);[DATA.K$3];&quot;&quot;)" table:style-name="ce77"/>
          <table:table-cell office:value-type="string" office:string-value="" table:formula="of:=IF(AND([DATA.M$33]=[.$I26];[DATA.N$33]=[.$J26]);[DATA.M$3];&quot;&quot;)" table:style-name="ce77"/>
          <table:table-cell office:value-type="string" office:string-value="" table:formula="of:=IF(AND([DATA.O$33]=[.$I26];[DATA.P$33]=[.$J26]);[DATA.O$3];&quot;&quot;)" table:style-name="ce77"/>
          <table:table-cell office:value-type="string" office:string-value="" table:formula="of:=IF(AND([DATA.Q$33]=[.$I26];[DATA.R$33]=[.$J26]);[DATA.Q$3];&quot;&quot;)" table:style-name="ce77"/>
          <table:table-cell office:value-type="string" office:string-value="" table:formula="of:=IF(AND([DATA.S$33]=[.$I26];[DATA.T$33]=[.$J26]);[DATA.S$3];&quot;&quot;)" table:style-name="ce77"/>
          <table:table-cell office:value-type="string" office:string-value="" table:formula="of:=IF(AND([DATA.U$33]=[.$I26];[DATA.V$33]=[.$J26]);[DATA.U$3];&quot;&quot;)" table:style-name="ce77"/>
          <table:table-cell office:value-type="string" office:string-value="" table:formula="of:=IF(AND([DATA.W$33]=[.$I26];[DATA.X$33]=[.$J26]);[DATA.W$3];&quot;&quot;)" table:style-name="ce77"/>
          <table:table-cell office:value-type="string" office:string-value="" table:formula="of:=IF(AND([DATA.Y$33]=[.$I26];[DATA.Z$33]=[.$J26]);[DATA.Y$3];&quot;&quot;)" table:style-name="ce77"/>
          <table:table-cell office:value-type="string" office:string-value="" table:formula="of:=IF(AND([DATA.AA$33]=[.$I26];[DATA.AB$33]=[.$J26]);[DATA.AA$3];&quot;&quot;)" table:style-name="ce77"/>
          <table:table-cell office:value-type="string" office:string-value="" table:formula="of:=IF(AND([DATA.AC$33]=[.$I26];[DATA.AD$33]=[.$J26]);[DATA.AC$3];&quot;&quot;)" table:style-name="ce77"/>
          <table:table-cell office:value-type="string" office:string-value="" table:formula="of:=IF(AND([DATA.AE$33]=[.$I26];[DATA.AF$33]=[.$J26]);[DATA.AE$3];&quot;&quot;)" table:style-name="ce77"/>
          <table:table-cell office:value-type="string" office:string-value="" table:formula="of:=IF(AND([DATA.AG$33]=[.$I26];[DATA.AH$33]=[.$J26]);[DATA.AG$3];&quot;&quot;)" table:style-name="ce77"/>
          <table:table-cell office:value-type="string" office:string-value="" table:formula="of:=IF(AND([DATA.AI$33]=[.$I26];[DATA.AJ$33]=[.$J26]);[DATA.AI$3];&quot;&quot;)" table:style-name="ce77"/>
          <table:table-cell office:value-type="string" office:string-value="" table:formula="of:=IF(AND([DATA.AK$33]=[.$I26];[DATA.AL$33]=[.$J26]);[DATA.AK$3];&quot;&quot;)" table:style-name="ce77"/>
          <table:table-cell office:value-type="string" office:string-value="" table:formula="of:=IF(AND([DATA.AM$33]=[.$I26];[DATA.AN$33]=[.$J26]);[DATA.AM$3];&quot;&quot;)" table:style-name="ce77"/>
          <table:table-cell office:value-type="string" office:string-value="" table:formula="of:=IF(AND([DATA.AO$33]=[.$I26];[DATA.AP$33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3]=[.$I27];[DATA.D$33]=[.$J27]);[DATA.C$3];&quot;&quot;)" table:style-name="ce77"/>
          <table:table-cell office:value-type="string" office:string-value="" table:formula="of:=IF(AND([DATA.E$33]=[.$I27];[DATA.F$33]=[.$J27]);[DATA.E$3];&quot;&quot;)" table:style-name="ce77"/>
          <table:table-cell office:value-type="string" office:string-value="" table:formula="of:=IF(AND([DATA.G$33]=[.$I27];[DATA.H$33]=[.$J27]);[DATA.G$3];&quot;&quot;)" table:style-name="ce77"/>
          <table:table-cell office:value-type="string" office:string-value="" table:formula="of:=IF(AND([DATA.I$33]=[.$I27];[DATA.J$33]=[.$J27]);[DATA.I$3];&quot;&quot;)" table:style-name="ce77"/>
          <table:table-cell office:value-type="string" office:string-value="" table:formula="of:=IF(AND([DATA.K$33]=[.$I27];[DATA.L$33]=[.$J27]);[DATA.K$3];&quot;&quot;)" table:style-name="ce77"/>
          <table:table-cell office:value-type="string" office:string-value="" table:formula="of:=IF(AND([DATA.M$33]=[.$I27];[DATA.N$33]=[.$J27]);[DATA.M$3];&quot;&quot;)" table:style-name="ce77"/>
          <table:table-cell office:value-type="string" office:string-value="" table:formula="of:=IF(AND([DATA.O$33]=[.$I27];[DATA.P$33]=[.$J27]);[DATA.O$3];&quot;&quot;)" table:style-name="ce77"/>
          <table:table-cell office:value-type="string" office:string-value="" table:formula="of:=IF(AND([DATA.Q$33]=[.$I27];[DATA.R$33]=[.$J27]);[DATA.Q$3];&quot;&quot;)" table:style-name="ce77"/>
          <table:table-cell office:value-type="string" office:string-value="" table:formula="of:=IF(AND([DATA.S$33]=[.$I27];[DATA.T$33]=[.$J27]);[DATA.S$3];&quot;&quot;)" table:style-name="ce77"/>
          <table:table-cell office:value-type="string" office:string-value="" table:formula="of:=IF(AND([DATA.U$33]=[.$I27];[DATA.V$33]=[.$J27]);[DATA.U$3];&quot;&quot;)" table:style-name="ce77"/>
          <table:table-cell office:value-type="string" office:string-value="" table:formula="of:=IF(AND([DATA.W$33]=[.$I27];[DATA.X$33]=[.$J27]);[DATA.W$3];&quot;&quot;)" table:style-name="ce77"/>
          <table:table-cell office:value-type="string" office:string-value="" table:formula="of:=IF(AND([DATA.Y$33]=[.$I27];[DATA.Z$33]=[.$J27]);[DATA.Y$3];&quot;&quot;)" table:style-name="ce77"/>
          <table:table-cell office:value-type="string" office:string-value="" table:formula="of:=IF(AND([DATA.AA$33]=[.$I27];[DATA.AB$33]=[.$J27]);[DATA.AA$3];&quot;&quot;)" table:style-name="ce77"/>
          <table:table-cell office:value-type="string" office:string-value="" table:formula="of:=IF(AND([DATA.AC$33]=[.$I27];[DATA.AD$33]=[.$J27]);[DATA.AC$3];&quot;&quot;)" table:style-name="ce77"/>
          <table:table-cell office:value-type="string" office:string-value="" table:formula="of:=IF(AND([DATA.AE$33]=[.$I27];[DATA.AF$33]=[.$J27]);[DATA.AE$3];&quot;&quot;)" table:style-name="ce77"/>
          <table:table-cell office:value-type="string" office:string-value="" table:formula="of:=IF(AND([DATA.AG$33]=[.$I27];[DATA.AH$33]=[.$J27]);[DATA.AG$3];&quot;&quot;)" table:style-name="ce77"/>
          <table:table-cell office:value-type="string" office:string-value="" table:formula="of:=IF(AND([DATA.AI$33]=[.$I27];[DATA.AJ$33]=[.$J27]);[DATA.AI$3];&quot;&quot;)" table:style-name="ce77"/>
          <table:table-cell office:value-type="string" office:string-value="" table:formula="of:=IF(AND([DATA.AK$33]=[.$I27];[DATA.AL$33]=[.$J27]);[DATA.AK$3];&quot;&quot;)" table:style-name="ce77"/>
          <table:table-cell office:value-type="string" office:string-value="" table:formula="of:=IF(AND([DATA.AM$33]=[.$I27];[DATA.AN$33]=[.$J27]);[DATA.AM$3];&quot;&quot;)" table:style-name="ce77"/>
          <table:table-cell office:value-type="string" office:string-value="" table:formula="of:=IF(AND([DATA.AO$33]=[.$I27];[DATA.AP$33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COMPETENCY_11" table:cell-range-address="UNUSED_10.$B$1" table:base-cell-address="UNUSED_10.$A$1"/>
          <table:named-range table:name="COMPETENCY_12" table:cell-range-address="UNUSED_10.$B$1" table:base-cell-address="UNUSED_10.$A$1"/>
        </table:named-expressions>
      </table:table>
      <table:table table:name="UNUSED_11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11" table:formula="of:=IF([COMPETENCIES.B13]=&quot;&quot;;&quot;UNUSED_11&quot;;[COMPETENCIES.B13])" table:style-name="ce3">
            <text:p>UNUSED_11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63" draw:style-name="a189" draw:name="Text Box 1" svg:x="0.33333in" svg:y="0.25in" svg:width="1.58333in" svg:height="0.54167in">
              <draw:text-box>
                <text:p text:style-name="a186" text:class-names="" text:cond-style-name=""><text:span text:style-name="a185" text:class-names="">Something<text:s text:c="1"/></text:span></text:p>
                <text:p text:style-name="a188" text:class-names="" text:cond-style-name=""><text:span text:style-name="a18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11" table:formula="of:=[.A1]" table:style-name="ce74">
            <text:p>UNUSED_11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64" draw:style-name="a194" draw:name="Text Box 2" svg:x="0.23611in" svg:y="0.41667in" svg:width="1.58333in" svg:height="0.54167in">
              <draw:text-box>
                <text:p text:style-name="a191" text:class-names="" text:cond-style-name=""><text:span text:style-name="a190" text:class-names="">Something<text:s text:c="1"/></text:span></text:p>
                <text:p text:style-name="a193" text:class-names="" text:cond-style-name=""><text:span text:style-name="a19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4]=[.$I13];[DATA.D$34]=[.$J13]);[DATA.C$3];&quot;&quot;)" table:style-name="ce77"/>
          <table:table-cell office:value-type="string" office:string-value="" table:formula="of:=IF(AND([DATA.E$34]=[.$I13];[DATA.F$34]=[.$J13]);[DATA.E$3];&quot;&quot;)" table:style-name="ce77"/>
          <table:table-cell office:value-type="string" office:string-value="" table:formula="of:=IF(AND([DATA.G$34]=[.$I13];[DATA.H$34]=[.$J13]);[DATA.G$3];&quot;&quot;)" table:style-name="ce77"/>
          <table:table-cell office:value-type="string" office:string-value="" table:formula="of:=IF(AND([DATA.I$34]=[.$I13];[DATA.J$34]=[.$J13]);[DATA.I$3];&quot;&quot;)" table:style-name="ce77"/>
          <table:table-cell office:value-type="string" office:string-value="" table:formula="of:=IF(AND([DATA.K$34]=[.$I13];[DATA.L$34]=[.$J13]);[DATA.K$3];&quot;&quot;)" table:style-name="ce77"/>
          <table:table-cell office:value-type="string" office:string-value="" table:formula="of:=IF(AND([DATA.M$34]=[.$I13];[DATA.N$34]=[.$J13]);[DATA.M$3];&quot;&quot;)" table:style-name="ce77"/>
          <table:table-cell office:value-type="string" office:string-value="" table:formula="of:=IF(AND([DATA.O$34]=[.$I13];[DATA.P$34]=[.$J13]);[DATA.O$3];&quot;&quot;)" table:style-name="ce77"/>
          <table:table-cell office:value-type="string" office:string-value="" table:formula="of:=IF(AND([DATA.Q$34]=[.$I13];[DATA.R$34]=[.$J13]);[DATA.Q$3];&quot;&quot;)" table:style-name="ce77"/>
          <table:table-cell office:value-type="string" office:string-value="" table:formula="of:=IF(AND([DATA.S$34]=[.$I13];[DATA.T$34]=[.$J13]);[DATA.S$3];&quot;&quot;)" table:style-name="ce77"/>
          <table:table-cell office:value-type="string" office:string-value="" table:formula="of:=IF(AND([DATA.U$34]=[.$I13];[DATA.V$34]=[.$J13]);[DATA.U$3];&quot;&quot;)" table:style-name="ce77"/>
          <table:table-cell office:value-type="string" office:string-value="" table:formula="of:=IF(AND([DATA.W$34]=[.$I13];[DATA.X$34]=[.$J13]);[DATA.W$3];&quot;&quot;)" table:style-name="ce77"/>
          <table:table-cell office:value-type="string" office:string-value="" table:formula="of:=IF(AND([DATA.Y$34]=[.$I13];[DATA.Z$34]=[.$J13]);[DATA.Y$3];&quot;&quot;)" table:style-name="ce77"/>
          <table:table-cell office:value-type="string" office:string-value="" table:formula="of:=IF(AND([DATA.AA$34]=[.$I13];[DATA.AB$34]=[.$J13]);[DATA.AA$3];&quot;&quot;)" table:style-name="ce77"/>
          <table:table-cell office:value-type="string" office:string-value="" table:formula="of:=IF(AND([DATA.AC$34]=[.$I13];[DATA.AD$34]=[.$J13]);[DATA.AC$3];&quot;&quot;)" table:style-name="ce77"/>
          <table:table-cell office:value-type="string" office:string-value="" table:formula="of:=IF(AND([DATA.AE$34]=[.$I13];[DATA.AF$34]=[.$J13]);[DATA.AE$3];&quot;&quot;)" table:style-name="ce77"/>
          <table:table-cell office:value-type="string" office:string-value="" table:formula="of:=IF(AND([DATA.AG$34]=[.$I13];[DATA.AH$34]=[.$J13]);[DATA.AG$3];&quot;&quot;)" table:style-name="ce77"/>
          <table:table-cell office:value-type="string" office:string-value="" table:formula="of:=IF(AND([DATA.AI$34]=[.$I13];[DATA.AJ$34]=[.$J13]);[DATA.AI$3];&quot;&quot;)" table:style-name="ce77"/>
          <table:table-cell office:value-type="string" office:string-value="" table:formula="of:=IF(AND([DATA.AK$34]=[.$I13];[DATA.AL$34]=[.$J13]);[DATA.AK$3];&quot;&quot;)" table:style-name="ce77"/>
          <table:table-cell office:value-type="string" office:string-value="" table:formula="of:=IF(AND([DATA.AM$34]=[.$I13];[DATA.AN$34]=[.$J13]);[DATA.AM$3];&quot;&quot;)" table:style-name="ce77"/>
          <table:table-cell office:value-type="string" office:string-value="" table:formula="of:=IF(AND([DATA.AO$34]=[.$I13];[DATA.AP$34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4]=[.$I14];[DATA.D$34]=[.$J14]);[DATA.C$3];&quot;&quot;)" table:style-name="ce77"/>
          <table:table-cell office:value-type="string" office:string-value="" table:formula="of:=IF(AND([DATA.E$34]=[.$I14];[DATA.F$34]=[.$J14]);[DATA.E$3];&quot;&quot;)" table:style-name="ce77"/>
          <table:table-cell office:value-type="string" office:string-value="" table:formula="of:=IF(AND([DATA.G$34]=[.$I14];[DATA.H$34]=[.$J14]);[DATA.G$3];&quot;&quot;)" table:style-name="ce77"/>
          <table:table-cell office:value-type="string" office:string-value="" table:formula="of:=IF(AND([DATA.I$34]=[.$I14];[DATA.J$34]=[.$J14]);[DATA.I$3];&quot;&quot;)" table:style-name="ce77"/>
          <table:table-cell office:value-type="string" office:string-value="" table:formula="of:=IF(AND([DATA.K$34]=[.$I14];[DATA.L$34]=[.$J14]);[DATA.K$3];&quot;&quot;)" table:style-name="ce77"/>
          <table:table-cell office:value-type="string" office:string-value="" table:formula="of:=IF(AND([DATA.M$34]=[.$I14];[DATA.N$34]=[.$J14]);[DATA.M$3];&quot;&quot;)" table:style-name="ce77"/>
          <table:table-cell office:value-type="string" office:string-value="" table:formula="of:=IF(AND([DATA.O$34]=[.$I14];[DATA.P$34]=[.$J14]);[DATA.O$3];&quot;&quot;)" table:style-name="ce77"/>
          <table:table-cell office:value-type="string" office:string-value="" table:formula="of:=IF(AND([DATA.Q$34]=[.$I14];[DATA.R$34]=[.$J14]);[DATA.Q$3];&quot;&quot;)" table:style-name="ce77"/>
          <table:table-cell office:value-type="string" office:string-value="" table:formula="of:=IF(AND([DATA.S$34]=[.$I14];[DATA.T$34]=[.$J14]);[DATA.S$3];&quot;&quot;)" table:style-name="ce77"/>
          <table:table-cell office:value-type="string" office:string-value="" table:formula="of:=IF(AND([DATA.U$34]=[.$I14];[DATA.V$34]=[.$J14]);[DATA.U$3];&quot;&quot;)" table:style-name="ce77"/>
          <table:table-cell office:value-type="string" office:string-value="" table:formula="of:=IF(AND([DATA.W$34]=[.$I14];[DATA.X$34]=[.$J14]);[DATA.W$3];&quot;&quot;)" table:style-name="ce77"/>
          <table:table-cell office:value-type="string" office:string-value="" table:formula="of:=IF(AND([DATA.Y$34]=[.$I14];[DATA.Z$34]=[.$J14]);[DATA.Y$3];&quot;&quot;)" table:style-name="ce77"/>
          <table:table-cell office:value-type="string" office:string-value="" table:formula="of:=IF(AND([DATA.AA$34]=[.$I14];[DATA.AB$34]=[.$J14]);[DATA.AA$3];&quot;&quot;)" table:style-name="ce77"/>
          <table:table-cell office:value-type="string" office:string-value="" table:formula="of:=IF(AND([DATA.AC$34]=[.$I14];[DATA.AD$34]=[.$J14]);[DATA.AC$3];&quot;&quot;)" table:style-name="ce77"/>
          <table:table-cell office:value-type="string" office:string-value="" table:formula="of:=IF(AND([DATA.AE$34]=[.$I14];[DATA.AF$34]=[.$J14]);[DATA.AE$3];&quot;&quot;)" table:style-name="ce77"/>
          <table:table-cell office:value-type="string" office:string-value="" table:formula="of:=IF(AND([DATA.AG$34]=[.$I14];[DATA.AH$34]=[.$J14]);[DATA.AG$3];&quot;&quot;)" table:style-name="ce77"/>
          <table:table-cell office:value-type="string" office:string-value="" table:formula="of:=IF(AND([DATA.AI$34]=[.$I14];[DATA.AJ$34]=[.$J14]);[DATA.AI$3];&quot;&quot;)" table:style-name="ce77"/>
          <table:table-cell office:value-type="string" office:string-value="" table:formula="of:=IF(AND([DATA.AK$34]=[.$I14];[DATA.AL$34]=[.$J14]);[DATA.AK$3];&quot;&quot;)" table:style-name="ce77"/>
          <table:table-cell office:value-type="string" office:string-value="" table:formula="of:=IF(AND([DATA.AM$34]=[.$I14];[DATA.AN$34]=[.$J14]);[DATA.AM$3];&quot;&quot;)" table:style-name="ce77"/>
          <table:table-cell office:value-type="string" office:string-value="" table:formula="of:=IF(AND([DATA.AO$34]=[.$I14];[DATA.AP$34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4]=[.$I15];[DATA.D$34]=[.$J15]);[DATA.C$3];&quot;&quot;)" table:style-name="ce77"/>
          <table:table-cell office:value-type="string" office:string-value="" table:formula="of:=IF(AND([DATA.E$34]=[.$I15];[DATA.F$34]=[.$J15]);[DATA.E$3];&quot;&quot;)" table:style-name="ce77"/>
          <table:table-cell office:value-type="string" office:string-value="" table:formula="of:=IF(AND([DATA.G$34]=[.$I15];[DATA.H$34]=[.$J15]);[DATA.G$3];&quot;&quot;)" table:style-name="ce77"/>
          <table:table-cell office:value-type="string" office:string-value="" table:formula="of:=IF(AND([DATA.I$34]=[.$I15];[DATA.J$34]=[.$J15]);[DATA.I$3];&quot;&quot;)" table:style-name="ce77"/>
          <table:table-cell office:value-type="string" office:string-value="" table:formula="of:=IF(AND([DATA.K$34]=[.$I15];[DATA.L$34]=[.$J15]);[DATA.K$3];&quot;&quot;)" table:style-name="ce77"/>
          <table:table-cell office:value-type="string" office:string-value="" table:formula="of:=IF(AND([DATA.M$34]=[.$I15];[DATA.N$34]=[.$J15]);[DATA.M$3];&quot;&quot;)" table:style-name="ce77"/>
          <table:table-cell office:value-type="string" office:string-value="" table:formula="of:=IF(AND([DATA.O$34]=[.$I15];[DATA.P$34]=[.$J15]);[DATA.O$3];&quot;&quot;)" table:style-name="ce77"/>
          <table:table-cell office:value-type="string" office:string-value="" table:formula="of:=IF(AND([DATA.Q$34]=[.$I15];[DATA.R$34]=[.$J15]);[DATA.Q$3];&quot;&quot;)" table:style-name="ce77"/>
          <table:table-cell office:value-type="string" office:string-value="" table:formula="of:=IF(AND([DATA.S$34]=[.$I15];[DATA.T$34]=[.$J15]);[DATA.S$3];&quot;&quot;)" table:style-name="ce77"/>
          <table:table-cell office:value-type="string" office:string-value="" table:formula="of:=IF(AND([DATA.U$34]=[.$I15];[DATA.V$34]=[.$J15]);[DATA.U$3];&quot;&quot;)" table:style-name="ce77"/>
          <table:table-cell office:value-type="string" office:string-value="" table:formula="of:=IF(AND([DATA.W$34]=[.$I15];[DATA.X$34]=[.$J15]);[DATA.W$3];&quot;&quot;)" table:style-name="ce77"/>
          <table:table-cell office:value-type="string" office:string-value="" table:formula="of:=IF(AND([DATA.Y$34]=[.$I15];[DATA.Z$34]=[.$J15]);[DATA.Y$3];&quot;&quot;)" table:style-name="ce77"/>
          <table:table-cell office:value-type="string" office:string-value="" table:formula="of:=IF(AND([DATA.AA$34]=[.$I15];[DATA.AB$34]=[.$J15]);[DATA.AA$3];&quot;&quot;)" table:style-name="ce77"/>
          <table:table-cell office:value-type="string" office:string-value="" table:formula="of:=IF(AND([DATA.AC$34]=[.$I15];[DATA.AD$34]=[.$J15]);[DATA.AC$3];&quot;&quot;)" table:style-name="ce77"/>
          <table:table-cell office:value-type="string" office:string-value="" table:formula="of:=IF(AND([DATA.AE$34]=[.$I15];[DATA.AF$34]=[.$J15]);[DATA.AE$3];&quot;&quot;)" table:style-name="ce77"/>
          <table:table-cell office:value-type="string" office:string-value="" table:formula="of:=IF(AND([DATA.AG$34]=[.$I15];[DATA.AH$34]=[.$J15]);[DATA.AG$3];&quot;&quot;)" table:style-name="ce77"/>
          <table:table-cell office:value-type="string" office:string-value="" table:formula="of:=IF(AND([DATA.AI$34]=[.$I15];[DATA.AJ$34]=[.$J15]);[DATA.AI$3];&quot;&quot;)" table:style-name="ce77"/>
          <table:table-cell office:value-type="string" office:string-value="" table:formula="of:=IF(AND([DATA.AK$34]=[.$I15];[DATA.AL$34]=[.$J15]);[DATA.AK$3];&quot;&quot;)" table:style-name="ce77"/>
          <table:table-cell office:value-type="string" office:string-value="" table:formula="of:=IF(AND([DATA.AM$34]=[.$I15];[DATA.AN$34]=[.$J15]);[DATA.AM$3];&quot;&quot;)" table:style-name="ce77"/>
          <table:table-cell office:value-type="string" office:string-value="" table:formula="of:=IF(AND([DATA.AO$34]=[.$I15];[DATA.AP$34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4]=[.$I16];[DATA.D$34]=[.$J16]);[DATA.C$3];&quot;&quot;)" table:style-name="ce77"/>
          <table:table-cell office:value-type="string" office:string-value="" table:formula="of:=IF(AND([DATA.E$34]=[.$I16];[DATA.F$34]=[.$J16]);[DATA.E$3];&quot;&quot;)" table:style-name="ce77"/>
          <table:table-cell office:value-type="string" office:string-value="" table:formula="of:=IF(AND([DATA.G$34]=[.$I16];[DATA.H$34]=[.$J16]);[DATA.G$3];&quot;&quot;)" table:style-name="ce77"/>
          <table:table-cell office:value-type="string" office:string-value="" table:formula="of:=IF(AND([DATA.I$34]=[.$I16];[DATA.J$34]=[.$J16]);[DATA.I$3];&quot;&quot;)" table:style-name="ce77"/>
          <table:table-cell office:value-type="string" office:string-value="" table:formula="of:=IF(AND([DATA.K$34]=[.$I16];[DATA.L$34]=[.$J16]);[DATA.K$3];&quot;&quot;)" table:style-name="ce77"/>
          <table:table-cell office:value-type="string" office:string-value="" table:formula="of:=IF(AND([DATA.M$34]=[.$I16];[DATA.N$34]=[.$J16]);[DATA.M$3];&quot;&quot;)" table:style-name="ce77"/>
          <table:table-cell office:value-type="string" office:string-value="" table:formula="of:=IF(AND([DATA.O$34]=[.$I16];[DATA.P$34]=[.$J16]);[DATA.O$3];&quot;&quot;)" table:style-name="ce77"/>
          <table:table-cell office:value-type="string" office:string-value="" table:formula="of:=IF(AND([DATA.Q$34]=[.$I16];[DATA.R$34]=[.$J16]);[DATA.Q$3];&quot;&quot;)" table:style-name="ce77"/>
          <table:table-cell office:value-type="string" office:string-value="" table:formula="of:=IF(AND([DATA.S$34]=[.$I16];[DATA.T$34]=[.$J16]);[DATA.S$3];&quot;&quot;)" table:style-name="ce77"/>
          <table:table-cell office:value-type="string" office:string-value="" table:formula="of:=IF(AND([DATA.U$34]=[.$I16];[DATA.V$34]=[.$J16]);[DATA.U$3];&quot;&quot;)" table:style-name="ce77"/>
          <table:table-cell office:value-type="string" office:string-value="" table:formula="of:=IF(AND([DATA.W$34]=[.$I16];[DATA.X$34]=[.$J16]);[DATA.W$3];&quot;&quot;)" table:style-name="ce77"/>
          <table:table-cell office:value-type="string" office:string-value="" table:formula="of:=IF(AND([DATA.Y$34]=[.$I16];[DATA.Z$34]=[.$J16]);[DATA.Y$3];&quot;&quot;)" table:style-name="ce77"/>
          <table:table-cell office:value-type="string" office:string-value="" table:formula="of:=IF(AND([DATA.AA$34]=[.$I16];[DATA.AB$34]=[.$J16]);[DATA.AA$3];&quot;&quot;)" table:style-name="ce77"/>
          <table:table-cell office:value-type="string" office:string-value="" table:formula="of:=IF(AND([DATA.AC$34]=[.$I16];[DATA.AD$34]=[.$J16]);[DATA.AC$3];&quot;&quot;)" table:style-name="ce77"/>
          <table:table-cell office:value-type="string" office:string-value="" table:formula="of:=IF(AND([DATA.AE$34]=[.$I16];[DATA.AF$34]=[.$J16]);[DATA.AE$3];&quot;&quot;)" table:style-name="ce77"/>
          <table:table-cell office:value-type="string" office:string-value="" table:formula="of:=IF(AND([DATA.AG$34]=[.$I16];[DATA.AH$34]=[.$J16]);[DATA.AG$3];&quot;&quot;)" table:style-name="ce77"/>
          <table:table-cell office:value-type="string" office:string-value="" table:formula="of:=IF(AND([DATA.AI$34]=[.$I16];[DATA.AJ$34]=[.$J16]);[DATA.AI$3];&quot;&quot;)" table:style-name="ce77"/>
          <table:table-cell office:value-type="string" office:string-value="" table:formula="of:=IF(AND([DATA.AK$34]=[.$I16];[DATA.AL$34]=[.$J16]);[DATA.AK$3];&quot;&quot;)" table:style-name="ce77"/>
          <table:table-cell office:value-type="string" office:string-value="" table:formula="of:=IF(AND([DATA.AM$34]=[.$I16];[DATA.AN$34]=[.$J16]);[DATA.AM$3];&quot;&quot;)" table:style-name="ce77"/>
          <table:table-cell office:value-type="string" office:string-value="" table:formula="of:=IF(AND([DATA.AO$34]=[.$I16];[DATA.AP$34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4]=[.$I17];[DATA.D$34]=[.$J17]);[DATA.C$3];&quot;&quot;)" table:style-name="ce77"/>
          <table:table-cell office:value-type="string" office:string-value="" table:formula="of:=IF(AND([DATA.E$34]=[.$I17];[DATA.F$34]=[.$J17]);[DATA.E$3];&quot;&quot;)" table:style-name="ce77"/>
          <table:table-cell office:value-type="string" office:string-value="" table:formula="of:=IF(AND([DATA.G$34]=[.$I17];[DATA.H$34]=[.$J17]);[DATA.G$3];&quot;&quot;)" table:style-name="ce77"/>
          <table:table-cell office:value-type="string" office:string-value="" table:formula="of:=IF(AND([DATA.I$34]=[.$I17];[DATA.J$34]=[.$J17]);[DATA.I$3];&quot;&quot;)" table:style-name="ce77"/>
          <table:table-cell office:value-type="string" office:string-value="" table:formula="of:=IF(AND([DATA.K$34]=[.$I17];[DATA.L$34]=[.$J17]);[DATA.K$3];&quot;&quot;)" table:style-name="ce77"/>
          <table:table-cell office:value-type="string" office:string-value="" table:formula="of:=IF(AND([DATA.M$34]=[.$I17];[DATA.N$34]=[.$J17]);[DATA.M$3];&quot;&quot;)" table:style-name="ce77"/>
          <table:table-cell office:value-type="string" office:string-value="" table:formula="of:=IF(AND([DATA.O$34]=[.$I17];[DATA.P$34]=[.$J17]);[DATA.O$3];&quot;&quot;)" table:style-name="ce77"/>
          <table:table-cell office:value-type="string" office:string-value="" table:formula="of:=IF(AND([DATA.Q$34]=[.$I17];[DATA.R$34]=[.$J17]);[DATA.Q$3];&quot;&quot;)" table:style-name="ce77"/>
          <table:table-cell office:value-type="string" office:string-value="" table:formula="of:=IF(AND([DATA.S$34]=[.$I17];[DATA.T$34]=[.$J17]);[DATA.S$3];&quot;&quot;)" table:style-name="ce77"/>
          <table:table-cell office:value-type="string" office:string-value="" table:formula="of:=IF(AND([DATA.U$34]=[.$I17];[DATA.V$34]=[.$J17]);[DATA.U$3];&quot;&quot;)" table:style-name="ce77"/>
          <table:table-cell office:value-type="string" office:string-value="" table:formula="of:=IF(AND([DATA.W$34]=[.$I17];[DATA.X$34]=[.$J17]);[DATA.W$3];&quot;&quot;)" table:style-name="ce77"/>
          <table:table-cell office:value-type="string" office:string-value="" table:formula="of:=IF(AND([DATA.Y$34]=[.$I17];[DATA.Z$34]=[.$J17]);[DATA.Y$3];&quot;&quot;)" table:style-name="ce77"/>
          <table:table-cell office:value-type="string" office:string-value="" table:formula="of:=IF(AND([DATA.AA$34]=[.$I17];[DATA.AB$34]=[.$J17]);[DATA.AA$3];&quot;&quot;)" table:style-name="ce77"/>
          <table:table-cell office:value-type="string" office:string-value="" table:formula="of:=IF(AND([DATA.AC$34]=[.$I17];[DATA.AD$34]=[.$J17]);[DATA.AC$3];&quot;&quot;)" table:style-name="ce77"/>
          <table:table-cell office:value-type="string" office:string-value="" table:formula="of:=IF(AND([DATA.AE$34]=[.$I17];[DATA.AF$34]=[.$J17]);[DATA.AE$3];&quot;&quot;)" table:style-name="ce77"/>
          <table:table-cell office:value-type="string" office:string-value="" table:formula="of:=IF(AND([DATA.AG$34]=[.$I17];[DATA.AH$34]=[.$J17]);[DATA.AG$3];&quot;&quot;)" table:style-name="ce77"/>
          <table:table-cell office:value-type="string" office:string-value="" table:formula="of:=IF(AND([DATA.AI$34]=[.$I17];[DATA.AJ$34]=[.$J17]);[DATA.AI$3];&quot;&quot;)" table:style-name="ce77"/>
          <table:table-cell office:value-type="string" office:string-value="" table:formula="of:=IF(AND([DATA.AK$34]=[.$I17];[DATA.AL$34]=[.$J17]);[DATA.AK$3];&quot;&quot;)" table:style-name="ce77"/>
          <table:table-cell office:value-type="string" office:string-value="" table:formula="of:=IF(AND([DATA.AM$34]=[.$I17];[DATA.AN$34]=[.$J17]);[DATA.AM$3];&quot;&quot;)" table:style-name="ce77"/>
          <table:table-cell office:value-type="string" office:string-value="" table:formula="of:=IF(AND([DATA.AO$34]=[.$I17];[DATA.AP$34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4]=[.$I18];[DATA.D$34]=[.$J18]);[DATA.C$3];&quot;&quot;)" table:style-name="ce77"/>
          <table:table-cell office:value-type="string" office:string-value="" table:formula="of:=IF(AND([DATA.E$34]=[.$I18];[DATA.F$34]=[.$J18]);[DATA.E$3];&quot;&quot;)" table:style-name="ce77"/>
          <table:table-cell office:value-type="string" office:string-value="" table:formula="of:=IF(AND([DATA.G$34]=[.$I18];[DATA.H$34]=[.$J18]);[DATA.G$3];&quot;&quot;)" table:style-name="ce77"/>
          <table:table-cell office:value-type="string" office:string-value="" table:formula="of:=IF(AND([DATA.I$34]=[.$I18];[DATA.J$34]=[.$J18]);[DATA.I$3];&quot;&quot;)" table:style-name="ce77"/>
          <table:table-cell office:value-type="string" office:string-value="" table:formula="of:=IF(AND([DATA.K$34]=[.$I18];[DATA.L$34]=[.$J18]);[DATA.K$3];&quot;&quot;)" table:style-name="ce77"/>
          <table:table-cell office:value-type="string" office:string-value="" table:formula="of:=IF(AND([DATA.M$34]=[.$I18];[DATA.N$34]=[.$J18]);[DATA.M$3];&quot;&quot;)" table:style-name="ce77"/>
          <table:table-cell office:value-type="string" office:string-value="" table:formula="of:=IF(AND([DATA.O$34]=[.$I18];[DATA.P$34]=[.$J18]);[DATA.O$3];&quot;&quot;)" table:style-name="ce77"/>
          <table:table-cell office:value-type="string" office:string-value="" table:formula="of:=IF(AND([DATA.Q$34]=[.$I18];[DATA.R$34]=[.$J18]);[DATA.Q$3];&quot;&quot;)" table:style-name="ce77"/>
          <table:table-cell office:value-type="string" office:string-value="" table:formula="of:=IF(AND([DATA.S$34]=[.$I18];[DATA.T$34]=[.$J18]);[DATA.S$3];&quot;&quot;)" table:style-name="ce77"/>
          <table:table-cell office:value-type="string" office:string-value="" table:formula="of:=IF(AND([DATA.U$34]=[.$I18];[DATA.V$34]=[.$J18]);[DATA.U$3];&quot;&quot;)" table:style-name="ce77"/>
          <table:table-cell office:value-type="string" office:string-value="" table:formula="of:=IF(AND([DATA.W$34]=[.$I18];[DATA.X$34]=[.$J18]);[DATA.W$3];&quot;&quot;)" table:style-name="ce77"/>
          <table:table-cell office:value-type="string" office:string-value="" table:formula="of:=IF(AND([DATA.Y$34]=[.$I18];[DATA.Z$34]=[.$J18]);[DATA.Y$3];&quot;&quot;)" table:style-name="ce77"/>
          <table:table-cell office:value-type="string" office:string-value="" table:formula="of:=IF(AND([DATA.AA$34]=[.$I18];[DATA.AB$34]=[.$J18]);[DATA.AA$3];&quot;&quot;)" table:style-name="ce77"/>
          <table:table-cell office:value-type="string" office:string-value="" table:formula="of:=IF(AND([DATA.AC$34]=[.$I18];[DATA.AD$34]=[.$J18]);[DATA.AC$3];&quot;&quot;)" table:style-name="ce77"/>
          <table:table-cell office:value-type="string" office:string-value="" table:formula="of:=IF(AND([DATA.AE$34]=[.$I18];[DATA.AF$34]=[.$J18]);[DATA.AE$3];&quot;&quot;)" table:style-name="ce77"/>
          <table:table-cell office:value-type="string" office:string-value="" table:formula="of:=IF(AND([DATA.AG$34]=[.$I18];[DATA.AH$34]=[.$J18]);[DATA.AG$3];&quot;&quot;)" table:style-name="ce77"/>
          <table:table-cell office:value-type="string" office:string-value="" table:formula="of:=IF(AND([DATA.AI$34]=[.$I18];[DATA.AJ$34]=[.$J18]);[DATA.AI$3];&quot;&quot;)" table:style-name="ce77"/>
          <table:table-cell office:value-type="string" office:string-value="" table:formula="of:=IF(AND([DATA.AK$34]=[.$I18];[DATA.AL$34]=[.$J18]);[DATA.AK$3];&quot;&quot;)" table:style-name="ce77"/>
          <table:table-cell office:value-type="string" office:string-value="" table:formula="of:=IF(AND([DATA.AM$34]=[.$I18];[DATA.AN$34]=[.$J18]);[DATA.AM$3];&quot;&quot;)" table:style-name="ce77"/>
          <table:table-cell office:value-type="string" office:string-value="" table:formula="of:=IF(AND([DATA.AO$34]=[.$I18];[DATA.AP$34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4]=[.$I19];[DATA.D$34]=[.$J19]);[DATA.C$3];&quot;&quot;)" table:style-name="ce77"/>
          <table:table-cell office:value-type="string" office:string-value="" table:formula="of:=IF(AND([DATA.E$34]=[.$I19];[DATA.F$34]=[.$J19]);[DATA.E$3];&quot;&quot;)" table:style-name="ce77"/>
          <table:table-cell office:value-type="string" office:string-value="" table:formula="of:=IF(AND([DATA.G$34]=[.$I19];[DATA.H$34]=[.$J19]);[DATA.G$3];&quot;&quot;)" table:style-name="ce77"/>
          <table:table-cell office:value-type="string" office:string-value="" table:formula="of:=IF(AND([DATA.I$34]=[.$I19];[DATA.J$34]=[.$J19]);[DATA.I$3];&quot;&quot;)" table:style-name="ce77"/>
          <table:table-cell office:value-type="string" office:string-value="" table:formula="of:=IF(AND([DATA.K$34]=[.$I19];[DATA.L$34]=[.$J19]);[DATA.K$3];&quot;&quot;)" table:style-name="ce77"/>
          <table:table-cell office:value-type="string" office:string-value="" table:formula="of:=IF(AND([DATA.M$34]=[.$I19];[DATA.N$34]=[.$J19]);[DATA.M$3];&quot;&quot;)" table:style-name="ce77"/>
          <table:table-cell office:value-type="string" office:string-value="" table:formula="of:=IF(AND([DATA.O$34]=[.$I19];[DATA.P$34]=[.$J19]);[DATA.O$3];&quot;&quot;)" table:style-name="ce77"/>
          <table:table-cell office:value-type="string" office:string-value="" table:formula="of:=IF(AND([DATA.Q$34]=[.$I19];[DATA.R$34]=[.$J19]);[DATA.Q$3];&quot;&quot;)" table:style-name="ce77"/>
          <table:table-cell office:value-type="string" office:string-value="" table:formula="of:=IF(AND([DATA.S$34]=[.$I19];[DATA.T$34]=[.$J19]);[DATA.S$3];&quot;&quot;)" table:style-name="ce77"/>
          <table:table-cell office:value-type="string" office:string-value="" table:formula="of:=IF(AND([DATA.U$34]=[.$I19];[DATA.V$34]=[.$J19]);[DATA.U$3];&quot;&quot;)" table:style-name="ce77"/>
          <table:table-cell office:value-type="string" office:string-value="" table:formula="of:=IF(AND([DATA.W$34]=[.$I19];[DATA.X$34]=[.$J19]);[DATA.W$3];&quot;&quot;)" table:style-name="ce77"/>
          <table:table-cell office:value-type="string" office:string-value="" table:formula="of:=IF(AND([DATA.Y$34]=[.$I19];[DATA.Z$34]=[.$J19]);[DATA.Y$3];&quot;&quot;)" table:style-name="ce77"/>
          <table:table-cell office:value-type="string" office:string-value="" table:formula="of:=IF(AND([DATA.AA$34]=[.$I19];[DATA.AB$34]=[.$J19]);[DATA.AA$3];&quot;&quot;)" table:style-name="ce77"/>
          <table:table-cell office:value-type="string" office:string-value="" table:formula="of:=IF(AND([DATA.AC$34]=[.$I19];[DATA.AD$34]=[.$J19]);[DATA.AC$3];&quot;&quot;)" table:style-name="ce77"/>
          <table:table-cell office:value-type="string" office:string-value="" table:formula="of:=IF(AND([DATA.AE$34]=[.$I19];[DATA.AF$34]=[.$J19]);[DATA.AE$3];&quot;&quot;)" table:style-name="ce77"/>
          <table:table-cell office:value-type="string" office:string-value="" table:formula="of:=IF(AND([DATA.AG$34]=[.$I19];[DATA.AH$34]=[.$J19]);[DATA.AG$3];&quot;&quot;)" table:style-name="ce77"/>
          <table:table-cell office:value-type="string" office:string-value="" table:formula="of:=IF(AND([DATA.AI$34]=[.$I19];[DATA.AJ$34]=[.$J19]);[DATA.AI$3];&quot;&quot;)" table:style-name="ce77"/>
          <table:table-cell office:value-type="string" office:string-value="" table:formula="of:=IF(AND([DATA.AK$34]=[.$I19];[DATA.AL$34]=[.$J19]);[DATA.AK$3];&quot;&quot;)" table:style-name="ce77"/>
          <table:table-cell office:value-type="string" office:string-value="" table:formula="of:=IF(AND([DATA.AM$34]=[.$I19];[DATA.AN$34]=[.$J19]);[DATA.AM$3];&quot;&quot;)" table:style-name="ce77"/>
          <table:table-cell office:value-type="string" office:string-value="" table:formula="of:=IF(AND([DATA.AO$34]=[.$I19];[DATA.AP$34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4]=[.$I20];[DATA.D$34]=[.$J20]);[DATA.C$3];&quot;&quot;)" table:style-name="ce77"/>
          <table:table-cell office:value-type="string" office:string-value="" table:formula="of:=IF(AND([DATA.E$34]=[.$I20];[DATA.F$34]=[.$J20]);[DATA.E$3];&quot;&quot;)" table:style-name="ce77"/>
          <table:table-cell office:value-type="string" office:string-value="" table:formula="of:=IF(AND([DATA.G$34]=[.$I20];[DATA.H$34]=[.$J20]);[DATA.G$3];&quot;&quot;)" table:style-name="ce77"/>
          <table:table-cell office:value-type="string" office:string-value="" table:formula="of:=IF(AND([DATA.I$34]=[.$I20];[DATA.J$34]=[.$J20]);[DATA.I$3];&quot;&quot;)" table:style-name="ce77"/>
          <table:table-cell office:value-type="string" office:string-value="" table:formula="of:=IF(AND([DATA.K$34]=[.$I20];[DATA.L$34]=[.$J20]);[DATA.K$3];&quot;&quot;)" table:style-name="ce77"/>
          <table:table-cell office:value-type="string" office:string-value="" table:formula="of:=IF(AND([DATA.M$34]=[.$I20];[DATA.N$34]=[.$J20]);[DATA.M$3];&quot;&quot;)" table:style-name="ce77"/>
          <table:table-cell office:value-type="string" office:string-value="" table:formula="of:=IF(AND([DATA.O$34]=[.$I20];[DATA.P$34]=[.$J20]);[DATA.O$3];&quot;&quot;)" table:style-name="ce77"/>
          <table:table-cell office:value-type="string" office:string-value="" table:formula="of:=IF(AND([DATA.Q$34]=[.$I20];[DATA.R$34]=[.$J20]);[DATA.Q$3];&quot;&quot;)" table:style-name="ce77"/>
          <table:table-cell office:value-type="string" office:string-value="" table:formula="of:=IF(AND([DATA.S$34]=[.$I20];[DATA.T$34]=[.$J20]);[DATA.S$3];&quot;&quot;)" table:style-name="ce77"/>
          <table:table-cell office:value-type="string" office:string-value="" table:formula="of:=IF(AND([DATA.U$34]=[.$I20];[DATA.V$34]=[.$J20]);[DATA.U$3];&quot;&quot;)" table:style-name="ce77"/>
          <table:table-cell office:value-type="string" office:string-value="" table:formula="of:=IF(AND([DATA.W$34]=[.$I20];[DATA.X$34]=[.$J20]);[DATA.W$3];&quot;&quot;)" table:style-name="ce77"/>
          <table:table-cell office:value-type="string" office:string-value="" table:formula="of:=IF(AND([DATA.Y$34]=[.$I20];[DATA.Z$34]=[.$J20]);[DATA.Y$3];&quot;&quot;)" table:style-name="ce77"/>
          <table:table-cell office:value-type="string" office:string-value="" table:formula="of:=IF(AND([DATA.AA$34]=[.$I20];[DATA.AB$34]=[.$J20]);[DATA.AA$3];&quot;&quot;)" table:style-name="ce77"/>
          <table:table-cell office:value-type="string" office:string-value="" table:formula="of:=IF(AND([DATA.AC$34]=[.$I20];[DATA.AD$34]=[.$J20]);[DATA.AC$3];&quot;&quot;)" table:style-name="ce77"/>
          <table:table-cell office:value-type="string" office:string-value="" table:formula="of:=IF(AND([DATA.AE$34]=[.$I20];[DATA.AF$34]=[.$J20]);[DATA.AE$3];&quot;&quot;)" table:style-name="ce77"/>
          <table:table-cell office:value-type="string" office:string-value="" table:formula="of:=IF(AND([DATA.AG$34]=[.$I20];[DATA.AH$34]=[.$J20]);[DATA.AG$3];&quot;&quot;)" table:style-name="ce77"/>
          <table:table-cell office:value-type="string" office:string-value="" table:formula="of:=IF(AND([DATA.AI$34]=[.$I20];[DATA.AJ$34]=[.$J20]);[DATA.AI$3];&quot;&quot;)" table:style-name="ce77"/>
          <table:table-cell office:value-type="string" office:string-value="" table:formula="of:=IF(AND([DATA.AK$34]=[.$I20];[DATA.AL$34]=[.$J20]);[DATA.AK$3];&quot;&quot;)" table:style-name="ce77"/>
          <table:table-cell office:value-type="string" office:string-value="" table:formula="of:=IF(AND([DATA.AM$34]=[.$I20];[DATA.AN$34]=[.$J20]);[DATA.AM$3];&quot;&quot;)" table:style-name="ce77"/>
          <table:table-cell office:value-type="string" office:string-value="" table:formula="of:=IF(AND([DATA.AO$34]=[.$I20];[DATA.AP$34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4]=[.$I21];[DATA.D$34]=[.$J21]);[DATA.C$3];&quot;&quot;)" table:style-name="ce77"/>
          <table:table-cell office:value-type="string" office:string-value="" table:formula="of:=IF(AND([DATA.E$34]=[.$I21];[DATA.F$34]=[.$J21]);[DATA.E$3];&quot;&quot;)" table:style-name="ce77"/>
          <table:table-cell office:value-type="string" office:string-value="" table:formula="of:=IF(AND([DATA.G$34]=[.$I21];[DATA.H$34]=[.$J21]);[DATA.G$3];&quot;&quot;)" table:style-name="ce77"/>
          <table:table-cell office:value-type="string" office:string-value="" table:formula="of:=IF(AND([DATA.I$34]=[.$I21];[DATA.J$34]=[.$J21]);[DATA.I$3];&quot;&quot;)" table:style-name="ce77"/>
          <table:table-cell office:value-type="string" office:string-value="" table:formula="of:=IF(AND([DATA.K$34]=[.$I21];[DATA.L$34]=[.$J21]);[DATA.K$3];&quot;&quot;)" table:style-name="ce77"/>
          <table:table-cell office:value-type="string" office:string-value="" table:formula="of:=IF(AND([DATA.M$34]=[.$I21];[DATA.N$34]=[.$J21]);[DATA.M$3];&quot;&quot;)" table:style-name="ce77"/>
          <table:table-cell office:value-type="string" office:string-value="" table:formula="of:=IF(AND([DATA.O$34]=[.$I21];[DATA.P$34]=[.$J21]);[DATA.O$3];&quot;&quot;)" table:style-name="ce77"/>
          <table:table-cell office:value-type="string" office:string-value="" table:formula="of:=IF(AND([DATA.Q$34]=[.$I21];[DATA.R$34]=[.$J21]);[DATA.Q$3];&quot;&quot;)" table:style-name="ce77"/>
          <table:table-cell office:value-type="string" office:string-value="" table:formula="of:=IF(AND([DATA.S$34]=[.$I21];[DATA.T$34]=[.$J21]);[DATA.S$3];&quot;&quot;)" table:style-name="ce77"/>
          <table:table-cell office:value-type="string" office:string-value="" table:formula="of:=IF(AND([DATA.U$34]=[.$I21];[DATA.V$34]=[.$J21]);[DATA.U$3];&quot;&quot;)" table:style-name="ce77"/>
          <table:table-cell office:value-type="string" office:string-value="" table:formula="of:=IF(AND([DATA.W$34]=[.$I21];[DATA.X$34]=[.$J21]);[DATA.W$3];&quot;&quot;)" table:style-name="ce77"/>
          <table:table-cell office:value-type="string" office:string-value="" table:formula="of:=IF(AND([DATA.Y$34]=[.$I21];[DATA.Z$34]=[.$J21]);[DATA.Y$3];&quot;&quot;)" table:style-name="ce77"/>
          <table:table-cell office:value-type="string" office:string-value="" table:formula="of:=IF(AND([DATA.AA$34]=[.$I21];[DATA.AB$34]=[.$J21]);[DATA.AA$3];&quot;&quot;)" table:style-name="ce77"/>
          <table:table-cell office:value-type="string" office:string-value="" table:formula="of:=IF(AND([DATA.AC$34]=[.$I21];[DATA.AD$34]=[.$J21]);[DATA.AC$3];&quot;&quot;)" table:style-name="ce77"/>
          <table:table-cell office:value-type="string" office:string-value="" table:formula="of:=IF(AND([DATA.AE$34]=[.$I21];[DATA.AF$34]=[.$J21]);[DATA.AE$3];&quot;&quot;)" table:style-name="ce77"/>
          <table:table-cell office:value-type="string" office:string-value="" table:formula="of:=IF(AND([DATA.AG$34]=[.$I21];[DATA.AH$34]=[.$J21]);[DATA.AG$3];&quot;&quot;)" table:style-name="ce77"/>
          <table:table-cell office:value-type="string" office:string-value="" table:formula="of:=IF(AND([DATA.AI$34]=[.$I21];[DATA.AJ$34]=[.$J21]);[DATA.AI$3];&quot;&quot;)" table:style-name="ce77"/>
          <table:table-cell office:value-type="string" office:string-value="" table:formula="of:=IF(AND([DATA.AK$34]=[.$I21];[DATA.AL$34]=[.$J21]);[DATA.AK$3];&quot;&quot;)" table:style-name="ce77"/>
          <table:table-cell office:value-type="string" office:string-value="" table:formula="of:=IF(AND([DATA.AM$34]=[.$I21];[DATA.AN$34]=[.$J21]);[DATA.AM$3];&quot;&quot;)" table:style-name="ce77"/>
          <table:table-cell office:value-type="string" office:string-value="" table:formula="of:=IF(AND([DATA.AO$34]=[.$I21];[DATA.AP$34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4]=[.$I22];[DATA.D$34]=[.$J22]);[DATA.C$3];&quot;&quot;)" table:style-name="ce77"/>
          <table:table-cell office:value-type="string" office:string-value="" table:formula="of:=IF(AND([DATA.E$34]=[.$I22];[DATA.F$34]=[.$J22]);[DATA.E$3];&quot;&quot;)" table:style-name="ce77"/>
          <table:table-cell office:value-type="string" office:string-value="" table:formula="of:=IF(AND([DATA.G$34]=[.$I22];[DATA.H$34]=[.$J22]);[DATA.G$3];&quot;&quot;)" table:style-name="ce77"/>
          <table:table-cell office:value-type="string" office:string-value="" table:formula="of:=IF(AND([DATA.I$34]=[.$I22];[DATA.J$34]=[.$J22]);[DATA.I$3];&quot;&quot;)" table:style-name="ce77"/>
          <table:table-cell office:value-type="string" office:string-value="" table:formula="of:=IF(AND([DATA.K$34]=[.$I22];[DATA.L$34]=[.$J22]);[DATA.K$3];&quot;&quot;)" table:style-name="ce77"/>
          <table:table-cell office:value-type="string" office:string-value="" table:formula="of:=IF(AND([DATA.M$34]=[.$I22];[DATA.N$34]=[.$J22]);[DATA.M$3];&quot;&quot;)" table:style-name="ce77"/>
          <table:table-cell office:value-type="string" office:string-value="" table:formula="of:=IF(AND([DATA.O$34]=[.$I22];[DATA.P$34]=[.$J22]);[DATA.O$3];&quot;&quot;)" table:style-name="ce77"/>
          <table:table-cell office:value-type="string" office:string-value="" table:formula="of:=IF(AND([DATA.Q$34]=[.$I22];[DATA.R$34]=[.$J22]);[DATA.Q$3];&quot;&quot;)" table:style-name="ce77"/>
          <table:table-cell office:value-type="string" office:string-value="" table:formula="of:=IF(AND([DATA.S$34]=[.$I22];[DATA.T$34]=[.$J22]);[DATA.S$3];&quot;&quot;)" table:style-name="ce77"/>
          <table:table-cell office:value-type="string" office:string-value="" table:formula="of:=IF(AND([DATA.U$34]=[.$I22];[DATA.V$34]=[.$J22]);[DATA.U$3];&quot;&quot;)" table:style-name="ce77"/>
          <table:table-cell office:value-type="string" office:string-value="" table:formula="of:=IF(AND([DATA.W$34]=[.$I22];[DATA.X$34]=[.$J22]);[DATA.W$3];&quot;&quot;)" table:style-name="ce77"/>
          <table:table-cell office:value-type="string" office:string-value="" table:formula="of:=IF(AND([DATA.Y$34]=[.$I22];[DATA.Z$34]=[.$J22]);[DATA.Y$3];&quot;&quot;)" table:style-name="ce77"/>
          <table:table-cell office:value-type="string" office:string-value="" table:formula="of:=IF(AND([DATA.AA$34]=[.$I22];[DATA.AB$34]=[.$J22]);[DATA.AA$3];&quot;&quot;)" table:style-name="ce77"/>
          <table:table-cell office:value-type="string" office:string-value="" table:formula="of:=IF(AND([DATA.AC$34]=[.$I22];[DATA.AD$34]=[.$J22]);[DATA.AC$3];&quot;&quot;)" table:style-name="ce77"/>
          <table:table-cell office:value-type="string" office:string-value="" table:formula="of:=IF(AND([DATA.AE$34]=[.$I22];[DATA.AF$34]=[.$J22]);[DATA.AE$3];&quot;&quot;)" table:style-name="ce77"/>
          <table:table-cell office:value-type="string" office:string-value="" table:formula="of:=IF(AND([DATA.AG$34]=[.$I22];[DATA.AH$34]=[.$J22]);[DATA.AG$3];&quot;&quot;)" table:style-name="ce77"/>
          <table:table-cell office:value-type="string" office:string-value="" table:formula="of:=IF(AND([DATA.AI$34]=[.$I22];[DATA.AJ$34]=[.$J22]);[DATA.AI$3];&quot;&quot;)" table:style-name="ce77"/>
          <table:table-cell office:value-type="string" office:string-value="" table:formula="of:=IF(AND([DATA.AK$34]=[.$I22];[DATA.AL$34]=[.$J22]);[DATA.AK$3];&quot;&quot;)" table:style-name="ce77"/>
          <table:table-cell office:value-type="string" office:string-value="" table:formula="of:=IF(AND([DATA.AM$34]=[.$I22];[DATA.AN$34]=[.$J22]);[DATA.AM$3];&quot;&quot;)" table:style-name="ce77"/>
          <table:table-cell office:value-type="string" office:string-value="" table:formula="of:=IF(AND([DATA.AO$34]=[.$I22];[DATA.AP$34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4]=[.$I23];[DATA.D$34]=[.$J23]);[DATA.C$3];&quot;&quot;)" table:style-name="ce77"/>
          <table:table-cell office:value-type="string" office:string-value="" table:formula="of:=IF(AND([DATA.E$34]=[.$I23];[DATA.F$34]=[.$J23]);[DATA.E$3];&quot;&quot;)" table:style-name="ce77"/>
          <table:table-cell office:value-type="string" office:string-value="" table:formula="of:=IF(AND([DATA.G$34]=[.$I23];[DATA.H$34]=[.$J23]);[DATA.G$3];&quot;&quot;)" table:style-name="ce77"/>
          <table:table-cell office:value-type="string" office:string-value="" table:formula="of:=IF(AND([DATA.I$34]=[.$I23];[DATA.J$34]=[.$J23]);[DATA.I$3];&quot;&quot;)" table:style-name="ce77"/>
          <table:table-cell office:value-type="string" office:string-value="" table:formula="of:=IF(AND([DATA.K$34]=[.$I23];[DATA.L$34]=[.$J23]);[DATA.K$3];&quot;&quot;)" table:style-name="ce77"/>
          <table:table-cell office:value-type="string" office:string-value="" table:formula="of:=IF(AND([DATA.M$34]=[.$I23];[DATA.N$34]=[.$J23]);[DATA.M$3];&quot;&quot;)" table:style-name="ce77"/>
          <table:table-cell office:value-type="string" office:string-value="" table:formula="of:=IF(AND([DATA.O$34]=[.$I23];[DATA.P$34]=[.$J23]);[DATA.O$3];&quot;&quot;)" table:style-name="ce77"/>
          <table:table-cell office:value-type="string" office:string-value="" table:formula="of:=IF(AND([DATA.Q$34]=[.$I23];[DATA.R$34]=[.$J23]);[DATA.Q$3];&quot;&quot;)" table:style-name="ce77"/>
          <table:table-cell office:value-type="string" office:string-value="" table:formula="of:=IF(AND([DATA.S$34]=[.$I23];[DATA.T$34]=[.$J23]);[DATA.S$3];&quot;&quot;)" table:style-name="ce77"/>
          <table:table-cell office:value-type="string" office:string-value="" table:formula="of:=IF(AND([DATA.U$34]=[.$I23];[DATA.V$34]=[.$J23]);[DATA.U$3];&quot;&quot;)" table:style-name="ce77"/>
          <table:table-cell office:value-type="string" office:string-value="" table:formula="of:=IF(AND([DATA.W$34]=[.$I23];[DATA.X$34]=[.$J23]);[DATA.W$3];&quot;&quot;)" table:style-name="ce77"/>
          <table:table-cell office:value-type="string" office:string-value="" table:formula="of:=IF(AND([DATA.Y$34]=[.$I23];[DATA.Z$34]=[.$J23]);[DATA.Y$3];&quot;&quot;)" table:style-name="ce77"/>
          <table:table-cell office:value-type="string" office:string-value="" table:formula="of:=IF(AND([DATA.AA$34]=[.$I23];[DATA.AB$34]=[.$J23]);[DATA.AA$3];&quot;&quot;)" table:style-name="ce77"/>
          <table:table-cell office:value-type="string" office:string-value="" table:formula="of:=IF(AND([DATA.AC$34]=[.$I23];[DATA.AD$34]=[.$J23]);[DATA.AC$3];&quot;&quot;)" table:style-name="ce77"/>
          <table:table-cell office:value-type="string" office:string-value="" table:formula="of:=IF(AND([DATA.AE$34]=[.$I23];[DATA.AF$34]=[.$J23]);[DATA.AE$3];&quot;&quot;)" table:style-name="ce77"/>
          <table:table-cell office:value-type="string" office:string-value="" table:formula="of:=IF(AND([DATA.AG$34]=[.$I23];[DATA.AH$34]=[.$J23]);[DATA.AG$3];&quot;&quot;)" table:style-name="ce77"/>
          <table:table-cell office:value-type="string" office:string-value="" table:formula="of:=IF(AND([DATA.AI$34]=[.$I23];[DATA.AJ$34]=[.$J23]);[DATA.AI$3];&quot;&quot;)" table:style-name="ce77"/>
          <table:table-cell office:value-type="string" office:string-value="" table:formula="of:=IF(AND([DATA.AK$34]=[.$I23];[DATA.AL$34]=[.$J23]);[DATA.AK$3];&quot;&quot;)" table:style-name="ce77"/>
          <table:table-cell office:value-type="string" office:string-value="" table:formula="of:=IF(AND([DATA.AM$34]=[.$I23];[DATA.AN$34]=[.$J23]);[DATA.AM$3];&quot;&quot;)" table:style-name="ce77"/>
          <table:table-cell office:value-type="string" office:string-value="" table:formula="of:=IF(AND([DATA.AO$34]=[.$I23];[DATA.AP$34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4]=[.$I24];[DATA.D$34]=[.$J24]);[DATA.C$3];&quot;&quot;)" table:style-name="ce77"/>
          <table:table-cell office:value-type="string" office:string-value="" table:formula="of:=IF(AND([DATA.E$34]=[.$I24];[DATA.F$34]=[.$J24]);[DATA.E$3];&quot;&quot;)" table:style-name="ce77"/>
          <table:table-cell office:value-type="string" office:string-value="" table:formula="of:=IF(AND([DATA.G$34]=[.$I24];[DATA.H$34]=[.$J24]);[DATA.G$3];&quot;&quot;)" table:style-name="ce77"/>
          <table:table-cell office:value-type="string" office:string-value="" table:formula="of:=IF(AND([DATA.I$34]=[.$I24];[DATA.J$34]=[.$J24]);[DATA.I$3];&quot;&quot;)" table:style-name="ce77"/>
          <table:table-cell office:value-type="string" office:string-value="" table:formula="of:=IF(AND([DATA.K$34]=[.$I24];[DATA.L$34]=[.$J24]);[DATA.K$3];&quot;&quot;)" table:style-name="ce77"/>
          <table:table-cell office:value-type="string" office:string-value="" table:formula="of:=IF(AND([DATA.M$34]=[.$I24];[DATA.N$34]=[.$J24]);[DATA.M$3];&quot;&quot;)" table:style-name="ce77"/>
          <table:table-cell office:value-type="string" office:string-value="" table:formula="of:=IF(AND([DATA.O$34]=[.$I24];[DATA.P$34]=[.$J24]);[DATA.O$3];&quot;&quot;)" table:style-name="ce77"/>
          <table:table-cell office:value-type="string" office:string-value="" table:formula="of:=IF(AND([DATA.Q$34]=[.$I24];[DATA.R$34]=[.$J24]);[DATA.Q$3];&quot;&quot;)" table:style-name="ce77"/>
          <table:table-cell office:value-type="string" office:string-value="" table:formula="of:=IF(AND([DATA.S$34]=[.$I24];[DATA.T$34]=[.$J24]);[DATA.S$3];&quot;&quot;)" table:style-name="ce77"/>
          <table:table-cell office:value-type="string" office:string-value="" table:formula="of:=IF(AND([DATA.U$34]=[.$I24];[DATA.V$34]=[.$J24]);[DATA.U$3];&quot;&quot;)" table:style-name="ce77"/>
          <table:table-cell office:value-type="string" office:string-value="" table:formula="of:=IF(AND([DATA.W$34]=[.$I24];[DATA.X$34]=[.$J24]);[DATA.W$3];&quot;&quot;)" table:style-name="ce77"/>
          <table:table-cell office:value-type="string" office:string-value="" table:formula="of:=IF(AND([DATA.Y$34]=[.$I24];[DATA.Z$34]=[.$J24]);[DATA.Y$3];&quot;&quot;)" table:style-name="ce77"/>
          <table:table-cell office:value-type="string" office:string-value="" table:formula="of:=IF(AND([DATA.AA$34]=[.$I24];[DATA.AB$34]=[.$J24]);[DATA.AA$3];&quot;&quot;)" table:style-name="ce77"/>
          <table:table-cell office:value-type="string" office:string-value="" table:formula="of:=IF(AND([DATA.AC$34]=[.$I24];[DATA.AD$34]=[.$J24]);[DATA.AC$3];&quot;&quot;)" table:style-name="ce77"/>
          <table:table-cell office:value-type="string" office:string-value="" table:formula="of:=IF(AND([DATA.AE$34]=[.$I24];[DATA.AF$34]=[.$J24]);[DATA.AE$3];&quot;&quot;)" table:style-name="ce77"/>
          <table:table-cell office:value-type="string" office:string-value="" table:formula="of:=IF(AND([DATA.AG$34]=[.$I24];[DATA.AH$34]=[.$J24]);[DATA.AG$3];&quot;&quot;)" table:style-name="ce77"/>
          <table:table-cell office:value-type="string" office:string-value="" table:formula="of:=IF(AND([DATA.AI$34]=[.$I24];[DATA.AJ$34]=[.$J24]);[DATA.AI$3];&quot;&quot;)" table:style-name="ce77"/>
          <table:table-cell office:value-type="string" office:string-value="" table:formula="of:=IF(AND([DATA.AK$34]=[.$I24];[DATA.AL$34]=[.$J24]);[DATA.AK$3];&quot;&quot;)" table:style-name="ce77"/>
          <table:table-cell office:value-type="string" office:string-value="" table:formula="of:=IF(AND([DATA.AM$34]=[.$I24];[DATA.AN$34]=[.$J24]);[DATA.AM$3];&quot;&quot;)" table:style-name="ce77"/>
          <table:table-cell office:value-type="string" office:string-value="" table:formula="of:=IF(AND([DATA.AO$34]=[.$I24];[DATA.AP$34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4]=[.$I25];[DATA.D$34]=[.$J25]);[DATA.C$3];&quot;&quot;)" table:style-name="ce77"/>
          <table:table-cell office:value-type="string" office:string-value="" table:formula="of:=IF(AND([DATA.E$34]=[.$I25];[DATA.F$34]=[.$J25]);[DATA.E$3];&quot;&quot;)" table:style-name="ce77"/>
          <table:table-cell office:value-type="string" office:string-value="" table:formula="of:=IF(AND([DATA.G$34]=[.$I25];[DATA.H$34]=[.$J25]);[DATA.G$3];&quot;&quot;)" table:style-name="ce77"/>
          <table:table-cell office:value-type="string" office:string-value="" table:formula="of:=IF(AND([DATA.I$34]=[.$I25];[DATA.J$34]=[.$J25]);[DATA.I$3];&quot;&quot;)" table:style-name="ce77"/>
          <table:table-cell office:value-type="string" office:string-value="" table:formula="of:=IF(AND([DATA.K$34]=[.$I25];[DATA.L$34]=[.$J25]);[DATA.K$3];&quot;&quot;)" table:style-name="ce77"/>
          <table:table-cell office:value-type="string" office:string-value="" table:formula="of:=IF(AND([DATA.M$34]=[.$I25];[DATA.N$34]=[.$J25]);[DATA.M$3];&quot;&quot;)" table:style-name="ce77"/>
          <table:table-cell office:value-type="string" office:string-value="" table:formula="of:=IF(AND([DATA.O$34]=[.$I25];[DATA.P$34]=[.$J25]);[DATA.O$3];&quot;&quot;)" table:style-name="ce77"/>
          <table:table-cell office:value-type="string" office:string-value="" table:formula="of:=IF(AND([DATA.Q$34]=[.$I25];[DATA.R$34]=[.$J25]);[DATA.Q$3];&quot;&quot;)" table:style-name="ce77"/>
          <table:table-cell office:value-type="string" office:string-value="" table:formula="of:=IF(AND([DATA.S$34]=[.$I25];[DATA.T$34]=[.$J25]);[DATA.S$3];&quot;&quot;)" table:style-name="ce77"/>
          <table:table-cell office:value-type="string" office:string-value="" table:formula="of:=IF(AND([DATA.U$34]=[.$I25];[DATA.V$34]=[.$J25]);[DATA.U$3];&quot;&quot;)" table:style-name="ce77"/>
          <table:table-cell office:value-type="string" office:string-value="" table:formula="of:=IF(AND([DATA.W$34]=[.$I25];[DATA.X$34]=[.$J25]);[DATA.W$3];&quot;&quot;)" table:style-name="ce77"/>
          <table:table-cell office:value-type="string" office:string-value="" table:formula="of:=IF(AND([DATA.Y$34]=[.$I25];[DATA.Z$34]=[.$J25]);[DATA.Y$3];&quot;&quot;)" table:style-name="ce77"/>
          <table:table-cell office:value-type="string" office:string-value="" table:formula="of:=IF(AND([DATA.AA$34]=[.$I25];[DATA.AB$34]=[.$J25]);[DATA.AA$3];&quot;&quot;)" table:style-name="ce77"/>
          <table:table-cell office:value-type="string" office:string-value="" table:formula="of:=IF(AND([DATA.AC$34]=[.$I25];[DATA.AD$34]=[.$J25]);[DATA.AC$3];&quot;&quot;)" table:style-name="ce77"/>
          <table:table-cell office:value-type="string" office:string-value="" table:formula="of:=IF(AND([DATA.AE$34]=[.$I25];[DATA.AF$34]=[.$J25]);[DATA.AE$3];&quot;&quot;)" table:style-name="ce77"/>
          <table:table-cell office:value-type="string" office:string-value="" table:formula="of:=IF(AND([DATA.AG$34]=[.$I25];[DATA.AH$34]=[.$J25]);[DATA.AG$3];&quot;&quot;)" table:style-name="ce77"/>
          <table:table-cell office:value-type="string" office:string-value="" table:formula="of:=IF(AND([DATA.AI$34]=[.$I25];[DATA.AJ$34]=[.$J25]);[DATA.AI$3];&quot;&quot;)" table:style-name="ce77"/>
          <table:table-cell office:value-type="string" office:string-value="" table:formula="of:=IF(AND([DATA.AK$34]=[.$I25];[DATA.AL$34]=[.$J25]);[DATA.AK$3];&quot;&quot;)" table:style-name="ce77"/>
          <table:table-cell office:value-type="string" office:string-value="" table:formula="of:=IF(AND([DATA.AM$34]=[.$I25];[DATA.AN$34]=[.$J25]);[DATA.AM$3];&quot;&quot;)" table:style-name="ce77"/>
          <table:table-cell office:value-type="string" office:string-value="" table:formula="of:=IF(AND([DATA.AO$34]=[.$I25];[DATA.AP$34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4]=[.$I26];[DATA.D$34]=[.$J26]);[DATA.C$3];&quot;&quot;)" table:style-name="ce77"/>
          <table:table-cell office:value-type="string" office:string-value="" table:formula="of:=IF(AND([DATA.E$34]=[.$I26];[DATA.F$34]=[.$J26]);[DATA.E$3];&quot;&quot;)" table:style-name="ce77"/>
          <table:table-cell office:value-type="string" office:string-value="" table:formula="of:=IF(AND([DATA.G$34]=[.$I26];[DATA.H$34]=[.$J26]);[DATA.G$3];&quot;&quot;)" table:style-name="ce77"/>
          <table:table-cell office:value-type="string" office:string-value="" table:formula="of:=IF(AND([DATA.I$34]=[.$I26];[DATA.J$34]=[.$J26]);[DATA.I$3];&quot;&quot;)" table:style-name="ce77"/>
          <table:table-cell office:value-type="string" office:string-value="" table:formula="of:=IF(AND([DATA.K$34]=[.$I26];[DATA.L$34]=[.$J26]);[DATA.K$3];&quot;&quot;)" table:style-name="ce77"/>
          <table:table-cell office:value-type="string" office:string-value="" table:formula="of:=IF(AND([DATA.M$34]=[.$I26];[DATA.N$34]=[.$J26]);[DATA.M$3];&quot;&quot;)" table:style-name="ce77"/>
          <table:table-cell office:value-type="string" office:string-value="" table:formula="of:=IF(AND([DATA.O$34]=[.$I26];[DATA.P$34]=[.$J26]);[DATA.O$3];&quot;&quot;)" table:style-name="ce77"/>
          <table:table-cell office:value-type="string" office:string-value="" table:formula="of:=IF(AND([DATA.Q$34]=[.$I26];[DATA.R$34]=[.$J26]);[DATA.Q$3];&quot;&quot;)" table:style-name="ce77"/>
          <table:table-cell office:value-type="string" office:string-value="" table:formula="of:=IF(AND([DATA.S$34]=[.$I26];[DATA.T$34]=[.$J26]);[DATA.S$3];&quot;&quot;)" table:style-name="ce77"/>
          <table:table-cell office:value-type="string" office:string-value="" table:formula="of:=IF(AND([DATA.U$34]=[.$I26];[DATA.V$34]=[.$J26]);[DATA.U$3];&quot;&quot;)" table:style-name="ce77"/>
          <table:table-cell office:value-type="string" office:string-value="" table:formula="of:=IF(AND([DATA.W$34]=[.$I26];[DATA.X$34]=[.$J26]);[DATA.W$3];&quot;&quot;)" table:style-name="ce77"/>
          <table:table-cell office:value-type="string" office:string-value="" table:formula="of:=IF(AND([DATA.Y$34]=[.$I26];[DATA.Z$34]=[.$J26]);[DATA.Y$3];&quot;&quot;)" table:style-name="ce77"/>
          <table:table-cell office:value-type="string" office:string-value="" table:formula="of:=IF(AND([DATA.AA$34]=[.$I26];[DATA.AB$34]=[.$J26]);[DATA.AA$3];&quot;&quot;)" table:style-name="ce77"/>
          <table:table-cell office:value-type="string" office:string-value="" table:formula="of:=IF(AND([DATA.AC$34]=[.$I26];[DATA.AD$34]=[.$J26]);[DATA.AC$3];&quot;&quot;)" table:style-name="ce77"/>
          <table:table-cell office:value-type="string" office:string-value="" table:formula="of:=IF(AND([DATA.AE$34]=[.$I26];[DATA.AF$34]=[.$J26]);[DATA.AE$3];&quot;&quot;)" table:style-name="ce77"/>
          <table:table-cell office:value-type="string" office:string-value="" table:formula="of:=IF(AND([DATA.AG$34]=[.$I26];[DATA.AH$34]=[.$J26]);[DATA.AG$3];&quot;&quot;)" table:style-name="ce77"/>
          <table:table-cell office:value-type="string" office:string-value="" table:formula="of:=IF(AND([DATA.AI$34]=[.$I26];[DATA.AJ$34]=[.$J26]);[DATA.AI$3];&quot;&quot;)" table:style-name="ce77"/>
          <table:table-cell office:value-type="string" office:string-value="" table:formula="of:=IF(AND([DATA.AK$34]=[.$I26];[DATA.AL$34]=[.$J26]);[DATA.AK$3];&quot;&quot;)" table:style-name="ce77"/>
          <table:table-cell office:value-type="string" office:string-value="" table:formula="of:=IF(AND([DATA.AM$34]=[.$I26];[DATA.AN$34]=[.$J26]);[DATA.AM$3];&quot;&quot;)" table:style-name="ce77"/>
          <table:table-cell office:value-type="string" office:string-value="" table:formula="of:=IF(AND([DATA.AO$34]=[.$I26];[DATA.AP$34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4]=[.$I27];[DATA.D$34]=[.$J27]);[DATA.C$3];&quot;&quot;)" table:style-name="ce77"/>
          <table:table-cell office:value-type="string" office:string-value="" table:formula="of:=IF(AND([DATA.E$34]=[.$I27];[DATA.F$34]=[.$J27]);[DATA.E$3];&quot;&quot;)" table:style-name="ce77"/>
          <table:table-cell office:value-type="string" office:string-value="" table:formula="of:=IF(AND([DATA.G$34]=[.$I27];[DATA.H$34]=[.$J27]);[DATA.G$3];&quot;&quot;)" table:style-name="ce77"/>
          <table:table-cell office:value-type="string" office:string-value="" table:formula="of:=IF(AND([DATA.I$34]=[.$I27];[DATA.J$34]=[.$J27]);[DATA.I$3];&quot;&quot;)" table:style-name="ce77"/>
          <table:table-cell office:value-type="string" office:string-value="" table:formula="of:=IF(AND([DATA.K$34]=[.$I27];[DATA.L$34]=[.$J27]);[DATA.K$3];&quot;&quot;)" table:style-name="ce77"/>
          <table:table-cell office:value-type="string" office:string-value="" table:formula="of:=IF(AND([DATA.M$34]=[.$I27];[DATA.N$34]=[.$J27]);[DATA.M$3];&quot;&quot;)" table:style-name="ce77"/>
          <table:table-cell office:value-type="string" office:string-value="" table:formula="of:=IF(AND([DATA.O$34]=[.$I27];[DATA.P$34]=[.$J27]);[DATA.O$3];&quot;&quot;)" table:style-name="ce77"/>
          <table:table-cell office:value-type="string" office:string-value="" table:formula="of:=IF(AND([DATA.Q$34]=[.$I27];[DATA.R$34]=[.$J27]);[DATA.Q$3];&quot;&quot;)" table:style-name="ce77"/>
          <table:table-cell office:value-type="string" office:string-value="" table:formula="of:=IF(AND([DATA.S$34]=[.$I27];[DATA.T$34]=[.$J27]);[DATA.S$3];&quot;&quot;)" table:style-name="ce77"/>
          <table:table-cell office:value-type="string" office:string-value="" table:formula="of:=IF(AND([DATA.U$34]=[.$I27];[DATA.V$34]=[.$J27]);[DATA.U$3];&quot;&quot;)" table:style-name="ce77"/>
          <table:table-cell office:value-type="string" office:string-value="" table:formula="of:=IF(AND([DATA.W$34]=[.$I27];[DATA.X$34]=[.$J27]);[DATA.W$3];&quot;&quot;)" table:style-name="ce77"/>
          <table:table-cell office:value-type="string" office:string-value="" table:formula="of:=IF(AND([DATA.Y$34]=[.$I27];[DATA.Z$34]=[.$J27]);[DATA.Y$3];&quot;&quot;)" table:style-name="ce77"/>
          <table:table-cell office:value-type="string" office:string-value="" table:formula="of:=IF(AND([DATA.AA$34]=[.$I27];[DATA.AB$34]=[.$J27]);[DATA.AA$3];&quot;&quot;)" table:style-name="ce77"/>
          <table:table-cell office:value-type="string" office:string-value="" table:formula="of:=IF(AND([DATA.AC$34]=[.$I27];[DATA.AD$34]=[.$J27]);[DATA.AC$3];&quot;&quot;)" table:style-name="ce77"/>
          <table:table-cell office:value-type="string" office:string-value="" table:formula="of:=IF(AND([DATA.AE$34]=[.$I27];[DATA.AF$34]=[.$J27]);[DATA.AE$3];&quot;&quot;)" table:style-name="ce77"/>
          <table:table-cell office:value-type="string" office:string-value="" table:formula="of:=IF(AND([DATA.AG$34]=[.$I27];[DATA.AH$34]=[.$J27]);[DATA.AG$3];&quot;&quot;)" table:style-name="ce77"/>
          <table:table-cell office:value-type="string" office:string-value="" table:formula="of:=IF(AND([DATA.AI$34]=[.$I27];[DATA.AJ$34]=[.$J27]);[DATA.AI$3];&quot;&quot;)" table:style-name="ce77"/>
          <table:table-cell office:value-type="string" office:string-value="" table:formula="of:=IF(AND([DATA.AK$34]=[.$I27];[DATA.AL$34]=[.$J27]);[DATA.AK$3];&quot;&quot;)" table:style-name="ce77"/>
          <table:table-cell office:value-type="string" office:string-value="" table:formula="of:=IF(AND([DATA.AM$34]=[.$I27];[DATA.AN$34]=[.$J27]);[DATA.AM$3];&quot;&quot;)" table:style-name="ce77"/>
          <table:table-cell office:value-type="string" office:string-value="" table:formula="of:=IF(AND([DATA.AO$34]=[.$I27];[DATA.AP$34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  <table:named-expressions>
          <table:named-range table:name="COMPETENCY_12" table:cell-range-address="UNUSED_11.$B$1" table:base-cell-address="UNUSED_11.$A$1"/>
        </table:named-expressions>
      </table:table>
      <table:table table:name="UNUSED_12" table:style-name="ta3">
        <table:table-column table:style-name="co1" table:number-columns-repeated="2" table:default-cell-style-name="ce3"/>
        <table:table-column table:style-name="co12" table:number-columns-repeated="5" table:default-cell-style-name="ce3"/>
        <table:table-column table:style-name="co1" table:default-cell-style-name="ce3"/>
        <table:table-column table:style-name="co5" table:default-cell-style-name="ce3"/>
        <table:table-column table:style-name="co13" table:default-cell-style-name="ce3"/>
        <table:table-column table:style-name="co14" table:number-columns-repeated="20" table:default-cell-style-name="ce3"/>
        <table:table-column table:style-name="co1" table:number-columns-repeated="16354" table:default-cell-style-name="ce3"/>
        <table:table-row table:style-name="ro4" table:visibility="collapse">
          <table:table-cell office:value-type="string" office:string-value="UNUSED_12" table:formula="of:=IF([COMPETENCIES.B14]=&quot;&quot;;&quot;UNUSED_12&quot;;[COMPETENCIES.B14])" table:style-name="ce3">
            <text:p>UNUSED_12</text:p>
          </table:table-cell>
          <table:table-cell table:number-columns-repeated="16383" table:style-name="ce3"/>
        </table:table-row>
        <table:table-row table:style-name="ro20">
          <table:table-cell table:style-name="ce11"/>
          <table:table-cell table:number-columns-repeated="16383" table:style-name="ce3"/>
        </table:table-row>
        <table:table-row table:style-name="ro21">
          <table:table-cell table:style-name="ce4"/>
          <table:table-cell office:value-type="float" office:value="5" table:style-name="ce64">
            <text:p>5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&amp;&quot; &quot;&amp;[.W13]&amp;&quot; &quot;&amp;[.X13]&amp;&quot; &quot;&amp;[.Y13]&amp;&quot; &quot;&amp;[.Z13]&amp;&quot; &quot;&amp;[.AA13]&amp;&quot; &quot;&amp;[.AB13]&amp;&quot; &quot;&amp;[.AC13]&amp;&quot; &quot;&amp;[.AD13])" table:style-name="ce66"/>
          <table:table-cell table:style-name="ce5">
            <draw:frame draw:z-index="1" draw:id="id65" draw:style-name="a199" draw:name="Text Box 2" svg:x="0.33333in" svg:y="0.25in" svg:width="1.58333in" svg:height="0.54167in">
              <draw:text-box>
                <text:p text:style-name="a196" text:class-names="" text:cond-style-name=""><text:span text:style-name="a195" text:class-names="">Something<text:s text:c="1"/></text:span></text:p>
                <text:p text:style-name="a198" text:class-names="" text:cond-style-name=""><text:span text:style-name="a197" text:class-names="">to share</text:span></text:p>
              </draw:text-box>
              <svg:title/>
              <svg:desc/>
            </draw:frame>
          </table:table-cell>
          <table:table-cell table:style-name="ce5"/>
          <table:table-cell office:value-type="string" office:string-value="UNUSED_12" table:formula="of:=[.A1]" table:style-name="ce74">
            <text:p>UNUSED_12</text:p>
          </table:table-cell>
          <table:table-cell table:style-name="ce5"/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4" table:style-name="ce64">
            <text:p>4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&amp;&quot; &quot;&amp;[.W14]&amp;&quot; &quot;&amp;[.X14]&amp;&quot; &quot;&amp;[.Y14]&amp;&quot; &quot;&amp;[.Z14]&amp;&quot; &quot;&amp;[.AA14]&amp;&quot; &quot;&amp;[.AB14]&amp;&quot; &quot;&amp;[.AC14]&amp;&quot; &quot;&amp;[.AD14])" table:style-name="ce66"/>
          <table:table-cell office:value-type="string" office:string-value="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&amp;&quot; &quot;&amp;[.W15]&amp;&quot; &quot;&amp;[.X15]&amp;&quot; &quot;&amp;[.Y15]&amp;&quot; &quot;&amp;[.Z15]&amp;&quot; &quot;&amp;[.AA15]&amp;&quot; &quot;&amp;[.AB15]&amp;&quot; &quot;&amp;[.AC15]&amp;&quot; &quot;&amp;[.AD15])" table:style-name="ce67"/>
          <table:table-cell table:number-columns-repeated="3" table:style-name="ce5"/>
          <table:table-cell table:number-columns-repeated="16377" table:style-name="ce3"/>
        </table:table-row>
        <table:table-row table:style-name="ro21">
          <table:table-cell office:value-type="string" table:style-name="ce65">
            <text:p>Level</text:p>
          </table:table-cell>
          <table:table-cell office:value-type="float" office:value="3" table:style-name="ce64">
            <text:p>3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&amp;&quot; &quot;&amp;[.W16]&amp;&quot; &quot;&amp;[.X16]&amp;&quot; &quot;&amp;[.Y16]&amp;&quot; &quot;&amp;[.Z16]&amp;&quot; &quot;&amp;[.AA16]&amp;&quot; &quot;&amp;[.AB16]&amp;&quot; &quot;&amp;[.AC16]&amp;&quot; &quot;&amp;[.AD16])" table:style-name="ce6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&amp;&quot; &quot;&amp;[.W17]&amp;&quot; &quot;&amp;[.X17]&amp;&quot; &quot;&amp;[.Y17]&amp;&quot; &quot;&amp;[.Z17]&amp;&quot; &quot;&amp;[.AA17]&amp;&quot; &quot;&amp;[.AB17]&amp;&quot; &quot;&amp;[.AC17]&amp;&quot; &quot;&amp;[.AD17])" table:style-name="ce67"/>
          <table:table-cell office:value-type="string" office:string-value="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&amp;&quot; &quot;&amp;[.W18]&amp;&quot; &quot;&amp;[.X18]&amp;&quot; &quot;&amp;[.Y18]&amp;&quot; &quot;&amp;[.Z18]&amp;&quot; &quot;&amp;[.AA18]&amp;&quot; &quot;&amp;[.AB18]&amp;&quot; &quot;&amp;[.AC18]&amp;&quot; &quot;&amp;[.AD18])" table:style-name="ce67"/>
          <table:table-cell table:number-columns-repeated="2" table:style-name="ce6"/>
          <table:table-cell table:style-name="ce10"/>
          <table:table-cell table:number-columns-repeated="16376" table:style-name="ce3"/>
        </table:table-row>
        <table:table-row table:style-name="ro21">
          <table:table-cell table:style-name="ce3"/>
          <table:table-cell office:value-type="float" office:value="2" table:style-name="ce64">
            <text:p>2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&amp;&quot; &quot;&amp;[.W19]&amp;&quot; &quot;&amp;[.X19]&amp;&quot; &quot;&amp;[.Y19]&amp;&quot; &quot;&amp;[.Z19]&amp;&quot; &quot;&amp;[.AA19]&amp;&quot; &quot;&amp;[.AB19]&amp;&quot; &quot;&amp;[.AC19]&amp;&quot; &quot;&amp;[.AD19])" table:style-name="ce6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&amp;&quot; &quot;&amp;[.W20]&amp;&quot; &quot;&amp;[.X20]&amp;&quot; &quot;&amp;[.Y20]&amp;&quot; &quot;&amp;[.Z20]&amp;&quot; &quot;&amp;[.AA20]&amp;&quot; &quot;&amp;[.AB20]&amp;&quot; &quot;&amp;[.AC20]&amp;&quot; &quot;&amp;[.AD20])" table:style-name="ce6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&amp;&quot; &quot;&amp;[.W21]&amp;&quot; &quot;&amp;[.X21]&amp;&quot; &quot;&amp;[.Y21]&amp;&quot; &quot;&amp;[.Z21]&amp;&quot; &quot;&amp;[.AA21]&amp;&quot; &quot;&amp;[.AB21]&amp;&quot; &quot;&amp;[.AC21]&amp;&quot; &quot;&amp;[.AD21])" table:style-name="ce67"/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&amp;&quot; &quot;&amp;[.W22]&amp;&quot; &quot;&amp;[.X22]&amp;&quot; &quot;&amp;[.Y22]&amp;&quot; &quot;&amp;[.Z22]&amp;&quot; &quot;&amp;[.AA22]&amp;&quot; &quot;&amp;[.AB22]&amp;&quot; &quot;&amp;[.AC22]&amp;&quot; &quot;&amp;[.AD22])" table:style-name="ce67"/>
          <table:table-cell table:style-name="ce6">
            <draw:frame draw:z-index="2" draw:id="id66" draw:style-name="a204" draw:name="Text Box 3" svg:x="0.23611in" svg:y="0.41667in" svg:width="1.58333in" svg:height="0.54167in">
              <draw:text-box>
                <text:p text:style-name="a201" text:class-names="" text:cond-style-name=""><text:span text:style-name="a200" text:class-names="">Something<text:s text:c="1"/></text:span></text:p>
                <text:p text:style-name="a203" text:class-names="" text:cond-style-name=""><text:span text:style-name="a202" text:class-names="">to learn</text:span></text:p>
              </draw:text-box>
              <svg:title/>
              <svg:desc/>
            </draw:frame>
          </table:table-cell>
          <table:table-cell table:number-columns-repeated="16377" table:style-name="ce3"/>
        </table:table-row>
        <table:table-row table:style-name="ro21">
          <table:table-cell table:style-name="ce3"/>
          <table:table-cell office:value-type="float" office:value="1" table:style-name="ce64">
            <text:p>1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&amp;&quot; &quot;&amp;[.W23]&amp;&quot; &quot;&amp;[.X23]&amp;&quot; &quot;&amp;[.Y23]&amp;&quot; &quot;&amp;[.Z23]&amp;&quot; &quot;&amp;[.AA23]&amp;&quot; &quot;&amp;[.AB23]&amp;&quot; &quot;&amp;[.AC23]&amp;&quot; &quot;&amp;[.AD23])" table:style-name="ce6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&amp;&quot; &quot;&amp;[.W24]&amp;&quot; &quot;&amp;[.X24]&amp;&quot; &quot;&amp;[.Y24]&amp;&quot; &quot;&amp;[.Z24]&amp;&quot; &quot;&amp;[.AA24]&amp;&quot; &quot;&amp;[.AB24]&amp;&quot; &quot;&amp;[.AC24]&amp;&quot; &quot;&amp;[.AD24])" table:style-name="ce6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&amp;&quot; &quot;&amp;[.W25]&amp;&quot; &quot;&amp;[.X25]&amp;&quot; &quot;&amp;[.Y25]&amp;&quot; &quot;&amp;[.Z25]&amp;&quot; &quot;&amp;[.AA25]&amp;&quot; &quot;&amp;[.AB25]&amp;&quot; &quot;&amp;[.AC25]&amp;&quot; &quot;&amp;[.AD25])" table:style-name="ce6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&amp;&quot; &quot;&amp;[.W26]&amp;&quot; &quot;&amp;[.X26]&amp;&quot; &quot;&amp;[.Y26]&amp;&quot; &quot;&amp;[.Z26]&amp;&quot; &quot;&amp;[.AA26]&amp;&quot; &quot;&amp;[.AB26]&amp;&quot; &quot;&amp;[.AC26]&amp;&quot; &quot;&amp;[.AD26])" table:style-name="ce67"/>
          <table:table-cell office:value-type="string" office:string-value="" table:formula="of:=TRIM([.K27]&amp;&quot;  &quot;&amp;[.L27]&amp;&quot;  &quot;&amp;[.M27]&amp;&quot;  &quot;&amp;[.N27]&amp;&quot;  &quot;&amp;[.O27]&amp;&quot; &quot;&amp;[.P27]&amp;&quot; &quot;&amp;[.Q27]&amp;&quot; &quot;&amp;[.R27]&amp;&quot; &quot;&amp;[.S27]&amp;&quot; &quot;&amp;[.T27]&amp;&quot; &quot;&amp;[.U27]&amp;&quot; &quot;&amp;[.V27]&amp;&quot; &quot;&amp;[.W27]&amp;&quot; &quot;&amp;[.X27]&amp;&quot; &quot;&amp;[.Y27]&amp;&quot; &quot;&amp;[.Z27]&amp;&quot; &quot;&amp;[.AA27]&amp;&quot; &quot;&amp;[.AB27]&amp;&quot; &quot;&amp;[.AC27]&amp;&quot; &quot;&amp;[.AD27])" table:style-name="ce67"/>
          <table:table-cell table:number-columns-repeated="16377" table:style-name="ce3"/>
        </table:table-row>
        <table:table-row table:style-name="ro22">
          <table:table-cell table:number-columns-repeated="2" table:style-name="ce3"/>
          <table:table-cell office:value-type="float" office:value="0" table:style-name="ce69">
            <text:p>0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69">
            <text:p>2</text:p>
          </table:table-cell>
          <table:table-cell office:value-type="float" office:value="3" table:style-name="ce69">
            <text:p>3</text:p>
          </table:table-cell>
          <table:table-cell office:value-type="float" office:value="4" table:style-name="ce69">
            <text:p>4</text:p>
          </table:table-cell>
          <table:table-cell office:value-type="string" table:style-name="ce68">
            <text:p>Target minus current level</text:p>
          </table:table-cell>
          <table:table-cell table:number-columns-repeated="16376" table:style-name="ce3"/>
        </table:table-row>
        <table:table-row table:style-name="ro23">
          <table:table-cell table:style-name="ce3"/>
          <table:table-cell table:style-name="ce2"/>
          <table:table-cell table:number-columns-repeated="2" table:style-name="ce3"/>
          <table:table-cell office:value-type="string" table:style-name="ce75">
            <text:p>Gap</text:p>
          </table:table-cell>
          <table:table-cell table:style-name="ce3"/>
          <table:table-cell table:style-name="ce7"/>
          <table:table-cell table:number-columns-repeated="16377" table:style-name="ce3"/>
        </table:table-row>
        <table:table-row table:style-name="ro24">
          <table:table-cell table:number-columns-repeated="16384" table:style-name="ce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3"/>
          <table:table-cell office:value-type="float" office:value="5" table:style-name="ce68">
            <text:p>5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5]=[.$I13];[DATA.D$35]=[.$J13]);[DATA.C$3];&quot;&quot;)" table:style-name="ce77"/>
          <table:table-cell office:value-type="string" office:string-value="" table:formula="of:=IF(AND([DATA.E$35]=[.$I13];[DATA.F$35]=[.$J13]);[DATA.E$3];&quot;&quot;)" table:style-name="ce77"/>
          <table:table-cell office:value-type="string" office:string-value="" table:formula="of:=IF(AND([DATA.G$35]=[.$I13];[DATA.H$35]=[.$J13]);[DATA.G$3];&quot;&quot;)" table:style-name="ce77"/>
          <table:table-cell office:value-type="string" office:string-value="" table:formula="of:=IF(AND([DATA.I$35]=[.$I13];[DATA.J$35]=[.$J13]);[DATA.I$3];&quot;&quot;)" table:style-name="ce77"/>
          <table:table-cell office:value-type="string" office:string-value="" table:formula="of:=IF(AND([DATA.K$35]=[.$I13];[DATA.L$35]=[.$J13]);[DATA.K$3];&quot;&quot;)" table:style-name="ce77"/>
          <table:table-cell office:value-type="string" office:string-value="" table:formula="of:=IF(AND([DATA.M$35]=[.$I13];[DATA.N$35]=[.$J13]);[DATA.M$3];&quot;&quot;)" table:style-name="ce77"/>
          <table:table-cell office:value-type="string" office:string-value="" table:formula="of:=IF(AND([DATA.O$35]=[.$I13];[DATA.P$35]=[.$J13]);[DATA.O$3];&quot;&quot;)" table:style-name="ce77"/>
          <table:table-cell office:value-type="string" office:string-value="" table:formula="of:=IF(AND([DATA.Q$35]=[.$I13];[DATA.R$35]=[.$J13]);[DATA.Q$3];&quot;&quot;)" table:style-name="ce77"/>
          <table:table-cell office:value-type="string" office:string-value="" table:formula="of:=IF(AND([DATA.S$35]=[.$I13];[DATA.T$35]=[.$J13]);[DATA.S$3];&quot;&quot;)" table:style-name="ce77"/>
          <table:table-cell office:value-type="string" office:string-value="" table:formula="of:=IF(AND([DATA.U$35]=[.$I13];[DATA.V$35]=[.$J13]);[DATA.U$3];&quot;&quot;)" table:style-name="ce77"/>
          <table:table-cell office:value-type="string" office:string-value="" table:formula="of:=IF(AND([DATA.W$35]=[.$I13];[DATA.X$35]=[.$J13]);[DATA.W$3];&quot;&quot;)" table:style-name="ce77"/>
          <table:table-cell office:value-type="string" office:string-value="" table:formula="of:=IF(AND([DATA.Y$35]=[.$I13];[DATA.Z$35]=[.$J13]);[DATA.Y$3];&quot;&quot;)" table:style-name="ce77"/>
          <table:table-cell office:value-type="string" office:string-value="" table:formula="of:=IF(AND([DATA.AA$35]=[.$I13];[DATA.AB$35]=[.$J13]);[DATA.AA$3];&quot;&quot;)" table:style-name="ce77"/>
          <table:table-cell office:value-type="string" office:string-value="" table:formula="of:=IF(AND([DATA.AC$35]=[.$I13];[DATA.AD$35]=[.$J13]);[DATA.AC$3];&quot;&quot;)" table:style-name="ce77"/>
          <table:table-cell office:value-type="string" office:string-value="" table:formula="of:=IF(AND([DATA.AE$35]=[.$I13];[DATA.AF$35]=[.$J13]);[DATA.AE$3];&quot;&quot;)" table:style-name="ce77"/>
          <table:table-cell office:value-type="string" office:string-value="" table:formula="of:=IF(AND([DATA.AG$35]=[.$I13];[DATA.AH$35]=[.$J13]);[DATA.AG$3];&quot;&quot;)" table:style-name="ce77"/>
          <table:table-cell office:value-type="string" office:string-value="" table:formula="of:=IF(AND([DATA.AI$35]=[.$I13];[DATA.AJ$35]=[.$J13]);[DATA.AI$3];&quot;&quot;)" table:style-name="ce77"/>
          <table:table-cell office:value-type="string" office:string-value="" table:formula="of:=IF(AND([DATA.AK$35]=[.$I13];[DATA.AL$35]=[.$J13]);[DATA.AK$3];&quot;&quot;)" table:style-name="ce77"/>
          <table:table-cell office:value-type="string" office:string-value="" table:formula="of:=IF(AND([DATA.AM$35]=[.$I13];[DATA.AN$35]=[.$J13]);[DATA.AM$3];&quot;&quot;)" table:style-name="ce77"/>
          <table:table-cell office:value-type="string" office:string-value="" table:formula="of:=IF(AND([DATA.AO$35]=[.$I13];[DATA.AP$35]=[.$J13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5]=[.$I14];[DATA.D$35]=[.$J14]);[DATA.C$3];&quot;&quot;)" table:style-name="ce77"/>
          <table:table-cell office:value-type="string" office:string-value="" table:formula="of:=IF(AND([DATA.E$35]=[.$I14];[DATA.F$35]=[.$J14]);[DATA.E$3];&quot;&quot;)" table:style-name="ce77"/>
          <table:table-cell office:value-type="string" office:string-value="" table:formula="of:=IF(AND([DATA.G$35]=[.$I14];[DATA.H$35]=[.$J14]);[DATA.G$3];&quot;&quot;)" table:style-name="ce77"/>
          <table:table-cell office:value-type="string" office:string-value="" table:formula="of:=IF(AND([DATA.I$35]=[.$I14];[DATA.J$35]=[.$J14]);[DATA.I$3];&quot;&quot;)" table:style-name="ce77"/>
          <table:table-cell office:value-type="string" office:string-value="" table:formula="of:=IF(AND([DATA.K$35]=[.$I14];[DATA.L$35]=[.$J14]);[DATA.K$3];&quot;&quot;)" table:style-name="ce77"/>
          <table:table-cell office:value-type="string" office:string-value="" table:formula="of:=IF(AND([DATA.M$35]=[.$I14];[DATA.N$35]=[.$J14]);[DATA.M$3];&quot;&quot;)" table:style-name="ce77"/>
          <table:table-cell office:value-type="string" office:string-value="" table:formula="of:=IF(AND([DATA.O$35]=[.$I14];[DATA.P$35]=[.$J14]);[DATA.O$3];&quot;&quot;)" table:style-name="ce77"/>
          <table:table-cell office:value-type="string" office:string-value="" table:formula="of:=IF(AND([DATA.Q$35]=[.$I14];[DATA.R$35]=[.$J14]);[DATA.Q$3];&quot;&quot;)" table:style-name="ce77"/>
          <table:table-cell office:value-type="string" office:string-value="" table:formula="of:=IF(AND([DATA.S$35]=[.$I14];[DATA.T$35]=[.$J14]);[DATA.S$3];&quot;&quot;)" table:style-name="ce77"/>
          <table:table-cell office:value-type="string" office:string-value="" table:formula="of:=IF(AND([DATA.U$35]=[.$I14];[DATA.V$35]=[.$J14]);[DATA.U$3];&quot;&quot;)" table:style-name="ce77"/>
          <table:table-cell office:value-type="string" office:string-value="" table:formula="of:=IF(AND([DATA.W$35]=[.$I14];[DATA.X$35]=[.$J14]);[DATA.W$3];&quot;&quot;)" table:style-name="ce77"/>
          <table:table-cell office:value-type="string" office:string-value="" table:formula="of:=IF(AND([DATA.Y$35]=[.$I14];[DATA.Z$35]=[.$J14]);[DATA.Y$3];&quot;&quot;)" table:style-name="ce77"/>
          <table:table-cell office:value-type="string" office:string-value="" table:formula="of:=IF(AND([DATA.AA$35]=[.$I14];[DATA.AB$35]=[.$J14]);[DATA.AA$3];&quot;&quot;)" table:style-name="ce77"/>
          <table:table-cell office:value-type="string" office:string-value="" table:formula="of:=IF(AND([DATA.AC$35]=[.$I14];[DATA.AD$35]=[.$J14]);[DATA.AC$3];&quot;&quot;)" table:style-name="ce77"/>
          <table:table-cell office:value-type="string" office:string-value="" table:formula="of:=IF(AND([DATA.AE$35]=[.$I14];[DATA.AF$35]=[.$J14]);[DATA.AE$3];&quot;&quot;)" table:style-name="ce77"/>
          <table:table-cell office:value-type="string" office:string-value="" table:formula="of:=IF(AND([DATA.AG$35]=[.$I14];[DATA.AH$35]=[.$J14]);[DATA.AG$3];&quot;&quot;)" table:style-name="ce77"/>
          <table:table-cell office:value-type="string" office:string-value="" table:formula="of:=IF(AND([DATA.AI$35]=[.$I14];[DATA.AJ$35]=[.$J14]);[DATA.AI$3];&quot;&quot;)" table:style-name="ce77"/>
          <table:table-cell office:value-type="string" office:string-value="" table:formula="of:=IF(AND([DATA.AK$35]=[.$I14];[DATA.AL$35]=[.$J14]);[DATA.AK$3];&quot;&quot;)" table:style-name="ce77"/>
          <table:table-cell office:value-type="string" office:string-value="" table:formula="of:=IF(AND([DATA.AM$35]=[.$I14];[DATA.AN$35]=[.$J14]);[DATA.AM$3];&quot;&quot;)" table:style-name="ce77"/>
          <table:table-cell office:value-type="string" office:string-value="" table:formula="of:=IF(AND([DATA.AO$35]=[.$I14];[DATA.AP$35]=[.$J14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5]=[.$I15];[DATA.D$35]=[.$J15]);[DATA.C$3];&quot;&quot;)" table:style-name="ce77"/>
          <table:table-cell office:value-type="string" office:string-value="" table:formula="of:=IF(AND([DATA.E$35]=[.$I15];[DATA.F$35]=[.$J15]);[DATA.E$3];&quot;&quot;)" table:style-name="ce77"/>
          <table:table-cell office:value-type="string" office:string-value="" table:formula="of:=IF(AND([DATA.G$35]=[.$I15];[DATA.H$35]=[.$J15]);[DATA.G$3];&quot;&quot;)" table:style-name="ce77"/>
          <table:table-cell office:value-type="string" office:string-value="" table:formula="of:=IF(AND([DATA.I$35]=[.$I15];[DATA.J$35]=[.$J15]);[DATA.I$3];&quot;&quot;)" table:style-name="ce77"/>
          <table:table-cell office:value-type="string" office:string-value="" table:formula="of:=IF(AND([DATA.K$35]=[.$I15];[DATA.L$35]=[.$J15]);[DATA.K$3];&quot;&quot;)" table:style-name="ce77"/>
          <table:table-cell office:value-type="string" office:string-value="" table:formula="of:=IF(AND([DATA.M$35]=[.$I15];[DATA.N$35]=[.$J15]);[DATA.M$3];&quot;&quot;)" table:style-name="ce77"/>
          <table:table-cell office:value-type="string" office:string-value="" table:formula="of:=IF(AND([DATA.O$35]=[.$I15];[DATA.P$35]=[.$J15]);[DATA.O$3];&quot;&quot;)" table:style-name="ce77"/>
          <table:table-cell office:value-type="string" office:string-value="" table:formula="of:=IF(AND([DATA.Q$35]=[.$I15];[DATA.R$35]=[.$J15]);[DATA.Q$3];&quot;&quot;)" table:style-name="ce77"/>
          <table:table-cell office:value-type="string" office:string-value="" table:formula="of:=IF(AND([DATA.S$35]=[.$I15];[DATA.T$35]=[.$J15]);[DATA.S$3];&quot;&quot;)" table:style-name="ce77"/>
          <table:table-cell office:value-type="string" office:string-value="" table:formula="of:=IF(AND([DATA.U$35]=[.$I15];[DATA.V$35]=[.$J15]);[DATA.U$3];&quot;&quot;)" table:style-name="ce77"/>
          <table:table-cell office:value-type="string" office:string-value="" table:formula="of:=IF(AND([DATA.W$35]=[.$I15];[DATA.X$35]=[.$J15]);[DATA.W$3];&quot;&quot;)" table:style-name="ce77"/>
          <table:table-cell office:value-type="string" office:string-value="" table:formula="of:=IF(AND([DATA.Y$35]=[.$I15];[DATA.Z$35]=[.$J15]);[DATA.Y$3];&quot;&quot;)" table:style-name="ce77"/>
          <table:table-cell office:value-type="string" office:string-value="" table:formula="of:=IF(AND([DATA.AA$35]=[.$I15];[DATA.AB$35]=[.$J15]);[DATA.AA$3];&quot;&quot;)" table:style-name="ce77"/>
          <table:table-cell office:value-type="string" office:string-value="" table:formula="of:=IF(AND([DATA.AC$35]=[.$I15];[DATA.AD$35]=[.$J15]);[DATA.AC$3];&quot;&quot;)" table:style-name="ce77"/>
          <table:table-cell office:value-type="string" office:string-value="" table:formula="of:=IF(AND([DATA.AE$35]=[.$I15];[DATA.AF$35]=[.$J15]);[DATA.AE$3];&quot;&quot;)" table:style-name="ce77"/>
          <table:table-cell office:value-type="string" office:string-value="" table:formula="of:=IF(AND([DATA.AG$35]=[.$I15];[DATA.AH$35]=[.$J15]);[DATA.AG$3];&quot;&quot;)" table:style-name="ce77"/>
          <table:table-cell office:value-type="string" office:string-value="" table:formula="of:=IF(AND([DATA.AI$35]=[.$I15];[DATA.AJ$35]=[.$J15]);[DATA.AI$3];&quot;&quot;)" table:style-name="ce77"/>
          <table:table-cell office:value-type="string" office:string-value="" table:formula="of:=IF(AND([DATA.AK$35]=[.$I15];[DATA.AL$35]=[.$J15]);[DATA.AK$3];&quot;&quot;)" table:style-name="ce77"/>
          <table:table-cell office:value-type="string" office:string-value="" table:formula="of:=IF(AND([DATA.AM$35]=[.$I15];[DATA.AN$35]=[.$J15]);[DATA.AM$3];&quot;&quot;)" table:style-name="ce77"/>
          <table:table-cell office:value-type="string" office:string-value="" table:formula="of:=IF(AND([DATA.AO$35]=[.$I15];[DATA.AP$35]=[.$J15]);[DATA.AO$3];&quot;&quot;)" table:style-name="ce77"/>
          <table:table-cell table:number-columns-repeated="16354"/>
        </table:table-row>
        <table:table-row table:style-name="ro4">
          <table:table-cell table:number-columns-repeated="8" table:style-name="ce3"/>
          <table:table-cell office:value-type="float" office:value="3" table:style-name="ce76">
            <text:p>3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5]=[.$I16];[DATA.D$35]=[.$J16]);[DATA.C$3];&quot;&quot;)" table:style-name="ce77"/>
          <table:table-cell office:value-type="string" office:string-value="" table:formula="of:=IF(AND([DATA.E$35]=[.$I16];[DATA.F$35]=[.$J16]);[DATA.E$3];&quot;&quot;)" table:style-name="ce77"/>
          <table:table-cell office:value-type="string" office:string-value="" table:formula="of:=IF(AND([DATA.G$35]=[.$I16];[DATA.H$35]=[.$J16]);[DATA.G$3];&quot;&quot;)" table:style-name="ce77"/>
          <table:table-cell office:value-type="string" office:string-value="" table:formula="of:=IF(AND([DATA.I$35]=[.$I16];[DATA.J$35]=[.$J16]);[DATA.I$3];&quot;&quot;)" table:style-name="ce77"/>
          <table:table-cell office:value-type="string" office:string-value="" table:formula="of:=IF(AND([DATA.K$35]=[.$I16];[DATA.L$35]=[.$J16]);[DATA.K$3];&quot;&quot;)" table:style-name="ce77"/>
          <table:table-cell office:value-type="string" office:string-value="" table:formula="of:=IF(AND([DATA.M$35]=[.$I16];[DATA.N$35]=[.$J16]);[DATA.M$3];&quot;&quot;)" table:style-name="ce77"/>
          <table:table-cell office:value-type="string" office:string-value="" table:formula="of:=IF(AND([DATA.O$35]=[.$I16];[DATA.P$35]=[.$J16]);[DATA.O$3];&quot;&quot;)" table:style-name="ce77"/>
          <table:table-cell office:value-type="string" office:string-value="" table:formula="of:=IF(AND([DATA.Q$35]=[.$I16];[DATA.R$35]=[.$J16]);[DATA.Q$3];&quot;&quot;)" table:style-name="ce77"/>
          <table:table-cell office:value-type="string" office:string-value="" table:formula="of:=IF(AND([DATA.S$35]=[.$I16];[DATA.T$35]=[.$J16]);[DATA.S$3];&quot;&quot;)" table:style-name="ce77"/>
          <table:table-cell office:value-type="string" office:string-value="" table:formula="of:=IF(AND([DATA.U$35]=[.$I16];[DATA.V$35]=[.$J16]);[DATA.U$3];&quot;&quot;)" table:style-name="ce77"/>
          <table:table-cell office:value-type="string" office:string-value="" table:formula="of:=IF(AND([DATA.W$35]=[.$I16];[DATA.X$35]=[.$J16]);[DATA.W$3];&quot;&quot;)" table:style-name="ce77"/>
          <table:table-cell office:value-type="string" office:string-value="" table:formula="of:=IF(AND([DATA.Y$35]=[.$I16];[DATA.Z$35]=[.$J16]);[DATA.Y$3];&quot;&quot;)" table:style-name="ce77"/>
          <table:table-cell office:value-type="string" office:string-value="" table:formula="of:=IF(AND([DATA.AA$35]=[.$I16];[DATA.AB$35]=[.$J16]);[DATA.AA$3];&quot;&quot;)" table:style-name="ce77"/>
          <table:table-cell office:value-type="string" office:string-value="" table:formula="of:=IF(AND([DATA.AC$35]=[.$I16];[DATA.AD$35]=[.$J16]);[DATA.AC$3];&quot;&quot;)" table:style-name="ce77"/>
          <table:table-cell office:value-type="string" office:string-value="" table:formula="of:=IF(AND([DATA.AE$35]=[.$I16];[DATA.AF$35]=[.$J16]);[DATA.AE$3];&quot;&quot;)" table:style-name="ce77"/>
          <table:table-cell office:value-type="string" office:string-value="" table:formula="of:=IF(AND([DATA.AG$35]=[.$I16];[DATA.AH$35]=[.$J16]);[DATA.AG$3];&quot;&quot;)" table:style-name="ce77"/>
          <table:table-cell office:value-type="string" office:string-value="" table:formula="of:=IF(AND([DATA.AI$35]=[.$I16];[DATA.AJ$35]=[.$J16]);[DATA.AI$3];&quot;&quot;)" table:style-name="ce77"/>
          <table:table-cell office:value-type="string" office:string-value="" table:formula="of:=IF(AND([DATA.AK$35]=[.$I16];[DATA.AL$35]=[.$J16]);[DATA.AK$3];&quot;&quot;)" table:style-name="ce77"/>
          <table:table-cell office:value-type="string" office:string-value="" table:formula="of:=IF(AND([DATA.AM$35]=[.$I16];[DATA.AN$35]=[.$J16]);[DATA.AM$3];&quot;&quot;)" table:style-name="ce77"/>
          <table:table-cell office:value-type="string" office:string-value="" table:formula="of:=IF(AND([DATA.AO$35]=[.$I16];[DATA.AP$35]=[.$J1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5]=[.$I17];[DATA.D$35]=[.$J17]);[DATA.C$3];&quot;&quot;)" table:style-name="ce77"/>
          <table:table-cell office:value-type="string" office:string-value="" table:formula="of:=IF(AND([DATA.E$35]=[.$I17];[DATA.F$35]=[.$J17]);[DATA.E$3];&quot;&quot;)" table:style-name="ce77"/>
          <table:table-cell office:value-type="string" office:string-value="" table:formula="of:=IF(AND([DATA.G$35]=[.$I17];[DATA.H$35]=[.$J17]);[DATA.G$3];&quot;&quot;)" table:style-name="ce77"/>
          <table:table-cell office:value-type="string" office:string-value="" table:formula="of:=IF(AND([DATA.I$35]=[.$I17];[DATA.J$35]=[.$J17]);[DATA.I$3];&quot;&quot;)" table:style-name="ce77"/>
          <table:table-cell office:value-type="string" office:string-value="" table:formula="of:=IF(AND([DATA.K$35]=[.$I17];[DATA.L$35]=[.$J17]);[DATA.K$3];&quot;&quot;)" table:style-name="ce77"/>
          <table:table-cell office:value-type="string" office:string-value="" table:formula="of:=IF(AND([DATA.M$35]=[.$I17];[DATA.N$35]=[.$J17]);[DATA.M$3];&quot;&quot;)" table:style-name="ce77"/>
          <table:table-cell office:value-type="string" office:string-value="" table:formula="of:=IF(AND([DATA.O$35]=[.$I17];[DATA.P$35]=[.$J17]);[DATA.O$3];&quot;&quot;)" table:style-name="ce77"/>
          <table:table-cell office:value-type="string" office:string-value="" table:formula="of:=IF(AND([DATA.Q$35]=[.$I17];[DATA.R$35]=[.$J17]);[DATA.Q$3];&quot;&quot;)" table:style-name="ce77"/>
          <table:table-cell office:value-type="string" office:string-value="" table:formula="of:=IF(AND([DATA.S$35]=[.$I17];[DATA.T$35]=[.$J17]);[DATA.S$3];&quot;&quot;)" table:style-name="ce77"/>
          <table:table-cell office:value-type="string" office:string-value="" table:formula="of:=IF(AND([DATA.U$35]=[.$I17];[DATA.V$35]=[.$J17]);[DATA.U$3];&quot;&quot;)" table:style-name="ce77"/>
          <table:table-cell office:value-type="string" office:string-value="" table:formula="of:=IF(AND([DATA.W$35]=[.$I17];[DATA.X$35]=[.$J17]);[DATA.W$3];&quot;&quot;)" table:style-name="ce77"/>
          <table:table-cell office:value-type="string" office:string-value="" table:formula="of:=IF(AND([DATA.Y$35]=[.$I17];[DATA.Z$35]=[.$J17]);[DATA.Y$3];&quot;&quot;)" table:style-name="ce77"/>
          <table:table-cell office:value-type="string" office:string-value="" table:formula="of:=IF(AND([DATA.AA$35]=[.$I17];[DATA.AB$35]=[.$J17]);[DATA.AA$3];&quot;&quot;)" table:style-name="ce77"/>
          <table:table-cell office:value-type="string" office:string-value="" table:formula="of:=IF(AND([DATA.AC$35]=[.$I17];[DATA.AD$35]=[.$J17]);[DATA.AC$3];&quot;&quot;)" table:style-name="ce77"/>
          <table:table-cell office:value-type="string" office:string-value="" table:formula="of:=IF(AND([DATA.AE$35]=[.$I17];[DATA.AF$35]=[.$J17]);[DATA.AE$3];&quot;&quot;)" table:style-name="ce77"/>
          <table:table-cell office:value-type="string" office:string-value="" table:formula="of:=IF(AND([DATA.AG$35]=[.$I17];[DATA.AH$35]=[.$J17]);[DATA.AG$3];&quot;&quot;)" table:style-name="ce77"/>
          <table:table-cell office:value-type="string" office:string-value="" table:formula="of:=IF(AND([DATA.AI$35]=[.$I17];[DATA.AJ$35]=[.$J17]);[DATA.AI$3];&quot;&quot;)" table:style-name="ce77"/>
          <table:table-cell office:value-type="string" office:string-value="" table:formula="of:=IF(AND([DATA.AK$35]=[.$I17];[DATA.AL$35]=[.$J17]);[DATA.AK$3];&quot;&quot;)" table:style-name="ce77"/>
          <table:table-cell office:value-type="string" office:string-value="" table:formula="of:=IF(AND([DATA.AM$35]=[.$I17];[DATA.AN$35]=[.$J17]);[DATA.AM$3];&quot;&quot;)" table:style-name="ce77"/>
          <table:table-cell office:value-type="string" office:string-value="" table:formula="of:=IF(AND([DATA.AO$35]=[.$I17];[DATA.AP$35]=[.$J17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3" table:style-name="ce76">
            <text:p>3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5]=[.$I18];[DATA.D$35]=[.$J18]);[DATA.C$3];&quot;&quot;)" table:style-name="ce77"/>
          <table:table-cell office:value-type="string" office:string-value="" table:formula="of:=IF(AND([DATA.E$35]=[.$I18];[DATA.F$35]=[.$J18]);[DATA.E$3];&quot;&quot;)" table:style-name="ce77"/>
          <table:table-cell office:value-type="string" office:string-value="" table:formula="of:=IF(AND([DATA.G$35]=[.$I18];[DATA.H$35]=[.$J18]);[DATA.G$3];&quot;&quot;)" table:style-name="ce77"/>
          <table:table-cell office:value-type="string" office:string-value="" table:formula="of:=IF(AND([DATA.I$35]=[.$I18];[DATA.J$35]=[.$J18]);[DATA.I$3];&quot;&quot;)" table:style-name="ce77"/>
          <table:table-cell office:value-type="string" office:string-value="" table:formula="of:=IF(AND([DATA.K$35]=[.$I18];[DATA.L$35]=[.$J18]);[DATA.K$3];&quot;&quot;)" table:style-name="ce77"/>
          <table:table-cell office:value-type="string" office:string-value="" table:formula="of:=IF(AND([DATA.M$35]=[.$I18];[DATA.N$35]=[.$J18]);[DATA.M$3];&quot;&quot;)" table:style-name="ce77"/>
          <table:table-cell office:value-type="string" office:string-value="" table:formula="of:=IF(AND([DATA.O$35]=[.$I18];[DATA.P$35]=[.$J18]);[DATA.O$3];&quot;&quot;)" table:style-name="ce77"/>
          <table:table-cell office:value-type="string" office:string-value="" table:formula="of:=IF(AND([DATA.Q$35]=[.$I18];[DATA.R$35]=[.$J18]);[DATA.Q$3];&quot;&quot;)" table:style-name="ce77"/>
          <table:table-cell office:value-type="string" office:string-value="" table:formula="of:=IF(AND([DATA.S$35]=[.$I18];[DATA.T$35]=[.$J18]);[DATA.S$3];&quot;&quot;)" table:style-name="ce77"/>
          <table:table-cell office:value-type="string" office:string-value="" table:formula="of:=IF(AND([DATA.U$35]=[.$I18];[DATA.V$35]=[.$J18]);[DATA.U$3];&quot;&quot;)" table:style-name="ce77"/>
          <table:table-cell office:value-type="string" office:string-value="" table:formula="of:=IF(AND([DATA.W$35]=[.$I18];[DATA.X$35]=[.$J18]);[DATA.W$3];&quot;&quot;)" table:style-name="ce77"/>
          <table:table-cell office:value-type="string" office:string-value="" table:formula="of:=IF(AND([DATA.Y$35]=[.$I18];[DATA.Z$35]=[.$J18]);[DATA.Y$3];&quot;&quot;)" table:style-name="ce77"/>
          <table:table-cell office:value-type="string" office:string-value="" table:formula="of:=IF(AND([DATA.AA$35]=[.$I18];[DATA.AB$35]=[.$J18]);[DATA.AA$3];&quot;&quot;)" table:style-name="ce77"/>
          <table:table-cell office:value-type="string" office:string-value="" table:formula="of:=IF(AND([DATA.AC$35]=[.$I18];[DATA.AD$35]=[.$J18]);[DATA.AC$3];&quot;&quot;)" table:style-name="ce77"/>
          <table:table-cell office:value-type="string" office:string-value="" table:formula="of:=IF(AND([DATA.AE$35]=[.$I18];[DATA.AF$35]=[.$J18]);[DATA.AE$3];&quot;&quot;)" table:style-name="ce77"/>
          <table:table-cell office:value-type="string" office:string-value="" table:formula="of:=IF(AND([DATA.AG$35]=[.$I18];[DATA.AH$35]=[.$J18]);[DATA.AG$3];&quot;&quot;)" table:style-name="ce77"/>
          <table:table-cell office:value-type="string" office:string-value="" table:formula="of:=IF(AND([DATA.AI$35]=[.$I18];[DATA.AJ$35]=[.$J18]);[DATA.AI$3];&quot;&quot;)" table:style-name="ce77"/>
          <table:table-cell office:value-type="string" office:string-value="" table:formula="of:=IF(AND([DATA.AK$35]=[.$I18];[DATA.AL$35]=[.$J18]);[DATA.AK$3];&quot;&quot;)" table:style-name="ce77"/>
          <table:table-cell office:value-type="string" office:string-value="" table:formula="of:=IF(AND([DATA.AM$35]=[.$I18];[DATA.AN$35]=[.$J18]);[DATA.AM$3];&quot;&quot;)" table:style-name="ce77"/>
          <table:table-cell office:value-type="string" office:string-value="" table:formula="of:=IF(AND([DATA.AO$35]=[.$I18];[DATA.AP$35]=[.$J18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5]=[.$I19];[DATA.D$35]=[.$J19]);[DATA.C$3];&quot;&quot;)" table:style-name="ce77"/>
          <table:table-cell office:value-type="string" office:string-value="" table:formula="of:=IF(AND([DATA.E$35]=[.$I19];[DATA.F$35]=[.$J19]);[DATA.E$3];&quot;&quot;)" table:style-name="ce77"/>
          <table:table-cell office:value-type="string" office:string-value="" table:formula="of:=IF(AND([DATA.G$35]=[.$I19];[DATA.H$35]=[.$J19]);[DATA.G$3];&quot;&quot;)" table:style-name="ce77"/>
          <table:table-cell office:value-type="string" office:string-value="" table:formula="of:=IF(AND([DATA.I$35]=[.$I19];[DATA.J$35]=[.$J19]);[DATA.I$3];&quot;&quot;)" table:style-name="ce77"/>
          <table:table-cell office:value-type="string" office:string-value="" table:formula="of:=IF(AND([DATA.K$35]=[.$I19];[DATA.L$35]=[.$J19]);[DATA.K$3];&quot;&quot;)" table:style-name="ce77"/>
          <table:table-cell office:value-type="string" office:string-value="" table:formula="of:=IF(AND([DATA.M$35]=[.$I19];[DATA.N$35]=[.$J19]);[DATA.M$3];&quot;&quot;)" table:style-name="ce77"/>
          <table:table-cell office:value-type="string" office:string-value="" table:formula="of:=IF(AND([DATA.O$35]=[.$I19];[DATA.P$35]=[.$J19]);[DATA.O$3];&quot;&quot;)" table:style-name="ce77"/>
          <table:table-cell office:value-type="string" office:string-value="" table:formula="of:=IF(AND([DATA.Q$35]=[.$I19];[DATA.R$35]=[.$J19]);[DATA.Q$3];&quot;&quot;)" table:style-name="ce77"/>
          <table:table-cell office:value-type="string" office:string-value="" table:formula="of:=IF(AND([DATA.S$35]=[.$I19];[DATA.T$35]=[.$J19]);[DATA.S$3];&quot;&quot;)" table:style-name="ce77"/>
          <table:table-cell office:value-type="string" office:string-value="" table:formula="of:=IF(AND([DATA.U$35]=[.$I19];[DATA.V$35]=[.$J19]);[DATA.U$3];&quot;&quot;)" table:style-name="ce77"/>
          <table:table-cell office:value-type="string" office:string-value="" table:formula="of:=IF(AND([DATA.W$35]=[.$I19];[DATA.X$35]=[.$J19]);[DATA.W$3];&quot;&quot;)" table:style-name="ce77"/>
          <table:table-cell office:value-type="string" office:string-value="" table:formula="of:=IF(AND([DATA.Y$35]=[.$I19];[DATA.Z$35]=[.$J19]);[DATA.Y$3];&quot;&quot;)" table:style-name="ce77"/>
          <table:table-cell office:value-type="string" office:string-value="" table:formula="of:=IF(AND([DATA.AA$35]=[.$I19];[DATA.AB$35]=[.$J19]);[DATA.AA$3];&quot;&quot;)" table:style-name="ce77"/>
          <table:table-cell office:value-type="string" office:string-value="" table:formula="of:=IF(AND([DATA.AC$35]=[.$I19];[DATA.AD$35]=[.$J19]);[DATA.AC$3];&quot;&quot;)" table:style-name="ce77"/>
          <table:table-cell office:value-type="string" office:string-value="" table:formula="of:=IF(AND([DATA.AE$35]=[.$I19];[DATA.AF$35]=[.$J19]);[DATA.AE$3];&quot;&quot;)" table:style-name="ce77"/>
          <table:table-cell office:value-type="string" office:string-value="" table:formula="of:=IF(AND([DATA.AG$35]=[.$I19];[DATA.AH$35]=[.$J19]);[DATA.AG$3];&quot;&quot;)" table:style-name="ce77"/>
          <table:table-cell office:value-type="string" office:string-value="" table:formula="of:=IF(AND([DATA.AI$35]=[.$I19];[DATA.AJ$35]=[.$J19]);[DATA.AI$3];&quot;&quot;)" table:style-name="ce77"/>
          <table:table-cell office:value-type="string" office:string-value="" table:formula="of:=IF(AND([DATA.AK$35]=[.$I19];[DATA.AL$35]=[.$J19]);[DATA.AK$3];&quot;&quot;)" table:style-name="ce77"/>
          <table:table-cell office:value-type="string" office:string-value="" table:formula="of:=IF(AND([DATA.AM$35]=[.$I19];[DATA.AN$35]=[.$J19]);[DATA.AM$3];&quot;&quot;)" table:style-name="ce77"/>
          <table:table-cell office:value-type="string" office:string-value="" table:formula="of:=IF(AND([DATA.AO$35]=[.$I19];[DATA.AP$35]=[.$J19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5]=[.$I20];[DATA.D$35]=[.$J20]);[DATA.C$3];&quot;&quot;)" table:style-name="ce77"/>
          <table:table-cell office:value-type="string" office:string-value="" table:formula="of:=IF(AND([DATA.E$35]=[.$I20];[DATA.F$35]=[.$J20]);[DATA.E$3];&quot;&quot;)" table:style-name="ce77"/>
          <table:table-cell office:value-type="string" office:string-value="" table:formula="of:=IF(AND([DATA.G$35]=[.$I20];[DATA.H$35]=[.$J20]);[DATA.G$3];&quot;&quot;)" table:style-name="ce77"/>
          <table:table-cell office:value-type="string" office:string-value="" table:formula="of:=IF(AND([DATA.I$35]=[.$I20];[DATA.J$35]=[.$J20]);[DATA.I$3];&quot;&quot;)" table:style-name="ce77"/>
          <table:table-cell office:value-type="string" office:string-value="" table:formula="of:=IF(AND([DATA.K$35]=[.$I20];[DATA.L$35]=[.$J20]);[DATA.K$3];&quot;&quot;)" table:style-name="ce77"/>
          <table:table-cell office:value-type="string" office:string-value="" table:formula="of:=IF(AND([DATA.M$35]=[.$I20];[DATA.N$35]=[.$J20]);[DATA.M$3];&quot;&quot;)" table:style-name="ce77"/>
          <table:table-cell office:value-type="string" office:string-value="" table:formula="of:=IF(AND([DATA.O$35]=[.$I20];[DATA.P$35]=[.$J20]);[DATA.O$3];&quot;&quot;)" table:style-name="ce77"/>
          <table:table-cell office:value-type="string" office:string-value="" table:formula="of:=IF(AND([DATA.Q$35]=[.$I20];[DATA.R$35]=[.$J20]);[DATA.Q$3];&quot;&quot;)" table:style-name="ce77"/>
          <table:table-cell office:value-type="string" office:string-value="" table:formula="of:=IF(AND([DATA.S$35]=[.$I20];[DATA.T$35]=[.$J20]);[DATA.S$3];&quot;&quot;)" table:style-name="ce77"/>
          <table:table-cell office:value-type="string" office:string-value="" table:formula="of:=IF(AND([DATA.U$35]=[.$I20];[DATA.V$35]=[.$J20]);[DATA.U$3];&quot;&quot;)" table:style-name="ce77"/>
          <table:table-cell office:value-type="string" office:string-value="" table:formula="of:=IF(AND([DATA.W$35]=[.$I20];[DATA.X$35]=[.$J20]);[DATA.W$3];&quot;&quot;)" table:style-name="ce77"/>
          <table:table-cell office:value-type="string" office:string-value="" table:formula="of:=IF(AND([DATA.Y$35]=[.$I20];[DATA.Z$35]=[.$J20]);[DATA.Y$3];&quot;&quot;)" table:style-name="ce77"/>
          <table:table-cell office:value-type="string" office:string-value="" table:formula="of:=IF(AND([DATA.AA$35]=[.$I20];[DATA.AB$35]=[.$J20]);[DATA.AA$3];&quot;&quot;)" table:style-name="ce77"/>
          <table:table-cell office:value-type="string" office:string-value="" table:formula="of:=IF(AND([DATA.AC$35]=[.$I20];[DATA.AD$35]=[.$J20]);[DATA.AC$3];&quot;&quot;)" table:style-name="ce77"/>
          <table:table-cell office:value-type="string" office:string-value="" table:formula="of:=IF(AND([DATA.AE$35]=[.$I20];[DATA.AF$35]=[.$J20]);[DATA.AE$3];&quot;&quot;)" table:style-name="ce77"/>
          <table:table-cell office:value-type="string" office:string-value="" table:formula="of:=IF(AND([DATA.AG$35]=[.$I20];[DATA.AH$35]=[.$J20]);[DATA.AG$3];&quot;&quot;)" table:style-name="ce77"/>
          <table:table-cell office:value-type="string" office:string-value="" table:formula="of:=IF(AND([DATA.AI$35]=[.$I20];[DATA.AJ$35]=[.$J20]);[DATA.AI$3];&quot;&quot;)" table:style-name="ce77"/>
          <table:table-cell office:value-type="string" office:string-value="" table:formula="of:=IF(AND([DATA.AK$35]=[.$I20];[DATA.AL$35]=[.$J20]);[DATA.AK$3];&quot;&quot;)" table:style-name="ce77"/>
          <table:table-cell office:value-type="string" office:string-value="" table:formula="of:=IF(AND([DATA.AM$35]=[.$I20];[DATA.AN$35]=[.$J20]);[DATA.AM$3];&quot;&quot;)" table:style-name="ce77"/>
          <table:table-cell office:value-type="string" office:string-value="" table:formula="of:=IF(AND([DATA.AO$35]=[.$I20];[DATA.AP$35]=[.$J20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5]=[.$I21];[DATA.D$35]=[.$J21]);[DATA.C$3];&quot;&quot;)" table:style-name="ce77"/>
          <table:table-cell office:value-type="string" office:string-value="" table:formula="of:=IF(AND([DATA.E$35]=[.$I21];[DATA.F$35]=[.$J21]);[DATA.E$3];&quot;&quot;)" table:style-name="ce77"/>
          <table:table-cell office:value-type="string" office:string-value="" table:formula="of:=IF(AND([DATA.G$35]=[.$I21];[DATA.H$35]=[.$J21]);[DATA.G$3];&quot;&quot;)" table:style-name="ce77"/>
          <table:table-cell office:value-type="string" office:string-value="" table:formula="of:=IF(AND([DATA.I$35]=[.$I21];[DATA.J$35]=[.$J21]);[DATA.I$3];&quot;&quot;)" table:style-name="ce77"/>
          <table:table-cell office:value-type="string" office:string-value="" table:formula="of:=IF(AND([DATA.K$35]=[.$I21];[DATA.L$35]=[.$J21]);[DATA.K$3];&quot;&quot;)" table:style-name="ce77"/>
          <table:table-cell office:value-type="string" office:string-value="" table:formula="of:=IF(AND([DATA.M$35]=[.$I21];[DATA.N$35]=[.$J21]);[DATA.M$3];&quot;&quot;)" table:style-name="ce77"/>
          <table:table-cell office:value-type="string" office:string-value="" table:formula="of:=IF(AND([DATA.O$35]=[.$I21];[DATA.P$35]=[.$J21]);[DATA.O$3];&quot;&quot;)" table:style-name="ce77"/>
          <table:table-cell office:value-type="string" office:string-value="" table:formula="of:=IF(AND([DATA.Q$35]=[.$I21];[DATA.R$35]=[.$J21]);[DATA.Q$3];&quot;&quot;)" table:style-name="ce77"/>
          <table:table-cell office:value-type="string" office:string-value="" table:formula="of:=IF(AND([DATA.S$35]=[.$I21];[DATA.T$35]=[.$J21]);[DATA.S$3];&quot;&quot;)" table:style-name="ce77"/>
          <table:table-cell office:value-type="string" office:string-value="" table:formula="of:=IF(AND([DATA.U$35]=[.$I21];[DATA.V$35]=[.$J21]);[DATA.U$3];&quot;&quot;)" table:style-name="ce77"/>
          <table:table-cell office:value-type="string" office:string-value="" table:formula="of:=IF(AND([DATA.W$35]=[.$I21];[DATA.X$35]=[.$J21]);[DATA.W$3];&quot;&quot;)" table:style-name="ce77"/>
          <table:table-cell office:value-type="string" office:string-value="" table:formula="of:=IF(AND([DATA.Y$35]=[.$I21];[DATA.Z$35]=[.$J21]);[DATA.Y$3];&quot;&quot;)" table:style-name="ce77"/>
          <table:table-cell office:value-type="string" office:string-value="" table:formula="of:=IF(AND([DATA.AA$35]=[.$I21];[DATA.AB$35]=[.$J21]);[DATA.AA$3];&quot;&quot;)" table:style-name="ce77"/>
          <table:table-cell office:value-type="string" office:string-value="" table:formula="of:=IF(AND([DATA.AC$35]=[.$I21];[DATA.AD$35]=[.$J21]);[DATA.AC$3];&quot;&quot;)" table:style-name="ce77"/>
          <table:table-cell office:value-type="string" office:string-value="" table:formula="of:=IF(AND([DATA.AE$35]=[.$I21];[DATA.AF$35]=[.$J21]);[DATA.AE$3];&quot;&quot;)" table:style-name="ce77"/>
          <table:table-cell office:value-type="string" office:string-value="" table:formula="of:=IF(AND([DATA.AG$35]=[.$I21];[DATA.AH$35]=[.$J21]);[DATA.AG$3];&quot;&quot;)" table:style-name="ce77"/>
          <table:table-cell office:value-type="string" office:string-value="" table:formula="of:=IF(AND([DATA.AI$35]=[.$I21];[DATA.AJ$35]=[.$J21]);[DATA.AI$3];&quot;&quot;)" table:style-name="ce77"/>
          <table:table-cell office:value-type="string" office:string-value="" table:formula="of:=IF(AND([DATA.AK$35]=[.$I21];[DATA.AL$35]=[.$J21]);[DATA.AK$3];&quot;&quot;)" table:style-name="ce77"/>
          <table:table-cell office:value-type="string" office:string-value="" table:formula="of:=IF(AND([DATA.AM$35]=[.$I21];[DATA.AN$35]=[.$J21]);[DATA.AM$3];&quot;&quot;)" table:style-name="ce77"/>
          <table:table-cell office:value-type="string" office:string-value="" table:formula="of:=IF(AND([DATA.AO$35]=[.$I21];[DATA.AP$35]=[.$J21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2" table:style-name="ce76">
            <text:p>2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5]=[.$I22];[DATA.D$35]=[.$J22]);[DATA.C$3];&quot;&quot;)" table:style-name="ce77"/>
          <table:table-cell office:value-type="string" office:string-value="" table:formula="of:=IF(AND([DATA.E$35]=[.$I22];[DATA.F$35]=[.$J22]);[DATA.E$3];&quot;&quot;)" table:style-name="ce77"/>
          <table:table-cell office:value-type="string" office:string-value="" table:formula="of:=IF(AND([DATA.G$35]=[.$I22];[DATA.H$35]=[.$J22]);[DATA.G$3];&quot;&quot;)" table:style-name="ce77"/>
          <table:table-cell office:value-type="string" office:string-value="" table:formula="of:=IF(AND([DATA.I$35]=[.$I22];[DATA.J$35]=[.$J22]);[DATA.I$3];&quot;&quot;)" table:style-name="ce77"/>
          <table:table-cell office:value-type="string" office:string-value="" table:formula="of:=IF(AND([DATA.K$35]=[.$I22];[DATA.L$35]=[.$J22]);[DATA.K$3];&quot;&quot;)" table:style-name="ce77"/>
          <table:table-cell office:value-type="string" office:string-value="" table:formula="of:=IF(AND([DATA.M$35]=[.$I22];[DATA.N$35]=[.$J22]);[DATA.M$3];&quot;&quot;)" table:style-name="ce77"/>
          <table:table-cell office:value-type="string" office:string-value="" table:formula="of:=IF(AND([DATA.O$35]=[.$I22];[DATA.P$35]=[.$J22]);[DATA.O$3];&quot;&quot;)" table:style-name="ce77"/>
          <table:table-cell office:value-type="string" office:string-value="" table:formula="of:=IF(AND([DATA.Q$35]=[.$I22];[DATA.R$35]=[.$J22]);[DATA.Q$3];&quot;&quot;)" table:style-name="ce77"/>
          <table:table-cell office:value-type="string" office:string-value="" table:formula="of:=IF(AND([DATA.S$35]=[.$I22];[DATA.T$35]=[.$J22]);[DATA.S$3];&quot;&quot;)" table:style-name="ce77"/>
          <table:table-cell office:value-type="string" office:string-value="" table:formula="of:=IF(AND([DATA.U$35]=[.$I22];[DATA.V$35]=[.$J22]);[DATA.U$3];&quot;&quot;)" table:style-name="ce77"/>
          <table:table-cell office:value-type="string" office:string-value="" table:formula="of:=IF(AND([DATA.W$35]=[.$I22];[DATA.X$35]=[.$J22]);[DATA.W$3];&quot;&quot;)" table:style-name="ce77"/>
          <table:table-cell office:value-type="string" office:string-value="" table:formula="of:=IF(AND([DATA.Y$35]=[.$I22];[DATA.Z$35]=[.$J22]);[DATA.Y$3];&quot;&quot;)" table:style-name="ce77"/>
          <table:table-cell office:value-type="string" office:string-value="" table:formula="of:=IF(AND([DATA.AA$35]=[.$I22];[DATA.AB$35]=[.$J22]);[DATA.AA$3];&quot;&quot;)" table:style-name="ce77"/>
          <table:table-cell office:value-type="string" office:string-value="" table:formula="of:=IF(AND([DATA.AC$35]=[.$I22];[DATA.AD$35]=[.$J22]);[DATA.AC$3];&quot;&quot;)" table:style-name="ce77"/>
          <table:table-cell office:value-type="string" office:string-value="" table:formula="of:=IF(AND([DATA.AE$35]=[.$I22];[DATA.AF$35]=[.$J22]);[DATA.AE$3];&quot;&quot;)" table:style-name="ce77"/>
          <table:table-cell office:value-type="string" office:string-value="" table:formula="of:=IF(AND([DATA.AG$35]=[.$I22];[DATA.AH$35]=[.$J22]);[DATA.AG$3];&quot;&quot;)" table:style-name="ce77"/>
          <table:table-cell office:value-type="string" office:string-value="" table:formula="of:=IF(AND([DATA.AI$35]=[.$I22];[DATA.AJ$35]=[.$J22]);[DATA.AI$3];&quot;&quot;)" table:style-name="ce77"/>
          <table:table-cell office:value-type="string" office:string-value="" table:formula="of:=IF(AND([DATA.AK$35]=[.$I22];[DATA.AL$35]=[.$J22]);[DATA.AK$3];&quot;&quot;)" table:style-name="ce77"/>
          <table:table-cell office:value-type="string" office:string-value="" table:formula="of:=IF(AND([DATA.AM$35]=[.$I22];[DATA.AN$35]=[.$J22]);[DATA.AM$3];&quot;&quot;)" table:style-name="ce77"/>
          <table:table-cell office:value-type="string" office:string-value="" table:formula="of:=IF(AND([DATA.AO$35]=[.$I22];[DATA.AP$35]=[.$J22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0" table:style-name="ce68">
            <text:p>0</text:p>
          </table:table-cell>
          <table:table-cell office:value-type="string" office:string-value="" table:formula="of:=IF(AND([DATA.C$35]=[.$I23];[DATA.D$35]=[.$J23]);[DATA.C$3];&quot;&quot;)" table:style-name="ce77"/>
          <table:table-cell office:value-type="string" office:string-value="" table:formula="of:=IF(AND([DATA.E$35]=[.$I23];[DATA.F$35]=[.$J23]);[DATA.E$3];&quot;&quot;)" table:style-name="ce77"/>
          <table:table-cell office:value-type="string" office:string-value="" table:formula="of:=IF(AND([DATA.G$35]=[.$I23];[DATA.H$35]=[.$J23]);[DATA.G$3];&quot;&quot;)" table:style-name="ce77"/>
          <table:table-cell office:value-type="string" office:string-value="" table:formula="of:=IF(AND([DATA.I$35]=[.$I23];[DATA.J$35]=[.$J23]);[DATA.I$3];&quot;&quot;)" table:style-name="ce77"/>
          <table:table-cell office:value-type="string" office:string-value="" table:formula="of:=IF(AND([DATA.K$35]=[.$I23];[DATA.L$35]=[.$J23]);[DATA.K$3];&quot;&quot;)" table:style-name="ce77"/>
          <table:table-cell office:value-type="string" office:string-value="" table:formula="of:=IF(AND([DATA.M$35]=[.$I23];[DATA.N$35]=[.$J23]);[DATA.M$3];&quot;&quot;)" table:style-name="ce77"/>
          <table:table-cell office:value-type="string" office:string-value="" table:formula="of:=IF(AND([DATA.O$35]=[.$I23];[DATA.P$35]=[.$J23]);[DATA.O$3];&quot;&quot;)" table:style-name="ce77"/>
          <table:table-cell office:value-type="string" office:string-value="" table:formula="of:=IF(AND([DATA.Q$35]=[.$I23];[DATA.R$35]=[.$J23]);[DATA.Q$3];&quot;&quot;)" table:style-name="ce77"/>
          <table:table-cell office:value-type="string" office:string-value="" table:formula="of:=IF(AND([DATA.S$35]=[.$I23];[DATA.T$35]=[.$J23]);[DATA.S$3];&quot;&quot;)" table:style-name="ce77"/>
          <table:table-cell office:value-type="string" office:string-value="" table:formula="of:=IF(AND([DATA.U$35]=[.$I23];[DATA.V$35]=[.$J23]);[DATA.U$3];&quot;&quot;)" table:style-name="ce77"/>
          <table:table-cell office:value-type="string" office:string-value="" table:formula="of:=IF(AND([DATA.W$35]=[.$I23];[DATA.X$35]=[.$J23]);[DATA.W$3];&quot;&quot;)" table:style-name="ce77"/>
          <table:table-cell office:value-type="string" office:string-value="" table:formula="of:=IF(AND([DATA.Y$35]=[.$I23];[DATA.Z$35]=[.$J23]);[DATA.Y$3];&quot;&quot;)" table:style-name="ce77"/>
          <table:table-cell office:value-type="string" office:string-value="" table:formula="of:=IF(AND([DATA.AA$35]=[.$I23];[DATA.AB$35]=[.$J23]);[DATA.AA$3];&quot;&quot;)" table:style-name="ce77"/>
          <table:table-cell office:value-type="string" office:string-value="" table:formula="of:=IF(AND([DATA.AC$35]=[.$I23];[DATA.AD$35]=[.$J23]);[DATA.AC$3];&quot;&quot;)" table:style-name="ce77"/>
          <table:table-cell office:value-type="string" office:string-value="" table:formula="of:=IF(AND([DATA.AE$35]=[.$I23];[DATA.AF$35]=[.$J23]);[DATA.AE$3];&quot;&quot;)" table:style-name="ce77"/>
          <table:table-cell office:value-type="string" office:string-value="" table:formula="of:=IF(AND([DATA.AG$35]=[.$I23];[DATA.AH$35]=[.$J23]);[DATA.AG$3];&quot;&quot;)" table:style-name="ce77"/>
          <table:table-cell office:value-type="string" office:string-value="" table:formula="of:=IF(AND([DATA.AI$35]=[.$I23];[DATA.AJ$35]=[.$J23]);[DATA.AI$3];&quot;&quot;)" table:style-name="ce77"/>
          <table:table-cell office:value-type="string" office:string-value="" table:formula="of:=IF(AND([DATA.AK$35]=[.$I23];[DATA.AL$35]=[.$J23]);[DATA.AK$3];&quot;&quot;)" table:style-name="ce77"/>
          <table:table-cell office:value-type="string" office:string-value="" table:formula="of:=IF(AND([DATA.AM$35]=[.$I23];[DATA.AN$35]=[.$J23]);[DATA.AM$3];&quot;&quot;)" table:style-name="ce77"/>
          <table:table-cell office:value-type="string" office:string-value="" table:formula="of:=IF(AND([DATA.AO$35]=[.$I23];[DATA.AP$35]=[.$J23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1" table:style-name="ce68">
            <text:p>1</text:p>
          </table:table-cell>
          <table:table-cell office:value-type="string" office:string-value="" table:formula="of:=IF(AND([DATA.C$35]=[.$I24];[DATA.D$35]=[.$J24]);[DATA.C$3];&quot;&quot;)" table:style-name="ce77"/>
          <table:table-cell office:value-type="string" office:string-value="" table:formula="of:=IF(AND([DATA.E$35]=[.$I24];[DATA.F$35]=[.$J24]);[DATA.E$3];&quot;&quot;)" table:style-name="ce77"/>
          <table:table-cell office:value-type="string" office:string-value="" table:formula="of:=IF(AND([DATA.G$35]=[.$I24];[DATA.H$35]=[.$J24]);[DATA.G$3];&quot;&quot;)" table:style-name="ce77"/>
          <table:table-cell office:value-type="string" office:string-value="" table:formula="of:=IF(AND([DATA.I$35]=[.$I24];[DATA.J$35]=[.$J24]);[DATA.I$3];&quot;&quot;)" table:style-name="ce77"/>
          <table:table-cell office:value-type="string" office:string-value="" table:formula="of:=IF(AND([DATA.K$35]=[.$I24];[DATA.L$35]=[.$J24]);[DATA.K$3];&quot;&quot;)" table:style-name="ce77"/>
          <table:table-cell office:value-type="string" office:string-value="" table:formula="of:=IF(AND([DATA.M$35]=[.$I24];[DATA.N$35]=[.$J24]);[DATA.M$3];&quot;&quot;)" table:style-name="ce77"/>
          <table:table-cell office:value-type="string" office:string-value="" table:formula="of:=IF(AND([DATA.O$35]=[.$I24];[DATA.P$35]=[.$J24]);[DATA.O$3];&quot;&quot;)" table:style-name="ce77"/>
          <table:table-cell office:value-type="string" office:string-value="" table:formula="of:=IF(AND([DATA.Q$35]=[.$I24];[DATA.R$35]=[.$J24]);[DATA.Q$3];&quot;&quot;)" table:style-name="ce77"/>
          <table:table-cell office:value-type="string" office:string-value="" table:formula="of:=IF(AND([DATA.S$35]=[.$I24];[DATA.T$35]=[.$J24]);[DATA.S$3];&quot;&quot;)" table:style-name="ce77"/>
          <table:table-cell office:value-type="string" office:string-value="" table:formula="of:=IF(AND([DATA.U$35]=[.$I24];[DATA.V$35]=[.$J24]);[DATA.U$3];&quot;&quot;)" table:style-name="ce77"/>
          <table:table-cell office:value-type="string" office:string-value="" table:formula="of:=IF(AND([DATA.W$35]=[.$I24];[DATA.X$35]=[.$J24]);[DATA.W$3];&quot;&quot;)" table:style-name="ce77"/>
          <table:table-cell office:value-type="string" office:string-value="" table:formula="of:=IF(AND([DATA.Y$35]=[.$I24];[DATA.Z$35]=[.$J24]);[DATA.Y$3];&quot;&quot;)" table:style-name="ce77"/>
          <table:table-cell office:value-type="string" office:string-value="" table:formula="of:=IF(AND([DATA.AA$35]=[.$I24];[DATA.AB$35]=[.$J24]);[DATA.AA$3];&quot;&quot;)" table:style-name="ce77"/>
          <table:table-cell office:value-type="string" office:string-value="" table:formula="of:=IF(AND([DATA.AC$35]=[.$I24];[DATA.AD$35]=[.$J24]);[DATA.AC$3];&quot;&quot;)" table:style-name="ce77"/>
          <table:table-cell office:value-type="string" office:string-value="" table:formula="of:=IF(AND([DATA.AE$35]=[.$I24];[DATA.AF$35]=[.$J24]);[DATA.AE$3];&quot;&quot;)" table:style-name="ce77"/>
          <table:table-cell office:value-type="string" office:string-value="" table:formula="of:=IF(AND([DATA.AG$35]=[.$I24];[DATA.AH$35]=[.$J24]);[DATA.AG$3];&quot;&quot;)" table:style-name="ce77"/>
          <table:table-cell office:value-type="string" office:string-value="" table:formula="of:=IF(AND([DATA.AI$35]=[.$I24];[DATA.AJ$35]=[.$J24]);[DATA.AI$3];&quot;&quot;)" table:style-name="ce77"/>
          <table:table-cell office:value-type="string" office:string-value="" table:formula="of:=IF(AND([DATA.AK$35]=[.$I24];[DATA.AL$35]=[.$J24]);[DATA.AK$3];&quot;&quot;)" table:style-name="ce77"/>
          <table:table-cell office:value-type="string" office:string-value="" table:formula="of:=IF(AND([DATA.AM$35]=[.$I24];[DATA.AN$35]=[.$J24]);[DATA.AM$3];&quot;&quot;)" table:style-name="ce77"/>
          <table:table-cell office:value-type="string" office:string-value="" table:formula="of:=IF(AND([DATA.AO$35]=[.$I24];[DATA.AP$35]=[.$J24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2" table:style-name="ce68">
            <text:p>2</text:p>
          </table:table-cell>
          <table:table-cell office:value-type="string" office:string-value="" table:formula="of:=IF(AND([DATA.C$35]=[.$I25];[DATA.D$35]=[.$J25]);[DATA.C$3];&quot;&quot;)" table:style-name="ce77"/>
          <table:table-cell office:value-type="string" office:string-value="" table:formula="of:=IF(AND([DATA.E$35]=[.$I25];[DATA.F$35]=[.$J25]);[DATA.E$3];&quot;&quot;)" table:style-name="ce77"/>
          <table:table-cell office:value-type="string" office:string-value="" table:formula="of:=IF(AND([DATA.G$35]=[.$I25];[DATA.H$35]=[.$J25]);[DATA.G$3];&quot;&quot;)" table:style-name="ce77"/>
          <table:table-cell office:value-type="string" office:string-value="" table:formula="of:=IF(AND([DATA.I$35]=[.$I25];[DATA.J$35]=[.$J25]);[DATA.I$3];&quot;&quot;)" table:style-name="ce77"/>
          <table:table-cell office:value-type="string" office:string-value="" table:formula="of:=IF(AND([DATA.K$35]=[.$I25];[DATA.L$35]=[.$J25]);[DATA.K$3];&quot;&quot;)" table:style-name="ce77"/>
          <table:table-cell office:value-type="string" office:string-value="" table:formula="of:=IF(AND([DATA.M$35]=[.$I25];[DATA.N$35]=[.$J25]);[DATA.M$3];&quot;&quot;)" table:style-name="ce77"/>
          <table:table-cell office:value-type="string" office:string-value="" table:formula="of:=IF(AND([DATA.O$35]=[.$I25];[DATA.P$35]=[.$J25]);[DATA.O$3];&quot;&quot;)" table:style-name="ce77"/>
          <table:table-cell office:value-type="string" office:string-value="" table:formula="of:=IF(AND([DATA.Q$35]=[.$I25];[DATA.R$35]=[.$J25]);[DATA.Q$3];&quot;&quot;)" table:style-name="ce77"/>
          <table:table-cell office:value-type="string" office:string-value="" table:formula="of:=IF(AND([DATA.S$35]=[.$I25];[DATA.T$35]=[.$J25]);[DATA.S$3];&quot;&quot;)" table:style-name="ce77"/>
          <table:table-cell office:value-type="string" office:string-value="" table:formula="of:=IF(AND([DATA.U$35]=[.$I25];[DATA.V$35]=[.$J25]);[DATA.U$3];&quot;&quot;)" table:style-name="ce77"/>
          <table:table-cell office:value-type="string" office:string-value="" table:formula="of:=IF(AND([DATA.W$35]=[.$I25];[DATA.X$35]=[.$J25]);[DATA.W$3];&quot;&quot;)" table:style-name="ce77"/>
          <table:table-cell office:value-type="string" office:string-value="" table:formula="of:=IF(AND([DATA.Y$35]=[.$I25];[DATA.Z$35]=[.$J25]);[DATA.Y$3];&quot;&quot;)" table:style-name="ce77"/>
          <table:table-cell office:value-type="string" office:string-value="" table:formula="of:=IF(AND([DATA.AA$35]=[.$I25];[DATA.AB$35]=[.$J25]);[DATA.AA$3];&quot;&quot;)" table:style-name="ce77"/>
          <table:table-cell office:value-type="string" office:string-value="" table:formula="of:=IF(AND([DATA.AC$35]=[.$I25];[DATA.AD$35]=[.$J25]);[DATA.AC$3];&quot;&quot;)" table:style-name="ce77"/>
          <table:table-cell office:value-type="string" office:string-value="" table:formula="of:=IF(AND([DATA.AE$35]=[.$I25];[DATA.AF$35]=[.$J25]);[DATA.AE$3];&quot;&quot;)" table:style-name="ce77"/>
          <table:table-cell office:value-type="string" office:string-value="" table:formula="of:=IF(AND([DATA.AG$35]=[.$I25];[DATA.AH$35]=[.$J25]);[DATA.AG$3];&quot;&quot;)" table:style-name="ce77"/>
          <table:table-cell office:value-type="string" office:string-value="" table:formula="of:=IF(AND([DATA.AI$35]=[.$I25];[DATA.AJ$35]=[.$J25]);[DATA.AI$3];&quot;&quot;)" table:style-name="ce77"/>
          <table:table-cell office:value-type="string" office:string-value="" table:formula="of:=IF(AND([DATA.AK$35]=[.$I25];[DATA.AL$35]=[.$J25]);[DATA.AK$3];&quot;&quot;)" table:style-name="ce77"/>
          <table:table-cell office:value-type="string" office:string-value="" table:formula="of:=IF(AND([DATA.AM$35]=[.$I25];[DATA.AN$35]=[.$J25]);[DATA.AM$3];&quot;&quot;)" table:style-name="ce77"/>
          <table:table-cell office:value-type="string" office:string-value="" table:formula="of:=IF(AND([DATA.AO$35]=[.$I25];[DATA.AP$35]=[.$J25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3" table:style-name="ce68">
            <text:p>3</text:p>
          </table:table-cell>
          <table:table-cell office:value-type="string" office:string-value="" table:formula="of:=IF(AND([DATA.C$35]=[.$I26];[DATA.D$35]=[.$J26]);[DATA.C$3];&quot;&quot;)" table:style-name="ce77"/>
          <table:table-cell office:value-type="string" office:string-value="" table:formula="of:=IF(AND([DATA.E$35]=[.$I26];[DATA.F$35]=[.$J26]);[DATA.E$3];&quot;&quot;)" table:style-name="ce77"/>
          <table:table-cell office:value-type="string" office:string-value="" table:formula="of:=IF(AND([DATA.G$35]=[.$I26];[DATA.H$35]=[.$J26]);[DATA.G$3];&quot;&quot;)" table:style-name="ce77"/>
          <table:table-cell office:value-type="string" office:string-value="" table:formula="of:=IF(AND([DATA.I$35]=[.$I26];[DATA.J$35]=[.$J26]);[DATA.I$3];&quot;&quot;)" table:style-name="ce77"/>
          <table:table-cell office:value-type="string" office:string-value="" table:formula="of:=IF(AND([DATA.K$35]=[.$I26];[DATA.L$35]=[.$J26]);[DATA.K$3];&quot;&quot;)" table:style-name="ce77"/>
          <table:table-cell office:value-type="string" office:string-value="" table:formula="of:=IF(AND([DATA.M$35]=[.$I26];[DATA.N$35]=[.$J26]);[DATA.M$3];&quot;&quot;)" table:style-name="ce77"/>
          <table:table-cell office:value-type="string" office:string-value="" table:formula="of:=IF(AND([DATA.O$35]=[.$I26];[DATA.P$35]=[.$J26]);[DATA.O$3];&quot;&quot;)" table:style-name="ce77"/>
          <table:table-cell office:value-type="string" office:string-value="" table:formula="of:=IF(AND([DATA.Q$35]=[.$I26];[DATA.R$35]=[.$J26]);[DATA.Q$3];&quot;&quot;)" table:style-name="ce77"/>
          <table:table-cell office:value-type="string" office:string-value="" table:formula="of:=IF(AND([DATA.S$35]=[.$I26];[DATA.T$35]=[.$J26]);[DATA.S$3];&quot;&quot;)" table:style-name="ce77"/>
          <table:table-cell office:value-type="string" office:string-value="" table:formula="of:=IF(AND([DATA.U$35]=[.$I26];[DATA.V$35]=[.$J26]);[DATA.U$3];&quot;&quot;)" table:style-name="ce77"/>
          <table:table-cell office:value-type="string" office:string-value="" table:formula="of:=IF(AND([DATA.W$35]=[.$I26];[DATA.X$35]=[.$J26]);[DATA.W$3];&quot;&quot;)" table:style-name="ce77"/>
          <table:table-cell office:value-type="string" office:string-value="" table:formula="of:=IF(AND([DATA.Y$35]=[.$I26];[DATA.Z$35]=[.$J26]);[DATA.Y$3];&quot;&quot;)" table:style-name="ce77"/>
          <table:table-cell office:value-type="string" office:string-value="" table:formula="of:=IF(AND([DATA.AA$35]=[.$I26];[DATA.AB$35]=[.$J26]);[DATA.AA$3];&quot;&quot;)" table:style-name="ce77"/>
          <table:table-cell office:value-type="string" office:string-value="" table:formula="of:=IF(AND([DATA.AC$35]=[.$I26];[DATA.AD$35]=[.$J26]);[DATA.AC$3];&quot;&quot;)" table:style-name="ce77"/>
          <table:table-cell office:value-type="string" office:string-value="" table:formula="of:=IF(AND([DATA.AE$35]=[.$I26];[DATA.AF$35]=[.$J26]);[DATA.AE$3];&quot;&quot;)" table:style-name="ce77"/>
          <table:table-cell office:value-type="string" office:string-value="" table:formula="of:=IF(AND([DATA.AG$35]=[.$I26];[DATA.AH$35]=[.$J26]);[DATA.AG$3];&quot;&quot;)" table:style-name="ce77"/>
          <table:table-cell office:value-type="string" office:string-value="" table:formula="of:=IF(AND([DATA.AI$35]=[.$I26];[DATA.AJ$35]=[.$J26]);[DATA.AI$3];&quot;&quot;)" table:style-name="ce77"/>
          <table:table-cell office:value-type="string" office:string-value="" table:formula="of:=IF(AND([DATA.AK$35]=[.$I26];[DATA.AL$35]=[.$J26]);[DATA.AK$3];&quot;&quot;)" table:style-name="ce77"/>
          <table:table-cell office:value-type="string" office:string-value="" table:formula="of:=IF(AND([DATA.AM$35]=[.$I26];[DATA.AN$35]=[.$J26]);[DATA.AM$3];&quot;&quot;)" table:style-name="ce77"/>
          <table:table-cell office:value-type="string" office:string-value="" table:formula="of:=IF(AND([DATA.AO$35]=[.$I26];[DATA.AP$35]=[.$J26]);[DATA.AO$3];&quot;&quot;)" table:style-name="ce77"/>
          <table:table-cell table:number-columns-repeated="16354"/>
        </table:table-row>
        <table:table-row table:style-name="ro4">
          <table:table-cell table:number-columns-repeated="6"/>
          <table:table-cell table:number-columns-repeated="2" table:style-name="ce3"/>
          <table:table-cell office:value-type="float" office:value="1" table:style-name="ce76">
            <text:p>1</text:p>
          </table:table-cell>
          <table:table-cell office:value-type="float" office:value="4" table:style-name="ce68">
            <text:p>4</text:p>
          </table:table-cell>
          <table:table-cell office:value-type="string" office:string-value="" table:formula="of:=IF(AND([DATA.C$35]=[.$I27];[DATA.D$35]=[.$J27]);[DATA.C$3];&quot;&quot;)" table:style-name="ce77"/>
          <table:table-cell office:value-type="string" office:string-value="" table:formula="of:=IF(AND([DATA.E$35]=[.$I27];[DATA.F$35]=[.$J27]);[DATA.E$3];&quot;&quot;)" table:style-name="ce77"/>
          <table:table-cell office:value-type="string" office:string-value="" table:formula="of:=IF(AND([DATA.G$35]=[.$I27];[DATA.H$35]=[.$J27]);[DATA.G$3];&quot;&quot;)" table:style-name="ce77"/>
          <table:table-cell office:value-type="string" office:string-value="" table:formula="of:=IF(AND([DATA.I$35]=[.$I27];[DATA.J$35]=[.$J27]);[DATA.I$3];&quot;&quot;)" table:style-name="ce77"/>
          <table:table-cell office:value-type="string" office:string-value="" table:formula="of:=IF(AND([DATA.K$35]=[.$I27];[DATA.L$35]=[.$J27]);[DATA.K$3];&quot;&quot;)" table:style-name="ce77"/>
          <table:table-cell office:value-type="string" office:string-value="" table:formula="of:=IF(AND([DATA.M$35]=[.$I27];[DATA.N$35]=[.$J27]);[DATA.M$3];&quot;&quot;)" table:style-name="ce77"/>
          <table:table-cell office:value-type="string" office:string-value="" table:formula="of:=IF(AND([DATA.O$35]=[.$I27];[DATA.P$35]=[.$J27]);[DATA.O$3];&quot;&quot;)" table:style-name="ce77"/>
          <table:table-cell office:value-type="string" office:string-value="" table:formula="of:=IF(AND([DATA.Q$35]=[.$I27];[DATA.R$35]=[.$J27]);[DATA.Q$3];&quot;&quot;)" table:style-name="ce77"/>
          <table:table-cell office:value-type="string" office:string-value="" table:formula="of:=IF(AND([DATA.S$35]=[.$I27];[DATA.T$35]=[.$J27]);[DATA.S$3];&quot;&quot;)" table:style-name="ce77"/>
          <table:table-cell office:value-type="string" office:string-value="" table:formula="of:=IF(AND([DATA.U$35]=[.$I27];[DATA.V$35]=[.$J27]);[DATA.U$3];&quot;&quot;)" table:style-name="ce77"/>
          <table:table-cell office:value-type="string" office:string-value="" table:formula="of:=IF(AND([DATA.W$35]=[.$I27];[DATA.X$35]=[.$J27]);[DATA.W$3];&quot;&quot;)" table:style-name="ce77"/>
          <table:table-cell office:value-type="string" office:string-value="" table:formula="of:=IF(AND([DATA.Y$35]=[.$I27];[DATA.Z$35]=[.$J27]);[DATA.Y$3];&quot;&quot;)" table:style-name="ce77"/>
          <table:table-cell office:value-type="string" office:string-value="" table:formula="of:=IF(AND([DATA.AA$35]=[.$I27];[DATA.AB$35]=[.$J27]);[DATA.AA$3];&quot;&quot;)" table:style-name="ce77"/>
          <table:table-cell office:value-type="string" office:string-value="" table:formula="of:=IF(AND([DATA.AC$35]=[.$I27];[DATA.AD$35]=[.$J27]);[DATA.AC$3];&quot;&quot;)" table:style-name="ce77"/>
          <table:table-cell office:value-type="string" office:string-value="" table:formula="of:=IF(AND([DATA.AE$35]=[.$I27];[DATA.AF$35]=[.$J27]);[DATA.AE$3];&quot;&quot;)" table:style-name="ce77"/>
          <table:table-cell office:value-type="string" office:string-value="" table:formula="of:=IF(AND([DATA.AG$35]=[.$I27];[DATA.AH$35]=[.$J27]);[DATA.AG$3];&quot;&quot;)" table:style-name="ce77"/>
          <table:table-cell office:value-type="string" office:string-value="" table:formula="of:=IF(AND([DATA.AI$35]=[.$I27];[DATA.AJ$35]=[.$J27]);[DATA.AI$3];&quot;&quot;)" table:style-name="ce77"/>
          <table:table-cell office:value-type="string" office:string-value="" table:formula="of:=IF(AND([DATA.AK$35]=[.$I27];[DATA.AL$35]=[.$J27]);[DATA.AK$3];&quot;&quot;)" table:style-name="ce77"/>
          <table:table-cell office:value-type="string" office:string-value="" table:formula="of:=IF(AND([DATA.AM$35]=[.$I27];[DATA.AN$35]=[.$J27]);[DATA.AM$3];&quot;&quot;)" table:style-name="ce77"/>
          <table:table-cell office:value-type="string" office:string-value="" table:formula="of:=IF(AND([DATA.AO$35]=[.$I27];[DATA.AP$35]=[.$J27]);[DATA.AO$3];&quot;&quot;)" table:style-name="ce77"/>
          <table:table-cell table:number-columns-repeated="16354"/>
        </table:table-row>
        <table:table-row table:style-name="ro4">
          <table:table-cell table:number-columns-repeated="16384"/>
        </table:table-row>
        <table:table-row table:number-rows-repeated="7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style-name="ro4">
          <table:table-cell table:number-columns-repeated="6"/>
          <table:table-cell table:style-name="ce8"/>
          <table:table-cell table:number-columns-repeated="2" table:style-name="ce3"/>
          <table:table-cell table:style-name="ce9"/>
          <table:table-cell table:number-columns-repeated="16374"/>
        </table:table-row>
        <table:table-row table:number-rows-repeated="5" table:style-name="ro4">
          <table:table-cell table:number-columns-repeated="6"/>
          <table:table-cell table:style-name="ce8"/>
          <table:table-cell table:number-columns-repeated="16377" table:style-name="ce3"/>
        </table:table-row>
        <table:table-row table:number-rows-repeated="1048535" table:style-name="ro4">
          <table:table-cell table:number-columns-repeated="16384"/>
        </table:table-row>
      </table:table>
      <table:named-expressions>
        <table:named-range table:name="COMPETENCY_1" table:cell-range-address="UNUSED_1.$B$1" table:base-cell-address="UNUSED_1.$A$1"/>
        <table:named-range table:name="COMPETENCY_10" table:cell-range-address="UNUSED_10.$B$1" table:base-cell-address="UNUSED_10.$A$1"/>
        <table:named-range table:name="COMPETENCY_11" table:cell-range-address="UNUSED_11.$B$1" table:base-cell-address="UNUSED_11.$A$1"/>
        <table:named-range table:name="COMPETENCY_12" table:cell-range-address="UNUSED_12.$B$1" table:base-cell-address="UNUSED_12.$A$1"/>
        <table:named-range table:name="COMPETENCY_2" table:cell-range-address="UNUSED_2.$B$1" table:base-cell-address="UNUSED_2.$A$1"/>
        <table:named-range table:name="COMPETENCY_3" table:cell-range-address="UNUSED_3.$B$1" table:base-cell-address="UNUSED_3.$A$1"/>
        <table:named-range table:name="COMPETENCY_4" table:cell-range-address="UNUSED_4.$B$1" table:base-cell-address="UNUSED_4.$A$1"/>
        <table:named-range table:name="COMPETENCY_5" table:cell-range-address="UNUSED_5.$B$1" table:base-cell-address="UNUSED_5.$A$1"/>
        <table:named-range table:name="COMPETENCY_6" table:cell-range-address="UNUSED_6.$B$1" table:base-cell-address="UNUSED_6.$A$1"/>
        <table:named-range table:name="COMPETENCY_7" table:cell-range-address="UNUSED_7.$B$1" table:base-cell-address="UNUSED_7.$A$1"/>
        <table:named-range table:name="COMPETENCY_8" table:cell-range-address="UNUSED_8.$B$1" table:base-cell-address="UNUSED_8.$A$1"/>
        <table:named-range table:name="COMPETENCY_9" table:cell-range-address="UNUSED_9.$B$1" table:base-cell-address="UNUSED_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27559055118110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3">
      <style:page-layout-properties fo:margin-top="0.393700787401575in" fo:margin-bottom="0.393700787401575in" fo:margin-left="0.354330708661417in" fo:margin-right="0.15748031496063in" style:print-orientation="landscape" style:print-page-order="ttb" style:first-page-number="continue" style:scale-to="94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title>KM Assessment</dc:title>
    <meta:initial-creator>Geoff Parcell</meta:initial-creator>
    <dc:creator>Microsoft Office User</dc:creator>
    <meta:creation-date>2001-02-27T10:36:01Z</meta:creation-date>
    <dc:date>2021-07-14T10:22:04Z</dc:date>
    <meta:print-date>2009-11-27T15:28:1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connect-bars="false" chart:stacked="false" chart:percentage="false" chart:include-hidden-cells="false" chart:treat-empty-cells="leave-gap"/>
      <style:graphic-properties draw:fill="solid" draw:fill-color="#99cc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335899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6124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18181" svg:stroke-opacity="100%" draw:stroke-linejoin="round" svg:stroke-linecap="round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c896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4679a7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68736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3f6ab7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e752d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a9a9a" svg:stroke-opacity="100%" draw:stroke-linejoin="round" svg:stroke-linecap="round"/>
    </style:style>
    <style:style style:family="chart" style:name="GMa1">
      <style:graphic-properties draw:fill="none" draw:stroke="solid" svg:stroke-width="0.00347in" svg:stroke-color="#000000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fb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778in" style:font-size-asian="0.12778in" style:font-size-complex="0.12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89in" svg:stroke-color="#808080" svg:stroke-opacity="100%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3.0pt" svg:width="933.0pt" chart:style-name="Crt0">
        <chart:title svg:x="337.0105511811024pt" svg:y="13.0003937007874pt" chart:style-name="CT00">
          <text:p text:style-name="a0" text:class-names="" text:cond-style-name="">Assessment</text:p>
        </chart:title>
        <chart:legend svg:x="725.0226771653544pt" svg:y="64.00204724409448pt" chart:style-name="Lgnd"/>
        <chart:plot-area svg:x="9.716692913385827pt" svg:y="29.92370078740158pt" svg:width="693.3052755905512pt" svg:height="383.974094488189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8.00023622047244pt" svg:y="182.0058267716535pt" chart:style-name="AT01">
              <text:p text:style-name="a1" text:class-names="" text:cond-style-name="">Level</text:p>
            </chart:title>
            <chart:grid chart:class="major" chart:style-name="GMa1"/>
          </chart:axis>
          <chart:series chart:label-cell-address="DATA.$C$3" chart:values-cell-range-address="DATA.$C$5:.$C$16" chart:class="chart:line" chart:attached-axis="primary-y" chart:style-name="G0S0"/>
          <chart:series chart:label-cell-address="DATA.$E$3" chart:values-cell-range-address="DATA.$E$5:.$E$16" chart:class="chart:line" chart:attached-axis="primary-y" chart:style-name="G0S1"/>
          <chart:series chart:label-cell-address="DATA.$G$3" chart:values-cell-range-address="DATA.$G$5:.$G$9" chart:class="chart:line" chart:attached-axis="primary-y" chart:style-name="G0S2"/>
          <chart:series chart:label-cell-address="DATA.$I$3" chart:values-cell-range-address="DATA.$I$5:.$I$16" chart:class="chart:line" chart:attached-axis="primary-y" chart:style-name="G0S3"/>
          <chart:series chart:label-cell-address="DATA.$K$3" chart:values-cell-range-address="DATA.$K$5:.$K$16" chart:class="chart:line" chart:attached-axis="primary-y" chart:style-name="G0S4"/>
          <chart:series chart:label-cell-address="DATA.$M$3" chart:values-cell-range-address="DATA.$M$5:.$M$16" chart:class="chart:line" chart:attached-axis="primary-y" chart:style-name="G0S5"/>
          <chart:series chart:label-cell-address="DATA.$O$3" chart:values-cell-range-address="DATA.$O$5:.$O$16" chart:class="chart:line" chart:attached-axis="primary-y" chart:style-name="G0S6"/>
          <chart:series chart:label-cell-address="DATA.$Q$3" chart:values-cell-range-address="DATA.$Q$5:.$Q$16" chart:class="chart:line" chart:attached-axis="primary-y" chart:style-name="G0S7"/>
          <chart:series chart:label-cell-address="DATA.$S$3" chart:values-cell-range-address="DATA.$S$5:.$S$16" chart:class="chart:line" chart:attached-axis="primary-y" chart:style-name="G0S8"/>
          <chart:series chart:label-cell-address="DATA.$U$3" chart:values-cell-range-address="DATA.$U$5:.$U$16" chart:class="chart:line" chart:attached-axis="primary-y" chart:style-name="G0S9"/>
          <chart:series chart:label-cell-address="DATA.$W$3" chart:values-cell-range-address="DATA.$W$5:.$W$16" chart:class="chart:line" chart:attached-axis="primary-y" chart:style-name="G0S10"/>
          <chart:series chart:label-cell-address="DATA.$Y$3" chart:values-cell-range-address="DATA.$Y$5:.$Y$16" chart:class="chart:line" chart:attached-axis="primary-y" chart:style-name="G0S11"/>
          <chart:series chart:label-cell-address="DATA.$AA$3" chart:values-cell-range-address="DATA.$AA$5:.$AA$16" chart:class="chart:line" chart:attached-axis="primary-y" chart:style-name="G0S12"/>
          <chart:series chart:label-cell-address="DATA.$AC$3" chart:values-cell-range-address="DATA.$AC$5:.$AC$16" chart:class="chart:line" chart:attached-axis="primary-y" chart:style-name="G0S13"/>
          <chart:series chart:label-cell-address="DATA.$AE$3" chart:values-cell-range-address="DATA.$AE$5:.$AE$16" chart:class="chart:line" chart:attached-axis="primary-y" chart:style-name="G0S14"/>
          <chart:series chart:label-cell-address="DATA.$AG$3" chart:values-cell-range-address="DATA.$AG$5:.$AG$16" chart:class="chart:line" chart:attached-axis="primary-y" chart:style-name="G0S15"/>
          <chart:series chart:label-cell-address="DATA.$AI$3" chart:values-cell-range-address="DATA.$AI$5:.$AI$16" chart:class="chart:line" chart:attached-axis="primary-y" chart:style-name="G0S16"/>
          <chart:series chart:label-cell-address="DATA.$AK$3" chart:values-cell-range-address="DATA.$AK$5:.$AK$16" chart:class="chart:line" chart:attached-axis="primary-y" chart:style-name="G0S17"/>
          <chart:series chart:label-cell-address="DATA.$AM$3" chart:values-cell-range-address="DATA.$AM$5:.$AM$16" chart:class="chart:line" chart:attached-axis="primary-y" chart:style-name="G0S18"/>
          <chart:series chart:label-cell-address="DATA.$AO$3" chart:values-cell-range-address="DATA.$AO$5:.$AO$16" chart:class="chart:line" chart:attached-axis="primary-y" chart:style-name="G0S19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1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R$5:.$R$16" chart:class="chart:line" chart:attached-axis="primary-y" chart:style-name="G1S0"/>
          <chart:series chart:label-cell-address="DATA.$B$2" chart:values-cell-range-address="DATA.$Q$5:.$Q$16" chart:class="chart:line" chart:attached-axis="primary-y" chart:style-name="G1S1"/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2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T$5:.$T$16" chart:class="chart:line" chart:attached-axis="primary-y" chart:style-name="G1S0"/>
          <chart:series chart:label-cell-address="DATA.$B$2" chart:values-cell-range-address="DATA.$S$5:.$S$16" chart:class="chart:line" chart:attached-axis="primary-y" chart:style-name="G1S1"/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3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V$5:.$V$16" chart:class="chart:line" chart:attached-axis="primary-y" chart:style-name="G1S0"/>
          <chart:series chart:label-cell-address="DATA.$B$2" chart:values-cell-range-address="DATA.$U$5:.$U$16" chart:class="chart:line" chart:attached-axis="primary-y" chart:style-name="G1S1"/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4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X$5:.$X$16" chart:class="chart:line" chart:attached-axis="primary-y" chart:style-name="G1S0"/>
          <chart:series chart:label-cell-address="DATA.$B$2" chart:values-cell-range-address="DATA.$W$5:.$W$16" chart:class="chart:line" chart:attached-axis="primary-y" chart:style-name="G1S1"/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5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Z$5:.$Z$16" chart:class="chart:line" chart:attached-axis="primary-y" chart:style-name="G1S0"/>
          <chart:series chart:label-cell-address="DATA.$B$2" chart:values-cell-range-address="DATA.$Y$5:.$Y$16" chart:class="chart:line" chart:attached-axis="primary-y" chart:style-name="G1S1"/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6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B$5:.$AB$16" chart:class="chart:line" chart:attached-axis="primary-y" chart:style-name="G1S0"/>
          <chart:series chart:label-cell-address="DATA.$B$2" chart:values-cell-range-address="DATA.$AA$5:.$AA$16" chart:class="chart:line" chart:attached-axis="primary-y" chart:style-name="G1S1"/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7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D$5:.$AD$16" chart:class="chart:line" chart:attached-axis="primary-y" chart:style-name="G1S0"/>
          <chart:series chart:label-cell-address="DATA.$B$2" chart:values-cell-range-address="DATA.$AC$5:.$AC$16" chart:class="chart:line" chart:attached-axis="primary-y" chart:style-name="G1S1"/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8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F$5:.$AF$16" chart:class="chart:line" chart:attached-axis="primary-y" chart:style-name="G1S0"/>
          <chart:series chart:label-cell-address="DATA.$B$2" chart:values-cell-range-address="DATA.$AE$5:.$AE$16" chart:class="chart:line" chart:attached-axis="primary-y" chart:style-name="G1S1"/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9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H$5:.$AH$16" chart:class="chart:line" chart:attached-axis="primary-y" chart:style-name="G1S0"/>
          <chart:series chart:label-cell-address="DATA.$B$2" chart:values-cell-range-address="DATA.$AG$5:.$AG$16" chart:class="chart:line" chart:attached-axis="primary-y" chart:style-name="G1S1"/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20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J$5:.$AJ$16" chart:class="chart:line" chart:attached-axis="primary-y" chart:style-name="G1S0"/>
          <chart:series chart:label-cell-address="DATA.$B$2" chart:values-cell-range-address="DATA.$AI$5:.$AI$16" chart:class="chart:line" chart:attached-axis="primary-y" chart:style-name="G1S1"/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00ff00" draw:opacity="100%" draw:stroke="solid" svg:stroke-width="0.01389in" svg:stroke-color="#808080" svg:stroke-opacity="100%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</office:automatic-styles>
  <office:body>
    <office:chart>
      <chart:chart chart:class="chart:area" svg:height="360.0pt" svg:width="870.0pt" chart:style-name="Crt0">
        <chart:plot-area svg:x="10.68905511811024pt" svg:y="10.68543307086614pt" svg:width="807.336377952756pt" svg:height="312.6395275590551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51.0047244094488pt" chart:style-name="AT01">
              <text:p text:style-name="a0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21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L$5:.$AL$16" chart:class="chart:line" chart:attached-axis="primary-y" chart:style-name="G1S0"/>
          <chart:series chart:label-cell-address="DATA.$B$2" chart:values-cell-range-address="DATA.$AK$5:.$AK$16" chart:class="chart:line" chart:attached-axis="primary-y" chart:style-name="G1S1"/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22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N$5:.$AN$16" chart:class="chart:line" chart:attached-axis="primary-y" chart:style-name="G1S0"/>
          <chart:series chart:label-cell-address="DATA.$B$2" chart:values-cell-range-address="DATA.$AM$5:.$AM$16" chart:class="chart:line" chart:attached-axis="primary-y" chart:style-name="G1S1"/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23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AP$5:.$AP$16" chart:class="chart:line" chart:attached-axis="primary-y" chart:style-name="G1S0"/>
          <chart:series chart:label-cell-address="DATA.$B$2" chart:values-cell-range-address="DATA.$AO$5:.$AO$16" chart:class="chart:line" chart:attached-axis="primary-y" chart:style-name="G1S1"/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4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D$5:.$D$16" chart:class="chart:line" chart:attached-axis="primary-y" chart:style-name="G1S0"/>
          <chart:series chart:label-cell-address="DATA.$B$2" chart:values-cell-range-address="DATA.$C$5:.$C$16" chart:class="chart:line" chart:attached-axis="primary-y" chart:style-name="G1S1"/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5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F$5:.$F$16" chart:class="chart:line" chart:attached-axis="primary-y" chart:style-name="G1S0"/>
          <chart:series chart:label-cell-address="DATA.$B$2" chart:values-cell-range-address="DATA.$E$5:.$E$16" chart:class="chart:line" chart:attached-axis="primary-y" chart:style-name="G1S1"/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6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H$5:.$H$16" chart:class="chart:line" chart:attached-axis="primary-y" chart:style-name="G1S0"/>
          <chart:series chart:label-cell-address="DATA.$B$2" chart:values-cell-range-address="DATA.$G$5:.$G$16" chart:class="chart:line" chart:attached-axis="primary-y" chart:style-name="G1S1"/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7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J$5:.$J$16" chart:class="chart:line" chart:attached-axis="primary-y" chart:style-name="G1S0"/>
          <chart:series chart:label-cell-address="DATA.$B$2" chart:values-cell-range-address="DATA.$I$5:.$I$16" chart:class="chart:line" chart:attached-axis="primary-y" chart:style-name="G1S1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8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L$5:.$L$16" chart:class="chart:line" chart:attached-axis="primary-y" chart:style-name="G1S0"/>
          <chart:series chart:label-cell-address="DATA.$B$2" chart:values-cell-range-address="DATA.$K$5:.$K$16" chart:class="chart:line" chart:attached-axis="primary-y" chart:style-name="G1S1"/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9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N$5:.$N$16" chart:class="chart:line" chart:attached-axis="primary-y" chart:style-name="G1S0"/>
          <chart:series chart:label-cell-address="DATA.$B$2" chart:values-cell-range-address="DATA.$M$5:.$M$16" chart:class="chart:line" chart:attached-axis="primary-y" chart:style-name="G1S1"/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inor-divis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2153in" style:font-size-asian="0.12153in" style:font-size-complex="0.12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</office:automatic-styles>
  <office:body>
    <office:chart>
      <chart:chart chart:class="chart:area" svg:height="360.0pt" svg:width="870.0pt" chart:style-name="Crt0">
        <chart:title table:cell-range="PARTICIPANTS.$B$10" svg:x="433.0134645669291pt" svg:y="11.00031496062992pt" chart:style-name="CT00"/>
        <chart:plot-area svg:x="10.68905511811024pt" svg:y="32.68614173228347pt" svg:width="814.3366141732283pt" svg:height="289.6388188976378pt" chart:style-name="Plt0">
          <chart:axis chart:dimension="x" chart:name="primary-x" chart:style-name="Axs0">
            <chart:categories table:cell-range-address="DATA.$B$5:.$B$16"/>
          </chart:axis>
          <chart:axis chart:dimension="y" chart:name="primary-y" chart:style-name="Axs1">
            <chart:title svg:x="9.000314960629921pt" svg:y="165.0051181102362pt" chart:style-name="AT01">
              <text:p text:style-name="a1" text:class-names="" text:cond-style-name="">Level</text:p>
            </chart:title>
          </chart:axis>
          <chart:series chart:label-cell-address="DATA.$AR$3" chart:values-cell-range-address="DATA.$AR$5:.$AR$16" chart:class="chart:area" chart:attached-axis="primary-y" chart:style-name="G0S0"/>
          <chart:series chart:label-cell-address="DATA.$AT$3" chart:values-cell-range-address="DATA.$AT$5:.$AT$16" chart:class="chart:area" chart:attached-axis="primary-y" chart:style-name="G0S1"/>
          <chart:series chart:label-cell-address="DATA.$B$17" chart:values-cell-range-address="DATA.$P$5:.$P$16" chart:class="chart:line" chart:attached-axis="primary-y" chart:style-name="G1S0"/>
          <chart:series chart:label-cell-address="DATA.$B$2" chart:values-cell-range-address="DATA.$O$5:.$O$16" chart:class="chart:line" chart:attached-axis="primary-y" chart:style-name="G1S1"/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